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1c030bf" style:font-size-asian="12pt" style:font-size-complex="12pt"/>
    </style:style>
    <style:style style:name="P3" style:family="paragraph" style:parent-style-name="Standard">
      <style:text-properties fo:font-size="12pt" officeooo:rsid="01c21fb3" officeooo:paragraph-rsid="01c41f41" style:font-size-asian="12pt" style:font-size-complex="12pt"/>
    </style:style>
    <style:style style:name="P4" style:family="paragraph" style:parent-style-name="Standard">
      <style:text-properties fo:font-size="12pt" officeooo:rsid="01c41f41" officeooo:paragraph-rsid="01c41f41" style:font-size-asian="12pt" style:font-size-complex="12pt"/>
    </style:style>
    <style:style style:name="P5" style:family="paragraph" style:parent-style-name="Standard">
      <style:text-properties fo:font-size="12pt" officeooo:paragraph-rsid="01c41f41" style:font-size-asian="12pt" style:font-size-complex="12pt"/>
    </style:style>
    <style:style style:name="P6"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7" style:family="paragraph" style:parent-style-name="Standard">
      <style:paragraph-properties fo:margin-left="0.25in" fo:margin-right="0in" fo:text-indent="-0.25in" style:auto-text-indent="false"/>
    </style:style>
    <style:style style:name="P8" style:family="paragraph" style:parent-style-name="Standard">
      <style:paragraph-properties fo:margin-left="0.25in" fo:margin-right="0in" fo:text-indent="-0.25in" style:auto-text-indent="false"/>
      <style:text-properties fo:font-size="12pt" style:font-size-asian="12pt" style:font-size-complex="12pt"/>
    </style:style>
    <style:style style:name="P9" style:family="paragraph" style:parent-style-name="Standard">
      <style:paragraph-properties fo:margin-left="0.25in" fo:margin-right="0in" fo:text-indent="-0.25in" style:auto-text-indent="false"/>
      <style:text-properties fo:font-size="12pt" officeooo:rsid="01ab7acd" officeooo:paragraph-rsid="01ab7acd" style:font-size-asian="12pt" style:font-size-complex="12pt"/>
    </style:style>
    <style:style style:name="P10" style:family="paragraph" style:parent-style-name="Standard">
      <style:paragraph-properties fo:margin-left="0.25in" fo:margin-right="0in" fo:text-indent="-0.25in" style:auto-text-indent="false"/>
      <style:text-properties fo:font-size="8pt" officeooo:rsid="01c41f41" officeooo:paragraph-rsid="01c41f41" style:font-size-asian="8pt" style:font-size-complex="8pt"/>
    </style:style>
    <style:style style:name="P11" style:family="paragraph" style:parent-style-name="Standard">
      <style:paragraph-properties fo:margin-top="0in" fo:margin-bottom="0.1665in" style:contextual-spacing="false"/>
    </style:style>
    <style:style style:name="P12" style:family="paragraph" style:parent-style-name="Standard">
      <style:paragraph-properties fo:margin-top="0in" fo:margin-bottom="0.1665in" style:contextual-spacing="false"/>
      <style:text-properties style:font-name="Courier New" fo:font-size="12pt" style:font-size-asian="12pt" style:font-name-complex="Courier New" style:font-size-complex="12pt"/>
    </style:style>
    <style:style style:name="P13" style:family="paragraph" style:parent-style-name="Standard">
      <style:paragraph-properties fo:margin-top="0in" fo:margin-bottom="0.1665in" style:contextual-spacing="false"/>
      <style:text-properties style:font-name="Courier New" fo:font-size="12pt" officeooo:paragraph-rsid="002bf183" style:font-size-asian="12pt" style:font-name-complex="Courier New" style:font-size-complex="12pt"/>
    </style:style>
    <style:style style:name="P14" style:family="paragraph" style:parent-style-name="Standard">
      <style:paragraph-properties fo:margin-top="0in" fo:margin-bottom="0.1665in" style:contextual-spacing="false"/>
      <style:text-properties style:font-name="Courier New" fo:font-size="12pt" officeooo:paragraph-rsid="002e2535" style:font-size-asian="12pt" style:font-name-complex="Courier New" style:font-size-complex="12pt"/>
    </style:style>
    <style:style style:name="P15" style:family="paragraph" style:parent-style-name="Standard">
      <style:paragraph-properties fo:margin-top="0in" fo:margin-bottom="0.1665in" style:contextual-spacing="false"/>
      <style:text-properties style:font-name="Courier New" fo:font-size="12pt" officeooo:paragraph-rsid="0031a1b0" style:font-size-asian="12pt" style:font-name-complex="Courier New" style:font-size-complex="12pt"/>
    </style:style>
    <style:style style:name="P16" style:family="paragraph" style:parent-style-name="Standard">
      <style:paragraph-properties fo:margin-top="0in" fo:margin-bottom="0.1665in" style:contextual-spacing="false"/>
      <style:text-properties style:font-name="Courier New" fo:font-size="12pt" officeooo:paragraph-rsid="0034e00e" style:font-size-asian="12pt" style:font-name-complex="Courier New" style:font-size-complex="12pt"/>
    </style:style>
    <style:style style:name="P17" style:family="paragraph" style:parent-style-name="Standard">
      <style:paragraph-properties fo:margin-top="0in" fo:margin-bottom="0.1665in" style:contextual-spacing="false"/>
      <style:text-properties style:font-name="Courier New" fo:font-size="12pt" officeooo:paragraph-rsid="00358be0" style:font-size-asian="12pt" style:font-name-complex="Courier New" style:font-size-complex="12pt"/>
    </style:style>
    <style:style style:name="P18" style:family="paragraph" style:parent-style-name="Standard">
      <style:paragraph-properties fo:margin-top="0in" fo:margin-bottom="0.1665in" style:contextual-spacing="false"/>
      <style:text-properties style:font-name="Courier New" fo:font-size="12pt" officeooo:paragraph-rsid="00377970" style:font-size-asian="12pt" style:font-name-complex="Courier New" style:font-size-complex="12pt"/>
    </style:style>
    <style:style style:name="P19" style:family="paragraph" style:parent-style-name="Standard">
      <style:paragraph-properties fo:margin-top="0in" fo:margin-bottom="0.1665in" style:contextual-spacing="false"/>
      <style:text-properties style:font-name="Courier New" fo:font-size="12pt" officeooo:rsid="003b5934" officeooo:paragraph-rsid="003b5934" style:font-size-asian="12pt" style:font-name-complex="Courier New" style:font-size-complex="12pt"/>
    </style:style>
    <style:style style:name="P20" style:family="paragraph" style:parent-style-name="Standard">
      <style:paragraph-properties fo:margin-top="0in" fo:margin-bottom="0.1665in" style:contextual-spacing="false"/>
      <style:text-properties style:font-name="Courier New" fo:font-size="12pt" officeooo:paragraph-rsid="00428607" style:font-size-asian="12pt" style:font-name-complex="Courier New" style:font-size-complex="12pt"/>
    </style:style>
    <style:style style:name="P21" style:family="paragraph" style:parent-style-name="Standard">
      <style:paragraph-properties fo:margin-top="0in" fo:margin-bottom="0.1665in" style:contextual-spacing="false"/>
      <style:text-properties style:font-name="Courier New" fo:font-size="12pt" officeooo:paragraph-rsid="00447cf6" style:font-size-asian="12pt" style:font-name-complex="Courier New" style:font-size-complex="12pt"/>
    </style:style>
    <style:style style:name="P22" style:family="paragraph" style:parent-style-name="Standard">
      <style:paragraph-properties fo:margin-top="0in" fo:margin-bottom="0.1665in" style:contextual-spacing="false"/>
      <style:text-properties style:font-name="Courier New" fo:font-size="12pt" officeooo:paragraph-rsid="004dc5a0" style:font-size-asian="12pt" style:font-name-complex="Courier New" style:font-size-complex="12pt"/>
    </style:style>
    <style:style style:name="P23" style:family="paragraph" style:parent-style-name="Standard">
      <style:paragraph-properties fo:margin-top="0in" fo:margin-bottom="0.1665in" style:contextual-spacing="false"/>
      <style:text-properties style:font-name="Courier New" fo:font-size="12pt" officeooo:paragraph-rsid="00525992" style:font-size-asian="12pt" style:font-name-complex="Courier New" style:font-size-complex="12pt"/>
    </style:style>
    <style:style style:name="P24" style:family="paragraph" style:parent-style-name="Standard">
      <style:paragraph-properties fo:margin-top="0in" fo:margin-bottom="0.1665in" style:contextual-spacing="false"/>
      <style:text-properties style:font-name="Courier New" fo:font-size="12pt" officeooo:rsid="00525992" officeooo:paragraph-rsid="00525992" style:font-size-asian="12pt" style:font-name-complex="Courier New" style:font-size-complex="12pt"/>
    </style:style>
    <style:style style:name="P25" style:family="paragraph" style:parent-style-name="Standard">
      <style:paragraph-properties fo:margin-top="0in" fo:margin-bottom="0.1665in" style:contextual-spacing="false"/>
      <style:text-properties style:font-name="Courier New" fo:font-size="12pt" officeooo:paragraph-rsid="005f84b1" style:font-size-asian="12pt" style:font-name-complex="Courier New" style:font-size-complex="12pt"/>
    </style:style>
    <style:style style:name="P26" style:family="paragraph" style:parent-style-name="Standard">
      <style:paragraph-properties fo:margin-top="0in" fo:margin-bottom="0.1665in" style:contextual-spacing="false"/>
      <style:text-properties style:font-name="Courier New" fo:font-size="12pt" officeooo:rsid="00614393" officeooo:paragraph-rsid="00614393" style:font-size-asian="12pt" style:font-name-complex="Courier New" style:font-size-complex="12pt"/>
    </style:style>
    <style:style style:name="P27" style:family="paragraph" style:parent-style-name="Standard">
      <style:paragraph-properties fo:margin-top="0in" fo:margin-bottom="0.1665in" style:contextual-spacing="false"/>
      <style:text-properties style:font-name="Courier New" fo:font-size="12pt" officeooo:paragraph-rsid="00680187" style:font-size-asian="12pt" style:font-name-complex="Courier New" style:font-size-complex="12pt"/>
    </style:style>
    <style:style style:name="P28" style:family="paragraph" style:parent-style-name="Standard">
      <style:paragraph-properties fo:margin-top="0in" fo:margin-bottom="0.1665in" style:contextual-spacing="false"/>
      <style:text-properties style:font-name="Courier New" fo:font-size="12pt" officeooo:paragraph-rsid="006d1132" style:font-size-asian="12pt" style:font-name-complex="Courier New" style:font-size-complex="12pt"/>
    </style:style>
    <style:style style:name="P29" style:family="paragraph" style:parent-style-name="Standard">
      <style:paragraph-properties fo:margin-top="0in" fo:margin-bottom="0.1665in" style:contextual-spacing="false"/>
      <style:text-properties style:font-name="Courier New" fo:font-size="12pt" officeooo:paragraph-rsid="006ed741" style:font-size-asian="12pt" style:font-name-complex="Courier New" style:font-size-complex="12pt"/>
    </style:style>
    <style:style style:name="P30" style:family="paragraph" style:parent-style-name="Standard">
      <style:paragraph-properties fo:margin-top="0in" fo:margin-bottom="0.1665in" style:contextual-spacing="false"/>
      <style:text-properties style:font-name="Courier New" fo:font-size="12pt" officeooo:paragraph-rsid="00723292" style:font-size-asian="12pt" style:font-name-complex="Courier New" style:font-size-complex="12pt"/>
    </style:style>
    <style:style style:name="P31" style:family="paragraph" style:parent-style-name="Standard">
      <style:paragraph-properties fo:margin-top="0in" fo:margin-bottom="0.1665in" style:contextual-spacing="false"/>
      <style:text-properties style:font-name="Courier New" fo:font-size="12pt" officeooo:paragraph-rsid="007a3e7f" style:font-size-asian="12pt" style:font-name-complex="Courier New" style:font-size-complex="12pt"/>
    </style:style>
    <style:style style:name="P32" style:family="paragraph" style:parent-style-name="Standard">
      <style:paragraph-properties fo:margin-top="0in" fo:margin-bottom="0.1665in" style:contextual-spacing="false"/>
      <style:text-properties style:font-name="Courier New" fo:font-size="12pt" officeooo:paragraph-rsid="007c62e4" style:font-size-asian="12pt" style:font-name-complex="Courier New" style:font-size-complex="12pt"/>
    </style:style>
    <style:style style:name="P33" style:family="paragraph" style:parent-style-name="Standard">
      <style:paragraph-properties fo:margin-top="0in" fo:margin-bottom="0.1665in" style:contextual-spacing="false"/>
      <style:text-properties style:font-name="Courier New" fo:font-size="12pt" officeooo:rsid="0083865c" officeooo:paragraph-rsid="0083dcc7" style:font-size-asian="12pt" style:font-name-complex="Courier New" style:font-size-complex="12pt"/>
    </style:style>
    <style:style style:name="P34" style:family="paragraph" style:parent-style-name="Standard">
      <style:paragraph-properties fo:margin-top="0in" fo:margin-bottom="0.1665in" style:contextual-spacing="false"/>
      <style:text-properties style:font-name="Courier New" fo:font-size="12pt" officeooo:rsid="0083865c" officeooo:paragraph-rsid="008856de" style:font-size-asian="12pt" style:font-name-complex="Courier New" style:font-size-complex="12pt"/>
    </style:style>
    <style:style style:name="P35" style:family="paragraph" style:parent-style-name="Standard">
      <style:paragraph-properties fo:margin-top="0in" fo:margin-bottom="0.1665in" style:contextual-spacing="false"/>
      <style:text-properties style:font-name="Courier New" fo:font-size="12pt" officeooo:rsid="0083865c" officeooo:paragraph-rsid="00886671" style:font-size-asian="12pt" style:font-name-complex="Courier New" style:font-size-complex="12pt"/>
    </style:style>
    <style:style style:name="P36" style:family="paragraph" style:parent-style-name="Standard">
      <style:paragraph-properties fo:margin-top="0in" fo:margin-bottom="0.1665in" style:contextual-spacing="false"/>
      <style:text-properties style:font-name="Courier New" fo:font-size="12pt" officeooo:rsid="0083865c" officeooo:paragraph-rsid="01bda825" style:font-size-asian="12pt" style:font-name-complex="Courier New" style:font-size-complex="12pt"/>
    </style:style>
    <style:style style:name="P37" style:family="paragraph" style:parent-style-name="Standard">
      <style:paragraph-properties fo:margin-top="0in" fo:margin-bottom="0.1665in" style:contextual-spacing="false"/>
      <style:text-properties style:font-name="Courier New" fo:font-size="12pt" officeooo:paragraph-rsid="0083dcc7" style:font-size-asian="12pt" style:font-name-complex="Courier New" style:font-size-complex="12pt"/>
    </style:style>
    <style:style style:name="P38" style:family="paragraph" style:parent-style-name="Standard">
      <style:paragraph-properties fo:margin-top="0in" fo:margin-bottom="0.1665in" style:contextual-spacing="false"/>
      <style:text-properties style:font-name="Courier New" fo:font-size="12pt" officeooo:paragraph-rsid="008856de" style:font-size-asian="12pt" style:font-name-complex="Courier New" style:font-size-complex="12pt"/>
    </style:style>
    <style:style style:name="P39" style:family="paragraph" style:parent-style-name="Standard">
      <style:paragraph-properties fo:margin-top="0in" fo:margin-bottom="0.1665in" style:contextual-spacing="false"/>
      <style:text-properties style:font-name="Courier New" fo:font-size="12pt" officeooo:paragraph-rsid="00983022" style:font-size-asian="12pt" style:font-name-complex="Courier New" style:font-size-complex="12pt"/>
    </style:style>
    <style:style style:name="P40" style:family="paragraph" style:parent-style-name="Standard">
      <style:paragraph-properties fo:margin-top="0in" fo:margin-bottom="0.1665in" style:contextual-spacing="false"/>
      <style:text-properties style:font-name="Courier New" fo:font-size="12pt" officeooo:paragraph-rsid="0099368f" style:font-size-asian="12pt" style:font-name-complex="Courier New" style:font-size-complex="12pt"/>
    </style:style>
    <style:style style:name="P41" style:family="paragraph" style:parent-style-name="Standard">
      <style:paragraph-properties fo:margin-top="0in" fo:margin-bottom="0.1665in" style:contextual-spacing="false"/>
      <style:text-properties style:font-name="Courier New" fo:font-size="12pt" officeooo:paragraph-rsid="00ac280a" style:font-size-asian="12pt" style:font-name-complex="Courier New" style:font-size-complex="12pt"/>
    </style:style>
    <style:style style:name="P42" style:family="paragraph" style:parent-style-name="Standard">
      <style:paragraph-properties fo:margin-top="0in" fo:margin-bottom="0.1665in" style:contextual-spacing="false"/>
      <style:text-properties style:font-name="Courier New" fo:font-size="12pt" officeooo:paragraph-rsid="00b502f2" style:font-size-asian="12pt" style:font-name-complex="Courier New" style:font-size-complex="12pt"/>
    </style:style>
    <style:style style:name="P43" style:family="paragraph" style:parent-style-name="Standard">
      <style:paragraph-properties fo:margin-top="0in" fo:margin-bottom="0.1665in" style:contextual-spacing="false"/>
      <style:text-properties style:font-name="Courier New" fo:font-size="12pt" officeooo:paragraph-rsid="00e64666" style:font-size-asian="12pt" style:font-name-complex="Courier New" style:font-size-complex="12pt"/>
    </style:style>
    <style:style style:name="P44" style:family="paragraph" style:parent-style-name="Standard">
      <style:paragraph-properties fo:margin-top="0in" fo:margin-bottom="0.1665in" style:contextual-spacing="false"/>
      <style:text-properties style:font-name="Courier New" fo:font-size="12pt" officeooo:paragraph-rsid="00eb5b37" style:font-size-asian="12pt" style:font-name-complex="Courier New" style:font-size-complex="12pt"/>
    </style:style>
    <style:style style:name="P45" style:family="paragraph" style:parent-style-name="Standard">
      <style:paragraph-properties fo:margin-top="0in" fo:margin-bottom="0.1665in" style:contextual-spacing="false"/>
      <style:text-properties style:font-name="Courier New" fo:font-size="12pt" officeooo:paragraph-rsid="00f68073" style:font-size-asian="12pt" style:font-name-complex="Courier New" style:font-size-complex="12pt"/>
    </style:style>
    <style:style style:name="P46" style:family="paragraph" style:parent-style-name="Standard">
      <style:paragraph-properties fo:margin-top="0in" fo:margin-bottom="0.1665in" style:contextual-spacing="false"/>
      <style:text-properties style:font-name="Courier New" fo:font-size="12pt" officeooo:paragraph-rsid="00f7e5e5" style:font-size-asian="12pt" style:font-name-complex="Courier New" style:font-size-complex="12pt"/>
    </style:style>
    <style:style style:name="P47" style:family="paragraph" style:parent-style-name="Standard">
      <style:paragraph-properties fo:margin-top="0in" fo:margin-bottom="0.1665in" style:contextual-spacing="false"/>
      <style:text-properties style:font-name="Courier New" fo:font-size="12pt" officeooo:rsid="00f7e5e5" officeooo:paragraph-rsid="00f7e5e5" style:font-size-asian="12pt" style:font-name-complex="Courier New" style:font-size-complex="12pt"/>
    </style:style>
    <style:style style:name="P48" style:family="paragraph" style:parent-style-name="Standard">
      <style:paragraph-properties fo:margin-top="0in" fo:margin-bottom="0.1665in" style:contextual-spacing="false"/>
      <style:text-properties style:font-name="Courier New" fo:font-size="12pt" officeooo:paragraph-rsid="0107c452" style:font-size-asian="12pt" style:font-name-complex="Courier New" style:font-size-complex="12pt"/>
    </style:style>
    <style:style style:name="P49" style:family="paragraph" style:parent-style-name="Standard">
      <style:paragraph-properties fo:margin-top="0in" fo:margin-bottom="0.1665in" style:contextual-spacing="false"/>
      <style:text-properties style:font-name="Courier New" fo:font-size="12pt" officeooo:paragraph-rsid="01203ff7" style:font-size-asian="12pt" style:font-name-complex="Courier New" style:font-size-complex="12pt"/>
    </style:style>
    <style:style style:name="P50" style:family="paragraph" style:parent-style-name="Standard">
      <style:paragraph-properties fo:margin-top="0in" fo:margin-bottom="0.1665in" style:contextual-spacing="false"/>
      <style:text-properties style:font-name="Courier New" fo:font-size="12pt" officeooo:paragraph-rsid="01210e6f" style:font-size-asian="12pt" style:font-name-complex="Courier New" style:font-size-complex="12pt"/>
    </style:style>
    <style:style style:name="P51" style:family="paragraph" style:parent-style-name="Standard">
      <style:paragraph-properties fo:margin-top="0in" fo:margin-bottom="0.1665in" style:contextual-spacing="false"/>
      <style:text-properties style:font-name="Courier New" fo:font-size="12pt" officeooo:paragraph-rsid="0124c922" style:font-size-asian="12pt" style:font-name-complex="Courier New" style:font-size-complex="12pt"/>
    </style:style>
    <style:style style:name="P52" style:family="paragraph" style:parent-style-name="Standard">
      <style:paragraph-properties fo:margin-top="0in" fo:margin-bottom="0.1665in" style:contextual-spacing="false"/>
      <style:text-properties style:font-name="Courier New" fo:font-size="12pt" officeooo:paragraph-rsid="002543ac" style:font-size-asian="12pt" style:font-name-complex="Courier New" style:font-size-complex="12pt"/>
    </style:style>
    <style:style style:name="P53" style:family="paragraph" style:parent-style-name="Standard">
      <style:paragraph-properties fo:margin-top="0in" fo:margin-bottom="0.1665in" style:contextual-spacing="false"/>
      <style:text-properties style:font-name="Courier New" fo:font-size="12pt" officeooo:rsid="002543ac" officeooo:paragraph-rsid="002543ac" style:font-size-asian="12pt" style:font-name-complex="Courier New" style:font-size-complex="12pt"/>
    </style:style>
    <style:style style:name="P54" style:family="paragraph" style:parent-style-name="Standard">
      <style:paragraph-properties fo:margin-top="0in" fo:margin-bottom="0.1665in" style:contextual-spacing="false"/>
      <style:text-properties style:font-name="Courier New" fo:font-size="12pt" officeooo:rsid="002543ac" officeooo:paragraph-rsid="026c9657" style:font-size-asian="12pt" style:font-name-complex="Courier New" style:font-size-complex="12pt"/>
    </style:style>
    <style:style style:name="P55" style:family="paragraph" style:parent-style-name="Standard">
      <style:paragraph-properties fo:margin-top="0in" fo:margin-bottom="0.1665in" style:contextual-spacing="false"/>
      <style:text-properties style:font-name="Courier New" fo:font-size="12pt" officeooo:paragraph-rsid="002fd1a3" style:font-size-asian="12pt" style:font-name-complex="Courier New" style:font-size-complex="12pt"/>
    </style:style>
    <style:style style:name="P56" style:family="paragraph" style:parent-style-name="Standard">
      <style:paragraph-properties fo:margin-top="0in" fo:margin-bottom="0.1665in" style:contextual-spacing="false"/>
      <style:text-properties style:font-name="Courier New" fo:font-size="12pt" officeooo:paragraph-rsid="0032479d" style:font-size-asian="12pt" style:font-name-complex="Courier New" style:font-size-complex="12pt"/>
    </style:style>
    <style:style style:name="P57" style:family="paragraph" style:parent-style-name="Standard">
      <style:paragraph-properties fo:margin-top="0in" fo:margin-bottom="0.1665in" style:contextual-spacing="false"/>
      <style:text-properties style:font-name="Courier New" fo:font-size="12pt" officeooo:paragraph-rsid="00b608dc" style:font-size-asian="12pt" style:font-name-complex="Courier New" style:font-size-complex="12pt"/>
    </style:style>
    <style:style style:name="P58" style:family="paragraph" style:parent-style-name="Standard">
      <style:paragraph-properties fo:margin-top="0in" fo:margin-bottom="0.1665in" style:contextual-spacing="false"/>
      <style:text-properties style:font-name="Courier New" fo:font-size="12pt" officeooo:rsid="00b797eb" officeooo:paragraph-rsid="00b797eb" style:font-size-asian="12pt" style:font-name-complex="Courier New" style:font-size-complex="12pt"/>
    </style:style>
    <style:style style:name="P59" style:family="paragraph" style:parent-style-name="Standard">
      <style:paragraph-properties fo:margin-top="0in" fo:margin-bottom="0.1665in" style:contextual-spacing="false"/>
      <style:text-properties style:font-name="Courier New" fo:font-size="12pt" officeooo:paragraph-rsid="00ba3cd3" style:font-size-asian="12pt" style:font-name-complex="Courier New" style:font-size-complex="12pt"/>
    </style:style>
    <style:style style:name="P60" style:family="paragraph" style:parent-style-name="Standard">
      <style:paragraph-properties fo:margin-top="0in" fo:margin-bottom="0.1665in" style:contextual-spacing="false"/>
      <style:text-properties style:font-name="Courier New" fo:font-size="12pt" officeooo:rsid="00c454a6" officeooo:paragraph-rsid="00c9ba0e" style:font-size-asian="12pt" style:font-name-complex="Courier New" style:font-size-complex="12pt"/>
    </style:style>
    <style:style style:name="P61" style:family="paragraph" style:parent-style-name="Standard">
      <style:paragraph-properties fo:margin-top="0in" fo:margin-bottom="0.1665in" style:contextual-spacing="false"/>
      <style:text-properties style:font-name="Courier New" fo:font-size="12pt" officeooo:rsid="003a49b0" officeooo:paragraph-rsid="003a49b0" style:font-size-asian="12pt" style:font-name-complex="Courier New" style:font-size-complex="12pt"/>
    </style:style>
    <style:style style:name="P62" style:family="paragraph" style:parent-style-name="Standard">
      <style:paragraph-properties fo:margin-top="0in" fo:margin-bottom="0.1665in" style:contextual-spacing="false"/>
      <style:text-properties style:font-name="Courier New" fo:font-size="12pt" officeooo:rsid="00377970" officeooo:paragraph-rsid="00377970" style:font-size-asian="12pt" style:font-name-complex="Courier New" style:font-size-complex="12pt"/>
    </style:style>
    <style:style style:name="P63" style:family="paragraph" style:parent-style-name="Standard">
      <style:paragraph-properties fo:margin-top="0in" fo:margin-bottom="0.1665in" style:contextual-spacing="false"/>
      <style:text-properties style:font-name="Courier New" fo:font-size="12pt" officeooo:rsid="00df42e6" officeooo:paragraph-rsid="019b0edc" style:font-size-asian="12pt" style:font-name-complex="Courier New" style:font-size-complex="12pt"/>
    </style:style>
    <style:style style:name="P64" style:family="paragraph" style:parent-style-name="Standard">
      <style:paragraph-properties fo:margin-top="0in" fo:margin-bottom="0.1665in" style:contextual-spacing="false"/>
      <style:text-properties style:font-name="Courier New" fo:font-size="12pt" officeooo:rsid="003a3991" officeooo:paragraph-rsid="019b0edc" style:font-size-asian="12pt" style:font-name-complex="Courier New" style:font-size-complex="12pt"/>
    </style:style>
    <style:style style:name="P65" style:family="paragraph" style:parent-style-name="Standard">
      <style:paragraph-properties fo:margin-top="0in" fo:margin-bottom="0.1665in" style:contextual-spacing="false"/>
      <style:text-properties style:font-name="Courier New" fo:font-size="12pt" officeooo:rsid="004ab4cb" officeooo:paragraph-rsid="019b0edc" style:font-size-asian="12pt" style:font-name-complex="Courier New" style:font-size-complex="12pt"/>
    </style:style>
    <style:style style:name="P66" style:family="paragraph" style:parent-style-name="Standard">
      <style:paragraph-properties fo:margin-top="0in" fo:margin-bottom="0.1665in" style:contextual-spacing="false"/>
      <style:text-properties style:font-name="Courier New" fo:font-size="12pt" officeooo:rsid="0038c64c" officeooo:paragraph-rsid="019b0edc" style:font-size-asian="12pt" style:font-name-complex="Courier New" style:font-size-complex="12pt"/>
    </style:style>
    <style:style style:name="P67" style:family="paragraph" style:parent-style-name="Standard">
      <style:paragraph-properties fo:margin-top="0in" fo:margin-bottom="0.1665in" style:contextual-spacing="false"/>
      <style:text-properties style:font-name="Courier New" fo:font-size="12pt" officeooo:rsid="00428607" officeooo:paragraph-rsid="00428607" style:font-size-asian="12pt" style:font-name-complex="Courier New" style:font-size-complex="12pt"/>
    </style:style>
    <style:style style:name="P68" style:family="paragraph" style:parent-style-name="Standard">
      <style:paragraph-properties fo:margin-top="0in" fo:margin-bottom="0.1665in" style:contextual-spacing="false"/>
      <style:text-properties style:font-name="Courier New" fo:font-size="12pt" officeooo:rsid="00447cf6" officeooo:paragraph-rsid="00447cf6" style:font-size-asian="12pt" style:font-name-complex="Courier New" style:font-size-complex="12pt"/>
    </style:style>
    <style:style style:name="P69" style:family="paragraph" style:parent-style-name="Standard">
      <style:paragraph-properties fo:margin-top="0in" fo:margin-bottom="0.1665in" style:contextual-spacing="false"/>
      <style:text-properties style:font-name="Courier New" fo:font-size="12pt" officeooo:paragraph-rsid="004ad16f" style:font-size-asian="12pt" style:font-name-complex="Courier New" style:font-size-complex="12pt"/>
    </style:style>
    <style:style style:name="P70" style:family="paragraph" style:parent-style-name="Standard">
      <style:paragraph-properties fo:margin-top="0in" fo:margin-bottom="0.1665in" style:contextual-spacing="false"/>
      <style:text-properties style:font-name="Courier New" fo:font-size="12pt" officeooo:rsid="004dc5a0" officeooo:paragraph-rsid="00e5468d" style:font-size-asian="12pt" style:font-name-complex="Courier New" style:font-size-complex="12pt"/>
    </style:style>
    <style:style style:name="P71" style:family="paragraph" style:parent-style-name="Standard">
      <style:paragraph-properties fo:margin-top="0in" fo:margin-bottom="0.1665in" style:contextual-spacing="false"/>
      <style:text-properties style:font-name="Courier New" fo:font-size="12pt" officeooo:rsid="004e91de" officeooo:paragraph-rsid="004e91de" style:font-size-asian="12pt" style:font-name-complex="Courier New" style:font-size-complex="12pt"/>
    </style:style>
    <style:style style:name="P72" style:family="paragraph" style:parent-style-name="Standard">
      <style:paragraph-properties fo:margin-top="0in" fo:margin-bottom="0.1665in" style:contextual-spacing="false"/>
      <style:text-properties style:font-name="Courier New" fo:font-size="12pt" officeooo:rsid="005b4e25" officeooo:paragraph-rsid="005b4e25" style:font-size-asian="12pt" style:font-name-complex="Courier New" style:font-size-complex="12pt"/>
    </style:style>
    <style:style style:name="P73" style:family="paragraph" style:parent-style-name="Standard">
      <style:paragraph-properties fo:margin-top="0in" fo:margin-bottom="0.1665in" style:contextual-spacing="false"/>
      <style:text-properties style:font-name="Courier New" fo:font-size="12pt" officeooo:rsid="00559830" officeooo:paragraph-rsid="00e64666" style:font-size-asian="12pt" style:font-name-complex="Courier New" style:font-size-complex="12pt"/>
    </style:style>
    <style:style style:name="P74" style:family="paragraph" style:parent-style-name="Standard">
      <style:paragraph-properties fo:margin-top="0in" fo:margin-bottom="0.1665in" style:contextual-spacing="false"/>
      <style:text-properties style:font-name="Courier New" fo:font-size="12pt" officeooo:rsid="00649a9f" officeooo:paragraph-rsid="00649a9f" style:font-size-asian="12pt" style:font-name-complex="Courier New" style:font-size-complex="12pt"/>
    </style:style>
    <style:style style:name="P75" style:family="paragraph" style:parent-style-name="Standard">
      <style:paragraph-properties fo:margin-top="0in" fo:margin-bottom="0.1665in" style:contextual-spacing="false"/>
      <style:text-properties style:font-name="Courier New" fo:font-size="12pt" officeooo:rsid="00e82c95" officeooo:paragraph-rsid="00e82c95" style:font-size-asian="12pt" style:font-name-complex="Courier New" style:font-size-complex="12pt"/>
    </style:style>
    <style:style style:name="P76" style:family="paragraph" style:parent-style-name="Standard">
      <style:paragraph-properties fo:margin-top="0in" fo:margin-bottom="0.1665in" style:contextual-spacing="false"/>
      <style:text-properties style:font-name="Courier New" fo:font-size="12pt" officeooo:rsid="00e833d9" officeooo:paragraph-rsid="00e833d9" style:font-size-asian="12pt" style:font-name-complex="Courier New" style:font-size-complex="12pt"/>
    </style:style>
    <style:style style:name="P77" style:family="paragraph" style:parent-style-name="Standard">
      <style:paragraph-properties fo:margin-top="0in" fo:margin-bottom="0.1665in" style:contextual-spacing="false"/>
      <style:text-properties style:font-name="Courier New" fo:font-size="12pt" officeooo:rsid="006b3d42" officeooo:paragraph-rsid="006b3d42" style:font-size-asian="12pt" style:font-name-complex="Courier New" style:font-size-complex="12pt"/>
    </style:style>
    <style:style style:name="P78" style:family="paragraph" style:parent-style-name="Standard">
      <style:paragraph-properties fo:margin-top="0in" fo:margin-bottom="0.1665in" style:contextual-spacing="false"/>
      <style:text-properties style:font-name="Courier New" fo:font-size="12pt" officeooo:paragraph-rsid="006b3d42" style:font-size-asian="12pt" style:font-name-complex="Courier New" style:font-size-complex="12pt"/>
    </style:style>
    <style:style style:name="P79" style:family="paragraph" style:parent-style-name="Standard">
      <style:paragraph-properties fo:margin-top="0in" fo:margin-bottom="0.1665in" style:contextual-spacing="false"/>
      <style:text-properties style:font-name="Courier New" fo:font-size="12pt" officeooo:rsid="0072e6b6" officeooo:paragraph-rsid="0072e6b6" style:font-size-asian="12pt" style:font-name-complex="Courier New" style:font-size-complex="12pt"/>
    </style:style>
    <style:style style:name="P80" style:family="paragraph" style:parent-style-name="Standard">
      <style:paragraph-properties fo:margin-top="0in" fo:margin-bottom="0.1665in" style:contextual-spacing="false"/>
      <style:text-properties style:font-name="Courier New" fo:font-size="12pt" officeooo:rsid="0079ac69" officeooo:paragraph-rsid="007614f5" style:font-size-asian="12pt" style:font-name-complex="Courier New" style:font-size-complex="12pt"/>
    </style:style>
    <style:style style:name="P81" style:family="paragraph" style:parent-style-name="Standard">
      <style:paragraph-properties fo:margin-top="0in" fo:margin-bottom="0.1665in" style:contextual-spacing="false"/>
      <style:text-properties style:font-name="Courier New" fo:font-size="12pt" officeooo:rsid="00707a68" officeooo:paragraph-rsid="00723292" style:font-size-asian="12pt" style:font-name-complex="Courier New" style:font-size-complex="12pt"/>
    </style:style>
    <style:style style:name="P82" style:family="paragraph" style:parent-style-name="Standard">
      <style:paragraph-properties fo:margin-top="0in" fo:margin-bottom="0.1665in" style:contextual-spacing="false"/>
      <style:text-properties style:font-name="Courier New" fo:font-size="12pt" officeooo:paragraph-rsid="009a3c7c" style:font-size-asian="12pt" style:font-name-complex="Courier New" style:font-size-complex="12pt"/>
    </style:style>
    <style:style style:name="P83" style:family="paragraph" style:parent-style-name="Standard">
      <style:paragraph-properties fo:margin-top="0in" fo:margin-bottom="0.1665in" style:contextual-spacing="false"/>
      <style:text-properties style:font-name="Courier New" fo:font-size="12pt" officeooo:rsid="008856de" officeooo:paragraph-rsid="008856de" style:font-size-asian="12pt" style:font-name-complex="Courier New" style:font-size-complex="12pt"/>
    </style:style>
    <style:style style:name="P84" style:family="paragraph" style:parent-style-name="Standard">
      <style:paragraph-properties fo:margin-top="0in" fo:margin-bottom="0.1665in" style:contextual-spacing="false"/>
      <style:text-properties style:font-name="Courier New" fo:font-size="12pt" officeooo:rsid="00857bdc" officeooo:paragraph-rsid="008856de" style:font-size-asian="12pt" style:font-name-complex="Courier New" style:font-size-complex="12pt"/>
    </style:style>
    <style:style style:name="P85" style:family="paragraph" style:parent-style-name="Standard">
      <style:paragraph-properties fo:margin-top="0in" fo:margin-bottom="0.1665in" style:contextual-spacing="false"/>
      <style:text-properties style:font-name="Courier New" fo:font-size="12pt" officeooo:paragraph-rsid="011c1959" style:font-size-asian="12pt" style:font-name-complex="Courier New" style:font-size-complex="12pt"/>
    </style:style>
    <style:style style:name="P86" style:family="paragraph" style:parent-style-name="Standard">
      <style:paragraph-properties fo:margin-top="0in" fo:margin-bottom="0.1665in" style:contextual-spacing="false"/>
      <style:text-properties style:font-name="Courier New" fo:font-size="12pt" officeooo:paragraph-rsid="008f3d00" style:font-size-asian="12pt" style:font-name-complex="Courier New" style:font-size-complex="12pt"/>
    </style:style>
    <style:style style:name="P87" style:family="paragraph" style:parent-style-name="Standard">
      <style:paragraph-properties fo:margin-top="0in" fo:margin-bottom="0.1665in" style:contextual-spacing="false"/>
      <style:text-properties style:font-name="Courier New" fo:font-size="12pt" officeooo:rsid="011f46d1" officeooo:paragraph-rsid="011f46d1" style:font-size-asian="12pt" style:font-name-complex="Courier New" style:font-size-complex="12pt"/>
    </style:style>
    <style:style style:name="P88" style:family="paragraph" style:parent-style-name="Standard">
      <style:paragraph-properties fo:margin-top="0in" fo:margin-bottom="0.1665in" style:contextual-spacing="false"/>
      <style:text-properties style:font-name="Courier New" fo:font-size="12pt" officeooo:rsid="010ef351" officeooo:paragraph-rsid="010ef351" style:font-size-asian="12pt" style:font-name-complex="Courier New" style:font-size-complex="12pt"/>
    </style:style>
    <style:style style:name="P89" style:family="paragraph" style:parent-style-name="Standard">
      <style:paragraph-properties fo:margin-top="0in" fo:margin-bottom="0.1665in" style:contextual-spacing="false"/>
      <style:text-properties style:font-name="Courier New" fo:font-size="12pt" officeooo:rsid="009499a2" officeooo:paragraph-rsid="0130abb4" style:font-size-asian="12pt" style:font-name-complex="Courier New" style:font-size-complex="12pt"/>
    </style:style>
    <style:style style:name="P90" style:family="paragraph" style:parent-style-name="Standard">
      <style:paragraph-properties fo:margin-top="0in" fo:margin-bottom="0.1665in" style:contextual-spacing="false"/>
      <style:text-properties style:font-name="Courier New" fo:font-size="12pt" officeooo:rsid="009499a2" officeooo:paragraph-rsid="00983022" style:font-size-asian="12pt" style:font-name-complex="Courier New" style:font-size-complex="12pt"/>
    </style:style>
    <style:style style:name="P91" style:family="paragraph" style:parent-style-name="Standard">
      <style:paragraph-properties fo:margin-top="0in" fo:margin-bottom="0.1665in" style:contextual-spacing="false"/>
      <style:text-properties style:font-name="Courier New" fo:font-size="12pt" officeooo:rsid="012b7381" officeooo:paragraph-rsid="012b7381" style:font-size-asian="12pt" style:font-name-complex="Courier New" style:font-size-complex="12pt"/>
    </style:style>
    <style:style style:name="P92" style:family="paragraph" style:parent-style-name="Standard">
      <style:paragraph-properties fo:margin-top="0in" fo:margin-bottom="0.1665in" style:contextual-spacing="false"/>
      <style:text-properties style:font-name="Courier New" fo:font-size="12pt" officeooo:paragraph-rsid="0130a9ba" style:font-size-asian="12pt" style:font-name-complex="Courier New" style:font-size-complex="12pt"/>
    </style:style>
    <style:style style:name="P93" style:family="paragraph" style:parent-style-name="Standard">
      <style:paragraph-properties fo:margin-top="0in" fo:margin-bottom="0.1665in" style:contextual-spacing="false"/>
      <style:text-properties style:font-name="Courier New" fo:font-size="12pt" officeooo:paragraph-rsid="0130abb4" style:font-size-asian="12pt" style:font-name-complex="Courier New" style:font-size-complex="12pt"/>
    </style:style>
    <style:style style:name="P94" style:family="paragraph" style:parent-style-name="Standard">
      <style:paragraph-properties fo:margin-top="0in" fo:margin-bottom="0.1665in" style:contextual-spacing="false"/>
      <style:text-properties style:font-name="Courier New" fo:font-size="12pt" officeooo:paragraph-rsid="01310d60" style:font-size-asian="12pt" style:font-name-complex="Courier New" style:font-size-complex="12pt"/>
    </style:style>
    <style:style style:name="P95" style:family="paragraph" style:parent-style-name="Standard">
      <style:paragraph-properties fo:margin-top="0in" fo:margin-bottom="0.1665in" style:contextual-spacing="false"/>
      <style:text-properties style:font-name="Courier New" fo:font-size="12pt" officeooo:paragraph-rsid="01343da5" style:font-size-asian="12pt" style:font-name-complex="Courier New" style:font-size-complex="12pt"/>
    </style:style>
    <style:style style:name="P96" style:family="paragraph" style:parent-style-name="Standard">
      <style:paragraph-properties fo:margin-top="0in" fo:margin-bottom="0.1665in" style:contextual-spacing="false"/>
      <style:text-properties style:font-name="Courier New" fo:font-size="12pt" officeooo:rsid="0137c273" officeooo:paragraph-rsid="0137c273" style:font-size-asian="12pt" style:font-name-complex="Courier New" style:font-size-complex="12pt"/>
    </style:style>
    <style:style style:name="P97" style:family="paragraph" style:parent-style-name="Standard">
      <style:paragraph-properties fo:margin-top="0in" fo:margin-bottom="0.1665in" style:contextual-spacing="false"/>
      <style:text-properties style:font-name="Courier New" fo:font-size="12pt" officeooo:paragraph-rsid="013a3730" style:font-size-asian="12pt" style:font-name-complex="Courier New" style:font-size-complex="12pt"/>
    </style:style>
    <style:style style:name="P98" style:family="paragraph" style:parent-style-name="Standard">
      <style:paragraph-properties fo:margin-top="0in" fo:margin-bottom="0.1665in" style:contextual-spacing="false"/>
      <style:text-properties style:font-name="Courier New" fo:font-size="12pt" officeooo:rsid="014287b5" officeooo:paragraph-rsid="014287b5" style:font-size-asian="12pt" style:font-name-complex="Courier New" style:font-size-complex="12pt"/>
    </style:style>
    <style:style style:name="P99" style:family="paragraph" style:parent-style-name="Standard">
      <style:paragraph-properties fo:margin-top="0in" fo:margin-bottom="0.1665in" style:contextual-spacing="false"/>
      <style:text-properties style:font-name="Courier New" fo:font-size="12pt" officeooo:rsid="01445bac" officeooo:paragraph-rsid="01577b46" style:font-size-asian="12pt" style:font-name-complex="Courier New" style:font-size-complex="12pt"/>
    </style:style>
    <style:style style:name="P100" style:family="paragraph" style:parent-style-name="Standard">
      <style:paragraph-properties fo:margin-top="0in" fo:margin-bottom="0.1665in" style:contextual-spacing="false"/>
      <style:text-properties style:font-name="Courier New" fo:font-size="12pt" officeooo:rsid="01478bb8" officeooo:paragraph-rsid="014d149d" style:font-size-asian="12pt" style:font-name-complex="Courier New" style:font-size-complex="12pt"/>
    </style:style>
    <style:style style:name="P101" style:family="paragraph" style:parent-style-name="Standard">
      <style:paragraph-properties fo:margin-top="0in" fo:margin-bottom="0.1665in" style:contextual-spacing="false"/>
      <style:text-properties style:font-name="Courier New" fo:font-size="12pt" officeooo:rsid="01478bb8" officeooo:paragraph-rsid="01568158" style:font-size-asian="12pt" style:font-name-complex="Courier New" style:font-size-complex="12pt"/>
    </style:style>
    <style:style style:name="P102" style:family="paragraph" style:parent-style-name="Standard">
      <style:paragraph-properties fo:margin-top="0in" fo:margin-bottom="0.1665in" style:contextual-spacing="false"/>
      <style:text-properties style:font-name="Courier New" fo:font-size="12pt" officeooo:paragraph-rsid="014e6202" style:font-size-asian="12pt" style:font-name-complex="Courier New" style:font-size-complex="12pt"/>
    </style:style>
    <style:style style:name="P103" style:family="paragraph" style:parent-style-name="Standard">
      <style:paragraph-properties fo:margin-top="0in" fo:margin-bottom="0.1665in" style:contextual-spacing="false"/>
      <style:text-properties style:font-name="Courier New" fo:font-size="12pt" officeooo:paragraph-rsid="0152434f" style:font-size-asian="12pt" style:font-name-complex="Courier New" style:font-size-complex="12pt"/>
    </style:style>
    <style:style style:name="P104" style:family="paragraph" style:parent-style-name="Standard">
      <style:paragraph-properties fo:margin-top="0in" fo:margin-bottom="0.1665in" style:contextual-spacing="false"/>
      <style:text-properties style:font-name="Courier New" fo:font-size="12pt" officeooo:rsid="0152434f" officeooo:paragraph-rsid="0152434f" style:font-size-asian="12pt" style:font-name-complex="Courier New" style:font-size-complex="12pt"/>
    </style:style>
    <style:style style:name="P105" style:family="paragraph" style:parent-style-name="Standard">
      <style:paragraph-properties fo:margin-top="0in" fo:margin-bottom="0.1665in" style:contextual-spacing="false"/>
      <style:text-properties style:font-name="Courier New" fo:font-size="12pt" officeooo:paragraph-rsid="01577b46" style:font-size-asian="12pt" style:font-name-complex="Courier New" style:font-size-complex="12pt"/>
    </style:style>
    <style:style style:name="P106" style:family="paragraph" style:parent-style-name="Standard">
      <style:paragraph-properties fo:margin-top="0in" fo:margin-bottom="0.1665in" style:contextual-spacing="false"/>
      <style:text-properties style:font-name="Courier New" fo:font-size="12pt" officeooo:rsid="01577b46" officeooo:paragraph-rsid="01577b46" style:font-size-asian="12pt" style:font-name-complex="Courier New" style:font-size-complex="12pt"/>
    </style:style>
    <style:style style:name="P107" style:family="paragraph" style:parent-style-name="Standard">
      <style:paragraph-properties fo:margin-top="0in" fo:margin-bottom="0.1665in" style:contextual-spacing="false"/>
      <style:text-properties style:font-name="Courier New" fo:font-size="12pt" officeooo:rsid="01577b46" officeooo:paragraph-rsid="01568158" style:font-size-asian="12pt" style:font-name-complex="Courier New" style:font-size-complex="12pt"/>
    </style:style>
    <style:style style:name="P108" style:family="paragraph" style:parent-style-name="Standard">
      <style:paragraph-properties fo:margin-top="0in" fo:margin-bottom="0.1665in" style:contextual-spacing="false"/>
      <style:text-properties style:font-name="Courier New" fo:font-size="12pt" officeooo:paragraph-rsid="0158dd01" style:font-size-asian="12pt" style:font-name-complex="Courier New" style:font-size-complex="12pt"/>
    </style:style>
    <style:style style:name="P109" style:family="paragraph" style:parent-style-name="Standard">
      <style:paragraph-properties fo:margin-top="0in" fo:margin-bottom="0.1665in" style:contextual-spacing="false"/>
      <style:text-properties style:font-name="Courier New" fo:font-size="12pt" officeooo:paragraph-rsid="015dee2a" style:font-size-asian="12pt" style:font-name-complex="Courier New" style:font-size-complex="12pt"/>
    </style:style>
    <style:style style:name="P110" style:family="paragraph" style:parent-style-name="Standard">
      <style:paragraph-properties fo:margin-top="0in" fo:margin-bottom="0.1665in" style:contextual-spacing="false"/>
      <style:text-properties style:font-name="Courier New" fo:font-size="12pt" officeooo:paragraph-rsid="01619d6c" style:font-size-asian="12pt" style:font-name-complex="Courier New" style:font-size-complex="12pt"/>
    </style:style>
    <style:style style:name="P111" style:family="paragraph" style:parent-style-name="Standard">
      <style:paragraph-properties fo:margin-top="0in" fo:margin-bottom="0.1665in" style:contextual-spacing="false"/>
      <style:text-properties style:font-name="Courier New" fo:font-size="12pt" officeooo:rsid="0161cd7a" officeooo:paragraph-rsid="0161cd7a" style:font-size-asian="12pt" style:font-name-complex="Courier New" style:font-size-complex="12pt"/>
    </style:style>
    <style:style style:name="P112" style:family="paragraph" style:parent-style-name="Standard">
      <style:paragraph-properties fo:margin-top="0in" fo:margin-bottom="0.1665in" style:contextual-spacing="false"/>
      <style:text-properties style:font-name="Courier New" fo:font-size="12pt" officeooo:paragraph-rsid="01637fa1" style:font-size-asian="12pt" style:font-name-complex="Courier New" style:font-size-complex="12pt"/>
    </style:style>
    <style:style style:name="P113" style:family="paragraph" style:parent-style-name="Standard">
      <style:paragraph-properties fo:margin-top="0in" fo:margin-bottom="0.1665in" style:contextual-spacing="false"/>
      <style:text-properties style:font-name="Courier New" fo:font-size="12pt" officeooo:rsid="01637fa1" officeooo:paragraph-rsid="01637fa1" style:font-size-asian="12pt" style:font-name-complex="Courier New" style:font-size-complex="12pt"/>
    </style:style>
    <style:style style:name="P114" style:family="paragraph" style:parent-style-name="Standard">
      <style:paragraph-properties fo:margin-top="0in" fo:margin-bottom="0.1665in" style:contextual-spacing="false"/>
      <style:text-properties style:font-name="Courier New" fo:font-size="12pt" officeooo:rsid="01637fa1" officeooo:paragraph-rsid="0165878e" style:font-size-asian="12pt" style:font-name-complex="Courier New" style:font-size-complex="12pt"/>
    </style:style>
    <style:style style:name="P115" style:family="paragraph" style:parent-style-name="Standard">
      <style:paragraph-properties fo:margin-top="0in" fo:margin-bottom="0.1665in" style:contextual-spacing="false"/>
      <style:text-properties style:font-name="Courier New" fo:font-size="12pt" officeooo:rsid="01637fa1" officeooo:paragraph-rsid="01660312" style:font-size-asian="12pt" style:font-name-complex="Courier New" style:font-size-complex="12pt"/>
    </style:style>
    <style:style style:name="P116" style:family="paragraph" style:parent-style-name="Standard">
      <style:paragraph-properties fo:margin-top="0in" fo:margin-bottom="0.1665in" style:contextual-spacing="false"/>
      <style:text-properties style:font-name="Courier New" fo:font-size="12pt" officeooo:paragraph-rsid="016560ab" style:font-size-asian="12pt" style:font-name-complex="Courier New" style:font-size-complex="12pt"/>
    </style:style>
    <style:style style:name="P117" style:family="paragraph" style:parent-style-name="Standard">
      <style:paragraph-properties fo:margin-top="0in" fo:margin-bottom="0.1665in" style:contextual-spacing="false"/>
      <style:text-properties style:font-name="Courier New" fo:font-size="12pt" officeooo:rsid="016560ab" officeooo:paragraph-rsid="016560ab" style:font-size-asian="12pt" style:font-name-complex="Courier New" style:font-size-complex="12pt"/>
    </style:style>
    <style:style style:name="P118" style:family="paragraph" style:parent-style-name="Standard">
      <style:paragraph-properties fo:margin-top="0in" fo:margin-bottom="0.1665in" style:contextual-spacing="false"/>
      <style:text-properties style:font-name="Courier New" fo:font-size="12pt" officeooo:rsid="016560ab" officeooo:paragraph-rsid="01660312" style:font-size-asian="12pt" style:font-name-complex="Courier New" style:font-size-complex="12pt"/>
    </style:style>
    <style:style style:name="P119" style:family="paragraph" style:parent-style-name="Standard">
      <style:paragraph-properties fo:margin-top="0in" fo:margin-bottom="0.1665in" style:contextual-spacing="false"/>
      <style:text-properties style:font-name="Courier New" fo:font-size="12pt" officeooo:rsid="016560ab" officeooo:paragraph-rsid="01eb2eaf" style:font-size-asian="12pt" style:font-name-complex="Courier New" style:font-size-complex="12pt"/>
    </style:style>
    <style:style style:name="P120" style:family="paragraph" style:parent-style-name="Standard">
      <style:paragraph-properties fo:margin-top="0in" fo:margin-bottom="0.1665in" style:contextual-spacing="false"/>
      <style:text-properties style:font-name="Courier New" fo:font-size="12pt" officeooo:rsid="0165878e" officeooo:paragraph-rsid="0165878e" style:font-size-asian="12pt" style:font-name-complex="Courier New" style:font-size-complex="12pt"/>
    </style:style>
    <style:style style:name="P121" style:family="paragraph" style:parent-style-name="Standard">
      <style:paragraph-properties fo:margin-top="0in" fo:margin-bottom="0.1665in" style:contextual-spacing="false"/>
      <style:text-properties style:font-name="Courier New" fo:font-size="12pt" officeooo:rsid="01660312" officeooo:paragraph-rsid="01660312" style:font-size-asian="12pt" style:font-name-complex="Courier New" style:font-size-complex="12pt"/>
    </style:style>
    <style:style style:name="P122" style:family="paragraph" style:parent-style-name="Standard">
      <style:paragraph-properties fo:margin-top="0in" fo:margin-bottom="0.1665in" style:contextual-spacing="false"/>
      <style:text-properties style:font-name="Courier New" fo:font-size="12pt" officeooo:paragraph-rsid="01660312" style:font-size-asian="12pt" style:font-name-complex="Courier New" style:font-size-complex="12pt"/>
    </style:style>
    <style:style style:name="P123" style:family="paragraph" style:parent-style-name="Standard">
      <style:paragraph-properties fo:margin-top="0in" fo:margin-bottom="0.1665in" style:contextual-spacing="false"/>
      <style:text-properties style:font-name="Courier New" fo:font-size="12pt" officeooo:paragraph-rsid="016715d1" style:font-size-asian="12pt" style:font-name-complex="Courier New" style:font-size-complex="12pt"/>
    </style:style>
    <style:style style:name="P124" style:family="paragraph" style:parent-style-name="Standard">
      <style:paragraph-properties fo:margin-top="0in" fo:margin-bottom="0.1665in" style:contextual-spacing="false"/>
      <style:text-properties style:font-name="Courier New" fo:font-size="12pt" officeooo:rsid="016715d1" officeooo:paragraph-rsid="016727a2" style:font-size-asian="12pt" style:font-name-complex="Courier New" style:font-size-complex="12pt"/>
    </style:style>
    <style:style style:name="P125" style:family="paragraph" style:parent-style-name="Standard">
      <style:paragraph-properties fo:margin-top="0in" fo:margin-bottom="0.1665in" style:contextual-spacing="false"/>
      <style:text-properties style:font-name="Courier New" fo:font-size="12pt" officeooo:rsid="016715d1" officeooo:paragraph-rsid="016715d1" style:font-size-asian="12pt" style:font-name-complex="Courier New" style:font-size-complex="12pt"/>
    </style:style>
    <style:style style:name="P126" style:family="paragraph" style:parent-style-name="Standard">
      <style:paragraph-properties fo:margin-top="0in" fo:margin-bottom="0.1665in" style:contextual-spacing="false"/>
      <style:text-properties style:font-name="Courier New" fo:font-size="12pt" officeooo:rsid="016727a2" officeooo:paragraph-rsid="016727a2" style:font-size-asian="12pt" style:font-name-complex="Courier New" style:font-size-complex="12pt"/>
    </style:style>
    <style:style style:name="P127" style:family="paragraph" style:parent-style-name="Standard">
      <style:paragraph-properties fo:margin-top="0in" fo:margin-bottom="0.1665in" style:contextual-spacing="false"/>
      <style:text-properties style:font-name="Courier New" fo:font-size="12pt" officeooo:rsid="01697e87" officeooo:paragraph-rsid="01697e87" style:font-size-asian="12pt" style:font-name-complex="Courier New" style:font-size-complex="12pt"/>
    </style:style>
    <style:style style:name="P128" style:family="paragraph" style:parent-style-name="Standard">
      <style:paragraph-properties fo:margin-top="0in" fo:margin-bottom="0.1665in" style:contextual-spacing="false"/>
      <style:text-properties style:font-name="Courier New" fo:font-size="12pt" officeooo:rsid="017597f4" officeooo:paragraph-rsid="017597f4" style:font-size-asian="12pt" style:font-name-complex="Courier New" style:font-size-complex="12pt"/>
    </style:style>
    <style:style style:name="P129" style:family="paragraph" style:parent-style-name="Standard">
      <style:paragraph-properties fo:margin-top="0in" fo:margin-bottom="0.1665in" style:contextual-spacing="false"/>
      <style:text-properties style:font-name="Courier New" fo:font-size="12pt" officeooo:paragraph-rsid="017614c9" style:font-size-asian="12pt" style:font-name-complex="Courier New" style:font-size-complex="12pt"/>
    </style:style>
    <style:style style:name="P130" style:family="paragraph" style:parent-style-name="Standard">
      <style:paragraph-properties fo:margin-top="0in" fo:margin-bottom="0.1665in" style:contextual-spacing="false"/>
      <style:text-properties style:font-name="Courier New" fo:font-size="12pt" officeooo:paragraph-rsid="017df5f8" style:font-size-asian="12pt" style:font-name-complex="Courier New" style:font-size-complex="12pt"/>
    </style:style>
    <style:style style:name="P131" style:family="paragraph" style:parent-style-name="Standard">
      <style:paragraph-properties fo:margin-top="0in" fo:margin-bottom="0.1665in" style:contextual-spacing="false"/>
      <style:text-properties style:font-name="Courier New" fo:font-size="12pt" officeooo:rsid="017df5f8" officeooo:paragraph-rsid="017df5f8" style:font-size-asian="12pt" style:font-name-complex="Courier New" style:font-size-complex="12pt"/>
    </style:style>
    <style:style style:name="P132" style:family="paragraph" style:parent-style-name="Standard">
      <style:paragraph-properties fo:margin-top="0in" fo:margin-bottom="0.1665in" style:contextual-spacing="false"/>
      <style:text-properties style:font-name="Courier New" fo:font-size="12pt" officeooo:paragraph-rsid="019b0edc" style:font-size-asian="12pt" style:font-name-complex="Courier New" style:font-size-complex="12pt"/>
    </style:style>
    <style:style style:name="P133" style:family="paragraph" style:parent-style-name="Standard">
      <style:paragraph-properties fo:margin-top="0in" fo:margin-bottom="0.1665in" style:contextual-spacing="false"/>
      <style:text-properties style:font-name="Courier New" fo:font-size="12pt" officeooo:paragraph-rsid="019e3368" style:font-size-asian="12pt" style:font-name-complex="Courier New" style:font-size-complex="12pt"/>
    </style:style>
    <style:style style:name="P134" style:family="paragraph" style:parent-style-name="Standard">
      <style:paragraph-properties fo:margin-top="0in" fo:margin-bottom="0.1665in" style:contextual-spacing="false"/>
      <style:text-properties style:font-name="Courier New" fo:font-size="12pt" officeooo:paragraph-rsid="01a0fc56" style:font-size-asian="12pt" style:font-name-complex="Courier New" style:font-size-complex="12pt"/>
    </style:style>
    <style:style style:name="P135" style:family="paragraph" style:parent-style-name="Standard">
      <style:paragraph-properties fo:margin-top="0in" fo:margin-bottom="0.1665in" style:contextual-spacing="false"/>
      <style:text-properties style:font-name="Courier New" fo:font-size="12pt" officeooo:paragraph-rsid="01a74b3e" style:font-size-asian="12pt" style:font-name-complex="Courier New" style:font-size-complex="12pt"/>
    </style:style>
    <style:style style:name="P136" style:family="paragraph" style:parent-style-name="Standard">
      <style:paragraph-properties fo:margin-top="0in" fo:margin-bottom="0.1665in" style:contextual-spacing="false"/>
      <style:text-properties style:font-name="Courier New" fo:font-size="12pt" officeooo:paragraph-rsid="01b55656" style:font-size-asian="12pt" style:font-name-complex="Courier New" style:font-size-complex="12pt"/>
    </style:style>
    <style:style style:name="P137" style:family="paragraph" style:parent-style-name="Standard">
      <style:paragraph-properties fo:margin-top="0in" fo:margin-bottom="0.1665in" style:contextual-spacing="false"/>
      <style:text-properties style:font-name="Courier New" fo:font-size="12pt" officeooo:paragraph-rsid="01c030bf" style:font-size-asian="12pt" style:font-name-complex="Courier New" style:font-size-complex="12pt"/>
    </style:style>
    <style:style style:name="P138" style:family="paragraph" style:parent-style-name="Standard">
      <style:paragraph-properties fo:margin-top="0in" fo:margin-bottom="0.1665in" style:contextual-spacing="false"/>
      <style:text-properties style:font-name="Courier New" fo:font-size="12pt" officeooo:rsid="01c030bf" officeooo:paragraph-rsid="01c030bf" style:font-size-asian="12pt" style:font-name-complex="Courier New" style:font-size-complex="12pt"/>
    </style:style>
    <style:style style:name="P139" style:family="paragraph" style:parent-style-name="Standard">
      <style:paragraph-properties fo:margin-top="0in" fo:margin-bottom="0.1665in" style:contextual-spacing="false"/>
      <style:text-properties style:font-name="Courier New" fo:font-size="12pt" officeooo:rsid="002892cd" officeooo:paragraph-rsid="01730703" style:font-size-asian="12pt" style:font-name-complex="Courier New" style:font-size-complex="12pt"/>
    </style:style>
    <style:style style:name="P140" style:family="paragraph" style:parent-style-name="Standard">
      <style:paragraph-properties fo:margin-top="0in" fo:margin-bottom="0.1665in" style:contextual-spacing="false"/>
      <style:text-properties style:font-name="Courier New" fo:font-size="12pt" officeooo:rsid="00358be0" officeooo:paragraph-rsid="017df5f8" style:font-size-asian="12pt" style:font-name-complex="Courier New" style:font-size-complex="12pt"/>
    </style:style>
    <style:style style:name="P141" style:family="paragraph" style:parent-style-name="Standard">
      <style:paragraph-properties fo:margin-top="0in" fo:margin-bottom="0.1665in" style:contextual-spacing="false"/>
      <style:text-properties style:font-name="Courier New" fo:font-size="12pt" officeooo:paragraph-rsid="01877413" style:font-size-asian="12pt" style:font-name-complex="Courier New" style:font-size-complex="12pt"/>
    </style:style>
    <style:style style:name="P142" style:family="paragraph" style:parent-style-name="Standard">
      <style:paragraph-properties fo:margin-top="0in" fo:margin-bottom="0.1665in" style:contextual-spacing="false"/>
      <style:text-properties style:font-name="Courier New" fo:font-size="12pt" officeooo:rsid="0196454c" officeooo:paragraph-rsid="019b0edc" style:font-size-asian="12pt" style:font-name-complex="Courier New" style:font-size-complex="12pt"/>
    </style:style>
    <style:style style:name="P143" style:family="paragraph" style:parent-style-name="Standard">
      <style:paragraph-properties fo:margin-top="0in" fo:margin-bottom="0.1665in" style:contextual-spacing="false"/>
      <style:text-properties style:font-name="Courier New" fo:font-size="12pt" officeooo:rsid="01be6508" officeooo:paragraph-rsid="01be6508" style:font-size-asian="12pt" style:font-name-complex="Courier New" style:font-size-complex="12pt"/>
    </style:style>
    <style:style style:name="P144" style:family="paragraph" style:parent-style-name="Standard">
      <style:paragraph-properties fo:margin-top="0in" fo:margin-bottom="0.1665in" style:contextual-spacing="false"/>
      <style:text-properties style:font-name="Courier New" fo:font-size="12pt" officeooo:rsid="00f99835" officeooo:paragraph-rsid="01be6508" style:font-size-asian="12pt" style:font-name-complex="Courier New" style:font-size-complex="12pt"/>
    </style:style>
    <style:style style:name="P145" style:family="paragraph" style:parent-style-name="Standard">
      <style:paragraph-properties fo:margin-top="0in" fo:margin-bottom="0.1665in" style:contextual-spacing="false"/>
      <style:text-properties style:font-name="Courier New" fo:font-size="12pt" officeooo:rsid="0132fd1d" officeooo:paragraph-rsid="0132fd1d" style:font-size-asian="12pt" style:font-name-complex="Courier New" style:font-size-complex="12pt"/>
    </style:style>
    <style:style style:name="P146" style:family="paragraph" style:parent-style-name="Standard">
      <style:paragraph-properties fo:margin-top="0in" fo:margin-bottom="0.1665in" style:contextual-spacing="false"/>
      <style:text-properties style:font-name="Courier New" fo:font-size="12pt" officeooo:rsid="01542e13" officeooo:paragraph-rsid="01542e13" style:font-size-asian="12pt" style:font-name-complex="Courier New" style:font-size-complex="12pt"/>
    </style:style>
    <style:style style:name="P147" style:family="paragraph" style:parent-style-name="Standard">
      <style:paragraph-properties fo:margin-top="0in" fo:margin-bottom="0.1665in" style:contextual-spacing="false"/>
      <style:text-properties style:font-name="Courier New" fo:font-size="12pt" officeooo:rsid="0154ef29" officeooo:paragraph-rsid="01c030bf" style:font-size-asian="12pt" style:font-name-complex="Courier New" style:font-size-complex="12pt"/>
    </style:style>
    <style:style style:name="P148" style:family="paragraph" style:parent-style-name="Standard">
      <style:paragraph-properties fo:margin-top="0in" fo:margin-bottom="0.1665in" style:contextual-spacing="false"/>
      <style:text-properties style:font-name="Courier New" fo:font-size="12pt" officeooo:rsid="0159caf3" officeooo:paragraph-rsid="0216c02c" style:font-size-asian="12pt" style:font-name-complex="Courier New" style:font-size-complex="12pt"/>
    </style:style>
    <style:style style:name="P149" style:family="paragraph" style:parent-style-name="Standard">
      <style:paragraph-properties fo:margin-top="0in" fo:margin-bottom="0.1665in" style:contextual-spacing="false"/>
      <style:text-properties style:font-name="Courier New" fo:font-size="12pt" officeooo:rsid="0160ea8a" officeooo:paragraph-rsid="01c030bf" style:font-size-asian="12pt" style:font-name-complex="Courier New" style:font-size-complex="12pt"/>
    </style:style>
    <style:style style:name="P150" style:family="paragraph" style:parent-style-name="Standard">
      <style:paragraph-properties fo:margin-top="0in" fo:margin-bottom="0.1665in" style:contextual-spacing="false"/>
      <style:text-properties style:font-name="Courier New" fo:font-size="12pt" officeooo:rsid="00fd01de" officeooo:paragraph-rsid="00fd01de" style:font-size-asian="12pt" style:font-name-complex="Courier New" style:font-size-complex="12pt"/>
    </style:style>
    <style:style style:name="P151" style:family="paragraph" style:parent-style-name="Standard">
      <style:paragraph-properties fo:margin-top="0in" fo:margin-bottom="0.1665in" style:contextual-spacing="false"/>
      <style:text-properties style:font-name="Courier New" fo:font-size="12pt" officeooo:paragraph-rsid="01c65669" style:font-size-asian="12pt" style:font-name-complex="Courier New" style:font-size-complex="12pt"/>
    </style:style>
    <style:style style:name="P152" style:family="paragraph" style:parent-style-name="Standard">
      <style:paragraph-properties fo:margin-top="0in" fo:margin-bottom="0.1665in" style:contextual-spacing="false"/>
      <style:text-properties style:font-name="Courier New" fo:font-size="12pt" officeooo:paragraph-rsid="01e8f637" style:font-size-asian="12pt" style:font-name-complex="Courier New" style:font-size-complex="12pt"/>
    </style:style>
    <style:style style:name="P153" style:family="paragraph" style:parent-style-name="Standard">
      <style:paragraph-properties fo:margin-top="0in" fo:margin-bottom="0.1665in" style:contextual-spacing="false"/>
      <style:text-properties style:font-name="Courier New" fo:font-size="12pt" officeooo:paragraph-rsid="01eb2eaf" style:font-size-asian="12pt" style:font-name-complex="Courier New" style:font-size-complex="12pt"/>
    </style:style>
    <style:style style:name="P154" style:family="paragraph" style:parent-style-name="Standard">
      <style:paragraph-properties fo:margin-top="0in" fo:margin-bottom="0.1665in" style:contextual-spacing="false"/>
      <style:text-properties style:font-name="Courier New" fo:font-size="12pt" officeooo:paragraph-rsid="020c2e1e" style:font-size-asian="12pt" style:font-name-complex="Courier New" style:font-size-complex="12pt"/>
    </style:style>
    <style:style style:name="P155" style:family="paragraph" style:parent-style-name="Standard">
      <style:paragraph-properties fo:margin-top="0in" fo:margin-bottom="0.1665in" style:contextual-spacing="false"/>
      <style:text-properties style:font-name="Courier New" fo:font-size="12pt" officeooo:rsid="0108a687" officeooo:paragraph-rsid="020c2e1e" style:font-size-asian="12pt" style:font-name-complex="Courier New" style:font-size-complex="12pt"/>
    </style:style>
    <style:style style:name="P156" style:family="paragraph" style:parent-style-name="Standard">
      <style:paragraph-properties fo:margin-top="0in" fo:margin-bottom="0.1665in" style:contextual-spacing="false"/>
      <style:text-properties style:font-name="Courier New" fo:font-size="12pt" officeooo:paragraph-rsid="020dbb3a" style:font-size-asian="12pt" style:font-name-complex="Courier New" style:font-size-complex="12pt"/>
    </style:style>
    <style:style style:name="P157" style:family="paragraph" style:parent-style-name="Standard">
      <style:paragraph-properties fo:margin-top="0in" fo:margin-bottom="0.1665in" style:contextual-spacing="false"/>
      <style:text-properties style:font-name="Courier New" fo:font-size="12pt" officeooo:rsid="01619d6c" officeooo:paragraph-rsid="02104077" style:font-size-asian="12pt" style:font-name-complex="Courier New" style:font-size-complex="12pt"/>
    </style:style>
    <style:style style:name="P158" style:family="paragraph" style:parent-style-name="Standard">
      <style:paragraph-properties fo:margin-top="0in" fo:margin-bottom="0.1665in" style:contextual-spacing="false"/>
      <style:text-properties style:font-name="Courier New" fo:font-size="12pt" officeooo:rsid="01619d6c" officeooo:paragraph-rsid="02112ebd" style:font-size-asian="12pt" style:font-name-complex="Courier New" style:font-size-complex="12pt"/>
    </style:style>
    <style:style style:name="P159" style:family="paragraph" style:parent-style-name="Standard">
      <style:paragraph-properties fo:margin-top="0in" fo:margin-bottom="0.1665in" style:contextual-spacing="false"/>
      <style:text-properties style:font-name="Courier New" fo:font-size="12pt" officeooo:rsid="01619d6c" officeooo:paragraph-rsid="021894ce" style:font-size-asian="12pt" style:font-name-complex="Courier New" style:font-size-complex="12pt"/>
    </style:style>
    <style:style style:name="P160" style:family="paragraph" style:parent-style-name="Standard">
      <style:paragraph-properties fo:margin-top="0in" fo:margin-bottom="0.1665in" style:contextual-spacing="false"/>
      <style:text-properties style:font-name="Courier New" fo:font-size="12pt" officeooo:paragraph-rsid="0215e095" style:font-size-asian="12pt" style:font-name-complex="Courier New" style:font-size-complex="12pt"/>
    </style:style>
    <style:style style:name="P161" style:family="paragraph" style:parent-style-name="Standard">
      <style:paragraph-properties fo:margin-top="0in" fo:margin-bottom="0.1665in" style:contextual-spacing="false"/>
      <style:text-properties style:font-name="Courier New" fo:font-size="12pt" officeooo:paragraph-rsid="021894ce" style:font-size-asian="12pt" style:font-name-complex="Courier New" style:font-size-complex="12pt"/>
    </style:style>
    <style:style style:name="P162" style:family="paragraph" style:parent-style-name="Standard">
      <style:paragraph-properties fo:margin-top="0in" fo:margin-bottom="0.1665in" style:contextual-spacing="false"/>
      <style:text-properties style:font-name="Courier New" fo:font-size="12pt" officeooo:rsid="0218b1ca" officeooo:paragraph-rsid="0218b1ca" style:font-size-asian="12pt" style:font-name-complex="Courier New" style:font-size-complex="12pt"/>
    </style:style>
    <style:style style:name="P163" style:family="paragraph" style:parent-style-name="Standard">
      <style:paragraph-properties fo:margin-top="0in" fo:margin-bottom="0.1665in" style:contextual-spacing="false"/>
      <style:text-properties style:font-name="Courier New" fo:font-size="12pt" officeooo:paragraph-rsid="0218b1ca" style:font-size-asian="12pt" style:font-name-complex="Courier New" style:font-size-complex="12pt"/>
    </style:style>
    <style:style style:name="P164" style:family="paragraph" style:parent-style-name="Standard">
      <style:paragraph-properties fo:margin-top="0in" fo:margin-bottom="0.1665in" style:contextual-spacing="false"/>
      <style:text-properties style:font-name="Courier New" fo:font-size="12pt" officeooo:paragraph-rsid="021e2db1" style:font-size-asian="12pt" style:font-name-complex="Courier New" style:font-size-complex="12pt"/>
    </style:style>
    <style:style style:name="P165" style:family="paragraph" style:parent-style-name="Standard">
      <style:paragraph-properties fo:margin-top="0in" fo:margin-bottom="0.1665in" style:contextual-spacing="false"/>
      <style:text-properties style:font-name="Courier New" fo:font-size="12pt" officeooo:paragraph-rsid="021f2321" style:font-size-asian="12pt" style:font-name-complex="Courier New" style:font-size-complex="12pt"/>
    </style:style>
    <style:style style:name="P166" style:family="paragraph" style:parent-style-name="Standard">
      <style:paragraph-properties fo:margin-top="0in" fo:margin-bottom="0.1665in" style:contextual-spacing="false"/>
      <style:text-properties style:font-name="Courier New" fo:font-size="12pt" officeooo:paragraph-rsid="0221cbe8" style:font-size-asian="12pt" style:font-name-complex="Courier New" style:font-size-complex="12pt"/>
    </style:style>
    <style:style style:name="P167" style:family="paragraph" style:parent-style-name="Standard">
      <style:paragraph-properties fo:margin-top="0in" fo:margin-bottom="0.1665in" style:contextual-spacing="false"/>
      <style:text-properties style:font-name="Courier New" fo:font-size="12pt" officeooo:paragraph-rsid="0223b1b8" style:font-size-asian="12pt" style:font-name-complex="Courier New" style:font-size-complex="12pt"/>
    </style:style>
    <style:style style:name="P168" style:family="paragraph" style:parent-style-name="Standard">
      <style:paragraph-properties fo:margin-top="0in" fo:margin-bottom="0.1665in" style:contextual-spacing="false"/>
      <style:text-properties style:font-name="Courier New" fo:font-size="12pt" officeooo:rsid="0227eb2b" officeooo:paragraph-rsid="0227eb2b" style:font-size-asian="12pt" style:font-name-complex="Courier New" style:font-size-complex="12pt"/>
    </style:style>
    <style:style style:name="P169" style:family="paragraph" style:parent-style-name="Standard">
      <style:paragraph-properties fo:margin-top="0in" fo:margin-bottom="0.1665in" style:contextual-spacing="false"/>
      <style:text-properties style:font-name="Courier New" fo:font-size="12pt" officeooo:rsid="0227eb2b" officeooo:paragraph-rsid="02283a3c" style:font-size-asian="12pt" style:font-name-complex="Courier New" style:font-size-complex="12pt"/>
    </style:style>
    <style:style style:name="P170" style:family="paragraph" style:parent-style-name="Standard">
      <style:paragraph-properties fo:margin-top="0in" fo:margin-bottom="0.1665in" style:contextual-spacing="false"/>
      <style:text-properties style:font-name="Courier New" fo:font-size="12pt" officeooo:rsid="0227eb2b" officeooo:paragraph-rsid="02478d8a" style:font-size-asian="12pt" style:font-name-complex="Courier New" style:font-size-complex="12pt"/>
    </style:style>
    <style:style style:name="P171" style:family="paragraph" style:parent-style-name="Standard">
      <style:paragraph-properties fo:margin-top="0in" fo:margin-bottom="0.1665in" style:contextual-spacing="false"/>
      <style:text-properties style:font-name="Courier New" fo:font-size="12pt" officeooo:rsid="02283a3c" officeooo:paragraph-rsid="02283a3c" style:font-size-asian="12pt" style:font-name-complex="Courier New" style:font-size-complex="12pt"/>
    </style:style>
    <style:style style:name="P172" style:family="paragraph" style:parent-style-name="Standard">
      <style:paragraph-properties fo:margin-top="0in" fo:margin-bottom="0.1665in" style:contextual-spacing="false"/>
      <style:text-properties style:font-name="Courier New" fo:font-size="12pt" officeooo:rsid="02283a3c" officeooo:paragraph-rsid="022a2a6c" style:font-size-asian="12pt" style:font-name-complex="Courier New" style:font-size-complex="12pt"/>
    </style:style>
    <style:style style:name="P173" style:family="paragraph" style:parent-style-name="Standard">
      <style:paragraph-properties fo:margin-top="0in" fo:margin-bottom="0.1665in" style:contextual-spacing="false"/>
      <style:text-properties style:font-name="Courier New" fo:font-size="12pt" officeooo:rsid="022df920" officeooo:paragraph-rsid="022df920" style:font-size-asian="12pt" style:font-name-complex="Courier New" style:font-size-complex="12pt"/>
    </style:style>
    <style:style style:name="P174" style:family="paragraph" style:parent-style-name="Standard">
      <style:paragraph-properties fo:margin-top="0in" fo:margin-bottom="0.1665in" style:contextual-spacing="false"/>
      <style:text-properties style:font-name="Courier New" fo:font-size="12pt" officeooo:rsid="02300db6" officeooo:paragraph-rsid="02300db6" style:font-size-asian="12pt" style:font-name-complex="Courier New" style:font-size-complex="12pt"/>
    </style:style>
    <style:style style:name="P175" style:family="paragraph" style:parent-style-name="Standard">
      <style:paragraph-properties fo:margin-top="0in" fo:margin-bottom="0.1665in" style:contextual-spacing="false"/>
      <style:text-properties style:font-name="Courier New" fo:font-size="12pt" officeooo:rsid="02300db6" officeooo:paragraph-rsid="0231765f" style:font-size-asian="12pt" style:font-name-complex="Courier New" style:font-size-complex="12pt"/>
    </style:style>
    <style:style style:name="P176" style:family="paragraph" style:parent-style-name="Standard">
      <style:paragraph-properties fo:margin-top="0in" fo:margin-bottom="0.1665in" style:contextual-spacing="false"/>
      <style:text-properties style:font-name="Courier New" fo:font-size="12pt" officeooo:rsid="0231765f" officeooo:paragraph-rsid="0231765f" style:font-size-asian="12pt" style:font-name-complex="Courier New" style:font-size-complex="12pt"/>
    </style:style>
    <style:style style:name="P177" style:family="paragraph" style:parent-style-name="Standard">
      <style:paragraph-properties fo:margin-top="0in" fo:margin-bottom="0.1665in" style:contextual-spacing="false"/>
      <style:text-properties style:font-name="Courier New" fo:font-size="12pt" officeooo:rsid="02348a3a" officeooo:paragraph-rsid="02355f09" style:font-size-asian="12pt" style:font-name-complex="Courier New" style:font-size-complex="12pt"/>
    </style:style>
    <style:style style:name="P178" style:family="paragraph" style:parent-style-name="Standard">
      <style:paragraph-properties fo:margin-top="0in" fo:margin-bottom="0.1665in" style:contextual-spacing="false"/>
      <style:text-properties style:font-name="Courier New" fo:font-size="12pt" officeooo:paragraph-rsid="02348a3a" style:font-size-asian="12pt" style:font-name-complex="Courier New" style:font-size-complex="12pt"/>
    </style:style>
    <style:style style:name="P179" style:family="paragraph" style:parent-style-name="Standard">
      <style:paragraph-properties fo:margin-top="0in" fo:margin-bottom="0.1665in" style:contextual-spacing="false"/>
      <style:text-properties style:font-name="Courier New" fo:font-size="12pt" officeooo:paragraph-rsid="02355f09" style:font-size-asian="12pt" style:font-name-complex="Courier New" style:font-size-complex="12pt"/>
    </style:style>
    <style:style style:name="P180" style:family="paragraph" style:parent-style-name="Standard">
      <style:paragraph-properties fo:margin-top="0in" fo:margin-bottom="0.1665in" style:contextual-spacing="false"/>
      <style:text-properties style:font-name="Courier New" fo:font-size="12pt" officeooo:paragraph-rsid="023859f9" style:font-size-asian="12pt" style:font-name-complex="Courier New" style:font-size-complex="12pt"/>
    </style:style>
    <style:style style:name="P181" style:family="paragraph" style:parent-style-name="Standard">
      <style:paragraph-properties fo:margin-top="0in" fo:margin-bottom="0.1665in" style:contextual-spacing="false"/>
      <style:text-properties style:font-name="Courier New" fo:font-size="12pt" officeooo:rsid="023a3123" officeooo:paragraph-rsid="023a3123" style:font-size-asian="12pt" style:font-name-complex="Courier New" style:font-size-complex="12pt"/>
    </style:style>
    <style:style style:name="P182" style:family="paragraph" style:parent-style-name="Standard">
      <style:paragraph-properties fo:margin-top="0in" fo:margin-bottom="0.1665in" style:contextual-spacing="false"/>
      <style:text-properties style:font-name="Courier New" fo:font-size="12pt" officeooo:rsid="023c21d9" officeooo:paragraph-rsid="023c21d9" style:font-size-asian="12pt" style:font-name-complex="Courier New" style:font-size-complex="12pt"/>
    </style:style>
    <style:style style:name="P183" style:family="paragraph" style:parent-style-name="Standard">
      <style:paragraph-properties fo:margin-top="0in" fo:margin-bottom="0.1665in" style:contextual-spacing="false"/>
      <style:text-properties style:font-name="Courier New" fo:font-size="12pt" officeooo:paragraph-rsid="024407da" style:font-size-asian="12pt" style:font-name-complex="Courier New" style:font-size-complex="12pt"/>
    </style:style>
    <style:style style:name="P184" style:family="paragraph" style:parent-style-name="Standard">
      <style:paragraph-properties fo:margin-top="0in" fo:margin-bottom="0.1665in" style:contextual-spacing="false"/>
      <style:text-properties style:font-name="Courier New" fo:font-size="12pt" officeooo:paragraph-rsid="024579a9" style:font-size-asian="12pt" style:font-name-complex="Courier New" style:font-size-complex="12pt"/>
    </style:style>
    <style:style style:name="P185" style:family="paragraph" style:parent-style-name="Standard">
      <style:paragraph-properties fo:margin-top="0in" fo:margin-bottom="0.1665in" style:contextual-spacing="false"/>
      <style:text-properties style:font-name="Courier New" fo:font-size="12pt" officeooo:rsid="01994fc2" officeooo:paragraph-rsid="01c65669" style:font-size-asian="12pt" style:font-name-complex="Courier New" style:font-size-complex="12pt"/>
    </style:style>
    <style:style style:name="P186" style:family="paragraph" style:parent-style-name="Standard">
      <style:paragraph-properties fo:margin-top="0in" fo:margin-bottom="0.1665in" style:contextual-spacing="false"/>
      <style:text-properties style:font-name="Courier New" fo:font-size="12pt" officeooo:rsid="01025dbe" officeooo:paragraph-rsid="01e09f85" style:font-size-asian="12pt" style:font-name-complex="Courier New" style:font-size-complex="12pt"/>
    </style:style>
    <style:style style:name="P187" style:family="paragraph" style:parent-style-name="Standard">
      <style:paragraph-properties fo:margin-top="0in" fo:margin-bottom="0.1665in" style:contextual-spacing="false"/>
      <style:text-properties style:font-name="Courier New" fo:font-size="12pt" officeooo:rsid="022a2a6c" officeooo:paragraph-rsid="022a2a6c" style:font-size-asian="12pt" style:font-name-complex="Courier New" style:font-size-complex="12pt"/>
    </style:style>
    <style:style style:name="P188" style:family="paragraph" style:parent-style-name="Standard">
      <style:paragraph-properties fo:margin-top="0in" fo:margin-bottom="0.1665in" style:contextual-spacing="false"/>
      <style:text-properties style:font-name="Courier New" fo:font-size="12pt" officeooo:rsid="0221cbe8" officeooo:paragraph-rsid="0221cbe8" style:font-size-asian="12pt" style:font-name-complex="Courier New" style:font-size-complex="12pt"/>
    </style:style>
    <style:style style:name="P189" style:family="paragraph" style:parent-style-name="Standard">
      <style:paragraph-properties fo:margin-top="0in" fo:margin-bottom="0.1665in" style:contextual-spacing="false"/>
      <style:text-properties style:font-name="Courier New" fo:font-size="12pt" officeooo:rsid="0221cbe8" officeooo:paragraph-rsid="02489486" style:font-size-asian="12pt" style:font-name-complex="Courier New" style:font-size-complex="12pt"/>
    </style:style>
    <style:style style:name="P190" style:family="paragraph" style:parent-style-name="Standard">
      <style:paragraph-properties fo:margin-top="0in" fo:margin-bottom="0.1665in" style:contextual-spacing="false"/>
      <style:text-properties style:font-name="Courier New" fo:font-size="12pt" officeooo:rsid="021e2db1" officeooo:paragraph-rsid="021e2db1" style:font-size-asian="12pt" style:font-name-complex="Courier New" style:font-size-complex="12pt"/>
    </style:style>
    <style:style style:name="P191" style:family="paragraph" style:parent-style-name="Standard">
      <style:paragraph-properties fo:margin-top="0in" fo:margin-bottom="0.1665in" style:contextual-spacing="false"/>
      <style:text-properties style:font-name="Courier New" fo:font-size="12pt" officeooo:rsid="021e2db1" officeooo:paragraph-rsid="02489486" style:font-size-asian="12pt" style:font-name-complex="Courier New" style:font-size-complex="12pt"/>
    </style:style>
    <style:style style:name="P192" style:family="paragraph" style:parent-style-name="Standard">
      <style:paragraph-properties fo:margin-top="0in" fo:margin-bottom="0.1665in" style:contextual-spacing="false"/>
      <style:text-properties style:font-name="Courier New" fo:font-size="12pt" officeooo:rsid="021f2321" officeooo:paragraph-rsid="02489486" style:font-size-asian="12pt" style:font-name-complex="Courier New" style:font-size-complex="12pt"/>
    </style:style>
    <style:style style:name="P193" style:family="paragraph" style:parent-style-name="Standard">
      <style:paragraph-properties fo:margin-top="0in" fo:margin-bottom="0.1665in" style:contextual-spacing="false"/>
      <style:text-properties style:font-name="Courier New" fo:font-size="12pt" officeooo:rsid="021e332b" officeooo:paragraph-rsid="02489486" style:font-size-asian="12pt" style:font-name-complex="Courier New" style:font-size-complex="12pt"/>
    </style:style>
    <style:style style:name="P194" style:family="paragraph" style:parent-style-name="Standard">
      <style:paragraph-properties fo:margin-top="0in" fo:margin-bottom="0.1665in" style:contextual-spacing="false"/>
      <style:text-properties style:font-name="Courier New" fo:font-size="12pt" officeooo:rsid="0220d661" officeooo:paragraph-rsid="02489486" style:font-size-asian="12pt" style:font-name-complex="Courier New" style:font-size-complex="12pt"/>
    </style:style>
    <style:style style:name="P195" style:family="paragraph" style:parent-style-name="Standard">
      <style:paragraph-properties fo:margin-top="0in" fo:margin-bottom="0.1665in" style:contextual-spacing="false"/>
      <style:text-properties style:font-name="Courier New" fo:font-size="12pt" officeooo:rsid="022d3bf8" officeooo:paragraph-rsid="02478d8a" style:font-size-asian="12pt" style:font-name-complex="Courier New" style:font-size-complex="12pt"/>
    </style:style>
    <style:style style:name="P196" style:family="paragraph" style:parent-style-name="Standard">
      <style:paragraph-properties fo:margin-top="0in" fo:margin-bottom="0.1665in" style:contextual-spacing="false"/>
      <style:text-properties style:font-name="Courier New" fo:font-size="12pt" officeooo:rsid="023859f9" officeooo:paragraph-rsid="023859f9" style:font-size-asian="12pt" style:font-name-complex="Courier New" style:font-size-complex="12pt"/>
    </style:style>
    <style:style style:name="P197" style:family="paragraph" style:parent-style-name="Standard">
      <style:paragraph-properties fo:margin-top="0in" fo:margin-bottom="0.1665in" style:contextual-spacing="false"/>
      <style:text-properties style:font-name="Courier New" fo:font-size="12pt" officeooo:rsid="02478d8a" officeooo:paragraph-rsid="02478d8a" style:font-size-asian="12pt" style:font-name-complex="Courier New" style:font-size-complex="12pt"/>
    </style:style>
    <style:style style:name="P198" style:family="paragraph" style:parent-style-name="Standard">
      <style:paragraph-properties fo:margin-top="0in" fo:margin-bottom="0.1665in" style:contextual-spacing="false"/>
      <style:text-properties style:font-name="Courier New" fo:font-size="12pt" officeooo:paragraph-rsid="02489486" style:font-size-asian="12pt" style:font-name-complex="Courier New" style:font-size-complex="12pt"/>
    </style:style>
    <style:style style:name="P199" style:family="paragraph" style:parent-style-name="Standard">
      <style:paragraph-properties fo:margin-top="0in" fo:margin-bottom="0.1665in" style:contextual-spacing="false"/>
      <style:text-properties style:font-name="Courier New" fo:font-size="12pt" officeooo:paragraph-rsid="02499116" style:font-size-asian="12pt" style:font-name-complex="Courier New" style:font-size-complex="12pt"/>
    </style:style>
    <style:style style:name="P200" style:family="paragraph" style:parent-style-name="Standard">
      <style:paragraph-properties fo:margin-top="0in" fo:margin-bottom="0.1665in" style:contextual-spacing="false"/>
      <style:text-properties style:font-name="Courier New" fo:font-size="12pt" officeooo:rsid="024bf79d" officeooo:paragraph-rsid="024bf79d" style:font-size-asian="12pt" style:font-name-complex="Courier New" style:font-size-complex="12pt"/>
    </style:style>
    <style:style style:name="P201" style:family="paragraph" style:parent-style-name="Standard">
      <style:paragraph-properties fo:margin-top="0in" fo:margin-bottom="0.1665in" style:contextual-spacing="false"/>
      <style:text-properties style:font-name="Courier New" fo:font-size="12pt" officeooo:paragraph-rsid="024ebc8e" style:font-size-asian="12pt" style:font-name-complex="Courier New" style:font-size-complex="12pt"/>
    </style:style>
    <style:style style:name="P202" style:family="paragraph" style:parent-style-name="Standard">
      <style:paragraph-properties fo:margin-top="0in" fo:margin-bottom="0.1665in" style:contextual-spacing="false"/>
      <style:text-properties style:font-name="Courier New" fo:font-size="12pt" officeooo:paragraph-rsid="025083d3" style:font-size-asian="12pt" style:font-name-complex="Courier New" style:font-size-complex="12pt"/>
    </style:style>
    <style:style style:name="P203" style:family="paragraph" style:parent-style-name="Standard">
      <style:paragraph-properties fo:margin-top="0in" fo:margin-bottom="0.1665in" style:contextual-spacing="false"/>
      <style:text-properties style:font-name="Courier New" fo:font-size="12pt" officeooo:paragraph-rsid="02511d54" style:font-size-asian="12pt" style:font-name-complex="Courier New" style:font-size-complex="12pt"/>
    </style:style>
    <style:style style:name="P204" style:family="paragraph" style:parent-style-name="Standard">
      <style:paragraph-properties fo:margin-top="0in" fo:margin-bottom="0.1665in" style:contextual-spacing="false"/>
      <style:text-properties style:font-name="Courier New" fo:font-size="12pt" officeooo:rsid="02511d54" officeooo:paragraph-rsid="02511d54" style:font-size-asian="12pt" style:font-name-complex="Courier New" style:font-size-complex="12pt"/>
    </style:style>
    <style:style style:name="P205" style:family="paragraph" style:parent-style-name="Standard">
      <style:paragraph-properties fo:margin-top="0in" fo:margin-bottom="0.1665in" style:contextual-spacing="false"/>
      <style:text-properties style:font-name="Courier New" fo:font-size="12pt" officeooo:paragraph-rsid="0253082a" style:font-size-asian="12pt" style:font-name-complex="Courier New" style:font-size-complex="12pt"/>
    </style:style>
    <style:style style:name="P206" style:family="paragraph" style:parent-style-name="Standard">
      <style:paragraph-properties fo:margin-top="0in" fo:margin-bottom="0.1665in" style:contextual-spacing="false"/>
      <style:text-properties style:font-name="Courier New" fo:font-size="12pt" officeooo:paragraph-rsid="0254158c" style:font-size-asian="12pt" style:font-name-complex="Courier New" style:font-size-complex="12pt"/>
    </style:style>
    <style:style style:name="P207" style:family="paragraph" style:parent-style-name="Standard">
      <style:paragraph-properties fo:margin-top="0in" fo:margin-bottom="0.1665in" style:contextual-spacing="false"/>
      <style:text-properties style:font-name="Courier New" fo:font-size="12pt" officeooo:paragraph-rsid="025527fa" style:font-size-asian="12pt" style:font-name-complex="Courier New" style:font-size-complex="12pt"/>
    </style:style>
    <style:style style:name="P208" style:family="paragraph" style:parent-style-name="Standard">
      <style:paragraph-properties fo:margin-top="0in" fo:margin-bottom="0.1665in" style:contextual-spacing="false"/>
      <style:text-properties style:font-name="Courier New" fo:font-size="12pt" officeooo:rsid="025527fa" officeooo:paragraph-rsid="025527fa" style:font-size-asian="12pt" style:font-name-complex="Courier New" style:font-size-complex="12pt"/>
    </style:style>
    <style:style style:name="P209" style:family="paragraph" style:parent-style-name="Standard">
      <style:paragraph-properties fo:margin-top="0in" fo:margin-bottom="0.1665in" style:contextual-spacing="false"/>
      <style:text-properties style:font-name="Courier New" fo:font-size="12pt" officeooo:rsid="025527fa" officeooo:paragraph-rsid="0256ca05" style:font-size-asian="12pt" style:font-name-complex="Courier New" style:font-size-complex="12pt"/>
    </style:style>
    <style:style style:name="P210" style:family="paragraph" style:parent-style-name="Standard">
      <style:paragraph-properties fo:margin-top="0in" fo:margin-bottom="0.1665in" style:contextual-spacing="false"/>
      <style:text-properties style:font-name="Courier New" fo:font-size="12pt" officeooo:paragraph-rsid="0255c715" style:font-size-asian="12pt" style:font-name-complex="Courier New" style:font-size-complex="12pt"/>
    </style:style>
    <style:style style:name="P211" style:family="paragraph" style:parent-style-name="Standard">
      <style:paragraph-properties fo:margin-top="0in" fo:margin-bottom="0.1665in" style:contextual-spacing="false"/>
      <style:text-properties style:font-name="Courier New" fo:font-size="12pt" officeooo:rsid="0255c715" officeooo:paragraph-rsid="0255c715" style:font-size-asian="12pt" style:font-name-complex="Courier New" style:font-size-complex="12pt"/>
    </style:style>
    <style:style style:name="P212" style:family="paragraph" style:parent-style-name="Standard">
      <style:paragraph-properties fo:margin-top="0in" fo:margin-bottom="0.1665in" style:contextual-spacing="false"/>
      <style:text-properties style:font-name="Courier New" fo:font-size="12pt" officeooo:paragraph-rsid="0256ca05" style:font-size-asian="12pt" style:font-name-complex="Courier New" style:font-size-complex="12pt"/>
    </style:style>
    <style:style style:name="P213" style:family="paragraph" style:parent-style-name="Standard">
      <style:paragraph-properties fo:margin-top="0in" fo:margin-bottom="0.1665in" style:contextual-spacing="false"/>
      <style:text-properties style:font-name="Courier New" fo:font-size="12pt" officeooo:paragraph-rsid="02572ca9" style:font-size-asian="12pt" style:font-name-complex="Courier New" style:font-size-complex="12pt"/>
    </style:style>
    <style:style style:name="P214" style:family="paragraph" style:parent-style-name="Standard">
      <style:paragraph-properties fo:margin-top="0in" fo:margin-bottom="0.1665in" style:contextual-spacing="false"/>
      <style:text-properties style:font-name="Courier New" fo:font-size="12pt" officeooo:rsid="02572ca9" officeooo:paragraph-rsid="02572ca9" style:font-size-asian="12pt" style:font-name-complex="Courier New" style:font-size-complex="12pt"/>
    </style:style>
    <style:style style:name="P215" style:family="paragraph" style:parent-style-name="Standard">
      <style:paragraph-properties fo:margin-top="0in" fo:margin-bottom="0.1665in" style:contextual-spacing="false"/>
      <style:text-properties style:font-name="Courier New" fo:font-size="12pt" officeooo:paragraph-rsid="0257d5da" style:font-size-asian="12pt" style:font-name-complex="Courier New" style:font-size-complex="12pt"/>
    </style:style>
    <style:style style:name="P216" style:family="paragraph" style:parent-style-name="Standard">
      <style:paragraph-properties fo:margin-top="0in" fo:margin-bottom="0.1665in" style:contextual-spacing="false"/>
      <style:text-properties style:font-name="Courier New" fo:font-size="12pt" officeooo:paragraph-rsid="0258b154" style:font-size-asian="12pt" style:font-name-complex="Courier New" style:font-size-complex="12pt"/>
    </style:style>
    <style:style style:name="P217" style:family="paragraph" style:parent-style-name="Standard">
      <style:paragraph-properties fo:margin-top="0in" fo:margin-bottom="0.1665in" style:contextual-spacing="false"/>
      <style:text-properties style:font-name="Courier New" fo:font-size="12pt" officeooo:paragraph-rsid="025b31f1" style:font-size-asian="12pt" style:font-name-complex="Courier New" style:font-size-complex="12pt"/>
    </style:style>
    <style:style style:name="P218" style:family="paragraph" style:parent-style-name="Standard">
      <style:paragraph-properties fo:margin-top="0in" fo:margin-bottom="0.1665in" style:contextual-spacing="false"/>
      <style:text-properties style:font-name="Courier New" fo:font-size="12pt" officeooo:paragraph-rsid="025d1963" style:font-size-asian="12pt" style:font-name-complex="Courier New" style:font-size-complex="12pt"/>
    </style:style>
    <style:style style:name="P219" style:family="paragraph" style:parent-style-name="Standard">
      <style:paragraph-properties fo:margin-top="0in" fo:margin-bottom="0.1665in" style:contextual-spacing="false"/>
      <style:text-properties style:font-name="Courier New" fo:font-size="12pt" officeooo:rsid="025d1963" officeooo:paragraph-rsid="025d1963" style:font-size-asian="12pt" style:font-name-complex="Courier New" style:font-size-complex="12pt"/>
    </style:style>
    <style:style style:name="P220" style:family="paragraph" style:parent-style-name="Standard">
      <style:paragraph-properties fo:margin-top="0in" fo:margin-bottom="0.1665in" style:contextual-spacing="false"/>
      <style:text-properties style:font-name="Courier New" fo:font-size="12pt" officeooo:paragraph-rsid="025d5509" style:font-size-asian="12pt" style:font-name-complex="Courier New" style:font-size-complex="12pt"/>
    </style:style>
    <style:style style:name="P221" style:family="paragraph" style:parent-style-name="Standard">
      <style:paragraph-properties fo:margin-top="0in" fo:margin-bottom="0.1665in" style:contextual-spacing="false"/>
      <style:text-properties style:font-name="Courier New" fo:font-size="12pt" officeooo:paragraph-rsid="025f017f" style:font-size-asian="12pt" style:font-name-complex="Courier New" style:font-size-complex="12pt"/>
    </style:style>
    <style:style style:name="P222" style:family="paragraph" style:parent-style-name="Standard">
      <style:paragraph-properties fo:margin-top="0in" fo:margin-bottom="0.1665in" style:contextual-spacing="false"/>
      <style:text-properties style:font-name="Courier New" fo:font-size="12pt" officeooo:rsid="02355f09" officeooo:paragraph-rsid="02355f09" style:font-size-asian="12pt" style:font-name-complex="Courier New" style:font-size-complex="12pt"/>
    </style:style>
    <style:style style:name="P223" style:family="paragraph" style:parent-style-name="Standard">
      <style:paragraph-properties fo:margin-top="0in" fo:margin-bottom="0.1665in" style:contextual-spacing="false"/>
      <style:text-properties style:font-name="Courier New" fo:font-size="12pt" officeooo:rsid="024a9e54" officeooo:paragraph-rsid="024a9e54" style:font-size-asian="12pt" style:font-name-complex="Courier New" style:font-size-complex="12pt"/>
    </style:style>
    <style:style style:name="P224" style:family="paragraph" style:parent-style-name="Standard">
      <style:paragraph-properties fo:margin-top="0in" fo:margin-bottom="0.1665in" style:contextual-spacing="false"/>
      <style:text-properties style:font-name="Courier New" fo:font-size="12pt" officeooo:rsid="0253082a" officeooo:paragraph-rsid="0253082a" style:font-size-asian="12pt" style:font-name-complex="Courier New" style:font-size-complex="12pt"/>
    </style:style>
    <style:style style:name="P225" style:family="paragraph" style:parent-style-name="Standard">
      <style:paragraph-properties fo:margin-top="0in" fo:margin-bottom="0.1665in" style:contextual-spacing="false"/>
      <style:text-properties style:font-name="Courier New" fo:font-size="12pt" officeooo:rsid="02697670" officeooo:paragraph-rsid="02697670" style:font-size-asian="12pt" style:font-name-complex="Courier New" style:font-size-complex="12pt"/>
    </style:style>
    <style:style style:name="P226" style:family="paragraph" style:parent-style-name="Standard">
      <style:paragraph-properties fo:margin-top="0in" fo:margin-bottom="0.1665in" style:contextual-spacing="false"/>
      <style:text-properties style:font-name="Courier New" fo:font-size="12pt" officeooo:rsid="0026a0f3" officeooo:paragraph-rsid="01724151" style:font-size-asian="12pt" style:font-name-complex="Courier New" style:font-size-complex="12pt"/>
    </style:style>
    <style:style style:name="P227" style:family="paragraph" style:parent-style-name="Standard">
      <style:paragraph-properties fo:margin-top="0in" fo:margin-bottom="0.1665in" style:contextual-spacing="false"/>
      <style:text-properties style:font-name="Courier New" fo:font-size="12pt" officeooo:paragraph-rsid="027d51be" style:font-size-asian="12pt" style:font-name-complex="Courier New" style:font-size-complex="12pt"/>
    </style:style>
    <style:style style:name="P228" style:family="paragraph" style:parent-style-name="Standard">
      <style:paragraph-properties fo:margin-top="0in" fo:margin-bottom="0.1665in" style:contextual-spacing="false"/>
      <style:text-properties style:font-name="Courier New" fo:font-size="12pt" officeooo:rsid="028098c0" officeooo:paragraph-rsid="028098c0" style:font-size-asian="12pt" style:font-name-complex="Courier New" style:font-size-complex="12pt"/>
    </style:style>
    <style:style style:name="P229" style:family="paragraph" style:parent-style-name="Standard">
      <style:paragraph-properties fo:margin-top="0in" fo:margin-bottom="0.1665in" style:contextual-spacing="false"/>
      <style:text-properties style:font-name="Courier New" fo:font-size="12pt" officeooo:rsid="0285cd1f" officeooo:paragraph-rsid="0285cd1f" style:font-size-asian="12pt" style:font-name-complex="Courier New" style:font-size-complex="12pt"/>
    </style:style>
    <style:style style:name="P230" style:family="paragraph" style:parent-style-name="Standard">
      <style:paragraph-properties fo:margin-top="0in" fo:margin-bottom="0.1665in" style:contextual-spacing="false"/>
      <style:text-properties style:font-name="Courier New" fo:font-size="12pt" officeooo:rsid="028c23ff" officeooo:paragraph-rsid="028c23ff" style:font-size-asian="12pt" style:font-name-complex="Courier New" style:font-size-complex="12pt"/>
    </style:style>
    <style:style style:name="P231" style:family="paragraph" style:parent-style-name="Standard">
      <style:paragraph-properties fo:margin-top="0in" fo:margin-bottom="0.1665in" style:contextual-spacing="false"/>
      <style:text-properties style:font-name="Courier New" fo:font-size="12pt" officeooo:rsid="028d743d" officeooo:paragraph-rsid="028d743d" style:font-size-asian="12pt" style:font-name-complex="Courier New" style:font-size-complex="12pt"/>
    </style:style>
    <style:style style:name="P232" style:family="paragraph" style:parent-style-name="Standard">
      <style:paragraph-properties fo:margin-top="0in" fo:margin-bottom="0.1665in" style:contextual-spacing="false"/>
      <style:text-properties style:font-name="Courier New" fo:font-size="12pt" officeooo:rsid="02916075" officeooo:paragraph-rsid="02916075" style:font-size-asian="12pt" style:font-name-complex="Courier New" style:font-size-complex="12pt"/>
    </style:style>
    <style:style style:name="P233" style:family="paragraph" style:parent-style-name="Standard">
      <style:paragraph-properties fo:margin-top="0in" fo:margin-bottom="0.1665in" style:contextual-spacing="false"/>
      <style:text-properties style:font-name="Courier New" style:font-name-complex="Courier New" style:font-size-complex="12pt"/>
    </style:style>
    <style:style style:name="P234" style:family="paragraph" style:parent-style-name="Standard">
      <style:paragraph-properties fo:margin-top="0in" fo:margin-bottom="0.1665in" style:contextual-spacing="false"/>
      <style:text-properties style:font-name="Courier New" officeooo:paragraph-rsid="02300db6" style:font-name-complex="Courier New" style:font-size-complex="12pt"/>
    </style:style>
    <style:style style:name="P235" style:family="paragraph" style:parent-style-name="Standard">
      <style:paragraph-properties fo:margin-top="0in" fo:margin-bottom="0.1665in" style:contextual-spacing="false"/>
      <style:text-properties officeooo:paragraph-rsid="0021c9c5"/>
    </style:style>
    <style:style style:name="P236" style:family="paragraph" style:parent-style-name="Standard">
      <style:paragraph-properties fo:margin-top="0in" fo:margin-bottom="0.1665in" style:contextual-spacing="false"/>
      <style:text-properties officeooo:paragraph-rsid="00235583"/>
    </style:style>
    <style:style style:name="P237" style:family="paragraph" style:parent-style-name="Standard">
      <style:paragraph-properties fo:margin-top="0in" fo:margin-bottom="0.1665in" style:contextual-spacing="false"/>
      <style:text-properties officeooo:paragraph-rsid="002543ac"/>
    </style:style>
    <style:style style:name="P238" style:family="paragraph" style:parent-style-name="Standard">
      <style:paragraph-properties fo:margin-top="0in" fo:margin-bottom="0.1665in" style:contextual-spacing="false"/>
      <style:text-properties officeooo:paragraph-rsid="002892cd"/>
    </style:style>
    <style:style style:name="P239" style:family="paragraph" style:parent-style-name="Standard">
      <style:paragraph-properties fo:margin-top="0in" fo:margin-bottom="0.1665in" style:contextual-spacing="false"/>
      <style:text-properties officeooo:paragraph-rsid="0029c29e"/>
    </style:style>
    <style:style style:name="P240" style:family="paragraph" style:parent-style-name="Standard">
      <style:paragraph-properties fo:margin-top="0in" fo:margin-bottom="0.1665in" style:contextual-spacing="false"/>
      <style:text-properties officeooo:paragraph-rsid="002c937b"/>
    </style:style>
    <style:style style:name="P241" style:family="paragraph" style:parent-style-name="Standard">
      <style:paragraph-properties fo:margin-top="0in" fo:margin-bottom="0.1665in" style:contextual-spacing="false"/>
      <style:text-properties officeooo:paragraph-rsid="0030ddbf"/>
    </style:style>
    <style:style style:name="P242" style:family="paragraph" style:parent-style-name="Standard">
      <style:paragraph-properties fo:margin-top="0in" fo:margin-bottom="0.1665in" style:contextual-spacing="false"/>
      <style:text-properties officeooo:paragraph-rsid="0031a1b0"/>
    </style:style>
    <style:style style:name="P243" style:family="paragraph" style:parent-style-name="Standard">
      <style:paragraph-properties fo:margin-top="0in" fo:margin-bottom="0.1665in" style:contextual-spacing="false"/>
      <style:text-properties officeooo:paragraph-rsid="0032479d"/>
    </style:style>
    <style:style style:name="P244" style:family="paragraph" style:parent-style-name="Standard">
      <style:paragraph-properties fo:margin-top="0in" fo:margin-bottom="0.1665in" style:contextual-spacing="false"/>
      <style:text-properties officeooo:rsid="00341cbb" officeooo:paragraph-rsid="00341cbb"/>
    </style:style>
    <style:style style:name="P245" style:family="paragraph" style:parent-style-name="Standard">
      <style:paragraph-properties fo:margin-top="0in" fo:margin-bottom="0.1665in" style:contextual-spacing="false"/>
      <style:text-properties officeooo:paragraph-rsid="0034e00e"/>
    </style:style>
    <style:style style:name="P246" style:family="paragraph" style:parent-style-name="Standard">
      <style:paragraph-properties fo:margin-top="0in" fo:margin-bottom="0.1665in" style:contextual-spacing="false"/>
      <style:text-properties officeooo:paragraph-rsid="00358be0"/>
    </style:style>
    <style:style style:name="P247" style:family="paragraph" style:parent-style-name="Standard">
      <style:paragraph-properties fo:margin-top="0in" fo:margin-bottom="0.1665in" style:contextual-spacing="false"/>
      <style:text-properties officeooo:paragraph-rsid="00377970"/>
    </style:style>
    <style:style style:name="P248" style:family="paragraph" style:parent-style-name="Standard">
      <style:paragraph-properties fo:margin-top="0in" fo:margin-bottom="0.1665in" style:contextual-spacing="false"/>
      <style:text-properties officeooo:paragraph-rsid="003a49b0"/>
    </style:style>
    <style:style style:name="P249" style:family="paragraph" style:parent-style-name="Standard">
      <style:paragraph-properties fo:margin-top="0in" fo:margin-bottom="0.1665in" style:contextual-spacing="false"/>
      <style:text-properties officeooo:rsid="003a49b0" officeooo:paragraph-rsid="003a49b0"/>
    </style:style>
    <style:style style:name="P250" style:family="paragraph" style:parent-style-name="Standard">
      <style:paragraph-properties fo:margin-top="0in" fo:margin-bottom="0.1665in" style:contextual-spacing="false"/>
      <style:text-properties officeooo:paragraph-rsid="003b5934"/>
    </style:style>
    <style:style style:name="P251" style:family="paragraph" style:parent-style-name="Standard">
      <style:paragraph-properties fo:margin-top="0in" fo:margin-bottom="0.1665in" style:contextual-spacing="false"/>
      <style:text-properties officeooo:paragraph-rsid="003d391a"/>
    </style:style>
    <style:style style:name="P252" style:family="paragraph" style:parent-style-name="Standard">
      <style:paragraph-properties fo:margin-top="0in" fo:margin-bottom="0.1665in" style:contextual-spacing="false"/>
      <style:text-properties officeooo:paragraph-rsid="00410755"/>
    </style:style>
    <style:style style:name="P253" style:family="paragraph" style:parent-style-name="Standard">
      <style:paragraph-properties fo:margin-top="0in" fo:margin-bottom="0.1665in" style:contextual-spacing="false"/>
      <style:text-properties officeooo:paragraph-rsid="00428607"/>
    </style:style>
    <style:style style:name="P254" style:family="paragraph" style:parent-style-name="Standard">
      <style:paragraph-properties fo:margin-top="0in" fo:margin-bottom="0.1665in" style:contextual-spacing="false"/>
      <style:text-properties officeooo:rsid="00428607" officeooo:paragraph-rsid="00428607"/>
    </style:style>
    <style:style style:name="P255" style:family="paragraph" style:parent-style-name="Standard">
      <style:paragraph-properties fo:margin-top="0in" fo:margin-bottom="0.1665in" style:contextual-spacing="false"/>
      <style:text-properties officeooo:paragraph-rsid="00447cf6"/>
    </style:style>
    <style:style style:name="P256" style:family="paragraph" style:parent-style-name="Standard">
      <style:paragraph-properties fo:margin-top="0in" fo:margin-bottom="0.1665in" style:contextual-spacing="false"/>
      <style:text-properties officeooo:paragraph-rsid="00489a88"/>
    </style:style>
    <style:style style:name="P257" style:family="paragraph" style:parent-style-name="Standard">
      <style:paragraph-properties fo:margin-top="0in" fo:margin-bottom="0.1665in" style:contextual-spacing="false"/>
      <style:text-properties officeooo:paragraph-rsid="00492e46"/>
    </style:style>
    <style:style style:name="P258" style:family="paragraph" style:parent-style-name="Standard">
      <style:paragraph-properties fo:margin-top="0in" fo:margin-bottom="0.1665in" style:contextual-spacing="false"/>
      <style:text-properties officeooo:paragraph-rsid="0049d003"/>
    </style:style>
    <style:style style:name="P259" style:family="paragraph" style:parent-style-name="Standard">
      <style:paragraph-properties fo:margin-top="0in" fo:margin-bottom="0.1665in" style:contextual-spacing="false"/>
      <style:text-properties officeooo:rsid="004ad16f" officeooo:paragraph-rsid="004ad16f"/>
    </style:style>
    <style:style style:name="P260" style:family="paragraph" style:parent-style-name="Standard">
      <style:paragraph-properties fo:margin-top="0in" fo:margin-bottom="0.1665in" style:contextual-spacing="false"/>
      <style:text-properties officeooo:paragraph-rsid="004bfd2c"/>
    </style:style>
    <style:style style:name="P261" style:family="paragraph" style:parent-style-name="Standard">
      <style:paragraph-properties fo:margin-top="0in" fo:margin-bottom="0.1665in" style:contextual-spacing="false"/>
      <style:text-properties officeooo:paragraph-rsid="004d7e5d"/>
    </style:style>
    <style:style style:name="P262" style:family="paragraph" style:parent-style-name="Standard">
      <style:paragraph-properties fo:margin-top="0in" fo:margin-bottom="0.1665in" style:contextual-spacing="false"/>
      <style:text-properties officeooo:paragraph-rsid="004dc5a0"/>
    </style:style>
    <style:style style:name="P263" style:family="paragraph" style:parent-style-name="Standard">
      <style:paragraph-properties fo:margin-top="0in" fo:margin-bottom="0.1665in" style:contextual-spacing="false"/>
      <style:text-properties officeooo:rsid="004dc5a0" officeooo:paragraph-rsid="004dc5a0"/>
    </style:style>
    <style:style style:name="P264" style:family="paragraph" style:parent-style-name="Standard">
      <style:paragraph-properties fo:margin-top="0in" fo:margin-bottom="0.1665in" style:contextual-spacing="false"/>
      <style:text-properties officeooo:rsid="004dc5a0" officeooo:paragraph-rsid="00e5468d"/>
    </style:style>
    <style:style style:name="P265" style:family="paragraph" style:parent-style-name="Standard">
      <style:paragraph-properties fo:margin-top="0in" fo:margin-bottom="0.1665in" style:contextual-spacing="false"/>
      <style:text-properties officeooo:paragraph-rsid="004e91de"/>
    </style:style>
    <style:style style:name="P266" style:family="paragraph" style:parent-style-name="Standard">
      <style:paragraph-properties fo:margin-top="0in" fo:margin-bottom="0.1665in" style:contextual-spacing="false"/>
      <style:text-properties officeooo:rsid="004e91de" officeooo:paragraph-rsid="004e91de"/>
    </style:style>
    <style:style style:name="P267" style:family="paragraph" style:parent-style-name="Standard">
      <style:paragraph-properties fo:margin-top="0in" fo:margin-bottom="0.1665in" style:contextual-spacing="false"/>
      <style:text-properties officeooo:rsid="004fc3d3" officeooo:paragraph-rsid="004fc3d3"/>
    </style:style>
    <style:style style:name="P268" style:family="paragraph" style:parent-style-name="Standard">
      <style:paragraph-properties fo:margin-top="0in" fo:margin-bottom="0.1665in" style:contextual-spacing="false"/>
      <style:text-properties officeooo:paragraph-rsid="005486aa"/>
    </style:style>
    <style:style style:name="P269" style:family="paragraph" style:parent-style-name="Standard">
      <style:paragraph-properties fo:margin-top="0in" fo:margin-bottom="0.1665in" style:contextual-spacing="false"/>
      <style:text-properties officeooo:paragraph-rsid="00559830"/>
    </style:style>
    <style:style style:name="P270" style:family="paragraph" style:parent-style-name="Standard">
      <style:paragraph-properties fo:margin-top="0in" fo:margin-bottom="0.1665in" style:contextual-spacing="false"/>
      <style:text-properties officeooo:paragraph-rsid="00586bb7"/>
    </style:style>
    <style:style style:name="P271" style:family="paragraph" style:parent-style-name="Standard">
      <style:paragraph-properties fo:margin-top="0in" fo:margin-bottom="0.1665in" style:contextual-spacing="false"/>
      <style:text-properties officeooo:paragraph-rsid="005a5c30"/>
    </style:style>
    <style:style style:name="P272" style:family="paragraph" style:parent-style-name="Standard">
      <style:paragraph-properties fo:margin-top="0in" fo:margin-bottom="0.1665in" style:contextual-spacing="false"/>
      <style:text-properties officeooo:paragraph-rsid="005b4e25"/>
    </style:style>
    <style:style style:name="P273" style:family="paragraph" style:parent-style-name="Standard">
      <style:paragraph-properties fo:margin-top="0in" fo:margin-bottom="0.1665in" style:contextual-spacing="false"/>
      <style:text-properties officeooo:paragraph-rsid="005f84b1"/>
    </style:style>
    <style:style style:name="P274" style:family="paragraph" style:parent-style-name="Standard">
      <style:paragraph-properties fo:margin-top="0in" fo:margin-bottom="0.1665in" style:contextual-spacing="false"/>
      <style:text-properties officeooo:paragraph-rsid="00614393"/>
    </style:style>
    <style:style style:name="P275" style:family="paragraph" style:parent-style-name="Standard">
      <style:paragraph-properties fo:margin-top="0in" fo:margin-bottom="0.1665in" style:contextual-spacing="false"/>
      <style:text-properties officeooo:paragraph-rsid="00649a9f"/>
    </style:style>
    <style:style style:name="P276" style:family="paragraph" style:parent-style-name="Standard">
      <style:paragraph-properties fo:margin-top="0in" fo:margin-bottom="0.1665in" style:contextual-spacing="false"/>
      <style:text-properties officeooo:paragraph-rsid="006e2cd5"/>
    </style:style>
    <style:style style:name="P277" style:family="paragraph" style:parent-style-name="Standard">
      <style:paragraph-properties fo:margin-top="0in" fo:margin-bottom="0.1665in" style:contextual-spacing="false"/>
      <style:text-properties officeooo:paragraph-rsid="0072e6b6"/>
    </style:style>
    <style:style style:name="P278" style:family="paragraph" style:parent-style-name="Standard">
      <style:paragraph-properties fo:margin-top="0in" fo:margin-bottom="0.1665in" style:contextual-spacing="false"/>
      <style:text-properties officeooo:paragraph-rsid="007a3e7f"/>
    </style:style>
    <style:style style:name="P279" style:family="paragraph" style:parent-style-name="Standard">
      <style:paragraph-properties fo:margin-top="0in" fo:margin-bottom="0.1665in" style:contextual-spacing="false"/>
      <style:text-properties officeooo:paragraph-rsid="0083dcc7"/>
    </style:style>
    <style:style style:name="P280" style:family="paragraph" style:parent-style-name="Standard">
      <style:paragraph-properties fo:margin-top="0in" fo:margin-bottom="0.1665in" style:contextual-spacing="false"/>
      <style:text-properties officeooo:paragraph-rsid="008cc2cd"/>
    </style:style>
    <style:style style:name="P281" style:family="paragraph" style:parent-style-name="Standard">
      <style:paragraph-properties fo:margin-top="0in" fo:margin-bottom="0.1665in" style:contextual-spacing="false"/>
      <style:text-properties officeooo:paragraph-rsid="008f3d00"/>
    </style:style>
    <style:style style:name="P282" style:family="paragraph" style:parent-style-name="Standard">
      <style:paragraph-properties fo:margin-top="0in" fo:margin-bottom="0.1665in" style:contextual-spacing="false"/>
      <style:text-properties officeooo:paragraph-rsid="00931ef8"/>
    </style:style>
    <style:style style:name="P283" style:family="paragraph" style:parent-style-name="Standard">
      <style:paragraph-properties fo:margin-top="0in" fo:margin-bottom="0.1665in" style:contextual-spacing="false"/>
      <style:text-properties officeooo:paragraph-rsid="0096b980"/>
    </style:style>
    <style:style style:name="P284" style:family="paragraph" style:parent-style-name="Standard">
      <style:paragraph-properties fo:margin-top="0in" fo:margin-bottom="0.1665in" style:contextual-spacing="false"/>
      <style:text-properties officeooo:paragraph-rsid="0099368f"/>
    </style:style>
    <style:style style:name="P285" style:family="paragraph" style:parent-style-name="Standard">
      <style:paragraph-properties fo:margin-top="0in" fo:margin-bottom="0.1665in" style:contextual-spacing="false"/>
      <style:text-properties officeooo:paragraph-rsid="009dcd84"/>
    </style:style>
    <style:style style:name="P286" style:family="paragraph" style:parent-style-name="Standard">
      <style:paragraph-properties fo:margin-top="0in" fo:margin-bottom="0.1665in" style:contextual-spacing="false"/>
      <style:text-properties officeooo:paragraph-rsid="009eae5c"/>
    </style:style>
    <style:style style:name="P287" style:family="paragraph" style:parent-style-name="Standard">
      <style:paragraph-properties fo:margin-top="0in" fo:margin-bottom="0.1665in" style:contextual-spacing="false"/>
      <style:text-properties officeooo:paragraph-rsid="00ac280a"/>
    </style:style>
    <style:style style:name="P288" style:family="paragraph" style:parent-style-name="Standard">
      <style:paragraph-properties fo:margin-top="0in" fo:margin-bottom="0.1665in" style:contextual-spacing="false"/>
      <style:text-properties officeooo:paragraph-rsid="00adb049"/>
    </style:style>
    <style:style style:name="P289" style:family="paragraph" style:parent-style-name="Standard">
      <style:paragraph-properties fo:margin-top="0in" fo:margin-bottom="0.1665in" style:contextual-spacing="false"/>
      <style:text-properties officeooo:paragraph-rsid="00b04e84"/>
    </style:style>
    <style:style style:name="P290" style:family="paragraph" style:parent-style-name="Standard">
      <style:paragraph-properties fo:margin-top="0in" fo:margin-bottom="0.1665in" style:contextual-spacing="false"/>
      <style:text-properties officeooo:paragraph-rsid="00b502f2"/>
    </style:style>
    <style:style style:name="P291" style:family="paragraph" style:parent-style-name="Standard">
      <style:paragraph-properties fo:margin-top="0in" fo:margin-bottom="0.1665in" style:contextual-spacing="false"/>
      <style:text-properties officeooo:paragraph-rsid="00b5bdd3"/>
    </style:style>
    <style:style style:name="P292" style:family="paragraph" style:parent-style-name="Standard">
      <style:paragraph-properties fo:margin-top="0in" fo:margin-bottom="0.1665in" style:contextual-spacing="false"/>
      <style:text-properties officeooo:paragraph-rsid="00b608dc"/>
    </style:style>
    <style:style style:name="P293" style:family="paragraph" style:parent-style-name="Standard">
      <style:paragraph-properties fo:margin-top="0in" fo:margin-bottom="0.1665in" style:contextual-spacing="false"/>
      <style:text-properties officeooo:rsid="00b608dc" officeooo:paragraph-rsid="00b608dc"/>
    </style:style>
    <style:style style:name="P294" style:family="paragraph" style:parent-style-name="Standard">
      <style:paragraph-properties fo:margin-top="0in" fo:margin-bottom="0.1665in" style:contextual-spacing="false"/>
      <style:text-properties officeooo:paragraph-rsid="00ba3cd3"/>
    </style:style>
    <style:style style:name="P295" style:family="paragraph" style:parent-style-name="Standard">
      <style:paragraph-properties fo:margin-top="0in" fo:margin-bottom="0.1665in" style:contextual-spacing="false"/>
      <style:text-properties officeooo:paragraph-rsid="00c9ba0e"/>
    </style:style>
    <style:style style:name="P296" style:family="paragraph" style:parent-style-name="Standard">
      <style:paragraph-properties fo:margin-top="0in" fo:margin-bottom="0.1665in" style:contextual-spacing="false"/>
      <style:text-properties officeooo:rsid="00c9ba0e" officeooo:paragraph-rsid="00cced37"/>
    </style:style>
    <style:style style:name="P297" style:family="paragraph" style:parent-style-name="Standard">
      <style:paragraph-properties fo:margin-top="0in" fo:margin-bottom="0.1665in" style:contextual-spacing="false"/>
      <style:text-properties officeooo:paragraph-rsid="00cced37"/>
    </style:style>
    <style:style style:name="P298" style:family="paragraph" style:parent-style-name="Standard">
      <style:paragraph-properties fo:margin-top="0in" fo:margin-bottom="0.1665in" style:contextual-spacing="false"/>
      <style:text-properties officeooo:rsid="00cced37" officeooo:paragraph-rsid="00cced37"/>
    </style:style>
    <style:style style:name="P299" style:family="paragraph" style:parent-style-name="Standard">
      <style:paragraph-properties fo:margin-top="0in" fo:margin-bottom="0.1665in" style:contextual-spacing="false"/>
      <style:text-properties officeooo:paragraph-rsid="00cf0870"/>
    </style:style>
    <style:style style:name="P300" style:family="paragraph" style:parent-style-name="Standard">
      <style:paragraph-properties fo:margin-top="0in" fo:margin-bottom="0.1665in" style:contextual-spacing="false"/>
      <style:text-properties officeooo:rsid="00d202e3" officeooo:paragraph-rsid="00d7ae67"/>
    </style:style>
    <style:style style:name="P301" style:family="paragraph" style:parent-style-name="Standard">
      <style:paragraph-properties fo:margin-top="0in" fo:margin-bottom="0.1665in" style:contextual-spacing="false"/>
      <style:text-properties officeooo:paragraph-rsid="00e5468d"/>
    </style:style>
    <style:style style:name="P302" style:family="paragraph" style:parent-style-name="Standard">
      <style:paragraph-properties fo:margin-top="0in" fo:margin-bottom="0.1665in" style:contextual-spacing="false"/>
      <style:text-properties officeooo:paragraph-rsid="00eb5b37"/>
    </style:style>
    <style:style style:name="P303" style:family="paragraph" style:parent-style-name="Standard">
      <style:paragraph-properties fo:margin-top="0in" fo:margin-bottom="0.1665in" style:contextual-spacing="false"/>
      <style:text-properties officeooo:paragraph-rsid="00ed1d2d"/>
    </style:style>
    <style:style style:name="P304" style:family="paragraph" style:parent-style-name="Standard">
      <style:paragraph-properties fo:margin-top="0in" fo:margin-bottom="0.1665in" style:contextual-spacing="false"/>
      <style:text-properties officeooo:paragraph-rsid="00ef36e7"/>
    </style:style>
    <style:style style:name="P305" style:family="paragraph" style:parent-style-name="Standard">
      <style:paragraph-properties fo:margin-top="0in" fo:margin-bottom="0.1665in" style:contextual-spacing="false"/>
      <style:text-properties officeooo:paragraph-rsid="00f19577"/>
    </style:style>
    <style:style style:name="P306" style:family="paragraph" style:parent-style-name="Standard">
      <style:paragraph-properties fo:margin-top="0in" fo:margin-bottom="0.1665in" style:contextual-spacing="false"/>
      <style:text-properties officeooo:paragraph-rsid="00f920ca"/>
    </style:style>
    <style:style style:name="P307" style:family="paragraph" style:parent-style-name="Standard">
      <style:paragraph-properties fo:margin-top="0in" fo:margin-bottom="0.1665in" style:contextual-spacing="false"/>
      <style:text-properties officeooo:paragraph-rsid="00f99835"/>
    </style:style>
    <style:style style:name="P308" style:family="paragraph" style:parent-style-name="Standard">
      <style:paragraph-properties fo:margin-top="0in" fo:margin-bottom="0.1665in" style:contextual-spacing="false"/>
      <style:text-properties officeooo:paragraph-rsid="01025dbe"/>
    </style:style>
    <style:style style:name="P309" style:family="paragraph" style:parent-style-name="Standard">
      <style:paragraph-properties fo:margin-top="0in" fo:margin-bottom="0.1665in" style:contextual-spacing="false"/>
      <style:text-properties officeooo:paragraph-rsid="01033b29"/>
    </style:style>
    <style:style style:name="P310" style:family="paragraph" style:parent-style-name="Standard">
      <style:paragraph-properties fo:margin-top="0in" fo:margin-bottom="0.1665in" style:contextual-spacing="false"/>
      <style:text-properties officeooo:paragraph-rsid="0108a687"/>
    </style:style>
    <style:style style:name="P311" style:family="paragraph" style:parent-style-name="Standard">
      <style:paragraph-properties fo:margin-top="0in" fo:margin-bottom="0.1665in" style:contextual-spacing="false"/>
      <style:text-properties officeooo:paragraph-rsid="010baa96"/>
    </style:style>
    <style:style style:name="P312" style:family="paragraph" style:parent-style-name="Standard">
      <style:paragraph-properties fo:margin-top="0in" fo:margin-bottom="0.1665in" style:contextual-spacing="false"/>
      <style:text-properties officeooo:paragraph-rsid="010d6bfe"/>
    </style:style>
    <style:style style:name="P313" style:family="paragraph" style:parent-style-name="Standard">
      <style:paragraph-properties fo:margin-top="0in" fo:margin-bottom="0.1665in" style:contextual-spacing="false"/>
      <style:text-properties officeooo:paragraph-rsid="010ef351"/>
    </style:style>
    <style:style style:name="P314" style:family="paragraph" style:parent-style-name="Standard">
      <style:paragraph-properties fo:margin-top="0in" fo:margin-bottom="0.1665in" style:contextual-spacing="false"/>
      <style:text-properties officeooo:paragraph-rsid="0115a9e7"/>
    </style:style>
    <style:style style:name="P315" style:family="paragraph" style:parent-style-name="Standard">
      <style:paragraph-properties fo:margin-top="0in" fo:margin-bottom="0.1665in" style:contextual-spacing="false"/>
      <style:text-properties officeooo:paragraph-rsid="01184ef5"/>
    </style:style>
    <style:style style:name="P316" style:family="paragraph" style:parent-style-name="Standard">
      <style:paragraph-properties fo:margin-top="0in" fo:margin-bottom="0.1665in" style:contextual-spacing="false"/>
      <style:text-properties officeooo:paragraph-rsid="011c1959"/>
    </style:style>
    <style:style style:name="P317" style:family="paragraph" style:parent-style-name="Standard">
      <style:paragraph-properties fo:margin-top="0in" fo:margin-bottom="0.1665in" style:contextual-spacing="false"/>
      <style:text-properties officeooo:rsid="011c4a7f" officeooo:paragraph-rsid="011c4a7f"/>
    </style:style>
    <style:style style:name="P318" style:family="paragraph" style:parent-style-name="Standard">
      <style:paragraph-properties fo:margin-top="0in" fo:margin-bottom="0.1665in" style:contextual-spacing="false"/>
      <style:text-properties officeooo:rsid="011f46d1" officeooo:paragraph-rsid="011f46d1"/>
    </style:style>
    <style:style style:name="P319" style:family="paragraph" style:parent-style-name="Standard">
      <style:paragraph-properties fo:margin-top="0in" fo:margin-bottom="0.1665in" style:contextual-spacing="false"/>
      <style:text-properties officeooo:rsid="011f46d1" officeooo:paragraph-rsid="01210e6f"/>
    </style:style>
    <style:style style:name="P320" style:family="paragraph" style:parent-style-name="Standard">
      <style:paragraph-properties fo:margin-top="0in" fo:margin-bottom="0.1665in" style:contextual-spacing="false"/>
      <style:text-properties officeooo:paragraph-rsid="01203ff7"/>
    </style:style>
    <style:style style:name="P321" style:family="paragraph" style:parent-style-name="Standard">
      <style:paragraph-properties fo:margin-top="0in" fo:margin-bottom="0.1665in" style:contextual-spacing="false"/>
      <style:text-properties officeooo:paragraph-rsid="0125a674"/>
    </style:style>
    <style:style style:name="P322" style:family="paragraph" style:parent-style-name="Standard">
      <style:paragraph-properties fo:margin-top="0in" fo:margin-bottom="0.1665in" style:contextual-spacing="false"/>
      <style:text-properties officeooo:rsid="01277c73" officeooo:paragraph-rsid="0129eb7e"/>
    </style:style>
    <style:style style:name="P323" style:family="paragraph" style:parent-style-name="Standard">
      <style:paragraph-properties fo:margin-top="0in" fo:margin-bottom="0.1665in" style:contextual-spacing="false"/>
      <style:text-properties officeooo:rsid="01277c73" officeooo:paragraph-rsid="012cb45e"/>
    </style:style>
    <style:style style:name="P324" style:family="paragraph" style:parent-style-name="Standard">
      <style:paragraph-properties fo:margin-top="0in" fo:margin-bottom="0.1665in" style:contextual-spacing="false"/>
      <style:text-properties officeooo:paragraph-rsid="01293fcb"/>
    </style:style>
    <style:style style:name="P325" style:family="paragraph" style:parent-style-name="Standard">
      <style:paragraph-properties fo:margin-top="0in" fo:margin-bottom="0.1665in" style:contextual-spacing="false"/>
      <style:text-properties officeooo:paragraph-rsid="012b51a3"/>
    </style:style>
    <style:style style:name="P326" style:family="paragraph" style:parent-style-name="Standard">
      <style:paragraph-properties fo:margin-top="0in" fo:margin-bottom="0.1665in" style:contextual-spacing="false"/>
      <style:text-properties officeooo:paragraph-rsid="01318d68"/>
    </style:style>
    <style:style style:name="P327" style:family="paragraph" style:parent-style-name="Standard">
      <style:paragraph-properties fo:margin-top="0in" fo:margin-bottom="0.1665in" style:contextual-spacing="false"/>
      <style:text-properties officeooo:paragraph-rsid="0132fd1d"/>
    </style:style>
    <style:style style:name="P328" style:family="paragraph" style:parent-style-name="Standard">
      <style:paragraph-properties fo:margin-top="0in" fo:margin-bottom="0.1665in" style:contextual-spacing="false"/>
      <style:text-properties officeooo:paragraph-rsid="0174294c"/>
    </style:style>
    <style:style style:name="P329" style:family="paragraph" style:parent-style-name="Standard">
      <style:paragraph-properties fo:margin-top="0in" fo:margin-bottom="0.1665in" style:contextual-spacing="false"/>
      <style:text-properties officeooo:rsid="017597f4" officeooo:paragraph-rsid="017597f4"/>
    </style:style>
    <style:style style:name="P330" style:family="paragraph" style:parent-style-name="Standard">
      <style:paragraph-properties fo:margin-top="0in" fo:margin-bottom="0.1665in" style:contextual-spacing="false"/>
      <style:text-properties officeooo:paragraph-rsid="017597f4"/>
    </style:style>
    <style:style style:name="P331" style:family="paragraph" style:parent-style-name="Standard">
      <style:paragraph-properties fo:margin-top="0in" fo:margin-bottom="0.1665in" style:contextual-spacing="false"/>
      <style:text-properties officeooo:paragraph-rsid="017a90b4"/>
    </style:style>
    <style:style style:name="P332" style:family="paragraph" style:parent-style-name="Standard">
      <style:paragraph-properties fo:margin-top="0in" fo:margin-bottom="0.1665in" style:contextual-spacing="false"/>
      <style:text-properties officeooo:paragraph-rsid="017df5f8"/>
    </style:style>
    <style:style style:name="P333" style:family="paragraph" style:parent-style-name="Standard">
      <style:paragraph-properties fo:margin-top="0in" fo:margin-bottom="0.1665in" style:contextual-spacing="false"/>
      <style:text-properties officeooo:paragraph-rsid="01877413"/>
    </style:style>
    <style:style style:name="P334" style:family="paragraph" style:parent-style-name="Standard">
      <style:paragraph-properties fo:margin-top="0in" fo:margin-bottom="0.1665in" style:contextual-spacing="false"/>
      <style:text-properties officeooo:paragraph-rsid="018a8d69"/>
    </style:style>
    <style:style style:name="P335" style:family="paragraph" style:parent-style-name="Standard">
      <style:paragraph-properties fo:margin-top="0in" fo:margin-bottom="0.1665in" style:contextual-spacing="false"/>
      <style:text-properties officeooo:paragraph-rsid="019b0edc"/>
    </style:style>
    <style:style style:name="P336" style:family="paragraph" style:parent-style-name="Standard">
      <style:paragraph-properties fo:margin-top="0in" fo:margin-bottom="0.1665in" style:contextual-spacing="false"/>
      <style:text-properties officeooo:paragraph-rsid="01be6508"/>
    </style:style>
    <style:style style:name="P337" style:family="paragraph" style:parent-style-name="Standard">
      <style:paragraph-properties fo:margin-top="0in" fo:margin-bottom="0.1665in" style:contextual-spacing="false"/>
      <style:text-properties officeooo:paragraph-rsid="01c65669"/>
    </style:style>
    <style:style style:name="P338" style:family="paragraph" style:parent-style-name="Standard">
      <style:paragraph-properties fo:margin-top="0in" fo:margin-bottom="0.1665in" style:contextual-spacing="false"/>
      <style:text-properties officeooo:paragraph-rsid="01c847d5"/>
    </style:style>
    <style:style style:name="P339" style:family="paragraph" style:parent-style-name="Standard">
      <style:paragraph-properties fo:margin-top="0in" fo:margin-bottom="0.1665in" style:contextual-spacing="false"/>
      <style:text-properties officeooo:paragraph-rsid="00e82c95"/>
    </style:style>
    <style:style style:name="P340" style:family="paragraph" style:parent-style-name="Standard">
      <style:paragraph-properties fo:margin-top="0in" fo:margin-bottom="0.1665in" style:contextual-spacing="false"/>
      <style:text-properties officeooo:paragraph-rsid="01dae698"/>
    </style:style>
    <style:style style:name="P341" style:family="paragraph" style:parent-style-name="Standard">
      <style:paragraph-properties fo:margin-top="0in" fo:margin-bottom="0.1665in" style:contextual-spacing="false"/>
      <style:text-properties officeooo:paragraph-rsid="01e09f85"/>
    </style:style>
    <style:style style:name="P342" style:family="paragraph" style:parent-style-name="Standard">
      <style:paragraph-properties fo:margin-top="0in" fo:margin-bottom="0.1665in" style:contextual-spacing="false"/>
      <style:text-properties officeooo:paragraph-rsid="01e6fc71"/>
    </style:style>
    <style:style style:name="P343" style:family="paragraph" style:parent-style-name="Standard">
      <style:paragraph-properties fo:margin-top="0in" fo:margin-bottom="0.1665in" style:contextual-spacing="false"/>
      <style:text-properties officeooo:paragraph-rsid="0268755c"/>
    </style:style>
    <style:style style:name="P344" style:family="paragraph" style:parent-style-name="Standard">
      <style:paragraph-properties fo:margin-top="0in" fo:margin-bottom="0.1665in" style:contextual-spacing="false"/>
      <style:text-properties officeooo:paragraph-rsid="026c9657"/>
    </style:style>
    <style:style style:name="P345" style:family="paragraph" style:parent-style-name="Standard">
      <style:paragraph-properties fo:margin-top="0in" fo:margin-bottom="0.1665in" style:contextual-spacing="false"/>
      <style:text-properties officeooo:paragraph-rsid="026dddec"/>
    </style:style>
    <style:style style:name="P346" style:family="paragraph" style:parent-style-name="Standard">
      <style:paragraph-properties fo:margin-top="0in" fo:margin-bottom="0.1665in" style:contextual-spacing="false"/>
      <style:text-properties officeooo:paragraph-rsid="027448a7"/>
    </style:style>
    <style:style style:name="P347" style:family="paragraph" style:parent-style-name="Standard">
      <style:paragraph-properties fo:margin-top="0in" fo:margin-bottom="0.1665in" style:contextual-spacing="false"/>
      <style:text-properties officeooo:paragraph-rsid="0282502a"/>
    </style:style>
    <style:style style:name="P348" style:family="paragraph" style:parent-style-name="Standard">
      <style:paragraph-properties fo:margin-top="0in" fo:margin-bottom="0.1665in" style:contextual-spacing="false"/>
      <style:text-properties officeooo:paragraph-rsid="028c23ff"/>
    </style:style>
    <style:style style:name="P349" style:family="paragraph" style:parent-style-name="Standard">
      <style:paragraph-properties fo:margin-top="0in" fo:margin-bottom="0.1665in" style:contextual-spacing="false"/>
      <style:text-properties officeooo:paragraph-rsid="028d2701"/>
    </style:style>
    <style:style style:name="P350" style:family="paragraph" style:parent-style-name="Standard">
      <style:paragraph-properties fo:margin-top="0in" fo:margin-bottom="0.1665in" style:contextual-spacing="false"/>
      <style:text-properties officeooo:rsid="028d743d" officeooo:paragraph-rsid="028d743d"/>
    </style:style>
    <style:style style:name="P351" style:family="paragraph" style:parent-style-name="Standard">
      <style:paragraph-properties fo:margin-top="0in" fo:margin-bottom="0.1665in" style:contextual-spacing="false"/>
      <style:text-properties officeooo:rsid="028d743d" officeooo:paragraph-rsid="028ec5b2"/>
    </style:style>
    <style:style style:name="P352" style:family="paragraph" style:parent-style-name="Standard">
      <style:paragraph-properties fo:margin-top="0in" fo:margin-bottom="0.1665in" style:contextual-spacing="false"/>
      <style:text-properties officeooo:rsid="028d743d" officeooo:paragraph-rsid="0293f852"/>
    </style:style>
    <style:style style:name="P353" style:family="paragraph" style:parent-style-name="Standard">
      <style:paragraph-properties fo:margin-top="0in" fo:margin-bottom="0.1665in" style:contextual-spacing="false"/>
      <style:text-properties officeooo:rsid="02959970" officeooo:paragraph-rsid="02959970"/>
    </style:style>
    <style:style style:name="P354" style:family="paragraph" style:parent-style-name="Standard">
      <style:paragraph-properties fo:margin-top="0in" fo:margin-bottom="0.1665in" style:contextual-spacing="false"/>
      <style:text-properties officeooo:paragraph-rsid="0296ffd9"/>
    </style:style>
    <style:style style:name="P355" style:family="paragraph" style:parent-style-name="Standard">
      <style:paragraph-properties fo:margin-left="0in" fo:margin-right="0in" fo:text-indent="2in" style:auto-text-indent="false"/>
    </style:style>
    <style:style style:name="P356"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paragraph-rsid="00235583"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rsid="002892cd" officeooo:paragraph-rsid="002892cd"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rsid="0029c29e" officeooo:paragraph-rsid="0029c29e"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paragraph-rsid="002fd1a3"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rsid="002fd1a3" officeooo:paragraph-rsid="002fd1a3"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rsid="0030ddbf" officeooo:paragraph-rsid="0030ddbf"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rsid="00489a88" officeooo:paragraph-rsid="00489a88"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paragraph-rsid="0048f312"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049d003" officeooo:paragraph-rsid="0049d003"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rsid="0049d003" officeooo:paragraph-rsid="027448a7"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paragraph-rsid="00743847"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rsid="007c6b38" officeooo:paragraph-rsid="007c6b38"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rsid="0083865c" officeooo:paragraph-rsid="00857bdc"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paragraph-rsid="00857bdc"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rsid="00ef36e7" officeooo:paragraph-rsid="00f19577"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paragraph-rsid="00f99835"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paragraph-rsid="00fee84b"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paragraph-rsid="0030ddbf"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rsid="003b5934" officeooo:paragraph-rsid="003b5934"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rsid="00428607" officeooo:paragraph-rsid="00428607"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rsid="0130abb4" officeooo:paragraph-rsid="0132fd1d"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paragraph-rsid="0135c32e"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rsid="01409c18" officeooo:paragraph-rsid="014588a7"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paragraph-rsid="01478bb8"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rsid="014e6202" officeooo:paragraph-rsid="01c030bf"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rsid="0150d7c9" officeooo:paragraph-rsid="0159caf3"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rsid="0160ea8a" officeooo:paragraph-rsid="01619d6c"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160ea8a" officeooo:paragraph-rsid="01c030bf"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paragraph-rsid="017614c9"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rsid="017614c9" officeooo:paragraph-rsid="017614c9"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rsid="01b91f30" officeooo:paragraph-rsid="01b91f30"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paragraph-rsid="021e2db1"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rsid="021e2db1" officeooo:paragraph-rsid="021e2db1"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paragraph-rsid="021e332b"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paragraph-rsid="021f2321"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style:font-name="Courier New" fo:font-size="12pt" officeooo:rsid="021f2321" officeooo:paragraph-rsid="021f2321" style:font-size-asian="12pt" style:font-name-complex="Courier New" style:font-size-complex="12pt"/>
    </style:style>
    <style:style style:name="P531" style:family="paragraph" style:parent-style-name="Standard">
      <style:paragraph-properties fo:margin-left="0in" fo:margin-right="0in" fo:text-indent="2in" style:auto-text-indent="false"/>
      <style:text-properties style:font-name="Courier New" fo:font-size="12pt" officeooo:paragraph-rsid="0221cbe8" style:font-size-asian="12pt" style:font-name-complex="Courier New" style:font-size-complex="12pt"/>
    </style:style>
    <style:style style:name="P532" style:family="paragraph" style:parent-style-name="Standard">
      <style:paragraph-properties fo:margin-left="0in" fo:margin-right="0in" fo:text-indent="2in" style:auto-text-indent="false"/>
      <style:text-properties style:font-name="Courier New" fo:font-size="12pt" officeooo:rsid="0221cbe8" officeooo:paragraph-rsid="0221cbe8" style:font-size-asian="12pt" style:font-name-complex="Courier New" style:font-size-complex="12pt"/>
    </style:style>
    <style:style style:name="P533" style:family="paragraph" style:parent-style-name="Standard">
      <style:paragraph-properties fo:margin-left="0in" fo:margin-right="0in" fo:text-indent="2in" style:auto-text-indent="false"/>
      <style:text-properties style:font-name="Courier New" fo:font-size="12pt" officeooo:paragraph-rsid="0225261f" style:font-size-asian="12pt" style:font-name-complex="Courier New" style:font-size-complex="12pt"/>
    </style:style>
    <style:style style:name="P534" style:family="paragraph" style:parent-style-name="Standard">
      <style:paragraph-properties fo:margin-left="0in" fo:margin-right="0in" fo:text-indent="2in" style:auto-text-indent="false"/>
      <style:text-properties style:font-name="Courier New" fo:font-size="12pt" officeooo:paragraph-rsid="0227eb2b" style:font-size-asian="12pt" style:font-name-complex="Courier New" style:font-size-complex="12pt"/>
    </style:style>
    <style:style style:name="P535" style:family="paragraph" style:parent-style-name="Standard">
      <style:paragraph-properties fo:margin-left="0in" fo:margin-right="0in" fo:text-indent="2in" style:auto-text-indent="false"/>
      <style:text-properties style:font-name="Courier New" fo:font-size="12pt" officeooo:paragraph-rsid="02283a3c" style:font-size-asian="12pt" style:font-name-complex="Courier New" style:font-size-complex="12pt"/>
    </style:style>
    <style:style style:name="P536" style:family="paragraph" style:parent-style-name="Standard">
      <style:paragraph-properties fo:margin-left="0in" fo:margin-right="0in" fo:text-indent="2in" style:auto-text-indent="false"/>
      <style:text-properties style:font-name="Courier New" fo:font-size="12pt" officeooo:rsid="022af6fb" officeooo:paragraph-rsid="022af6fb" style:font-size-asian="12pt" style:font-name-complex="Courier New" style:font-size-complex="12pt"/>
    </style:style>
    <style:style style:name="P537" style:family="paragraph" style:parent-style-name="Standard">
      <style:paragraph-properties fo:margin-left="0in" fo:margin-right="0in" fo:text-indent="2in" style:auto-text-indent="false"/>
      <style:text-properties style:font-name="Courier New" fo:font-size="12pt" officeooo:paragraph-rsid="022d3bf8" style:font-size-asian="12pt" style:font-name-complex="Courier New" style:font-size-complex="12pt"/>
    </style:style>
    <style:style style:name="P538" style:family="paragraph" style:parent-style-name="Standard">
      <style:paragraph-properties fo:margin-left="0in" fo:margin-right="0in" fo:text-indent="2in" style:auto-text-indent="false"/>
      <style:text-properties style:font-name="Courier New" fo:font-size="12pt" officeooo:paragraph-rsid="0231765f" style:font-size-asian="12pt" style:font-name-complex="Courier New" style:font-size-complex="12pt"/>
    </style:style>
    <style:style style:name="P539" style:family="paragraph" style:parent-style-name="Standard">
      <style:paragraph-properties fo:margin-left="0in" fo:margin-right="0in" fo:text-indent="2in" style:auto-text-indent="false"/>
      <style:text-properties style:font-name="Courier New" fo:font-size="12pt" officeooo:rsid="0231765f" officeooo:paragraph-rsid="0231765f" style:font-size-asian="12pt" style:font-name-complex="Courier New" style:font-size-complex="12pt"/>
    </style:style>
    <style:style style:name="P540" style:family="paragraph" style:parent-style-name="Standard">
      <style:paragraph-properties fo:margin-left="0in" fo:margin-right="0in" fo:text-indent="2in" style:auto-text-indent="false"/>
      <style:text-properties style:font-name="Courier New" fo:font-size="12pt" officeooo:rsid="02348a3a" officeooo:paragraph-rsid="02348a3a" style:font-size-asian="12pt" style:font-name-complex="Courier New" style:font-size-complex="12pt"/>
    </style:style>
    <style:style style:name="P541" style:family="paragraph" style:parent-style-name="Standard">
      <style:paragraph-properties fo:margin-left="0in" fo:margin-right="0in" fo:text-indent="2in" style:auto-text-indent="false"/>
      <style:text-properties style:font-name="Courier New" fo:font-size="12pt" officeooo:paragraph-rsid="02348a3a" style:font-size-asian="12pt" style:font-name-complex="Courier New" style:font-size-complex="12pt"/>
    </style:style>
    <style:style style:name="P542" style:family="paragraph" style:parent-style-name="Standard">
      <style:paragraph-properties fo:margin-left="0in" fo:margin-right="0in" fo:text-indent="2in" style:auto-text-indent="false"/>
      <style:text-properties style:font-name="Courier New" fo:font-size="12pt" officeooo:paragraph-rsid="02355f09" style:font-size-asian="12pt" style:font-name-complex="Courier New" style:font-size-complex="12pt"/>
    </style:style>
    <style:style style:name="P543" style:family="paragraph" style:parent-style-name="Standard">
      <style:paragraph-properties fo:margin-left="0in" fo:margin-right="0in" fo:text-indent="2in" style:auto-text-indent="false"/>
      <style:text-properties style:font-name="Courier New" fo:font-size="12pt" officeooo:paragraph-rsid="02378efd" style:font-size-asian="12pt" style:font-name-complex="Courier New" style:font-size-complex="12pt"/>
    </style:style>
    <style:style style:name="P544" style:family="paragraph" style:parent-style-name="Standard">
      <style:paragraph-properties fo:margin-left="0in" fo:margin-right="0in" fo:text-indent="2in" style:auto-text-indent="false"/>
      <style:text-properties style:font-name="Courier New" fo:font-size="12pt" officeooo:rsid="02378efd" officeooo:paragraph-rsid="02378efd" style:font-size-asian="12pt" style:font-name-complex="Courier New" style:font-size-complex="12pt"/>
    </style:style>
    <style:style style:name="P545" style:family="paragraph" style:parent-style-name="Standard">
      <style:paragraph-properties fo:margin-left="0in" fo:margin-right="0in" fo:text-indent="2in" style:auto-text-indent="false"/>
      <style:text-properties style:font-name="Courier New" fo:font-size="12pt" officeooo:paragraph-rsid="023859f9" style:font-size-asian="12pt" style:font-name-complex="Courier New" style:font-size-complex="12pt"/>
    </style:style>
    <style:style style:name="P546" style:family="paragraph" style:parent-style-name="Standard">
      <style:paragraph-properties fo:margin-left="0in" fo:margin-right="0in" fo:text-indent="2in" style:auto-text-indent="false"/>
      <style:text-properties style:font-name="Courier New" fo:font-size="12pt" officeooo:paragraph-rsid="023be590" style:font-size-asian="12pt" style:font-name-complex="Courier New" style:font-size-complex="12pt"/>
    </style:style>
    <style:style style:name="P547" style:family="paragraph" style:parent-style-name="Standard">
      <style:paragraph-properties fo:margin-left="0in" fo:margin-right="0in" fo:text-indent="2in" style:auto-text-indent="false"/>
      <style:text-properties style:font-name="Courier New" fo:font-size="12pt" officeooo:paragraph-rsid="02417f55" style:font-size-asian="12pt" style:font-name-complex="Courier New" style:font-size-complex="12pt"/>
    </style:style>
    <style:style style:name="P548" style:family="paragraph" style:parent-style-name="Standard">
      <style:paragraph-properties fo:margin-left="0in" fo:margin-right="0in" fo:text-indent="2in" style:auto-text-indent="false"/>
      <style:text-properties style:font-name="Courier New" fo:font-size="12pt" officeooo:paragraph-rsid="024579a9" style:font-size-asian="12pt" style:font-name-complex="Courier New" style:font-size-complex="12pt"/>
    </style:style>
    <style:style style:name="P549"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550" style:family="paragraph" style:parent-style-name="Standard">
      <style:paragraph-properties fo:margin-left="0in" fo:margin-right="0in" fo:text-indent="2in" style:auto-text-indent="false"/>
      <style:text-properties style:font-name="Courier New" fo:font-size="12pt" officeooo:rsid="022d3bf8" officeooo:paragraph-rsid="02478d8a" style:font-size-asian="12pt" style:font-name-complex="Courier New" style:font-size-complex="12pt"/>
    </style:style>
    <style:style style:name="P551" style:family="paragraph" style:parent-style-name="Standard">
      <style:paragraph-properties fo:margin-left="0in" fo:margin-right="0in" fo:text-indent="2in" style:auto-text-indent="false"/>
      <style:text-properties style:font-name="Courier New" fo:font-size="12pt" officeooo:rsid="0227eb2b" officeooo:paragraph-rsid="02478d8a" style:font-size-asian="12pt" style:font-name-complex="Courier New" style:font-size-complex="12pt"/>
    </style:style>
    <style:style style:name="P552" style:family="paragraph" style:parent-style-name="Standard">
      <style:paragraph-properties fo:margin-left="0in" fo:margin-right="0in" fo:text-indent="2in" style:auto-text-indent="false"/>
      <style:text-properties style:font-name="Courier New" fo:font-size="12pt" officeooo:paragraph-rsid="02478d8a" style:font-size-asian="12pt" style:font-name-complex="Courier New" style:font-size-complex="12pt"/>
    </style:style>
    <style:style style:name="P553" style:family="paragraph" style:parent-style-name="Standard">
      <style:paragraph-properties fo:margin-left="0in" fo:margin-right="0in" fo:text-indent="2in" style:auto-text-indent="false"/>
      <style:text-properties style:font-name="Courier New" fo:font-size="12pt" officeooo:paragraph-rsid="02489486" style:font-size-asian="12pt" style:font-name-complex="Courier New" style:font-size-complex="12pt"/>
    </style:style>
    <style:style style:name="P554" style:family="paragraph" style:parent-style-name="Standard">
      <style:paragraph-properties fo:margin-left="0in" fo:margin-right="0in" fo:text-indent="2in" style:auto-text-indent="false"/>
      <style:text-properties style:font-name="Courier New" fo:font-size="12pt" officeooo:paragraph-rsid="02499116" style:font-size-asian="12pt" style:font-name-complex="Courier New" style:font-size-complex="12pt"/>
    </style:style>
    <style:style style:name="P555" style:family="paragraph" style:parent-style-name="Standard">
      <style:paragraph-properties fo:margin-left="0in" fo:margin-right="0in" fo:text-indent="2in" style:auto-text-indent="false"/>
      <style:text-properties style:font-name="Courier New" fo:font-size="12pt" officeooo:rsid="02499116" officeooo:paragraph-rsid="02499116" style:font-size-asian="12pt" style:font-name-complex="Courier New" style:font-size-complex="12pt"/>
    </style:style>
    <style:style style:name="P556" style:family="paragraph" style:parent-style-name="Standard">
      <style:paragraph-properties fo:margin-left="0in" fo:margin-right="0in" fo:text-indent="2in" style:auto-text-indent="false"/>
      <style:text-properties style:font-name="Courier New" fo:font-size="12pt" officeooo:rsid="024a9e54" officeooo:paragraph-rsid="024a9e54" style:font-size-asian="12pt" style:font-name-complex="Courier New" style:font-size-complex="12pt"/>
    </style:style>
    <style:style style:name="P557" style:family="paragraph" style:parent-style-name="Standard">
      <style:paragraph-properties fo:margin-left="0in" fo:margin-right="0in" fo:text-indent="2in" style:auto-text-indent="false"/>
      <style:text-properties style:font-name="Courier New" fo:font-size="12pt" officeooo:paragraph-rsid="024bf79d" style:font-size-asian="12pt" style:font-name-complex="Courier New" style:font-size-complex="12pt"/>
    </style:style>
    <style:style style:name="P558" style:family="paragraph" style:parent-style-name="Standard">
      <style:paragraph-properties fo:margin-left="0in" fo:margin-right="0in" fo:text-indent="2in" style:auto-text-indent="false"/>
      <style:text-properties style:font-name="Courier New" fo:font-size="12pt" officeooo:rsid="024bf79d" officeooo:paragraph-rsid="024bf79d" style:font-size-asian="12pt" style:font-name-complex="Courier New" style:font-size-complex="12pt"/>
    </style:style>
    <style:style style:name="P559" style:family="paragraph" style:parent-style-name="Standard">
      <style:paragraph-properties fo:margin-left="0in" fo:margin-right="0in" fo:text-indent="2in" style:auto-text-indent="false"/>
      <style:text-properties style:font-name="Courier New" fo:font-size="12pt" officeooo:rsid="024d2f9a" officeooo:paragraph-rsid="024d2f9a" style:font-size-asian="12pt" style:font-name-complex="Courier New" style:font-size-complex="12pt"/>
    </style:style>
    <style:style style:name="P560" style:family="paragraph" style:parent-style-name="Standard">
      <style:paragraph-properties fo:margin-left="0in" fo:margin-right="0in" fo:text-indent="2in" style:auto-text-indent="false"/>
      <style:text-properties style:font-name="Courier New" fo:font-size="12pt" officeooo:paragraph-rsid="024d2f9a" style:font-size-asian="12pt" style:font-name-complex="Courier New" style:font-size-complex="12pt"/>
    </style:style>
    <style:style style:name="P561" style:family="paragraph" style:parent-style-name="Standard">
      <style:paragraph-properties fo:margin-left="0in" fo:margin-right="0in" fo:text-indent="2in" style:auto-text-indent="false"/>
      <style:text-properties style:font-name="Courier New" fo:font-size="12pt" officeooo:paragraph-rsid="024ebc8e" style:font-size-asian="12pt" style:font-name-complex="Courier New" style:font-size-complex="12pt"/>
    </style:style>
    <style:style style:name="P562" style:family="paragraph" style:parent-style-name="Standard">
      <style:paragraph-properties fo:margin-left="0in" fo:margin-right="0in" fo:text-indent="2in" style:auto-text-indent="false"/>
      <style:text-properties style:font-name="Courier New" fo:font-size="12pt" officeooo:rsid="024f24b6" officeooo:paragraph-rsid="024f24b6" style:font-size-asian="12pt" style:font-name-complex="Courier New" style:font-size-complex="12pt"/>
    </style:style>
    <style:style style:name="P563" style:family="paragraph" style:parent-style-name="Standard">
      <style:paragraph-properties fo:margin-left="0in" fo:margin-right="0in" fo:text-indent="2in" style:auto-text-indent="false"/>
      <style:text-properties style:font-name="Courier New" fo:font-size="12pt" officeooo:rsid="02511d54" officeooo:paragraph-rsid="02511d54" style:font-size-asian="12pt" style:font-name-complex="Courier New" style:font-size-complex="12pt"/>
    </style:style>
    <style:style style:name="P564" style:family="paragraph" style:parent-style-name="Standard">
      <style:paragraph-properties fo:margin-left="0in" fo:margin-right="0in" fo:text-indent="2in" style:auto-text-indent="false"/>
      <style:text-properties style:font-name="Courier New" fo:font-size="12pt" officeooo:rsid="02511d54" officeooo:paragraph-rsid="0253082a" style:font-size-asian="12pt" style:font-name-complex="Courier New" style:font-size-complex="12pt"/>
    </style:style>
    <style:style style:name="P565" style:family="paragraph" style:parent-style-name="Standard">
      <style:paragraph-properties fo:margin-left="0in" fo:margin-right="0in" fo:text-indent="2in" style:auto-text-indent="false"/>
      <style:text-properties style:font-name="Courier New" fo:font-size="12pt" officeooo:rsid="02511d54" officeooo:paragraph-rsid="0254158c" style:font-size-asian="12pt" style:font-name-complex="Courier New" style:font-size-complex="12pt"/>
    </style:style>
    <style:style style:name="P566" style:family="paragraph" style:parent-style-name="Standard">
      <style:paragraph-properties fo:margin-left="0in" fo:margin-right="0in" fo:text-indent="2in" style:auto-text-indent="false"/>
      <style:text-properties style:font-name="Courier New" fo:font-size="12pt" officeooo:rsid="02511d54" officeooo:paragraph-rsid="025527fa" style:font-size-asian="12pt" style:font-name-complex="Courier New" style:font-size-complex="12pt"/>
    </style:style>
    <style:style style:name="P567" style:family="paragraph" style:parent-style-name="Standard">
      <style:paragraph-properties fo:margin-left="0in" fo:margin-right="0in" fo:text-indent="2in" style:auto-text-indent="false"/>
      <style:text-properties style:font-name="Courier New" fo:font-size="12pt" officeooo:rsid="02511d54" officeooo:paragraph-rsid="0255c715" style:font-size-asian="12pt" style:font-name-complex="Courier New" style:font-size-complex="12pt"/>
    </style:style>
    <style:style style:name="P568" style:family="paragraph" style:parent-style-name="Standard">
      <style:paragraph-properties fo:margin-left="0in" fo:margin-right="0in" fo:text-indent="2in" style:auto-text-indent="false"/>
      <style:text-properties style:font-name="Courier New" fo:font-size="12pt" officeooo:rsid="02511d54" officeooo:paragraph-rsid="0256ca05" style:font-size-asian="12pt" style:font-name-complex="Courier New" style:font-size-complex="12pt"/>
    </style:style>
    <style:style style:name="P569" style:family="paragraph" style:parent-style-name="Standard">
      <style:paragraph-properties fo:margin-left="0in" fo:margin-right="0in" fo:text-indent="2in" style:auto-text-indent="false"/>
      <style:text-properties style:font-name="Courier New" fo:font-size="12pt" officeooo:rsid="02511d54" officeooo:paragraph-rsid="02572ca9" style:font-size-asian="12pt" style:font-name-complex="Courier New" style:font-size-complex="12pt"/>
    </style:style>
    <style:style style:name="P570" style:family="paragraph" style:parent-style-name="Standard">
      <style:paragraph-properties fo:margin-left="0in" fo:margin-right="0in" fo:text-indent="2in" style:auto-text-indent="false"/>
      <style:text-properties style:font-name="Courier New" fo:font-size="12pt" officeooo:rsid="02511d54" officeooo:paragraph-rsid="0257d5da" style:font-size-asian="12pt" style:font-name-complex="Courier New" style:font-size-complex="12pt"/>
    </style:style>
    <style:style style:name="P571" style:family="paragraph" style:parent-style-name="Standard">
      <style:paragraph-properties fo:margin-left="0in" fo:margin-right="0in" fo:text-indent="2in" style:auto-text-indent="false"/>
      <style:text-properties style:font-name="Courier New" fo:font-size="12pt" officeooo:rsid="02511d54" officeooo:paragraph-rsid="0258b154" style:font-size-asian="12pt" style:font-name-complex="Courier New" style:font-size-complex="12pt"/>
    </style:style>
    <style:style style:name="P572" style:family="paragraph" style:parent-style-name="Standard">
      <style:paragraph-properties fo:margin-left="0in" fo:margin-right="0in" fo:text-indent="2in" style:auto-text-indent="false"/>
      <style:text-properties style:font-name="Courier New" fo:font-size="12pt" officeooo:rsid="02511d54" officeooo:paragraph-rsid="025b31f1" style:font-size-asian="12pt" style:font-name-complex="Courier New" style:font-size-complex="12pt"/>
    </style:style>
    <style:style style:name="P573" style:family="paragraph" style:parent-style-name="Standard">
      <style:paragraph-properties fo:margin-left="0in" fo:margin-right="0in" fo:text-indent="2in" style:auto-text-indent="false"/>
      <style:text-properties style:font-name="Courier New" fo:font-size="12pt" officeooo:rsid="0253082a" officeooo:paragraph-rsid="0253082a" style:font-size-asian="12pt" style:font-name-complex="Courier New" style:font-size-complex="12pt"/>
    </style:style>
    <style:style style:name="P574" style:family="paragraph" style:parent-style-name="Standard">
      <style:paragraph-properties fo:margin-left="0in" fo:margin-right="0in" fo:text-indent="2in" style:auto-text-indent="false"/>
      <style:text-properties style:font-name="Courier New" fo:font-size="12pt" officeooo:paragraph-rsid="0253082a" style:font-size-asian="12pt" style:font-name-complex="Courier New" style:font-size-complex="12pt"/>
    </style:style>
    <style:style style:name="P575" style:family="paragraph" style:parent-style-name="Standard">
      <style:paragraph-properties fo:margin-left="0in" fo:margin-right="0in" fo:text-indent="2in" style:auto-text-indent="false"/>
      <style:text-properties style:font-name="Courier New" fo:font-size="12pt" officeooo:rsid="0254158c" officeooo:paragraph-rsid="0254158c" style:font-size-asian="12pt" style:font-name-complex="Courier New" style:font-size-complex="12pt"/>
    </style:style>
    <style:style style:name="P576" style:family="paragraph" style:parent-style-name="Standard">
      <style:paragraph-properties fo:margin-left="0in" fo:margin-right="0in" fo:text-indent="2in" style:auto-text-indent="false"/>
      <style:text-properties style:font-name="Courier New" fo:font-size="12pt" officeooo:rsid="0257d5da" officeooo:paragraph-rsid="0257d5da" style:font-size-asian="12pt" style:font-name-complex="Courier New" style:font-size-complex="12pt"/>
    </style:style>
    <style:style style:name="P577" style:family="paragraph" style:parent-style-name="Standard">
      <style:paragraph-properties fo:margin-left="0in" fo:margin-right="0in" fo:text-indent="2in" style:auto-text-indent="false"/>
      <style:text-properties style:font-name="Courier New" fo:font-size="12pt" officeooo:rsid="0258b154" officeooo:paragraph-rsid="0258b154" style:font-size-asian="12pt" style:font-name-complex="Courier New" style:font-size-complex="12pt"/>
    </style:style>
    <style:style style:name="P578" style:family="paragraph" style:parent-style-name="Standard">
      <style:paragraph-properties fo:margin-left="0in" fo:margin-right="0in" fo:text-indent="2in" style:auto-text-indent="false"/>
      <style:text-properties style:font-name="Courier New" fo:font-size="12pt" officeooo:rsid="025b31f1" officeooo:paragraph-rsid="025b31f1" style:font-size-asian="12pt" style:font-name-complex="Courier New" style:font-size-complex="12pt"/>
    </style:style>
    <style:style style:name="P579" style:family="paragraph" style:parent-style-name="Standard">
      <style:paragraph-properties fo:margin-left="0in" fo:margin-right="0in" fo:text-indent="2in" style:auto-text-indent="false"/>
      <style:text-properties style:font-name="Courier New" fo:font-size="12pt" officeooo:rsid="025b31f1" officeooo:paragraph-rsid="025d5509" style:font-size-asian="12pt" style:font-name-complex="Courier New" style:font-size-complex="12pt"/>
    </style:style>
    <style:style style:name="P580" style:family="paragraph" style:parent-style-name="Standard">
      <style:paragraph-properties fo:margin-left="0in" fo:margin-right="0in" fo:text-indent="2in" style:auto-text-indent="false"/>
      <style:text-properties style:font-name="Courier New" fo:font-size="12pt" officeooo:rsid="025b31f1" officeooo:paragraph-rsid="025f017f" style:font-size-asian="12pt" style:font-name-complex="Courier New" style:font-size-complex="12pt"/>
    </style:style>
    <style:style style:name="P581" style:family="paragraph" style:parent-style-name="Standard">
      <style:paragraph-properties fo:margin-left="0in" fo:margin-right="0in" fo:text-indent="2in" style:auto-text-indent="false"/>
      <style:text-properties style:font-name="Courier New" fo:font-size="12pt" officeooo:rsid="025f017f" officeooo:paragraph-rsid="025f017f" style:font-size-asian="12pt" style:font-name-complex="Courier New" style:font-size-complex="12pt"/>
    </style:style>
    <style:style style:name="P582" style:family="paragraph" style:parent-style-name="Standard">
      <style:paragraph-properties fo:margin-left="0in" fo:margin-right="0in" fo:text-indent="2in" style:auto-text-indent="false"/>
      <style:text-properties style:font-name="Courier New" fo:font-size="12pt" officeooo:paragraph-rsid="025083d3" style:font-size-asian="12pt" style:font-name-complex="Courier New" style:font-size-complex="12pt"/>
    </style:style>
    <style:style style:name="P583"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584" style:family="paragraph" style:parent-style-name="Standard">
      <style:paragraph-properties fo:margin-left="0in" fo:margin-right="0in" fo:text-indent="2in" style:auto-text-indent="false"/>
      <style:text-properties style:font-name="Courier New" fo:font-size="12pt" officeooo:paragraph-rsid="026c9657" style:font-size-asian="12pt" style:font-name-complex="Courier New" style:font-size-complex="12pt"/>
    </style:style>
    <style:style style:name="P585" style:family="paragraph" style:parent-style-name="Standard">
      <style:paragraph-properties fo:margin-left="0in" fo:margin-right="0in" fo:text-indent="2in" style:auto-text-indent="false"/>
      <style:text-properties style:font-name="Courier New" fo:font-size="12pt" officeooo:rsid="01724151" officeooo:paragraph-rsid="01724151" style:font-size-asian="12pt" style:font-name-complex="Courier New" style:font-size-complex="12pt"/>
    </style:style>
    <style:style style:name="P586"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587" style:family="paragraph" style:parent-style-name="Standard">
      <style:paragraph-properties fo:margin-left="0in" fo:margin-right="0in" fo:text-indent="2in" style:auto-text-indent="false"/>
      <style:text-properties style:font-name="Courier New" fo:font-size="12pt" officeooo:rsid="0282502a" officeooo:paragraph-rsid="0282502a" style:font-size-asian="12pt" style:font-name-complex="Courier New" style:font-size-complex="12pt"/>
    </style:style>
    <style:style style:name="P588" style:family="paragraph" style:parent-style-name="Standard">
      <style:paragraph-properties fo:margin-left="0in" fo:margin-right="0in" fo:text-indent="2in" style:auto-text-indent="false"/>
      <style:text-properties style:font-name="Courier New" fo:font-size="12pt" officeooo:rsid="02827c6b" officeooo:paragraph-rsid="02827c6b" style:font-size-asian="12pt" style:font-name-complex="Courier New" style:font-size-complex="12pt"/>
    </style:style>
    <style:style style:name="P589" style:family="paragraph" style:parent-style-name="Standard">
      <style:paragraph-properties fo:margin-left="0in" fo:margin-right="0in" fo:text-indent="2in" style:auto-text-indent="false"/>
      <style:text-properties style:font-name="Courier New" fo:font-size="12pt" officeooo:rsid="02833521" officeooo:paragraph-rsid="02833521" style:font-size-asian="12pt" style:font-name-complex="Courier New" style:font-size-complex="12pt"/>
    </style:style>
    <style:style style:name="P590"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591"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592"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593"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594" style:family="paragraph" style:parent-style-name="Standard">
      <style:paragraph-properties fo:margin-left="0in" fo:margin-right="0in" fo:text-indent="2in" style:auto-text-indent="false"/>
      <style:text-properties style:font-name="Courier New" fo:font-size="12pt" officeooo:paragraph-rsid="02914c8b" style:font-size-asian="12pt" style:font-name-complex="Courier New" style:font-size-complex="12pt"/>
    </style:style>
    <style:style style:name="P595" style:family="paragraph" style:parent-style-name="Standard">
      <style:paragraph-properties fo:margin-left="0in" fo:margin-right="0in" fo:text-indent="2in" style:auto-text-indent="false"/>
      <style:text-properties style:font-name="Courier New" fo:font-size="12pt" officeooo:paragraph-rsid="02916075" style:font-size-asian="12pt" style:font-name-complex="Courier New" style:font-size-complex="12pt"/>
    </style:style>
    <style:style style:name="P596"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597"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598"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599"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600"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601" style:family="paragraph" style:parent-style-name="Standard">
      <style:paragraph-properties fo:margin-left="0in" fo:margin-right="0in" fo:text-indent="2in" style:auto-text-indent="false"/>
      <style:text-properties style:font-name="Courier New" officeooo:rsid="01577b46" officeooo:paragraph-rsid="0159caf3" style:font-name-complex="Courier New" style:font-size-complex="12pt"/>
    </style:style>
    <style:style style:name="P602" style:family="paragraph" style:parent-style-name="Standard">
      <style:paragraph-properties fo:margin-left="0in" fo:margin-right="0in" fo:text-indent="2in" style:auto-text-indent="false"/>
      <style:text-properties officeooo:paragraph-rsid="0031a1b0"/>
    </style:style>
    <style:style style:name="P603" style:family="paragraph" style:parent-style-name="Standard">
      <style:paragraph-properties fo:margin-left="0in" fo:margin-right="0in" fo:text-indent="2in" style:auto-text-indent="false"/>
      <style:text-properties officeooo:rsid="00489a88" officeooo:paragraph-rsid="00489a88"/>
    </style:style>
    <style:style style:name="P604" style:family="paragraph" style:parent-style-name="Standard">
      <style:paragraph-properties fo:margin-left="0in" fo:margin-right="0in" fo:text-indent="2in" style:auto-text-indent="false"/>
      <style:text-properties officeooo:paragraph-rsid="004d7e5d"/>
    </style:style>
    <style:style style:name="P605" style:family="paragraph" style:parent-style-name="Standard">
      <style:paragraph-properties fo:margin-left="0in" fo:margin-right="0in" fo:text-indent="2in" style:auto-text-indent="false"/>
      <style:text-properties officeooo:paragraph-rsid="004dc5a0"/>
    </style:style>
    <style:style style:name="P606" style:family="paragraph" style:parent-style-name="Standard">
      <style:paragraph-properties fo:margin-left="0in" fo:margin-right="0in" fo:text-indent="2in" style:auto-text-indent="false"/>
      <style:text-properties officeooo:rsid="009a3c7c" officeooo:paragraph-rsid="009a3c7c"/>
    </style:style>
    <style:style style:name="P607" style:family="paragraph" style:parent-style-name="Standard">
      <style:paragraph-properties fo:margin-left="0in" fo:margin-right="0in" fo:text-indent="2in" style:auto-text-indent="false"/>
      <style:text-properties officeooo:rsid="009a3c7c" officeooo:paragraph-rsid="00ec3819"/>
    </style:style>
    <style:style style:name="P608" style:family="paragraph" style:parent-style-name="Standard">
      <style:paragraph-properties fo:margin-left="0in" fo:margin-right="0in" fo:text-indent="2in" style:auto-text-indent="false"/>
      <style:text-properties officeooo:paragraph-rsid="00a5b416"/>
    </style:style>
    <style:style style:name="P609" style:family="paragraph" style:parent-style-name="Standard">
      <style:paragraph-properties fo:margin-left="0in" fo:margin-right="0in" fo:text-indent="2in" style:auto-text-indent="false"/>
      <style:text-properties officeooo:paragraph-rsid="00cced37"/>
    </style:style>
    <style:style style:name="P610" style:family="paragraph" style:parent-style-name="Standard">
      <style:paragraph-properties fo:margin-left="0in" fo:margin-right="0in" fo:text-indent="2in" style:auto-text-indent="false"/>
      <style:text-properties officeooo:paragraph-rsid="00e5468d"/>
    </style:style>
    <style:style style:name="P611" style:family="paragraph" style:parent-style-name="Standard">
      <style:paragraph-properties fo:margin-left="0in" fo:margin-right="0in" fo:text-indent="2in" style:auto-text-indent="false"/>
      <style:text-properties officeooo:paragraph-rsid="01025dbe"/>
    </style:style>
    <style:style style:name="P612" style:family="paragraph" style:parent-style-name="Standard">
      <style:paragraph-properties fo:margin-left="0in" fo:margin-right="0in" fo:text-indent="2in" style:auto-text-indent="false"/>
      <style:text-properties officeooo:rsid="01318d68" officeooo:paragraph-rsid="01318d68"/>
    </style:style>
    <style:style style:name="P613" style:family="paragraph" style:parent-style-name="Standard">
      <style:paragraph-properties fo:margin-left="0in" fo:margin-right="0in" fo:text-indent="2in" style:auto-text-indent="false"/>
      <style:text-properties officeooo:paragraph-rsid="01409c18"/>
    </style:style>
    <style:style style:name="P614" style:family="paragraph" style:parent-style-name="Standard">
      <style:paragraph-properties fo:margin-left="0in" fo:margin-right="0in" fo:margin-top="0in" fo:margin-bottom="0.1665in" style:contextual-spacing="false" fo:text-indent="2in" style:auto-text-indent="false"/>
      <style:text-properties style:font-name="Courier New" fo:font-size="12pt" officeooo:paragraph-rsid="02283a3c" style:font-size-asian="12pt" style:font-name-complex="Courier New" style:font-size-complex="12pt"/>
    </style:style>
    <style:style style:name="P6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style>
    <style:style style:name="P6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35583"/>
    </style:style>
    <style:style style:name="P6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543ac"/>
    </style:style>
    <style:style style:name="P6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9c29e"/>
    </style:style>
    <style:style style:name="P6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bf183"/>
    </style:style>
    <style:style style:name="P6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fd1a3"/>
    </style:style>
    <style:style style:name="P6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32479d"/>
    </style:style>
    <style:style style:name="P6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3a49b0"/>
    </style:style>
    <style:style style:name="P6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bfd2c"/>
    </style:style>
    <style:style style:name="P6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c453b"/>
    </style:style>
    <style:style style:name="P6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7e5d"/>
    </style:style>
    <style:style style:name="P6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c5a0"/>
    </style:style>
    <style:style style:name="P6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3b521"/>
    </style:style>
    <style:style style:name="P6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a5c30"/>
    </style:style>
    <style:style style:name="P6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b4e25"/>
    </style:style>
    <style:style style:name="P6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6920ed"/>
    </style:style>
    <style:style style:name="P6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78d214"/>
    </style:style>
    <style:style style:name="P6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7c6b38"/>
    </style:style>
    <style:style style:name="P6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3dcc7"/>
    </style:style>
    <style:style style:name="P6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57bdc"/>
    </style:style>
    <style:style style:name="P6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856de"/>
    </style:style>
    <style:style style:name="P6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fcd4c"/>
    </style:style>
    <style:style style:name="P6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99368f"/>
    </style:style>
    <style:style style:name="P6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9dcd84"/>
    </style:style>
    <style:style style:name="P6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b608dc"/>
    </style:style>
    <style:style style:name="P6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e5468d"/>
    </style:style>
    <style:style style:name="P6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f99835"/>
    </style:style>
    <style:style style:name="P6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2b51a3"/>
    </style:style>
    <style:style style:name="P6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2cb45e"/>
    </style:style>
    <style:style style:name="P6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7614c9"/>
    </style:style>
    <style:style style:name="P6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9b0edc"/>
    </style:style>
    <style:style style:name="P6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c65669"/>
    </style:style>
    <style:style style:name="P6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26c9657"/>
    </style:style>
    <style:style style:name="P6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27448a7"/>
    </style:style>
    <style:style style:name="P6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27d51be"/>
    </style:style>
    <style:style style:name="P6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285cd1f"/>
    </style:style>
    <style:style style:name="P6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6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6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6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fd1a3" style:font-size-asian="12pt" style:font-name-complex="Courier New" style:font-size-complex="12pt"/>
    </style:style>
    <style:style style:name="P6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6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6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6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6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6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6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6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6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6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6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6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6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6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67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67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67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67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67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67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67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67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ee84b" style:font-size-asian="12pt" style:font-name-complex="Courier New" style:font-size-complex="12pt"/>
    </style:style>
    <style:style style:name="P67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67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68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8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8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8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8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8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8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8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8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8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9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9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5c32e" style:font-size-asian="12pt" style:font-name-complex="Courier New" style:font-size-complex="12pt"/>
    </style:style>
    <style:style style:name="P69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9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4287b5" style:font-size-asian="12pt" style:font-name-complex="Courier New" style:font-size-complex="12pt"/>
    </style:style>
    <style:style style:name="P69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9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9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9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7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7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7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7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7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a81890" style:font-size-asian="12pt" style:font-name-complex="Courier New" style:font-size-complex="12pt"/>
    </style:style>
    <style:style style:name="P7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7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7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70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70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71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71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71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e2db1" style:font-size-asian="12pt" style:font-name-complex="Courier New" style:font-size-complex="12pt"/>
    </style:style>
    <style:style style:name="P71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25261f" style:font-size-asian="12pt" style:font-name-complex="Courier New" style:font-size-complex="12pt"/>
    </style:style>
    <style:style style:name="P71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27eb2b" style:font-size-asian="12pt" style:font-name-complex="Courier New" style:font-size-complex="12pt"/>
    </style:style>
    <style:style style:name="P7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283a3c" style:font-size-asian="12pt" style:font-name-complex="Courier New" style:font-size-complex="12pt"/>
    </style:style>
    <style:style style:name="P7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31765f" style:font-size-asian="12pt" style:font-name-complex="Courier New" style:font-size-complex="12pt"/>
    </style:style>
    <style:style style:name="P7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348a3a" style:font-size-asian="12pt" style:font-name-complex="Courier New" style:font-size-complex="12pt"/>
    </style:style>
    <style:style style:name="P7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355f09" style:font-size-asian="12pt" style:font-name-complex="Courier New" style:font-size-complex="12pt"/>
    </style:style>
    <style:style style:name="P7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378efd" style:font-size-asian="12pt" style:font-name-complex="Courier New" style:font-size-complex="12pt"/>
    </style:style>
    <style:style style:name="P7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17f55" style:font-size-asian="12pt" style:font-name-complex="Courier New" style:font-size-complex="12pt"/>
    </style:style>
    <style:style style:name="P7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579a9" style:font-size-asian="12pt" style:font-name-complex="Courier New" style:font-size-complex="12pt"/>
    </style:style>
    <style:style style:name="P7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89486" style:font-size-asian="12pt" style:font-name-complex="Courier New" style:font-size-complex="12pt"/>
    </style:style>
    <style:style style:name="P7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bf79d" style:font-size-asian="12pt" style:font-name-complex="Courier New" style:font-size-complex="12pt"/>
    </style:style>
    <style:style style:name="P7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d2f9a" style:font-size-asian="12pt" style:font-name-complex="Courier New" style:font-size-complex="12pt"/>
    </style:style>
    <style:style style:name="P7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ebc8e" style:font-size-asian="12pt" style:font-name-complex="Courier New" style:font-size-complex="12pt"/>
    </style:style>
    <style:style style:name="P7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5083d3" style:font-size-asian="12pt" style:font-name-complex="Courier New" style:font-size-complex="12pt"/>
    </style:style>
    <style:style style:name="P7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7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7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7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7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7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7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7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7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0ddbf" style:font-size-asian="12pt" style:font-name-complex="Courier New" style:font-size-complex="12pt"/>
    </style:style>
    <style:style style:name="P7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0ddbf" officeooo:paragraph-rsid="0030ddbf" style:font-size-asian="12pt" style:font-name-complex="Courier New" style:font-size-complex="12pt"/>
    </style:style>
    <style:style style:name="P7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7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7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7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9d003" officeooo:paragraph-rsid="0049d003" style:font-size-asian="12pt" style:font-name-complex="Courier New" style:font-size-complex="12pt"/>
    </style:style>
    <style:style style:name="P7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7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7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7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7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7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7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7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ac280a" officeooo:paragraph-rsid="00ac280a" style:font-size-asian="12pt" style:font-name-complex="Courier New" style:font-size-complex="12pt"/>
    </style:style>
    <style:style style:name="P7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7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7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7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7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7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7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7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7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892cd" officeooo:paragraph-rsid="0045b7d7" style:font-size-asian="12pt" style:font-name-complex="Courier New" style:font-size-complex="12pt"/>
    </style:style>
    <style:style style:name="P7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7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7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9c29e" officeooo:paragraph-rsid="0029c29e" style:font-size-asian="12pt" style:font-name-complex="Courier New" style:font-size-complex="12pt"/>
    </style:style>
    <style:style style:name="P7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7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7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7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7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7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7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7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7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77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77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77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77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77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77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77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77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77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77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78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78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78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78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78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78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78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78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78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78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79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9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9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685db" officeooo:paragraph-rsid="013685db" style:font-size-asian="12pt" style:font-name-complex="Courier New" style:font-size-complex="12pt"/>
    </style:style>
    <style:style style:name="P79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9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9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9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9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8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8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8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8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8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8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8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8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80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80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81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c030bf" officeooo:paragraph-rsid="01c030bf" style:font-size-asian="12pt" style:font-name-complex="Courier New" style:font-size-complex="12pt"/>
    </style:style>
    <style:style style:name="P81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81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7614c9" officeooo:paragraph-rsid="017614c9" style:font-size-asian="12pt" style:font-name-complex="Courier New" style:font-size-complex="12pt"/>
    </style:style>
    <style:style style:name="P81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81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8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8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8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8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8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8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8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8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8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8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8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e2db1" officeooo:paragraph-rsid="021e2db1" style:font-size-asian="12pt" style:font-name-complex="Courier New" style:font-size-complex="12pt"/>
    </style:style>
    <style:style style:name="P8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e332b" officeooo:paragraph-rsid="021e332b" style:font-size-asian="12pt" style:font-name-complex="Courier New" style:font-size-complex="12pt"/>
    </style:style>
    <style:style style:name="P8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e332b" officeooo:paragraph-rsid="021f2321" style:font-size-asian="12pt" style:font-name-complex="Courier New" style:font-size-complex="12pt"/>
    </style:style>
    <style:style style:name="P8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f2321" officeooo:paragraph-rsid="021f2321" style:font-size-asian="12pt" style:font-name-complex="Courier New" style:font-size-complex="12pt"/>
    </style:style>
    <style:style style:name="P8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1cbe8" officeooo:paragraph-rsid="0221cbe8" style:font-size-asian="12pt" style:font-name-complex="Courier New" style:font-size-complex="12pt"/>
    </style:style>
    <style:style style:name="P8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1cbe8" officeooo:paragraph-rsid="022af6fb" style:font-size-asian="12pt" style:font-name-complex="Courier New" style:font-size-complex="12pt"/>
    </style:style>
    <style:style style:name="P8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27eb2b" style:font-size-asian="12pt" style:font-name-complex="Courier New" style:font-size-complex="12pt"/>
    </style:style>
    <style:style style:name="P8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283a3c" style:font-size-asian="12pt" style:font-name-complex="Courier New" style:font-size-complex="12pt"/>
    </style:style>
    <style:style style:name="P8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478d8a" style:font-size-asian="12pt" style:font-name-complex="Courier New" style:font-size-complex="12pt"/>
    </style:style>
    <style:style style:name="P8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489486" style:font-size-asian="12pt" style:font-name-complex="Courier New" style:font-size-complex="12pt"/>
    </style:style>
    <style:style style:name="P8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7eb2b" officeooo:paragraph-rsid="0227eb2b" style:font-size-asian="12pt" style:font-name-complex="Courier New" style:font-size-complex="12pt"/>
    </style:style>
    <style:style style:name="P8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7eb2b" officeooo:paragraph-rsid="02478d8a" style:font-size-asian="12pt" style:font-name-complex="Courier New" style:font-size-complex="12pt"/>
    </style:style>
    <style:style style:name="P8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83a3c" officeooo:paragraph-rsid="02283a3c" style:font-size-asian="12pt" style:font-name-complex="Courier New" style:font-size-complex="12pt"/>
    </style:style>
    <style:style style:name="P8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859f9" officeooo:paragraph-rsid="023859f9" style:font-size-asian="12pt" style:font-name-complex="Courier New" style:font-size-complex="12pt"/>
    </style:style>
    <style:style style:name="P8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859f9" officeooo:paragraph-rsid="02499116" style:font-size-asian="12pt" style:font-name-complex="Courier New" style:font-size-complex="12pt"/>
    </style:style>
    <style:style style:name="P8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be590" officeooo:paragraph-rsid="023be590" style:font-size-asian="12pt" style:font-name-complex="Courier New" style:font-size-complex="12pt"/>
    </style:style>
    <style:style style:name="P8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417f55" officeooo:paragraph-rsid="02417f55" style:font-size-asian="12pt" style:font-name-complex="Courier New" style:font-size-complex="12pt"/>
    </style:style>
    <style:style style:name="P8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994fc2" officeooo:paragraph-rsid="01c65669" style:font-size-asian="12pt" style:font-name-complex="Courier New" style:font-size-complex="12pt"/>
    </style:style>
    <style:style style:name="P8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1765f" officeooo:paragraph-rsid="0231765f" style:font-size-asian="12pt" style:font-name-complex="Courier New" style:font-size-complex="12pt"/>
    </style:style>
    <style:style style:name="P8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df920" officeooo:paragraph-rsid="0231765f" style:font-size-asian="12pt" style:font-name-complex="Courier New" style:font-size-complex="12pt"/>
    </style:style>
    <style:style style:name="P8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d3bf8" officeooo:paragraph-rsid="02478d8a" style:font-size-asian="12pt" style:font-name-complex="Courier New" style:font-size-complex="12pt"/>
    </style:style>
    <style:style style:name="P8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78efd" officeooo:paragraph-rsid="02499116" style:font-size-asian="12pt" style:font-name-complex="Courier New" style:font-size-complex="12pt"/>
    </style:style>
    <style:style style:name="P8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499116" officeooo:paragraph-rsid="02499116" style:font-size-asian="12pt" style:font-name-complex="Courier New" style:font-size-complex="12pt"/>
    </style:style>
    <style:style style:name="P8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4bf79d" officeooo:paragraph-rsid="024bf79d" style:font-size-asian="12pt" style:font-name-complex="Courier New" style:font-size-complex="12pt"/>
    </style:style>
    <style:style style:name="P8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511d54" officeooo:paragraph-rsid="02511d54" style:font-size-asian="12pt" style:font-name-complex="Courier New" style:font-size-complex="12pt"/>
    </style:style>
    <style:style style:name="P8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8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6b03c" officeooo:paragraph-rsid="02499116" style:font-size-asian="12pt" style:font-name-complex="Courier New" style:font-size-complex="12pt"/>
    </style:style>
    <style:style style:name="P8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8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8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8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8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8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8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8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5b7d7"/>
    </style:style>
    <style:style style:name="P8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75e18"/>
    </style:style>
    <style:style style:name="P8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89a88"/>
    </style:style>
    <style:style style:name="P8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892cd" officeooo:paragraph-rsid="002892cd"/>
    </style:style>
    <style:style style:name="P8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358be0" officeooo:paragraph-rsid="00358be0"/>
    </style:style>
    <style:style style:name="P8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3a49b0" officeooo:paragraph-rsid="003a49b0"/>
    </style:style>
    <style:style style:name="P8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75e18" officeooo:paragraph-rsid="00475e18"/>
    </style:style>
    <style:style style:name="P8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c7ddf" officeooo:paragraph-rsid="004c7ddf"/>
    </style:style>
    <style:style style:name="P8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707a68" officeooo:paragraph-rsid="00723292"/>
    </style:style>
    <style:style style:name="P8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9a3c7c" officeooo:paragraph-rsid="009a3c7c"/>
    </style:style>
    <style:style style:name="P8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9a3c7c" officeooo:paragraph-rsid="00ec3819"/>
    </style:style>
    <style:style style:name="P87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1c847d5" officeooo:paragraph-rsid="01c847d5"/>
    </style:style>
    <style:style style:name="P871"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872"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3082a" style:font-size-asian="12pt" style:font-name-complex="Courier New" style:font-size-complex="12pt"/>
    </style:style>
    <style:style style:name="P873"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4158c" style:font-size-asian="12pt" style:font-name-complex="Courier New" style:font-size-complex="12pt"/>
    </style:style>
    <style:style style:name="P874"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527fa" style:font-size-asian="12pt" style:font-name-complex="Courier New" style:font-size-complex="12pt"/>
    </style:style>
    <style:style style:name="P875"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5c715" style:font-size-asian="12pt" style:font-name-complex="Courier New" style:font-size-complex="12pt"/>
    </style:style>
    <style:style style:name="P876"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6ca05" style:font-size-asian="12pt" style:font-name-complex="Courier New" style:font-size-complex="12pt"/>
    </style:style>
    <style:style style:name="P877"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72ca9" style:font-size-asian="12pt" style:font-name-complex="Courier New" style:font-size-complex="12pt"/>
    </style:style>
    <style:style style:name="P878"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7d5da" style:font-size-asian="12pt" style:font-name-complex="Courier New" style:font-size-complex="12pt"/>
    </style:style>
    <style:style style:name="P879"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8b154" style:font-size-asian="12pt" style:font-name-complex="Courier New" style:font-size-complex="12pt"/>
    </style:style>
    <style:style style:name="P880"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b31f1" style:font-size-asian="12pt" style:font-name-complex="Courier New" style:font-size-complex="12pt"/>
    </style:style>
    <style:style style:name="P881"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f017f" style:font-size-asian="12pt" style:font-name-complex="Courier New" style:font-size-complex="12pt"/>
    </style:style>
    <style:style style:name="P882"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883"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6ca05" officeooo:paragraph-rsid="0256ca05" style:font-size-asian="12pt" style:font-name-complex="Courier New" style:font-size-complex="12pt"/>
    </style:style>
    <style:style style:name="P884"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72ca9" officeooo:paragraph-rsid="02572ca9" style:font-size-asian="12pt" style:font-name-complex="Courier New" style:font-size-complex="12pt"/>
    </style:style>
    <style:style style:name="P885"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7d5da" officeooo:paragraph-rsid="0257d5da" style:font-size-asian="12pt" style:font-name-complex="Courier New" style:font-size-complex="12pt"/>
    </style:style>
    <style:style style:name="P886" style:family="paragraph" style:parent-style-name="Standard">
      <style:paragraph-properties fo:margin-left="0in" fo:margin-right="0in" fo:text-indent="1in" style:auto-text-indent="false"/>
      <style:text-properties officeooo:paragraph-rsid="007b58bd"/>
    </style:style>
    <style:style style:name="P887" style:family="paragraph" style:parent-style-name="Standard">
      <style:paragraph-properties fo:margin-left="0in" fo:margin-right="0in" fo:text-indent="1in" style:auto-text-indent="false"/>
      <style:text-properties officeooo:paragraph-rsid="007c62e4"/>
    </style:style>
    <style:style style:name="P888" style:family="paragraph" style:parent-style-name="Standard">
      <style:paragraph-properties fo:margin-left="0in" fo:margin-right="0in" fo:text-indent="1in" style:auto-text-indent="false"/>
      <style:text-properties officeooo:paragraph-rsid="010d6bfe"/>
    </style:style>
    <style:style style:name="P889" style:family="paragraph" style:parent-style-name="Standard">
      <style:paragraph-properties fo:margin-left="0in" fo:margin-right="0in" fo:text-indent="1in" style:auto-text-indent="false"/>
      <style:text-properties officeooo:paragraph-rsid="010ef351"/>
    </style:style>
    <style:style style:name="P890" style:family="paragraph" style:parent-style-name="Standard">
      <style:paragraph-properties fo:margin-left="0in" fo:margin-right="0in" fo:text-indent="1in" style:auto-text-indent="false"/>
      <style:text-properties officeooo:paragraph-rsid="01203ff7"/>
    </style:style>
    <style:style style:name="P891" style:family="paragraph" style:parent-style-name="Standard">
      <style:paragraph-properties fo:margin-left="0in" fo:margin-right="0in" fo:text-indent="1in" style:auto-text-indent="false"/>
      <style:text-properties officeooo:paragraph-rsid="01210e6f"/>
    </style:style>
    <style:style style:name="P892"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893"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894"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895"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896"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897"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paragraph-rsid="007a3e7f"/>
    </style:style>
    <style:style style:name="P898"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paragraph-rsid="01203ff7"/>
    </style:style>
    <style:style style:name="P899"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rsid="01210e6f" officeooo:paragraph-rsid="01210e6f"/>
    </style:style>
    <style:style style:name="P900" style:family="paragraph" style:parent-style-name="Standard">
      <style:paragraph-properties fo:margin-left="0in" fo:margin-right="0in" fo:text-indent="0.25in" style:auto-text-indent="false"/>
      <style:text-properties fo:font-size="12pt" officeooo:paragraph-rsid="01c030bf" style:font-size-asian="12pt" style:font-size-complex="12pt"/>
    </style:style>
    <style:style style:name="P901"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902"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903"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9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ac3e0a" officeooo:paragraph-rsid="0296ffd9" style:font-size-asian="12pt" style:font-name-complex="Courier New" style:font-size-complex="12pt"/>
    </style:style>
    <style:style style:name="P9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9d27f3" style:font-size-asian="12pt" style:font-name-complex="Courier New" style:font-size-complex="12pt"/>
    </style:style>
    <style:style style:name="P9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9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29dcd7a" officeooo:paragraph-rsid="029dcd7a"/>
    </style:style>
    <style:style style:name="P908" style:family="paragraph" style:parent-style-name="Standard" style:master-page-name="Standard">
      <style:paragraph-properties style:page-number="auto"/>
      <style:text-properties fo:font-size="12pt" officeooo:paragraph-rsid="01c030bf" style:font-size-asian="12pt" style:font-size-complex="12pt"/>
    </style:style>
    <style:style style:name="P909" style:family="paragraph" style:parent-style-name="Standard">
      <style:paragraph-properties fo:margin-top="0in" fo:margin-bottom="0.1665in" style:contextual-spacing="false"/>
      <style:text-properties officeooo:paragraph-rsid="029e4fd9"/>
    </style:style>
    <style:style style:name="P910" style:family="paragraph" style:parent-style-name="Heading_20_2">
      <style:text-properties style:font-size-complex="12pt"/>
    </style:style>
    <style:style style:name="P911" style:family="paragraph" style:parent-style-name="Heading_20_2">
      <style:text-properties officeooo:paragraph-rsid="02914c8b" style:font-size-complex="12pt"/>
    </style:style>
    <style:style style:name="P912" style:family="paragraph" style:parent-style-name="Heading_20_2">
      <style:text-properties officeooo:paragraph-rsid="019b0edc" style:font-size-complex="12pt"/>
    </style:style>
    <style:style style:name="P913" style:family="paragraph" style:parent-style-name="Heading_20_2">
      <style:text-properties officeooo:paragraph-rsid="0083dcc7" style:font-size-complex="12pt"/>
    </style:style>
    <style:style style:name="P914" style:family="paragraph" style:parent-style-name="Heading_20_2">
      <style:text-properties officeooo:paragraph-rsid="009499a2" style:font-size-complex="12pt"/>
    </style:style>
    <style:style style:name="P915" style:family="paragraph" style:parent-style-name="Heading_20_2">
      <style:text-properties officeooo:paragraph-rsid="01c030bf" style:font-size-complex="12pt"/>
    </style:style>
    <style:style style:name="P916" style:family="paragraph" style:parent-style-name="Heading_20_2">
      <style:text-properties officeooo:paragraph-rsid="023c21d9" style:font-size-complex="12pt"/>
    </style:style>
    <style:style style:name="P917" style:family="paragraph" style:parent-style-name="Heading_20_2">
      <style:text-properties officeooo:paragraph-rsid="0135c32e" style:font-size-complex="12pt"/>
    </style:style>
    <style:style style:name="P918" style:family="paragraph" style:parent-style-name="Heading_20_2">
      <style:text-properties officeooo:paragraph-rsid="02511d54" style:font-size-complex="12pt"/>
    </style:style>
    <style:style style:name="P919" style:family="paragraph" style:parent-style-name="Heading_20_2">
      <style:text-properties officeooo:paragraph-rsid="02572ca9" style:font-size-complex="12pt"/>
    </style:style>
    <style:style style:name="P920" style:family="paragraph" style:parent-style-name="Heading_20_2">
      <style:text-properties officeooo:paragraph-rsid="01c65669"/>
    </style:style>
    <style:style style:name="P921" style:family="paragraph" style:parent-style-name="Heading_20_2">
      <style:text-properties officeooo:paragraph-rsid="02283a3c"/>
    </style:style>
    <style:style style:name="P922" style:family="paragraph" style:parent-style-name="Heading_20_3">
      <style:paragraph-properties fo:margin-top="0.1665in" fo:margin-bottom="0in" style:contextual-spacing="false"/>
    </style:style>
    <style:style style:name="P923" style:family="paragraph" style:parent-style-name="Heading_20_3">
      <style:paragraph-properties fo:margin-top="0.1665in" fo:margin-bottom="0in" style:contextual-spacing="false"/>
      <style:text-properties style:font-name="Courier New" style:font-name-complex="Courier New" style:font-size-complex="12pt"/>
    </style:style>
    <style:style style:name="P924" style:family="paragraph" style:parent-style-name="Heading_20_3">
      <style:paragraph-properties fo:margin-top="0.1665in" fo:margin-bottom="0in" style:contextual-spacing="false"/>
      <style:text-properties style:font-name="Courier New" officeooo:paragraph-rsid="0026a0f3" style:font-name-complex="Courier New" style:font-size-complex="12pt"/>
    </style:style>
    <style:style style:name="P925" style:family="paragraph" style:parent-style-name="Heading_20_3">
      <style:paragraph-properties fo:margin-top="0.1665in" fo:margin-bottom="0in" style:contextual-spacing="false"/>
      <style:text-properties style:font-name="Courier New" officeooo:paragraph-rsid="0029c29e" style:font-name-complex="Courier New" style:font-size-complex="12pt"/>
    </style:style>
    <style:style style:name="P926" style:family="paragraph" style:parent-style-name="Heading_20_3">
      <style:paragraph-properties fo:margin-top="0.1665in" fo:margin-bottom="0in" style:contextual-spacing="false"/>
      <style:text-properties style:font-name="Courier New" officeooo:paragraph-rsid="028d2701" style:font-name-complex="Courier New" style:font-size-complex="12pt"/>
    </style:style>
    <style:style style:name="P927" style:family="paragraph" style:parent-style-name="Heading_20_3">
      <style:paragraph-properties fo:margin-top="0.1665in" fo:margin-bottom="0in" style:contextual-spacing="false"/>
      <style:text-properties style:font-name="Courier New" officeooo:paragraph-rsid="028d743d" style:font-name-complex="Courier New" style:font-size-complex="12pt"/>
    </style:style>
    <style:style style:name="P928" style:family="paragraph" style:parent-style-name="Heading_20_3">
      <style:paragraph-properties fo:margin-top="0.1665in" fo:margin-bottom="0in" style:contextual-spacing="false"/>
      <style:text-properties style:font-name="Courier New" officeooo:paragraph-rsid="028ec5b2" style:font-name-complex="Courier New" style:font-size-complex="12pt"/>
    </style:style>
    <style:style style:name="P929" style:family="paragraph" style:parent-style-name="Heading_20_3">
      <style:paragraph-properties fo:margin-top="0.1665in" fo:margin-bottom="0in" style:contextual-spacing="false"/>
      <style:text-properties style:font-name="Courier New" officeooo:paragraph-rsid="00358be0" style:font-name-complex="Courier New" style:font-size-complex="12pt"/>
    </style:style>
    <style:style style:name="P930" style:family="paragraph" style:parent-style-name="Heading_20_3">
      <style:paragraph-properties fo:margin-top="0.1665in" fo:margin-bottom="0in" style:contextual-spacing="false"/>
      <style:text-properties style:font-name="Courier New" officeooo:paragraph-rsid="003b5934" style:font-name-complex="Courier New" style:font-size-complex="12pt"/>
    </style:style>
    <style:style style:name="P931" style:family="paragraph" style:parent-style-name="Heading_20_3">
      <style:paragraph-properties fo:margin-top="0.1665in" fo:margin-bottom="0in" style:contextual-spacing="false"/>
      <style:text-properties style:font-name="Courier New" officeooo:paragraph-rsid="028c23ff" style:font-name-complex="Courier New" style:font-size-complex="12pt"/>
    </style:style>
    <style:style style:name="P932" style:family="paragraph" style:parent-style-name="Heading_20_3">
      <style:paragraph-properties fo:margin-top="0.1665in" fo:margin-bottom="0in" style:contextual-spacing="false"/>
      <style:text-properties style:font-name="Courier New" officeooo:paragraph-rsid="00428607" style:font-name-complex="Courier New" style:font-size-complex="12pt"/>
    </style:style>
    <style:style style:name="P933" style:family="paragraph" style:parent-style-name="Heading_20_3">
      <style:paragraph-properties fo:margin-top="0.1665in" fo:margin-bottom="0in" style:contextual-spacing="false"/>
      <style:text-properties style:font-name="Courier New" officeooo:paragraph-rsid="019b0edc" style:font-name-complex="Courier New" style:font-size-complex="12pt"/>
    </style:style>
    <style:style style:name="P934" style:family="paragraph" style:parent-style-name="Heading_20_3">
      <style:paragraph-properties fo:margin-top="0.1665in" fo:margin-bottom="0in" style:contextual-spacing="false"/>
      <style:text-properties style:font-name="Courier New" officeooo:paragraph-rsid="006ed741" style:font-name-complex="Courier New" style:font-size-complex="12pt"/>
    </style:style>
    <style:style style:name="P935" style:family="paragraph" style:parent-style-name="Heading_20_3">
      <style:paragraph-properties fo:margin-top="0.1665in" fo:margin-bottom="0in" style:contextual-spacing="false"/>
      <style:text-properties style:font-name="Courier New" officeooo:paragraph-rsid="00723292" style:font-name-complex="Courier New" style:font-size-complex="12pt"/>
    </style:style>
    <style:style style:name="P936" style:family="paragraph" style:parent-style-name="Heading_20_3">
      <style:paragraph-properties fo:margin-top="0.1665in" fo:margin-bottom="0in" style:contextual-spacing="false"/>
      <style:text-properties style:font-name="Courier New" officeooo:paragraph-rsid="00eb5b37" style:font-name-complex="Courier New" style:font-size-complex="12pt"/>
    </style:style>
    <style:style style:name="P937" style:family="paragraph" style:parent-style-name="Heading_20_3">
      <style:paragraph-properties fo:margin-top="0.1665in" fo:margin-bottom="0in" style:contextual-spacing="false"/>
      <style:text-properties style:font-name="Courier New" officeooo:paragraph-rsid="0083dcc7" style:font-name-complex="Courier New" style:font-size-complex="12pt"/>
    </style:style>
    <style:style style:name="P938" style:family="paragraph" style:parent-style-name="Heading_20_3">
      <style:paragraph-properties fo:margin-top="0.1665in" fo:margin-bottom="0in" style:contextual-spacing="false"/>
      <style:text-properties style:font-name="Courier New" officeooo:paragraph-rsid="00f99835" style:font-name-complex="Courier New" style:font-size-complex="12pt"/>
    </style:style>
    <style:style style:name="P939" style:family="paragraph" style:parent-style-name="Heading_20_3">
      <style:paragraph-properties fo:margin-top="0.1665in" fo:margin-bottom="0in" style:contextual-spacing="false"/>
      <style:text-properties style:font-name="Courier New" officeooo:paragraph-rsid="00983022" style:font-name-complex="Courier New" style:font-size-complex="12pt"/>
    </style:style>
    <style:style style:name="P940" style:family="paragraph" style:parent-style-name="Heading_20_3">
      <style:paragraph-properties fo:margin-top="0.1665in" fo:margin-bottom="0in" style:contextual-spacing="false"/>
      <style:text-properties style:font-name="Courier New" officeooo:paragraph-rsid="0158dd01" style:font-name-complex="Courier New" style:font-size-complex="12pt"/>
    </style:style>
    <style:style style:name="P941" style:family="paragraph" style:parent-style-name="Heading_20_3">
      <style:paragraph-properties fo:margin-top="0.1665in" fo:margin-bottom="0in" style:contextual-spacing="false"/>
      <style:text-properties style:font-name="Courier New" officeooo:paragraph-rsid="014e6202" style:font-name-complex="Courier New" style:font-size-complex="12pt"/>
    </style:style>
    <style:style style:name="P942" style:family="paragraph" style:parent-style-name="Heading_20_3">
      <style:paragraph-properties fo:margin-top="0.1665in" fo:margin-bottom="0in" style:contextual-spacing="false"/>
      <style:text-properties style:font-name="Courier New" officeooo:paragraph-rsid="015dee2a" style:font-name-complex="Courier New" style:font-size-complex="12pt"/>
    </style:style>
    <style:style style:name="P943" style:family="paragraph" style:parent-style-name="Heading_20_3">
      <style:paragraph-properties fo:margin-top="0.1665in" fo:margin-bottom="0in" style:contextual-spacing="false"/>
      <style:text-properties style:font-name="Courier New" officeooo:paragraph-rsid="022a2a6c" style:font-name-complex="Courier New" style:font-size-complex="12pt"/>
    </style:style>
    <style:style style:name="P944" style:family="paragraph" style:parent-style-name="Heading_20_3">
      <style:paragraph-properties fo:margin-top="0.1665in" fo:margin-bottom="0in" style:contextual-spacing="false"/>
      <style:text-properties style:font-name="Courier New" officeooo:rsid="022a2a6c" officeooo:paragraph-rsid="022a2a6c" style:font-name-complex="Courier New" style:font-size-complex="12pt"/>
    </style:style>
    <style:style style:name="P945" style:family="paragraph" style:parent-style-name="Heading_20_3">
      <style:paragraph-properties fo:margin-top="0.1665in" fo:margin-bottom="0in" style:contextual-spacing="false"/>
      <style:text-properties style:font-name="Courier New" officeooo:paragraph-rsid="022af6fb" style:font-name-complex="Courier New" style:font-size-complex="12pt"/>
    </style:style>
    <style:style style:name="P946" style:family="paragraph" style:parent-style-name="Heading_20_3">
      <style:paragraph-properties fo:margin-top="0.1665in" fo:margin-bottom="0in" style:contextual-spacing="false"/>
      <style:text-properties style:font-name="Courier New" officeooo:paragraph-rsid="02283a3c" style:font-name-complex="Courier New" style:font-size-complex="12pt"/>
    </style:style>
    <style:style style:name="P947" style:family="paragraph" style:parent-style-name="Heading_20_3">
      <style:paragraph-properties fo:margin-top="0.1665in" fo:margin-bottom="0in" style:contextual-spacing="false"/>
      <style:text-properties style:font-name="Courier New" officeooo:paragraph-rsid="023c21d9" style:font-name-complex="Courier New" style:font-size-complex="12pt"/>
    </style:style>
    <style:style style:name="P948" style:family="paragraph" style:parent-style-name="Heading_20_3">
      <style:paragraph-properties fo:margin-top="0.1665in" fo:margin-bottom="0in" style:contextual-spacing="false"/>
      <style:text-properties style:font-name="Courier New" officeooo:paragraph-rsid="0218b1ca" style:font-name-complex="Courier New" style:font-size-complex="12pt"/>
    </style:style>
    <style:style style:name="P949" style:family="paragraph" style:parent-style-name="Heading_20_3">
      <style:paragraph-properties fo:margin-top="0.1665in" fo:margin-bottom="0in" style:contextual-spacing="false"/>
      <style:text-properties style:font-name="Courier New" officeooo:paragraph-rsid="021e2db1" style:font-name-complex="Courier New" style:font-size-complex="12pt"/>
    </style:style>
    <style:style style:name="P950" style:family="paragraph" style:parent-style-name="Heading_20_3">
      <style:paragraph-properties fo:margin-top="0.1665in" fo:margin-bottom="0in" style:contextual-spacing="false"/>
      <style:text-properties style:font-name="Courier New" officeooo:paragraph-rsid="0221cbe8" style:font-name-complex="Courier New" style:font-size-complex="12pt"/>
    </style:style>
    <style:style style:name="P951" style:family="paragraph" style:parent-style-name="Heading_20_3">
      <style:paragraph-properties fo:margin-top="0.1665in" fo:margin-bottom="0in" style:contextual-spacing="false"/>
      <style:text-properties style:font-name="Courier New" officeooo:paragraph-rsid="02489486" style:font-name-complex="Courier New" style:font-size-complex="12pt"/>
    </style:style>
    <style:style style:name="P952" style:family="paragraph" style:parent-style-name="Heading_20_3">
      <style:paragraph-properties fo:margin-top="0.1665in" fo:margin-bottom="0in" style:contextual-spacing="false"/>
      <style:text-properties style:font-name="Courier New" officeooo:paragraph-rsid="02348a3a" style:font-name-complex="Courier New" style:font-size-complex="12pt"/>
    </style:style>
    <style:style style:name="P953" style:family="paragraph" style:parent-style-name="Heading_20_3">
      <style:paragraph-properties fo:margin-top="0.1665in" fo:margin-bottom="0in" style:contextual-spacing="false"/>
      <style:text-properties style:font-name="Courier New" officeooo:paragraph-rsid="02355f09" style:font-name-complex="Courier New" style:font-size-complex="12pt"/>
    </style:style>
    <style:style style:name="P954" style:family="paragraph" style:parent-style-name="Heading_20_3">
      <style:paragraph-properties fo:margin-top="0.1665in" fo:margin-bottom="0in" style:contextual-spacing="false"/>
      <style:text-properties style:font-name="Courier New" officeooo:paragraph-rsid="02417f55" style:font-name-complex="Courier New" style:font-size-complex="12pt"/>
    </style:style>
    <style:style style:name="P955" style:family="paragraph" style:parent-style-name="Heading_20_3">
      <style:paragraph-properties fo:margin-top="0.1665in" fo:margin-bottom="0in" style:contextual-spacing="false"/>
      <style:text-properties style:font-name="Courier New" officeooo:paragraph-rsid="02499116" style:font-name-complex="Courier New" style:font-size-complex="12pt"/>
    </style:style>
    <style:style style:name="P956" style:family="paragraph" style:parent-style-name="Heading_20_3">
      <style:paragraph-properties fo:margin-top="0.1665in" fo:margin-bottom="0in" style:contextual-spacing="false"/>
      <style:text-properties style:font-name="Courier New" officeooo:paragraph-rsid="024bf79d" style:font-name-complex="Courier New" style:font-size-complex="12pt"/>
    </style:style>
    <style:style style:name="P957" style:family="paragraph" style:parent-style-name="Heading_20_3">
      <style:paragraph-properties fo:margin-top="0.1665in" fo:margin-bottom="0in" style:contextual-spacing="false"/>
      <style:text-properties style:font-name="Courier New" officeooo:paragraph-rsid="024f24b6" style:font-name-complex="Courier New" style:font-size-complex="12pt"/>
    </style:style>
    <style:style style:name="P958" style:family="paragraph" style:parent-style-name="Heading_20_3">
      <style:paragraph-properties fo:margin-top="0.1665in" fo:margin-bottom="0in" style:contextual-spacing="false"/>
      <style:text-properties style:font-name="Courier New" officeooo:paragraph-rsid="0255c715" style:font-name-complex="Courier New" style:font-size-complex="12pt"/>
    </style:style>
    <style:style style:name="P959" style:family="paragraph" style:parent-style-name="Heading_20_3">
      <style:paragraph-properties fo:margin-top="0.1665in" fo:margin-bottom="0in" style:contextual-spacing="false"/>
      <style:text-properties style:font-name="Courier New" officeooo:paragraph-rsid="02572ca9" style:font-name-complex="Courier New" style:font-size-complex="12pt"/>
    </style:style>
    <style:style style:name="P960" style:family="paragraph" style:parent-style-name="Heading_20_3">
      <style:paragraph-properties fo:margin-top="0.1665in" fo:margin-bottom="0in" style:contextual-spacing="false"/>
      <style:text-properties style:font-name="Courier New" officeooo:paragraph-rsid="0257d5da" style:font-name-complex="Courier New" style:font-size-complex="12pt"/>
    </style:style>
    <style:style style:name="P961" style:family="paragraph" style:parent-style-name="Heading_20_3">
      <style:paragraph-properties fo:margin-top="0.1665in" fo:margin-bottom="0in" style:contextual-spacing="false"/>
      <style:text-properties style:font-name="Courier New" officeooo:paragraph-rsid="025d1963" style:font-name-complex="Courier New" style:font-size-complex="12pt"/>
    </style:style>
    <style:style style:name="P962" style:family="paragraph" style:parent-style-name="Heading_20_3">
      <style:paragraph-properties fo:margin-top="0.1665in" fo:margin-bottom="0in" style:contextual-spacing="false"/>
      <style:text-properties style:font-name="Courier New" officeooo:paragraph-rsid="025d5509" style:font-name-complex="Courier New" style:font-size-complex="12pt"/>
    </style:style>
    <style:style style:name="P963" style:family="paragraph" style:parent-style-name="Heading_20_3">
      <style:paragraph-properties fo:margin-top="0.1665in" fo:margin-bottom="0in" style:contextual-spacing="false"/>
      <style:text-properties officeooo:paragraph-rsid="00492e46"/>
    </style:style>
    <style:style style:name="P964" style:family="paragraph" style:parent-style-name="Heading_20_3">
      <style:paragraph-properties fo:margin-top="0.1665in" fo:margin-bottom="0in" style:contextual-spacing="false"/>
      <style:text-properties officeooo:paragraph-rsid="017df5f8"/>
    </style:style>
    <style:style style:name="P965" style:family="paragraph" style:parent-style-name="Heading_20_3">
      <style:paragraph-properties fo:margin-top="0.1665in" fo:margin-bottom="0in" style:contextual-spacing="false"/>
      <style:text-properties officeooo:paragraph-rsid="019b0edc"/>
    </style:style>
    <style:style style:name="P966" style:family="paragraph" style:parent-style-name="Heading_20_3">
      <style:paragraph-properties fo:margin-top="0.1665in" fo:margin-bottom="0in" style:contextual-spacing="false"/>
      <style:text-properties officeooo:paragraph-rsid="011c1959"/>
    </style:style>
    <style:style style:name="P967" style:family="paragraph" style:parent-style-name="Heading_20_3">
      <style:paragraph-properties fo:margin-top="0.1665in" fo:margin-bottom="0in" style:contextual-spacing="false"/>
      <style:text-properties officeooo:paragraph-rsid="00ef36e7"/>
    </style:style>
    <style:style style:name="P968" style:family="paragraph" style:parent-style-name="Heading_20_3">
      <style:paragraph-properties fo:margin-top="0.1665in" fo:margin-bottom="0in" style:contextual-spacing="false"/>
      <style:text-properties officeooo:paragraph-rsid="00f7e5e5"/>
    </style:style>
    <style:style style:name="P969" style:family="paragraph" style:parent-style-name="Heading_20_3">
      <style:paragraph-properties fo:margin-top="0.1665in" fo:margin-bottom="0in" style:contextual-spacing="false"/>
      <style:text-properties officeooo:paragraph-rsid="0096b980"/>
    </style:style>
    <style:style style:name="P970" style:family="paragraph" style:parent-style-name="Heading_20_3">
      <style:paragraph-properties fo:margin-top="0.1665in" fo:margin-bottom="0in" style:contextual-spacing="false"/>
      <style:text-properties officeooo:paragraph-rsid="00f920ca"/>
    </style:style>
    <style:style style:name="P971" style:family="paragraph" style:parent-style-name="Heading_20_3">
      <style:paragraph-properties fo:margin-top="0.1665in" fo:margin-bottom="0in" style:contextual-spacing="false"/>
      <style:text-properties officeooo:paragraph-rsid="00931ef8"/>
    </style:style>
    <style:style style:name="P972" style:family="paragraph" style:parent-style-name="Heading_20_3">
      <style:paragraph-properties fo:margin-top="0.1665in" fo:margin-bottom="0in" style:contextual-spacing="false"/>
      <style:text-properties officeooo:paragraph-rsid="008cc2cd"/>
    </style:style>
    <style:style style:name="P973" style:family="paragraph" style:parent-style-name="Heading_20_3">
      <style:paragraph-properties fo:margin-top="0.1665in" fo:margin-bottom="0in" style:contextual-spacing="false"/>
      <style:text-properties officeooo:paragraph-rsid="01022de5"/>
    </style:style>
    <style:style style:name="P974" style:family="paragraph" style:parent-style-name="Heading_20_3">
      <style:paragraph-properties fo:margin-top="0.1665in" fo:margin-bottom="0in" style:contextual-spacing="false"/>
      <style:text-properties officeooo:paragraph-rsid="010d6bfe"/>
    </style:style>
    <style:style style:name="P975" style:family="paragraph" style:parent-style-name="Heading_20_3">
      <style:paragraph-properties fo:margin-top="0.1665in" fo:margin-bottom="0in" style:contextual-spacing="false"/>
      <style:text-properties officeooo:paragraph-rsid="0099368f"/>
    </style:style>
    <style:style style:name="P976" style:family="paragraph" style:parent-style-name="Heading_20_3">
      <style:paragraph-properties fo:margin-top="0.1665in" fo:margin-bottom="0in" style:contextual-spacing="false" fo:break-before="page"/>
      <style:text-properties style:font-name="Courier New" style:font-name-complex="Courier New" style:font-size-complex="12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2892cd" style:font-size-asian="12pt" style:font-size-complex="12pt"/>
    </style:style>
    <style:style style:name="T4" style:family="text">
      <style:text-properties fo:font-size="12pt" officeooo:rsid="003a49b0" style:font-size-asian="12pt" style:font-size-complex="12pt"/>
    </style:style>
    <style:style style:name="T5" style:family="text">
      <style:text-properties fo:font-size="12pt" officeooo:rsid="01ab862c" style:font-size-asian="12pt" style:font-size-complex="12pt"/>
    </style:style>
    <style:style style:name="T6" style:family="text">
      <style:text-properties fo:font-size="12pt" officeooo:rsid="01ad1d15" style:font-size-asian="12pt" style:font-size-complex="12pt"/>
    </style:style>
    <style:style style:name="T7" style:family="text">
      <style:text-properties fo:font-size="12pt" officeooo:rsid="01c030bf" style:font-size-asian="12pt" style:font-size-complex="12pt"/>
    </style:style>
    <style:style style:name="T8" style:family="text">
      <style:text-properties fo:font-size="12pt" officeooo:rsid="01c41f41" style:font-size-asian="12pt" style:font-size-complex="12pt"/>
    </style:style>
    <style:style style:name="T9" style:family="text">
      <style:text-properties fo:font-size="12pt" officeooo:rsid="0159caf3" style:font-size-asian="12pt"/>
    </style:style>
    <style:style style:name="T10" style:family="text">
      <style:text-properties fo:font-size="12pt" officeooo:rsid="02348a3a" style:font-size-asian="12pt"/>
    </style:style>
    <style:style style:name="T11" style:family="text">
      <style:text-properties fo:font-size="12pt" officeooo:rsid="02300db6" style:font-size-asian="12pt"/>
    </style:style>
    <style:style style:name="T12" style:family="text">
      <style:text-properties fo:font-size="12pt" officeooo:rsid="02489486" style:font-size-asian="12pt"/>
    </style:style>
    <style:style style:name="T13" style:family="text">
      <style:text-properties fo:font-size="12pt" officeooo:rsid="02499116" style:font-size-asian="12pt"/>
    </style:style>
    <style:style style:name="T14" style:family="text">
      <style:text-properties style:font-size-complex="12pt"/>
    </style:style>
    <style:style style:name="T15" style:family="text">
      <style:text-properties officeooo:rsid="019b945e" style:font-size-complex="12pt"/>
    </style:style>
    <style:style style:name="T16" style:family="text">
      <style:text-properties officeooo:rsid="02283a3c" style:font-size-complex="12pt"/>
    </style:style>
    <style:style style:name="T17" style:family="text">
      <style:text-properties style:font-name="Courier New" style:font-name-complex="Courier New" style:font-size-complex="12pt"/>
    </style:style>
    <style:style style:name="T18" style:family="text">
      <style:text-properties style:font-name="Courier New" officeooo:rsid="001e07d4" style:font-name-complex="Courier New" style:font-size-complex="12pt"/>
    </style:style>
    <style:style style:name="T19" style:family="text">
      <style:text-properties style:font-name="Courier New" officeooo:rsid="0034e00e" style:font-name-complex="Courier New" style:font-size-complex="12pt"/>
    </style:style>
    <style:style style:name="T20" style:family="text">
      <style:text-properties style:font-name="Courier New" officeooo:rsid="00358be0" style:font-name-complex="Courier New" style:font-size-complex="12pt"/>
    </style:style>
    <style:style style:name="T21" style:family="text">
      <style:text-properties style:font-name="Courier New" officeooo:rsid="0037cb91" style:font-name-complex="Courier New" style:font-size-complex="12pt"/>
    </style:style>
    <style:style style:name="T22" style:family="text">
      <style:text-properties style:font-name="Courier New" officeooo:rsid="00428607" style:font-name-complex="Courier New" style:font-size-complex="12pt"/>
    </style:style>
    <style:style style:name="T23" style:family="text">
      <style:text-properties style:font-name="Courier New" officeooo:rsid="00492e46" style:font-name-complex="Courier New" style:font-size-complex="12pt"/>
    </style:style>
    <style:style style:name="T24" style:family="text">
      <style:text-properties style:font-name="Courier New" officeooo:rsid="00929a0f" style:font-name-complex="Courier New" style:font-size-complex="12pt"/>
    </style:style>
    <style:style style:name="T25" style:family="text">
      <style:text-properties style:font-name="Courier New" officeooo:rsid="0095db91" style:font-name-complex="Courier New" style:font-size-complex="12pt"/>
    </style:style>
    <style:style style:name="T26" style:family="text">
      <style:text-properties style:font-name="Courier New" officeooo:rsid="0096b980" style:font-name-complex="Courier New" style:font-size-complex="12pt"/>
    </style:style>
    <style:style style:name="T27" style:family="text">
      <style:text-properties style:font-name="Courier New" officeooo:rsid="009ff6fe" style:font-name-complex="Courier New" style:font-size-complex="12pt"/>
    </style:style>
    <style:style style:name="T28" style:family="text">
      <style:text-properties style:font-name="Courier New" officeooo:rsid="00a2d6b1" style:font-name-complex="Courier New" style:font-size-complex="12pt"/>
    </style:style>
    <style:style style:name="T29" style:family="text">
      <style:text-properties style:font-name="Courier New" officeooo:rsid="00cf0870" style:font-name-complex="Courier New" style:font-size-complex="12pt"/>
    </style:style>
    <style:style style:name="T30" style:family="text">
      <style:text-properties style:font-name="Courier New" officeooo:rsid="00f7e5e5" style:font-name-complex="Courier New" style:font-size-complex="12pt"/>
    </style:style>
    <style:style style:name="T31" style:family="text">
      <style:text-properties style:font-name="Courier New" officeooo:rsid="00f920ca" style:font-name-complex="Courier New" style:font-size-complex="12pt"/>
    </style:style>
    <style:style style:name="T32" style:family="text">
      <style:text-properties style:font-name="Courier New" officeooo:rsid="00f99835" style:font-name-complex="Courier New" style:font-size-complex="12pt"/>
    </style:style>
    <style:style style:name="T33" style:family="text">
      <style:text-properties style:font-name="Courier New" officeooo:rsid="01025dbe" style:font-name-complex="Courier New" style:font-size-complex="12pt"/>
    </style:style>
    <style:style style:name="T34" style:family="text">
      <style:text-properties style:font-name="Courier New" officeooo:rsid="010d6bfe" style:font-name-complex="Courier New" style:font-size-complex="12pt"/>
    </style:style>
    <style:style style:name="T35" style:family="text">
      <style:text-properties style:font-name="Courier New" officeooo:rsid="0099368f" style:font-name-complex="Courier New" style:font-size-complex="12pt"/>
    </style:style>
    <style:style style:name="T36" style:family="text">
      <style:text-properties style:font-name="Courier New" officeooo:rsid="011c1959" style:font-name-complex="Courier New" style:font-size-complex="12pt"/>
    </style:style>
    <style:style style:name="T37" style:family="text">
      <style:text-properties style:font-name="Courier New" officeooo:rsid="012b7381" style:font-name-complex="Courier New" style:font-size-complex="12pt"/>
    </style:style>
    <style:style style:name="T38" style:family="text">
      <style:text-properties style:font-name="Courier New" officeooo:rsid="01dae698" style:font-name-complex="Courier New" style:font-size-complex="12pt"/>
    </style:style>
    <style:style style:name="T39" style:family="text">
      <style:text-properties style:font-name="Courier New" fo:font-size="12pt" style:font-size-asian="12pt" style:font-name-complex="Courier New" style:font-size-complex="12pt"/>
    </style:style>
    <style:style style:name="T40" style:family="text">
      <style:text-properties style:font-name="Courier New" fo:font-size="12pt" officeooo:rsid="001e07d4" style:font-size-asian="12pt" style:font-name-complex="Courier New" style:font-size-complex="12pt"/>
    </style:style>
    <style:style style:name="T41" style:family="text">
      <style:text-properties style:font-name="Courier New" fo:font-size="12pt" officeooo:rsid="001fe225" style:font-size-asian="12pt" style:font-name-complex="Courier New" style:font-size-complex="12pt"/>
    </style:style>
    <style:style style:name="T42" style:family="text">
      <style:text-properties style:font-name="Courier New" fo:font-size="12pt" officeooo:rsid="0020536e" style:font-size-asian="12pt" style:font-name-complex="Courier New" style:font-size-complex="12pt"/>
    </style:style>
    <style:style style:name="T43" style:family="text">
      <style:text-properties style:font-name="Courier New" fo:font-size="12pt" officeooo:rsid="0021c9c5" style:font-size-asian="12pt" style:font-name-complex="Courier New" style:font-size-complex="12pt"/>
    </style:style>
    <style:style style:name="T44" style:family="text">
      <style:text-properties style:font-name="Courier New" fo:font-size="12pt" officeooo:rsid="0022612c" style:font-size-asian="12pt" style:font-name-complex="Courier New" style:font-size-complex="12pt"/>
    </style:style>
    <style:style style:name="T45" style:family="text">
      <style:text-properties style:font-name="Courier New" fo:font-size="12pt" officeooo:rsid="00235583" style:font-size-asian="12pt" style:font-name-complex="Courier New" style:font-size-complex="12pt"/>
    </style:style>
    <style:style style:name="T46" style:family="text">
      <style:text-properties style:font-name="Courier New" fo:font-size="12pt" officeooo:rsid="002474aa" style:font-size-asian="12pt" style:font-name-complex="Courier New" style:font-size-complex="12pt"/>
    </style:style>
    <style:style style:name="T47" style:family="text">
      <style:text-properties style:font-name="Courier New" fo:font-size="12pt" officeooo:rsid="002543ac" style:font-size-asian="12pt" style:font-name-complex="Courier New" style:font-size-complex="12pt"/>
    </style:style>
    <style:style style:name="T48" style:family="text">
      <style:text-properties style:font-name="Courier New" fo:font-size="12pt" officeooo:rsid="0026a0f3" style:font-size-asian="12pt" style:font-name-complex="Courier New" style:font-size-complex="12pt"/>
    </style:style>
    <style:style style:name="T49" style:family="text">
      <style:text-properties style:font-name="Courier New" fo:font-size="12pt" officeooo:rsid="002892cd" style:font-size-asian="12pt" style:font-name-complex="Courier New" style:font-size-complex="12pt"/>
    </style:style>
    <style:style style:name="T50" style:family="text">
      <style:text-properties style:font-name="Courier New" fo:font-size="12pt" officeooo:rsid="0029c29e" style:font-size-asian="12pt" style:font-name-complex="Courier New" style:font-size-complex="12pt"/>
    </style:style>
    <style:style style:name="T51" style:family="text">
      <style:text-properties style:font-name="Courier New" fo:font-size="12pt" officeooo:rsid="002a11ba" style:font-size-asian="12pt" style:font-name-complex="Courier New" style:font-size-complex="12pt"/>
    </style:style>
    <style:style style:name="T52" style:family="text">
      <style:text-properties style:font-name="Courier New" fo:font-size="12pt" officeooo:rsid="002bf183" style:font-size-asian="12pt" style:font-name-complex="Courier New" style:font-size-complex="12pt"/>
    </style:style>
    <style:style style:name="T53" style:family="text">
      <style:text-properties style:font-name="Courier New" fo:font-size="12pt" officeooo:rsid="002c937b" style:font-size-asian="12pt" style:font-name-complex="Courier New" style:font-size-complex="12pt"/>
    </style:style>
    <style:style style:name="T54" style:family="text">
      <style:text-properties style:font-name="Courier New" fo:font-size="12pt" officeooo:rsid="002e2535" style:font-size-asian="12pt" style:font-name-complex="Courier New" style:font-size-complex="12pt"/>
    </style:style>
    <style:style style:name="T55" style:family="text">
      <style:text-properties style:font-name="Courier New" fo:font-size="12pt" officeooo:rsid="002fd1a3" style:font-size-asian="12pt" style:font-name-complex="Courier New" style:font-size-complex="12pt"/>
    </style:style>
    <style:style style:name="T56" style:family="text">
      <style:text-properties style:font-name="Courier New" fo:font-size="12pt" officeooo:rsid="0030ddbf" style:font-size-asian="12pt" style:font-name-complex="Courier New" style:font-size-complex="12pt"/>
    </style:style>
    <style:style style:name="T57" style:family="text">
      <style:text-properties style:font-name="Courier New" fo:font-size="12pt" officeooo:rsid="0031a1b0" style:font-size-asian="12pt" style:font-name-complex="Courier New" style:font-size-complex="12pt"/>
    </style:style>
    <style:style style:name="T58" style:family="text">
      <style:text-properties style:font-name="Courier New" fo:font-size="12pt" officeooo:rsid="0032479d" style:font-size-asian="12pt" style:font-name-complex="Courier New" style:font-size-complex="12pt"/>
    </style:style>
    <style:style style:name="T59" style:family="text">
      <style:text-properties style:font-name="Courier New" fo:font-size="12pt" officeooo:rsid="00341cbb" style:font-size-asian="12pt" style:font-name-complex="Courier New" style:font-size-complex="12pt"/>
    </style:style>
    <style:style style:name="T60" style:family="text">
      <style:text-properties style:font-name="Courier New" fo:font-size="12pt" officeooo:rsid="0034e00e" style:font-size-asian="12pt" style:font-name-complex="Courier New" style:font-size-complex="12pt"/>
    </style:style>
    <style:style style:name="T61" style:family="text">
      <style:text-properties style:font-name="Courier New" fo:font-size="12pt" officeooo:rsid="00358be0" style:font-size-asian="12pt" style:font-name-complex="Courier New" style:font-size-complex="12pt"/>
    </style:style>
    <style:style style:name="T62" style:family="text">
      <style:text-properties style:font-name="Courier New" fo:font-size="12pt" officeooo:rsid="003734a6" style:font-size-asian="12pt" style:font-name-complex="Courier New" style:font-size-complex="12pt"/>
    </style:style>
    <style:style style:name="T63" style:family="text">
      <style:text-properties style:font-name="Courier New" fo:font-size="12pt" officeooo:rsid="00377970" style:font-size-asian="12pt" style:font-name-complex="Courier New" style:font-size-complex="12pt"/>
    </style:style>
    <style:style style:name="T64" style:family="text">
      <style:text-properties style:font-name="Courier New" fo:font-size="12pt" officeooo:rsid="0037cb91" style:font-size-asian="12pt" style:font-name-complex="Courier New" style:font-size-complex="12pt"/>
    </style:style>
    <style:style style:name="T65" style:family="text">
      <style:text-properties style:font-name="Courier New" fo:font-size="12pt" officeooo:rsid="003825a3" style:font-size-asian="12pt" style:font-name-complex="Courier New" style:font-size-complex="12pt"/>
    </style:style>
    <style:style style:name="T66" style:family="text">
      <style:text-properties style:font-name="Courier New" fo:font-size="12pt" officeooo:rsid="0038c64c" style:font-size-asian="12pt" style:font-name-complex="Courier New" style:font-size-complex="12pt"/>
    </style:style>
    <style:style style:name="T67" style:family="text">
      <style:text-properties style:font-name="Courier New" fo:font-size="12pt" officeooo:rsid="003a3991" style:font-size-asian="12pt" style:font-name-complex="Courier New" style:font-size-complex="12pt"/>
    </style:style>
    <style:style style:name="T68" style:family="text">
      <style:text-properties style:font-name="Courier New" fo:font-size="12pt" officeooo:rsid="003a49b0" style:font-size-asian="12pt" style:font-name-complex="Courier New" style:font-size-complex="12pt"/>
    </style:style>
    <style:style style:name="T69" style:family="text">
      <style:text-properties style:font-name="Courier New" fo:font-size="12pt" officeooo:rsid="003b5934" style:font-size-asian="12pt" style:font-name-complex="Courier New" style:font-size-complex="12pt"/>
    </style:style>
    <style:style style:name="T70" style:family="text">
      <style:text-properties style:font-name="Courier New" fo:font-size="12pt" officeooo:rsid="003d391a" style:font-size-asian="12pt" style:font-name-complex="Courier New" style:font-size-complex="12pt"/>
    </style:style>
    <style:style style:name="T71" style:family="text">
      <style:text-properties style:font-name="Courier New" fo:font-size="12pt" officeooo:rsid="003ec3e6" style:font-size-asian="12pt" style:font-name-complex="Courier New" style:font-size-complex="12pt"/>
    </style:style>
    <style:style style:name="T72" style:family="text">
      <style:text-properties style:font-name="Courier New" fo:font-size="12pt" officeooo:rsid="003f19d9" style:font-size-asian="12pt" style:font-name-complex="Courier New" style:font-size-complex="12pt"/>
    </style:style>
    <style:style style:name="T73" style:family="text">
      <style:text-properties style:font-name="Courier New" fo:font-size="12pt" officeooo:rsid="00410755" style:font-size-asian="12pt" style:font-name-complex="Courier New" style:font-size-complex="12pt"/>
    </style:style>
    <style:style style:name="T74" style:family="text">
      <style:text-properties style:font-name="Courier New" fo:font-size="12pt" officeooo:rsid="00428607" style:font-size-asian="12pt" style:font-name-complex="Courier New" style:font-size-complex="12pt"/>
    </style:style>
    <style:style style:name="T75" style:family="text">
      <style:text-properties style:font-name="Courier New" fo:font-size="12pt" officeooo:rsid="00447cf6" style:font-size-asian="12pt" style:font-name-complex="Courier New" style:font-size-complex="12pt"/>
    </style:style>
    <style:style style:name="T76" style:family="text">
      <style:text-properties style:font-name="Courier New" fo:font-size="12pt" officeooo:rsid="0045b7d7" style:font-size-asian="12pt" style:font-name-complex="Courier New" style:font-size-complex="12pt"/>
    </style:style>
    <style:style style:name="T77" style:family="text">
      <style:text-properties style:font-name="Courier New" fo:font-size="12pt" officeooo:rsid="00475e18" style:font-size-asian="12pt" style:font-name-complex="Courier New" style:font-size-complex="12pt"/>
    </style:style>
    <style:style style:name="T78" style:family="text">
      <style:text-properties style:font-name="Courier New" fo:font-size="12pt" officeooo:rsid="00489a88" style:font-size-asian="12pt" style:font-name-complex="Courier New" style:font-size-complex="12pt"/>
    </style:style>
    <style:style style:name="T79" style:family="text">
      <style:text-properties style:font-name="Courier New" fo:font-size="12pt" officeooo:rsid="0048f312" style:font-size-asian="12pt" style:font-name-complex="Courier New" style:font-size-complex="12pt"/>
    </style:style>
    <style:style style:name="T80" style:family="text">
      <style:text-properties style:font-name="Courier New" fo:font-size="12pt" officeooo:rsid="00492e46" style:font-size-asian="12pt" style:font-name-complex="Courier New" style:font-size-complex="12pt"/>
    </style:style>
    <style:style style:name="T81" style:family="text">
      <style:text-properties style:font-name="Courier New" fo:font-size="12pt" officeooo:rsid="0049d003" style:font-size-asian="12pt" style:font-name-complex="Courier New" style:font-size-complex="12pt"/>
    </style:style>
    <style:style style:name="T82" style:family="text">
      <style:text-properties style:font-name="Courier New" fo:font-size="12pt" officeooo:rsid="004ab4cb" style:font-size-asian="12pt" style:font-name-complex="Courier New" style:font-size-complex="12pt"/>
    </style:style>
    <style:style style:name="T83" style:family="text">
      <style:text-properties style:font-name="Courier New" fo:font-size="12pt" officeooo:rsid="004bfd2c" style:font-size-asian="12pt" style:font-name-complex="Courier New" style:font-size-complex="12pt"/>
    </style:style>
    <style:style style:name="T84" style:family="text">
      <style:text-properties style:font-name="Courier New" fo:font-size="12pt" officeooo:rsid="004c453b" style:font-size-asian="12pt" style:font-name-complex="Courier New" style:font-size-complex="12pt"/>
    </style:style>
    <style:style style:name="T85" style:family="text">
      <style:text-properties style:font-name="Courier New" fo:font-size="12pt" officeooo:rsid="004c7ddf" style:font-size-asian="12pt" style:font-name-complex="Courier New" style:font-size-complex="12pt"/>
    </style:style>
    <style:style style:name="T86" style:family="text">
      <style:text-properties style:font-name="Courier New" fo:font-size="12pt" officeooo:rsid="004d7e5d" style:font-size-asian="12pt" style:font-name-complex="Courier New" style:font-size-complex="12pt"/>
    </style:style>
    <style:style style:name="T87" style:family="text">
      <style:text-properties style:font-name="Courier New" fo:font-size="12pt" officeooo:rsid="004dc5a0" style:font-size-asian="12pt" style:font-name-complex="Courier New" style:font-size-complex="12pt"/>
    </style:style>
    <style:style style:name="T88" style:family="text">
      <style:text-properties style:font-name="Courier New" fo:font-size="12pt" officeooo:rsid="004e91de" style:font-size-asian="12pt" style:font-name-complex="Courier New" style:font-size-complex="12pt"/>
    </style:style>
    <style:style style:name="T89" style:family="text">
      <style:text-properties style:font-name="Courier New" fo:font-size="12pt" officeooo:rsid="004fc3d3" style:font-size-asian="12pt" style:font-name-complex="Courier New" style:font-size-complex="12pt"/>
    </style:style>
    <style:style style:name="T90" style:family="text">
      <style:text-properties style:font-name="Courier New" fo:font-size="12pt" officeooo:rsid="0050ffe4" style:font-size-asian="12pt" style:font-name-complex="Courier New" style:font-size-complex="12pt"/>
    </style:style>
    <style:style style:name="T91" style:family="text">
      <style:text-properties style:font-name="Courier New" fo:font-size="12pt" officeooo:rsid="005486aa" style:font-size-asian="12pt" style:font-name-complex="Courier New" style:font-size-complex="12pt"/>
    </style:style>
    <style:style style:name="T92" style:family="text">
      <style:text-properties style:font-name="Courier New" fo:font-size="12pt" officeooo:rsid="00559830" style:font-size-asian="12pt" style:font-name-complex="Courier New" style:font-size-complex="12pt"/>
    </style:style>
    <style:style style:name="T93" style:family="text">
      <style:text-properties style:font-name="Courier New" fo:font-size="12pt" officeooo:rsid="00579038" style:font-size-asian="12pt" style:font-name-complex="Courier New" style:font-size-complex="12pt"/>
    </style:style>
    <style:style style:name="T94" style:family="text">
      <style:text-properties style:font-name="Courier New" fo:font-size="12pt" officeooo:rsid="00586bb7" style:font-size-asian="12pt" style:font-name-complex="Courier New" style:font-size-complex="12pt"/>
    </style:style>
    <style:style style:name="T95" style:family="text">
      <style:text-properties style:font-name="Courier New" fo:font-size="12pt" officeooo:rsid="005a19d5" style:font-size-asian="12pt" style:font-name-complex="Courier New" style:font-size-complex="12pt"/>
    </style:style>
    <style:style style:name="T96" style:family="text">
      <style:text-properties style:font-name="Courier New" fo:font-size="12pt" officeooo:rsid="005a4c2a" style:font-size-asian="12pt" style:font-name-complex="Courier New" style:font-size-complex="12pt"/>
    </style:style>
    <style:style style:name="T97" style:family="text">
      <style:text-properties style:font-name="Courier New" fo:font-size="12pt" officeooo:rsid="005a5c30" style:font-size-asian="12pt" style:font-name-complex="Courier New" style:font-size-complex="12pt"/>
    </style:style>
    <style:style style:name="T98" style:family="text">
      <style:text-properties style:font-name="Courier New" fo:font-size="12pt" officeooo:rsid="005b4e25" style:font-size-asian="12pt" style:font-name-complex="Courier New" style:font-size-complex="12pt"/>
    </style:style>
    <style:style style:name="T99" style:family="text">
      <style:text-properties style:font-name="Courier New" fo:font-size="12pt" officeooo:rsid="005be332" style:font-size-asian="12pt" style:font-name-complex="Courier New" style:font-size-complex="12pt"/>
    </style:style>
    <style:style style:name="T100" style:family="text">
      <style:text-properties style:font-name="Courier New" fo:font-size="12pt" officeooo:rsid="005d1056" style:font-size-asian="12pt" style:font-name-complex="Courier New" style:font-size-complex="12pt"/>
    </style:style>
    <style:style style:name="T101" style:family="text">
      <style:text-properties style:font-name="Courier New" fo:font-size="12pt" officeooo:rsid="005edf10" style:font-size-asian="12pt" style:font-name-complex="Courier New" style:font-size-complex="12pt"/>
    </style:style>
    <style:style style:name="T102" style:family="text">
      <style:text-properties style:font-name="Courier New" fo:font-size="12pt" officeooo:rsid="005f84b1" style:font-size-asian="12pt" style:font-name-complex="Courier New" style:font-size-complex="12pt"/>
    </style:style>
    <style:style style:name="T103" style:family="text">
      <style:text-properties style:font-name="Courier New" fo:font-size="12pt" officeooo:rsid="00614393" style:font-size-asian="12pt" style:font-name-complex="Courier New" style:font-size-complex="12pt"/>
    </style:style>
    <style:style style:name="T104" style:family="text">
      <style:text-properties style:font-name="Courier New" fo:font-size="12pt" officeooo:rsid="0063cfd9" style:font-size-asian="12pt" style:font-name-complex="Courier New" style:font-size-complex="12pt"/>
    </style:style>
    <style:style style:name="T105" style:family="text">
      <style:text-properties style:font-name="Courier New" fo:font-size="12pt" officeooo:rsid="00649a9f" style:font-size-asian="12pt" style:font-name-complex="Courier New" style:font-size-complex="12pt"/>
    </style:style>
    <style:style style:name="T106" style:family="text">
      <style:text-properties style:font-name="Courier New" fo:font-size="12pt" officeooo:rsid="006920ed" style:font-size-asian="12pt" style:font-name-complex="Courier New" style:font-size-complex="12pt"/>
    </style:style>
    <style:style style:name="T107" style:family="text">
      <style:text-properties style:font-name="Courier New" fo:font-size="12pt" officeooo:rsid="006cedd6" style:font-size-asian="12pt" style:font-name-complex="Courier New" style:font-size-complex="12pt"/>
    </style:style>
    <style:style style:name="T108" style:family="text">
      <style:text-properties style:font-name="Courier New" fo:font-size="12pt" officeooo:rsid="006e2cd5" style:font-size-asian="12pt" style:font-name-complex="Courier New" style:font-size-complex="12pt"/>
    </style:style>
    <style:style style:name="T109" style:family="text">
      <style:text-properties style:font-name="Courier New" fo:font-size="12pt" officeooo:rsid="006ed741" style:font-size-asian="12pt" style:font-name-complex="Courier New" style:font-size-complex="12pt"/>
    </style:style>
    <style:style style:name="T110" style:family="text">
      <style:text-properties style:font-name="Courier New" fo:font-size="12pt" officeooo:rsid="00723292" style:font-size-asian="12pt" style:font-name-complex="Courier New" style:font-size-complex="12pt"/>
    </style:style>
    <style:style style:name="T111" style:family="text">
      <style:text-properties style:font-name="Courier New" fo:font-size="12pt" officeooo:rsid="0072e6b6" style:font-size-asian="12pt" style:font-name-complex="Courier New" style:font-size-complex="12pt"/>
    </style:style>
    <style:style style:name="T112" style:family="text">
      <style:text-properties style:font-name="Courier New" fo:font-size="12pt" officeooo:rsid="0078d214" style:font-size-asian="12pt" style:font-name-complex="Courier New" style:font-size-complex="12pt"/>
    </style:style>
    <style:style style:name="T113" style:family="text">
      <style:text-properties style:font-name="Courier New" fo:font-size="12pt" officeooo:rsid="007914d8" style:font-size-asian="12pt" style:font-name-complex="Courier New" style:font-size-complex="12pt"/>
    </style:style>
    <style:style style:name="T114" style:family="text">
      <style:text-properties style:font-name="Courier New" fo:font-size="12pt" officeooo:rsid="0079ac69" style:font-size-asian="12pt" style:font-name-complex="Courier New" style:font-size-complex="12pt"/>
    </style:style>
    <style:style style:name="T115" style:family="text">
      <style:text-properties style:font-name="Courier New" fo:font-size="12pt" officeooo:rsid="007a3e7f" style:font-size-asian="12pt" style:font-name-complex="Courier New" style:font-size-complex="12pt"/>
    </style:style>
    <style:style style:name="T116" style:family="text">
      <style:text-properties style:font-name="Courier New" fo:font-size="12pt" officeooo:rsid="007b58bd" style:font-size-asian="12pt" style:font-name-complex="Courier New" style:font-size-complex="12pt"/>
    </style:style>
    <style:style style:name="T117" style:family="text">
      <style:text-properties style:font-name="Courier New" fo:font-size="12pt" officeooo:rsid="007c62e4" style:font-size-asian="12pt" style:font-name-complex="Courier New" style:font-size-complex="12pt"/>
    </style:style>
    <style:style style:name="T118" style:family="text">
      <style:text-properties style:font-name="Courier New" fo:font-size="12pt" officeooo:rsid="007c6b38" style:font-size-asian="12pt" style:font-name-complex="Courier New" style:font-size-complex="12pt"/>
    </style:style>
    <style:style style:name="T119" style:family="text">
      <style:text-properties style:font-name="Courier New" fo:font-size="12pt" officeooo:rsid="007e1aa9" style:font-size-asian="12pt" style:font-name-complex="Courier New" style:font-size-complex="12pt"/>
    </style:style>
    <style:style style:name="T120" style:family="text">
      <style:text-properties style:font-name="Courier New" fo:font-size="12pt" officeooo:rsid="007ea50b" style:font-size-asian="12pt" style:font-name-complex="Courier New" style:font-size-complex="12pt"/>
    </style:style>
    <style:style style:name="T121" style:family="text">
      <style:text-properties style:font-name="Courier New" fo:font-size="12pt" officeooo:rsid="007f8b17" style:font-size-asian="12pt" style:font-name-complex="Courier New" style:font-size-complex="12pt"/>
    </style:style>
    <style:style style:name="T122" style:family="text">
      <style:text-properties style:font-name="Courier New" fo:font-size="12pt" officeooo:rsid="00802295" style:font-size-asian="12pt" style:font-name-complex="Courier New" style:font-size-complex="12pt"/>
    </style:style>
    <style:style style:name="T123" style:family="text">
      <style:text-properties style:font-name="Courier New" fo:font-size="12pt" officeooo:rsid="00805908" style:font-size-asian="12pt" style:font-name-complex="Courier New" style:font-size-complex="12pt"/>
    </style:style>
    <style:style style:name="T124" style:family="text">
      <style:text-properties style:font-name="Courier New" fo:font-size="12pt" officeooo:rsid="00816eb5" style:font-size-asian="12pt" style:font-name-complex="Courier New" style:font-size-complex="12pt"/>
    </style:style>
    <style:style style:name="T125" style:family="text">
      <style:text-properties style:font-name="Courier New" fo:font-size="12pt" officeooo:rsid="0081df6d" style:font-size-asian="12pt" style:font-name-complex="Courier New" style:font-size-complex="12pt"/>
    </style:style>
    <style:style style:name="T126" style:family="text">
      <style:text-properties style:font-name="Courier New" fo:font-size="12pt" officeooo:rsid="0081e68f" style:font-size-asian="12pt" style:font-name-complex="Courier New" style:font-size-complex="12pt"/>
    </style:style>
    <style:style style:name="T127" style:family="text">
      <style:text-properties style:font-name="Courier New" fo:font-size="12pt" officeooo:rsid="0083865c" style:font-size-asian="12pt" style:font-name-complex="Courier New" style:font-size-complex="12pt"/>
    </style:style>
    <style:style style:name="T128" style:family="text">
      <style:text-properties style:font-name="Courier New" fo:font-size="12pt" officeooo:rsid="0083dcc7" style:font-size-asian="12pt" style:font-name-complex="Courier New" style:font-size-complex="12pt"/>
    </style:style>
    <style:style style:name="T129" style:family="text">
      <style:text-properties style:font-name="Courier New" fo:font-size="12pt" officeooo:rsid="00857bdc" style:font-size-asian="12pt" style:font-name-complex="Courier New" style:font-size-complex="12pt"/>
    </style:style>
    <style:style style:name="T130" style:family="text">
      <style:text-properties style:font-name="Courier New" fo:font-size="12pt" officeooo:rsid="008856de" style:font-size-asian="12pt" style:font-name-complex="Courier New" style:font-size-complex="12pt"/>
    </style:style>
    <style:style style:name="T131" style:family="text">
      <style:text-properties style:font-name="Courier New" fo:font-size="12pt" officeooo:rsid="0089abe8" style:font-size-asian="12pt" style:font-name-complex="Courier New" style:font-size-complex="12pt"/>
    </style:style>
    <style:style style:name="T132" style:family="text">
      <style:text-properties style:font-name="Courier New" fo:font-size="12pt" officeooo:rsid="008cc2cd" style:font-size-asian="12pt" style:font-name-complex="Courier New" style:font-size-complex="12pt"/>
    </style:style>
    <style:style style:name="T133" style:family="text">
      <style:text-properties style:font-name="Courier New" fo:font-size="12pt" officeooo:rsid="008f3d00" style:font-size-asian="12pt" style:font-name-complex="Courier New" style:font-size-complex="12pt"/>
    </style:style>
    <style:style style:name="T134" style:family="text">
      <style:text-properties style:font-name="Courier New" fo:font-size="12pt" officeooo:rsid="00914589" style:font-size-asian="12pt" style:font-name-complex="Courier New" style:font-size-complex="12pt"/>
    </style:style>
    <style:style style:name="T135" style:family="text">
      <style:text-properties style:font-name="Courier New" fo:font-size="12pt" officeooo:rsid="00929a0f" style:font-size-asian="12pt" style:font-name-complex="Courier New" style:font-size-complex="12pt"/>
    </style:style>
    <style:style style:name="T136" style:family="text">
      <style:text-properties style:font-name="Courier New" fo:font-size="12pt" officeooo:rsid="00931ef8" style:font-size-asian="12pt" style:font-name-complex="Courier New" style:font-size-complex="12pt"/>
    </style:style>
    <style:style style:name="T137" style:family="text">
      <style:text-properties style:font-name="Courier New" fo:font-size="12pt" officeooo:rsid="009499a2" style:font-size-asian="12pt" style:font-name-complex="Courier New" style:font-size-complex="12pt"/>
    </style:style>
    <style:style style:name="T138" style:family="text">
      <style:text-properties style:font-name="Courier New" fo:font-size="12pt" officeooo:rsid="0095db91" style:font-size-asian="12pt" style:font-name-complex="Courier New" style:font-size-complex="12pt"/>
    </style:style>
    <style:style style:name="T139" style:family="text">
      <style:text-properties style:font-name="Courier New" fo:font-size="12pt" officeooo:rsid="0099368f" style:font-size-asian="12pt" style:font-name-complex="Courier New" style:font-size-complex="12pt"/>
    </style:style>
    <style:style style:name="T140" style:family="text">
      <style:text-properties style:font-name="Courier New" fo:font-size="12pt" officeooo:rsid="009a3c7c" style:font-size-asian="12pt" style:font-name-complex="Courier New" style:font-size-complex="12pt"/>
    </style:style>
    <style:style style:name="T141" style:family="text">
      <style:text-properties style:font-name="Courier New" fo:font-size="12pt" officeooo:rsid="009be7d4" style:font-size-asian="12pt" style:font-name-complex="Courier New" style:font-size-complex="12pt"/>
    </style:style>
    <style:style style:name="T142" style:family="text">
      <style:text-properties style:font-name="Courier New" fo:font-size="12pt" officeooo:rsid="009dcd84" style:font-size-asian="12pt" style:font-name-complex="Courier New" style:font-size-complex="12pt"/>
    </style:style>
    <style:style style:name="T143" style:family="text">
      <style:text-properties style:font-name="Courier New" fo:font-size="12pt" officeooo:rsid="009e55a6" style:font-size-asian="12pt" style:font-name-complex="Courier New" style:font-size-complex="12pt"/>
    </style:style>
    <style:style style:name="T144" style:family="text">
      <style:text-properties style:font-name="Courier New" fo:font-size="12pt" officeooo:rsid="009eae5c" style:font-size-asian="12pt" style:font-name-complex="Courier New" style:font-size-complex="12pt"/>
    </style:style>
    <style:style style:name="T145" style:family="text">
      <style:text-properties style:font-name="Courier New" fo:font-size="12pt" officeooo:rsid="009f053d" style:font-size-asian="12pt" style:font-name-complex="Courier New" style:font-size-complex="12pt"/>
    </style:style>
    <style:style style:name="T146" style:family="text">
      <style:text-properties style:font-name="Courier New" fo:font-size="12pt" officeooo:rsid="00a2d6b1" style:font-size-asian="12pt" style:font-name-complex="Courier New" style:font-size-complex="12pt"/>
    </style:style>
    <style:style style:name="T147" style:family="text">
      <style:text-properties style:font-name="Courier New" fo:font-size="12pt" officeooo:rsid="00a42f2b" style:font-size-asian="12pt" style:font-name-complex="Courier New" style:font-size-complex="12pt"/>
    </style:style>
    <style:style style:name="T148" style:family="text">
      <style:text-properties style:font-name="Courier New" fo:font-size="12pt" officeooo:rsid="00a5b416" style:font-size-asian="12pt" style:font-name-complex="Courier New" style:font-size-complex="12pt"/>
    </style:style>
    <style:style style:name="T149" style:family="text">
      <style:text-properties style:font-name="Courier New" fo:font-size="12pt" officeooo:rsid="00a6c95c" style:font-size-asian="12pt" style:font-name-complex="Courier New" style:font-size-complex="12pt"/>
    </style:style>
    <style:style style:name="T150" style:family="text">
      <style:text-properties style:font-name="Courier New" fo:font-size="12pt" officeooo:rsid="00a89125" style:font-size-asian="12pt" style:font-name-complex="Courier New" style:font-size-complex="12pt"/>
    </style:style>
    <style:style style:name="T151" style:family="text">
      <style:text-properties style:font-name="Courier New" fo:font-size="12pt" officeooo:rsid="00aa76a7" style:font-size-asian="12pt" style:font-name-complex="Courier New" style:font-size-complex="12pt"/>
    </style:style>
    <style:style style:name="T152" style:family="text">
      <style:text-properties style:font-name="Courier New" fo:font-size="12pt" officeooo:rsid="00ac280a" style:font-size-asian="12pt" style:font-name-complex="Courier New" style:font-size-complex="12pt"/>
    </style:style>
    <style:style style:name="T153" style:family="text">
      <style:text-properties style:font-name="Courier New" fo:font-size="12pt" officeooo:rsid="00adb049" style:font-size-asian="12pt" style:font-name-complex="Courier New" style:font-size-complex="12pt"/>
    </style:style>
    <style:style style:name="T154" style:family="text">
      <style:text-properties style:font-name="Courier New" fo:font-size="12pt" officeooo:rsid="00ae8cb7" style:font-size-asian="12pt" style:font-name-complex="Courier New" style:font-size-complex="12pt"/>
    </style:style>
    <style:style style:name="T155" style:family="text">
      <style:text-properties style:font-name="Courier New" fo:font-size="12pt" officeooo:rsid="00b04e84" style:font-size-asian="12pt" style:font-name-complex="Courier New" style:font-size-complex="12pt"/>
    </style:style>
    <style:style style:name="T156" style:family="text">
      <style:text-properties style:font-name="Courier New" fo:font-size="12pt" officeooo:rsid="00b32e72" style:font-size-asian="12pt" style:font-name-complex="Courier New" style:font-size-complex="12pt"/>
    </style:style>
    <style:style style:name="T157" style:family="text">
      <style:text-properties style:font-name="Courier New" fo:font-size="12pt" officeooo:rsid="00b491a8" style:font-size-asian="12pt" style:font-name-complex="Courier New" style:font-size-complex="12pt"/>
    </style:style>
    <style:style style:name="T158" style:family="text">
      <style:text-properties style:font-name="Courier New" fo:font-size="12pt" officeooo:rsid="00b608dc" style:font-size-asian="12pt" style:font-name-complex="Courier New" style:font-size-complex="12pt"/>
    </style:style>
    <style:style style:name="T159" style:family="text">
      <style:text-properties style:font-name="Courier New" fo:font-size="12pt" officeooo:rsid="00b959e3" style:font-size-asian="12pt" style:font-name-complex="Courier New" style:font-size-complex="12pt"/>
    </style:style>
    <style:style style:name="T160" style:family="text">
      <style:text-properties style:font-name="Courier New" fo:font-size="12pt" officeooo:rsid="00ba3cd3" style:font-size-asian="12pt" style:font-name-complex="Courier New" style:font-size-complex="12pt"/>
    </style:style>
    <style:style style:name="T161" style:family="text">
      <style:text-properties style:font-name="Courier New" fo:font-size="12pt" officeooo:rsid="00bafe11" style:font-size-asian="12pt" style:font-name-complex="Courier New" style:font-size-complex="12pt"/>
    </style:style>
    <style:style style:name="T162" style:family="text">
      <style:text-properties style:font-name="Courier New" fo:font-size="12pt" officeooo:rsid="00bc216e" style:font-size-asian="12pt" style:font-name-complex="Courier New" style:font-size-complex="12pt"/>
    </style:style>
    <style:style style:name="T163" style:family="text">
      <style:text-properties style:font-name="Courier New" fo:font-size="12pt" officeooo:rsid="00bde43f" style:font-size-asian="12pt" style:font-name-complex="Courier New" style:font-size-complex="12pt"/>
    </style:style>
    <style:style style:name="T164" style:family="text">
      <style:text-properties style:font-name="Courier New" fo:font-size="12pt" officeooo:rsid="00beb069" style:font-size-asian="12pt" style:font-name-complex="Courier New" style:font-size-complex="12pt"/>
    </style:style>
    <style:style style:name="T165" style:family="text">
      <style:text-properties style:font-name="Courier New" fo:font-size="12pt" officeooo:rsid="00c2c556" style:font-size-asian="12pt" style:font-name-complex="Courier New" style:font-size-complex="12pt"/>
    </style:style>
    <style:style style:name="T166" style:family="text">
      <style:text-properties style:font-name="Courier New" fo:font-size="12pt" officeooo:rsid="00c7bd0c" style:font-size-asian="12pt" style:font-name-complex="Courier New" style:font-size-complex="12pt"/>
    </style:style>
    <style:style style:name="T167" style:family="text">
      <style:text-properties style:font-name="Courier New" fo:font-size="12pt" officeooo:rsid="00c9ba0e" style:font-size-asian="12pt" style:font-name-complex="Courier New" style:font-size-complex="12pt"/>
    </style:style>
    <style:style style:name="T168" style:family="text">
      <style:text-properties style:font-name="Courier New" fo:font-size="12pt" officeooo:rsid="00c9debd" style:font-size-asian="12pt" style:font-name-complex="Courier New" style:font-size-complex="12pt"/>
    </style:style>
    <style:style style:name="T169" style:family="text">
      <style:text-properties style:font-name="Courier New" fo:font-size="12pt" officeooo:rsid="00cb22f4" style:font-size-asian="12pt" style:font-name-complex="Courier New" style:font-size-complex="12pt"/>
    </style:style>
    <style:style style:name="T170" style:family="text">
      <style:text-properties style:font-name="Courier New" fo:font-size="12pt" officeooo:rsid="00cced37" style:font-size-asian="12pt" style:font-name-complex="Courier New" style:font-size-complex="12pt"/>
    </style:style>
    <style:style style:name="T171" style:family="text">
      <style:text-properties style:font-name="Courier New" fo:font-size="12pt" officeooo:rsid="00cd2447" style:font-size-asian="12pt" style:font-name-complex="Courier New" style:font-size-complex="12pt"/>
    </style:style>
    <style:style style:name="T172" style:family="text">
      <style:text-properties style:font-name="Courier New" fo:font-size="12pt" officeooo:rsid="00cf0870" style:font-size-asian="12pt" style:font-name-complex="Courier New" style:font-size-complex="12pt"/>
    </style:style>
    <style:style style:name="T173" style:family="text">
      <style:text-properties style:font-name="Courier New" fo:font-size="12pt" officeooo:rsid="00d016d4" style:font-size-asian="12pt" style:font-name-complex="Courier New" style:font-size-complex="12pt"/>
    </style:style>
    <style:style style:name="T174" style:family="text">
      <style:text-properties style:font-name="Courier New" fo:font-size="12pt" officeooo:rsid="00d202e3" style:font-size-asian="12pt" style:font-name-complex="Courier New" style:font-size-complex="12pt"/>
    </style:style>
    <style:style style:name="T175" style:family="text">
      <style:text-properties style:font-name="Courier New" fo:font-size="12pt" officeooo:rsid="00d2e809" style:font-size-asian="12pt" style:font-name-complex="Courier New" style:font-size-complex="12pt"/>
    </style:style>
    <style:style style:name="T176" style:family="text">
      <style:text-properties style:font-name="Courier New" fo:font-size="12pt" officeooo:rsid="00d4058b" style:font-size-asian="12pt" style:font-name-complex="Courier New" style:font-size-complex="12pt"/>
    </style:style>
    <style:style style:name="T177" style:family="text">
      <style:text-properties style:font-name="Courier New" fo:font-size="12pt" officeooo:rsid="00d5686e" style:font-size-asian="12pt" style:font-name-complex="Courier New" style:font-size-complex="12pt"/>
    </style:style>
    <style:style style:name="T178" style:family="text">
      <style:text-properties style:font-name="Courier New" fo:font-size="12pt" officeooo:rsid="00d7ae67" style:font-size-asian="12pt" style:font-name-complex="Courier New" style:font-size-complex="12pt"/>
    </style:style>
    <style:style style:name="T179" style:family="text">
      <style:text-properties style:font-name="Courier New" fo:font-size="12pt" officeooo:rsid="00e14428" style:font-size-asian="12pt" style:font-name-complex="Courier New" style:font-size-complex="12pt"/>
    </style:style>
    <style:style style:name="T180" style:family="text">
      <style:text-properties style:font-name="Courier New" fo:font-size="12pt" officeooo:rsid="00e1a806" style:font-size-asian="12pt" style:font-name-complex="Courier New" style:font-size-complex="12pt"/>
    </style:style>
    <style:style style:name="T181" style:family="text">
      <style:text-properties style:font-name="Courier New" fo:font-size="12pt" officeooo:rsid="00e38036" style:font-size-asian="12pt" style:font-name-complex="Courier New" style:font-size-complex="12pt"/>
    </style:style>
    <style:style style:name="T182" style:family="text">
      <style:text-properties style:font-name="Courier New" fo:font-size="12pt" officeooo:rsid="00e5468d" style:font-size-asian="12pt" style:font-name-complex="Courier New" style:font-size-complex="12pt"/>
    </style:style>
    <style:style style:name="T183" style:family="text">
      <style:text-properties style:font-name="Courier New" fo:font-size="12pt" officeooo:rsid="00e64666" style:font-size-asian="12pt" style:font-name-complex="Courier New" style:font-size-complex="12pt"/>
    </style:style>
    <style:style style:name="T184" style:family="text">
      <style:text-properties style:font-name="Courier New" fo:font-size="12pt" officeooo:rsid="00e82c95" style:font-size-asian="12pt" style:font-name-complex="Courier New" style:font-size-complex="12pt"/>
    </style:style>
    <style:style style:name="T185" style:family="text">
      <style:text-properties style:font-name="Courier New" fo:font-size="12pt" officeooo:rsid="00e85fef" style:font-size-asian="12pt" style:font-name-complex="Courier New" style:font-size-complex="12pt"/>
    </style:style>
    <style:style style:name="T186" style:family="text">
      <style:text-properties style:font-name="Courier New" fo:font-size="12pt" officeooo:rsid="00eb5b37" style:font-size-asian="12pt" style:font-name-complex="Courier New" style:font-size-complex="12pt"/>
    </style:style>
    <style:style style:name="T187" style:family="text">
      <style:text-properties style:font-name="Courier New" fo:font-size="12pt" officeooo:rsid="00ec3819" style:font-size-asian="12pt" style:font-name-complex="Courier New" style:font-size-complex="12pt"/>
    </style:style>
    <style:style style:name="T188" style:family="text">
      <style:text-properties style:font-name="Courier New" fo:font-size="12pt" officeooo:rsid="00ed1d2d" style:font-size-asian="12pt" style:font-name-complex="Courier New" style:font-size-complex="12pt"/>
    </style:style>
    <style:style style:name="T189" style:family="text">
      <style:text-properties style:font-name="Courier New" fo:font-size="12pt" officeooo:rsid="00edb927" style:font-size-asian="12pt" style:font-name-complex="Courier New" style:font-size-complex="12pt"/>
    </style:style>
    <style:style style:name="T190" style:family="text">
      <style:text-properties style:font-name="Courier New" fo:font-size="12pt" officeooo:rsid="00ef36e7" style:font-size-asian="12pt" style:font-name-complex="Courier New" style:font-size-complex="12pt"/>
    </style:style>
    <style:style style:name="T191" style:family="text">
      <style:text-properties style:font-name="Courier New" fo:font-size="12pt" officeooo:rsid="00f16129" style:font-size-asian="12pt" style:font-name-complex="Courier New" style:font-size-complex="12pt"/>
    </style:style>
    <style:style style:name="T192" style:family="text">
      <style:text-properties style:font-name="Courier New" fo:font-size="12pt" officeooo:rsid="00f19577" style:font-size-asian="12pt" style:font-name-complex="Courier New" style:font-size-complex="12pt"/>
    </style:style>
    <style:style style:name="T193" style:family="text">
      <style:text-properties style:font-name="Courier New" fo:font-size="12pt" officeooo:rsid="00f31a41" style:font-size-asian="12pt" style:font-name-complex="Courier New" style:font-size-complex="12pt"/>
    </style:style>
    <style:style style:name="T194" style:family="text">
      <style:text-properties style:font-name="Courier New" fo:font-size="12pt" officeooo:rsid="00f4de32" style:font-size-asian="12pt" style:font-name-complex="Courier New" style:font-size-complex="12pt"/>
    </style:style>
    <style:style style:name="T195" style:family="text">
      <style:text-properties style:font-name="Courier New" fo:font-size="12pt" officeooo:rsid="00f68073" style:font-size-asian="12pt" style:font-name-complex="Courier New" style:font-size-complex="12pt"/>
    </style:style>
    <style:style style:name="T196" style:family="text">
      <style:text-properties style:font-name="Courier New" fo:font-size="12pt" officeooo:rsid="00f7e5e5" style:font-size-asian="12pt" style:font-name-complex="Courier New" style:font-size-complex="12pt"/>
    </style:style>
    <style:style style:name="T197" style:family="text">
      <style:text-properties style:font-name="Courier New" fo:font-size="12pt" officeooo:rsid="00f920ca" style:font-size-asian="12pt" style:font-name-complex="Courier New" style:font-size-complex="12pt"/>
    </style:style>
    <style:style style:name="T198" style:family="text">
      <style:text-properties style:font-name="Courier New" fo:font-size="12pt" officeooo:rsid="00f99835" style:font-size-asian="12pt" style:font-name-complex="Courier New" style:font-size-complex="12pt"/>
    </style:style>
    <style:style style:name="T199" style:family="text">
      <style:text-properties style:font-name="Courier New" fo:font-size="12pt" officeooo:rsid="00fb9417" style:font-size-asian="12pt" style:font-name-complex="Courier New" style:font-size-complex="12pt"/>
    </style:style>
    <style:style style:name="T200" style:family="text">
      <style:text-properties style:font-name="Courier New" fo:font-size="12pt" officeooo:rsid="01022de5" style:font-size-asian="12pt" style:font-name-complex="Courier New" style:font-size-complex="12pt"/>
    </style:style>
    <style:style style:name="T201" style:family="text">
      <style:text-properties style:font-name="Courier New" fo:font-size="12pt" officeooo:rsid="01025dbe" style:font-size-asian="12pt" style:font-name-complex="Courier New" style:font-size-complex="12pt"/>
    </style:style>
    <style:style style:name="T202" style:family="text">
      <style:text-properties style:font-name="Courier New" fo:font-size="12pt" officeooo:rsid="01033b29" style:font-size-asian="12pt" style:font-name-complex="Courier New" style:font-size-complex="12pt"/>
    </style:style>
    <style:style style:name="T203" style:family="text">
      <style:text-properties style:font-name="Courier New" fo:font-size="12pt" officeooo:rsid="0105de61" style:font-size-asian="12pt" style:font-name-complex="Courier New" style:font-size-complex="12pt"/>
    </style:style>
    <style:style style:name="T204" style:family="text">
      <style:text-properties style:font-name="Courier New" fo:font-size="12pt" officeooo:rsid="0108a687" style:font-size-asian="12pt" style:font-name-complex="Courier New" style:font-size-complex="12pt"/>
    </style:style>
    <style:style style:name="T205" style:family="text">
      <style:text-properties style:font-name="Courier New" fo:font-size="12pt" officeooo:rsid="010baa96" style:font-size-asian="12pt" style:font-name-complex="Courier New" style:font-size-complex="12pt"/>
    </style:style>
    <style:style style:name="T206" style:family="text">
      <style:text-properties style:font-name="Courier New" fo:font-size="12pt" officeooo:rsid="010d6bfe" style:font-size-asian="12pt" style:font-name-complex="Courier New" style:font-size-complex="12pt"/>
    </style:style>
    <style:style style:name="T207" style:family="text">
      <style:text-properties style:font-name="Courier New" fo:font-size="12pt" officeooo:rsid="010ef351" style:font-size-asian="12pt" style:font-name-complex="Courier New" style:font-size-complex="12pt"/>
    </style:style>
    <style:style style:name="T208" style:family="text">
      <style:text-properties style:font-name="Courier New" fo:font-size="12pt" officeooo:rsid="0110c0ca" style:font-size-asian="12pt" style:font-name-complex="Courier New" style:font-size-complex="12pt"/>
    </style:style>
    <style:style style:name="T209" style:family="text">
      <style:text-properties style:font-name="Courier New" fo:font-size="12pt" officeooo:rsid="01123767" style:font-size-asian="12pt" style:font-name-complex="Courier New" style:font-size-complex="12pt"/>
    </style:style>
    <style:style style:name="T210" style:family="text">
      <style:text-properties style:font-name="Courier New" fo:font-size="12pt" officeooo:rsid="0115a9e7" style:font-size-asian="12pt" style:font-name-complex="Courier New" style:font-size-complex="12pt"/>
    </style:style>
    <style:style style:name="T211" style:family="text">
      <style:text-properties style:font-name="Courier New" fo:font-size="12pt" officeooo:rsid="01163321" style:font-size-asian="12pt" style:font-name-complex="Courier New" style:font-size-complex="12pt"/>
    </style:style>
    <style:style style:name="T212" style:family="text">
      <style:text-properties style:font-name="Courier New" fo:font-size="12pt" officeooo:rsid="01194f9f" style:font-size-asian="12pt" style:font-name-complex="Courier New" style:font-size-complex="12pt"/>
    </style:style>
    <style:style style:name="T213" style:family="text">
      <style:text-properties style:font-name="Courier New" fo:font-size="12pt" officeooo:rsid="011c1959" style:font-size-asian="12pt" style:font-name-complex="Courier New" style:font-size-complex="12pt"/>
    </style:style>
    <style:style style:name="T214" style:family="text">
      <style:text-properties style:font-name="Courier New" fo:font-size="12pt" officeooo:rsid="011c4a7f" style:font-size-asian="12pt" style:font-name-complex="Courier New" style:font-size-complex="12pt"/>
    </style:style>
    <style:style style:name="T215" style:family="text">
      <style:text-properties style:font-name="Courier New" fo:font-size="12pt" officeooo:rsid="011d9b43" style:font-size-asian="12pt" style:font-name-complex="Courier New" style:font-size-complex="12pt"/>
    </style:style>
    <style:style style:name="T216" style:family="text">
      <style:text-properties style:font-name="Courier New" fo:font-size="12pt" officeooo:rsid="011f46d1" style:font-size-asian="12pt" style:font-name-complex="Courier New" style:font-size-complex="12pt"/>
    </style:style>
    <style:style style:name="T217" style:family="text">
      <style:text-properties style:font-name="Courier New" fo:font-size="12pt" officeooo:rsid="01203ff7" style:font-size-asian="12pt" style:font-name-complex="Courier New" style:font-size-complex="12pt"/>
    </style:style>
    <style:style style:name="T218" style:family="text">
      <style:text-properties style:font-name="Courier New" fo:font-size="12pt" officeooo:rsid="01210e6f" style:font-size-asian="12pt" style:font-name-complex="Courier New" style:font-size-complex="12pt"/>
    </style:style>
    <style:style style:name="T219" style:family="text">
      <style:text-properties style:font-name="Courier New" fo:font-size="12pt" officeooo:rsid="0122a72f" style:font-size-asian="12pt" style:font-name-complex="Courier New" style:font-size-complex="12pt"/>
    </style:style>
    <style:style style:name="T220" style:family="text">
      <style:text-properties style:font-name="Courier New" fo:font-size="12pt" officeooo:rsid="0124c922" style:font-size-asian="12pt" style:font-name-complex="Courier New" style:font-size-complex="12pt"/>
    </style:style>
    <style:style style:name="T221" style:family="text">
      <style:text-properties style:font-name="Courier New" fo:font-size="12pt" officeooo:rsid="0125a674" style:font-size-asian="12pt" style:font-name-complex="Courier New" style:font-size-complex="12pt"/>
    </style:style>
    <style:style style:name="T222" style:family="text">
      <style:text-properties style:font-name="Courier New" fo:font-size="12pt" officeooo:rsid="01277c73" style:font-size-asian="12pt" style:font-name-complex="Courier New" style:font-size-complex="12pt"/>
    </style:style>
    <style:style style:name="T223" style:family="text">
      <style:text-properties style:font-name="Courier New" fo:font-size="12pt" officeooo:rsid="01293fcb" style:font-size-asian="12pt" style:font-name-complex="Courier New" style:font-size-complex="12pt"/>
    </style:style>
    <style:style style:name="T224" style:family="text">
      <style:text-properties style:font-name="Courier New" fo:font-size="12pt" officeooo:rsid="0129eb7e" style:font-size-asian="12pt" style:font-name-complex="Courier New" style:font-size-complex="12pt"/>
    </style:style>
    <style:style style:name="T225" style:family="text">
      <style:text-properties style:font-name="Courier New" fo:font-size="12pt" officeooo:rsid="012b51a3" style:font-size-asian="12pt" style:font-name-complex="Courier New" style:font-size-complex="12pt"/>
    </style:style>
    <style:style style:name="T226" style:family="text">
      <style:text-properties style:font-name="Courier New" fo:font-size="12pt" officeooo:rsid="012b7381" style:font-size-asian="12pt" style:font-name-complex="Courier New" style:font-size-complex="12pt"/>
    </style:style>
    <style:style style:name="T227" style:family="text">
      <style:text-properties style:font-name="Courier New" fo:font-size="12pt" officeooo:rsid="012cb45e" style:font-size-asian="12pt" style:font-name-complex="Courier New" style:font-size-complex="12pt"/>
    </style:style>
    <style:style style:name="T228" style:family="text">
      <style:text-properties style:font-name="Courier New" fo:font-size="12pt" officeooo:rsid="012da996" style:font-size-asian="12pt" style:font-name-complex="Courier New" style:font-size-complex="12pt"/>
    </style:style>
    <style:style style:name="T229" style:family="text">
      <style:text-properties style:font-name="Courier New" fo:font-size="12pt" officeooo:rsid="012ebb41" style:font-size-asian="12pt" style:font-name-complex="Courier New" style:font-size-complex="12pt"/>
    </style:style>
    <style:style style:name="T230" style:family="text">
      <style:text-properties style:font-name="Courier New" fo:font-size="12pt" officeooo:rsid="012fad07" style:font-size-asian="12pt" style:font-name-complex="Courier New" style:font-size-complex="12pt"/>
    </style:style>
    <style:style style:name="T231" style:family="text">
      <style:text-properties style:font-name="Courier New" fo:font-size="12pt" officeooo:rsid="0130abb4" style:font-size-asian="12pt" style:font-name-complex="Courier New" style:font-size-complex="12pt"/>
    </style:style>
    <style:style style:name="T232" style:family="text">
      <style:text-properties style:font-name="Courier New" fo:font-size="12pt" officeooo:rsid="01318d68" style:font-size-asian="12pt" style:font-name-complex="Courier New" style:font-size-complex="12pt"/>
    </style:style>
    <style:style style:name="T233" style:family="text">
      <style:text-properties style:font-name="Courier New" fo:font-size="12pt" officeooo:rsid="0132fd1d" style:font-size-asian="12pt" style:font-name-complex="Courier New" style:font-size-complex="12pt"/>
    </style:style>
    <style:style style:name="T234" style:family="text">
      <style:text-properties style:font-name="Courier New" fo:font-size="12pt" officeooo:rsid="0159caf3" style:font-size-asian="12pt" style:font-name-complex="Courier New" style:font-size-complex="12pt"/>
    </style:style>
    <style:style style:name="T235" style:family="text">
      <style:text-properties style:font-name="Courier New" fo:font-size="12pt" officeooo:rsid="01619d6c" style:font-size-asian="12pt" style:font-name-complex="Courier New" style:font-size-complex="12pt"/>
    </style:style>
    <style:style style:name="T236" style:family="text">
      <style:text-properties style:font-name="Courier New" fo:font-size="12pt" officeooo:rsid="016c9441" style:font-size-asian="12pt" style:font-name-complex="Courier New" style:font-size-complex="12pt"/>
    </style:style>
    <style:style style:name="T237" style:family="text">
      <style:text-properties style:font-name="Courier New" fo:font-size="12pt" officeooo:rsid="016cf72a" style:font-size-asian="12pt" style:font-name-complex="Courier New" style:font-size-complex="12pt"/>
    </style:style>
    <style:style style:name="T238" style:family="text">
      <style:text-properties style:font-name="Courier New" fo:font-size="12pt" officeooo:rsid="016d6521" style:font-size-asian="12pt" style:font-name-complex="Courier New" style:font-size-complex="12pt"/>
    </style:style>
    <style:style style:name="T239" style:family="text">
      <style:text-properties style:font-name="Courier New" fo:font-size="12pt" officeooo:rsid="01706337" style:font-size-asian="12pt" style:font-name-complex="Courier New" style:font-size-complex="12pt"/>
    </style:style>
    <style:style style:name="T240" style:family="text">
      <style:text-properties style:font-name="Courier New" fo:font-size="12pt" officeooo:rsid="01724151" style:font-size-asian="12pt" style:font-name-complex="Courier New" style:font-size-complex="12pt"/>
    </style:style>
    <style:style style:name="T241" style:family="text">
      <style:text-properties style:font-name="Courier New" fo:font-size="12pt" officeooo:rsid="017597f4" style:font-size-asian="12pt" style:font-name-complex="Courier New" style:font-size-complex="12pt"/>
    </style:style>
    <style:style style:name="T242" style:family="text">
      <style:text-properties style:font-name="Courier New" fo:font-size="12pt" officeooo:rsid="017614c9" style:font-size-asian="12pt" style:font-name-complex="Courier New" style:font-size-complex="12pt"/>
    </style:style>
    <style:style style:name="T243" style:family="text">
      <style:text-properties style:font-name="Courier New" fo:font-size="12pt" officeooo:rsid="0176e6f3" style:font-size-asian="12pt" style:font-name-complex="Courier New" style:font-size-complex="12pt"/>
    </style:style>
    <style:style style:name="T244" style:family="text">
      <style:text-properties style:font-name="Courier New" fo:font-size="12pt" officeooo:rsid="0177bebf" style:font-size-asian="12pt" style:font-name-complex="Courier New" style:font-size-complex="12pt"/>
    </style:style>
    <style:style style:name="T245" style:family="text">
      <style:text-properties style:font-name="Courier New" fo:font-size="12pt" officeooo:rsid="0178b2f2" style:font-size-asian="12pt" style:font-name-complex="Courier New" style:font-size-complex="12pt"/>
    </style:style>
    <style:style style:name="T246" style:family="text">
      <style:text-properties style:font-name="Courier New" fo:font-size="12pt" officeooo:rsid="017a90b4" style:font-size-asian="12pt" style:font-name-complex="Courier New" style:font-size-complex="12pt"/>
    </style:style>
    <style:style style:name="T247" style:family="text">
      <style:text-properties style:font-name="Courier New" fo:font-size="12pt" officeooo:rsid="017c8bec" style:font-size-asian="12pt" style:font-name-complex="Courier New" style:font-size-complex="12pt"/>
    </style:style>
    <style:style style:name="T248" style:family="text">
      <style:text-properties style:font-name="Courier New" fo:font-size="12pt" officeooo:rsid="017df5f8" style:font-size-asian="12pt" style:font-name-complex="Courier New" style:font-size-complex="12pt"/>
    </style:style>
    <style:style style:name="T249" style:family="text">
      <style:text-properties style:font-name="Courier New" fo:font-size="12pt" officeooo:rsid="017f6dd0" style:font-size-asian="12pt" style:font-name-complex="Courier New" style:font-size-complex="12pt"/>
    </style:style>
    <style:style style:name="T250" style:family="text">
      <style:text-properties style:font-name="Courier New" fo:font-size="12pt" officeooo:rsid="01865141" style:font-size-asian="12pt" style:font-name-complex="Courier New" style:font-size-complex="12pt"/>
    </style:style>
    <style:style style:name="T251" style:family="text">
      <style:text-properties style:font-name="Courier New" fo:font-size="12pt" officeooo:rsid="01877413" style:font-size-asian="12pt" style:font-name-complex="Courier New" style:font-size-complex="12pt"/>
    </style:style>
    <style:style style:name="T252" style:family="text">
      <style:text-properties style:font-name="Courier New" fo:font-size="12pt" officeooo:rsid="0188ec0d" style:font-size-asian="12pt" style:font-name-complex="Courier New" style:font-size-complex="12pt"/>
    </style:style>
    <style:style style:name="T253" style:family="text">
      <style:text-properties style:font-name="Courier New" fo:font-size="12pt" officeooo:rsid="018a8d69" style:font-size-asian="12pt" style:font-name-complex="Courier New" style:font-size-complex="12pt"/>
    </style:style>
    <style:style style:name="T254" style:family="text">
      <style:text-properties style:font-name="Courier New" fo:font-size="12pt" officeooo:rsid="018fb6a4" style:font-size-asian="12pt" style:font-name-complex="Courier New" style:font-size-complex="12pt"/>
    </style:style>
    <style:style style:name="T255" style:family="text">
      <style:text-properties style:font-name="Courier New" fo:font-size="12pt" officeooo:rsid="0192adaa" style:font-size-asian="12pt" style:font-name-complex="Courier New" style:font-size-complex="12pt"/>
    </style:style>
    <style:style style:name="T256" style:family="text">
      <style:text-properties style:font-name="Courier New" fo:font-size="12pt" officeooo:rsid="019420cf" style:font-size-asian="12pt" style:font-name-complex="Courier New" style:font-size-complex="12pt"/>
    </style:style>
    <style:style style:name="T257" style:family="text">
      <style:text-properties style:font-name="Courier New" fo:font-size="12pt" officeooo:rsid="0196454c" style:font-size-asian="12pt" style:font-name-complex="Courier New" style:font-size-complex="12pt"/>
    </style:style>
    <style:style style:name="T258" style:family="text">
      <style:text-properties style:font-name="Courier New" fo:font-size="12pt" officeooo:rsid="019669a7" style:font-size-asian="12pt" style:font-name-complex="Courier New" style:font-size-complex="12pt"/>
    </style:style>
    <style:style style:name="T259" style:family="text">
      <style:text-properties style:font-name="Courier New" fo:font-size="12pt" officeooo:rsid="01994fc2" style:font-size-asian="12pt" style:font-name-complex="Courier New" style:font-size-complex="12pt"/>
    </style:style>
    <style:style style:name="T260" style:family="text">
      <style:text-properties style:font-name="Courier New" fo:font-size="12pt" officeooo:rsid="019b945e" style:font-size-asian="12pt" style:font-name-complex="Courier New" style:font-size-complex="12pt"/>
    </style:style>
    <style:style style:name="T261" style:family="text">
      <style:text-properties style:font-name="Courier New" fo:font-size="12pt" officeooo:rsid="019c4df4" style:font-size-asian="12pt" style:font-name-complex="Courier New" style:font-size-complex="12pt"/>
    </style:style>
    <style:style style:name="T262" style:family="text">
      <style:text-properties style:font-name="Courier New" fo:font-size="12pt" officeooo:rsid="019f89d1" style:font-size-asian="12pt" style:font-name-complex="Courier New" style:font-size-complex="12pt"/>
    </style:style>
    <style:style style:name="T263" style:family="text">
      <style:text-properties style:font-name="Courier New" fo:font-size="12pt" officeooo:rsid="01a0fc56" style:font-size-asian="12pt" style:font-name-complex="Courier New" style:font-size-complex="12pt"/>
    </style:style>
    <style:style style:name="T264" style:family="text">
      <style:text-properties style:font-name="Courier New" fo:font-size="12pt" officeooo:rsid="01a2e25c" style:font-size-asian="12pt" style:font-name-complex="Courier New" style:font-size-complex="12pt"/>
    </style:style>
    <style:style style:name="T265" style:family="text">
      <style:text-properties style:font-name="Courier New" fo:font-size="12pt" officeooo:rsid="01a3ad23" style:font-size-asian="12pt" style:font-name-complex="Courier New" style:font-size-complex="12pt"/>
    </style:style>
    <style:style style:name="T266" style:family="text">
      <style:text-properties style:font-name="Courier New" fo:font-size="12pt" officeooo:rsid="01a81890" style:font-size-asian="12pt" style:font-name-complex="Courier New" style:font-size-complex="12pt"/>
    </style:style>
    <style:style style:name="T267" style:family="text">
      <style:text-properties style:font-name="Courier New" fo:font-size="12pt" officeooo:rsid="01a9dbed" style:font-size-asian="12pt" style:font-name-complex="Courier New" style:font-size-complex="12pt"/>
    </style:style>
    <style:style style:name="T268" style:family="text">
      <style:text-properties style:font-name="Courier New" fo:font-size="12pt" officeooo:rsid="01ae7016" style:font-size-asian="12pt" style:font-name-complex="Courier New" style:font-size-complex="12pt"/>
    </style:style>
    <style:style style:name="T269" style:family="text">
      <style:text-properties style:font-name="Courier New" fo:font-size="12pt" officeooo:rsid="01afb3dc" style:font-size-asian="12pt" style:font-name-complex="Courier New" style:font-size-complex="12pt"/>
    </style:style>
    <style:style style:name="T270" style:family="text">
      <style:text-properties style:font-name="Courier New" fo:font-size="12pt" officeooo:rsid="01b36120" style:font-size-asian="12pt" style:font-name-complex="Courier New" style:font-size-complex="12pt"/>
    </style:style>
    <style:style style:name="T271" style:family="text">
      <style:text-properties style:font-name="Courier New" fo:font-size="12pt" officeooo:rsid="01b58eec" style:font-size-asian="12pt" style:font-name-complex="Courier New" style:font-size-complex="12pt"/>
    </style:style>
    <style:style style:name="T272" style:family="text">
      <style:text-properties style:font-name="Courier New" fo:font-size="12pt" officeooo:rsid="01b91f30" style:font-size-asian="12pt" style:font-name-complex="Courier New" style:font-size-complex="12pt"/>
    </style:style>
    <style:style style:name="T273" style:family="text">
      <style:text-properties style:font-name="Courier New" fo:font-size="12pt" officeooo:rsid="01ba9701" style:font-size-asian="12pt" style:font-name-complex="Courier New" style:font-size-complex="12pt"/>
    </style:style>
    <style:style style:name="T274" style:family="text">
      <style:text-properties style:font-name="Courier New" fo:font-size="12pt" officeooo:rsid="01bbf63e" style:font-size-asian="12pt" style:font-name-complex="Courier New" style:font-size-complex="12pt"/>
    </style:style>
    <style:style style:name="T275" style:family="text">
      <style:text-properties style:font-name="Courier New" fo:font-size="12pt" officeooo:rsid="01bda825" style:font-size-asian="12pt" style:font-name-complex="Courier New" style:font-size-complex="12pt"/>
    </style:style>
    <style:style style:name="T276" style:family="text">
      <style:text-properties style:font-name="Courier New" fo:font-size="12pt" officeooo:rsid="01be6508" style:font-size-asian="12pt" style:font-name-complex="Courier New" style:font-size-complex="12pt"/>
    </style:style>
    <style:style style:name="T277" style:family="text">
      <style:text-properties style:font-name="Courier New" fo:font-size="12pt" officeooo:rsid="01c030bf" style:font-size-asian="12pt" style:font-name-complex="Courier New" style:font-size-complex="12pt"/>
    </style:style>
    <style:style style:name="T278" style:family="text">
      <style:text-properties style:font-name="Courier New" fo:font-size="12pt" officeooo:rsid="01cb26f5" style:font-size-asian="12pt" style:font-name-complex="Courier New" style:font-size-complex="12pt"/>
    </style:style>
    <style:style style:name="T279" style:family="text">
      <style:text-properties style:font-name="Courier New" fo:font-size="12pt" officeooo:rsid="01c79ff4" style:font-size-asian="12pt" style:font-name-complex="Courier New" style:font-size-complex="12pt"/>
    </style:style>
    <style:style style:name="T280" style:family="text">
      <style:text-properties style:font-name="Courier New" fo:font-size="12pt" officeooo:rsid="01c92dbc" style:font-size-asian="12pt" style:font-name-complex="Courier New" style:font-size-complex="12pt"/>
    </style:style>
    <style:style style:name="T281" style:family="text">
      <style:text-properties style:font-name="Courier New" fo:font-size="12pt" officeooo:rsid="01d20b5d" style:font-size-asian="12pt" style:font-name-complex="Courier New" style:font-size-complex="12pt"/>
    </style:style>
    <style:style style:name="T282" style:family="text">
      <style:text-properties style:font-name="Courier New" fo:font-size="12pt" officeooo:rsid="01d245b8" style:font-size-asian="12pt" style:font-name-complex="Courier New" style:font-size-complex="12pt"/>
    </style:style>
    <style:style style:name="T283" style:family="text">
      <style:text-properties style:font-name="Courier New" fo:font-size="12pt" officeooo:rsid="01d3ae59" style:font-size-asian="12pt" style:font-name-complex="Courier New" style:font-size-complex="12pt"/>
    </style:style>
    <style:style style:name="T284" style:family="text">
      <style:text-properties style:font-name="Courier New" fo:font-size="12pt" officeooo:rsid="01d445c5" style:font-size-asian="12pt" style:font-name-complex="Courier New" style:font-size-complex="12pt"/>
    </style:style>
    <style:style style:name="T285" style:family="text">
      <style:text-properties style:font-name="Courier New" fo:font-size="12pt" officeooo:rsid="01d5e1ea" style:font-size-asian="12pt" style:font-name-complex="Courier New" style:font-size-complex="12pt"/>
    </style:style>
    <style:style style:name="T286" style:family="text">
      <style:text-properties style:font-name="Courier New" fo:font-size="12pt" officeooo:rsid="01dae698" style:font-size-asian="12pt" style:font-name-complex="Courier New" style:font-size-complex="12pt"/>
    </style:style>
    <style:style style:name="T287" style:family="text">
      <style:text-properties style:font-name="Courier New" fo:font-size="12pt" officeooo:rsid="01dc8567" style:font-size-asian="12pt" style:font-name-complex="Courier New" style:font-size-complex="12pt"/>
    </style:style>
    <style:style style:name="T288" style:family="text">
      <style:text-properties style:font-name="Courier New" fo:font-size="12pt" officeooo:rsid="01dfff8d" style:font-size-asian="12pt" style:font-name-complex="Courier New" style:font-size-complex="12pt"/>
    </style:style>
    <style:style style:name="T289" style:family="text">
      <style:text-properties style:font-name="Courier New" fo:font-size="12pt" officeooo:rsid="01e6fc71" style:font-size-asian="12pt" style:font-name-complex="Courier New" style:font-size-complex="12pt"/>
    </style:style>
    <style:style style:name="T290" style:family="text">
      <style:text-properties style:font-name="Courier New" fo:font-size="12pt" officeooo:rsid="01efc63d" style:font-size-asian="12pt" style:font-name-complex="Courier New" style:font-size-complex="12pt"/>
    </style:style>
    <style:style style:name="T291" style:family="text">
      <style:text-properties style:font-name="Courier New" fo:font-size="12pt" officeooo:rsid="01f17ed4" style:font-size-asian="12pt" style:font-name-complex="Courier New" style:font-size-complex="12pt"/>
    </style:style>
    <style:style style:name="T292" style:family="text">
      <style:text-properties style:font-name="Courier New" fo:font-size="12pt" officeooo:rsid="01f2783e" style:font-size-asian="12pt" style:font-name-complex="Courier New" style:font-size-complex="12pt"/>
    </style:style>
    <style:style style:name="T293" style:family="text">
      <style:text-properties style:font-name="Courier New" fo:font-size="12pt" officeooo:rsid="01f422ba" style:font-size-asian="12pt" style:font-name-complex="Courier New" style:font-size-complex="12pt"/>
    </style:style>
    <style:style style:name="T294" style:family="text">
      <style:text-properties style:font-name="Courier New" fo:font-size="12pt" officeooo:rsid="01f58801" style:font-size-asian="12pt" style:font-name-complex="Courier New" style:font-size-complex="12pt"/>
    </style:style>
    <style:style style:name="T295" style:family="text">
      <style:text-properties style:font-name="Courier New" fo:font-size="12pt" officeooo:rsid="01f769b1" style:font-size-asian="12pt" style:font-name-complex="Courier New" style:font-size-complex="12pt"/>
    </style:style>
    <style:style style:name="T296" style:family="text">
      <style:text-properties style:font-name="Courier New" fo:font-size="12pt" officeooo:rsid="01f8d055" style:font-size-asian="12pt" style:font-name-complex="Courier New" style:font-size-complex="12pt"/>
    </style:style>
    <style:style style:name="T297" style:family="text">
      <style:text-properties style:font-name="Courier New" fo:font-size="12pt" officeooo:rsid="01faade8" style:font-size-asian="12pt" style:font-name-complex="Courier New" style:font-size-complex="12pt"/>
    </style:style>
    <style:style style:name="T298" style:family="text">
      <style:text-properties style:font-name="Courier New" fo:font-size="12pt" officeooo:rsid="01fe2db3" style:font-size-asian="12pt" style:font-name-complex="Courier New" style:font-size-complex="12pt"/>
    </style:style>
    <style:style style:name="T299" style:family="text">
      <style:text-properties style:font-name="Courier New" fo:font-size="12pt" officeooo:rsid="0201683d" style:font-size-asian="12pt" style:font-name-complex="Courier New" style:font-size-complex="12pt"/>
    </style:style>
    <style:style style:name="T300" style:family="text">
      <style:text-properties style:font-name="Courier New" fo:font-size="12pt" officeooo:rsid="0206277c" style:font-size-asian="12pt" style:font-name-complex="Courier New" style:font-size-complex="12pt"/>
    </style:style>
    <style:style style:name="T301" style:family="text">
      <style:text-properties style:font-name="Courier New" fo:font-size="12pt" officeooo:rsid="02080c9c" style:font-size-asian="12pt" style:font-name-complex="Courier New" style:font-size-complex="12pt"/>
    </style:style>
    <style:style style:name="T302" style:family="text">
      <style:text-properties style:font-name="Courier New" fo:font-size="12pt" officeooo:rsid="020dbb3a" style:font-size-asian="12pt" style:font-name-complex="Courier New" style:font-size-complex="12pt"/>
    </style:style>
    <style:style style:name="T303" style:family="text">
      <style:text-properties style:font-name="Courier New" fo:font-size="12pt" officeooo:rsid="02112ebd" style:font-size-asian="12pt" style:font-name-complex="Courier New" style:font-size-complex="12pt"/>
    </style:style>
    <style:style style:name="T304" style:family="text">
      <style:text-properties style:font-name="Courier New" fo:font-size="12pt" officeooo:rsid="0266e717" style:font-size-asian="12pt" style:font-name-complex="Courier New" style:font-size-complex="12pt"/>
    </style:style>
    <style:style style:name="T305" style:family="text">
      <style:text-properties style:font-name="Courier New" fo:font-size="12pt" officeooo:rsid="0267bd6d" style:font-size-asian="12pt" style:font-name-complex="Courier New" style:font-size-complex="12pt"/>
    </style:style>
    <style:style style:name="T306" style:family="text">
      <style:text-properties style:font-name="Courier New" fo:font-size="12pt" officeooo:rsid="026861e2" style:font-size-asian="12pt" style:font-name-complex="Courier New" style:font-size-complex="12pt"/>
    </style:style>
    <style:style style:name="T307" style:family="text">
      <style:text-properties style:font-name="Courier New" fo:font-size="12pt" officeooo:rsid="0268f190" style:font-size-asian="12pt" style:font-name-complex="Courier New" style:font-size-complex="12pt"/>
    </style:style>
    <style:style style:name="T308" style:family="text">
      <style:text-properties style:font-name="Courier New" fo:font-size="12pt" officeooo:rsid="026ad802" style:font-size-asian="12pt" style:font-name-complex="Courier New" style:font-size-complex="12pt"/>
    </style:style>
    <style:style style:name="T309" style:family="text">
      <style:text-properties style:font-name="Courier New" fo:font-size="12pt" officeooo:rsid="026dddec" style:font-size-asian="12pt" style:font-name-complex="Courier New" style:font-size-complex="12pt"/>
    </style:style>
    <style:style style:name="T310" style:family="text">
      <style:text-properties style:font-name="Courier New" fo:font-size="12pt" officeooo:rsid="027448a7" style:font-size-asian="12pt" style:font-name-complex="Courier New" style:font-size-complex="12pt"/>
    </style:style>
    <style:style style:name="T311" style:family="text">
      <style:text-properties style:font-name="Courier New" fo:font-size="12pt" officeooo:rsid="027aaf45" style:font-size-asian="12pt" style:font-name-complex="Courier New" style:font-size-complex="12pt"/>
    </style:style>
    <style:style style:name="T312" style:family="text">
      <style:text-properties style:font-name="Courier New" fo:font-size="12pt" officeooo:rsid="027d6c06" style:font-size-asian="12pt" style:font-name-complex="Courier New" style:font-size-complex="12pt"/>
    </style:style>
    <style:style style:name="T313" style:family="text">
      <style:text-properties style:font-name="Courier New" fo:font-size="12pt" officeooo:rsid="028071f0" style:font-size-asian="12pt" style:font-name-complex="Courier New" style:font-size-complex="12pt"/>
    </style:style>
    <style:style style:name="T314" style:family="text">
      <style:text-properties style:font-name="Courier New" fo:font-size="12pt" officeooo:rsid="02808b5b" style:font-size-asian="12pt" style:font-name-complex="Courier New" style:font-size-complex="12pt"/>
    </style:style>
    <style:style style:name="T315" style:family="text">
      <style:text-properties style:font-name="Courier New" fo:font-size="12pt" officeooo:rsid="0282502a" style:font-size-asian="12pt" style:font-name-complex="Courier New" style:font-size-complex="12pt"/>
    </style:style>
    <style:style style:name="T316" style:family="text">
      <style:text-properties style:font-name="Courier New" fo:font-size="12pt" officeooo:rsid="02827c6b" style:font-size-asian="12pt" style:font-name-complex="Courier New" style:font-size-complex="12pt"/>
    </style:style>
    <style:style style:name="T317" style:family="text">
      <style:text-properties style:font-name="Courier New" fo:font-size="12pt" officeooo:rsid="02833521" style:font-size-asian="12pt" style:font-name-complex="Courier New" style:font-size-complex="12pt"/>
    </style:style>
    <style:style style:name="T318" style:family="text">
      <style:text-properties style:font-name="Courier New" fo:font-size="12pt" officeooo:rsid="0285cd1f" style:font-size-asian="12pt" style:font-name-complex="Courier New" style:font-size-complex="12pt"/>
    </style:style>
    <style:style style:name="T319" style:family="text">
      <style:text-properties style:font-name="Courier New" fo:font-size="12pt" officeooo:rsid="02878cb7" style:font-size-asian="12pt" style:font-name-complex="Courier New" style:font-size-complex="12pt"/>
    </style:style>
    <style:style style:name="T320" style:family="text">
      <style:text-properties style:font-name="Courier New" fo:font-size="12pt" officeooo:rsid="028c23ff" style:font-size-asian="12pt" style:font-name-complex="Courier New" style:font-size-complex="12pt"/>
    </style:style>
    <style:style style:name="T321" style:family="text">
      <style:text-properties style:font-name="Courier New" fo:font-size="12pt" officeooo:rsid="028d2701" style:font-size-asian="12pt" style:font-name-complex="Courier New" style:font-size-complex="12pt"/>
    </style:style>
    <style:style style:name="T322" style:family="text">
      <style:text-properties style:font-name="Courier New" fo:font-size="12pt" officeooo:rsid="028d743d" style:font-size-asian="12pt" style:font-name-complex="Courier New" style:font-size-complex="12pt"/>
    </style:style>
    <style:style style:name="T323" style:family="text">
      <style:text-properties style:font-name="Courier New" fo:font-size="12pt" officeooo:rsid="028ec5b2" style:font-size-asian="12pt" style:font-name-complex="Courier New" style:font-size-complex="12pt"/>
    </style:style>
    <style:style style:name="T324" style:family="text">
      <style:text-properties style:font-name="Courier New" fo:font-size="12pt" officeooo:rsid="02916075" style:font-size-asian="12pt" style:font-name-complex="Courier New" style:font-size-complex="12pt"/>
    </style:style>
    <style:style style:name="T325" style:family="text">
      <style:text-properties style:font-name="Courier New" fo:font-size="12pt" officeooo:rsid="0293f852" style:font-size-asian="12pt" style:font-name-complex="Courier New" style:font-size-complex="12pt"/>
    </style:style>
    <style:style style:name="T326" style:family="text">
      <style:text-properties style:font-name="Courier New" fo:font-size="12pt" officeooo:rsid="02996549" style:font-size-asian="12pt" style:font-name-complex="Courier New" style:font-size-complex="12pt"/>
    </style:style>
    <style:style style:name="T327" style:family="text">
      <style:text-properties style:font-name="Courier New" fo:font-size="12pt" officeooo:rsid="029b4b57" style:font-size-asian="12pt" style:font-name-complex="Courier New" style:font-size-complex="12pt"/>
    </style:style>
    <style:style style:name="T328" style:family="text">
      <style:text-properties style:font-name="Courier New" fo:font-size="12pt" style:font-name-asian="Courier New" style:font-size-asian="12pt" style:font-name-complex="Courier New" style:font-size-complex="12pt"/>
    </style:style>
    <style:style style:name="T329"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330" style:family="text">
      <style:text-properties style:font-name-asian="Courier New"/>
    </style:style>
    <style:style style:name="T331" style:family="text">
      <style:text-properties officeooo:rsid="009a3c7c" style:font-name-asian="Courier New"/>
    </style:style>
    <style:style style:name="T332" style:family="text">
      <style:text-properties fo:text-transform="uppercase" style:font-name="Courier New" fo:font-size="12pt" style:font-size-asian="12pt" style:font-name-complex="Courier New" style:font-size-complex="12pt"/>
    </style:style>
    <style:style style:name="T333" style:family="text">
      <style:text-properties style:text-position="super 58%"/>
    </style:style>
    <style:style style:name="T334" style:family="text">
      <style:text-properties style:text-position="super 58%" style:font-name="Courier New" fo:font-size="12pt" style:font-size-asian="12pt" style:font-name-complex="Courier New" style:font-size-complex="12pt"/>
    </style:style>
    <style:style style:name="T335" style:family="text">
      <style:text-properties style:text-position="super 58%" style:font-name="Courier New" fo:font-size="12pt" officeooo:rsid="001fe225" style:font-size-asian="12pt" style:font-name-complex="Courier New" style:font-size-complex="12pt"/>
    </style:style>
    <style:style style:name="T336" style:family="text">
      <style:text-properties style:text-position="super 58%" style:font-name="Courier New" fo:font-size="12pt" officeooo:rsid="004d7e5d" style:font-size-asian="12pt" style:font-name-complex="Courier New" style:font-size-complex="12pt"/>
    </style:style>
    <style:style style:name="T337" style:family="text">
      <style:text-properties style:text-position="super 58%" officeooo:rsid="00723292"/>
    </style:style>
    <style:style style:name="T338" style:family="text">
      <style:text-properties style:text-position="super 58%" officeooo:rsid="01383e94"/>
    </style:style>
    <style:style style:name="T339" style:family="text">
      <style:text-properties officeooo:rsid="0022612c"/>
    </style:style>
    <style:style style:name="T340" style:family="text">
      <style:text-properties officeooo:rsid="00235583"/>
    </style:style>
    <style:style style:name="T341"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342" style:family="text">
      <style:text-properties style:use-window-font-color="true" style:font-name="Courier New" fo:font-size="12pt" fo:language="en" fo:country="US" officeooo:rsid="00235583" style:font-name-asian="Times New Roman" style:font-size-asian="12pt" style:font-name-complex="Courier New" style:font-size-complex="12pt" style:language-complex="ar" style:country-complex="SA"/>
    </style:style>
    <style:style style:name="T343" style:family="text">
      <style:text-properties style:use-window-font-color="true" style:font-name="Courier New" fo:font-size="12pt" fo:language="en" fo:country="US" officeooo:rsid="0049d003" style:font-name-asian="Times New Roman" style:font-size-asian="12pt" style:font-name-complex="Courier New" style:font-size-complex="12pt" style:language-complex="ar" style:country-complex="SA"/>
    </style:style>
    <style:style style:name="T344" style:family="text">
      <style:text-properties officeooo:rsid="002474aa"/>
    </style:style>
    <style:style style:name="T345" style:family="text">
      <style:text-properties officeooo:rsid="002543ac"/>
    </style:style>
    <style:style style:name="T346" style:family="text">
      <style:text-properties officeooo:rsid="002892cd"/>
    </style:style>
    <style:style style:name="T347" style:family="text">
      <style:text-properties officeooo:rsid="002bf183"/>
    </style:style>
    <style:style style:name="T348" style:family="text">
      <style:text-properties officeooo:rsid="002e2535"/>
    </style:style>
    <style:style style:name="T349" style:family="text">
      <style:text-properties officeooo:rsid="002fd1a3"/>
    </style:style>
    <style:style style:name="T350" style:family="text">
      <style:text-properties officeooo:rsid="0030ddbf"/>
    </style:style>
    <style:style style:name="T351" style:family="text">
      <style:text-properties officeooo:rsid="0031a1b0"/>
    </style:style>
    <style:style style:name="T352" style:family="text">
      <style:text-properties officeooo:rsid="0032479d"/>
    </style:style>
    <style:style style:name="T353" style:family="text">
      <style:text-properties officeooo:rsid="0034e00e"/>
    </style:style>
    <style:style style:name="T354" style:family="text">
      <style:text-properties officeooo:rsid="00358be0"/>
    </style:style>
    <style:style style:name="T355" style:family="text">
      <style:text-properties officeooo:rsid="003734a6"/>
    </style:style>
    <style:style style:name="T356" style:family="text">
      <style:text-properties officeooo:rsid="00377970"/>
    </style:style>
    <style:style style:name="T357" style:family="text">
      <style:text-properties officeooo:rsid="0037cb91"/>
    </style:style>
    <style:style style:name="T358" style:family="text">
      <style:text-properties officeooo:rsid="003825a3"/>
    </style:style>
    <style:style style:name="T359" style:family="text">
      <style:text-properties officeooo:rsid="0038c64c"/>
    </style:style>
    <style:style style:name="T360" style:family="text">
      <style:text-properties officeooo:rsid="003a3991"/>
    </style:style>
    <style:style style:name="T361" style:family="text">
      <style:text-properties officeooo:rsid="003a49b0"/>
    </style:style>
    <style:style style:name="T362" style:family="text">
      <style:text-properties officeooo:rsid="003b5934"/>
    </style:style>
    <style:style style:name="T363" style:family="text">
      <style:text-properties officeooo:rsid="003d391a"/>
    </style:style>
    <style:style style:name="T364" style:family="text">
      <style:text-properties officeooo:rsid="003ec3e6"/>
    </style:style>
    <style:style style:name="T365" style:family="text">
      <style:text-properties officeooo:rsid="003f19d9"/>
    </style:style>
    <style:style style:name="T366" style:family="text">
      <style:text-properties officeooo:rsid="00410755"/>
    </style:style>
    <style:style style:name="T367" style:family="text">
      <style:text-properties officeooo:rsid="00419492"/>
    </style:style>
    <style:style style:name="T368" style:family="text">
      <style:text-properties officeooo:rsid="00428607"/>
    </style:style>
    <style:style style:name="T369" style:family="text">
      <style:text-properties officeooo:rsid="00447cf6"/>
    </style:style>
    <style:style style:name="T370" style:family="text">
      <style:text-properties officeooo:rsid="00489a88"/>
    </style:style>
    <style:style style:name="T371" style:family="text">
      <style:text-properties officeooo:rsid="00492e46"/>
    </style:style>
    <style:style style:name="T372" style:family="text">
      <style:text-properties officeooo:rsid="0049d003"/>
    </style:style>
    <style:style style:name="T373" style:family="text">
      <style:text-properties officeooo:rsid="004ab4cb"/>
    </style:style>
    <style:style style:name="T374" style:family="text">
      <style:text-properties officeooo:rsid="004dc5a0"/>
    </style:style>
    <style:style style:name="T375" style:family="text">
      <style:text-properties officeooo:rsid="004e91de"/>
    </style:style>
    <style:style style:name="T376" style:family="text">
      <style:text-properties officeooo:rsid="004fc3d3"/>
    </style:style>
    <style:style style:name="T377" style:family="text">
      <style:text-properties officeooo:rsid="0050ffe4"/>
    </style:style>
    <style:style style:name="T378" style:family="text">
      <style:text-properties officeooo:rsid="00525992"/>
    </style:style>
    <style:style style:name="T379" style:family="text">
      <style:text-properties officeooo:rsid="0053b521"/>
    </style:style>
    <style:style style:name="T380" style:family="text">
      <style:text-properties officeooo:rsid="005486aa"/>
    </style:style>
    <style:style style:name="T381" style:family="text">
      <style:text-properties officeooo:rsid="00559830"/>
    </style:style>
    <style:style style:name="T382" style:family="text">
      <style:text-properties officeooo:rsid="00579038"/>
    </style:style>
    <style:style style:name="T383" style:family="text">
      <style:text-properties officeooo:rsid="00586bb7"/>
    </style:style>
    <style:style style:name="T384" style:family="text">
      <style:text-properties officeooo:rsid="005a5c30"/>
    </style:style>
    <style:style style:name="T385" style:family="text">
      <style:text-properties officeooo:rsid="005b4e25"/>
    </style:style>
    <style:style style:name="T386" style:family="text">
      <style:text-properties officeooo:rsid="005be332"/>
    </style:style>
    <style:style style:name="T387" style:family="text">
      <style:text-properties officeooo:rsid="005d1056"/>
    </style:style>
    <style:style style:name="T388" style:family="text">
      <style:text-properties officeooo:rsid="005f84b1"/>
    </style:style>
    <style:style style:name="T389" style:family="text">
      <style:text-properties officeooo:rsid="00614393"/>
    </style:style>
    <style:style style:name="T390" style:family="text">
      <style:text-properties officeooo:rsid="00630747"/>
    </style:style>
    <style:style style:name="T391" style:family="text">
      <style:text-properties officeooo:rsid="00649a9f"/>
    </style:style>
    <style:style style:name="T392" style:family="text">
      <style:text-properties officeooo:rsid="00680187"/>
    </style:style>
    <style:style style:name="T393" style:family="text">
      <style:text-properties officeooo:rsid="006920ed"/>
    </style:style>
    <style:style style:name="T394" style:family="text">
      <style:text-properties officeooo:rsid="006cedd6"/>
    </style:style>
    <style:style style:name="T395" style:family="text">
      <style:text-properties officeooo:rsid="006d1132"/>
    </style:style>
    <style:style style:name="T396" style:family="text">
      <style:text-properties officeooo:rsid="006e2cd5"/>
    </style:style>
    <style:style style:name="T397" style:family="text">
      <style:text-properties officeooo:rsid="006ed741"/>
    </style:style>
    <style:style style:name="T398" style:family="text">
      <style:text-properties officeooo:rsid="00707a68"/>
    </style:style>
    <style:style style:name="T399" style:family="text">
      <style:text-properties officeooo:rsid="00723292"/>
    </style:style>
    <style:style style:name="T400" style:family="text">
      <style:text-properties officeooo:rsid="00743847"/>
    </style:style>
    <style:style style:name="T401" style:family="text">
      <style:text-properties officeooo:rsid="007614f5"/>
    </style:style>
    <style:style style:name="T402" style:family="text">
      <style:text-properties officeooo:rsid="00778e70"/>
    </style:style>
    <style:style style:name="T403" style:family="text">
      <style:text-properties officeooo:rsid="0078d214"/>
    </style:style>
    <style:style style:name="T404" style:family="text">
      <style:text-properties officeooo:rsid="007914d8"/>
    </style:style>
    <style:style style:name="T405" style:family="text">
      <style:text-properties officeooo:rsid="0079ac69"/>
    </style:style>
    <style:style style:name="T406" style:family="text">
      <style:text-properties officeooo:rsid="007a3e7f"/>
    </style:style>
    <style:style style:name="T407" style:family="text">
      <style:text-properties officeooo:rsid="0081df6d"/>
    </style:style>
    <style:style style:name="T408" style:family="text">
      <style:text-properties officeooo:rsid="0083865c"/>
    </style:style>
    <style:style style:name="T409" style:family="text">
      <style:text-properties officeooo:rsid="0083dcc7"/>
    </style:style>
    <style:style style:name="T410" style:family="text">
      <style:text-properties officeooo:rsid="00857bdc"/>
    </style:style>
    <style:style style:name="T411" style:family="text">
      <style:text-properties officeooo:rsid="00886671"/>
    </style:style>
    <style:style style:name="T412" style:family="text">
      <style:text-properties officeooo:rsid="008dbab6"/>
    </style:style>
    <style:style style:name="T413" style:family="text">
      <style:text-properties officeooo:rsid="008f3d00"/>
    </style:style>
    <style:style style:name="T414" style:family="text">
      <style:text-properties officeooo:rsid="008fcd4c"/>
    </style:style>
    <style:style style:name="T415" style:family="text">
      <style:text-properties officeooo:rsid="00929a0f"/>
    </style:style>
    <style:style style:name="T416" style:family="text">
      <style:text-properties officeooo:rsid="0099368f"/>
    </style:style>
    <style:style style:name="T417" style:family="text">
      <style:text-properties officeooo:rsid="009c16e9"/>
    </style:style>
    <style:style style:name="T418" style:family="text">
      <style:text-properties officeooo:rsid="009f053d"/>
    </style:style>
    <style:style style:name="T419" style:family="text">
      <style:text-properties officeooo:rsid="009ff6fe"/>
    </style:style>
    <style:style style:name="T420" style:family="text">
      <style:text-properties officeooo:rsid="00a2d6b1"/>
    </style:style>
    <style:style style:name="T421" style:family="text">
      <style:text-properties officeooo:rsid="00a89125"/>
    </style:style>
    <style:style style:name="T422" style:family="text">
      <style:text-properties officeooo:rsid="00aa76a7"/>
    </style:style>
    <style:style style:name="T423" style:family="text">
      <style:text-properties officeooo:rsid="00ac280a"/>
    </style:style>
    <style:style style:name="T424" style:family="text">
      <style:text-properties officeooo:rsid="00b16f0c"/>
    </style:style>
    <style:style style:name="T425" style:family="text">
      <style:text-properties officeooo:rsid="00b3222a"/>
    </style:style>
    <style:style style:name="T426" style:family="text">
      <style:text-properties officeooo:rsid="00b491a8"/>
    </style:style>
    <style:style style:name="T427" style:family="text">
      <style:text-properties officeooo:rsid="00b5bdd3"/>
    </style:style>
    <style:style style:name="T428" style:family="text">
      <style:text-properties officeooo:rsid="00b608dc"/>
    </style:style>
    <style:style style:name="T429" style:family="text">
      <style:text-properties officeooo:rsid="00b797eb"/>
    </style:style>
    <style:style style:name="T430" style:family="text">
      <style:text-properties officeooo:rsid="00ba3cd3"/>
    </style:style>
    <style:style style:name="T431" style:family="text">
      <style:text-properties officeooo:rsid="00bafe11"/>
    </style:style>
    <style:style style:name="T432" style:family="text">
      <style:text-properties officeooo:rsid="00bc216e"/>
    </style:style>
    <style:style style:name="T433" style:family="text">
      <style:text-properties officeooo:rsid="00beb069"/>
    </style:style>
    <style:style style:name="T434" style:family="text">
      <style:text-properties officeooo:rsid="00c0ce30"/>
    </style:style>
    <style:style style:name="T435" style:family="text">
      <style:text-properties officeooo:rsid="00c55f29"/>
    </style:style>
    <style:style style:name="T436" style:family="text">
      <style:text-properties officeooo:rsid="00c605bd"/>
    </style:style>
    <style:style style:name="T437" style:family="text">
      <style:text-properties officeooo:rsid="00c9ba0e"/>
    </style:style>
    <style:style style:name="T438" style:family="text">
      <style:text-properties officeooo:rsid="00cf0870"/>
    </style:style>
    <style:style style:name="T439" style:family="text">
      <style:text-properties officeooo:rsid="00d2e809"/>
    </style:style>
    <style:style style:name="T440" style:family="text">
      <style:text-properties officeooo:rsid="00d4058b"/>
    </style:style>
    <style:style style:name="T441" style:family="text">
      <style:text-properties officeooo:rsid="00d4d608"/>
    </style:style>
    <style:style style:name="T442" style:family="text">
      <style:text-properties officeooo:rsid="00d5686e"/>
    </style:style>
    <style:style style:name="T443" style:family="text">
      <style:text-properties officeooo:rsid="00d7ae67"/>
    </style:style>
    <style:style style:name="T444" style:family="text">
      <style:text-properties officeooo:rsid="00d85e0a"/>
    </style:style>
    <style:style style:name="T445" style:family="text">
      <style:text-properties officeooo:rsid="00d8afb0"/>
    </style:style>
    <style:style style:name="T446" style:family="text">
      <style:text-properties officeooo:rsid="00e64666"/>
    </style:style>
    <style:style style:name="T447" style:family="text">
      <style:text-properties officeooo:rsid="00e82c95"/>
    </style:style>
    <style:style style:name="T448" style:family="text">
      <style:text-properties officeooo:rsid="00ea3540"/>
    </style:style>
    <style:style style:name="T449" style:family="text">
      <style:text-properties officeooo:rsid="00eb5b37"/>
    </style:style>
    <style:style style:name="T450" style:family="text">
      <style:text-properties officeooo:rsid="00ec3819"/>
    </style:style>
    <style:style style:name="T451" style:family="text">
      <style:text-properties officeooo:rsid="00ef36e7"/>
    </style:style>
    <style:style style:name="T452" style:family="text">
      <style:text-properties officeooo:rsid="00f19577"/>
    </style:style>
    <style:style style:name="T453" style:family="text">
      <style:text-properties officeooo:rsid="00f4de32"/>
    </style:style>
    <style:style style:name="T454" style:family="text">
      <style:text-properties officeooo:rsid="00f68073"/>
    </style:style>
    <style:style style:name="T455" style:family="text">
      <style:text-properties officeooo:rsid="00f7e5e5"/>
    </style:style>
    <style:style style:name="T456" style:family="text">
      <style:text-properties officeooo:rsid="00f99835"/>
    </style:style>
    <style:style style:name="T457" style:family="text">
      <style:text-properties officeooo:rsid="00fee84b"/>
    </style:style>
    <style:style style:name="T458" style:family="text">
      <style:text-properties officeooo:rsid="01025dbe"/>
    </style:style>
    <style:style style:name="T459" style:family="text">
      <style:text-properties officeooo:rsid="0105de61"/>
    </style:style>
    <style:style style:name="T460" style:family="text">
      <style:text-properties officeooo:rsid="0107c452"/>
    </style:style>
    <style:style style:name="T461" style:family="text">
      <style:text-properties officeooo:rsid="0108a687"/>
    </style:style>
    <style:style style:name="T462" style:family="text">
      <style:text-properties officeooo:rsid="0109b70a"/>
    </style:style>
    <style:style style:name="T463" style:family="text">
      <style:text-properties officeooo:rsid="010baa96"/>
    </style:style>
    <style:style style:name="T464" style:family="text">
      <style:text-properties officeooo:rsid="010d6bfe"/>
    </style:style>
    <style:style style:name="T465" style:family="text">
      <style:text-properties officeooo:rsid="010ef351"/>
    </style:style>
    <style:style style:name="T466" style:family="text">
      <style:text-properties officeooo:rsid="0114a92b"/>
    </style:style>
    <style:style style:name="T467" style:family="text">
      <style:text-properties officeooo:rsid="0115a9e7"/>
    </style:style>
    <style:style style:name="T468" style:family="text">
      <style:text-properties officeooo:rsid="01184ef5"/>
    </style:style>
    <style:style style:name="T469" style:family="text">
      <style:text-properties officeooo:rsid="011c1959"/>
    </style:style>
    <style:style style:name="T470" style:family="text">
      <style:text-properties officeooo:rsid="011f46d1"/>
    </style:style>
    <style:style style:name="T471" style:family="text">
      <style:text-properties officeooo:rsid="01203ff7"/>
    </style:style>
    <style:style style:name="T472" style:family="text">
      <style:text-properties officeooo:rsid="01210e6f"/>
    </style:style>
    <style:style style:name="T473" style:family="text">
      <style:text-properties officeooo:rsid="01293fcb"/>
    </style:style>
    <style:style style:name="T474" style:family="text">
      <style:text-properties officeooo:rsid="012b51a3"/>
    </style:style>
    <style:style style:name="T475" style:family="text">
      <style:text-properties officeooo:rsid="012b7381"/>
    </style:style>
    <style:style style:name="T476" style:family="text">
      <style:text-properties officeooo:rsid="012cb45e"/>
    </style:style>
    <style:style style:name="T477" style:family="text">
      <style:text-properties officeooo:rsid="012ebb41"/>
    </style:style>
    <style:style style:name="T478" style:family="text">
      <style:text-properties officeooo:rsid="012fad07"/>
    </style:style>
    <style:style style:name="T479" style:family="text">
      <style:text-properties officeooo:rsid="0130a9ba"/>
    </style:style>
    <style:style style:name="T480" style:family="text">
      <style:text-properties officeooo:rsid="0130abb4"/>
    </style:style>
    <style:style style:name="T481" style:family="text">
      <style:text-properties officeooo:rsid="01310d60"/>
    </style:style>
    <style:style style:name="T482" style:family="text">
      <style:text-properties officeooo:rsid="0132fd1d"/>
    </style:style>
    <style:style style:name="T483" style:family="text">
      <style:text-properties officeooo:rsid="0133e6b3"/>
    </style:style>
    <style:style style:name="T484" style:family="text">
      <style:text-properties officeooo:rsid="01343da5"/>
    </style:style>
    <style:style style:name="T485" style:family="text">
      <style:text-properties officeooo:rsid="0135c32e"/>
    </style:style>
    <style:style style:name="T486" style:family="text">
      <style:text-properties officeooo:rsid="0137c273"/>
    </style:style>
    <style:style style:name="T487" style:family="text">
      <style:text-properties officeooo:rsid="01383e94"/>
    </style:style>
    <style:style style:name="T488" style:family="text">
      <style:text-properties officeooo:rsid="013a3730"/>
    </style:style>
    <style:style style:name="T489" style:family="text">
      <style:text-properties officeooo:rsid="013d78c6"/>
    </style:style>
    <style:style style:name="T490" style:family="text">
      <style:text-properties officeooo:rsid="013ea8c1"/>
    </style:style>
    <style:style style:name="T491" style:family="text">
      <style:text-properties officeooo:rsid="01409c18"/>
    </style:style>
    <style:style style:name="T492" style:family="text">
      <style:text-properties officeooo:rsid="014287b5"/>
    </style:style>
    <style:style style:name="T493" style:family="text">
      <style:text-properties officeooo:rsid="01445bac"/>
    </style:style>
    <style:style style:name="T494" style:family="text">
      <style:text-properties officeooo:rsid="01462639"/>
    </style:style>
    <style:style style:name="T495" style:family="text">
      <style:text-properties officeooo:rsid="01496e62"/>
    </style:style>
    <style:style style:name="T496" style:family="text">
      <style:text-properties officeooo:rsid="014d149d"/>
    </style:style>
    <style:style style:name="T497" style:family="text">
      <style:text-properties officeooo:rsid="014e1b63"/>
    </style:style>
    <style:style style:name="T498" style:family="text">
      <style:text-properties officeooo:rsid="01502693"/>
    </style:style>
    <style:style style:name="T499" style:family="text">
      <style:text-properties officeooo:rsid="0150d7c9"/>
    </style:style>
    <style:style style:name="T500" style:family="text">
      <style:text-properties officeooo:rsid="0152434f"/>
    </style:style>
    <style:style style:name="T501" style:family="text">
      <style:text-properties officeooo:rsid="01568158"/>
    </style:style>
    <style:style style:name="T502" style:family="text">
      <style:text-properties officeooo:rsid="01577b46"/>
    </style:style>
    <style:style style:name="T503" style:family="text">
      <style:text-properties officeooo:rsid="0158dd01"/>
    </style:style>
    <style:style style:name="T504" style:family="text">
      <style:text-properties officeooo:rsid="0159caf3"/>
    </style:style>
    <style:style style:name="T505" style:family="text">
      <style:text-properties officeooo:rsid="015dee2a"/>
    </style:style>
    <style:style style:name="T506" style:family="text">
      <style:text-properties officeooo:rsid="015f4277"/>
    </style:style>
    <style:style style:name="T507" style:family="text">
      <style:text-properties officeooo:rsid="0160ea8a"/>
    </style:style>
    <style:style style:name="T508" style:family="text">
      <style:text-properties officeooo:rsid="01619d6c"/>
    </style:style>
    <style:style style:name="T509" style:family="text">
      <style:text-properties officeooo:rsid="0161cd7a"/>
    </style:style>
    <style:style style:name="T510" style:family="text">
      <style:text-properties officeooo:rsid="01637fa1"/>
    </style:style>
    <style:style style:name="T511" style:family="text">
      <style:text-properties officeooo:rsid="016560ab"/>
    </style:style>
    <style:style style:name="T512" style:family="text">
      <style:text-properties officeooo:rsid="0165878e"/>
    </style:style>
    <style:style style:name="T513" style:family="text">
      <style:text-properties officeooo:rsid="01660312"/>
    </style:style>
    <style:style style:name="T514" style:family="text">
      <style:text-properties officeooo:rsid="016715d1"/>
    </style:style>
    <style:style style:name="T515" style:family="text">
      <style:text-properties officeooo:rsid="016727a2"/>
    </style:style>
    <style:style style:name="T516" style:family="text">
      <style:text-properties officeooo:rsid="0168b580"/>
    </style:style>
    <style:style style:name="T517" style:family="text">
      <style:text-properties officeooo:rsid="01697e87"/>
    </style:style>
    <style:style style:name="T518" style:family="text">
      <style:text-properties officeooo:rsid="016a4d1c"/>
    </style:style>
    <style:style style:name="T519" style:family="text">
      <style:text-properties officeooo:rsid="016c9441"/>
    </style:style>
    <style:style style:name="T520" style:family="text">
      <style:text-properties officeooo:rsid="016d27a4"/>
    </style:style>
    <style:style style:name="T521" style:family="text">
      <style:text-properties officeooo:rsid="016d6521"/>
    </style:style>
    <style:style style:name="T522" style:family="text">
      <style:text-properties officeooo:rsid="01724151"/>
    </style:style>
    <style:style style:name="T523" style:family="text">
      <style:text-properties officeooo:rsid="0174294c"/>
    </style:style>
    <style:style style:name="T524" style:family="text">
      <style:text-properties officeooo:rsid="017597f4"/>
    </style:style>
    <style:style style:name="T525" style:family="text">
      <style:text-properties officeooo:rsid="017614c9"/>
    </style:style>
    <style:style style:name="T526" style:family="text">
      <style:text-properties officeooo:rsid="0176e6f3"/>
    </style:style>
    <style:style style:name="T527" style:family="text">
      <style:text-properties officeooo:rsid="0177bebf"/>
    </style:style>
    <style:style style:name="T528" style:family="text">
      <style:text-properties officeooo:rsid="0178b2f2"/>
    </style:style>
    <style:style style:name="T529" style:family="text">
      <style:text-properties officeooo:rsid="017f6dd0"/>
    </style:style>
    <style:style style:name="T530" style:family="text">
      <style:text-properties officeooo:rsid="017fd6a1"/>
    </style:style>
    <style:style style:name="T531" style:family="text">
      <style:text-properties officeooo:rsid="01818e50"/>
    </style:style>
    <style:style style:name="T532" style:family="text">
      <style:text-properties officeooo:rsid="0184bc85"/>
    </style:style>
    <style:style style:name="T533" style:family="text">
      <style:text-properties officeooo:rsid="0185381b"/>
    </style:style>
    <style:style style:name="T534" style:family="text">
      <style:text-properties officeooo:rsid="01865141"/>
    </style:style>
    <style:style style:name="T535" style:family="text">
      <style:text-properties officeooo:rsid="01877413"/>
    </style:style>
    <style:style style:name="T536" style:family="text">
      <style:text-properties officeooo:rsid="018deb27"/>
    </style:style>
    <style:style style:name="T537" style:family="text">
      <style:text-properties officeooo:rsid="018e8de7"/>
    </style:style>
    <style:style style:name="T538" style:family="text">
      <style:text-properties officeooo:rsid="0190bf9f"/>
    </style:style>
    <style:style style:name="T539" style:family="text">
      <style:text-properties officeooo:rsid="0192adaa"/>
    </style:style>
    <style:style style:name="T540" style:family="text">
      <style:text-properties officeooo:rsid="01934724"/>
    </style:style>
    <style:style style:name="T541" style:family="text">
      <style:text-properties officeooo:rsid="019420cf"/>
    </style:style>
    <style:style style:name="T542" style:family="text">
      <style:text-properties officeooo:rsid="019733e7"/>
    </style:style>
    <style:style style:name="T543" style:family="text">
      <style:text-properties officeooo:rsid="01994fc2"/>
    </style:style>
    <style:style style:name="T544" style:family="text">
      <style:text-properties officeooo:rsid="019b945e"/>
    </style:style>
    <style:style style:name="T545" style:family="text">
      <style:text-properties officeooo:rsid="019c4df4"/>
    </style:style>
    <style:style style:name="T546" style:family="text">
      <style:text-properties officeooo:rsid="019e3368"/>
    </style:style>
    <style:style style:name="T547" style:family="text">
      <style:text-properties officeooo:rsid="01a47c8a"/>
    </style:style>
    <style:style style:name="T548" style:family="text">
      <style:text-properties officeooo:rsid="01a74b3e"/>
    </style:style>
    <style:style style:name="T549" style:family="text">
      <style:text-properties officeooo:rsid="01a81890"/>
    </style:style>
    <style:style style:name="T550" style:family="text">
      <style:text-properties officeooo:rsid="01ab7acd"/>
    </style:style>
    <style:style style:name="T551" style:family="text">
      <style:text-properties officeooo:rsid="01ad1d15"/>
    </style:style>
    <style:style style:name="T552" style:family="text">
      <style:text-properties officeooo:rsid="01ad67da"/>
    </style:style>
    <style:style style:name="T553" style:family="text">
      <style:text-properties officeooo:rsid="01afb3dc"/>
    </style:style>
    <style:style style:name="T554" style:family="text">
      <style:text-properties officeooo:rsid="01b32ee2"/>
    </style:style>
    <style:style style:name="T555" style:family="text">
      <style:text-properties officeooo:rsid="01b36120"/>
    </style:style>
    <style:style style:name="T556" style:family="text">
      <style:text-properties officeooo:rsid="01b36683"/>
    </style:style>
    <style:style style:name="T557" style:family="text">
      <style:text-properties officeooo:rsid="01b55656"/>
    </style:style>
    <style:style style:name="T558" style:family="text">
      <style:text-properties officeooo:rsid="01b91f30"/>
    </style:style>
    <style:style style:name="T559" style:family="text">
      <style:text-properties officeooo:rsid="01bda825"/>
    </style:style>
    <style:style style:name="T560" style:family="text">
      <style:text-properties fo:font-style="italic" style:font-style-asian="italic" style:font-style-complex="italic"/>
    </style:style>
    <style:style style:name="T561" style:family="text">
      <style:text-properties fo:font-style="italic" officeooo:rsid="01bda825" style:font-style-asian="italic" style:font-style-complex="italic"/>
    </style:style>
    <style:style style:name="T562" style:family="text">
      <style:text-properties officeooo:rsid="01be6508"/>
    </style:style>
    <style:style style:name="T563" style:family="text">
      <style:text-properties officeooo:rsid="01c030bf"/>
    </style:style>
    <style:style style:name="T564" style:family="text">
      <style:text-properties officeooo:rsid="01c21fb3"/>
    </style:style>
    <style:style style:name="T565" style:family="text">
      <style:text-properties officeooo:rsid="01c41f41"/>
    </style:style>
    <style:style style:name="T566" style:family="text">
      <style:text-properties officeooo:rsid="01c52172"/>
    </style:style>
    <style:style style:name="T567" style:family="text">
      <style:text-properties officeooo:rsid="01cb26f5"/>
    </style:style>
    <style:style style:name="T568" style:family="text">
      <style:text-properties officeooo:rsid="01c9d256"/>
    </style:style>
    <style:style style:name="T569" style:family="text">
      <style:text-properties officeooo:rsid="01cb526a"/>
    </style:style>
    <style:style style:name="T570" style:family="text">
      <style:text-properties officeooo:rsid="01cd0105"/>
    </style:style>
    <style:style style:name="T571" style:family="text">
      <style:text-properties officeooo:rsid="01ce5ca5"/>
    </style:style>
    <style:style style:name="T572" style:family="text">
      <style:text-properties officeooo:rsid="01d018b1"/>
    </style:style>
    <style:style style:name="T573" style:family="text">
      <style:text-properties officeooo:rsid="01d0fc6d"/>
    </style:style>
    <style:style style:name="T574" style:family="text">
      <style:text-properties officeooo:rsid="01d245b8"/>
    </style:style>
    <style:style style:name="T575" style:family="text">
      <style:text-properties officeooo:rsid="01d5e1ea"/>
    </style:style>
    <style:style style:name="T576" style:family="text">
      <style:text-properties officeooo:rsid="01d79b87"/>
    </style:style>
    <style:style style:name="T577" style:family="text">
      <style:text-properties officeooo:rsid="01d91016"/>
    </style:style>
    <style:style style:name="T578" style:family="text">
      <style:text-properties officeooo:rsid="01dadab6"/>
    </style:style>
    <style:style style:name="T579" style:family="text">
      <style:text-properties officeooo:rsid="01dae698"/>
    </style:style>
    <style:style style:name="T580" style:family="text">
      <style:text-properties officeooo:rsid="01dcea34"/>
    </style:style>
    <style:style style:name="T581" style:family="text">
      <style:text-properties officeooo:rsid="01de3ee8"/>
    </style:style>
    <style:style style:name="T582" style:family="text">
      <style:text-properties officeooo:rsid="01e27ee7"/>
    </style:style>
    <style:style style:name="T583" style:family="text">
      <style:text-properties officeooo:rsid="01e47055"/>
    </style:style>
    <style:style style:name="T584" style:family="text">
      <style:text-properties officeooo:rsid="01e5fed0"/>
    </style:style>
    <style:style style:name="T585" style:family="text">
      <style:text-properties officeooo:rsid="01e6ebcc"/>
    </style:style>
    <style:style style:name="T586" style:family="text">
      <style:text-properties officeooo:rsid="01e6fc71"/>
    </style:style>
    <style:style style:name="T587" style:family="text">
      <style:text-properties officeooo:rsid="01eb2eaf"/>
    </style:style>
    <style:style style:name="T588" style:family="text">
      <style:text-properties officeooo:rsid="01eb63e5"/>
    </style:style>
    <style:style style:name="T589" style:family="text">
      <style:text-properties officeooo:rsid="01ed57d1"/>
    </style:style>
    <style:style style:name="T590" style:family="text">
      <style:text-properties officeooo:rsid="01edede4"/>
    </style:style>
    <style:style style:name="T591" style:family="text">
      <style:text-properties officeooo:rsid="01f364b1"/>
    </style:style>
    <style:style style:name="T592" style:family="text">
      <style:text-properties officeooo:rsid="01f41062"/>
    </style:style>
    <style:style style:name="T593" style:family="text">
      <style:text-properties officeooo:rsid="01f422ba"/>
    </style:style>
    <style:style style:name="T594" style:family="text">
      <style:text-properties officeooo:rsid="01f4e1a6"/>
    </style:style>
    <style:style style:name="T595" style:family="text">
      <style:text-properties officeooo:rsid="01f58801"/>
    </style:style>
    <style:style style:name="T596" style:family="text">
      <style:text-properties officeooo:rsid="01faade8"/>
    </style:style>
    <style:style style:name="T597" style:family="text">
      <style:text-properties officeooo:rsid="01fc8837"/>
    </style:style>
    <style:style style:name="T598" style:family="text">
      <style:text-properties officeooo:rsid="02080c9c"/>
    </style:style>
    <style:style style:name="T599" style:family="text">
      <style:text-properties officeooo:rsid="0209cfb4"/>
    </style:style>
    <style:style style:name="T600" style:family="text">
      <style:text-properties officeooo:rsid="020b2d3a"/>
    </style:style>
    <style:style style:name="T601" style:family="text">
      <style:text-properties officeooo:rsid="020c2e1e"/>
    </style:style>
    <style:style style:name="T602" style:family="text">
      <style:text-properties officeooo:rsid="020dbb3a"/>
    </style:style>
    <style:style style:name="T603" style:family="text">
      <style:text-properties officeooo:rsid="020e3a25"/>
    </style:style>
    <style:style style:name="T604" style:family="text">
      <style:text-properties officeooo:rsid="02104077"/>
    </style:style>
    <style:style style:name="T605" style:family="text">
      <style:text-properties officeooo:rsid="02112ebd"/>
    </style:style>
    <style:style style:name="T606" style:family="text">
      <style:text-properties officeooo:rsid="0212d81e"/>
    </style:style>
    <style:style style:name="T607" style:family="text">
      <style:text-properties officeooo:rsid="02144d35"/>
    </style:style>
    <style:style style:name="T608" style:family="text">
      <style:text-properties officeooo:rsid="0215e095"/>
    </style:style>
    <style:style style:name="T609" style:family="text">
      <style:text-properties officeooo:rsid="0216c02c"/>
    </style:style>
    <style:style style:name="T610" style:family="text">
      <style:text-properties officeooo:rsid="021894ce"/>
    </style:style>
    <style:style style:name="T611" style:family="text">
      <style:text-properties officeooo:rsid="0218b1ca"/>
    </style:style>
    <style:style style:name="T612" style:family="text">
      <style:text-properties officeooo:rsid="0219b042"/>
    </style:style>
    <style:style style:name="T613" style:family="text">
      <style:text-properties officeooo:rsid="021b6361"/>
    </style:style>
    <style:style style:name="T614" style:family="text">
      <style:text-properties officeooo:rsid="021bd4fe"/>
    </style:style>
    <style:style style:name="T615" style:family="text">
      <style:text-properties officeooo:rsid="021dc239"/>
    </style:style>
    <style:style style:name="T616" style:family="text">
      <style:text-properties officeooo:rsid="021e2db1"/>
    </style:style>
    <style:style style:name="T617" style:family="text">
      <style:text-properties officeooo:rsid="021e332b"/>
    </style:style>
    <style:style style:name="T618" style:family="text">
      <style:text-properties officeooo:rsid="021f2321"/>
    </style:style>
    <style:style style:name="T619" style:family="text">
      <style:text-properties officeooo:rsid="0220d661"/>
    </style:style>
    <style:style style:name="T620" style:family="text">
      <style:text-properties officeooo:rsid="0221cbe8"/>
    </style:style>
    <style:style style:name="T621" style:family="text">
      <style:text-properties officeooo:rsid="0223b1b8"/>
    </style:style>
    <style:style style:name="T622" style:family="text">
      <style:text-properties officeooo:rsid="0225261f"/>
    </style:style>
    <style:style style:name="T623" style:family="text">
      <style:text-properties officeooo:rsid="02267347"/>
    </style:style>
    <style:style style:name="T624" style:family="text">
      <style:text-properties officeooo:rsid="0227eb2b"/>
    </style:style>
    <style:style style:name="T625" style:family="text">
      <style:text-properties officeooo:rsid="02283a3c"/>
    </style:style>
    <style:style style:name="T626" style:family="text">
      <style:text-properties officeooo:rsid="022a2a6c"/>
    </style:style>
    <style:style style:name="T627" style:family="text">
      <style:text-properties officeooo:rsid="022af6fb"/>
    </style:style>
    <style:style style:name="T628" style:family="text">
      <style:text-properties officeooo:rsid="022b60bb"/>
    </style:style>
    <style:style style:name="T629" style:family="text">
      <style:text-properties officeooo:rsid="022df920"/>
    </style:style>
    <style:style style:name="T630" style:family="text">
      <style:text-properties officeooo:rsid="0231765f"/>
    </style:style>
    <style:style style:name="T631" style:family="text">
      <style:text-properties officeooo:rsid="02332b75"/>
    </style:style>
    <style:style style:name="T632" style:family="text">
      <style:text-properties officeooo:rsid="02335ee1"/>
    </style:style>
    <style:style style:name="T633" style:family="text">
      <style:text-properties officeooo:rsid="02348a3a"/>
    </style:style>
    <style:style style:name="T634" style:family="text">
      <style:text-properties officeooo:rsid="02378efd"/>
    </style:style>
    <style:style style:name="T635" style:family="text">
      <style:text-properties officeooo:rsid="023859f9"/>
    </style:style>
    <style:style style:name="T636" style:family="text">
      <style:text-properties officeooo:rsid="023a3123"/>
    </style:style>
    <style:style style:name="T637" style:family="text">
      <style:text-properties officeooo:rsid="023be590"/>
    </style:style>
    <style:style style:name="T638" style:family="text">
      <style:text-properties officeooo:rsid="023c21d9"/>
    </style:style>
    <style:style style:name="T639" style:family="text">
      <style:text-properties officeooo:rsid="023c5a46"/>
    </style:style>
    <style:style style:name="T640" style:family="text">
      <style:text-properties officeooo:rsid="023da28a"/>
    </style:style>
    <style:style style:name="T641" style:family="text">
      <style:text-properties officeooo:rsid="023f75b2"/>
    </style:style>
    <style:style style:name="T642" style:family="text">
      <style:text-properties officeooo:rsid="02417f55"/>
    </style:style>
    <style:style style:name="T643" style:family="text">
      <style:text-properties officeooo:rsid="0242a496"/>
    </style:style>
    <style:style style:name="T644" style:family="text">
      <style:text-properties officeooo:rsid="024579a9"/>
    </style:style>
    <style:style style:name="T645" style:family="text">
      <style:text-properties officeooo:rsid="02478d8a"/>
    </style:style>
    <style:style style:name="T646" style:family="text">
      <style:text-properties officeooo:rsid="02489486"/>
    </style:style>
    <style:style style:name="T647" style:family="text">
      <style:text-properties officeooo:rsid="02499116"/>
    </style:style>
    <style:style style:name="T648" style:family="text">
      <style:text-properties officeooo:rsid="024a9e54"/>
    </style:style>
    <style:style style:name="T649" style:family="text">
      <style:text-properties officeooo:rsid="024bf79d"/>
    </style:style>
    <style:style style:name="T650" style:family="text">
      <style:text-properties officeooo:rsid="024d2f9a"/>
    </style:style>
    <style:style style:name="T651" style:family="text">
      <style:text-properties officeooo:rsid="024ebc8e"/>
    </style:style>
    <style:style style:name="T652" style:family="text">
      <style:text-properties officeooo:rsid="024f24b6"/>
    </style:style>
    <style:style style:name="T653" style:family="text">
      <style:text-properties officeooo:rsid="025083d3"/>
    </style:style>
    <style:style style:name="T654" style:family="text">
      <style:text-properties officeooo:rsid="02511d54"/>
    </style:style>
    <style:style style:name="T655" style:family="text">
      <style:text-properties officeooo:rsid="0253082a"/>
    </style:style>
    <style:style style:name="T656" style:family="text">
      <style:text-properties officeooo:rsid="0254158c"/>
    </style:style>
    <style:style style:name="T657" style:family="text">
      <style:text-properties officeooo:rsid="025527fa"/>
    </style:style>
    <style:style style:name="T658" style:family="text">
      <style:text-properties officeooo:rsid="0255c715"/>
    </style:style>
    <style:style style:name="T659" style:family="text">
      <style:text-properties officeooo:rsid="0256ca05"/>
    </style:style>
    <style:style style:name="T660" style:family="text">
      <style:text-properties officeooo:rsid="02572ca9"/>
    </style:style>
    <style:style style:name="T661" style:family="text">
      <style:text-properties officeooo:rsid="0257d5da"/>
    </style:style>
    <style:style style:name="T662" style:family="text">
      <style:text-properties officeooo:rsid="0258b154"/>
    </style:style>
    <style:style style:name="T663" style:family="text">
      <style:text-properties officeooo:rsid="025d1963"/>
    </style:style>
    <style:style style:name="T664" style:family="text">
      <style:text-properties officeooo:rsid="025d5509"/>
    </style:style>
    <style:style style:name="T665" style:family="text">
      <style:text-properties officeooo:rsid="025f017f"/>
    </style:style>
    <style:style style:name="T666" style:family="text">
      <style:text-properties officeooo:rsid="0260f185"/>
    </style:style>
    <style:style style:name="T667" style:family="text">
      <style:text-properties officeooo:rsid="02697670"/>
    </style:style>
    <style:style style:name="T668" style:family="text">
      <style:text-properties officeooo:rsid="0270201e"/>
    </style:style>
    <style:style style:name="T669" style:family="text">
      <style:text-properties officeooo:rsid="0271eb6b"/>
    </style:style>
    <style:style style:name="T670" style:family="text">
      <style:text-properties officeooo:rsid="027448a7"/>
    </style:style>
    <style:style style:name="T671" style:family="text">
      <style:text-properties officeooo:rsid="0276003b"/>
    </style:style>
    <style:style style:name="T672" style:family="text">
      <style:text-properties officeooo:rsid="02782906"/>
    </style:style>
    <style:style style:name="T673" style:family="text">
      <style:text-properties officeooo:rsid="0278e75b"/>
    </style:style>
    <style:style style:name="T674" style:family="text">
      <style:text-properties officeooo:rsid="027b32f8"/>
    </style:style>
    <style:style style:name="T675" style:family="text">
      <style:text-properties officeooo:rsid="027c2e3c"/>
    </style:style>
    <style:style style:name="T676" style:family="text">
      <style:text-properties officeooo:rsid="027f433a"/>
    </style:style>
    <style:style style:name="T677" style:family="text">
      <style:text-properties officeooo:rsid="0285cd1f"/>
    </style:style>
    <style:style style:name="T678" style:family="text">
      <style:text-properties officeooo:rsid="02861325"/>
    </style:style>
    <style:style style:name="T679" style:family="text">
      <style:text-properties officeooo:rsid="028774af"/>
    </style:style>
    <style:style style:name="T680" style:family="text">
      <style:text-properties officeooo:rsid="028a2047"/>
    </style:style>
    <style:style style:name="T681" style:family="text">
      <style:text-properties officeooo:rsid="028a32ea"/>
    </style:style>
    <style:style style:name="T682" style:family="text">
      <style:text-properties officeooo:rsid="028c23ff"/>
    </style:style>
    <style:style style:name="T683" style:family="text">
      <style:text-properties officeooo:rsid="028d2701"/>
    </style:style>
    <style:style style:name="T684" style:family="text">
      <style:text-properties officeooo:rsid="028d743d"/>
    </style:style>
    <style:style style:name="T685" style:family="text">
      <style:text-properties officeooo:rsid="028ec5b2"/>
    </style:style>
    <style:style style:name="T686" style:family="text">
      <style:text-properties officeooo:rsid="028ff727"/>
    </style:style>
    <style:style style:name="T687" style:family="text">
      <style:text-properties officeooo:rsid="02914c8b"/>
    </style:style>
    <style:style style:name="T688" style:family="text">
      <style:text-properties officeooo:rsid="02916075"/>
    </style:style>
    <style:style style:name="T689" style:family="text">
      <style:text-properties officeooo:rsid="0292141e"/>
    </style:style>
    <style:style style:name="T690" style:family="text">
      <style:text-properties officeooo:rsid="0294a56c"/>
    </style:style>
    <style:style style:name="T691" style:family="text">
      <style:text-properties officeooo:rsid="029b4b57"/>
    </style:style>
    <style:style style:name="T692" style:family="text">
      <style:text-properties officeooo:rsid="029c8922"/>
    </style:style>
    <style:style style:name="T693" style:family="text">
      <style:text-properties officeooo:rsid="029d27f3"/>
    </style:style>
    <style:style style:name="T694" style:family="text">
      <style:text-properties officeooo:rsid="029dcd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s of a book are "reconstructed from memory," </text:p>
      <text:p text:style-name="P1">Characters: </text:p>
      <text:p text:style-name="P1">Lisa: The nicest girl. <text:span text:style-name="T552">Math-s</text:span>mart. <text:span text:style-name="T550">I</text:span>nnocent. <text:span text:style-name="T552">Confidence grows through the movie.</text:span></text:p>
      <text:p text:style-name="P1">Steve: A goof off. Popular. Loud and obnoxious, except with Lisa he’s shy.</text:p>
      <text:p text:style-name="P8">Ken: Steve’s twin brother. Even louder and more obnoxious. <text:span text:style-name="T565">I</text:span>nstigator of trouble.</text:p>
      <text:p text:style-name="P8">Monica: Lisa’s best friend. Nervous, <text:span text:style-name="T675">sarcastic</text:span>. </text:p>
      <text:p text:style-name="P8">Tim: Lisa’s very gay friend. <text:span text:style-name="T550">Knows her better than anyone else.</text:span></text:p>
      <text:p text:style-name="P8">Rick: Very nice, shy, smart. <text:span text:style-name="T346">A good guy.</text:span></text:p>
      <text:p text:style-name="P7"><text:span text:style-name="T2">John Schmaltz: </text:span><text:span text:style-name="T6">S</text:span><text:span text:style-name="T2">martest boy in the class. Lisa’s frienemy </text:span><text:span text:style-name="T3">(combo of John Asher &amp; Chris Schmaltz)</text:span></text:p>
      <text:p text:style-name="P8">Lisa McCamic: Bitchy <text:span text:style-name="T550">head </text:span>cheerleader</text:p>
      <text:p text:style-name="P8">Lisa Propati: <text:span text:style-name="T551">N</text:span>ice cheerleader, <text:span text:style-name="T551">McCamic's best friend</text:span></text:p>
      <text:p text:style-name="P9">2 Micheles: Bitchy idiot cheerleaders, <text:span text:style-name="T551">McCamic's groupies</text:span></text:p>
      <text:p text:style-name="P10"><text:s/></text:p>
      <text:p text:style-name="P7"><text:span text:style-name="T2">Bit roles: </text:span><text:span text:style-name="T5">Hispanic Kid (</text:span><text:span text:style-name="T4">Billy</text:span><text:span text:style-name="T5">)</text:span><text:span text:style-name="T2">, Mr. Hass, Mr. Cotter, Mrs. Moore, Lisa’s parents, Oldham parents, Dave Davis, </text:span><text:span text:style-name="T7">Jock 1, </text:span><text:span text:style-name="T8">Robbie</text:span></text:p>
      <text:p text:style-name="P8">Extras: <text:span text:style-name="T551">Jock</text:span>s/<text:span text:style-name="T564">basketball players/baseball players</text:span>, <text:span text:style-name="T564">teachers at award ceremony,</text:span> <text:span text:style-name="T551">Punkers, World of Wrestling geeks, John's preppy friends,</text:span> students <text:span text:style-name="T551">arriving to school</text:span>, <text:span text:style-name="T551">award ceremony audience,</text:span> students at dances, walk-a-thon students, <text:span text:style-name="T552">Tracy, Adults at bbq, girl at ticket table, girl who walks past cheerleaders, photographer</text:span></text:p>
      <text:p text:style-name="P10"><text:s/></text:p>
      <text:p text:style-name="P10"><text:s/></text:p>
      <text:p text:style-name="P3">I intend to run several crowdfunding campaigns on CrowdPublish.TV. This project represents Bourgade, Catholic community, Phoenix, our generation. Jocks &amp; brains. And it's about people they know.</text:p>
      <text:p text:style-name="P5"/>
      <text:p text:style-name="P4">Need to look into permission to <text:span text:style-name="T566">have real people characters:</text:span> Lisa M &amp; P, Oldhams, Monica, Rick, Tim. I'm hoping the Oldhams will want to get involved.</text:p>
      <text:p text:style-name="P10"><text:s/></text:p>
      <text:p text:style-name="P3">I expect Bourgade to get very involved. This would be a huge fundraiser for them. There <text:span text:style-name="T565">would be</text:span> a lot of negotiation, but this is what I envision: They would<text:span text:style-name="T566">n'</text:span>t own rights, but would sell copies of movie, merchandise &amp; retain a percentage. They<text:span text:style-name="T566">'</text:span>d hold fundraiser events – such as the award ceremony. People would pay to attend, that $ would go to Bourgade, and there would be hors d'oeurves and socializing during the shoot. Bourgade would put the word out to local parishes &amp; alumni inviting them to buy event tickets. They would also need to hold special dances for the students who are willing to be extras.</text:p>
      <text:p text:style-name="P10"><text:s/></text:p>
      <text:p text:style-name="P3">It would be nice if we could get teachers or people from the community to teach video editing &amp; acting classes at Bourgade so that students could help put this together &amp; get academic credit. <text:span text:style-name="T565">Even a rough cut would be helpful; I could finish the editing.</text:span> <text:span text:style-name="T565">Prop-building could be extra-curricular.</text:span></text:p>
      <text:p text:style-name="P10"><text:s/></text:p>
      <text:p text:style-name="P4">Of course, if Bourgade doesn't want to do it, we could do Xavier or even the art high school Tracy's daughter attends. But it wouldn't be quite the same. For that matter, I could shoot it in Virginia. But I think the Phoenix community would embrace it much more.</text:p>
      <text:p text:style-name="P10"><text:s/></text:p>
      <text:p text:style-name="P3">We need some '80's-sounding music from pond5.com or something like that.</text:p>
      <text:p text:style-name="P10"><text:s/></text:p>
      <text:p text:style-name="P4"><text:soft-page-break/>We could probably get a vintage car club to donate usage of cars, have a small vintage car party in Bourgade's parking lot. Bourgade could give them a receipt for tax write-off. </text:p>
      <text:h text:style-name="P922" text:outline-level="3"/>
      <text:h text:style-name="P922" text:outline-level="3"><text:span text:style-name="T18">LISA AND </text:span><text:span text:style-name="T17">STEVE’S HIGH SCHOOL MOVIE</text:span></text:h>
      <text:p text:style-name="P1"/>
      <text:h text:style-name="P923" text:outline-level="3">BY LISA SCHAEFER</text:h>
      <text:h text:style-name="P910" text:outline-level="2">Episode 1: Ken in a Hole</text:h>
      <text:h text:style-name="P923" text:outline-level="3">EXT. <text:span text:style-name="T371">SIDEWALK ALONGSIDE</text:span> BOURGADE</text:h>
      <text:p text:style-name="P257"><text:span text:style-name="T80">O</text:span><text:span text:style-name="T41">pening credits. Bourgade's sign is in the foreground. The changeable lettering </text:span><text:span text:style-name="T42">on the sign</text:span><text:span text:style-name="T41"> says: “</text:span><text:span text:style-name="T42">Friday </text:span><text:span text:style-name="T41">December </text:span><text:span text:style-name="T42">7</text:span><text:span text:style-name="T41">: Walkathon. Raise money for every mile you walk.”</text:span></text:p>
      <text:p text:style-name="P257"><text:span text:style-name="T80">In the background </text:span><text:span text:style-name="T41">a</text:span><text:span text:style-name="T40"> </text:span><text:span text:style-name="T41">hundred</text:span><text:span text:style-name="T40"> high school kids in blue plaid skirts or navy blue pants and white, blue, yellow polo shirts </text:span><text:span text:style-name="T41">walk north on 31</text:span><text:span text:style-name="T335">st</text:span><text:span text:style-name="T41"> Ave., away from the school.</text:span><text:span text:style-name="T40"> </text:span><text:span text:style-name="T39"><text:s/></text:span></text:p>
      <text:h text:style-name="P963" text:outline-level="3"><text:span text:style-name="T17">EXT. </text:span><text:span text:style-name="T23">CRAPPY NEIGHBORHOOD </text:span></text:h>
      <text:p text:style-name="P257"><text:span text:style-name="T81">Credits still going, </text:span><text:span text:style-name="T239">kids walk along the sidewalk</text:span><text:span text:style-name="T81">. </text:span><text:span text:style-name="T80">S</text:span><text:span text:style-name="T53">aguaros, unkempt desert lawns, chain link.</text:span></text:p>
      <text:p text:style-name="P257"><text:span text:style-name="T76">LISA, MONICA, </text:span><text:span text:style-name="T80">and RICK, </text:span><text:span text:style-name="T280">smart</text:span><text:span text:style-name="T80"> kids,</text:span><text:span text:style-name="T76"> </text:span><text:span text:style-name="T78">walk </text:span><text:span text:style-name="T44">along casually</text:span><text:span text:style-name="T76">. </text:span><text:span text:style-name="T78">Lisa carries an algebra book, opens it and </text:span><text:span text:style-name="T80">stares into</text:span><text:span text:style-name="T78"> it </text:span><text:span text:style-name="T80">even</text:span><text:span text:style-name="T78"> </text:span><text:span text:style-name="T80">while she walks</text:span><text:span text:style-name="T78">.</text:span><text:span text:style-name="T76"> </text:span><text:span text:style-name="T80">Her huge hair bow, socks, big sunglasses, &amp; purse are all the same color, </text:span><text:span text:style-name="T239">as they usually are</text:span><text:span text:style-name="T80">.</text:span></text:p>
      <text:p text:style-name="P549">LISA</text:p>
      <text:p text:style-name="P870"><text:span text:style-name="T290">We don't need to FOIL to solve number 5</text:span><text:span text:style-name="T39">. </text:span><text:span text:style-name="T290">We can plug everything into the quadratic formula.</text:span></text:p>
      <text:p text:style-name="P338"><text:span text:style-name="T80">Ahead of them, a group of</text:span><text:span text:style-name="T48"> </text:span><text:span text:style-name="T239">JOCKS</text:span><text:span text:style-name="T48">, </text:span><text:span text:style-name="T80">including STEVE and KEN (twins),</text:span><text:span text:style-name="T48"> make circle</text:span><text:span text:style-name="T78">s</text:span><text:span text:style-name="T48"> with thumb and forefinger and put it on their shoulder. </text:span><text:span text:style-name="T49">They all punch each other in the shoulder.</text:span><text:span text:style-name="T48"> </text:span></text:p>
      <text:p text:style-name="P347"><text:span text:style-name="T68">TIM, </text:span><text:span text:style-name="T77">obviously gay but only 14, </text:span><text:span text:style-name="T315">and BILLY</text:span><text:span text:style-name="T68"> </text:span><text:span text:style-name="T304">walk and skip</text:span><text:span text:style-name="T48"> past, </text:span><text:span text:style-name="T81">faster than most of the kids</text:span><text:span text:style-name="T48">. </text:span><text:span text:style-name="T316">Billy</text:span><text:span text:style-name="T77"> claps, cheers everyone on as though he were on the sidelines of a sports match.</text:span></text:p>
      <text:p text:style-name="P587">BILLY</text:p>
      <text:p text:style-name="P865"><text:span text:style-name="T49">W</text:span><text:span text:style-name="T39">alking for Jesus. Let's go, everyone. Walking for Jesus.</text:span></text:p>
      <text:p text:style-name="P238"><text:soft-page-break/><text:span text:style-name="T48">The </text:span><text:span text:style-name="T240">J</text:span><text:span text:style-name="T48">ocks </text:span><text:span text:style-name="T80">yell back at him</text:span><text:span text:style-name="T49">.</text:span><text:span text:style-name="T48"> </text:span></text:p>
      <text:p text:style-name="P603"><text:span text:style-name="T77">S</text:span><text:span text:style-name="T39">TEVE</text:span></text:p>
      <text:p text:style-name="P860"><text:span text:style-name="T77">La Boca</text:span><text:span text:style-name="T39">!</text:span></text:p>
      <text:p text:style-name="P600">JOCK 1</text:p>
      <text:p text:style-name="P861"><text:span text:style-name="T113">Hugh hugh</text:span><text:span text:style-name="T78">!</text:span></text:p>
      <text:p text:style-name="P600">KEN</text:p>
      <text:p text:style-name="P861"><text:span text:style-name="T78">Beetle beetle</text:span><text:span text:style-name="T39">!</text:span></text:p>
      <text:p text:style-name="P256"><text:span text:style-name="T79">While </text:span><text:span text:style-name="T316">Billy</text:span><text:span text:style-name="T80">, </text:span><text:span text:style-name="T79">Steve, and Ken yell nonsense, </text:span><text:span text:style-name="T78">LISA P., LISA M.</text:span><text:span text:style-name="T77">, </text:span><text:span text:style-name="T78">and the 2 MICHELES walk </text:span><text:span text:style-name="T81">with them</text:span><text:span text:style-name="T78">. The Micheles </text:span><text:span text:style-name="T81">do cheer</text:span><text:span text:style-name="T78"> jump</text:span><text:span text:style-name="T81">s</text:span><text:span text:style-name="T78">, flash their crotches at Ken by lifting their skirts. Ken flexes his muscles to impress </text:span><text:span text:style-name="T79">them</text:span><text:span text:style-name="T78">. The Lisas laugh with them, </text:span><text:span text:style-name="T80">the Micheles chase the </text:span><text:span text:style-name="T291">Oldham</text:span><text:span text:style-name="T81">s,</text:span><text:span text:style-name="T80"> </text:span><text:span text:style-name="T81">screaming, </text:span><text:span text:style-name="T80">and they all pass a lot of the kids</text:span><text:span text:style-name="T78">.</text:span></text:p>
      <text:p text:style-name="P256"><text:span text:style-name="T316">Billy</text:span><text:span text:style-name="T49"> </text:span><text:span text:style-name="T68">and Tim walk past</text:span><text:span text:style-name="T49"> </text:span><text:span text:style-name="T77">P</text:span><text:span text:style-name="T268">UNKERS</text:span><text:span text:style-name="T77"> in trench coats</text:span><text:span text:style-name="T49"> making obscene gestures to each other</text:span><text:span text:style-name="T44">. </text:span><text:span text:style-name="T78">P</text:span><text:span text:style-name="T268">REPPY KIDS</text:span><text:span text:style-name="T78"> walk nearby. JOHN SCHMALTZ is one of them.</text:span></text:p>
      <text:p text:style-name="P588">BILLY</text:p>
      <text:p text:style-name="P859"><text:span text:style-name="T49">You </text:span><text:span text:style-name="T80">are going</text:span><text:span text:style-name="T49"> to hell! </text:span></text:p>
      <text:p text:style-name="P381">JOHN SCHMALTZ</text:p>
      <text:p text:style-name="P757">I thought we were going loco en de cabeza!</text:p>
      <text:p text:style-name="P588">BILLY</text:p>
      <text:p text:style-name="P758">We're all going to hell!</text:p>
      <text:p text:style-name="P360">P<text:span text:style-name="T370">REPPY KID</text:span></text:p>
      <text:p text:style-name="P862"><text:span text:style-name="T39">It's not hell </text:span><text:span text:style-name="T306">for another five months</text:span><text:span text:style-name="T39">!</text:span></text:p>
      <text:p text:style-name="P381">JOHN SCHMALTZ</text:p>
      <text:p text:style-name="P862"><text:span text:style-name="T305">No, </text:span><text:span text:style-name="T76">Billy</text:span><text:span text:style-name="T39">'s right! This walk ends at Bourgade!</text:span></text:p>
      <text:p text:style-name="P238"><text:span text:style-name="T49">Everyone else ignores </text:span><text:span text:style-name="T316">Billy</text:span><text:span text:style-name="T49">.</text:span><text:span text:style-name="T48"> </text:span><text:span text:style-name="T79">(Credits/opening sequence </text:span><text:span text:style-name="T81">will probably</text:span><text:span text:style-name="T79"> be complete before this.)</text:span></text:p>
      <text:p text:style-name="P343"><text:span text:style-name="T78">Long</text:span><text:span text:style-name="T41"> shot of </text:span><text:span text:style-name="T78">a long trail</text:span><text:span text:style-name="T41"> of </text:span><text:span text:style-name="T48">uniformed</text:span><text:span text:style-name="T41"> kids</text:span><text:span text:style-name="T49"> </text:span><text:span text:style-name="T78">walking in groups down a major street</text:span><text:span text:style-name="T41">. </text:span><text:span text:style-name="T81">Ken and Miche</text:span><text:span text:style-name="T326">l</text:span><text:span text:style-name="T81">les run way ahead. </text:span><text:span text:style-name="T78">A small construction pit – a few barricades – is way ahead in the distance. </text:span></text:p>
      <text:h text:style-name="P924" text:outline-level="3">EXT. CONSTRUCTION PIT</text:h>
      <text:p text:style-name="P235"><text:soft-page-break/><text:span text:style-name="T240">T</text:span><text:span text:style-name="T81">he Lisas and Micheles</text:span><text:span text:style-name="T39"> stand around, </text:span><text:span text:style-name="T43">looking into</text:span><text:span text:style-name="T39"> a construction pit. </text:span><text:span text:style-name="T43">Caution tape did not exist then, so a circle of barricades with that stretchy red plastic tape would work. (Borrow barricades from Keith.) </text:span><text:span text:style-name="T147">Put a small mound of dirt on the side closest to the camera.</text:span></text:p>
      <text:p text:style-name="P235"><text:span text:style-name="T39">L</text:span><text:span text:style-name="T78">isa,</text:span><text:span text:style-name="T39"> M</text:span><text:span text:style-name="T78">onica, </text:span><text:span text:style-name="T81">and Rick</text:span><text:span text:style-name="T39"> </text:span><text:span text:style-name="T44">approach casually</text:span><text:span text:style-name="T39">. </text:span><text:span text:style-name="T44">T</text:span><text:span text:style-name="T48">im</text:span><text:span text:style-name="T44"> runs </text:span><text:span text:style-name="T45">away from the pit, </text:span><text:span text:style-name="T307">up to Lisa,</text:span><text:span text:style-name="T45"> </text:span><text:span text:style-name="T78">flitting his hands around,</text:span><text:span text:style-name="T44"> excited with juicy gossip.</text:span></text:p>
      <text:p text:style-name="P356">TIM</text:p>
      <text:p text:style-name="P615"><text:span text:style-name="T292">Lisa! Monica! </text:span><text:span text:style-name="T148">D</text:span><text:span text:style-name="T39">id you hear? Some kid fell into a ditch. </text:span><text:span text:style-name="T240">He can't</text:span><text:span text:style-name="T39"> climb out.</text:span></text:p>
      <text:p text:style-name="P383">RICK</text:p>
      <text:p text:style-name="P660">I<text:span text:style-name="T372">'ll go call the school.</text:span></text:p>
      <text:p text:style-name="P258"><text:span text:style-name="T81">Rick runs off. </text:span><text:span text:style-name="T44">Monica wants in on the gossip, cranes her neck to see </text:span><text:span text:style-name="T45">what's going on</text:span><text:span text:style-name="T44">. </text:span><text:span text:style-name="T81">Lisa is seriously worried.</text:span></text:p>
      <text:p text:style-name="P357">LISA </text:p>
      <text:p text:style-name="P651">Is he OK? Did he break his leg?</text:p>
      <text:p text:style-name="P356">TIM</text:p>
      <text:p text:style-name="P615"><text:span text:style-name="T44">H</text:span><text:span text:style-name="T39">e’s fine.</text:span></text:p>
      <text:p text:style-name="P356">LISA </text:p>
      <text:p text:style-name="P651">Where are his friends?</text:p>
      <text:p text:style-name="P356">TIM</text:p>
      <text:p text:style-name="P651">His twin brother <text:span text:style-name="T340">is there</text:span>. </text:p>
      <text:p text:style-name="P356">MONICA</text:p>
      <text:p text:style-name="P651"><text:span text:style-name="T340">The </text:span>Oldhams. <text:span text:style-name="T339">Figures.</text:span></text:p>
      <text:p text:style-name="P236"><text:span text:style-name="T45">In the background, the </text:span><text:span text:style-name="T81">Lisas and Micheles</text:span><text:span text:style-name="T45"> walk away from the pit</text:span><text:span text:style-name="T39">. </text:span><text:span text:style-name="T45">S</text:span><text:span text:style-name="T81">teve</text:span><text:span text:style-name="T45"> stands nearby.</text:span><text:span text:style-name="T39"> </text:span></text:p>
      <text:p text:style-name="P358">LISA </text:p>
      <text:p text:style-name="P615"><text:span text:style-name="T327">His brother</text:span><text:span text:style-name="T39"> must be worried sick.</text:span></text:p>
      <text:p text:style-name="P358">MONICA</text:p>
      <text:p text:style-name="P616"><text:span text:style-name="T342">Anyone</text:span><text:span text:style-name="T341"> dumb enough to fall in a hole </text:span><text:span text:style-name="T342">deserves to </text:span><text:span text:style-name="T343">be</text:span><text:span text:style-name="T342"> there</text:span><text:span text:style-name="T341">.</text:span></text:p>
      <text:p text:style-name="P236"><text:span text:style-name="T45">More high school kids approach from behind Lisa. </text:span><text:span text:style-name="T39">Tim </text:span><text:span text:style-name="T45">runs excitedly toward them</text:span><text:span text:style-name="T39">. </text:span><text:span text:style-name="T45">Lisa and Monica go toward the pit.</text:span></text:p>
      <text:p text:style-name="P355"><text:span text:style-name="T39">TIM </text:span><text:span text:style-name="T45">(in the background)</text:span><text:span text:style-name="T39"> </text:span></text:p>
      <text:p text:style-name="P615"><text:soft-page-break/><text:span text:style-name="T39">Did you hear? </text:span><text:span text:style-name="T45">A</text:span><text:span text:style-name="T39"> kid fell in a construction </text:span><text:span text:style-name="T307">hole</text:span><text:span text:style-name="T39">!</text:span></text:p>
      <text:p text:style-name="P12">Monica looks in the pit.</text:p>
      <text:p text:style-name="P356">MONICA</text:p>
      <text:p text:style-name="P651">Hey Ken.</text:p>
      <text:p text:style-name="P11"><text:span text:style-name="T46">A disembodied voice from the pit:</text:span><text:span text:style-name="T39"> </text:span></text:p>
      <text:p text:style-name="P356">KEN <text:span text:style-name="T344">(OS)</text:span></text:p>
      <text:p text:style-name="P651">Hey Monica.</text:p>
      <text:p text:style-name="P12">Monica keeps walking. Lisa talks to Steve.</text:p>
      <text:p text:style-name="P356">LISA</text:p>
      <text:p text:style-name="P728"><text:span text:style-name="T691">Hi Steve. </text:span>How are you doing?</text:p>
      <text:p text:style-name="P356">STEVE</text:p>
      <text:p text:style-name="P651">I’m OK.</text:p>
      <text:p text:style-name="P583">LISA</text:p>
      <text:p text:style-name="P807"><text:span text:style-name="T667">Don't worry. </text:span>Rick went to call for help.</text:p>
      <text:p text:style-name="P225">Shot of Rick at a phone booth.</text:p>
      <text:p text:style-name="P134">Lisa looks in the hole.</text:p>
      <text:p text:style-name="P356">LISA</text:p>
      <text:p text:style-name="P651">Ken, are you hurt?</text:p>
      <text:p text:style-name="P356">KEN <text:span text:style-name="T344">(OS)</text:span></text:p>
      <text:p text:style-name="P811">Doing great!</text:p>
      <text:p text:style-name="P329"><text:span text:style-name="T241">S</text:span><text:span text:style-name="T39">ome </text:span><text:span text:style-name="T262">SENIORS</text:span><text:span text:style-name="T39"> walk past.</text:span></text:p>
      <text:p text:style-name="P508">SENIORS</text:p>
      <text:p text:style-name="P803">What a freshman!</text:p>
      <text:p text:style-name="P808">Freshman!</text:p>
      <text:p text:style-name="P330"><text:span text:style-name="T241">Lisa watches them pas</text:span><text:span text:style-name="T263">s</text:span><text:span text:style-name="T241"> and gives them a dirty look.</text:span></text:p>
      <text:p text:style-name="P330"><text:span text:style-name="T78">The Lisas and Micheles</text:span><text:span text:style-name="T46"> </text:span><text:span text:style-name="T39">stand around laughing. </text:span><text:span text:style-name="T79">The Micheles</text:span><text:span text:style-name="T39"> mak</text:span><text:span text:style-name="T79">e</text:span><text:span text:style-name="T39"> fun of Ken </text:span><text:span text:style-name="T46">with stoogy falling gestures</text:span><text:span text:style-name="T39">. </text:span><text:span text:style-name="T79">The Lisas are entertained by this.</text:span><text:span text:style-name="T39"> </text:span></text:p>
      <text:p text:style-name="P52">Lisa tries to comfort Steve.</text:p>
      <text:p text:style-name="P356">LISA</text:p>
      <text:p text:style-name="P682">That’s so mean of them.</text:p>
      <text:p text:style-name="P237"><text:soft-page-break/><text:span text:style-name="T47">Lisa </text:span><text:span text:style-name="T79">watches the Michel</text:span><text:span text:style-name="T327">l</text:span><text:span text:style-name="T79">es and frowns angrily</text:span><text:span text:style-name="T39">. </text:span><text:span text:style-name="T79">She</text:span><text:span text:style-name="T47"> tries to keep Steve's attention off of them.</text:span></text:p>
      <text:p text:style-name="P359">LISA</text:p>
      <text:p text:style-name="P617"><text:span text:style-name="T47">He</text:span><text:span text:style-name="T39"> could</text:span><text:span text:style-name="T47">'</text:span><text:span text:style-name="T39">ve broken his leg. </text:span></text:p>
      <text:p text:style-name="P53">The Lisas and Miche<text:span text:style-name="T691">l</text:span>les get loud and distract Steve again.</text:p>
      <text:p text:style-name="P608"><text:span text:style-name="T39">MICHEL</text:span><text:span text:style-name="T79">L</text:span><text:span text:style-name="T39">E </text:span><text:span text:style-name="T79">G. </text:span><text:span text:style-name="T148">(weird and mimicking)</text:span></text:p>
      <text:p text:style-name="P659"><text:span text:style-name="T345">I didn't see any huge barricades right in front of my face</text:span><text:span text:style-name="T39">.</text:span></text:p>
      <text:p text:style-name="P226">Michel<text:span text:style-name="T691">l</text:span>es make echoy yells in the background as if falling into the abyss. </text:p>
      <text:p text:style-name="P585">MICHEL<text:span text:style-name="T691">L</text:span>ES</text:p>
      <text:p text:style-name="P759"><text:span text:style-name="T522">AAAAAAAaaaaaahhhh...</text:span> </text:p>
      <text:p text:style-name="P344"><text:span text:style-name="T48">Lisa </text:span><text:span text:style-name="T308">give them an angry look</text:span><text:span text:style-name="T48">.</text:span></text:p>
      <text:p text:style-name="P359">LISA</text:p>
      <text:p text:style-name="P729">This is serious. </text:p>
      <text:p text:style-name="P54">Lisa puts her arm around Steve to turn him away from them.</text:p>
      <text:p text:style-name="P584">LISA</text:p>
      <text:p text:style-name="P647"><text:span text:style-name="T48">He... </text:span><text:span text:style-name="T39">He could be in there overnight before the construction guys come back to get him out.</text:span></text:p>
      <text:p text:style-name="P11"><text:span text:style-name="T39">Steve </text:span><text:span text:style-name="T47">i</text:span><text:span text:style-name="T39">sn’t too comforted by the last thought. He looks in the hole.</text:span></text:p>
      <text:p text:style-name="P356">STEVE</text:p>
      <text:p text:style-name="P651">I hope not.</text:p>
      <text:p text:style-name="P11"><text:span text:style-name="T317">Billy</text:span><text:span text:style-name="T39"> </text:span><text:span text:style-name="T48">walk</text:span><text:span text:style-name="T79">s</text:span><text:span text:style-name="T48"> past </text:span><text:span text:style-name="T39">the Lisas and Miche</text:span><text:span text:style-name="T327">l</text:span><text:span text:style-name="T39">les. They give him dirty looks, roll their eyes at him.</text:span></text:p>
      <text:p text:style-name="P589">BILLY</text:p>
      <text:p text:style-name="P904">Santa María, Madre de Dios, ruega por nosotros pecadores! Pecadores!</text:p>
      <text:p text:style-name="P354"><text:span text:style-name="T309">The </text:span><text:span text:style-name="T49">Michel</text:span><text:span text:style-name="T327">l</text:span><text:span text:style-name="T49">es </text:span><text:span text:style-name="T309">stick their tongues out</text:span><text:span text:style-name="T49"> at him. </text:span></text:p>
      <text:p text:style-name="P345"><text:span text:style-name="T49">Lisa takes her arm off Steve and turns around to see what </text:span><text:span text:style-name="T79">Hispanic Kid</text:span><text:span text:style-name="T49"> is yelling about. </text:span><text:span text:style-name="T39">R</text:span><text:span text:style-name="T148">ick</text:span><text:span text:style-name="T39"> comes over </text:span><text:span text:style-name="T81">and</text:span><text:span text:style-name="T39"> goes straight to </text:span><text:span text:style-name="T81">Lisa</text:span><text:span text:style-name="T39">.</text:span></text:p>
      <text:p text:style-name="P356">LISA</text:p>
      <text:p text:style-name="P740"><text:soft-page-break/>Thanks for calling someone, Rick.</text:p>
      <text:p text:style-name="P356">RICK</text:p>
      <text:p text:style-name="P651">They said the fire department <text:span text:style-name="T668">is coming to get him out</text:span>.</text:p>
      <text:p text:style-name="P12"><text:span text:style-name="T346">Lisa turns t</text:span>o Steve.</text:p>
      <text:p text:style-name="P356">LISA</text:p>
      <text:p text:style-name="P651">He’s going to be OK.</text:p>
      <text:p text:style-name="P356">STEVE</text:p>
      <text:p text:style-name="P651">Thanks for cheering me up.</text:p>
      <text:p text:style-name="P12">Lisa smiles at him and goes off after Monica. Steve watches her <text:span text:style-name="T346">walk away</text:span> and smiles. </text:p>
      <text:p text:style-name="P139">As Lisa and Monica walk away, Lisa turns back and sees Steve still watching her. She smiles at him. </text:p>
      <text:p text:style-name="P139">Steve is still smiling, gives her a small wave.</text:p>
      <text:p text:style-name="P355"><text:span text:style-name="T39">MONICA </text:span><text:span text:style-name="T49">(OS)</text:span></text:p>
      <text:p text:style-name="P651">How could <text:span text:style-name="T669">Ken</text:span> not see there was a hole there?</text:p>
      <text:h text:style-name="P910" text:outline-level="2">Episode <text:span text:style-name="T519">2</text:span>: Barbecue</text:h>
      <text:h text:style-name="P923" text:outline-level="3">Steve, Monica, <text:span text:style-name="T519">Rick</text:span></text:h>
      <text:h text:style-name="P923" text:outline-level="3">EXT. BACK COURTYARD</text:h>
      <text:p text:style-name="P239"><text:span text:style-name="T53">A warm </text:span><text:span text:style-name="T293">fall</text:span><text:span text:style-name="T53"> afternoon. </text:span><text:span text:style-name="T39">Monica, Lisa, </text:span><text:span text:style-name="T81">Rick</text:span><text:span text:style-name="T39"> (wearing Bourgade uniforms) paint posters. </text:span><text:span text:style-name="T50">A few members of the football team walk by in their football uniforms. </text:span><text:span text:style-name="T81">Rick</text:span><text:span text:style-name="T50"> gets up and goes over to h</text:span><text:span text:style-name="T81">is</text:span><text:span text:style-name="T50"> backpack.</text:span></text:p>
      <text:p text:style-name="P383">RICK</text:p>
      <text:p text:style-name="P760">Do you think we'll have a winning season this year?</text:p>
      <text:p text:style-name="P361">MONICA</text:p>
      <text:p text:style-name="P760">We'll be lucky to have a winning game. </text:p>
      <text:p text:style-name="P346"><text:span text:style-name="T310">Rick</text:span><text:span text:style-name="T50"> picks up a Baskin Robbins hat and puts in on</text:span><text:span text:style-name="T39">. </text:span></text:p>
      <text:p text:style-name="P361">MONICA</text:p>
      <text:p text:style-name="P618"><text:span text:style-name="T265">That's f</text:span><text:span text:style-name="T50">ashionable</text:span><text:span text:style-name="T39">.</text:span><text:span text:style-name="T50"> </text:span><text:span text:style-name="T265">Not.</text:span></text:p>
      <text:p text:style-name="P384">RICK</text:p>
      <text:p text:style-name="P648"><text:soft-page-break/><text:span text:style-name="T50">I </text:span><text:span text:style-name="T264">wish I didn't have to</text:span><text:span text:style-name="T51"> miss t</text:span><text:span text:style-name="T53">onight's</text:span><text:span text:style-name="T51"> game. </text:span><text:span text:style-name="T50"><text:s/></text:span></text:p>
      <text:p text:style-name="P382">LISA</text:p>
      <text:p text:style-name="P651">Monica and I will <text:span text:style-name="T671">make sure</text:span> th<text:span text:style-name="T670">e posters are hung</text:span> on the bleachers.</text:p>
      <text:p text:style-name="P383">RICK</text:p>
      <text:p text:style-name="P618"><text:span text:style-name="T51">Have fun</text:span><text:span text:style-name="T39">.</text:span><text:span text:style-name="T50"> </text:span></text:p>
      <text:p text:style-name="P328"><text:span text:style-name="T81">Rick</text:span><text:span text:style-name="T51"> takes h</text:span><text:span text:style-name="T81">is</text:span><text:span text:style-name="T51"> backpack</text:span><text:span text:style-name="T81">. Lisa smiles at him casually. </text:span></text:p>
      <text:p text:style-name="P328"><text:span text:style-name="T81">Rick smiles back and</text:span><text:span text:style-name="T51"> leaves</text:span><text:span text:style-name="T39">. </text:span></text:p>
      <text:p text:style-name="P328"><text:span text:style-name="T51">Monica and Lisa pick up</text:span><text:span text:style-name="T79"> the</text:span><text:span text:style-name="T51"> poster and head toward the field.</text:span></text:p>
      <text:h text:style-name="P925" text:outline-level="3">EXT. FOOTBALL FIELD</text:h>
      <text:p text:style-name="P11"><text:span text:style-name="T39">Monica and Lisa carry the posters and masking tape to t</text:span><text:span text:style-name="T51">he </text:span><text:span text:style-name="T269">home </text:span><text:span text:style-name="T39">bleachers. </text:span></text:p>
      <text:p text:style-name="P12">Steve <text:span text:style-name="T523">and</text:span> Ken are sitting <text:span text:style-name="T547">at the top of </text:span>the bleachers. Ken sees them, elbows Steve, points at Lisa.</text:p>
      <text:p text:style-name="P128">Lisa sees them <text:span text:style-name="T547">as she and Monica walk to the bleachers</text:span>.</text:p>
      <text:p text:style-name="P356">LISA</text:p>
      <text:p text:style-name="P651">We already have some fans.</text:p>
      <text:p text:style-name="P12">Steve and Ken bound down the bleachers toward Lisa and Monica.</text:p>
      <text:p text:style-name="P356">KEN</text:p>
      <text:p text:style-name="P651">Do you need help with those?</text:p>
      <text:p text:style-name="P356">LISA</text:p>
      <text:p text:style-name="P651">Sure. Thanks.</text:p>
      <text:p text:style-name="P12"><text:span text:style-name="T524">Lisa hands Ken one side of a poster. </text:span>Monica and Ken take some pieces of masking tape, <text:span text:style-name="T524">unroll</text:span> the poster <text:span text:style-name="T524">across the front of the bleachers</text:span>, <text:span text:style-name="T524">and</text:span> tape it up. Steve stays by Lisa <text:span text:style-name="T524">and tapes their end to the bleachers</text:span>.</text:p>
      <text:p text:style-name="P356">STEVE</text:p>
      <text:p text:style-name="P651">Are you staying for the game?</text:p>
      <text:p text:style-name="P356">LISA</text:p>
      <text:p text:style-name="P651">Yeah. The JV cheerleaders are going to cheer in the stands. How about you?</text:p>
      <text:p text:style-name="P356"><text:soft-page-break/>STEVE</text:p>
      <text:p text:style-name="P651">My dad’s <text:span text:style-name="T347">doing a school fundraiser before the game</text:span>, so we’ll be here.</text:p>
      <text:p text:style-name="P12">They finish putting up the poster.</text:p>
      <text:p text:style-name="P356">LISA</text:p>
      <text:p text:style-name="P651">Thanks.</text:p>
      <text:p text:style-name="P356">STEVE</text:p>
      <text:p text:style-name="P651">No problem.</text:p>
      <text:p text:style-name="P12">Monica and Lisa head back toward the school building.</text:p>
      <text:p text:style-name="P12">Steve watches them, pleased with himself.</text:p>
      <text:h text:style-name="P923" text:outline-level="3">INT. GIRLS RESTROOM</text:h>
      <text:p text:style-name="P11"><text:span text:style-name="T39">Monica </text:span><text:span text:style-name="T52">wears a Dunkin Donuts uniform, combs her hair</text:span><text:span text:style-name="T39">. Lisa changes into a cheer uniform, does her makeup.</text:span></text:p>
      <text:p text:style-name="P362">MONICA</text:p>
      <text:p text:style-name="P761">What are you going to do about dinner?</text:p>
      <text:p text:style-name="P362">LISA</text:p>
      <text:p text:style-name="P652"><text:span text:style-name="T347">I guess I'll buy a hot dog at the concessions stand</text:span>.</text:p>
      <text:p text:style-name="P362">MONICA</text:p>
      <text:p text:style-name="P652"><text:span text:style-name="T347">Why don't you go home and get dinner</text:span>.</text:p>
      <text:p text:style-name="P362">LISA</text:p>
      <text:p text:style-name="P652"><text:span text:style-name="T347">I can't go home! If my mom sees me there, she'll make me stay home the rest of the night</text:span>.</text:p>
      <text:p text:style-name="P240"><text:span text:style-name="T53">Monica zips up her backpack and slings it over her shoulder</text:span><text:span text:style-name="T39">.</text:span></text:p>
      <text:p text:style-name="P451">MONICA</text:p>
      <text:p text:style-name="P651"><text:span text:style-name="T347">Time to make the donuts</text:span>.</text:p>
      <text:p text:style-name="P356">LISA</text:p>
      <text:p text:style-name="P651"><text:span text:style-name="T347">See you Monday</text:span>.</text:p>
      <text:p text:style-name="P12">Monica leaves. Lisa gathers her stuff into her bag.</text:p>
      <text:h text:style-name="P923" text:outline-level="3">EXT. COURTYARD</text:h>
      <text:p text:style-name="P135">Lisa exits the restroom, heads toward her locker <text:span text:style-name="T524">and puts her stuff in it</text:span>. Ken wander<text:span text:style-name="T548">s</text:span> in the distance. </text:p>
      <text:p text:style-name="P135"><text:soft-page-break/>Steve wanders in<text:span text:style-name="T549">to</text:span> the foreground. <text:span text:style-name="T548">H</text:span>e sees Lisa, <text:span text:style-name="T549">shout</text:span>s to Ken.</text:p>
      <text:p text:style-name="P356">STEVE</text:p>
      <text:p text:style-name="P651">Found her!</text:p>
      <text:p text:style-name="P11"><text:span text:style-name="T52">Lisa looks surprised, </text:span><text:span text:style-name="T53">concerned</text:span><text:span text:style-name="T52">. What are they up to? </text:span><text:span text:style-name="T39">Steve runs over to her. Ken comes toward them.</text:span></text:p>
      <text:p text:style-name="P356">STEVE</text:p>
      <text:p text:style-name="P651">Lisa! We were afraid you already left.</text:p>
      <text:p text:style-name="P356">LISA</text:p>
      <text:p text:style-name="P651">What’s going on?</text:p>
      <text:p text:style-name="P356">STEVE</text:p>
      <text:p text:style-name="P651">There’s a barbecue over by the baseball field. <text:span text:style-name="T591">C</text:span>ome over there with us.</text:p>
      <text:p text:style-name="P356">LISA</text:p>
      <text:p text:style-name="P651"><text:span text:style-name="T672">Am</text:span> I allowed?</text:p>
      <text:p text:style-name="P356">STEVE</text:p>
      <text:p text:style-name="P615"><text:span text:style-name="T39">Yeah. My dad’s in charge. He wants you to </text:span><text:span text:style-name="T52">come eat hamburgers with us</text:span><text:span text:style-name="T39">.</text:span></text:p>
      <text:p text:style-name="P13"><text:span text:style-name="T347">This makes no sense</text:span>.</text:p>
      <text:p text:style-name="P362">LISA</text:p>
      <text:p text:style-name="P653"><text:span text:style-name="T347">He wants me to eat a hamburger</text:span>? </text:p>
      <text:p text:style-name="P14"><text:span text:style-name="T348">She's still processing this invitation</text:span>.</text:p>
      <text:p text:style-name="P363">LISA</text:p>
      <text:p text:style-name="P762">Or is he giving me permission to eat one?</text:p>
      <text:p text:style-name="P362">STEVE <text:span text:style-name="T348">(eager)</text:span></text:p>
      <text:p text:style-name="P619"><text:span text:style-name="T54">He's inviting you</text:span><text:span text:style-name="T39">. </text:span><text:span text:style-name="T54">As a guest. He wants you to hang out with us.</text:span></text:p>
      <text:p text:style-name="P13">Lisa smiles, <text:span text:style-name="T673">surprised that an adult is concerned about whether she has dinner</text:span>.</text:p>
      <text:p text:style-name="P356">LISA</text:p>
      <text:p text:style-name="P651">OK!</text:p>
      <text:p text:style-name="P12">They run toward the baseball field.</text:p>
      <text:h text:style-name="P923" text:outline-level="3">EXT. BASEBALL FIELD - <text:span text:style-name="T549">DUSK</text:span></text:h>
      <text:p text:style-name="P11"><text:soft-page-break/><text:span text:style-name="T56">It's an hour before the game, so the sun is setting. </text:span><text:span text:style-name="T39">MR. OLDHAM, </text:span><text:span text:style-name="T148">possibly played by Ken &amp;/or Steve,</text:span><text:span text:style-name="T39"> barbecues hamburgers on a grill while Ken talks to him nearby. Lisa sits at a table with Steve. </text:span><text:span text:style-name="T56">Adults sit at nearby tables.</text:span><text:span text:style-name="T39"> Ken comes over to Lisa.</text:span></text:p>
      <text:p text:style-name="P356">KEN</text:p>
      <text:p text:style-name="P651">My dad wants to talk to you.</text:p>
      <text:p text:style-name="P356">LISA</text:p>
      <text:p text:style-name="P651">About what?</text:p>
      <text:p text:style-name="P12">Ken shrugs. Lisa goes over to Mr. Oldham, cautious, not sure what this is about.</text:p>
      <text:p text:style-name="P356">MR. OLDHAM</text:p>
      <text:p text:style-name="P651">Hi Lisa. Nice to meet you. I’m Steve’s dad. And Ken’s dad too, of course.</text:p>
      <text:p text:style-name="P12">They shake hands.</text:p>
      <text:p text:style-name="P356">LISA</text:p>
      <text:p text:style-name="P651">Nice to meet you.</text:p>
      <text:p text:style-name="P356">MR. OLDHAM</text:p>
      <text:p text:style-name="P615"><text:span text:style-name="T39">So. </text:span><text:span text:style-name="T54">W</text:span><text:span text:style-name="T39">hat classes do you have with my boys?</text:span></text:p>
      <text:p text:style-name="P356">LISA</text:p>
      <text:p text:style-name="P651">I don’t have any classes with them. </text:p>
      <text:p text:style-name="P12">Mr. Oldham is a bit puzzled. </text:p>
      <text:p text:style-name="P356">MR. OLDHAM</text:p>
      <text:p text:style-name="P651">You’re not a sophomore?</text:p>
      <text:p text:style-name="P12">This is more Lisa’s territory. She becomes more confident, talkative.</text:p>
      <text:p text:style-name="P356">LISA</text:p>
      <text:p text:style-name="P615"><text:span text:style-name="T39">I am. </text:span><text:span text:style-name="T54">B</text:span><text:span text:style-name="T39">ut I</text:span><text:span text:style-name="T311">'m in</text:span><text:span text:style-name="T39"> the accelerated classes.</text:span></text:p>
      <text:p text:style-name="P12">Mr. Oldham is now surprised, yet still puzzled. </text:p>
      <text:p text:style-name="P356">MR. OLDHAM</text:p>
      <text:p text:style-name="P615"><text:span text:style-name="T54">I see</text:span><text:span text:style-name="T39">... What accelerated classes do you take?</text:span></text:p>
      <text:p text:style-name="P356">LISA</text:p>
      <text:p text:style-name="P615"><text:soft-page-break/><text:span text:style-name="T39">Geometry, English Analysis, A</text:span><text:span text:style-name="T149">dvanc</text:span><text:span text:style-name="T39">ed Biology.</text:span></text:p>
      <text:p text:style-name="P356">MR. OLDHAM</text:p>
      <text:p text:style-name="P651">Do you do well in those classes?</text:p>
      <text:p text:style-name="P356">LISA</text:p>
      <text:p text:style-name="P651">I get straight A’s.</text:p>
      <text:p text:style-name="P12">Mr. Oldham looks very surprised.</text:p>
      <text:h text:style-name="P923" text:outline-level="3">EXT. BASEBALL FIELD - <text:span text:style-name="T525">DUSK</text:span></text:h>
      <text:p text:style-name="P12">Lisa sits with Ken, Steve puts a plate with a hamburger by Lisa, then by Ken, <text:span text:style-name="T524">then at an empty seat by Lisa and sits down</text:span>. </text:p>
      <text:p text:style-name="P356">KEN (to Lisa) </text:p>
      <text:p text:style-name="P704"><text:span text:style-name="T592">W</text:span>ant <text:span text:style-name="T549">a root beer</text:span>?</text:p>
      <text:p text:style-name="P356">LISA</text:p>
      <text:p text:style-name="P651"><text:span text:style-name="T606">Sure</text:span>. Thanks.</text:p>
      <text:p text:style-name="P11"><text:span text:style-name="T39">Ken looks at Steve, Steve nods. Ken gets up and goes toward his dad. </text:span><text:span text:style-name="T54">Steve is nervous.</text:span></text:p>
      <text:p text:style-name="P356">STEVE</text:p>
      <text:p text:style-name="P651"><text:span text:style-name="T348">Um, so, w</text:span>hat do you like to do?</text:p>
      <text:p text:style-name="P356">LISA</text:p>
      <text:p text:style-name="P651"><text:span text:style-name="T605">Barbecues. And</text:span> school dances. <text:span text:style-name="T349">I dance to almost every song.</text:span></text:p>
      <text:p text:style-name="P356">STEVE</text:p>
      <text:p text:style-name="P734">Even the slow songs?</text:p>
      <text:p text:style-name="P365">LISA</text:p>
      <text:p text:style-name="P734"><text:span text:style-name="T605">S</text:span>ometimes I'll ask whichever boy is nearby to dance. I hate to sit and watch everyone else.</text:p>
      <text:p text:style-name="P55">Ken comes back with three cans of root beer, hands one each to Steve and Lisa, sits down.</text:p>
      <text:p text:style-name="P364">LISA</text:p>
      <text:p text:style-name="P654">Thanks.</text:p>
      <text:p text:style-name="P364">STEVE</text:p>
      <text:p text:style-name="P734"><text:soft-page-break/>What about <text:span text:style-name="T549">the Christmas Dance</text:span>? Most of the songs are slow dance <text:span text:style-name="T605">and everyone has a date</text:span>.</text:p>
      <text:p text:style-name="P364">LISA</text:p>
      <text:p text:style-name="P620"><text:span text:style-name="T266">Christmas Dance</text:span><text:span text:style-name="T39"> </text:span><text:span text:style-name="T242">i</text:span><text:span text:style-name="T55">s the only </text:span><text:span text:style-name="T303">one</text:span><text:span text:style-name="T55"> I missed last year</text:span><text:span text:style-name="T39">. <text:s/></text:span></text:p>
      <text:p text:style-name="P510">KEN</text:p>
      <text:p text:style-name="P644"><text:span text:style-name="T242">Are you going this</text:span><text:span text:style-name="T55"> year?</text:span><text:span text:style-name="T39"> <text:s/></text:span></text:p>
      <text:p text:style-name="P509">LISA</text:p>
      <text:p text:style-name="P812">Probably not. <text:span text:style-name="T593">Unless I ask someone to go with me.</text:span></text:p>
      <text:p text:style-name="P129"><text:span text:style-name="T525">Ken pokes Steve, nods his head toward Lisa</text:span>. <text:span text:style-name="T525">Steve glares at him to stop it.</text:span></text:p>
      <text:p text:style-name="P509">LISA</text:p>
      <text:p text:style-name="P644"><text:span text:style-name="T39">Nobody asked me to </text:span><text:span text:style-name="T266">Homecoming</text:span><text:span text:style-name="T39"> </text:span><text:span text:style-name="T269">last year </text:span><text:span text:style-name="T39">either, </text:span><text:span text:style-name="T54">so I went with Monica</text:span><text:span text:style-name="T39">.</text:span></text:p>
      <text:p text:style-name="P11"><text:span text:style-name="T39">Ken ma</text:span><text:span text:style-name="T56">kes</text:span><text:span text:style-name="T39"> </text:span><text:span text:style-name="T55">kissy</text:span><text:span text:style-name="T39"> faces at Steve. Steve ignores him, keeps his eyes on Lisa.</text:span></text:p>
      <text:p text:style-name="P356">STEVE</text:p>
      <text:p text:style-name="P735">Where were you painting those posters we put up this afternoon?</text:p>
      <text:p text:style-name="P366">LISA</text:p>
      <text:p text:style-name="P736"><text:span text:style-name="T605">By</text:span> the home ec room. Or maybe <text:span text:style-name="T605">it's the </text:span>art <text:span text:style-name="T605">room</text:span>. Or both. I don't know. I've never had a class in that room.</text:p>
      <text:p text:style-name="P366">KEN</text:p>
      <text:p text:style-name="P736">You don't take home ec or art?</text:p>
      <text:p text:style-name="P241"><text:span text:style-name="T56">Lisa laughs. Silly boys</text:span><text:span text:style-name="T39">. </text:span><text:span text:style-name="T56">Of course not.</text:span></text:p>
      <text:p text:style-name="P366">LISA</text:p>
      <text:p text:style-name="P736">No.</text:p>
      <text:p text:style-name="P55">Mr. Oldham sits down by them with his hamburger.</text:p>
      <text:p text:style-name="P452">MR. OLDHAM</text:p>
      <text:p text:style-name="P736">What's your favorite class?</text:p>
      <text:p text:style-name="P364">LISA</text:p>
      <text:p text:style-name="P615"><text:soft-page-break/><text:span text:style-name="T242">G</text:span><text:span text:style-name="T39">eometry. </text:span><text:span text:style-name="T242">I love</text:span><text:span text:style-name="T39"> the proofs. Everyone else hates them </text:span><text:span text:style-name="T267">because t</text:span><text:span text:style-name="T56">hey</text:span><text:span text:style-name="T39">’re hard. But I like the tough ones.</text:span></text:p>
      <text:p text:style-name="P356">MR. OLDHAM</text:p>
      <text:p text:style-name="P651">Did you know she gets straight A’s?</text:p>
      <text:p text:style-name="P12">Steve and Ken look at each other, look at Lisa.</text:p>
      <text:p text:style-name="P356">STEVE and KEN</text:p>
      <text:p text:style-name="P651">No.</text:p>
      <text:h text:style-name="P923" text:outline-level="3">EXT. BACK COURTYARD - <text:span text:style-name="T525">DAYLIGHT</text:span></text:h>
      <text:p text:style-name="P12">The following Friday after school. Steve <text:span text:style-name="T553">sits alone on the ground waiting for something</text:span>. <text:span text:style-name="T525">The campus is deserted.</text:span></text:p>
      <text:p text:style-name="P12">Lisa comes around the corner. </text:p>
      <text:p text:style-name="P12">Steve sees her, runs toward her, excited to find her.</text:p>
      <text:p text:style-name="P356">STEVE</text:p>
      <text:p text:style-name="P651">Where <text:span text:style-name="T351">are</text:span> you paint<text:span text:style-name="T351">ing</text:span> the posters <text:span text:style-name="T351">this week</text:span>?</text:p>
      <text:p text:style-name="P356">LISA</text:p>
      <text:p text:style-name="P615"><text:span text:style-name="T39">We’re not doing posters t</text:span><text:span text:style-name="T57">oday</text:span><text:span text:style-name="T39">. </text:span></text:p>
      <text:p text:style-name="P356">STEVE</text:p>
      <text:p text:style-name="P734">Oh. <text:span text:style-name="T350">Um. Well... can we paint some anyway?</text:span></text:p>
      <text:p text:style-name="P356">LISA <text:span text:style-name="T351">(laughing)</text:span></text:p>
      <text:p text:style-name="P651"><text:span text:style-name="T351">The door is locked</text:span>. <text:span text:style-name="T351">We can't get the paint.</text:span></text:p>
      <text:p text:style-name="P11"><text:span text:style-name="T39">Lisa turns around and goes the other way. He follows her. </text:span><text:span text:style-name="T57">She looks ahead, suppressing a giggle.</text:span></text:p>
      <text:h text:style-name="P923" text:outline-level="3">INT. GIRLS RESTROOM</text:h>
      <text:p text:style-name="P11"><text:span text:style-name="T39">Lisa enters</text:span><text:span text:style-name="T57">. As soon as the door is closed, she leans against the wall and</text:span><text:span text:style-name="T39"> giggles. Then </text:span><text:span text:style-name="T57">her face goes straight and she slaps her forehead</text:span><text:span text:style-name="T39">.</text:span></text:p>
      <text:p text:style-name="P356">LISA</text:p>
      <text:p text:style-name="P651">What am I doing. I’m not a freshman anymore.</text:p>
      <text:p text:style-name="P12">Lisa exits the restroom.</text:p>
      <text:h text:style-name="P923" text:outline-level="3"><text:soft-page-break/>EXT. BACK COURTYARD</text:h>
      <text:p text:style-name="P12">Lisa looks around for Steve.</text:p>
      <text:p text:style-name="P12">He’s not there. Nobody’s there.</text:p>
      <text:p text:style-name="P356">LISA</text:p>
      <text:p text:style-name="P651">Steve?</text:p>
      <text:p text:style-name="P12">She <text:span text:style-name="T525">looks around</text:span> sighs.</text:p>
      <text:p text:style-name="P356">LISA</text:p>
      <text:p text:style-name="P651">I ruined my chance.</text:p>
      <text:h text:style-name="P910" text:outline-level="2">Episode <text:span text:style-name="T519">3</text:span>: Christmas Dance</text:h>
      <text:h text:style-name="P923" text:outline-level="3">Steve, <text:span text:style-name="T519">Lisas, Micheles</text:span></text:h>
      <text:h text:style-name="P923" text:outline-level="3">EXT. COURTYARD</text:h>
      <text:p text:style-name="P243"><text:span text:style-name="T39">The cheerleaders, 3 Lisas and </text:span><text:span text:style-name="T57">2</text:span><text:span text:style-name="T39"> Micheles wear matching t-shirts with their names </text:span><text:span text:style-name="T57">&amp; last initials</text:span><text:span text:style-name="T39"> on them. The cheerleaders start a cheer. Bending knees and clapping in stiff V shapes. Lisa M. stands in front of the other five, facing them.</text:span></text:p>
      <text:p text:style-name="P356">LISAs and MICHELEs</text:p>
      <text:p text:style-name="P651">We are the Eagles and we are proud</text:p>
      <text:p text:style-name="P651">We’re gonna stomp you</text:p>
      <text:p text:style-name="P12">Raise right <text:span text:style-name="T554">fist and</text:span> elbow <text:span text:style-name="T554">with</text:span> two stomps. Two claps.</text:p>
      <text:p text:style-name="P356">LISAs and MICHELEs</text:p>
      <text:p text:style-name="P651">In the ground.</text:p>
      <text:p text:style-name="P12">Steve sits at his locker in the <text:span text:style-name="T525">background</text:span>, watching them. <text:span text:style-name="T421">He is surrounded by his textbooks, trying to look studious. </text:span></text:p>
      <text:p text:style-name="P12">Lisa notices Steve and smiles. </text:p>
      <text:p text:style-name="P12">Steve looks down and pretends to do homework.</text:p>
      <text:p text:style-name="P356">LISA M.</text:p>
      <text:p text:style-name="P651">Raise your hands!</text:p>
      <text:p text:style-name="P12">The cheerleaders raise their hands in a wiggly motion.</text:p>
      <text:p text:style-name="P356">LISAs and MICHEL<text:span text:style-name="T680">L</text:span>Es</text:p>
      <text:p text:style-name="P651">Raise your hands.</text:p>
      <text:p text:style-name="P356">LISA M.</text:p>
      <text:p text:style-name="P651"><text:soft-page-break/>Louder!</text:p>
      <text:p text:style-name="P12">Three claps. They stomp feet and clap three times.</text:p>
      <text:p text:style-name="P356">LISAs and MICHE<text:span text:style-name="T681">L</text:span>LEs</text:p>
      <text:p text:style-name="P651">Stomp your feet.</text:p>
      <text:p text:style-name="P12">Three claps. Clap and stomp seven times (once with each syllable).</text:p>
      <text:p text:style-name="P356">LISAs and MICHEL<text:span text:style-name="T681">L</text:span>Es</text:p>
      <text:p text:style-name="P651">Bourgade Eagles can’t be beat.</text:p>
      <text:p text:style-name="P12">Three claps. </text:p>
      <text:p text:style-name="P356">LISA M.</text:p>
      <text:p text:style-name="P651"><text:span text:style-name="T555">T</text:span>ake a break.</text:p>
      <text:p text:style-name="P12">Lisa looks over at Steve again, smiles. He smiles back.</text:p>
      <text:p text:style-name="P12">Lisa M. sits on the ground. The other f<text:span text:style-name="T525">our</text:span> sit down <text:span text:style-name="T555">near her</text:span> <text:span text:style-name="T525">to form a circle</text:span>. Lisa M. looks through a cheer notebook. </text:p>
      <text:p text:style-name="P11"><text:span text:style-name="T57">A </text:span><text:span text:style-name="T270">GIRL</text:span><text:span text:style-name="T39"> walks past. Lisa M. watches her, glares at her, makes a face at her.</text:span></text:p>
      <text:p text:style-name="P356">LISA M. </text:p>
      <text:p text:style-name="P651">When Mary does her jumps, Robert's class ring falls out.</text:p>
      <text:p text:style-name="P12">The Micheles laugh. Lisa looks grossed out.</text:p>
      <text:p text:style-name="P356">MICHELLE <text:span text:style-name="T692">D</text:span>.</text:p>
      <text:p text:style-name="P651">Except when she’s on the rag. Then splllch.</text:p>
      <text:p text:style-name="P11"><text:span text:style-name="T39">Michele makes a gross liquid noise, opens her legs wide, motions </text:span><text:span text:style-name="T57">her hands</text:span><text:span text:style-name="T39"> like </text:span><text:span text:style-name="T57">they're </text:span><text:span text:style-name="T39">something com</text:span><text:span text:style-name="T57">ing</text:span><text:span text:style-name="T39"> out </text:span><text:span text:style-name="T57">from</text:span><text:span text:style-name="T39"> between her legs. Lisa M &amp; P and the Micheles laugh. Lisa’s still grossed out. Lisa M. is bitchy and sarcastic.</text:span></text:p>
      <text:p text:style-name="P356">LISA M. <text:span text:style-name="T526">(to Lisa)</text:span></text:p>
      <text:p text:style-name="P651">What’s wrong with you? Can’t handle us talking about rags?</text:p>
      <text:p text:style-name="P356">LISA </text:p>
      <text:p text:style-name="P651">I don’t know what you guys are talking about.</text:p>
      <text:p text:style-name="P356">LISA M.</text:p>
      <text:p text:style-name="P651"><text:soft-page-break/>That’s because your family is like that guy in the Breakfast Club whose family sits around the dinner table and talks about their day.</text:p>
      <text:p text:style-name="P12">The Micheles are all <text:span text:style-name="T421">weirdly </text:span>sarcastic. <text:span text:style-name="T556">(Is there a copyright problem here?)</text:span></text:p>
      <text:p text:style-name="P356">MICHEL<text:span text:style-name="T681">L</text:span>E <text:span text:style-name="T692">A</text:span>.</text:p>
      <text:p text:style-name="P651">Yeah. Like ‘How was your day?’ ‘Nice. How was yours?’ </text:p>
      <text:p text:style-name="P356">MICHEL<text:span text:style-name="T351">L</text:span>E <text:span text:style-name="T692">D</text:span>.</text:p>
      <text:p text:style-name="P651"><text:span text:style-name="T330">‘</text:span>You can do homework on the boat.’ </text:p>
      <text:p text:style-name="P356">MICHELLE <text:span text:style-name="T692">R</text:span>.</text:p>
      <text:p text:style-name="P651"><text:span text:style-name="T330">‘</text:span>Isn’t life swell?’ ‘Yeah, it’s swell.’</text:p>
      <text:p text:style-name="P356">LISA M.<text:tab/></text:p>
      <text:p text:style-name="P651">Isn’t that what your house is like?</text:p>
      <text:p text:style-name="P356">LISA</text:p>
      <text:p text:style-name="P651">Yeah. That’s what it’s like.</text:p>
      <text:p text:style-name="P12">Lisa P. changes the subject, addresses Lisa M.</text:p>
      <text:p text:style-name="P356">LISA P.</text:p>
      <text:p text:style-name="P651">What are you going to wear to the Christmas Dance?</text:p>
      <text:p text:style-name="P12">Lisa looks at Steve. He’s watching her. Lisa smiles.</text:p>
      <text:p text:style-name="P356">LISA M.</text:p>
      <text:p text:style-name="P651">My pink dress with the puffy sleeves and bubble skirt.</text:p>
      <text:p text:style-name="P356">MICHEL<text:span text:style-name="T681">L</text:span>E <text:span text:style-name="T692">D</text:span>.</text:p>
      <text:p text:style-name="P651">Who are you going to the Christmas Dance with?</text:p>
      <text:p text:style-name="P356">LISA M.<text:tab/></text:p>
      <text:p text:style-name="P651">Steve Oldham.</text:p>
      <text:p text:style-name="P12">Lisa <text:span text:style-name="T594">snaps her head to look at Lisa M. Her </text:span>shoulders drop, <text:span text:style-name="T594">s</text:span>he looks at the ground. She looks at Steve.</text:p>
      <text:p text:style-name="P12">Steve looks at her, smiles. </text:p>
      <text:p text:style-name="P11"><text:soft-page-break/><text:span text:style-name="T39">Lisa looks </text:span><text:span text:style-name="T150">back and forth between Lisa M. and Steve</text:span><text:span text:style-name="T39">. No smile. </text:span><text:span text:style-name="T57">So he</text:span><text:span text:style-name="T243">'s</text:span><text:span text:style-name="T57"> here to watch Lisa M... </text:span><text:span text:style-name="T243">h</text:span><text:span text:style-name="T57">ow could </text:span><text:span text:style-name="T243">she</text:span><text:span text:style-name="T57"> be so foolish.</text:span><text:span text:style-name="T39"> </text:span></text:p>
      <text:p text:style-name="P12">Lisa M. waves at Steve. </text:p>
      <text:p text:style-name="P12">Lisa sees Lisa M. wave, then stares at the ground, sullen.</text:p>
      <text:p text:style-name="P356">MICHE<text:span text:style-name="T681">L</text:span>LE <text:span text:style-name="T692">D</text:span>.</text:p>
      <text:p text:style-name="P651">Ooh. Lisa McCamic and Steve Oldham.</text:p>
      <text:p text:style-name="P12">Lisa timidly asks Lisa McCamic.</text:p>
      <text:p text:style-name="P356">LISA </text:p>
      <text:p text:style-name="P651">Did he ever invite you to a barbecue?</text:p>
      <text:p text:style-name="P356">LISA M. <text:span text:style-name="T351">(rude)</text:span></text:p>
      <text:p text:style-name="P651">What are you talking about? The Christmas Dance isn’t a barbecue. It’s a DANCE.</text:p>
      <text:p text:style-name="P56">Lisa M. laughs at Lisa. The Micheles join in with mean laughter. </text:p>
      <text:p text:style-name="P368">MICHELLE <text:span text:style-name="T692">R</text:span>.</text:p>
      <text:p text:style-name="P621"><text:span text:style-name="T58">You always say things that don't make sense</text:span><text:span text:style-name="T39">.</text:span></text:p>
      <text:p text:style-name="P368">MICHEL<text:span text:style-name="T677">L</text:span>E <text:span text:style-name="T677">A</text:span>.</text:p>
      <text:p text:style-name="P621"><text:span text:style-name="T58">Yeah, like Piss and Greeeeen theory</text:span><text:span text:style-name="T39">.</text:span></text:p>
      <text:p text:style-name="P243"><text:span text:style-name="T39">Lisa </text:span><text:span text:style-name="T58">gives her a blank stare,</text:span><text:span text:style-name="T39"> </text:span><text:span text:style-name="T58">tries to figure out what she's talking about</text:span><text:span text:style-name="T39">. </text:span></text:p>
      <text:p text:style-name="P369">LISA</text:p>
      <text:p text:style-name="P621"><text:span text:style-name="T58">Pythagorean theorem</text:span><text:span text:style-name="T39">.</text:span></text:p>
      <text:p text:style-name="P368">MICHEL<text:span text:style-name="T677">L</text:span>E <text:span text:style-name="T692">D</text:span>.</text:p>
      <text:p text:style-name="P621"><text:span text:style-name="T58">Pithhh Pithhh. You can't even say Piss</text:span><text:span text:style-name="T39">. </text:span></text:p>
      <text:p text:style-name="P56">Lisa shakes her head; <text:span text:style-name="T526">not worth explaining</text:span>. <text:span text:style-name="T679">Lisa P. tries to change the conversation.</text:span></text:p>
      <text:p text:style-name="P370">LISA <text:span text:style-name="T677">P. (to Michelle D.)</text:span></text:p>
      <text:p text:style-name="P650"><text:span text:style-name="T318">Who</text:span><text:span text:style-name="T319">'</text:span><text:span text:style-name="T318">s taking you to the Christmas Dance </text:span><text:span text:style-name="T319">Michelle</text:span><text:span text:style-name="T318">?</text:span></text:p>
      <text:p text:style-name="P590">MICHELLE <text:span text:style-name="T692">R</text:span>., <text:span text:style-name="T677">A., &amp; D.</text:span></text:p>
      <text:p text:style-name="P615"><text:span text:style-name="T318">We're</text:span><text:span text:style-name="T39"> going </text:span><text:span text:style-name="T58">to the Christmas dance </text:span><text:span text:style-name="T39">with </text:span><text:span text:style-name="T244">Tom Paz</text:span><text:span text:style-name="T39">.</text:span></text:p>
      <text:p text:style-name="P229"><text:soft-page-break/>Lisa S. <text:span text:style-name="T678">gives the Michelles a</text:span> confused <text:span text:style-name="T678">look</text:span>. What? They're all going to the dance with the same date?</text:p>
      <text:p text:style-name="P12">To Lisa Propati.</text:p>
      <text:p text:style-name="P356">MICHELLE <text:span text:style-name="T677">A</text:span></text:p>
      <text:p text:style-name="P651"><text:span text:style-name="T678">W</text:span>ho are you going with?</text:p>
      <text:p text:style-name="P12">Lisa P. nods to<text:span text:style-name="T527">ward</text:span> Lisa M.</text:p>
      <text:p text:style-name="P356">LISA P.</text:p>
      <text:p text:style-name="P615"><text:span text:style-name="T39">Me and </text:span><text:span text:style-name="T151">Pat are going double with McCamic and</text:span><text:span text:style-name="T39"> Steve.</text:span></text:p>
      <text:p text:style-name="P356">MICHEL<text:span text:style-name="T681">L</text:span>E <text:span text:style-name="T351">F</text:span>.</text:p>
      <text:p text:style-name="P651">Lisa Lisa and the cult jam.</text:p>
      <text:p text:style-name="P355"><text:span text:style-name="T39">LISA P. </text:span><text:span text:style-name="T151">(to Lisa S)</text:span></text:p>
      <text:p text:style-name="P651">Do you and your date want to come with us?</text:p>
      <text:p text:style-name="P11"><text:span text:style-name="T39">Lisa </text:span><text:span text:style-name="T57">P.</text:span><text:span text:style-name="T39"> looks over at Steve,</text:span></text:p>
      <text:p text:style-name="P12">Steve’s watching the cheerleaders.</text:p>
      <text:p text:style-name="P356">LISA</text:p>
      <text:p text:style-name="P651">I don’t have a date.</text:p>
      <text:p text:style-name="P12">Lisa P. look<text:span text:style-name="T594">s at Lisa and cocks her head. She looks back at</text:span> Steve <text:span text:style-name="T422">again</text:span>, confused.</text:p>
      <text:p text:style-name="P356">LISA P.</text:p>
      <text:p text:style-name="P651">Oh. I… You don’t? Someone told me you did.</text:p>
      <text:p text:style-name="P136"><text:span text:style-name="T568">Lisa P. gives </text:span>Steve <text:span text:style-name="T422">another</text:span> confused <text:span text:style-name="T557">look</text:span>.</text:p>
      <text:h text:style-name="P926" text:outline-level="3"><text:span text:style-name="T683">IN</text:span>T. <text:span text:style-name="T683">GYM</text:span> - <text:span text:style-name="T683">NIGHT</text:span></text:h>
      <text:p text:style-name="P349"><text:span text:style-name="T321">Christmas Dance</text:span><text:span text:style-name="T161">. </text:span><text:span text:style-name="T321">Everyone is dressed slightly more casual than semiformal. Lisa and PAT dance </text:span><text:span text:style-name="T322">to a fast song</text:span><text:span text:style-name="T321">. They're having fun. </text:span></text:p>
      <text:p text:style-name="P350"><text:span text:style-name="T321">L</text:span><text:span text:style-name="T39">isa M. stands on the dance floor near them looking grouchy. Steve tries to get her to dance. He's not having fun either. He looks toward the door. </text:span></text:p>
      <text:p text:style-name="P231">Other kids are coming in, but none of them are Lisa.</text:p>
      <text:p text:style-name="P231">Steve gives up, walks outside.</text:p>
      <text:h text:style-name="P927" text:outline-level="3"><text:soft-page-break/><text:span text:style-name="T684">EX</text:span>T. <text:span text:style-name="T683">GYM</text:span> - <text:span text:style-name="T683">NIGHT</text:span></text:h>
      <text:p text:style-name="P231">Steve exits the gym, goes to a bench and sits by himself.</text:p>
      <text:h text:style-name="P928" text:outline-level="3"><text:span text:style-name="T685">IN</text:span>T. <text:span text:style-name="T685">LIVING ROOM</text:span> - <text:span text:style-name="T683">NIGHT</text:span></text:h>
      <text:p text:style-name="P353">We should have them putting flowers on people’s doorstep</text:p>
      <text:p text:style-name="P351"><text:span text:style-name="T323">Lisa and Monica </text:span><text:span text:style-name="T324">are both on a phone.</text:span></text:p>
      <text:p text:style-name="P596">PHONE VOICE (OS)</text:p>
      <text:p text:style-name="P853">Hello?</text:p>
      <text:p text:style-name="P596">MONICA</text:p>
      <text:p text:style-name="P733"><text:span text:style-name="T688">Hi</text:span>. <text:span text:style-name="T688">Can I talk to Lisa?</text:span></text:p>
      <text:p text:style-name="P596">PHONE VOICE (OS)</text:p>
      <text:p text:style-name="P733"><text:span text:style-name="T688">She's at a school dance and won't be home until late</text:span>.</text:p>
      <text:p text:style-name="P232">Lisa and Monica silently try not to laugh.</text:p>
      <text:p text:style-name="P595">LISA</text:p>
      <text:p text:style-name="P733"><text:span text:style-name="T688">This is Lisa</text:span>. <text:span text:style-name="T689">Hi! How's it going?</text:span></text:p>
      <text:p text:style-name="P599"><text:span text:style-name="T690">MONIC</text:span>A</text:p>
      <text:p text:style-name="P856">Hi! Are you going to the kegger tonight?</text:p>
      <text:p text:style-name="P597">PHONE VOICE (OS)</text:p>
      <text:p text:style-name="P855">What's going on? </text:p>
      <text:p text:style-name="P599">LISA</text:p>
      <text:p text:style-name="P856">Wouldn't miss it!</text:p>
      <text:p text:style-name="P597">PHONE VOICE (OS)</text:p>
      <text:p text:style-name="P854">Who is this?</text:p>
      <text:p text:style-name="P352"><text:span text:style-name="T325">They hang up the phone and laugh</text:span><text:span text:style-name="T324">.</text:span></text:p>
      <text:p text:style-name="P598">LISA </text:p>
      <text:p text:style-name="P857">As funny as this is, I'd rather be invited to the Christmas dance. </text:p>
      <text:p text:style-name="P598"><text:span text:style-name="T687">MONIC</text:span>A </text:p>
      <text:p text:style-name="P731"><text:span text:style-name="T686">Maybe we'll get invite next year</text:span>.</text:p>
      <text:p text:style-name="P594">LISA </text:p>
      <text:p text:style-name="P732"><text:span text:style-name="T687">Ha. Don't fool yourself</text:span>. <text:span text:style-name="T688">What's going to change? </text:span></text:p>
      <text:h text:style-name="P911" text:outline-level="2">Episode <text:span text:style-name="T519">4</text:span>: Water Fights</text:h>
      <text:h text:style-name="P923" text:outline-level="3"><text:soft-page-break/>Steve, <text:span text:style-name="T519">Lisas, Micheles, Rick</text:span> </text:h>
      <text:h text:style-name="P923" text:outline-level="3">EXT. COURTYARD - <text:span text:style-name="T528">DAYLIGHT</text:span></text:h>
      <text:p text:style-name="P292"><text:span text:style-name="T39">Lisa and Rick sit on the grass, doing </text:span><text:span text:style-name="T158">geometry</text:span><text:span text:style-name="T39"> homework. </text:span><text:span text:style-name="T158">A thermos is next to Lisa. Lisa wears her Lisa S. t-shirt and <text:s/></text:span><text:span text:style-name="T245">a pair of </text:span><text:span text:style-name="T158">yellow and white striped shorts. </text:span><text:span text:style-name="T161">Rick has a baseball glove next to him.</text:span></text:p>
      <text:p text:style-name="P421">LISA</text:p>
      <text:p text:style-name="P671"><text:span text:style-name="T427">Angle Side Side isn't a valid proof</text:span>. <text:span text:style-name="T427">It's close, but it could differ by 90 degrees.</text:span></text:p>
      <text:p text:style-name="P421">RICK</text:p>
      <text:p text:style-name="P671">You’re the only one who knows how to do these pro<text:span text:style-name="T427">of</text:span>s.</text:p>
      <text:p text:style-name="P291"><text:span text:style-name="T158">In the background, t</text:span><text:span text:style-name="T39">he </text:span><text:span text:style-name="T158">Micheles run past screaming,</text:span><text:span text:style-name="T39"> wearing their Michele shirts. The Oldhams </text:span><text:span text:style-name="T158">chase them</text:span><text:span text:style-name="T39"> shooting s</text:span><text:span text:style-name="T245">uper soaker</text:span><text:span text:style-name="T39">s. The Lisas </text:span><text:span text:style-name="T158">chase the Oldhams and</text:span><text:span text:style-name="T39"> throw </text:span><text:span text:style-name="T158">water balloon</text:span><text:span text:style-name="T39">s at the</text:span><text:span text:style-name="T158">m</text:span><text:span text:style-name="T39">. </text:span></text:p>
      <text:p text:style-name="P356">STEVE</text:p>
      <text:p text:style-name="P615"><text:span text:style-name="T113">Hugh hugh</text:span><text:span text:style-name="T39">!</text:span></text:p>
      <text:p text:style-name="P12">The Lisas <text:span text:style-name="T429">stop at the drinking fountain, </text:span>fill their mouths from the drinking fountain and squirt the water out of their mouths at Steve and Ken <text:span text:style-name="T428">but miss</text:span>.</text:p>
      <text:p text:style-name="P356">STEVE</text:p>
      <text:p text:style-name="P651"><text:span text:style-name="T351">Burn on you</text:span>!</text:p>
      <text:p text:style-name="P292"><text:span text:style-name="T39">Lisa continues to </text:span><text:span text:style-name="T158">show Rick how to do a proof</text:span><text:span text:style-name="T39">. </text:span></text:p>
      <text:p text:style-name="P422">LISA</text:p>
      <text:p text:style-name="P672">The<text:span text:style-name="T428">se triangles aren't congruent</text:span>. </text:p>
      <text:p text:style-name="P292"><text:span text:style-name="T39">Lisa </text:span><text:span text:style-name="T158">takes a sip from her thermos, but it's empty.</text:span><text:span text:style-name="T39"> </text:span></text:p>
      <text:p text:style-name="P422">LISA</text:p>
      <text:p text:style-name="P639"><text:span text:style-name="T158">I need to refill this</text:span><text:span text:style-name="T39">. </text:span><text:span text:style-name="T158">Be right back.</text:span></text:p>
      <text:p text:style-name="P293"><text:span text:style-name="T158">L</text:span><text:span text:style-name="T39">isa gets up with her thermos.</text:span></text:p>
      <text:p text:style-name="P57">Steve refills a water gun at the drinking fountain. Lisa M. tries to steal the water gun. They splash each other from the drinking fountain. </text:p>
      <text:p text:style-name="P422">STEVE</text:p>
      <text:p text:style-name="P672"><text:span text:style-name="T351">Beatle beatle</text:span>!</text:p>
      <text:p text:style-name="P292"><text:soft-page-break/><text:span text:style-name="T158">Lisa waits behind them at a safe distance.</text:span><text:span text:style-name="T39"> Steve and Lisa M. wrestle with the water gun. </text:span><text:span text:style-name="T158">Steve notices Lisa and backs away from the fountain so she can use it.</text:span></text:p>
      <text:p text:style-name="P292"><text:span text:style-name="T39">Lisa </text:span><text:span text:style-name="T158">comes up and fills her thermos.</text:span><text:span text:style-name="T39"> </text:span></text:p>
      <text:p text:style-name="P292"><text:span text:style-name="T39">Lisa M. </text:span><text:span text:style-name="T58">take</text:span><text:span text:style-name="T39">s the water gun and runs off. Steve takes balloons out of his pockets </text:span><text:span text:style-name="T294">and offers them to Lisa</text:span><text:span text:style-name="T39">.</text:span></text:p>
      <text:p text:style-name="P356">STEVE <text:span text:style-name="T428">(to Lisa)</text:span></text:p>
      <text:p text:style-name="P651"><text:span text:style-name="T595">W</text:span>an<text:span text:style-name="T595">na</text:span> play?</text:p>
      <text:p text:style-name="P356">LISA</text:p>
      <text:p text:style-name="P651">I don’t want you throwing water balloons at me.</text:p>
      <text:p text:style-name="P12">Lisa walks away.</text:p>
      <text:p text:style-name="P12">Steve <text:span text:style-name="T352">looks after her,</text:span> disappointed. </text:p>
      <text:p text:style-name="P58">Lisa sits down by Rick again. Meanwhile in the background, Steve fills water balloons. Ken comes up and fills balloons. </text:p>
      <text:p text:style-name="P294"><text:span text:style-name="T160">Still </text:span><text:span text:style-name="T170">way </text:span><text:span text:style-name="T160">in the background, </text:span><text:span text:style-name="T170">focus on</text:span><text:span text:style-name="T160"> </text:span><text:span text:style-name="T39">Steve </text:span><text:span text:style-name="T160">walk</text:span><text:span text:style-name="T170">ing</text:span><text:span text:style-name="T160"> past, from one side of the screen to the other,</text:span><text:span text:style-name="T39"> hold</text:span><text:span text:style-name="T160">ing</text:span><text:span text:style-name="T39"> t</text:span><text:span text:style-name="T165">wo</text:span><text:span text:style-name="T39"> </text:span><text:span text:style-name="T159">5” diameter water balloons</text:span><text:span text:style-name="T39"> in his shirt, </text:span><text:span text:style-name="T160">bobbl</text:span><text:span text:style-name="T294">ing</text:span><text:span text:style-name="T160"> the balloons as though he had breasts</text:span><text:span text:style-name="T39">. </text:span></text:p>
      <text:p text:style-name="P59">Rick watches <text:span text:style-name="T528">the Oldhams</text:span> <text:span text:style-name="T528">with a blank stare</text:span>. Lisa pays no attention.</text:p>
      <text:p text:style-name="P420">LISA</text:p>
      <text:p text:style-name="P749">We can't use angle side angle because the <text:span text:style-name="T436">adjacent </text:span>sides are different.</text:p>
      <text:p text:style-name="P295"><text:span text:style-name="T165">Ken walks</text:span><text:span text:style-name="T160"> </text:span><text:span text:style-name="T167">across the screen</text:span><text:span text:style-name="T165"> </text:span><text:span text:style-name="T271">following</text:span><text:span text:style-name="T165"> Steve</text:span><text:span text:style-name="T160">,</text:span><text:span text:style-name="T165"> hold</text:span><text:span text:style-name="T160">ing</text:span><text:span text:style-name="T165"> three </text:span><text:span text:style-name="T159">water balloons</text:span><text:span text:style-name="T165"> </text:span><text:span text:style-name="T168">unde</text:span><text:span text:style-name="T167">r</text:span><text:span text:style-name="T165"> his shirt, arches his back, </text:span><text:span text:style-name="T160">bobbles the balloons as though he had </text:span><text:span text:style-name="T165">three</text:span><text:span text:style-name="T160"> breasts</text:span><text:span text:style-name="T165">. </text:span></text:p>
      <text:p text:style-name="P424">LISA</text:p>
      <text:p text:style-name="P673"><text:span text:style-name="T435">We can use angle angle side because the opposite sides are the same</text:span>.</text:p>
      <text:p text:style-name="P296"><text:span text:style-name="T165">S</text:span><text:span text:style-name="T39">teve comes back </text:span><text:span text:style-name="T170">a little closer</text:span><text:span text:style-name="T39">, waddles across the screen the other direction, holding the balloons inside the back of his shorts like a big butt.</text:span></text:p>
      <text:p text:style-name="P297"><text:span text:style-name="T167">Ken</text:span><text:span text:style-name="T165"> </text:span><text:span text:style-name="T167">follows, hold</text:span><text:span text:style-name="T165">s one of the balloons </text:span><text:span text:style-name="T167">over the front of</text:span><text:span text:style-name="T165"> his pants and walks across the screen the other way, bobbling </text:span><text:soft-page-break/><text:span text:style-name="T165">breasts and </text:span><text:span text:style-name="T168">bouncing the </text:span><text:span text:style-name="T165">ball. Both Steve and Ken walk offscreen, </text:span><text:span text:style-name="T167">bobbling</text:span><text:span text:style-name="T165">.</text:span></text:p>
      <text:p text:style-name="P424">LISA</text:p>
      <text:p text:style-name="P673">The <text:span text:style-name="T431">length of the opposite side is</text:span> sine <text:span text:style-name="T431">of the adjacent angle times the hypotenuse</text:span>.</text:p>
      <text:p text:style-name="P298"><text:span text:style-name="T39">Steve</text:span><text:span text:style-name="T165"> </text:span><text:span text:style-name="T39">jumps through like a bunny, right behind Lisa and Rick, holding balloons only by the ties </text:span><text:span text:style-name="T295">in front of his crotch</text:span><text:span text:style-name="T39">, so they bounce ridiculously.</text:span></text:p>
      <text:p text:style-name="P298"><text:span text:style-name="T167">Ken </text:span><text:span text:style-name="T39">stumbles through </text:span><text:span text:style-name="T245">sideways</text:span><text:span text:style-name="T39">, right behind Steve, blowing raspberries into two balloons.</text:span><text:span text:style-name="T165"> </text:span><text:span text:style-name="T39">He faces the camera so we can see his squashed lips betwee</text:span><text:span text:style-name="T171">n</text:span><text:span text:style-name="T39"> the balloons. His face </text:span><text:span text:style-name="T171">is buried</text:span><text:span text:style-name="T39"> as though the </text:span><text:span text:style-name="T171">balloons</text:span><text:span text:style-name="T39"> were someone's breasts</text:span><text:span text:style-name="T165">.</text:span></text:p>
      <text:p text:style-name="P424">LISA</text:p>
      <text:p text:style-name="P673">The <text:span text:style-name="T431">length of the adjacent side is</text:span> <text:span text:style-name="T434">co</text:span>sine<text:span text:style-name="T431"> times the hypotenuse</text:span>.</text:p>
      <text:p text:style-name="P297"><text:span text:style-name="T39">Just when you think they're gone, Ken slowly wanders </text:span><text:span text:style-name="T162">monkey-like</text:span><text:span text:style-name="T39"> onscreen sideways</text:span><text:span text:style-name="T162"> very close</text:span><text:span text:style-name="T39"> in the foreground </text:span><text:span text:style-name="T167">with two balloons in</text:span><text:span text:style-name="T168">side</text:span><text:span text:style-name="T167"> of his shorts</text:span><text:span text:style-name="T39"> (we see only from below chest to above knees). </text:span><text:span text:style-name="T166">We can hardly see either Lisa or Rick because Ken takes up most of the screen.</text:span><text:span text:style-name="T39"> </text:span><text:span text:style-name="T166">Ken </text:span><text:span text:style-name="T39">stops in front of the camera and </text:span><text:span text:style-name="T169">all we see are his hands</text:span><text:span text:style-name="T39"> fondl</text:span><text:span text:style-name="T169">ing</text:span><text:span text:style-name="T39"> </text:span><text:span text:style-name="T169">something large inside his shorts</text:span><text:span text:style-name="T39">. </text:span></text:p>
      <text:p text:style-name="P424">LISA <text:span text:style-name="T437">(to Rick)</text:span></text:p>
      <text:p text:style-name="P673"><text:span text:style-name="T437">Let me see how you drew it</text:span>.</text:p>
      <text:p text:style-name="P609"><text:span text:style-name="T161">LISA </text:span><text:span text:style-name="T165">M</text:span><text:span text:style-name="T161">. </text:span><text:span text:style-name="T165">(OS)</text:span></text:p>
      <text:p text:style-name="P670">Ken!</text:p>
      <text:p text:style-name="P290"><text:span text:style-name="T166">Ken turns, a</text:span><text:span text:style-name="T165"> water balloon flies across the screen in the foreground. </text:span><text:span text:style-name="T163">Ken </text:span><text:span text:style-name="T168">takes balloons out of his shorts and</text:span><text:span text:style-name="T163"> </text:span><text:span text:style-name="T166">t</text:span><text:span text:style-name="T167">hrow</text:span><text:span text:style-name="T166">s </text:span><text:span text:style-name="T167">the</text:span><text:span text:style-name="T168">m</text:span><text:span text:style-name="T163"> </text:span><text:span text:style-name="T165">behind him</text:span><text:span text:style-name="T163">. </text:span><text:span text:style-name="T161">Lisa M.</text:span><text:span text:style-name="T39"> chases him </text:span><text:span text:style-name="T165">with a water gun</text:span><text:span text:style-name="T39"> toward the background and offscreen. </text:span></text:p>
      <text:p text:style-name="P290"><text:span text:style-name="T161">Steve and Ken</text:span><text:span text:style-name="T39"> come back on screen in the background. Mr. Cotter </text:span><text:span text:style-name="T164">silently exits a classroom</text:span><text:span text:style-name="T39"> </text:span><text:span text:style-name="T164">behind them</text:span><text:span text:style-name="T39">. Ken sees Mr. Cotter and runs off. Steve p</text:span><text:span text:style-name="T161">uts</text:span><text:span text:style-name="T39"> two </text:span><text:span text:style-name="T161">balloons</text:span><text:span text:style-name="T39"> in his shorts </text:span><text:span text:style-name="T167">and </text:span><text:span text:style-name="T164">bobbl</text:span><text:span text:style-name="T167">es them</text:span><text:span text:style-name="T39">. </text:span></text:p>
      <text:p text:style-name="P423">LISA</text:p>
      <text:p text:style-name="P763">And that's it! A 17 step proof. That's the longest one yet.</text:p>
      <text:p text:style-name="P60"><text:soft-page-break/>A closer shot of Steve bobbling balloons, with Mr. Cotter standing right behind him.</text:p>
      <text:p text:style-name="P420">MR. COTTER</text:p>
      <text:p text:style-name="P670">Steve! What<text:span text:style-name="T433">'</text:span>s in your shorts?</text:p>
      <text:p text:style-name="P42">Startled, Steve drops balls, <text:span text:style-name="T430">splashing them all over his shoes</text:span>.</text:p>
      <text:p text:style-name="P290"><text:span text:style-name="T39">INSERT: Mr. Cotter slaps pink detention slip onto Steve’s </text:span><text:span text:style-name="T161">chest</text:span><text:span text:style-name="T39">: Steve Oldham: Obscene performance</text:span></text:p>
      <text:p text:style-name="P420">LISA <text:span text:style-name="T432">(finally looks behind her)</text:span></text:p>
      <text:p text:style-name="P670">What’s <text:span text:style-name="T431">Mr. Cotter upset about</text:span>?</text:p>
      <text:p text:style-name="P42">Rick shrugs.</text:p>
      <text:p text:style-name="P420">LISA</text:p>
      <text:p text:style-name="P670">I think I missed something.</text:p>
      <text:p text:style-name="P11"><text:span text:style-name="T39">School buzzer rings. </text:span><text:span text:style-name="T161">Rick and Lisa pick up their books. Rick takes his baseball glove and heads toward the baseball field.</text:span></text:p>
      <text:p text:style-name="P356">LISA M.</text:p>
      <text:p text:style-name="P651">Get over here, girls!</text:p>
      <text:p text:style-name="P12">The Lisas and Micheles gather in the courtyard for practice. </text:p>
      <text:p text:style-name="P11"><text:span text:style-name="T39">Lisa M. &amp; Lisa stand facing camera, watching </text:span><text:span text:style-name="T57">Lisa P. and</text:span><text:span text:style-name="T39"> the Micheles.</text:span></text:p>
      <text:p text:style-name="P11"><text:span text:style-name="T57">Lisa P. and t</text:span><text:span text:style-name="T39">he Micheles chase each other, pat each other on the butt, bobble their own breasts, poke each other in the eyes, bop each other on the head, like three stooges. </text:span></text:p>
      <text:p text:style-name="P11"><text:span text:style-name="T39">Lisa P. </text:span><text:span text:style-name="T57">comes over smiling, and faces the camera to the left of Lisa M. and Lisa so they're standing in a line.</text:span><text:span text:style-name="T39"> Lisa M. looks like a grouch, Lisa is stonefaced, this has nothing to do with her life. Lisa M. looks at Lisa’s shoes.</text:span></text:p>
      <text:p text:style-name="P356">LISA M.</text:p>
      <text:p text:style-name="P651">Your shoes looked like something Mrs. Moore would wear. </text:p>
      <text:p text:style-name="P12">INSERT shot of Lisa’s shoes, something cheap.</text:p>
      <text:p text:style-name="P356">MICHELE <text:span text:style-name="T692">D</text:span>.</text:p>
      <text:p text:style-name="P651">Yeah. And your eye shadow is too green. </text:p>
      <text:p text:style-name="P368"><text:soft-page-break/>MICHEL<text:span text:style-name="T352">L</text:span>E <text:span text:style-name="T692">A</text:span>.</text:p>
      <text:p text:style-name="P621"><text:span text:style-name="T58">Piss and</text:span><text:span text:style-name="T39"> green. </text:span></text:p>
      <text:p text:style-name="P368">MICHELE <text:span text:style-name="T693">R</text:span>.</text:p>
      <text:p text:style-name="P651">Your shorts look like McDonald’s straws. </text:p>
      <text:p text:style-name="P11"><text:span text:style-name="T39">Steve exits the classroom, goes to his locker, watches the cheerleaders. </text:span><text:span text:style-name="T152">He gets out his books and sits on the ground to study.</text:span><text:span text:style-name="T39"> Lisa P. taps Lisa on the shoulder.</text:span></text:p>
      <text:p text:style-name="P356">LISA P.</text:p>
      <text:p text:style-name="P651">Hey, there’s Steve Oldham. Go over there and talk to him. </text:p>
      <text:p text:style-name="P356">LISA</text:p>
      <text:p text:style-name="P615"><text:span text:style-name="T39">Why do you want </text:span><text:span text:style-name="T329">me</text:span><text:span text:style-name="T39"> to talk to Steve? Why not Lisa McCamic?</text:span></text:p>
      <text:p text:style-name="P355"><text:span text:style-name="T39">LISA </text:span><text:span text:style-name="T57">M</text:span><text:span text:style-name="T39">.</text:span></text:p>
      <text:p text:style-name="P651">He wants to talk to you.</text:p>
      <text:p text:style-name="P356">LISA </text:p>
      <text:p text:style-name="P651">I don’t think he does.</text:p>
      <text:p text:style-name="P15"><text:span text:style-name="T351">Lisa looks to Lisa M</text:span>.. <text:span text:style-name="T528">Lisa M. doesn't look Lisa in the eye, but motions with her head to go over there.</text:span></text:p>
      <text:p text:style-name="P602"><text:span text:style-name="T39">LISA </text:span><text:span text:style-name="T57">P</text:span><text:span text:style-name="T39">.</text:span></text:p>
      <text:p text:style-name="P651">We’ll wait until you get back before we practice the cheer<text:span text:style-name="T528">s</text:span>. </text:p>
      <text:p text:style-name="P41">Steve s<text:span text:style-name="T423">i</text:span>ts in front of his locker, <text:span text:style-name="T423">trying to look like he's studying hard</text:span>. <text:span text:style-name="T423">His locker is cracked open.</text:span></text:p>
      <text:p text:style-name="P287"><text:span text:style-name="T39">Lisa cautiously </text:span><text:span text:style-name="T57">crosses through the grass</text:span><text:span text:style-name="T39"> toward Steve, suspicious, looking around to make sure nobody’s </text:span><text:span text:style-name="T296">got water balloons</text:span><text:span text:style-name="T39"> behind her back. <text:s/></text:span></text:p>
      <text:p text:style-name="P356">LISA</text:p>
      <text:p text:style-name="P615"><text:span text:style-name="T39">Lisa and Lisa </text:span><text:span text:style-name="T57">said</text:span><text:span text:style-name="T39"> you wanted to talk to me.</text:span></text:p>
      <text:p text:style-name="P11"><text:span text:style-name="T39">Steve keeps his eyes glued to his </text:span><text:span text:style-name="T152">book</text:span><text:span text:style-name="T39">. </text:span></text:p>
      <text:p text:style-name="P356">STEVE</text:p>
      <text:p text:style-name="P651">I don’t think I said that.</text:p>
      <text:p text:style-name="P356">LISA</text:p>
      <text:p text:style-name="P651">You didn’t tell them that you had something to say to me?</text:p>
      <text:p text:style-name="P356"><text:soft-page-break/>STEVE</text:p>
      <text:p text:style-name="P651">No.</text:p>
      <text:p text:style-name="P418">LISA <text:span text:style-name="T423">(exasperated)</text:span></text:p>
      <text:p text:style-name="P651"><text:span text:style-name="T351">Then what's this about</text:span>?</text:p>
      <text:p text:style-name="P12">He looks up at Lisa. </text:p>
      <text:p text:style-name="P356">STEVE</text:p>
      <text:p text:style-name="P651">Oh. Yeah! Now I know what you mean.</text:p>
      <text:p text:style-name="P356">LISA</text:p>
      <text:p text:style-name="P651">What did you want to <text:span text:style-name="T528">say</text:span>?</text:p>
      <text:p text:style-name="P356">STEVE</text:p>
      <text:p text:style-name="P651">Well, uh, nothing. Anything. I don’t know.</text:p>
      <text:p text:style-name="P287"><text:span text:style-name="T39">Lisa </text:span><text:span text:style-name="T152">strains to peek into his locker to see if anything suspicious is in there</text:span><text:span text:style-name="T39">. </text:span></text:p>
      <text:p text:style-name="P418">LISA</text:p>
      <text:p text:style-name="P651"><text:span text:style-name="T528">Do you need</text:span> a do-over? Like I come up to your locker again <text:span text:style-name="T528">so</text:span> you <text:span text:style-name="T528">can</text:span> play your joke on me.</text:p>
      <text:p text:style-name="P11"><text:span text:style-name="T152">Nervous</text:span><text:span text:style-name="T39"> laugh. </text:span></text:p>
      <text:p text:style-name="P356">STEVE</text:p>
      <text:p text:style-name="P651">No. It’s not a joke.</text:p>
      <text:p text:style-name="P242"><text:span text:style-name="T57">Lisa turns to the cheerleaders, but then turns back to Steve.</text:span><text:span text:style-name="T39"> </text:span></text:p>
      <text:p text:style-name="P367">LISA</text:p>
      <text:p text:style-name="P748">What's in your locker? </text:p>
      <text:p text:style-name="P418">STEVE</text:p>
      <text:p text:style-name="P748">What?</text:p>
      <text:p text:style-name="P418">LISA</text:p>
      <text:p text:style-name="P669"><text:span text:style-name="T423">Are you</text:span> going to throw <text:span text:style-name="T351">water balloons</text:span> at me?</text:p>
      <text:p text:style-name="P11"><text:span text:style-name="T152">Steve</text:span><text:span text:style-name="T39"> laughs </text:span><text:span text:style-name="T152">again</text:span><text:span text:style-name="T39">. </text:span></text:p>
      <text:p text:style-name="P356">STEVE</text:p>
      <text:p text:style-name="P651">No. You said you didn’t want me to.</text:p>
      <text:p text:style-name="P11"><text:span text:style-name="T39">Lisa </text:span><text:span text:style-name="T57">backs away, then when she's a safe distance,</text:span><text:span text:style-name="T39"> turns back to the cheerleaders, shrugs.</text:span></text:p>
      <text:p text:style-name="P12"><text:soft-page-break/>The cheerleaders laugh.</text:p>
      <text:p text:style-name="P12">Behind Lisa, Steve waves his arms and makes frustrated faces at Lisa P. Lisa glances over her shoulder at Steve. Steve stops in mid-wave.</text:p>
      <text:p text:style-name="P356">LISA P.</text:p>
      <text:p text:style-name="P651">Sorry for the confusion.</text:p>
      <text:h text:style-name="P923" text:outline-level="3">EXT. COURTYARD</text:h>
      <text:p text:style-name="P11"><text:span text:style-name="T39">The next day. Lisa P. and Lisa </text:span><text:span text:style-name="T57">at their lockers</text:span><text:span text:style-name="T39"> before school. Steve is at his locker </text:span><text:span text:style-name="T57">in the background,</text:span><text:span text:style-name="T39"> watching them </text:span><text:span text:style-name="T153">from behind a book</text:span><text:span text:style-name="T39">.</text:span></text:p>
      <text:p text:style-name="P356">LISA P.</text:p>
      <text:p text:style-name="P651">Have you asked anyone to the morp?</text:p>
      <text:p text:style-name="P356">LISA</text:p>
      <text:p text:style-name="P651">Not yet.</text:p>
      <text:p text:style-name="P356">LISA P.</text:p>
      <text:p text:style-name="P651">You should ask Steve. </text:p>
      <text:p text:style-name="P11"><text:span text:style-name="T39">Lisa looks at Steve. Steve quickly looks down at his book, </text:span><text:span text:style-name="T153">pretending to be studious</text:span><text:span text:style-name="T39">.</text:span></text:p>
      <text:p text:style-name="P902">LISA</text:p>
      <text:p text:style-name="P651">Why?</text:p>
      <text:p text:style-name="P356">LISA P.</text:p>
      <text:p text:style-name="P651">He likes you.</text:p>
      <text:p text:style-name="P243"><text:span text:style-name="T39">Steve </text:span><text:span text:style-name="T58">slowly looks up again</text:span><text:span text:style-name="T39">.</text:span></text:p>
      <text:p text:style-name="P368">LISA </text:p>
      <text:p text:style-name="P651">No he doesn’t.</text:p>
      <text:p text:style-name="P356">LISA P.</text:p>
      <text:p text:style-name="P651">Ye<text:span text:style-name="T694">s he does.</text:span> <text:span text:style-name="T694">He told me</text:span>.</text:p>
      <text:p text:style-name="P11"><text:span text:style-name="T39">Lisa looks at Steve. Steve quickly looks down at his book </text:span><text:span text:style-name="T58">again</text:span><text:span text:style-name="T39">.</text:span></text:p>
      <text:p text:style-name="P903">LISA </text:p>
      <text:p text:style-name="P906"><text:span text:style-name="T693">Are you trying to get him off</text:span> <text:span text:style-name="T693">Lisa McCamic's back after they went to the Christmas dance?</text:span></text:p>
      <text:p text:style-name="P903">LISA <text:span text:style-name="T693">P.</text:span> </text:p>
      <text:p text:style-name="P906"><text:soft-page-break/>No, <text:span text:style-name="T694">he wants you to ask him. </text:span></text:p>
      <text:p text:style-name="P909"><text:span text:style-name="T39">Lisa looks at Steve </text:span><text:span text:style-name="T58">again</text:span><text:span text:style-name="T39">.</text:span></text:p>
      <text:p text:style-name="P903">LISA P.</text:p>
      <text:p text:style-name="P907"><text:span text:style-name="T39">Go ask him.</text:span></text:p>
      <text:p text:style-name="P12">Lisa sighs.</text:p>
      <text:p text:style-name="P356">LISA </text:p>
      <text:p text:style-name="P615"><text:span text:style-name="T39">I don’t have anything against Steve. </text:span><text:span text:style-name="T59">But </text:span><text:span text:style-name="T39">I should ask someone I have classes with. </text:span></text:p>
      <text:h text:style-name="P910" text:outline-level="2">Episode <text:span text:style-name="T519">5</text:span>: Sophomore Morp</text:h>
      <text:h text:style-name="P923" text:outline-level="3">Tim, Steve, Monica, john</text:h>
      <text:h text:style-name="P922" text:outline-level="3"><text:span text:style-name="T17">EXT. PARKING LOT - </text:span><text:span text:style-name="T19">DAYLIGHT</text:span></text:h>
      <text:p text:style-name="P244"><text:span text:style-name="T59">A </text:span><text:span text:style-name="T39">car full of people drives up and stops at the gym entrance. </text:span><text:span text:style-name="T228">(We don't want to have too many people actually driving other people’s cars a lot, so we could shoot this with the car owner driving up or just have it parked there </text:span><text:span text:style-name="T229">with some car idling dubbed over</text:span><text:span text:style-name="T228">. </text:span><text:span text:style-name="T229">T</text:span><text:span text:style-name="T228">he audience will probably get the idea even if the car doesn't move.)</text:span></text:p>
      <text:p text:style-name="P331"><text:span text:style-name="T59">Lisa and J</text:span><text:span text:style-name="T245">ohn Schmaltz</text:span><text:span text:style-name="T59"> are in the back seat of a car while </text:span><text:span text:style-name="T39">Lisa’s DAD </text:span><text:span text:style-name="T59">drives. Lisa's SISTER and dog are in the back seat with them, MOM is in the front seat. </text:span></text:p>
      <text:p text:style-name="P331"><text:span text:style-name="T60">Lisa and John get out of the car</text:span><text:span text:style-name="T59">. </text:span><text:span text:style-name="T246">L</text:span><text:span text:style-name="T59">isa hands a ticket to John.</text:span></text:p>
      <text:p text:style-name="P371">LISA</text:p>
      <text:p text:style-name="P737">Here's your ticket.</text:p>
      <text:p text:style-name="P371">DAD</text:p>
      <text:p text:style-name="P651">Behave. <text:span text:style-name="T477">B</text:span>ut don’t behave too much. </text:p>
      <text:p text:style-name="P11"><text:span text:style-name="T229">Dad thinks this is funny. </text:span><text:span text:style-name="T39">Lisa </text:span><text:span text:style-name="T60">cringes</text:span><text:span text:style-name="T39">. John </text:span><text:span text:style-name="T59">take</text:span><text:span text:style-name="T39">s off </text:span><text:span text:style-name="T60">toward the gym entrance</text:span><text:span text:style-name="T39"> without Lisa </text:span><text:span text:style-name="T60">and doesn't look back</text:span><text:span text:style-name="T39">. Lisa tries to catch up to John.</text:span></text:p>
      <text:h text:style-name="P923" text:outline-level="3">INT. GYM LOBBY</text:h>
      <text:p text:style-name="P289"><text:span text:style-name="T153">A sign says “</text:span><text:span text:style-name="T155">PROM</text:span><text:span text:style-name="T153">” </text:span><text:span text:style-name="T155">and a drawing of a fancy couple where the guy gives the girl a corsage, crossed out.</text:span><text:span text:style-name="T153"> </text:span><text:span text:style-name="T155">The word</text:span><text:span text:style-name="T153"> “M</text:span><text:span text:style-name="T246">ORP</text:span><text:span text:style-name="T153">” </text:span><text:span text:style-name="T155">is</text:span><text:span text:style-name="T153"> </text:span><text:span text:style-name="T155">underneath where a girl in jeans gives candy to a guy in jeans.</text:span><text:span text:style-name="T153"> </text:span><text:span text:style-name="T155">O</text:span><text:span text:style-name="T153">r something </text:span><text:span text:style-name="T155">else</text:span><text:span text:style-name="T153"> that conveys the idea. </text:span></text:p>
      <text:p text:style-name="P289"><text:soft-page-break/><text:span text:style-name="T153">Decorations look like the '80's threw up on the wall. There's a big stupid mop against the wall. I don't know why. Just look at the picture of me &amp; Tim </text:span><text:span text:style-name="T246">on facebook</text:span><text:span text:style-name="T153">. There's a</text:span><text:span text:style-name="T154">n upside down industrial</text:span><text:span text:style-name="T153"> mop about </text:span><text:span text:style-name="T246">3</text:span><text:span text:style-name="T153"> feet wide and it looks like an extension of my hair. </text:span><text:span text:style-name="T155">Maybe it's '80's hair.</text:span></text:p>
      <text:p text:style-name="P288"><text:span text:style-name="T82">A </text:span><text:span text:style-name="T247">G</text:span><text:span text:style-name="T82">irl</text:span><text:span text:style-name="T39"> is at a table taking tickets. She takes John’s ticket. John ignores Lisa and enters the gym with his Friends. </text:span></text:p>
      <text:p text:style-name="P245"><text:span text:style-name="T39">Lisa gives </text:span><text:span text:style-name="T82">the </text:span><text:span text:style-name="T247">G</text:span><text:span text:style-name="T82">irl</text:span><text:span text:style-name="T39"> her ticket, looks after John, sighs.</text:span></text:p>
      <text:h text:style-name="P923" text:outline-level="3">INT. GYM</text:h>
      <text:p text:style-name="P16">A fast song is playing. <text:span text:style-name="T353">Small and large circles of</text:span> <text:span text:style-name="T353">girls are dancing</text:span>. <text:span text:style-name="T353">Boys are standing around with hands in their pockets. Some are acting like monkeys. A few boys are dancing in the circles of girls.</text:span> Lisa enters <text:span text:style-name="T353">and</text:span> goes over to John. </text:p>
      <text:p text:style-name="P356">LISA</text:p>
      <text:p text:style-name="P651">Would you like to dance?</text:p>
      <text:p text:style-name="P356">JOHN</text:p>
      <text:p text:style-name="P651">You’re being too pushy.</text:p>
      <text:p text:style-name="P12">John walks away and his Friends follow.</text:p>
      <text:p text:style-name="P11"><text:span text:style-name="T39">Lisa sits </text:span><text:span text:style-name="T155">down </text:span><text:span text:style-name="T39">on the bleachers </text:span><text:span text:style-name="T155">by herself</text:span><text:span text:style-name="T39">. </text:span><text:span text:style-name="T60">She looks around to see who is here.</text:span><text:span text:style-name="T39"> Tim comes over and sits next to Lisa.</text:span></text:p>
      <text:p text:style-name="P356">TIM</text:p>
      <text:p text:style-name="P651">Why aren’t you out there dancing?</text:p>
      <text:p text:style-name="P11"><text:span text:style-name="T39">Lisa </text:span><text:span text:style-name="T60">nods toward</text:span><text:span text:style-name="T39"> John.</text:span></text:p>
      <text:p text:style-name="P12">John hangs out with his Friends.</text:p>
      <text:p text:style-name="P356">TIM</text:p>
      <text:p text:style-name="P651">You could dance with me.</text:p>
      <text:p text:style-name="P356">LISA</text:p>
      <text:p text:style-name="P651">Where’s your date?</text:p>
      <text:p text:style-name="P356">TIM</text:p>
      <text:p text:style-name="P651">Nancy’s out there taking tickets. We came just as friends.</text:p>
      <text:p text:style-name="P356">LISA</text:p>
      <text:p text:style-name="P651"><text:soft-page-break/>Yeah, well when I asked John, he insisted that we go as “just friends.” But what he really meant is that he wanted to go to the dance. Just, not with me. </text:p>
      <text:p text:style-name="P11"><text:span text:style-name="T60">Now </text:span><text:span text:style-name="T39">John’s dancing with one of the Micheles.</text:span></text:p>
      <text:p text:style-name="P356">LISA</text:p>
      <text:p text:style-name="P651">He’s been avoiding me for the past two weeks. I wasn’t even sure if we were still going until he got in my dad’s car this evening.</text:p>
      <text:p text:style-name="P356">TIM</text:p>
      <text:p text:style-name="P651">Maybe he’s not interested in girls.</text:p>
      <text:p text:style-name="P356">LISA</text:p>
      <text:p text:style-name="P651">I wasn’t imagining he’d kiss me. That would be like kissing one of my cousins. </text:p>
      <text:p text:style-name="P356">TIM</text:p>
      <text:p text:style-name="P651">Then why did you ask him to the morp?</text:p>
      <text:p text:style-name="P356">LISA</text:p>
      <text:p text:style-name="P615"><text:span text:style-name="T39">He always </text:span><text:span text:style-name="T60">says</text:span><text:span text:style-name="T39"> the most interesting things in class. </text:span></text:p>
      <text:p text:style-name="P12">Lisa looks at Steve hanging around with his Friends.</text:p>
      <text:p text:style-name="P12">Steve is looking at Lisa, looks away and nervously says something to Ken.</text:p>
      <text:p text:style-name="P356">LISA</text:p>
      <text:p text:style-name="P651">I should’ve asked someone else.</text:p>
      <text:p text:style-name="P12">Tim stands, takes Lisa’s hand. Lisa gets up.</text:p>
      <text:p text:style-name="P12">They dance to a fast song. Lisa smiles. Tim does a funny dance move, they laugh. Lisa gets into the song. They’re having fun.</text:p>
      <text:h text:style-name="P923" text:outline-level="3">INT. GYM</text:h>
      <text:p text:style-name="P11"><text:span text:style-name="T39">Different song. Lisa dances </text:span><text:span text:style-name="T61">in a circle</text:span><text:span text:style-name="T39"> with Tim,</text:span><text:span text:style-name="T61"> Monica, and Rick</text:span><text:span text:style-name="T39"> as a fast song ends. A slow song starts. </text:span></text:p>
      <text:p text:style-name="P12">John comes over to Lisa.</text:p>
      <text:p text:style-name="P356">JOHN</text:p>
      <text:p text:style-name="P651"><text:soft-page-break/>Would you like to dance?</text:p>
      <text:p text:style-name="P11"><text:span text:style-name="T39">Tim smiles at Lisa and joins Monica </text:span><text:span text:style-name="T61">and Rick</text:span><text:span text:style-name="T39"> on the bleachers.</text:span></text:p>
      <text:p text:style-name="P12">Lisa and John join other couples on the floor, dance with a lot of distance between them. John watches all the other couples around them, waves, nods at them, makes gestures, laughs.</text:p>
      <text:p text:style-name="P130">Steve and Ken run around with Friends, punching each other. </text:p>
      <text:p text:style-name="P140">Rick and Monica go out to the dance floor together. Tim talks to kids on the bleachers behind him.</text:p>
      <text:p text:style-name="P131">John drops his hands and stops dancing.</text:p>
      <text:p text:style-name="P356">JOHN</text:p>
      <text:p text:style-name="P651">Well, that’s enough.</text:p>
      <text:p text:style-name="P11"><text:span text:style-name="T39">John </text:span><text:span text:style-name="T61">leaves Lisa and</text:span><text:span text:style-name="T39"> walks toward </text:span><text:span text:style-name="T61">his group of f</text:span><text:span text:style-name="T39">riend</text:span><text:span text:style-name="T61">s</text:span><text:span text:style-name="T39">. Lisa stands there stunned.</text:span></text:p>
      <text:p text:style-name="P12">She goes over to T<text:span text:style-name="T354">im</text:span>.</text:p>
      <text:p text:style-name="P356">TIM</text:p>
      <text:p text:style-name="P651">What happened? </text:p>
      <text:p text:style-name="P356">LISA</text:p>
      <text:p text:style-name="P651">He just walked off!</text:p>
      <text:p text:style-name="P356">TIM</text:p>
      <text:p text:style-name="P651">He doesn’t deserve you. C’mon.</text:p>
      <text:p text:style-name="P12">Lisa and Tim go to the dance floor and dance to the slow song. Tim holds her closer. Lisa puts her head on his shoulder.</text:p>
      <text:p text:style-name="P12">Steve sees them dancing and stops running around, chatters to Ken frantically, distraught. Steve and Ken watch Lisa and Tim.</text:p>
      <text:h text:style-name="P922" text:outline-level="3"><text:span text:style-name="T17">EXT. GYM - </text:span><text:span text:style-name="T20">NIGHT</text:span></text:h>
      <text:p text:style-name="P11"><text:span text:style-name="T39">A bunch of students exit. John heads for the parking lot with his </text:span><text:span text:style-name="T61">f</text:span><text:span text:style-name="T39">riends.</text:span></text:p>
      <text:p text:style-name="P356"><text:span text:style-name="T404">PREPPY</text:span> <text:span text:style-name="T354">1</text:span></text:p>
      <text:p text:style-name="P651">Let’s go out for pizza.</text:p>
      <text:p text:style-name="P356"><text:soft-page-break/>JOHN <text:span text:style-name="T569">SCHMALTZ</text:span></text:p>
      <text:p text:style-name="P651">You driving?</text:p>
      <text:p text:style-name="P356"><text:span text:style-name="T404">PREPPY</text:span> <text:span text:style-name="T354">2</text:span></text:p>
      <text:p text:style-name="P709"><text:span text:style-name="T539">I am.</text:span> </text:p>
      <text:p text:style-name="P520">JOHN <text:span text:style-name="T569">SCHMALTZ</text:span></text:p>
      <text:p text:style-name="P709"><text:span text:style-name="T539">L</text:span>et’s go!</text:p>
      <text:p text:style-name="P12">Lisa and Tim exit holding hands.</text:p>
      <text:p text:style-name="P11"><text:span text:style-name="T39">Steve and Ken see them holding hands. Steve’s </text:span><text:span text:style-name="T248">jaw</text:span><text:span text:style-name="T39"> </text:span><text:span text:style-name="T248">drops</text:span><text:span text:style-name="T39">. He </text:span><text:span text:style-name="T61">deflates.</text:span></text:p>
      <text:p text:style-name="P356">STEVE</text:p>
      <text:p text:style-name="P651">No<text:span text:style-name="T354">ooooooooo</text:span></text:p>
      <text:p text:style-name="P332"><text:span text:style-name="T248">Ken puts his arm around Steve to console him</text:span><text:span text:style-name="T61">.</text:span></text:p>
      <text:h text:style-name="P964" text:outline-level="3"><text:span text:style-name="T20">EX</text:span><text:span text:style-name="T17">T. CAFETERIA - </text:span><text:span text:style-name="T20">DAYLIGHT</text:span></text:h>
      <text:p text:style-name="P246"><text:span text:style-name="T61">Kids are arriving to school in their uniforms carrying books</text:span><text:span text:style-name="T39">. </text:span></text:p>
      <text:h text:style-name="P929" text:outline-level="3">INT. CAFETERIA</text:h>
      <text:p text:style-name="P61">Jocks sit at a group of tables making circles with their thumb and forefingers and punch each other. </text:p>
      <text:p text:style-name="P374">JOCK 1</text:p>
      <text:p text:style-name="P864"><text:span text:style-name="T113">Shawn Berry</text:span><text:span text:style-name="T39">!</text:span></text:p>
      <text:p text:style-name="P249"><text:span text:style-name="T68">S</text:span><text:span text:style-name="T39">ome of the boys 'comb' their bangs with their pencils.</text:span></text:p>
      <text:p text:style-name="P374">JOCK 2</text:p>
      <text:p text:style-name="P622"><text:span text:style-name="T68">Ya ya ya!</text:span><text:span text:style-name="T39"> </text:span></text:p>
      <text:p text:style-name="P248"><text:span text:style-name="T39">Steve, distraught, goes around to </text:span><text:span text:style-name="T61">all the boys at nearby tables</text:span><text:span text:style-name="T39">. Tim, Monica, </text:span><text:span text:style-name="T61">and other friends</text:span><text:span text:style-name="T39"> sit at another table in the background.</text:span></text:p>
      <text:p text:style-name="P356">STEVE</text:p>
      <text:p text:style-name="P651">Did you hear that Lisa Schaefer’s going with Tim Hodges? </text:p>
      <text:p text:style-name="P12">Steve and <text:span text:style-name="T354">a Jock</text:span> look <text:span text:style-name="T354">over</text:span> at Tim. </text:p>
      <text:p text:style-name="P12">Tim <text:span text:style-name="T424">notices</text:span> them, <text:span text:style-name="T424">doesn't know</text:span> what the<text:span text:style-name="T424">ir</text:span> problem <text:span text:style-name="T424">is</text:span>.</text:p>
      <text:p text:style-name="P12">Steve gives Tim a dirty look.</text:p>
      <text:p text:style-name="P356"><text:soft-page-break/>STEVE</text:p>
      <text:p text:style-name="P738"><text:span text:style-name="T362">J</text:span>erk.</text:p>
      <text:p text:style-name="P12">Ken, in the background is tapping people on the shoulder, <text:span text:style-name="T354">whispering</text:span>, nodding towards Tim.</text:p>
      <text:p text:style-name="P12">Steve goes to the next <text:span text:style-name="T529">Jock</text:span>, glares at Tim.</text:p>
      <text:p text:style-name="P356">STEVE</text:p>
      <text:p text:style-name="P651">Lisa Schaefer’s going with Tim Hodges.</text:p>
      <text:p text:style-name="P11"><text:span text:style-name="T249">Jock</text:span><text:span text:style-name="T39"> looks over at Tim </text:span><text:span text:style-name="T61">then whispers to the </text:span><text:span text:style-name="T249">Jock</text:span><text:span text:style-name="T61"> sitting next to him, points at Tim</text:span><text:span text:style-name="T39">. </text:span><text:span text:style-name="T61">He turns to look at Tim. Soon everyone within three tables are whispering and looking at Tim.</text:span><text:span text:style-name="T39"> </text:span></text:p>
      <text:p text:style-name="P12">Tim <text:span text:style-name="T354">is watching this and</text:span> freak<text:span text:style-name="T354">s out</text:span>.</text:p>
      <text:p text:style-name="P356">TIM</text:p>
      <text:p text:style-name="P651">Why is everyone staring at me?</text:p>
      <text:p text:style-name="P19">Tim jumps up and runs out of the cafeteria.</text:p>
      <text:p text:style-name="P17"><text:span text:style-name="T354">Monica looks back and forth between the table of boys and Tim, wondering what is going on</text:span>.</text:p>
      <text:h text:style-name="P929" text:outline-level="3">EXT. COURTYARD</text:h>
      <text:p text:style-name="P11"><text:span text:style-name="T61">Lisa is at her locker. </text:span><text:span text:style-name="T39">Tim </text:span><text:span text:style-name="T61">s</text:span><text:span text:style-name="T39">tomps over to Lisa. </text:span></text:p>
      <text:p text:style-name="P356">TIM</text:p>
      <text:p text:style-name="P615"><text:span text:style-name="T61">The</text:span><text:span text:style-name="T39"> Oldhams </text:span><text:span text:style-name="T61">are going</text:span><text:span text:style-name="T39"> around the whole cafeteria telling everybody that we’re going together!</text:span></text:p>
      <text:p text:style-name="P246"><text:span text:style-name="T61">This really doesn't bother Lisa</text:span><text:span text:style-name="T39">. </text:span></text:p>
      <text:p text:style-name="P372">TIM</text:p>
      <text:p text:style-name="P615"><text:span text:style-name="T39">I didn’t think the whole cafeteria was going to </text:span><text:span text:style-name="T69">know</text:span><text:span text:style-name="T39">.</text:span></text:p>
      <text:p text:style-name="P356">LISA</text:p>
      <text:p text:style-name="P651">How did the Oldhams find out?</text:p>
      <text:p text:style-name="P356">TIM</text:p>
      <text:p text:style-name="P738"><text:span text:style-name="T674">Y</text:span>ou<text:span text:style-name="T674">'re the only one who knew</text:span>!</text:p>
      <text:p text:style-name="P372">LISA</text:p>
      <text:p text:style-name="P738">I haven't talked to the Oldhams.</text:p>
      <text:p text:style-name="P372"><text:soft-page-break/>TIM</text:p>
      <text:p text:style-name="P863"><text:span text:style-name="T39">Nobody else knew we were going together. You must</text:span><text:span text:style-name="T69">'</text:span><text:span text:style-name="T39">ve blabbed to somebody.</text:span></text:p>
      <text:p text:style-name="P372">LISA</text:p>
      <text:p text:style-name="P651">So this is my fault? </text:p>
      <text:p text:style-name="P356">TIM</text:p>
      <text:p text:style-name="P683">You weren’t supposed to tell anyone. </text:p>
      <text:p text:style-name="P246"><text:span text:style-name="T61">Now Tim is just being exasperating</text:span><text:span text:style-name="T39">. </text:span></text:p>
      <text:p text:style-name="P372">LISA</text:p>
      <text:p text:style-name="P738">It's not 'Going Together' if it's a secret.</text:p>
      <text:p text:style-name="P372">TIM</text:p>
      <text:p text:style-name="P683">They were making fun of us all over the cafeteria.</text:p>
      <text:p text:style-name="P356">LISA</text:p>
      <text:p text:style-name="P651"><text:span text:style-name="T354">T</text:span>hey’re trying to impress Lisa McCamic. <text:span text:style-name="T354">Mak</text:span>ing <text:span text:style-name="T354">fun of</text:span> me <text:span text:style-name="T354">i</text:span>s how the Micheles get on McCamic’s good side. </text:p>
      <text:p text:style-name="P356">TIM</text:p>
      <text:p text:style-name="P615"><text:span text:style-name="T39">I</text:span><text:span text:style-name="T61">'m not going</text:span><text:span text:style-name="T39"> to be material for their jokes.</text:span></text:p>
      <text:p text:style-name="P356">LISA</text:p>
      <text:p text:style-name="P651">What do you want ME to do about it?</text:p>
      <text:p text:style-name="P356">TIM</text:p>
      <text:p text:style-name="P615"><text:span text:style-name="T39">I</text:span><text:span text:style-name="T61">'m breaking up with you.</text:span></text:p>
      <text:p text:style-name="P17">Tim storms off. </text:p>
      <text:p text:style-name="P372">LISA</text:p>
      <text:p text:style-name="P615"><text:span text:style-name="T61">We only been going together for </text:span><text:span text:style-name="T39">a day!</text:span></text:p>
      <text:p text:style-name="P11"><text:span text:style-name="T39">Lisa </text:span><text:span text:style-name="T61">stares after him in </text:span><text:span text:style-name="T255">disbelief</text:span><text:span text:style-name="T39">.</text:span></text:p>
      <text:h text:style-name="P910" text:outline-level="2">Episode <text:span text:style-name="T520">6</text:span>: Ditching</text:h>
      <text:h text:style-name="P923" text:outline-level="3">Monica, Steve, <text:span text:style-name="T519">Lisas, Micheles</text:span></text:h>
      <text:h text:style-name="P923" text:outline-level="3">EXT. COURTYARD</text:h>
      <text:p text:style-name="P11"><text:span text:style-name="T39">A rainy day. </text:span><text:span text:style-name="T61">(Although we might not want to </text:span><text:span text:style-name="T62">schedule any</text:span><text:span text:style-name="T61"> scene</text:span><text:span text:style-name="T62">s around rain</text:span><text:span text:style-name="T61">.)</text:span><text:span text:style-name="T39"> The school buzzer rings. Lisa, wearing </text:span><text:soft-page-break/><text:span text:style-name="T39">her </text:span><text:span text:style-name="T62">'</text:span><text:span text:style-name="T39">Lisa </text:span><text:span text:style-name="T62">S.'</text:span><text:span text:style-name="T39"> cheer practice shirt, looks for the other cheerleaders. They aren’t there.</text:span></text:p>
      <text:h text:style-name="P923" text:outline-level="3">INT. GYM</text:h>
      <text:p text:style-name="P12">Lisa looks for the other cheerleaders. <text:span text:style-name="T355">The gym is empty.</text:span> </text:p>
      <text:h text:style-name="P930" text:outline-level="3">EXT. <text:span text:style-name="T596">GYM</text:span></text:h>
      <text:p text:style-name="P19">Steve is in football gear. Lisa comes up to him.</text:p>
      <text:p text:style-name="P375">LISA</text:p>
      <text:p text:style-name="P656"><text:span text:style-name="T362">Have you seen the cheerleaders</text:span>?</text:p>
      <text:p text:style-name="P453">STEVE</text:p>
      <text:p text:style-name="P804"><text:span text:style-name="T540">T</text:span>hey're out on the field. Football practice was canceled.</text:p>
      <text:h text:style-name="P930" text:outline-level="3">EXT. FOOTBALL FIELD</text:h>
      <text:p text:style-name="P11"><text:span text:style-name="T39">Puddles. The cheerleaders practice, </text:span><text:span text:style-name="T63">wearing their Lisa and Michele practice t-shirts and their blue plaid uniform skirts</text:span><text:span text:style-name="T39">. Bouncy claps.</text:span></text:p>
      <text:p text:style-name="P373">LISAs and MICHELEs</text:p>
      <text:p text:style-name="P655">We're number one</text:p>
      <text:p text:style-name="P655">Can't be number 2</text:p>
      <text:p text:style-name="P655">We're going to beat</text:p>
      <text:p text:style-name="P18">The cheerleaders lift their skirts.</text:p>
      <text:p text:style-name="P373">LISAs and MICHELEs</text:p>
      <text:p text:style-name="P655">The whoopie out of you!</text:p>
      <text:p text:style-name="P18">The cheerleaders <text:span text:style-name="T530">pretend to </text:span>moon each other, pat each other on the butt, laugh. </text:p>
      <text:p text:style-name="P373">MICHELEs</text:p>
      <text:p text:style-name="P655">Whoop! Whoopsie!</text:p>
      <text:p text:style-name="P18">Michele F. lifts Michelle G.’s skirt, they scream. </text:p>
      <text:p text:style-name="P373">MICHELLE F.</text:p>
      <text:p text:style-name="P655">Is Robert’s class ring in there?</text:p>
      <text:p text:style-name="P247"><text:span text:style-name="T39">Lisa </text:span><text:span text:style-name="T62">enters the </text:span><text:span text:style-name="T63">field</text:span><text:span text:style-name="T39">. </text:span><text:span text:style-name="T62">Lisa M.</text:span><text:span text:style-name="T39"> see</text:span><text:span text:style-name="T62">s</text:span><text:span text:style-name="T39"> Lisa. </text:span></text:p>
      <text:p text:style-name="P356">LISA M.</text:p>
      <text:p text:style-name="P651">Run!</text:p>
      <text:p text:style-name="P12"><text:soft-page-break/>Lisa M. takes off and the other cheerleaders follow. Lisa runs after them. </text:p>
      <text:h text:style-name="P923" text:outline-level="3">INT. GYM</text:h>
      <text:p text:style-name="P12">The cheerleaders practice. </text:p>
      <text:p text:style-name="P373">LISAs and MICHELEs</text:p>
      <text:p text:style-name="P655">Let’s go. Let’s go. L E T S G O</text:p>
      <text:p text:style-name="P655">Let’s go. Let’s go. Let’s go!</text:p>
      <text:p text:style-name="P247"><text:span text:style-name="T39">Lisa </text:span><text:span text:style-name="T63">enters the gym</text:span><text:span text:style-name="T39">. </text:span><text:span text:style-name="T63">The Micheles</text:span><text:span text:style-name="T39"> see Lisa. </text:span><text:span text:style-name="T63">Lisa M. and Lisa P. run out of the gym.</text:span><text:span text:style-name="T39"> </text:span><text:span text:style-name="T63">The Micheles follow,</text:span><text:span text:style-name="T39"> yell</text:span><text:span text:style-name="T63">ing</text:span><text:span text:style-name="T39">.</text:span></text:p>
      <text:p text:style-name="P373">LISAs and MICHELEs</text:p>
      <text:p text:style-name="P655">Let’s go. Let’s go.</text:p>
      <text:p text:style-name="P655">Let’s go. Let’s go. Woooo! </text:p>
      <text:p text:style-name="P373">LISA M.</text:p>
      <text:p text:style-name="P655">Whoopsie! </text:p>
      <text:p text:style-name="P373">MICHELEs</text:p>
      <text:p text:style-name="P655">Whoopsie! Whoopsie! <text:span text:style-name="T356">Whoopsie!</text:span></text:p>
      <text:p text:style-name="P247"><text:span text:style-name="T39">Lisa </text:span><text:span text:style-name="T63">walks after</text:span><text:span text:style-name="T39"> them. </text:span></text:p>
      <text:h text:style-name="P923" text:outline-level="3">EXT. BACK COURTYARD</text:h>
      <text:p text:style-name="P12">The cheerleaders practice. Bounce, clap from side to side.</text:p>
      <text:p text:style-name="P356">LISAs and MICHELEs</text:p>
      <text:p text:style-name="P651">Hey, Hey you, </text:p>
      <text:p text:style-name="P651">Get out of our way.</text:p>
      <text:p text:style-name="P651">Because today is the day,</text:p>
      <text:p text:style-name="P12">Stomp four times, raise fists in the air.</text:p>
      <text:p text:style-name="P356">LISAs and MICHELEs</text:p>
      <text:p text:style-name="P651">We will put you away!</text:p>
      <text:p text:style-name="P11"><text:span text:style-name="T39">Lisa </text:span><text:span text:style-name="T63">comes around the corner</text:span><text:span text:style-name="T39">. They </text:span><text:span text:style-name="T63">all</text:span><text:span text:style-name="T39"> see Lisa. The Micheles run the other way.</text:span></text:p>
      <text:p text:style-name="P356">LISA M.</text:p>
      <text:p text:style-name="P651"><text:span text:style-name="T356">Micheles! </text:span>Let’s <text:span text:style-name="T541">just</text:span> practic<text:span text:style-name="T541">e</text:span> here.</text:p>
      <text:p text:style-name="P12">The Micheles <text:span text:style-name="T356">turn</text:span> back. </text:p>
      <text:p text:style-name="P356"><text:soft-page-break/>LISA M.</text:p>
      <text:p text:style-name="P651">Let’s do Eagle power.</text:p>
      <text:p text:style-name="P62">Lisa P. and Lisa stand side by side. Lisa M. faces the other cheerleaders. The Micheles stand in front of Lisa, facing Lisa M., <text:span text:style-name="T541">trying to get in Lisa's face and crowd her out</text:span>.</text:p>
      <text:p text:style-name="P12">Fists, elbows bent, bring fists to hips.</text:p>
      <text:p text:style-name="P356">LISAs and MICHELEs</text:p>
      <text:p text:style-name="P651">Ng. </text:p>
      <text:p text:style-name="P12">Fists, straight arms, step right foot forward, swing fists behind right thigh.</text:p>
      <text:p text:style-name="P356">LISAs and MICHELEs</text:p>
      <text:p text:style-name="P651">Ngowa. </text:p>
      <text:p text:style-name="P12"><text:span text:style-name="T362">W</text:span>eird arm motion.</text:p>
      <text:p text:style-name="P356">LISAs and MICHELEs</text:p>
      <text:p text:style-name="P651">Got to get some Eagle power.</text:p>
      <text:p text:style-name="P356">LISAs and MICHELEs</text:p>
      <text:p text:style-name="P651">Ng. Ngowa. Got to get some Eagle power.</text:p>
      <text:p text:style-name="P12">Lisa M. stops doing the cheers and watches the other cheerleaders.</text:p>
      <text:p text:style-name="P356">LISA M.</text:p>
      <text:p text:style-name="P651">Again!</text:p>
      <text:p text:style-name="P18">Lisa <text:span text:style-name="T356">P. moves forward, joining the first 'row,' leaving Lisa in the back alone.</text:span></text:p>
      <text:p text:style-name="P373">LISAs and MICHELEs</text:p>
      <text:p text:style-name="P651">Ng. Ngowa. Got to get some Eagle power.</text:p>
      <text:p text:style-name="P356">LISA M.</text:p>
      <text:p text:style-name="P651">Stand up straight, Schaefer!</text:p>
      <text:p text:style-name="P356">LISAs and MICHELEs</text:p>
      <text:p text:style-name="P651">Ng. Ngowa. Got to get some Eagle power.</text:p>
      <text:p text:style-name="P12">Lisa M. g<text:span text:style-name="T362">oes to Lisa and g</text:span>rabs Lisa by the shoulders and yanks them backwards to make her stand up “straighter.”</text:p>
      <text:p text:style-name="P12">Lisa M. returns to the front of the cheerleaders.</text:p>
      <text:p text:style-name="P356">LISA M.</text:p>
      <text:p text:style-name="P651"><text:soft-page-break/>Keep repeating it!</text:p>
      <text:p text:style-name="P375">LISAs and MICHELEs</text:p>
      <text:p text:style-name="P656">Ng. Ngowa. Got to get some Eagle power.</text:p>
      <text:p text:style-name="P250"><text:span text:style-name="T39">Michele F. </text:span><text:span text:style-name="T63">backs up.</text:span><text:span text:style-name="T39"> </text:span><text:span text:style-name="T63">Lisa</text:span><text:span text:style-name="T39"> scoots </text:span><text:span text:style-name="T69">back into a puddle </text:span><text:span text:style-name="T256">then backs out of it</text:span><text:span text:style-name="T39">. </text:span></text:p>
      <text:p text:style-name="P375">LISAs and MICHELEs</text:p>
      <text:p text:style-name="P656">Ng. Ngowa. Got to get some Eagle power.</text:p>
      <text:p text:style-name="P250"><text:span text:style-name="T69">Michelle G. stomps in the puddle and splashes Lisa.</text:span><text:span text:style-name="T39"> </text:span></text:p>
      <text:p text:style-name="P375">LISAs and MICHELEs</text:p>
      <text:p text:style-name="P651">Ng. Ngowa. Got to get some Eagle power.</text:p>
      <text:p text:style-name="P19">Lisa goes around them, stands in the front row with Lisa P. </text:p>
      <text:p text:style-name="P375">LISAs and MICHELEs</text:p>
      <text:p text:style-name="P656">Ng. Ngowa. Got to get some Eagle power.</text:p>
      <text:p text:style-name="P250"><text:span text:style-name="T39">Michele F. hits </text:span><text:span text:style-name="T63">Lisa</text:span><text:span text:style-name="T39"> in the head with her arms as </text:span><text:span text:style-name="T69">she does the arm motion</text:span><text:span text:style-name="T39">. Lisa scoots away. </text:span></text:p>
      <text:p text:style-name="P356">LISA M.</text:p>
      <text:p text:style-name="P651">Louder!</text:p>
      <text:p text:style-name="P356">LISAs and MICHELEs</text:p>
      <text:p text:style-name="P651">Ng. Ngowa. Got to get some Eagle power.</text:p>
      <text:p text:style-name="P11"><text:span text:style-name="T39">Michelle G. gets on the other side of Lisa and </text:span><text:span text:style-name="T69">pelvis-bumps her during Ng</text:span><text:span text:style-name="T39">. Lisa </text:span><text:span text:style-name="T69">scoots away</text:span><text:span text:style-name="T39"> </text:span><text:span text:style-name="T69">while</text:span><text:span text:style-name="T39"> </text:span><text:span text:style-name="T69">continuing</text:span><text:span text:style-name="T39"> the cheer. </text:span></text:p>
      <text:p text:style-name="P356">LISAs and MICHELEs</text:p>
      <text:p text:style-name="P651">Ng. Ngowa. Got to get some Eagle power.</text:p>
      <text:p text:style-name="P11"><text:span text:style-name="T39">Michele </text:span><text:span text:style-name="T69">G. keeps pelvis-bumping</text:span><text:span text:style-name="T39"> Lisa. </text:span><text:span text:style-name="T69">Lisa keeps scooting away.</text:span><text:span text:style-name="T39"> </text:span><text:span text:style-name="T69">More pelvis bumping </text:span><text:span text:style-name="T39">until Lisa scoots into the wall on her right.</text:span></text:p>
      <text:p text:style-name="P356">LISAs and MICHELEs</text:p>
      <text:p text:style-name="P651">Ng. Ngowa. Got to get some Eagle power.</text:p>
      <text:p text:style-name="P356">LISA M.</text:p>
      <text:p text:style-name="P651">Can’t hear you, Schaefer!</text:p>
      <text:p text:style-name="P11"><text:span text:style-name="T39">Lisa moves to the back of the group again. Tears roll down her face </text:span><text:span text:style-name="T63">and she barely mouths the cheer, but still </text:span><text:span text:style-name="T297">stared forward</text:span><text:span text:style-name="T63"> does the arm motions</text:span><text:span text:style-name="T39">.</text:span></text:p>
      <text:p text:style-name="P356">LISAs and MICHELEs</text:p>
      <text:p text:style-name="P651"><text:soft-page-break/>Ng. Ngowa. Got to get some Eagle power.</text:p>
      <text:p text:style-name="P12">Lisa M. stands over Lisa and shouts in her face. </text:p>
      <text:p text:style-name="P356">LISA M.</text:p>
      <text:p text:style-name="P651">Straighten your arms!</text:p>
      <text:p text:style-name="P12">Lisa s<text:span text:style-name="T356">tares straight ahead and continues doing the cheer</text:span>.</text:p>
      <text:p text:style-name="P356">LISAs and MICHELEs</text:p>
      <text:p text:style-name="P651">Ng. Ngowa. Got to get some Eagle power.</text:p>
      <text:p text:style-name="P356">LISA M.</text:p>
      <text:p text:style-name="P651"><text:span text:style-name="T356">E</text:span>nough practice. Let’s go home.</text:p>
      <text:p text:style-name="P11"><text:span text:style-name="T39">The </text:span><text:span text:style-name="T63">Lisas and Micheles</text:span><text:span text:style-name="T39"> </text:span><text:span text:style-name="T63">walk off</text:span><text:span text:style-name="T39"> together. Lisa walks the other way.</text:span></text:p>
      <text:h text:style-name="P923" text:outline-level="3">EXT. LOCKERS – <text:span text:style-name="T356">SUNNY MORNING</text:span></text:h>
      <text:p text:style-name="P337"><text:span text:style-name="T63">Kids arrive to campus with backpacks, </text:span><text:span text:style-name="T64">wearing uniforms</text:span><text:span text:style-name="T63">.</text:span><text:span text:style-name="T39"> </text:span><text:span text:style-name="T278">Lisa P.</text:span><text:span text:style-name="T39"> and Steve talk </text:span><text:span text:style-name="T64">at </text:span><text:span text:style-name="T65">their</text:span><text:span text:style-name="T64"> locker</text:span><text:span text:style-name="T65">s</text:span><text:span text:style-name="T64"> </text:span><text:span text:style-name="T39">near Fr. Tepsic’s classroom. Steve looks angry.</text:span></text:p>
      <text:p text:style-name="P151">Monica stands at her locker listening.</text:p>
      <text:p text:style-name="P151">Lisa <text:span text:style-name="T567">P</text:span>. whispers to Steve.</text:p>
      <text:p text:style-name="P519">LISA P.</text:p>
      <text:p text:style-name="P708">And she started crying. <text:span text:style-name="T558">I felt really awful.</text:span></text:p>
      <text:p text:style-name="P230">Lisa M. walks up.</text:p>
      <text:p text:style-name="P592">STEVE <text:span text:style-name="T567">(to Lisa M.)</text:span></text:p>
      <text:p text:style-name="P646"><text:span text:style-name="T278">You</text:span><text:span text:style-name="T64"> can be</text:span><text:span text:style-name="T39"> a </text:span><text:span text:style-name="T64">real </text:span><text:span text:style-name="T39">bitch </text:span><text:span text:style-name="T64">sometimes</text:span><text:span text:style-name="T39">.</text:span></text:p>
      <text:p text:style-name="P151">Monica listens some more, <text:span text:style-name="T357">but pretends she's not paying attention</text:span>.</text:p>
      <text:p text:style-name="P230">Lisa M. is uncomfortable, looks at her shoes. Steve continues to glare at her. She looks up at him and has no excuses. She sighs.</text:p>
      <text:p text:style-name="P591">LISA <text:span text:style-name="T682">M</text:span>. <text:span text:style-name="T682">(exasperated)</text:span></text:p>
      <text:p text:style-name="P858">Sorry.</text:p>
      <text:p text:style-name="P348"><text:span text:style-name="T320">Steve still glares at</text:span><text:span text:style-name="T64"> her.</text:span></text:p>
      <text:p text:style-name="P593">STEVE</text:p>
      <text:p text:style-name="P858"><text:soft-page-break/>I'm not the one you need to be sorry to.</text:p>
      <text:p text:style-name="P348"><text:span text:style-name="T64">Lisa </text:span><text:span text:style-name="T320">M.</text:span><text:span text:style-name="T64"> </text:span><text:span text:style-name="T320">knows he's right and nods</text:span><text:span text:style-name="T64">.</text:span></text:p>
      <text:h text:style-name="P931" text:outline-level="3">INT. CLASSROOM</text:h>
      <text:p text:style-name="P337"><text:span text:style-name="T39">Lisa sits at a desk. </text:span><text:span text:style-name="T272">Students are trickling in before class.</text:span><text:span text:style-name="T39"> Monica Ross runs in. </text:span><text:span text:style-name="T64">Lisa watches her.</text:span></text:p>
      <text:p text:style-name="P519">MONICA</text:p>
      <text:p text:style-name="P708">I overheard Lisa Propati telling <text:span text:style-name="T567">Steve</text:span> Oldham that you were crying at cheer practice yesterday.</text:p>
      <text:p text:style-name="P151">Lisa’s distraught.</text:p>
      <text:p text:style-name="P519">LISA</text:p>
      <text:p text:style-name="P708">Great. Now the Oldhams are going to go around the whole cafeteria making fun of me <text:span text:style-name="T531">again</text:span>. </text:p>
      <text:p text:style-name="P519">MONICA</text:p>
      <text:p text:style-name="P646"><text:span text:style-name="T39">I think </text:span><text:span text:style-name="T64">he</text:span><text:span text:style-name="T39"> likes you.</text:span></text:p>
      <text:p text:style-name="P519">LISA</text:p>
      <text:p text:style-name="P708">No he doesn’t. Wh<text:span text:style-name="T357">at make</text:span> you think that?</text:p>
      <text:p text:style-name="P519">MONICA</text:p>
      <text:p text:style-name="P708"><text:span text:style-name="T357">Because </text:span>Lisa Propati said to him, ‘I thought you liked Lisa.’</text:p>
      <text:p text:style-name="P519">LISA</text:p>
      <text:p text:style-name="P708">Which Lisa?</text:p>
      <text:p text:style-name="P519">MONICA</text:p>
      <text:p text:style-name="P708">I thought she meant you.</text:p>
      <text:p text:style-name="P519">LISA</text:p>
      <text:p text:style-name="P708">Steve likes Lisa McCamic. He took her to the Christmas dance.</text:p>
      <text:p text:style-name="P519">MONICA</text:p>
      <text:p text:style-name="P708">Oh. Maybe they meant Lisa McCamic.</text:p>
      <text:p text:style-name="P519">LISA</text:p>
      <text:p text:style-name="P708">What else did they say?</text:p>
      <text:p text:style-name="P519">MONICA</text:p>
      <text:p text:style-name="P646"><text:span text:style-name="T256">He</text:span><text:span text:style-name="T39"> </text:span><text:span text:style-name="T297">called</text:span><text:span text:style-name="T278"> </text:span><text:span text:style-name="T39">Lisa </text:span><text:span text:style-name="T279">McCamic</text:span><text:span text:style-name="T64"> a bitch</text:span><text:span text:style-name="T39">.</text:span></text:p>
      <text:p text:style-name="P151">Lisa’s no longer distraught. She’s <text:span text:style-name="T567">shocked. And</text:span> happy.</text:p>
      <text:p text:style-name="P519"><text:soft-page-break/>LISA</text:p>
      <text:p text:style-name="P646"><text:span text:style-name="T278">He said that to her face</text:span><text:span text:style-name="T39">?</text:span></text:p>
      <text:p text:style-name="P519">MONICA <text:span text:style-name="T567">(chuckling)</text:span></text:p>
      <text:p text:style-name="P708"><text:span text:style-name="T567">Yeah</text:span>.</text:p>
      <text:p text:style-name="P519">LISA</text:p>
      <text:p text:style-name="P646"><text:span text:style-name="T64">H</text:span><text:span text:style-name="T39">e didn’t say </text:span><text:span text:style-name="T64">Lisa McCamic</text:span><text:span text:style-name="T39"> was cool for </text:span><text:span text:style-name="T64">making fun of</text:span><text:span text:style-name="T39"> me? </text:span></text:p>
      <text:p text:style-name="P151"><text:span text:style-name="T404">Monica shakes her head</text:span>.</text:p>
      <text:p text:style-name="P519">LISA</text:p>
      <text:p text:style-name="P646"><text:span text:style-name="T278">Good</text:span><text:span text:style-name="T259">. I'd die if they went around the cafeteria telling everyone I was crying at cheer practice.</text:span><text:span text:style-name="T39"> </text:span></text:p>
      <text:p text:style-name="P519"><text:span text:style-name="T543">MONIC</text:span>A</text:p>
      <text:p text:style-name="P646"><text:span text:style-name="T259">We should thank him for </text:span><text:span text:style-name="T260">sticking up for you</text:span><text:span text:style-name="T259">.</text:span><text:span text:style-name="T39"> </text:span></text:p>
      <text:p text:style-name="P519">LISA</text:p>
      <text:p text:style-name="P842">Yeah! We totally should.</text:p>
      <text:p text:style-name="P842">No, we shouldn't. I don't even want to mention that incident ever again.</text:p>
      <text:p text:style-name="P519"><text:span text:style-name="T543">MONIC</text:span>A</text:p>
      <text:p text:style-name="P842">Nobody else has the guts to call Lisa McCamic a bitch out loud. </text:p>
      <text:p text:style-name="P185">Lisa nods her head. Lisa's face suddenly brightens.</text:p>
      <text:p text:style-name="P519">LISA </text:p>
      <text:p text:style-name="P646"><text:span text:style-name="T259">That means the Oldhams are on my side! </text:span><text:span text:style-name="T261">This is so awesome.</text:span><text:span text:style-name="T259"> </text:span></text:p>
      <text:h text:style-name="P920" text:outline-level="2"><text:span text:style-name="T14">Episode </text:span><text:span text:style-name="T15">7</text:span><text:span text:style-name="T14">: Changing Clothes</text:span></text:h>
      <text:h text:style-name="P923" text:outline-level="3">Steve, <text:span text:style-name="T519">Lisas, Micheles</text:span></text:h>
      <text:h text:style-name="P923" text:outline-level="3">EXT. COURTYARD</text:h>
      <text:p text:style-name="P11"><text:span text:style-name="T39">Ken, Steve, Lisa P. and Lisa </text:span><text:span text:style-name="T65">hang out by Lisa P.'s and Steve's lockers</text:span><text:span text:style-name="T39">. Lisa P. changes her socks. </text:span></text:p>
      <text:p text:style-name="P356">KEN</text:p>
      <text:p text:style-name="P651">I like the way you take off your socks.</text:p>
      <text:p text:style-name="P12">L<text:span text:style-name="T533">isa</text:span> P. turns sock-changing into a mock strip-tease.</text:p>
      <text:p text:style-name="P356"><text:soft-page-break/>LISA P.</text:p>
      <text:p text:style-name="P651">We have to change into our <text:span text:style-name="T362">cheer</text:span> uniforms before the game.</text:p>
      <text:p text:style-name="P12">Ken whisper<text:span text:style-name="T425">s</text:span> <text:span text:style-name="T425">in Steve's ear</text:span>.</text:p>
      <text:p text:style-name="P356">KEN <text:span text:style-name="T425">(to the girls)</text:span></text:p>
      <text:p text:style-name="P651">Can we watch you change?</text:p>
      <text:p text:style-name="P12">Did she hear correctly?</text:p>
      <text:p text:style-name="P356">LISA</text:p>
      <text:p text:style-name="P651">What?</text:p>
      <text:p text:style-name="P356">KEN</text:p>
      <text:p text:style-name="P651">Can we watch you change?</text:p>
      <text:p text:style-name="P356">LISA</text:p>
      <text:p text:style-name="P651">You can hang out with us til we go to change.</text:p>
      <text:p text:style-name="P12">Ken looks at Steve, <text:span text:style-name="T533">nods </text:span>excited<text:span text:style-name="T533">ly</text:span>.</text:p>
      <text:p text:style-name="P356">KEN</text:p>
      <text:p text:style-name="P651">Where are you going to change?</text:p>
      <text:p text:style-name="P356">LISA</text:p>
      <text:p text:style-name="P651">In Mrs. Moore’s chemistry lab.</text:p>
      <text:h text:style-name="P923" text:outline-level="3">INT. CHEMISTRY LAB</text:h>
      <text:p text:style-name="P12">The Lisas and Micheles enter with their cheer uniforms. Steve and Ken follow.</text:p>
      <text:p text:style-name="P356">LISA M.</text:p>
      <text:p text:style-name="P651">What are you two doing in here?</text:p>
      <text:p text:style-name="P356">KEN</text:p>
      <text:p text:style-name="P651">Lisa said we could watch.</text:p>
      <text:p text:style-name="P356">LISA</text:p>
      <text:p text:style-name="P651">I did not!</text:p>
      <text:p text:style-name="P12">The Oldhams leave.</text:p>
      <text:p text:style-name="P251"><text:span text:style-name="T70">The Micheles take off their skirts (shorts underneath). </text:span><text:span text:style-name="T39">With her back to the camera, Lisa </text:span><text:span text:style-name="T297">quickly</text:span><text:span text:style-name="T39"> removes her Bourgade uniform skirt. </text:span><text:span text:style-name="T70">She's in a hurry to change before the Oldhams come back.</text:span><text:span text:style-name="T39"> </text:span></text:p>
      <text:p text:style-name="P251"><text:soft-page-break/><text:span text:style-name="T70">Focus on </text:span><text:span text:style-name="T39">Lisa</text:span><text:span text:style-name="T70">'s back as she</text:span><text:span text:style-name="T39"> </text:span><text:span text:style-name="T70">quickly</text:span><text:span text:style-name="T39"> removes her shirt. </text:span><text:span text:style-name="T250">She's only in a bra and shorts.</text:span><text:span text:style-name="T39"> </text:span><text:span text:style-name="T70">The Micheles chatter inanely in the background.</text:span></text:p>
      <text:p text:style-name="P376">MICHELE F. <text:span text:style-name="T363">(OS)</text:span></text:p>
      <text:p text:style-name="P657">My waist is 27 inches.</text:p>
      <text:p text:style-name="P376">MICHEL<text:span text:style-name="T362">L</text:span>E <text:span text:style-name="T362">G</text:span>. <text:span text:style-name="T363">(OS)</text:span></text:p>
      <text:p text:style-name="P657">Mine’s 26.</text:p>
      <text:p text:style-name="P251"><text:span text:style-name="T39">The Oldhams </text:span><text:span text:style-name="T70">silently </text:span><text:span text:style-name="T39">crack the door open and peek in.</text:span></text:p>
      <text:p text:style-name="P11"><text:span text:style-name="T39">Lisa </text:span><text:span text:style-name="T70">quickly</text:span><text:span text:style-name="T39"> bends over and removes her shorts, </text:span><text:span text:style-name="T69">revealing her underwear</text:span><text:span text:style-name="T39">.</text:span></text:p>
      <text:p text:style-name="P12">The Oldhams stare, drop their jaws.</text:p>
      <text:p text:style-name="P356">STEVE</text:p>
      <text:p text:style-name="P651">Ohhhhhhhhh.</text:p>
      <text:p text:style-name="P12">Michele F., about to take off her shirt, looks at the door and screams. </text:p>
      <text:p text:style-name="P12">Ken mutters under his breath.</text:p>
      <text:p text:style-name="P356">KEN <text:span text:style-name="T519">(whisper)</text:span></text:p>
      <text:p text:style-name="P651">Shut <text:span text:style-name="T363">u</text:span>p!</text:p>
      <text:p text:style-name="P11"><text:span text:style-name="T39">The </text:span><text:span text:style-name="T70">cheerleader</text:span><text:span text:style-name="T39">s turn around, look at the door and scream. </text:span></text:p>
      <text:p text:style-name="P12">The Oldhams don’t pay attention <text:span text:style-name="T363">to them</text:span>, <text:span text:style-name="T363">they're</text:span> staring <text:span text:style-name="T363">at Lisa</text:span>.</text:p>
      <text:p text:style-name="P11"><text:span text:style-name="T39">Lisa </text:span><text:span text:style-name="T70">stand</text:span><text:span text:style-name="T39">s up, turns around, holds her shorts over her bra, eyes wide, deer-in-headlights, freezes.</text:span></text:p>
      <text:p text:style-name="P11"><text:span text:style-name="T39">The Oldhams </text:span><text:span text:style-name="T71">are startled but to</text:span><text:span text:style-name="T258">o</text:span><text:span text:style-name="T71"> shocked to move</text:span><text:span text:style-name="T39">.</text:span></text:p>
      <text:p text:style-name="P11"><text:span text:style-name="T39">Lisa </text:span><text:span text:style-name="T70">picks up her plaid skirt</text:span><text:span text:style-name="T39">, </text:span><text:span text:style-name="T70">holds it to cover</text:span><text:span text:style-name="T39"> herself. The other girls are screaming.</text:span></text:p>
      <text:p text:style-name="P356">LISA M.</text:p>
      <text:p text:style-name="P651">Get out!</text:p>
      <text:p text:style-name="P11"><text:span text:style-name="T39">Steve continues to stare, grabs onto the edge of the door and presses himself against it. He grabs the door tight with his fingers and smashes his cheek into the door, starts to shake, hides his face against the door. Steve grabs his crotch </text:span><text:span text:style-name="T73">and whimpers</text:span><text:span text:style-name="T39">.</text:span></text:p>
      <text:p text:style-name="P356"><text:soft-page-break/>KEN</text:p>
      <text:p text:style-name="P651">Steve! Run to the bathroom!</text:p>
      <text:p text:style-name="P11"><text:span text:style-name="T39">Lisa doesn’t pay attention to the Oldhams. She scrambles to pick up her clothes </text:span><text:span text:style-name="T72">and</text:span><text:span text:style-name="T39"> put them on. The other cheerleaders are watching Steve. Miche</text:span><text:span text:style-name="T71">l</text:span><text:span text:style-name="T39">le </text:span><text:span text:style-name="T71">G</text:span><text:span text:style-name="T39">. looks at Michele F.</text:span></text:p>
      <text:p text:style-name="P356">MICHE<text:span text:style-name="T364">L</text:span>LE <text:span text:style-name="T364">G</text:span>.</text:p>
      <text:p text:style-name="P651">What’s wrong with Steve?</text:p>
      <text:p text:style-name="P356">MICHELE F.</text:p>
      <text:p text:style-name="P651">Oh my god.</text:p>
      <text:p text:style-name="P12">Ken runs off. </text:p>
      <text:p text:style-name="P12">The cheerleaders laugh at <text:span text:style-name="T365">and mimic</text:span> Steve while Lisa puts her c<text:span text:style-name="T365">heer uniform</text:span> on, <text:span text:style-name="T366">changes socks</text:span>.</text:p>
      <text:p text:style-name="P12">Steve shakes, moans, slides down to the ground with his hand in front of his crotch.</text:p>
      <text:p text:style-name="P252"><text:span text:style-name="T39">Mrs. Moore comes up behind Steve </text:span><text:span text:style-name="T73">from the courtyard and opens the door farther</text:span><text:span text:style-name="T39">.</text:span></text:p>
      <text:p text:style-name="P356">MRS. MOORE</text:p>
      <text:p text:style-name="P651">Steve Oldham! Come with me to the office to call your parents.</text:p>
      <text:p text:style-name="P11"><text:span text:style-name="T39">INSERT teacher slapping pink detention slip onto office countertop. </text:span><text:span text:style-name="T73">It says</text:span><text:span text:style-name="T39">: Steve Oldham: Watching girls undress. </text:span><text:span text:style-name="T73">It's signed by Mrs. Moore.</text:span></text:p>
      <text:h text:style-name="P923" text:outline-level="3">INT. CHEMISTRY LAB</text:h>
      <text:p text:style-name="P12">The Lisas and Micheles sit around a lab table dressed in their cheer uniforms. Lisa P. and the Micheles look at each other and giggle. </text:p>
      <text:p text:style-name="P356">LISA</text:p>
      <text:p text:style-name="P651">Are you guys mad I told <text:span text:style-name="T570">them</text:span> where we were changing?</text:p>
      <text:p text:style-name="P12">Lisa P. and the Micheles shrug, mumble no.</text:p>
      <text:p text:style-name="P356">LISA P.</text:p>
      <text:p text:style-name="P651">We’re not mad.</text:p>
      <text:p text:style-name="P355"><text:span text:style-name="T39">MICHEL</text:span><text:span text:style-name="T73">L</text:span><text:span text:style-name="T39">E </text:span><text:span text:style-name="T73">G</text:span><text:span text:style-name="T39">.</text:span></text:p>
      <text:p text:style-name="P651">It was hilarious.</text:p>
      <text:p text:style-name="P12"><text:soft-page-break/>Lisa M. runs in, like she’s sneaking away before someone sees her, and sits at the table. She’s laughing.</text:p>
      <text:p text:style-name="P356">LISA M.</text:p>
      <text:p text:style-name="P651">They’re calling his mom to bring him clean pants.</text:p>
      <text:p text:style-name="P12">Lisa P. and the Micheles laugh their heads off.</text:p>
      <text:p text:style-name="P12">Michel<text:span text:style-name="T366">l</text:span>e <text:span text:style-name="T366">G</text:span>. runs up to the door, presses herself against it and grunts. </text:p>
      <text:p text:style-name="P12">Lisa P., <text:span text:style-name="T366">Lisa </text:span>M., and Michele <text:span text:style-name="T366">F.</text:span> laugh.</text:p>
      <text:p text:style-name="P356">MICHELE F.</text:p>
      <text:p text:style-name="P651">No, it’s more like this.</text:p>
      <text:p text:style-name="P12">Michele F. runs up to the door, presses herself against it and grunts. Then Michelle G. does <text:span text:style-name="T366">it again</text:span>. </text:p>
      <text:p text:style-name="P12">Lisa M. and <text:span text:style-name="T366">Lisa </text:span>P. laugh.</text:p>
      <text:p text:style-name="P12">The Micheles <text:span text:style-name="T366">come back into the room,</text:span> grunt and grind against <text:span text:style-name="T366">tables, bump into</text:span> each other and laugh.</text:p>
      <text:p text:style-name="P11"><text:span text:style-name="T39">Mrs. Moore enters, the Micheles freeze, run back to the</text:span><text:span text:style-name="T73">ir</text:span><text:span text:style-name="T39"> </text:span><text:span text:style-name="T73">seats.</text:span><text:span text:style-name="T39"> Mrs. Moore </text:span><text:span text:style-name="T73">sits at the table with them</text:span><text:span text:style-name="T39">.</text:span></text:p>
      <text:p text:style-name="P356">MRS. MOORE</text:p>
      <text:p text:style-name="P651">Were any of you upset by what just happened?</text:p>
      <text:p text:style-name="P12">The Micheles giggle.</text:p>
      <text:p text:style-name="P356">LISA P.</text:p>
      <text:p text:style-name="P651">Most of us weren’t undressed yet.</text:p>
      <text:p text:style-name="P356">MRS. MOORE</text:p>
      <text:p text:style-name="P651">Someone must have been undressed.</text:p>
      <text:p text:style-name="P356"><text:span text:style-name="T366">LISA P</text:span>.</text:p>
      <text:p text:style-name="P651">I had my skirt off, but my shirt covered everything.</text:p>
      <text:p text:style-name="P355"><text:span text:style-name="T73">LISA M</text:span><text:span text:style-name="T39">.</text:span></text:p>
      <text:p text:style-name="P651">I wasn’t undressed yet.</text:p>
      <text:p text:style-name="P11"><text:span text:style-name="T39">Lisa M., </text:span><text:span text:style-name="T73">Lisa P. and the Micheles</text:span><text:span text:style-name="T39"> look at each other shake their heads, shrug. Everyone looks at Lisa.</text:span></text:p>
      <text:p text:style-name="P356"><text:soft-page-break/>LISA</text:p>
      <text:p text:style-name="P651">I was trying to change quickly, so I was in my underwear.</text:p>
      <text:p text:style-name="P12">Mrs. Moore looks surprised.</text:p>
      <text:p text:style-name="P356">MRS. MOORE</text:p>
      <text:p text:style-name="P651"><text:span text:style-name="T367">Y</text:span>ou were the one?</text:p>
      <text:p text:style-name="P11"><text:span text:style-name="T73">T</text:span><text:span text:style-name="T39">he Micheles giggle, raise their eyebrows. </text:span></text:p>
      <text:p text:style-name="P356">MICHELEs</text:p>
      <text:p text:style-name="P651">Ooooo.</text:p>
      <text:p text:style-name="P12">Lisa looks at them, confused.</text:p>
      <text:p text:style-name="P356">MICHELE F.</text:p>
      <text:p text:style-name="P651">I didn’t think you were Steve’s type.</text:p>
      <text:p text:style-name="P378">LISA</text:p>
      <text:p text:style-name="P658"><text:span text:style-name="T367">I'm not</text:span>.</text:p>
      <text:p text:style-name="P377">MRS. MOORE</text:p>
      <text:p text:style-name="P651">You might have a new boyfriend.</text:p>
      <text:p text:style-name="P12">The Lisas and Micheles giggle. </text:p>
      <text:p text:style-name="P356">LISA</text:p>
      <text:p text:style-name="P651">I’m mad at them.</text:p>
      <text:p text:style-name="P356">MICHELLE G.</text:p>
      <text:p text:style-name="P651">Wow. What do you look like in underwear?</text:p>
      <text:p text:style-name="P12">The Lisas and Micheles laugh. Lisa shrinks into herself.</text:p>
      <text:p text:style-name="P356">LISA <text:span text:style-name="T367">(pitiful)</text:span></text:p>
      <text:p text:style-name="P651">Normal.</text:p>
      <text:p text:style-name="P356">MRS. MOORE</text:p>
      <text:p text:style-name="P651">Do you understand what just happened?</text:p>
      <text:p text:style-name="P356">LISA (<text:span text:style-name="T542">quiet</text:span>, confused)</text:p>
      <text:p text:style-name="P651"><text:span text:style-name="T367">Did</text:span> someone sa<text:span text:style-name="T367">y</text:span> Steve peed in his pants?</text:p>
      <text:p text:style-name="P12">The Lisas and Micheles giggle.</text:p>
      <text:p text:style-name="P377">LISA M. <text:span text:style-name="T367">(sarcastic)</text:span></text:p>
      <text:p text:style-name="P651">It wasn’t pee.</text:p>
      <text:h text:style-name="P910" text:outline-level="2">Episode <text:span text:style-name="T544">8</text:span>: Steve in a Towel</text:h>
      <text:h text:style-name="P923" text:outline-level="3"><text:soft-page-break/>Steve, Monica, <text:span text:style-name="T519">Tim,</text:span> Rick</text:h>
      <text:h text:style-name="P923" text:outline-level="3">EXT. TRACK</text:h>
      <text:p text:style-name="P12">Tim, Monica, Lisa, and Rick compete. </text:p>
      <text:p text:style-name="P356">RICK</text:p>
      <text:p text:style-name="P651">One mile.</text:p>
      <text:p text:style-name="P12">They all start at <text:span text:style-name="T367">the </text:span>start line. Tim, Rick, Monica, then Lisa.</text:p>
      <text:p text:style-name="P12">First lap: Rick catches up to Tim. The gap between Lisa and the others gets wider.</text:p>
      <text:p text:style-name="P12">Monica stops after the second lap.</text:p>
      <text:p text:style-name="P12">Third lap: Tim slow<text:span text:style-name="T373">s</text:span> down, the gap between <text:span text:style-name="T373">him and</text:span> Lisa gets smaller.</text:p>
      <text:p text:style-name="P11"><text:span text:style-name="T39">Rick wins, Tim slow</text:span><text:span text:style-name="T82">s</text:span><text:span text:style-name="T39"> down more. Lisa finishes shortly after </text:span><text:span text:style-name="T82">him</text:span><text:span text:style-name="T39">, sounding like a cow. </text:span></text:p>
      <text:p text:style-name="P11"><text:span text:style-name="T39">Rick puts his arm around </text:span><text:span text:style-name="T74">Lisa</text:span><text:span text:style-name="T39">, walks with her off the track, still breathing through her voice.</text:span></text:p>
      <text:p text:style-name="P20">Tim comes over. </text:p>
      <text:p text:style-name="P455">TIM</text:p>
      <text:p text:style-name="P739">Are you doing OK?</text:p>
      <text:p text:style-name="P20">Rick gives him a <text:span text:style-name="T368">rude</text:span> look, <text:span text:style-name="T368">nods his head to shoo him away</text:span>. Tim leaves.</text:p>
      <text:p text:style-name="P379">RICK</text:p>
      <text:p text:style-name="P651">Do you want me to leave you alone?</text:p>
      <text:p text:style-name="P12">Lisa shakes her head no. They walk toward the drinking fountain until Lisa no longer sounds like a cow. </text:p>
      <text:p text:style-name="P356">RICK</text:p>
      <text:p text:style-name="P651">Why do you always push yourself so hard?</text:p>
      <text:p text:style-name="P356">LISA</text:p>
      <text:p text:style-name="P651">Because I can.</text:p>
      <text:p text:style-name="P12">Lisa goes <text:span text:style-name="T534">in</text:span>to the <text:span text:style-name="T534">weight building</text:span> alone. Lisa M. and Lisa P. walk by smoking cigarettes. Lisa coughs.</text:p>
      <text:h text:style-name="P923" text:outline-level="3">INT. <text:span text:style-name="T368">WEIGHT BUILDING</text:span></text:h>
      <text:p text:style-name="P11"><text:soft-page-break/><text:span text:style-name="T39">Lisa enters the building, looks t</text:span><text:span text:style-name="T74">oward</text:span><text:span text:style-name="T39"> the open door to the boy’s shower room. </text:span></text:p>
      <text:p text:style-name="P11"><text:span text:style-name="T39">The Oldhams sit </text:span><text:span text:style-name="T74">on a bench</text:span><text:span text:style-name="T39"> in there, each wearing only a towel.</text:span></text:p>
      <text:p text:style-name="P11"><text:span text:style-name="T39">Lisa </text:span><text:span text:style-name="T74">walks </text:span><text:span text:style-name="T39">pas</text:span><text:span text:style-name="T74">t</text:span><text:span text:style-name="T39"> the door, doesn’t </text:span><text:span text:style-name="T74">acknowledge</text:span><text:span text:style-name="T39"> the Oldhams.</text:span></text:p>
      <text:p text:style-name="P285"><text:span text:style-name="T39">Ken nods toward Lisa, </text:span><text:span text:style-name="T74">motioning that Steve should look out the door.</text:span><text:span text:style-name="T39"> </text:span></text:p>
      <text:p text:style-name="P415">KEN <text:span text:style-name="T417">(in a weird, but quiet voice)</text:span></text:p>
      <text:p text:style-name="P638"><text:span text:style-name="T141">Catfish.</text:span><text:span text:style-name="T39"> </text:span></text:p>
      <text:p text:style-name="P285"><text:span text:style-name="T39">Steve </text:span><text:span text:style-name="T142">freezes, then slowly</text:span><text:span text:style-name="T39"> </text:span><text:span text:style-name="T74">turn</text:span><text:span text:style-name="T39">s </text:span><text:span text:style-name="T74">his head</text:span><text:span text:style-name="T39"> and sees Lisa. Ken motions to Steve to walk out of the shower room. </text:span><text:span text:style-name="T74">Ken is very subtle about this – they're twins, </text:span><text:span text:style-name="T82">t</text:span><text:span text:style-name="T74">hey know each others' signals. Steve slowly stands up.</text:span></text:p>
      <text:p text:style-name="P12">Lisa <text:span text:style-name="T368">keeps walking toward the drinking fountain</text:span>.</text:p>
      <text:p text:style-name="P253"><text:span text:style-name="T39">Steve walks out of the shower room a little ways, </text:span><text:span text:style-name="T74">hesitant</text:span><text:span text:style-name="T39">. </text:span><text:span text:style-name="T74">He looks back at Ken.</text:span><text:span text:style-name="T39"> </text:span></text:p>
      <text:p text:style-name="P253"><text:span text:style-name="T39">Lisa sees Steve </text:span><text:span text:style-name="T74">halfway out the door wearing only a towel, his head turned away from her. She</text:span><text:span text:style-name="T39"> runs out the </text:span><text:span text:style-name="T74">other side of the</text:span><text:span text:style-name="T39"> building </text:span><text:span text:style-name="T74">(the door that leads toward the gym)</text:span><text:span text:style-name="T39"> as fast as she can on tip toes.</text:span></text:p>
      <text:p text:style-name="P253"><text:span text:style-name="T74">Ken motions for Steve to keep going.</text:span><text:span text:style-name="T39"> </text:span></text:p>
      <text:h text:style-name="P922" text:outline-level="3"><text:span text:style-name="T17">EXT. </text:span><text:span text:style-name="T22">WEIGHT BUILDING</text:span></text:h>
      <text:p text:style-name="P11"><text:span text:style-name="T39">Lisa stops. </text:span><text:span text:style-name="T74">What is she doing out here? She needs water.</text:span><text:span text:style-name="T39"> </text:span><text:span text:style-name="T74">She</text:span><text:span text:style-name="T39"> turns around and peeks into the building. </text:span></text:p>
      <text:h text:style-name="P932" text:outline-level="3">INT. <text:span text:style-name="T368">WEIGHT BUILDING</text:span></text:h>
      <text:p text:style-name="P141">Nobody is there. </text:p>
      <text:p text:style-name="P333"><text:span text:style-name="T39">Lisa enters the building again </text:span><text:span text:style-name="T251">and</text:span><text:span text:style-name="T39"> tiptoes back to the drinking fountain, looking around to make sure no one is there. </text:span><text:span text:style-name="T74">She sees no one. So she takes a drink.</text:span></text:p>
      <text:p text:style-name="P253"><text:span text:style-name="T39">Camera on Lisa’s left: Lisa drink</text:span><text:span text:style-name="T74">s</text:span><text:span text:style-name="T39">. In the background, Steve</text:span><text:span text:style-name="T74">'s legs, bare feet,</text:span><text:span text:style-name="T39"> </text:span><text:span text:style-name="T74">silent</text:span><text:span text:style-name="T39">ly </text:span><text:span text:style-name="T74">tiptoe</text:span><text:span text:style-name="T39"> past. </text:span><text:span text:style-name="T74">And they're gone. </text:span></text:p>
      <text:p text:style-name="P67">Lisa looks up, looks around. No one is there.</text:p>
      <text:p text:style-name="P254"><text:soft-page-break/><text:span text:style-name="T74">S</text:span><text:span text:style-name="T39">he drinks again. Steve's legs go past the other way, toward the shower room, and they're gone. </text:span></text:p>
      <text:p text:style-name="P67">Lisa lets go of the water, stands up straight, looks around. No one is there.</text:p>
      <text:p text:style-name="P253"><text:span text:style-name="T39">CLOSE UP, Camera on Lisa’s right. Lisa still drinks, stand</text:span><text:span text:style-name="T74">ing</text:span><text:span text:style-name="T39"> motionless, except her eyes dart around. The water runs over her lips, but she’s no longer drinking. Just waiting. </text:span></text:p>
      <text:p text:style-name="P253"><text:span text:style-name="T39">Lisa lets go of the drinking fountain, the water turns off. Lisa stands up </text:span><text:span text:style-name="T74">slowly</text:span><text:span text:style-name="T39">, cautious, listening, looking </text:span><text:span text:style-name="T74">to her right</text:span><text:span text:style-name="T39">. Lisa turns around to leave.</text:span></text:p>
      <text:p text:style-name="P12"><text:span text:style-name="T597">Medium</text:span> shot, Camera on Lisa’s right. Steve stands right behind Lisa! As if he were waiting his turn to get a drink of water. Lisa jumps, gasps, looks down at Steve’s towel, covers her eyes.</text:p>
      <text:p text:style-name="P356">LISA</text:p>
      <text:p text:style-name="P651">Am I not supposed to be in here?</text:p>
      <text:p text:style-name="P12">Steve smiles, almost laughs. </text:p>
      <text:p text:style-name="P356">STEVE</text:p>
      <text:p text:style-name="P651">No, you’re OK.</text:p>
      <text:h text:style-name="P923" text:outline-level="3">EXT. TRACK</text:h>
      <text:p text:style-name="P12">Lisa runs very fast toward Mr. <text:span text:style-name="T369">Cotter</text:span> yelling, flailing arms, runs across the track almost plowing into Rick and Tim racing each other <text:span text:style-name="T369">around the track</text:span>.</text:p>
      <text:p text:style-name="P356">LISA</text:p>
      <text:p text:style-name="P651"><text:span text:style-name="T369">Mr. Cotter</text:span>! <text:span text:style-name="T369">Mr. Cotter</text:span>! <text:span text:style-name="T676">The Oldhams are trying to scare me away from the drinking fountain!</text:span></text:p>
      <text:p text:style-name="P12"><text:span text:style-name="T369">Mr. Cotter is on the field showing a shotput pose to Monica and another Girl. </text:span>Lisa stops running, out of breath.</text:p>
      <text:p text:style-name="P356">LISA</text:p>
      <text:p text:style-name="P615"><text:span text:style-name="T39">Mr. </text:span><text:span text:style-name="T75">Cotter</text:span><text:span text:style-name="T39">. Are girls not supposed to go </text:span><text:span text:style-name="T75">into the weight building</text:span><text:span text:style-name="T39">?</text:span></text:p>
      <text:p text:style-name="P133"><text:span text:style-name="T546">Hot button issue for Mr. Cotter</text:span>.</text:p>
      <text:p text:style-name="P513">MR. <text:span text:style-name="T369">COTTER</text:span></text:p>
      <text:p text:style-name="P764"><text:soft-page-break/><text:span text:style-name="T545">G</text:span>irls <text:span text:style-name="T545">are just as entitled to have access to sports as boys</text:span>. <text:span text:style-name="T545">Did someone</text:span> tell you that <text:span text:style-name="T545">our</text:span> sports facilities are only for boys?</text:p>
      <text:p text:style-name="P21"><text:span text:style-name="T369">Lisa shakes her head</text:span>.</text:p>
      <text:p text:style-name="P380">LISA</text:p>
      <text:p text:style-name="P615"><text:span text:style-name="T314">I was getting a drink of water and </text:span><text:span text:style-name="T39">Steve Oldham walk</text:span><text:span text:style-name="T313">ed</text:span><text:span text:style-name="T39"> </text:span><text:span text:style-name="T156">out of the shower</text:span><text:span text:style-name="T39"> without any clothes.</text:span></text:p>
      <text:p text:style-name="P12">Mr. <text:span text:style-name="T369">Cotter</text:span> runs toward the locker room.</text:p>
      <text:p text:style-name="P356">MR. <text:span text:style-name="T369">COTTER</text:span></text:p>
      <text:p text:style-name="P651">Steve! Detention!</text:p>
      <text:p text:style-name="P12">INSERT teacher slapping pink detention slip onto a bench: Steve Oldham: Exiting locker room without clothing.</text:p>
      <text:h text:style-name="P912" text:outline-level="2">Episode <text:span text:style-name="T544">9</text:span>: It’s Not Fun and Games Until Someone Loses an Eye</text:h>
      <text:h text:style-name="P933" text:outline-level="3">Monica, Tim, Steve, Rick, Lisa P, <text:span text:style-name="T519">John</text:span></text:h>
      <text:h text:style-name="P965" text:outline-level="3"><text:span text:style-name="T17">INT. GYM LOBBY - </text:span><text:span text:style-name="T21">NIGHT</text:span></text:h>
      <text:p text:style-name="P132">Lisa and Lisa P. <text:span text:style-name="T357">are at a school dance.</text:span></text:p>
      <text:p text:style-name="P512">LISA P.</text:p>
      <text:p text:style-name="P703">If you don’t like Steve, then who do you like?</text:p>
      <text:p text:style-name="P512">LISA</text:p>
      <text:p text:style-name="P703">I’m tired of <text:span text:style-name="T357">Bourgade</text:span> boys.</text:p>
      <text:p text:style-name="P512">LISA P.</text:p>
      <text:p text:style-name="P703">C’mon. <text:span text:style-name="T358">There</text:span> <text:span text:style-name="T358">must</text:span> <text:span text:style-name="T358">be someone you </text:span>like.</text:p>
      <text:p text:style-name="P512">LISA</text:p>
      <text:p text:style-name="P703">I <text:span text:style-name="T532">don't know</text:span>...</text:p>
      <text:p text:style-name="P132">Lisa<text:span text:style-name="T361">'s faces the gym and looks to the left</text:span>. </text:p>
      <text:p text:style-name="P132"><text:span text:style-name="T360">On the left side of the lobby,</text:span> <text:span text:style-name="T360">John Schmaltz hangs out with his friends, playing with plastic bugs, pulling them on strings. One friend grabs the largest bug.</text:span></text:p>
      <text:p text:style-name="P454">JOHN SCHMALTZ</text:p>
      <text:p text:style-name="P805">Give me back my COCK! roach. </text:p>
      <text:p text:style-name="P63"><text:soft-page-break/>Pan right; Tim hangs out with Monica, pointing at people, looking them up and down, whispering to Monica about them, mimicking them, turning his nose up at them. </text:p>
      <text:p text:style-name="P63">As we continue to pan right, <text:span text:style-name="T558">Jocks</text:span> run through the lobby with their friends, making circles with thumb and forefinger, punching each other. </text:p>
      <text:p text:style-name="P514">JOCK 1</text:p>
      <text:p text:style-name="P805"><text:span text:style-name="T404">Shawn Berry!</text:span> </text:p>
      <text:p text:style-name="P64">Keep panning right; a bunch of <text:span text:style-name="T571">P</text:span>unker guys with spiked mohawks, torn up black t-shirts, and black leather arm cuffs standing there looking bored, staring straight ahead not even moving.</text:p>
      <text:p text:style-name="P65">Hispanic Kid walks through in front of them. Points at whomever is standing there, one by one.</text:p>
      <text:p text:style-name="P512"><text:span text:style-name="T390">HISPANIC KID</text:span> </text:p>
      <text:p text:style-name="P703"><text:span text:style-name="T390">Going to hell</text:span>. <text:span text:style-name="T390">Going to hell</text:span>. <text:span text:style-name="T390">Already in hell. Whore.</text:span></text:p>
      <text:p text:style-name="P63">Still motionless, one of the punkers lifts a middle finger at Hispanic Kid without even looking at him.</text:p>
      <text:p text:style-name="P132"><text:span text:style-name="T360">Next are are a bunch of chubby geeks wearing World Wrestling t-shirts (probably can't get or use these, so we might settle for t-shirts with “Bill The Bod Berg” and “Fred Toecutter Herman” on them), one strangles another in the crook of his arm, a third acts like a robot.</text:span> </text:p>
      <text:p text:style-name="P132"><text:span text:style-name="T361">When we get to the far end of the lobby, </text:span>ROBBIE, <text:span text:style-name="T358">a cool guy,</text:span> come<text:span text:style-name="T361">s</text:span> out of the restroom <text:span text:style-name="T358">alone</text:span>.</text:p>
      <text:p text:style-name="P512">LISA </text:p>
      <text:p text:style-name="P703">Uh, Robbie.</text:p>
      <text:p text:style-name="P132">Robbie goes to the drinking fountain. A slow song <text:span text:style-name="T533">is playing in the gym</text:span>.</text:p>
      <text:p text:style-name="P512">LISA P.</text:p>
      <text:p text:style-name="P703">He’s cute. Go ask him to dance.</text:p>
      <text:p text:style-name="P335"><text:span text:style-name="T39">Lisa P. walks </text:span><text:span text:style-name="T272">into the gym</text:span><text:span text:style-name="T39">, but she </text:span><text:span text:style-name="T65">looks back. </text:span><text:span text:style-name="T68">Lisa is still standing there, so Lisa P.</text:span><text:span text:style-name="T39"> nods toward Robbie. </text:span><text:span text:style-name="T68">C'mon.</text:span><text:span text:style-name="T39"> </text:span></text:p>
      <text:p text:style-name="P335"><text:span text:style-name="T65">Eh, why not.</text:span><text:span text:style-name="T39"> Lisa sighs, approaches Robbie.</text:span></text:p>
      <text:p text:style-name="P512"><text:soft-page-break/>LISA</text:p>
      <text:p text:style-name="P703">Would you like to dance?</text:p>
      <text:p text:style-name="P132">Robbie backs off from the drinking fountain.</text:p>
      <text:p text:style-name="P512">ROBBIE</text:p>
      <text:p text:style-name="P703">I have to go find Sarah.</text:p>
      <text:p text:style-name="P335"><text:span text:style-name="T39">Robbie runs outside </text:span><text:span text:style-name="T68">in a panic</text:span><text:span text:style-name="T39">. Lisa </text:span><text:span text:style-name="T179">watches him go, blank-faced</text:span><text:span text:style-name="T39">.</text:span><text:span text:style-name="T65"> She </text:span><text:span text:style-name="T312">stands there a for moment</text:span><text:span text:style-name="T65"> </text:span><text:span text:style-name="T312">doing nothing, then </text:span><text:span text:style-name="T65">shrugs and goes back into the gym.</text:span></text:p>
      <text:h text:style-name="P933" text:outline-level="3">INT. GYM</text:h>
      <text:p text:style-name="P335"><text:span text:style-name="T179">The slow song ends, a</text:span><text:span text:style-name="T39"> fast song starts. Monica, Tim, </text:span><text:span text:style-name="T82">and</text:span><text:span text:style-name="T39"> </text:span><text:span text:style-name="T66">Rick </text:span><text:span text:style-name="T179">get off the bleachers</text:span><text:span text:style-name="T39"> </text:span><text:span text:style-name="T179">and </text:span><text:span text:style-name="T39">Lisa joins </text:span><text:span text:style-name="T179">them in</text:span><text:span text:style-name="T39"> a </text:span><text:span text:style-name="T66">dance</text:span><text:span text:style-name="T39"> circle.</text:span></text:p>
      <text:p text:style-name="P335"><text:span text:style-name="T39">Steve and Ken run around the gym with </text:span><text:span text:style-name="T65">f</text:span><text:span text:style-name="T39">riends, yelling </text:span><text:span text:style-name="T65">nonsense</text:span><text:span text:style-name="T39">, throwing something back and forth, keeping it away from </text:span><text:span text:style-name="T82">Hispanic Kid</text:span><text:span text:style-name="T39">.</text:span></text:p>
      <text:p text:style-name="P512">STEVE</text:p>
      <text:p text:style-name="P703"><text:span text:style-name="T358">Squid</text:span>!</text:p>
      <text:p text:style-name="P132">Monica does an impression of John Travolta in Saturday Night Fever. Monica’s finger goes into Lisa’s eye.</text:p>
      <text:p text:style-name="P335"><text:span text:style-name="T39">Lisa cringes </text:span><text:span text:style-name="T69">on the floor</text:span><text:span text:style-name="T39"> in pain. Monica, Tim, </text:span><text:span text:style-name="T66">Rick</text:span><text:span text:style-name="T39"> gather around Lisa. </text:span></text:p>
      <text:p text:style-name="P512">MONICA</text:p>
      <text:p text:style-name="P703">Oh my god. Are you OK?</text:p>
      <text:p text:style-name="P66">A bunch of other kids come over to see what's going on.</text:p>
      <text:h text:style-name="P933" text:outline-level="3">INT. GYM LOBBY</text:h>
      <text:p text:style-name="P335"><text:span text:style-name="T39">Lisa sits with a damp cloth over her eye, </text:span><text:span text:style-name="T180">with her</text:span><text:span text:style-name="T39"> </text:span><text:span text:style-name="T66">head </text:span><text:span text:style-name="T180">down</text:span><text:span text:style-name="T39">. </text:span><text:span text:style-name="T66">She doesn't look up at all during this conversation.</text:span><text:span text:style-name="T39"> Monica comfort</text:span><text:span text:style-name="T65">s</text:span><text:span text:style-name="T39"> her. MRS. MOORE approaches.</text:span></text:p>
      <text:p text:style-name="P512">MRS. MOORE</text:p>
      <text:p text:style-name="P703">We called your parents.</text:p>
      <text:p text:style-name="P512">LISA</text:p>
      <text:p text:style-name="P703">No, no. Don’t call my parents.</text:p>
      <text:p text:style-name="P512">MRS. MOORE</text:p>
      <text:p text:style-name="P703">They’ll be here in a few minutes.</text:p>
      <text:p text:style-name="P132"><text:soft-page-break/><text:span text:style-name="T359">Mrs. Moore leaves the gym. </text:span>Rick comes over to check on Lisa.</text:p>
      <text:p text:style-name="P512">RICK</text:p>
      <text:p text:style-name="P703">How are you doing?</text:p>
      <text:p text:style-name="P512">LISA</text:p>
      <text:p text:style-name="P703">I<text:span text:style-name="T358">t hurts</text:span>, but I’ll get over it.</text:p>
      <text:p text:style-name="P132">Tim comes over. </text:p>
      <text:p text:style-name="P512">TIM</text:p>
      <text:p text:style-name="P703">Can I see your eye?</text:p>
      <text:p text:style-name="P512">LISA</text:p>
      <text:p text:style-name="P703">I can’t open it right now.</text:p>
      <text:p text:style-name="P512">MONICA</text:p>
      <text:p text:style-name="P703">I <text:span text:style-name="T359">a</text:span>m so sorry.</text:p>
      <text:p text:style-name="P512">LISA</text:p>
      <text:p text:style-name="P703"><text:span text:style-name="T359">Y</text:span>ou didn’t mean <text:span text:style-name="T359">to do</text:span> it.</text:p>
      <text:p text:style-name="P132">Mrs. Moore returns.</text:p>
      <text:p text:style-name="P512">MRS. MOORE</text:p>
      <text:p text:style-name="P703">Your dad’s here. </text:p>
      <text:p text:style-name="P132">Tim looks scared. <text:span text:style-name="T358">He</text:span> motions to Monica <text:span text:style-name="T359">and Rick</text:span>.</text:p>
      <text:p text:style-name="P512">TIM</text:p>
      <text:p text:style-name="P703"><text:span text:style-name="T358">Let's</text:span> leave before her dad comes in.</text:p>
      <text:p text:style-name="P512">MONICA</text:p>
      <text:p text:style-name="P703">Why?</text:p>
      <text:p text:style-name="P335"><text:span text:style-name="T39">Tim, Monica, </text:span><text:span text:style-name="T66">Rick</text:span><text:span text:style-name="T39"> walk away.</text:span></text:p>
      <text:p text:style-name="P512">TIM</text:p>
      <text:p text:style-name="P703">You haven’t met her dad, have you?</text:p>
      <text:p text:style-name="P512">MONICA</text:p>
      <text:p text:style-name="P703">No. Lisa always comes <text:span text:style-name="T358">over</text:span> to my house <text:span text:style-name="T359">when we hang out</text:span>.</text:p>
      <text:p text:style-name="P335"><text:span text:style-name="T39">Dad enters, grouchy, goes to Lisa. </text:span><text:span text:style-name="T66">She's still facing the floor. Mrs. Moore goes into the gym.</text:span></text:p>
      <text:p text:style-name="P512">DAD</text:p>
      <text:p text:style-name="P703">What<text:span text:style-name="T358">'s going on</text:span>?</text:p>
      <text:p text:style-name="P512">LISA</text:p>
      <text:p text:style-name="P645"><text:soft-page-break/><text:span text:style-name="T39">I don’t </text:span><text:span text:style-name="T65">need</text:span><text:span text:style-name="T39"> to go home. I’ll be fine in a few minutes. </text:span></text:p>
      <text:p text:style-name="P335"><text:span text:style-name="T39">Steve, in his group of Friends, sees Lis</text:span><text:span text:style-name="T65">a</text:span><text:span text:style-name="T39"> with a parent. Steve rushes over. He’s very attentive.</text:span></text:p>
      <text:p text:style-name="P512">STEVE</text:p>
      <text:p text:style-name="P703">Are you hurt bad? </text:p>
      <text:p text:style-name="P512">LISA</text:p>
      <text:p text:style-name="P703">I’<text:span text:style-name="T358">m doing great!</text:span></text:p>
      <text:p text:style-name="P132">Dad walks off with Steve. </text:p>
      <text:p text:style-name="P335"><text:span text:style-name="T39">Steve and Dad talk </text:span><text:span text:style-name="T66">in the background</text:span><text:span text:style-name="T39">, we can’t hear them. <text:s/>Dad hands him a bottle of saline solution and a glasses case.</text:span></text:p>
      <text:p text:style-name="P132">Dad returns.</text:p>
      <text:p text:style-name="P512">DAD</text:p>
      <text:p text:style-name="P703">Who was that boy who came over to ask how you were doing?</text:p>
      <text:p text:style-name="P512">LISA</text:p>
      <text:p text:style-name="P703">I don’t know. I couldn’t see.</text:p>
      <text:p text:style-name="P512">DAD</text:p>
      <text:p text:style-name="P703">Well, you’d better find out because he has your s<text:span text:style-name="T533">tuff</text:span>.</text:p>
      <text:p text:style-name="P335"><text:span text:style-name="T39">Dad </text:span><text:span text:style-name="T65">leaves the gym. </text:span><text:span text:style-name="T82">Monica</text:span><text:span text:style-name="T65"> come</text:span><text:span text:style-name="T66">s</text:span><text:span text:style-name="T65"> </text:span><text:span text:style-name="T66">over</text:span><text:span text:style-name="T65"> to Lisa.</text:span><text:span text:style-name="T39"> </text:span></text:p>
      <text:p text:style-name="P454">MONICA</text:p>
      <text:p text:style-name="P703">Steve <text:span text:style-name="T533">i</text:span>s <text:span text:style-name="T533">holding</text:span> your saline solution and glasses <text:span text:style-name="T533">for you</text:span>. </text:p>
      <text:p text:style-name="P335"><text:span text:style-name="T66">Now Lisa looks up, still holding a cloth over her eye</text:span><text:span text:style-name="T65">.</text:span><text:span text:style-name="T39"> </text:span></text:p>
      <text:p text:style-name="P512">LISA</text:p>
      <text:p text:style-name="P703">I thought that was <text:span text:style-name="T533">Steve'</text:span>s voice.</text:p>
      <text:p text:style-name="P454">MONICA</text:p>
      <text:p text:style-name="P703">Steve Oldham. Hmmm.</text:p>
      <text:p text:style-name="P335"><text:span text:style-name="T82">Monica</text:span><text:span text:style-name="T39"> nods approvingly. Lisa </text:span><text:span text:style-name="T65">can't suppress a</text:span><text:span text:style-name="T39"> smile.</text:span></text:p>
      <text:p text:style-name="P335"><text:span text:style-name="T39">Lisa </text:span><text:span text:style-name="T66">gets up and</text:span><text:span text:style-name="T39"> </text:span><text:span text:style-name="T65">wanders around, </text:span><text:span text:style-name="T67">head down</text:span><text:span text:style-name="T65"> </text:span><text:span text:style-name="T66">w</text:span><text:span text:style-name="T39">ith a hand over one eye in a dark corner of the gym lobby</text:span><text:span text:style-name="T65">. She</text:span><text:span text:style-name="T67">'s obviously having difficulty navigating, but</text:span><text:span text:style-name="T39"> finds Ken.</text:span></text:p>
      <text:p text:style-name="P512"><text:soft-page-break/>LISA</text:p>
      <text:p text:style-name="P645"><text:span text:style-name="T65">Do you have</text:span><text:span text:style-name="T39"> my glasses?</text:span></text:p>
      <text:p text:style-name="P512">KEN</text:p>
      <text:p text:style-name="P645"><text:span text:style-name="T39">My brother has them. I’ll </text:span><text:span text:style-name="T67">go</text:span><text:span text:style-name="T39"> get hi</text:span><text:span text:style-name="T67">m</text:span><text:span text:style-name="T39">.</text:span></text:p>
      <text:p text:style-name="P335"><text:span text:style-name="T69">Lisa stays put, tries to open her eye. </text:span><text:span text:style-name="T39">Steve c</text:span><text:span text:style-name="T65">o</text:span><text:span text:style-name="T39">me</text:span><text:span text:style-name="T65">s</text:span><text:span text:style-name="T39"> over </text:span><text:span text:style-name="T65">and </text:span><text:span text:style-name="T39">hands </text:span><text:span text:style-name="T65">a bottle of saline and a glasses case</text:span><text:span text:style-name="T39"> to her.</text:span></text:p>
      <text:p text:style-name="P511">STEVE</text:p>
      <text:p text:style-name="P806">Here you go.</text:p>
      <text:p text:style-name="P512">LISA</text:p>
      <text:p text:style-name="P703">Thanks. </text:p>
      <text:p text:style-name="P335"><text:span text:style-name="T39">Lisa </text:span><text:span text:style-name="T69">faces</text:span><text:span text:style-name="T39"> </text:span><text:span text:style-name="T69">toward </text:span><text:span text:style-name="T39">Steve, </text:span><text:span text:style-name="T69">faces toward</text:span><text:span text:style-name="T39"> the restroom door, torn. </text:span></text:p>
      <text:p text:style-name="P512">LISA</text:p>
      <text:p text:style-name="P703">I <text:span text:style-name="T358">need a mirror</text:span> to take out my contacts. I’ll be right out.</text:p>
      <text:p text:style-name="P132"><text:span text:style-name="T358">Lisa goes into</text:span> the restroom. <text:span text:style-name="T358">Steve stands awkwardly outside the girls' room door.</text:span></text:p>
      <text:h text:style-name="P933" text:outline-level="3">INT. RESTROOM</text:h>
      <text:p text:style-name="P335"><text:span text:style-name="T39">Lisa </text:span><text:span text:style-name="T69">carefully</text:span><text:span text:style-name="T39"> removes contact lenses </text:span><text:span text:style-name="T69">and places them in her contact case</text:span><text:span text:style-name="T39">. She smiles, looks </text:span><text:span text:style-name="T65">toward</text:span><text:span text:style-name="T39"> the door</text:span><text:span text:style-name="T65"> several times</text:span><text:span text:style-name="T39">.</text:span></text:p>
      <text:h text:style-name="P933" text:outline-level="3">INT. GYM LOBBY</text:h>
      <text:p text:style-name="P132">Lisa exits the restroom, looks around. Steve’s gone. Disappointed, Lisa goes into the gym.</text:p>
      <text:h text:style-name="P933" text:outline-level="3">INT. GYM</text:h>
      <text:p text:style-name="P335"><text:span text:style-name="T39">A slow song starts. </text:span><text:span text:style-name="T82">Lisa</text:span><text:span text:style-name="T39"> looks </text:span><text:span text:style-name="T65">around</text:span><text:span text:style-name="T39"> for Steve.</text:span></text:p>
      <text:p text:style-name="P335"><text:span text:style-name="T39">Steve </text:span><text:span text:style-name="T65">and Ken are standing in</text:span><text:span text:style-name="T39"> </text:span><text:span text:style-name="T65">a large group of</text:span><text:span text:style-name="T39"> friends. </text:span><text:span text:style-name="T141">Ken sees her.</text:span></text:p>
      <text:p text:style-name="P416">KEN</text:p>
      <text:p text:style-name="P645"><text:span text:style-name="T141">Catfish!</text:span><text:span text:style-name="T39"> </text:span></text:p>
      <text:p text:style-name="P335"><text:span text:style-name="T141">Did he just call me a catfish? </text:span><text:span text:style-name="T39">Lisa </text:span><text:span text:style-name="T181">look</text:span><text:span text:style-name="T141">s at Ken </text:span><text:span text:style-name="T181">confusedly</text:span><text:span text:style-name="T141"> and</text:span><text:span text:style-name="T39"> goes to </text:span><text:span text:style-name="T65">Steve</text:span><text:span text:style-name="T39">. </text:span></text:p>
      <text:p text:style-name="P512">LISA</text:p>
      <text:p text:style-name="P703"><text:soft-page-break/>Thanks for taking care of my <text:span text:style-name="T533">glasses</text:span> for me.</text:p>
      <text:p text:style-name="P512">STEVE</text:p>
      <text:p text:style-name="P703">You’re welcome. </text:p>
      <text:p text:style-name="P512">LISA</text:p>
      <text:p text:style-name="P703">Sorry I left you alone while I took out my contacts.</text:p>
      <text:p text:style-name="P512">STEVE</text:p>
      <text:p text:style-name="P645"><text:span text:style-name="T39">No problem. I </text:span><text:span text:style-name="T65">know</text:span><text:span text:style-name="T39"> I c</text:span><text:span text:style-name="T65">a</text:span><text:span text:style-name="T39">n’t go in there with you.</text:span></text:p>
      <text:p text:style-name="P132">Lisa looks at Steve, looks at the couples slow dancing.</text:p>
      <text:p text:style-name="P142">Couples dance.</text:p>
      <text:p text:style-name="P335"><text:span text:style-name="T257">She</text:span><text:span text:style-name="T39"> looks at Steve </text:span><text:span text:style-name="T65">and notices that Lisa McCamic has been standing in the large group of friends</text:span><text:span text:style-name="T39">. </text:span></text:p>
      <text:p text:style-name="P512">LISA</text:p>
      <text:p text:style-name="P645"><text:span text:style-name="T65">OK. Thanks</text:span><text:span text:style-name="T39">.</text:span></text:p>
      <text:p text:style-name="P335"><text:span text:style-name="T65">Lisa</text:span><text:span text:style-name="T39"> </text:span><text:span text:style-name="T65">walks toward the bleachers</text:span><text:span text:style-name="T39">. </text:span><text:span text:style-name="T65">Steve watches her. Ken punches him in the arm and nods his head toward Lisa – go </text:span><text:span text:style-name="T298">ask</text:span><text:span text:style-name="T65"> her </text:span><text:span text:style-name="T298">to dance</text:span><text:span text:style-name="T65">, you idiot.</text:span><text:span text:style-name="T39"> </text:span><text:span text:style-name="T65">Steve starts to jog after her.</text:span></text:p>
      <text:p text:style-name="P335"><text:span text:style-name="T39">Rick </text:span><text:span text:style-name="T65">is walking toward Lisa. He says something to her</text:span><text:span text:style-name="T39">. Lisa smiles, </text:span><text:span text:style-name="T65">nods. He takes her hand and she</text:span><text:span text:style-name="T39"> joins him on the dance floor.</text:span></text:p>
      <text:p text:style-name="P335"><text:span text:style-name="T39">Steve </text:span><text:span text:style-name="T65">stops in his tracks and</text:span><text:span text:style-name="T39"> watches them. </text:span><text:span text:style-name="T65">His shoulders and face drop.</text:span></text:p>
      <text:h text:style-name="P912" text:outline-level="2">Episode <text:span text:style-name="T520">10</text:span>: Award Ceremony</text:h>
      <text:h text:style-name="P923" text:outline-level="3">Steve, Monica, Rick, Tim, john</text:h>
      <text:h text:style-name="P923" text:outline-level="3">INT. CAFETERIA</text:h>
      <text:p text:style-name="P255"><text:span text:style-name="T39">The chairs are in rows facing the stage. Everyone is dressed up. </text:span><text:span text:style-name="T75">A sign on the stage says “</text:span><text:span text:style-name="T82">Spring 1986</text:span><text:span text:style-name="T75"> Academic Awards Ceremony.” </text:span><text:span text:style-name="T84">There's a lot of background chatter.</text:span></text:p>
      <text:p text:style-name="P255"><text:span text:style-name="T39">Lisa enters with M</text:span><text:span text:style-name="T251">om</text:span><text:span text:style-name="T39"> and Dad. She sees Rick, smiles. </text:span><text:span text:style-name="T75">She</text:span><text:span text:style-name="T39"> goes over to Rick and talks.</text:span></text:p>
      <text:p text:style-name="P12">Lisa’s Parents take a seat in one of the rows of folding chairs.</text:p>
      <text:p text:style-name="P11"><text:soft-page-break/><text:span text:style-name="T39">Long shot: Tim, John </text:span><text:span text:style-name="T82">Schmaltz each</text:span><text:span text:style-name="T39"> come over and say hi, talk for a moment, go on to the next friend. Monica comes over to Lisa. Lisa’s done talking to Rick, walks away, looks back and smiles at him. We hear lots of crowd chatter.</text:span></text:p>
      <text:p text:style-name="P12">Monica and Lisa take a seat next to Lisa’s Parents. </text:p>
      <text:p text:style-name="P12">Steve and Ken walk in with MRS. OLDHAM and Mr. Oldham. The Oldhams are uncharacteristically well-dressed <text:span text:style-name="T572">(ties)</text:span> and well-behaved. They stick by their parents, looking around. They don’t see any of their friends.</text:p>
      <text:p text:style-name="P12">Lisa sees them, does a double-take. She sighs, <text:span text:style-name="T535">irrita</text:span>ted. She gets Monica’s attention.</text:p>
      <text:p text:style-name="P356">LISA </text:p>
      <text:p text:style-name="P651">What are THEY doing here? This is supposed to be for the smart people. </text:p>
      <text:p text:style-name="P356">MONICA</text:p>
      <text:p text:style-name="P651">Yeah. Without the obnoxious people to bother us. </text:p>
      <text:p text:style-name="P11"><text:span text:style-name="T39">The Oldhams take a seat on the other side of the cafeteria. Steve hides behind his mom, peeks at Lisa. Ken </text:span><text:span text:style-name="T75">does his nod thing, trying to convince Steve to go over by Lisa</text:span><text:span text:style-name="T39">. Steve shakes his head no and continues to try to hide behind his mom while catching an occasional glimpse of Lisa. Ken wanders off.</text:span></text:p>
      <text:p text:style-name="P12">Ken trolls the cafeteria looking for his friends. Doesn’t see any of them.</text:p>
      <text:p text:style-name="P11"><text:span text:style-name="T39">Lisa’s eyes follow Ken</text:span><text:span text:style-name="T75">, watching very suspiciously</text:span><text:span text:style-name="T39">. She doesn’t take her eyes off of him. </text:span></text:p>
      <text:p text:style-name="P12">Ken’s still trolling, getting closer to Lisa’s row. He’s looking directly at her, heading for her.</text:p>
      <text:p text:style-name="P12">Lisa’s eyes widen.</text:p>
      <text:p text:style-name="P68">Ken smiles at her.</text:p>
      <text:p text:style-name="P255"><text:span text:style-name="T75">Lisa tries to </text:span><text:span text:style-name="T82">scowl</text:span><text:span text:style-name="T75"> at him, but she can't stifle a smile.</text:span></text:p>
      <text:p text:style-name="P255"><text:span text:style-name="T39">Ken stops when he gets to Lisa’s row. </text:span><text:span text:style-name="T82">He doesn't know what to say and they stare at each other for a moment.</text:span></text:p>
      <text:p text:style-name="P356">KEN</text:p>
      <text:p text:style-name="P651"><text:soft-page-break/>Do you know where Deno Macsenti is?</text:p>
      <text:p text:style-name="P12">Lisa looks puzzled.</text:p>
      <text:p text:style-name="P356">LISA</text:p>
      <text:p text:style-name="P651">I haven’t seen him.</text:p>
      <text:p text:style-name="P21">Steve watches Ken and Lisa, peeking out from behind his mom.</text:p>
      <text:p text:style-name="P380">KEN</text:p>
      <text:p text:style-name="P651">I thought he was going to be here.</text:p>
      <text:p text:style-name="P255"><text:span text:style-name="T39">Lisa’s point of view: Ken moves on, walks toward Steve and his parents. </text:span><text:span text:style-name="T75">Lisa and Monica look at each other, incredulous.</text:span></text:p>
      <text:p text:style-name="P380">LISA</text:p>
      <text:p text:style-name="P684">Well _I_ did NOT think that Deno - or the Oldhams - were going to be here. </text:p>
      <text:p text:style-name="P21">Ken talks to Steve in the background. Steve cringes, tries to hide behind Ken.</text:p>
      <text:p text:style-name="P356">MONICA</text:p>
      <text:p text:style-name="P684">Stupid Oldhams.</text:p>
      <text:p text:style-name="P259"><text:span text:style-name="T39">Lisa's </text:span><text:span text:style-name="T182">M</text:span><text:span text:style-name="T39">om give</text:span><text:span text:style-name="T182">s</text:span><text:span text:style-name="T39"> them a dirty look and shushes them. Lisa looks away from her mom and pouts angrily.</text:span></text:p>
      <text:p text:style-name="P69">Ken sneaks up behind Lisa.</text:p>
      <text:p text:style-name="P356">KEN</text:p>
      <text:p text:style-name="P651">Do you want to sit by us?</text:p>
      <text:p text:style-name="P301"><text:span text:style-name="T39">Lisa jumps. </text:span><text:span text:style-name="T182">Steve is watching them, half hiding behind his mom.</text:span></text:p>
      <text:p text:style-name="P301"><text:span text:style-name="T182">Lisa </text:span><text:span text:style-name="T39">turns to her Mom, excited.</text:span></text:p>
      <text:p text:style-name="P356">LISA</text:p>
      <text:p text:style-name="P615"><text:span text:style-name="T75">C</text:span><text:span text:style-name="T39">an we sit by them?</text:span></text:p>
      <text:p text:style-name="P356">MOM (grouchy)</text:p>
      <text:p text:style-name="P651">No. You stay right here <text:span text:style-name="T573">and don't move</text:span>.</text:p>
      <text:p text:style-name="P12">Lisa turns to Ken.</text:p>
      <text:p text:style-name="P356">LISA</text:p>
      <text:p text:style-name="P651">No.</text:p>
      <text:p text:style-name="P11"><text:span text:style-name="T39">Ken walks </text:span><text:span text:style-name="T181">back to his parents</text:span><text:span text:style-name="T39">. </text:span></text:p>
      <text:p text:style-name="P12"><text:soft-page-break/>Mrs. Moore comes to the microphone on stage. </text:p>
      <text:p text:style-name="P456">MRS MOORE</text:p>
      <text:p text:style-name="P623"><text:span text:style-name="T83">Good evening everyone</text:span><text:span text:style-name="T39">.</text:span></text:p>
      <text:p text:style-name="P260"><text:span text:style-name="T83">Background chatter dies down</text:span><text:span text:style-name="T39">. </text:span><text:span text:style-name="T236">Mrs. Moore reads a script </text:span><text:span text:style-name="T237">at the podium</text:span><text:span text:style-name="T236">.</text:span></text:p>
      <text:p text:style-name="P457">MRS MOORE</text:p>
      <text:p text:style-name="P624"><text:span text:style-name="T84">Welcome to our annual awards ceremony</text:span><text:span text:style-name="T39">. </text:span><text:span text:style-name="T85">Tonight we reward those students who strive for academic excellence. </text:span></text:p>
      <text:p text:style-name="P765">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866"><text:span text:style-name="T39">For the first year in Bourgade history, we have a student who placed in the top 10 – </text:span><text:span text:style-name="T86">not 10 percent, but 10 students – on the State Math Test. This award goes to sophomore Lisa Schaefer, for taking 2</text:span><text:span text:style-name="T336">nd</text:span><text:span text:style-name="T86"> place on the Arizona State Math Test.</text:span></text:p>
      <text:p text:style-name="P261"><text:span text:style-name="T86">The cafeteria bursts into applause</text:span><text:span text:style-name="T39">. </text:span><text:span text:style-name="T86">Lisa gets up and goes to the stage. Steve and Ken applaud</text:span><text:span text:style-name="T87"> enthusiastically</text:span><text:span text:style-name="T86"> and smile as they watch her go to the stage.</text:span></text:p>
      <text:p text:style-name="P261"><text:span text:style-name="T86">On stage Mrs. Moore hands Lisa a plaque. They shake hands and </text:span><text:span text:style-name="T87">a P</text:span><text:span text:style-name="T273">HOTOGRAPHER</text:span><text:span text:style-name="T86"> takes their picture. Lisa leaves the stage with her plaque, people applaud again. In the background Mrs. Moore talks:</text:span></text:p>
      <text:p text:style-name="P604"><text:span text:style-name="T39">MRS </text:span><text:span text:style-name="T86">MOORE</text:span></text:p>
      <text:p text:style-name="P625"><text:span text:style-name="T39">The </text:span><text:span text:style-name="T86">next</text:span><text:span text:style-name="T39"> award </text:span><text:span text:style-name="T86">is for </text:span><text:span text:style-name="T229">chemistry</text:span><text:span text:style-name="T39">...</text:span></text:p>
      <text:p text:style-name="P261"><text:span text:style-name="T86">Lisa smiles at Steve as she walks to her seat. He smiles back.</text:span><text:span text:style-name="T39"> </text:span></text:p>
      <text:h text:style-name="P923" text:outline-level="3"><text:soft-page-break/>INT. CAFETERIA</text:h>
      <text:p text:style-name="P262"><text:span text:style-name="T86">A few minutes have elapsed. </text:span><text:span text:style-name="T87">John Schmaltz walks off stage with a certificate in his hand.</text:span><text:span text:style-name="T86"> Mr. Cotter </text:span><text:span text:style-name="T87">is at</text:span><text:span text:style-name="T86"> the microphone on stage. </text:span></text:p>
      <text:p text:style-name="P385">MR COTTER</text:p>
      <text:p text:style-name="P626"><text:span text:style-name="T39">The World History </text:span><text:span text:style-name="T87">award</text:span><text:span text:style-name="T39"> goes to Lisa Schaefer.</text:span></text:p>
      <text:p text:style-name="P285"><text:span text:style-name="T39">Applause. </text:span><text:span text:style-name="T143">John </text:span><text:span text:style-name="T182">is</text:span><text:span text:style-name="T143"> walk</text:span><text:span text:style-name="T182">ing</text:span><text:span text:style-name="T143"> to his seat.</text:span></text:p>
      <text:p text:style-name="P417">JOHN SCHMALTZ</text:p>
      <text:p text:style-name="P766">Catfish!</text:p>
      <text:p text:style-name="P285"><text:span text:style-name="T143">As </text:span><text:span text:style-name="T39">Lisa </text:span><text:span text:style-name="T87">walks </text:span><text:span text:style-name="T39">to the stage, </text:span><text:span text:style-name="T143">she </text:span><text:span text:style-name="T229">stutter-steps, startled, and</text:span><text:span text:style-name="T143"> looks at John confused</text:span><text:span text:style-name="T182">ly</text:span><text:span text:style-name="T39">. </text:span><text:span text:style-name="T143">Did he call me a catfish?</text:span></text:p>
      <text:p text:style-name="P22">Steve watches her, <text:span text:style-name="T374">smiles</text:span>. <text:span text:style-name="T374">His applause is still hearty but not as enthusiastic. </text:span></text:p>
      <text:p text:style-name="P262"><text:span text:style-name="T143">On stage, </text:span><text:span text:style-name="T39">Lisa shakes hands with Mr. Cotter </text:span><text:span text:style-name="T87">as</text:span><text:span text:style-name="T39"> </text:span><text:span text:style-name="T87">he</text:span><text:span text:style-name="T39"> hands her a certificate. </text:span><text:span text:style-name="T87">Photographer</text:span><text:span text:style-name="T39"> takes their picture. </text:span><text:span text:style-name="T87">Lisa leaves the stage. </text:span><text:span text:style-name="T182">She looks over and sees Steve watching her. He half hides behind his mom.</text:span></text:p>
      <text:p text:style-name="P262"><text:span text:style-name="T86">MR. HAAS </text:span><text:span text:style-name="T87">comes to</text:span><text:span text:style-name="T86"> the microphone on stage. </text:span></text:p>
      <text:p text:style-name="P262"><text:span text:style-name="T39">Ken </text:span><text:span text:style-name="T87">looks at Steve and</text:span><text:span text:style-name="T39"> </text:span><text:span text:style-name="T87">combs</text:span><text:span text:style-name="T39"> hi</text:span><text:span text:style-name="T87">s hair</text:span><text:span text:style-name="T39"> with </text:span><text:span text:style-name="T87">a pencil</text:span><text:span text:style-name="T39">. </text:span></text:p>
      <text:p text:style-name="P385">KEN </text:p>
      <text:p text:style-name="P685">Ya ya ya. </text:p>
      <text:p text:style-name="P262"><text:span text:style-name="T87">Steve takes the pencil and mimics Ken.</text:span><text:span text:style-name="T39"> </text:span></text:p>
      <text:p text:style-name="P605"><text:span text:style-name="T87">STEVE</text:span><text:span text:style-name="T39"> </text:span></text:p>
      <text:p text:style-name="P685">Ya ya ya.</text:p>
      <text:p text:style-name="P263"><text:span text:style-name="T39">Mr. Haas </text:span><text:span text:style-name="T182">looks down at</text:span><text:span text:style-name="T39"> some paper, combs his bald head with a pencil.</text:span></text:p>
      <text:p text:style-name="P385">MR. HAAS </text:p>
      <text:p text:style-name="P767">Ya ya ya. </text:p>
      <text:p text:style-name="P264"><text:span text:style-name="T182">Mr. Haas </text:span><text:span text:style-name="T39">fumbles with </text:span><text:span text:style-name="T182">the paper </text:span><text:span text:style-name="T229">like he doesn't know what he's doing</text:span><text:span text:style-name="T182">.</text:span></text:p>
      <text:p text:style-name="P70">Ken and Steve do the pencil combing on each other, make exaggerated <text:span text:style-name="T477">Ya</text:span> faces while mouthing Ya Ya Ya, mess up each other's hair. They laugh. </text:p>
      <text:p text:style-name="P610"><text:soft-page-break/><text:span text:style-name="T39">MR. HAAS </text:span><text:span text:style-name="T182">(OS)</text:span></text:p>
      <text:p text:style-name="P640"><text:span text:style-name="T87">The next award is, </text:span><text:span text:style-name="T229">ya,</text:span><text:span text:style-name="T87"> sophomore English. This award goes</text:span><text:span text:style-name="T39"> to,</text:span><text:span text:style-name="T229"> ya ya,</text:span><text:span text:style-name="T39"> Ken Oldham.</text:span></text:p>
      <text:p text:style-name="P262"><text:span text:style-name="T39">Applause. Ken goes to the stage </text:span><text:span text:style-name="T87">straightening his hair </text:span><text:span text:style-name="T182">as</text:span><text:span text:style-name="T39"> </text:span><text:span text:style-name="T182">Steve looks over at Lisa.</text:span></text:p>
      <text:p text:style-name="P605"><text:span text:style-name="T39">LISA </text:span><text:span text:style-name="T87">(</text:span><text:span text:style-name="T144">whispers </text:span><text:span text:style-name="T87">to Monica)</text:span></text:p>
      <text:p text:style-name="P685">Mr. Haas! That explains why the Oldhams are here.</text:p>
      <text:p text:style-name="P262"><text:span text:style-name="T39">Ken shakes hands with Mr. Haas </text:span><text:span text:style-name="T87">while he</text:span><text:span text:style-name="T39"> hands </text:span><text:span text:style-name="T87">Ken</text:span><text:span text:style-name="T39"> a certificate. Ken makes a stupid face for the camera, saying Ya, combing his hair with his finger. </text:span><text:span text:style-name="T87">Ken leaves the stage.</text:span></text:p>
      <text:p text:style-name="P262"><text:span text:style-name="T39">MRS. SCULLY </text:span><text:span text:style-name="T86">is at</text:span><text:span text:style-name="T39"> the microphon</text:span><text:span text:style-name="T87">e</text:span><text:span text:style-name="T39">. </text:span></text:p>
      <text:p text:style-name="P356">MRS SCULLY</text:p>
      <text:p text:style-name="P615"><text:span text:style-name="T39">The award for </text:span><text:span text:style-name="T87">sophomore</text:span><text:span text:style-name="T39"> English Analysis, </text:span><text:span text:style-name="T87">Bourgades' Honors English course,</text:span><text:span text:style-name="T39"> goes to Lisa Schaefer.</text:span></text:p>
      <text:p text:style-name="P11"><text:span text:style-name="T39">Applause. Lisa </text:span><text:span text:style-name="T87">walks on</text:span><text:span text:style-name="T39">to the stage. </text:span></text:p>
      <text:p text:style-name="P262"><text:span text:style-name="T39">Steve watches her</text:span><text:span text:style-name="T87">,</text:span><text:span text:style-name="T39"> slouches in his seat. </text:span></text:p>
      <text:p text:style-name="P11"><text:span text:style-name="T39">Lisa shakes hands with Mrs. Scully, </text:span><text:span text:style-name="T87">Mrs. Scully</text:span><text:span text:style-name="T39"> hands her a certificate, </text:span><text:span text:style-name="T87">Photographer</text:span><text:span text:style-name="T39"> takes their picture, </text:span><text:span text:style-name="T87">Lisa leaves the stage, </text:span><text:span text:style-name="T182">looking toward Steve</text:span><text:span text:style-name="T87">.</text:span></text:p>
      <text:p text:style-name="P266"><text:span text:style-name="T87">S</text:span><text:span text:style-name="T39">teve hides from Lisa behind Ken.</text:span></text:p>
      <text:h text:style-name="P923" text:outline-level="3">INT. CAFETERIA</text:h>
      <text:p text:style-name="P11"><text:span text:style-name="T39">Mr. Arena </text:span><text:span text:style-name="T88">is at</text:span><text:span text:style-name="T39"> the microphone on stage. </text:span></text:p>
      <text:p text:style-name="P356">MR ARENA</text:p>
      <text:p text:style-name="P626"><text:span text:style-name="T39">Th</text:span><text:span text:style-name="T88">is year's</text:span><text:span text:style-name="T39"> inductees for National Honor Society are: Robert Bodnar. Rick Buelow. Billy Chavira. Joanne Deniston. Lisa Schaefer. John Schmaltz.</text:span></text:p>
      <text:p text:style-name="P12"><text:span text:style-name="T374">Applause. Robert</text:span>, Rick, <text:span text:style-name="T376">Hispanic Kid</text:span>, <text:span text:style-name="T374">Joanne, Lisa, John Schmaltz walk onto the stage</text:span>.</text:p>
      <text:p text:style-name="P11"><text:span text:style-name="T39">Steve watches </text:span><text:span text:style-name="T87">Lisa</text:span><text:span text:style-name="T39">, slouches in his seat. </text:span></text:p>
      <text:h text:style-name="P923" text:outline-level="3">INT. CAFETERIA</text:h>
      <text:p text:style-name="P11"><text:soft-page-break/><text:span text:style-name="T88">Montage: </text:span><text:span text:style-name="T39">TEACHER 1 </text:span><text:span text:style-name="T88">at</text:span><text:span text:style-name="T39"> the microphone on stage. </text:span></text:p>
      <text:p text:style-name="P356">TEACHER 1</text:p>
      <text:p text:style-name="P615"><text:span text:style-name="T39">...</text:span><text:span text:style-name="T88">award goes to </text:span><text:span text:style-name="T39">Lisa Schaefer.</text:span></text:p>
      <text:p text:style-name="P11"><text:span text:style-name="T39">Applause. </text:span><text:span text:style-name="T88">Lisa </text:span><text:span text:style-name="T89">walks to Teacher 1 and</text:span><text:span text:style-name="T88"> </text:span><text:span text:style-name="T89">shakes hands with him/her while Photographer takes picture</text:span><text:span text:style-name="T88">. </text:span></text:p>
      <text:p text:style-name="P267"><text:span text:style-name="T89">S</text:span><text:span text:style-name="T39">teve slouches farther into his seat.</text:span></text:p>
      <text:p text:style-name="P356">TEACHER 2 <text:span text:style-name="T375">(VO)</text:span></text:p>
      <text:p text:style-name="P651">Lisa Schaefer</text:p>
      <text:p text:style-name="P265"><text:span text:style-name="T39">Applause. </text:span><text:span text:style-name="T88">Lisa shakes hands with Teacher 2 while Photographer takes picture.</text:span></text:p>
      <text:p text:style-name="P386">TEACHER <text:span text:style-name="T375">3 (VO)</text:span></text:p>
      <text:p text:style-name="P686">Lisa Schaefer</text:p>
      <text:p text:style-name="P71">Applause. Lisa shakes hands with Teacher 3 while Photographer takes picture.</text:p>
      <text:p text:style-name="P386">TEACHER <text:span text:style-name="T375">4 (VO)</text:span></text:p>
      <text:p text:style-name="P686">Lisa Schaefer</text:p>
      <text:p text:style-name="P71">Applause. Lisa shakes hands with Teacher 4 while Photographer takes picture.</text:p>
      <text:p text:style-name="P265"><text:span text:style-name="T39">Applause </text:span><text:span text:style-name="T88">continues</text:span><text:span text:style-name="T39">.</text:span> <text:span text:style-name="T39">Steve </text:span><text:span text:style-name="T88">watche</text:span><text:span text:style-name="T39">s at Lisa, slouches even further until he’s almost falling off the seat.</text:span></text:p>
      <text:p text:style-name="P356">MRS. OLDHAM</text:p>
      <text:p text:style-name="P651">Sit up!</text:p>
      <text:p text:style-name="P12">Lisa <text:span text:style-name="T375">walks back to her seat and sees his mom pulling him up. </text:span></text:p>
      <text:h text:style-name="P923" text:outline-level="3">INT. CAFETERIA</text:h>
      <text:p text:style-name="P272"><text:span text:style-name="T96">An over the shoulder shot of </text:span><text:span text:style-name="T89">Lisa gather</text:span><text:span text:style-name="T96">ing</text:span><text:span text:style-name="T89"> up all her certificates and plaque</text:span><text:span text:style-name="T88">. </text:span><text:span text:style-name="T252">Mrs. Moore is on stage in the background.</text:span></text:p>
      <text:p text:style-name="P394">MRS. MOORE</text:p>
      <text:p text:style-name="P651">Thank you everyone for coming <text:span text:style-name="T535">to this year's awards ceremony</text:span>.</text:p>
      <text:p text:style-name="P394">M<text:span text:style-name="T385">OM (to Lisa)</text:span></text:p>
      <text:p text:style-name="P629"><text:span text:style-name="T98">You </text:span><text:span text:style-name="T299">a</text:span><text:span text:style-name="T98">re going to bend them!</text:span></text:p>
      <text:p text:style-name="P72">Mom yanks the certificates away from Lisa, one tears.</text:p>
      <text:p text:style-name="P272"><text:soft-page-break/><text:span text:style-name="T39">Everyone gets out of their seats, mingles. </text:span><text:span text:style-name="T98">Lisa's Mom walks away, taking awards with her. </text:span><text:span text:style-name="T97">Lisa's Dad follows.</text:span></text:p>
      <text:p text:style-name="P272"><text:span text:style-name="T89">Tim comes over and Monica talks to him. </text:span><text:span text:style-name="T182">They s</text:span><text:span text:style-name="T104">how each other the 1 certificate they each have.</text:span></text:p>
      <text:p text:style-name="P272"><text:span text:style-name="T89">Lisa's </text:span><text:span text:style-name="T97">M</text:span><text:span text:style-name="T89">om goes to talk to </text:span><text:span text:style-name="T97">T</text:span><text:span text:style-name="T89">eachers </text:span><text:span text:style-name="T97">1 and 2</text:span><text:span text:style-name="T89">.</text:span><text:span text:style-name="T97"> </text:span><text:span text:style-name="T98">Mom brags, thinks it's her moment of glory: this is all because of me, </text:span><text:span text:style-name="T274">I made </text:span><text:span text:style-name="T281">her</text:span><text:span text:style-name="T274"> become what she is</text:span><text:span text:style-name="T98">. She holds the plaque and certificates outward so everyone can see she's associated with them.</text:span></text:p>
      <text:p text:style-name="P393">MO<text:span text:style-name="T384">M</text:span></text:p>
      <text:p text:style-name="P628"><text:span text:style-name="T97">I trained her ever since she was in first grade to start homework as soon as she got off the bus </text:span><text:span text:style-name="T98">and not move until it was done</text:span><text:span text:style-name="T39">. </text:span><text:span text:style-name="T182">As you can see, it's paid off.</text:span></text:p>
      <text:p text:style-name="P271"><text:span text:style-name="T39">Lisa </text:span><text:span text:style-name="T98">get</text:span><text:span text:style-name="T39">s </text:span><text:span text:style-name="T98">up</text:span><text:span text:style-name="T39">, heads toward the stage. Mr. Oldham </text:span><text:span text:style-name="T89">stops her in the aisle,</text:span><text:span text:style-name="T39"> Steve and Ken </text:span><text:span text:style-name="T282">still at</text:span><text:span text:style-name="T39"> </text:span><text:span text:style-name="T282">their chairs in the</text:span><text:span text:style-name="T39"> background. </text:span></text:p>
      <text:p text:style-name="P356">MR. OLDHAM</text:p>
      <text:p text:style-name="P651">Hi Lisa. You got quite a few awards.</text:p>
      <text:p text:style-name="P12">Lisa looks at Steve and Ken. </text:p>
      <text:p text:style-name="P334"><text:span text:style-name="T39">Steve cringes, </text:span><text:span text:style-name="T252">kneeling backward </text:span><text:span text:style-name="T39">in his seat </text:span><text:span text:style-name="T252">with his head against the back</text:span><text:span text:style-name="T39">. Ken tr</text:span><text:span text:style-name="T89">ies</text:span><text:span text:style-name="T39"> to coax </text:span><text:span text:style-name="T89">Steve</text:span><text:span text:style-name="T39"> into </text:span><text:span text:style-name="T89">go</text:span><text:span text:style-name="T39">ing </text:span><text:span text:style-name="T89">over to their dad and Lisa</text:span><text:span text:style-name="T39">. Steve squirms, </text:span><text:span text:style-name="T89">shakes his head, mouthing </text:span><text:span text:style-name="T253">N</text:span><text:span text:style-name="T89">o, no, no</text:span><text:span text:style-name="T39">. </text:span><text:span text:style-name="T89">Ken pulls Steve's arm toward their dad, Steve pulls the other way.</text:span></text:p>
      <text:p text:style-name="P12">Lisa looks at Mr. Oldham blankly. </text:p>
      <text:p text:style-name="P356">LISA</text:p>
      <text:p text:style-name="P615"><text:span text:style-name="T89">Yeah. </text:span><text:span text:style-name="T39">Thanks. </text:span></text:p>
      <text:p text:style-name="P356">MR. OLDHAM</text:p>
      <text:p text:style-name="P651">I’m Steve’s dad. I met you at the barbecue in the fall. You had told me that you were a straight A student. </text:p>
      <text:p text:style-name="P12">Lisa’s face lights up.</text:p>
      <text:p text:style-name="P356">LISA</text:p>
      <text:p text:style-name="P651">Oh yeah! I really liked that barbecue!</text:p>
      <text:p text:style-name="P356"><text:soft-page-break/>MR. OLDHAM</text:p>
      <text:p text:style-name="P651">What did you like about it?</text:p>
      <text:p text:style-name="P356">LISA</text:p>
      <text:p text:style-name="P651"><text:span text:style-name="T574">You guys made sure I had dinner that night</text:span>.</text:p>
      <text:p text:style-name="P356">MR. OLDHAM</text:p>
      <text:p text:style-name="P651">And because you enjoyed sitting with my boys?</text:p>
      <text:p text:style-name="P12">Lisa quietly, sadly admits. </text:p>
      <text:p text:style-name="P356">LISA</text:p>
      <text:p text:style-name="P651">I did.</text:p>
      <text:p text:style-name="P12">Ken finally convinces Steve to come over. Steve hovers behind their dad, half hiding. </text:p>
      <text:p text:style-name="P355"><text:span text:style-name="T39">MR. OLDHA</text:span><text:span text:style-name="T332">M</text:span></text:p>
      <text:p text:style-name="P651">Come over here, boys.</text:p>
      <text:p text:style-name="P12">They timidly come closer and mumble.</text:p>
      <text:p text:style-name="P356">STEVE and KEN</text:p>
      <text:p text:style-name="P651">Hi.</text:p>
      <text:p text:style-name="P12">Lisa is cautious.</text:p>
      <text:p text:style-name="P356">LISA</text:p>
      <text:p text:style-name="P651">Are there going to be any more barbecues like that one?</text:p>
      <text:p text:style-name="P12">Mr. Oldham seems disappointed.</text:p>
      <text:p text:style-name="P356">MR. OLDHAM</text:p>
      <text:p text:style-name="P615"><text:span text:style-name="T39">No. That was a </text:span><text:span text:style-name="T89">one-time </text:span><text:span text:style-name="T39">fundraiser. </text:span></text:p>
      <text:p text:style-name="P11"><text:span text:style-name="T39">Mr. Oldham thinks for a moment, </text:span><text:span text:style-name="T99">comes up with an idea he's</text:span><text:span text:style-name="T39"> happy </text:span><text:span text:style-name="T99">about</text:span><text:span text:style-name="T39">. </text:span></text:p>
      <text:p text:style-name="P356">MR. OLDHAM</text:p>
      <text:p text:style-name="P651">But, we could have a barbecue at our house instead. Would you like that?</text:p>
      <text:p text:style-name="P12">Lisa is stunned. </text:p>
      <text:p text:style-name="P356">LISA</text:p>
      <text:p text:style-name="P651">Sure.</text:p>
      <text:p text:style-name="P356">MR. OLDHAM</text:p>
      <text:p text:style-name="P651"><text:soft-page-break/>You could invite a friend. So you aren’t the only girl there. I have four boys. No girls.</text:p>
      <text:p text:style-name="P356">LISA</text:p>
      <text:p text:style-name="P651">I have a sister.</text:p>
      <text:p text:style-name="P356">MR. OLDHAM</text:p>
      <text:p text:style-name="P615"><text:span text:style-name="T39">Could you introduce her to </text:span><text:span text:style-name="T90">my boys</text:span><text:span text:style-name="T39">? </text:span></text:p>
      <text:p text:style-name="P356">LISA</text:p>
      <text:p text:style-name="P651">She’s not here. She’ll be a freshman at Bourgade next year.</text:p>
      <text:p text:style-name="P356">MR. OLDHAM</text:p>
      <text:p text:style-name="P651">Let’s <text:span text:style-name="T377">ask</text:span> your parents <text:span text:style-name="T386">if you could come over</text:span>.</text:p>
      <text:p text:style-name="P11"><text:span text:style-name="T39">Lisa’s Mom and Dad talk to Mrs. Oldham. Mr. Oldham </text:span><text:span text:style-name="T90">goes over and</text:span><text:span text:style-name="T39"> pulls Lisa’s Dad aside. They talk. </text:span><text:span text:style-name="T99">Dad nods his head in agreement.</text:span></text:p>
      <text:p text:style-name="P12">Lisa, Steve, and Ken smile at each other, watch the parents, hopeful.</text:p>
      <text:p text:style-name="P11"><text:span text:style-name="T39">The Dads go to the Moms and </text:span><text:span text:style-name="T90">talk to them</text:span><text:span text:style-name="T39">.</text:span></text:p>
      <text:p text:style-name="P356"><text:span text:style-name="T446">LISA'S </text:span>MOM</text:p>
      <text:p text:style-name="P651">No way.</text:p>
      <text:p text:style-name="P11"><text:span text:style-name="T39">Mom </text:span><text:span text:style-name="T99">is very angry,</text:span><text:span text:style-name="T39"> shakes her head </text:span><text:span text:style-name="T95">profuse</text:span><text:span text:style-name="T39">ly </text:span><text:span text:style-name="T95">with her lips pursed</text:span><text:span text:style-name="T39">. The Oldham parents look at each other confused. </text:span><text:span text:style-name="T99">What did we say wrong?</text:span></text:p>
      <text:p text:style-name="P12">Steve <text:span text:style-name="T386">and</text:span> Ken stop smiling. They look at each other. <text:span text:style-name="T386">What happened?</text:span></text:p>
      <text:p text:style-name="P12">Lisa’s Dad scowls at Mom.</text:p>
      <text:p text:style-name="P356">MRS. OLDHAM</text:p>
      <text:p text:style-name="P651">We could have Lisa come over without <text:span text:style-name="T386">her sister</text:span> if you feel <text:span text:style-name="T386">Tracy</text:span> isn’t old enough yet.</text:p>
      <text:p text:style-name="P356"><text:span text:style-name="T446">LISA'S </text:span>MOM</text:p>
      <text:p text:style-name="P651"><text:span text:style-name="T377">N</text:span>o.</text:p>
      <text:p text:style-name="P356">MR. OLDHAM</text:p>
      <text:p text:style-name="P651">How about just the four of us before any of the kids get together?</text:p>
      <text:p text:style-name="P427"><text:soft-page-break/><text:span text:style-name="T446">LISA'S </text:span>MOM</text:p>
      <text:p text:style-name="P615"><text:span text:style-name="T183">Definitely not</text:span><text:span text:style-name="T90">.</text:span></text:p>
      <text:p text:style-name="P356">MR<text:span text:style-name="T536">S</text:span>. OLDHAM</text:p>
      <text:p text:style-name="P651">Well, the kids are still welcome any time.</text:p>
      <text:p text:style-name="P427"><text:span text:style-name="T446">LISA'S </text:span>MOM</text:p>
      <text:p text:style-name="P651">That <text:span text:style-name="T536">will never</text:span> work.</text:p>
      <text:p text:style-name="P24">Lisa's Dad rolls his eyes in embarrassment and frustration.</text:p>
      <text:p text:style-name="P43">Steve looks at Lisa. She <text:span text:style-name="T379">looks at the floor, deflated</text:span>. <text:span text:style-name="T381">Lisa's mom yanks her by the arm and storms out of the cafeteria, dragging Lisa, twisted, tripping. Dad follows way behind, seething. </text:span></text:p>
      <text:p text:style-name="P73">Mr. and Mrs. Oldham look at each other wondering what the hell that was about.</text:p>
      <text:h text:style-name="P923" text:outline-level="3">INT. CAR - NIGHT</text:h>
      <text:p text:style-name="P12">Lisa <text:span text:style-name="T382">slouches in the back seat with her head resting on her hand, leaning against the car door. Her mom drives, dad is in the passenger seat</text:span>. <text:span text:style-name="T383">Mom yells at Lisa and ignores Dad. Dad makes this all about his social life. Lisa doesn't want to be a part of this inanity.</text:span></text:p>
      <text:p text:style-name="P356">MOM</text:p>
      <text:p text:style-name="P661"><text:span text:style-name="T378">How dare you</text:span> invit<text:span text:style-name="T378">e yourself</text:span> to their house. </text:p>
      <text:p text:style-name="P391">LISA</text:p>
      <text:p text:style-name="P768">But Mom...</text:p>
      <text:p text:style-name="P391">MOM</text:p>
      <text:p text:style-name="P769">Don't you But Mom me while I am talking to you!</text:p>
      <text:p text:style-name="P270"><text:span text:style-name="T39">Lisa </text:span><text:span text:style-name="T94">withdraws, looks through her </text:span><text:span text:style-name="T283">geometry</text:span><text:span text:style-name="T94"> book </text:span><text:span text:style-name="T100">even though it's dark</text:span><text:span text:style-name="T39">.</text:span></text:p>
      <text:p text:style-name="P392">DAD</text:p>
      <text:p text:style-name="P741">They invited us.</text:p>
      <text:p text:style-name="P387">MOM</text:p>
      <text:p text:style-name="P662">If <text:span text:style-name="T378">you</text:span> would’ve <text:span text:style-name="T378">just</text:span> been quiet <text:span text:style-name="T379">and stayed in your seat until we left, like I told you to</text:span>, <text:span text:style-name="T381">nobody</text:span> would<text:span text:style-name="T381">'</text:span>ve <text:span text:style-name="T379">mentioned</text:span> <text:span text:style-name="T381">a</text:span> barbecue. </text:p>
      <text:p text:style-name="P390"><text:soft-page-break/>DAD</text:p>
      <text:p text:style-name="P770">It would be nice if we went over to someone's house for a beer every once in awhile.</text:p>
      <text:p text:style-name="P391">MOM</text:p>
      <text:p text:style-name="P771">Think about how that makes me look. My daughter is approaching boys.</text:p>
      <text:p text:style-name="P390">DAD</text:p>
      <text:p text:style-name="P768">They're popular. We should be able to have a social life for Christ sake.</text:p>
      <text:p text:style-name="P388">MOM</text:p>
      <text:p text:style-name="P741">Why aren't you answering me!</text:p>
      <text:p text:style-name="P269"><text:span text:style-name="T92">Dad sighs and looks away, </text:span><text:span text:style-name="T184">takes a drink out of a tiny whiskey bottle</text:span><text:span text:style-name="T92">. </text:span><text:span text:style-name="T39">Lisa </text:span><text:span text:style-name="T92">sits up, </text:span><text:span text:style-name="T274">looks at her mom for a clue whether she's really supposed to talk now,</text:span><text:span text:style-name="T92"> </text:span><text:span text:style-name="T93">looks to</text:span><text:span text:style-name="T92"> her dad to interject</text:span><text:span text:style-name="T39">. </text:span><text:span text:style-name="T274">She looks back at her mom.</text:span></text:p>
      <text:p text:style-name="P390">LISA</text:p>
      <text:p text:style-name="P627"><text:span text:style-name="T91">You didn't ask a question.</text:span><text:span text:style-name="T39"> </text:span></text:p>
      <text:p text:style-name="P387">DAD</text:p>
      <text:p text:style-name="P651"><text:span text:style-name="T380">W</text:span>hy <text:span text:style-name="T380">aren't you upset at your</text:span> <text:span text:style-name="T380">mother?</text:span> </text:p>
      <text:p text:style-name="P268"><text:span text:style-name="T39">Lisa </text:span><text:span text:style-name="T91">thinks... what might be useful to say to get them to shut up</text:span><text:span text:style-name="T39">.</text:span></text:p>
      <text:p text:style-name="P389">LISA</text:p>
      <text:p text:style-name="P651">Because those boys are naughty. </text:p>
      <text:p text:style-name="P356">MOM</text:p>
      <text:p text:style-name="P651">See. She shouldn’t be hanging around with boys at her age anyway.</text:p>
      <text:p text:style-name="P12">Lisa sinks into the back seat, looks away, out the window.</text:p>
      <text:h text:style-name="P910" text:outline-level="2">Episode <text:span text:style-name="T520">11</text:span>: Drunk Driving</text:h>
      <text:h text:style-name="P923" text:outline-level="3">Rick, Monica, Steve, Tim</text:h>
      <text:h text:style-name="P923" text:outline-level="3">INT. GYM</text:h>
      <text:p text:style-name="P12">Shot of <text:span text:style-name="T387">a few couple</text:span>s slow dancing, most of the kids are hanging around on the bleachers. </text:p>
      <text:p text:style-name="P12">Lisa and Rick slow dance. </text:p>
      <text:p text:style-name="P12"><text:soft-page-break/>Steve, Ken, and Friends yell, punch each other. Steve sees Lisa and Rick, <text:span text:style-name="T387">suddenly </text:span>stops <text:span text:style-name="T387">and stares for a moment</text:span>, <text:span text:style-name="T387">gets punched,</text:span> <text:span text:style-name="T387">then</text:span> looks away. <text:span text:style-name="T387">He stops goofing around and</text:span> withdraws from <text:span text:style-name="T387">F</text:span>riends. </text:p>
      <text:p text:style-name="P11"><text:span text:style-name="T39">Lisa’s arms rest against </text:span><text:span text:style-name="T101">Rick'</text:span><text:span text:style-name="T39">s chest. Lisa </text:span><text:span text:style-name="T101">notices </text:span><text:span text:style-name="T102">something in his chest and</text:span><text:span text:style-name="T39"> puts her hand </text:span><text:span text:style-name="T102">on it for a scientific examination</text:span><text:span text:style-name="T39">.</text:span></text:p>
      <text:p text:style-name="P395">LISA <text:s/></text:p>
      <text:p text:style-name="P663"><text:span text:style-name="T559">I can really feel y</text:span>our heart beat.</text:p>
      <text:p text:style-name="P25"><text:span text:style-name="T388">She examines some more</text:span>.</text:p>
      <text:p text:style-name="P395">LISA <text:s/></text:p>
      <text:p text:style-name="P651"><text:span text:style-name="T559">I</text:span>s it always this <text:span text:style-name="T559">fast</text:span>?</text:p>
      <text:p text:style-name="P12">Rick feels his own heartbeat.</text:p>
      <text:p text:style-name="P356">RICK</text:p>
      <text:p text:style-name="P651">Not always.</text:p>
      <text:p text:style-name="P356">LISA <text:s/></text:p>
      <text:p text:style-name="P651">Is it OK if I listen to your heartbeat?</text:p>
      <text:p text:style-name="P395">RICK</text:p>
      <text:p text:style-name="P663"><text:span text:style-name="T388">Sure</text:span>.</text:p>
      <text:p text:style-name="P273"><text:span text:style-name="T102">Lisa</text:span><text:span text:style-name="T39"> place</text:span><text:span text:style-name="T102">s her</text:span><text:span text:style-name="T39"> ear against his chest while </text:span><text:span text:style-name="T102">they</text:span><text:span text:style-name="T39"> dance. </text:span><text:span text:style-name="T103">Her eyes are open – this is a scientific activity.</text:span><text:span text:style-name="T39"> </text:span></text:p>
      <text:p text:style-name="P11"><text:span text:style-name="T39">Ken </text:span><text:span text:style-name="T103">notices Steve is withdrawn, looks toward whatever Steve is watching. Ken</text:span><text:span text:style-name="T39"> sees Lisa and Rick, stops messing with friends and stares. </text:span><text:span text:style-name="T103">He goes over to </text:span><text:span text:style-name="T39">Steve. </text:span><text:span text:style-name="T103">Their friends walk into the gym lobby, but the </text:span><text:span text:style-name="T284">Oldham</text:span><text:span text:style-name="T103">s stand in the middle of the floor</text:span><text:span text:style-name="T39"> </text:span><text:span text:style-name="T103">by themselves </text:span><text:span text:style-name="T39">star</text:span><text:span text:style-name="T103">ing</text:span><text:span text:style-name="T39">. </text:span></text:p>
      <text:p text:style-name="P274"><text:span text:style-name="T102">Rick</text:span><text:span text:style-name="T39"> h</text:span><text:span text:style-name="T102">o</text:span><text:span text:style-name="T39">ld</text:span><text:span text:style-name="T102">s </text:span><text:span text:style-name="T103">Lisa</text:span><text:span text:style-name="T39"> close</text:span><text:span text:style-name="T102">r</text:span><text:span text:style-name="T39"> and stroke</text:span><text:span text:style-name="T102">s her</text:span><text:span text:style-name="T39"> hair. He rest</text:span><text:span text:style-name="T102">s</text:span><text:span text:style-name="T39"> his cheek on </text:span><text:span text:style-name="T102">her</text:span><text:span text:style-name="T39"> head, closes his eyes.</text:span></text:p>
      <text:p text:style-name="P26">Steve's shoulders drop. Ken puts his arm around Steve. The<text:span text:style-name="T391">y</text:span> continue to watch Lisa.</text:p>
      <text:p text:style-name="P12"><text:span text:style-name="T389">Monica sits on the</text:span> bleachers <text:span text:style-name="T389">with two other Girls.</text:span> <text:span text:style-name="T389">I</text:span>n front of Monica, <text:span text:style-name="T389">Tim</text:span> and <text:span text:style-name="T389">Hispanic Kid</text:span> s<text:span text:style-name="T391">it together. Tim notices</text:span> Lisa and Rick.</text:p>
      <text:p text:style-name="P275"><text:span text:style-name="T105">Tim's POV: </text:span><text:span text:style-name="T39">Rick is still stroking her hair. Steve and Ken </text:span><text:span text:style-name="T105">still</text:span><text:span text:style-name="T39"> stand alone </text:span><text:span text:style-name="T105">in the background</text:span><text:span text:style-name="T39"> staring, </text:span><text:span text:style-name="T105">but they're out of focus</text:span><text:span text:style-name="T39">.</text:span></text:p>
      <text:p text:style-name="P74"><text:soft-page-break/>Tim gets Hispanic Kid's attention, points to Lisa and Rick. Hispanic Kid turns to watch them.</text:p>
      <text:p text:style-name="P356">LISA</text:p>
      <text:p text:style-name="P615"><text:span text:style-name="T275">Now y</text:span><text:span text:style-name="T39">ou’re breathing </text:span><text:span text:style-name="T275">fast</text:span><text:span text:style-name="T39">. Are you feeling OK?</text:span></text:p>
      <text:p text:style-name="P12">Rick puts some distance between them.</text:p>
      <text:p text:style-name="P356">RICK</text:p>
      <text:p text:style-name="P651">I’m fine!</text:p>
      <text:p text:style-name="P12">Lisa <text:span text:style-name="T391">is taken aback, stops her scientific analysis</text:span>.</text:p>
      <text:p text:style-name="P27"><text:span text:style-name="T392">Tim </text:span>notice<text:span text:style-name="T392">s</text:span> Steve and Ken. <text:span text:style-name="T392">He points them out to Hispanic Kid. Monica sees this, so she looks over and notices Steve and Ken.</text:span></text:p>
      <text:p text:style-name="P356">RICK</text:p>
      <text:p text:style-name="P651">Isn’t your heart beating hard?</text:p>
      <text:p text:style-name="P12">Lisa places her hand on her chest. </text:p>
      <text:p text:style-name="P356">LISA</text:p>
      <text:p text:style-name="P651"><text:span text:style-name="T393">No. Just</text:span> normal. </text:p>
      <text:p text:style-name="P11"><text:span text:style-name="T39">Lisa puts </text:span><text:span text:style-name="T285">Rick'</text:span><text:span text:style-name="T39">s hand on her heart. Rick </text:span><text:span text:style-name="T106">is startled</text:span><text:span text:style-name="T39">.</text:span></text:p>
      <text:p text:style-name="P428">LISA</text:p>
      <text:p text:style-name="P772">See. Normal.</text:p>
      <text:p text:style-name="P75">From Steve's POV, it looks like a meaningful moment instead of a scientific analysis. </text:p>
      <text:p text:style-name="P339"><text:span text:style-name="T39">Steve looks away, crushed. Ken notices </text:span><text:span text:style-name="T106">Tim and Hispanic Kid</text:span><text:span text:style-name="T39">.</text:span></text:p>
      <text:p text:style-name="P76">Lisa moves Rick's and her hand off her heart.</text:p>
      <text:p text:style-name="P429">LISA</text:p>
      <text:p text:style-name="P651"><text:span text:style-name="T447">Do</text:span> you <text:span text:style-name="T447">want</text:span> to <text:span text:style-name="T447">hear</text:span> my heartbeat?</text:p>
      <text:p text:style-name="P12">Rick laughs nervously. </text:p>
      <text:p text:style-name="P356">RICK</text:p>
      <text:p text:style-name="P651">Uh, no. That’s OK.</text:p>
      <text:p text:style-name="P356">LISA</text:p>
      <text:p text:style-name="P651">I guess that would look weird. Maybe later. When no one’s looking.</text:p>
      <text:p text:style-name="P11"><text:soft-page-break/><text:span text:style-name="T39">Rick </text:span><text:span text:style-name="T106">is shocked</text:span><text:span text:style-name="T39">. </text:span><text:span text:style-name="T106">What is she suggesting?</text:span></text:p>
      <text:p text:style-name="P12">Ken points <text:span text:style-name="T393">out Tim and Hispanic Kid to</text:span> Steve. </text:p>
      <text:p text:style-name="P12"><text:span text:style-name="T393">Tim and Hispanic Kid are staring back at Steve and Ken</text:span>. <text:span text:style-name="T393">Monica is watching the four of them.</text:span></text:p>
      <text:p text:style-name="P11"><text:span text:style-name="T39">Steve gets frustrated, </text:span><text:span text:style-name="T106">g</text:span><text:span text:style-name="T39">ives </text:span><text:span text:style-name="T106">Tim and Hispanic Kid</text:span><text:span text:style-name="T39"> a dirty look. Steve turns a</text:span><text:span text:style-name="T185">nd</text:span><text:span text:style-name="T39"> </text:span><text:span text:style-name="T106">stomps</text:span><text:span text:style-name="T39"> out of the gym. </text:span><text:span text:style-name="T106">Ken follows.</text:span></text:p>
      <text:p text:style-name="P12">The song ends. Lisa walks over to Monica on the bleachers.</text:p>
      <text:p text:style-name="P356">MONICA</text:p>
      <text:p text:style-name="P651">What were you guys doing?</text:p>
      <text:p text:style-name="P356">LISA <text:span text:style-name="T448">(duh)</text:span></text:p>
      <text:p text:style-name="P615"><text:span text:style-name="T106">D</text:span><text:span text:style-name="T39">ancing. </text:span><text:span text:style-name="T106">What did you think we were doing?</text:span></text:p>
      <text:p text:style-name="P356">MONICA</text:p>
      <text:p text:style-name="P651">People were staring at you.</text:p>
      <text:p text:style-name="P356">LISA</text:p>
      <text:p text:style-name="P615"><text:span text:style-name="T106">W</text:span><text:span text:style-name="T39">ho?</text:span></text:p>
      <text:p text:style-name="P586">MONICA</text:p>
      <text:p text:style-name="P649"><text:span text:style-name="T106">Tim and Billy</text:span><text:span text:style-name="T39">. </text:span></text:p>
      <text:p text:style-name="P586">LISA</text:p>
      <text:p text:style-name="P852">They always stare at people.</text:p>
      <text:p text:style-name="P586">MONICA</text:p>
      <text:p text:style-name="P730">And the Oldhams.</text:p>
      <text:p text:style-name="P227">Lisa’s d<text:span text:style-name="T393">istraught</text:span>.</text:p>
      <text:p text:style-name="P356">LISA</text:p>
      <text:p text:style-name="P651">Were the <text:span text:style-name="T393">Oldhams</text:span> laughing at me again?</text:p>
      <text:p text:style-name="P356">MONICA</text:p>
      <text:p text:style-name="P630"><text:span text:style-name="T39">No. </text:span><text:span text:style-name="T106">They were mad at </text:span><text:span text:style-name="T275">Tim and Billy</text:span><text:span text:style-name="T106">.</text:span></text:p>
      <text:p text:style-name="P396">LISA</text:p>
      <text:p text:style-name="P664">W<text:span text:style-name="T393">hat</text:span>?</text:p>
      <text:p text:style-name="P396">MONICA</text:p>
      <text:p text:style-name="P630"><text:span text:style-name="T106">T</text:span><text:span text:style-name="T39">hey gave </text:span><text:span text:style-name="T275">them</text:span><text:span text:style-name="T39"> dirty looks and walked off.</text:span></text:p>
      <text:p text:style-name="P356">LISA</text:p>
      <text:p text:style-name="P651"><text:span text:style-name="T559">Weird</text:span>.</text:p>
      <text:h text:style-name="P934" text:outline-level="3"><text:soft-page-break/>EXT. PARKING LOT<text:span text:style-name="T397"> - NIGHT</text:span></text:h>
      <text:p text:style-name="P77">The dance is over, kids leave the gym and go into the parking lot. Others stand around in the background waiting for their rides.</text:p>
      <text:p text:style-name="P78">Steve and Ken sit on the wall facing each other. Lisa and Monica approach. Ken nods at Steve to look at who’s coming up behind him.</text:p>
      <text:p text:style-name="P356">LISA <text:s/></text:p>
      <text:p text:style-name="P651"><text:span text:style-name="T395">Are t</text:span>hey going to <text:span text:style-name="T395">pick on</text:span> us?</text:p>
      <text:p text:style-name="P28">Monica sit<text:span text:style-name="T575">s</text:span> on the wall. <text:span text:style-name="T395">Lisa wanders into the parking lot a little way, looking around for her parents' car. Lisa comes back and sits on the wall by Monica.</text:span></text:p>
      <text:p text:style-name="P28">Steve and Ken are completely silent. <text:span text:style-name="T394">They're listening to Lisa and Monica.</text:span></text:p>
      <text:p text:style-name="P356">LISA <text:span text:style-name="T575">(concerned)</text:span></text:p>
      <text:p text:style-name="P742">I'm surprised my dad isn't here yet. My mom always makes sure he gets here long before the dance ends.</text:p>
      <text:p text:style-name="P79">Tim and Hispanic Kid pass Lisa and Monica and walk out to the parking lot.</text:p>
      <text:p text:style-name="P400">LISA <text:span text:style-name="T559">(desperate)</text:span></text:p>
      <text:p text:style-name="P773">Hey Tim. Could you <text:span text:style-name="T561">please</text:span> wait for a few minutes and make sure my parents come?</text:p>
      <text:p text:style-name="P401"><text:span text:style-name="T400">TIM</text:span> </text:p>
      <text:p text:style-name="P743"><text:span text:style-name="T400">I have to pick up my little brother from a play at church. But I'll call you when I get home to make sure you got home</text:span>.</text:p>
      <text:p text:style-name="P80">Lisa nods. Tim and Hispanic Kid keep walking to their cars.</text:p>
      <text:p text:style-name="P397"><text:span text:style-name="T396">LIS</text:span>A <text:span text:style-name="T401">(to Monica)</text:span></text:p>
      <text:p text:style-name="P774">I could walk home. But not in this neighborhood.</text:p>
      <text:p text:style-name="P276"><text:span text:style-name="T107">A </text:span><text:span text:style-name="T39">strange figure emerges from the parking lot. </text:span><text:span text:style-name="T275">The silhouette of a monster. It steps into the light. It's</text:span><text:span text:style-name="T39"> Lisa’s Dad, stagger</text:span><text:span text:style-name="T275">ing</text:span><text:span text:style-name="T39"> straight toward </text:span><text:span text:style-name="T108">Lisa</text:span><text:span text:style-name="T39">.</text:span></text:p>
      <text:p text:style-name="P276"><text:span text:style-name="T39">Lisa </text:span><text:span text:style-name="T108">recognizes him but</text:span><text:span text:style-name="T39"> fr</text:span><text:span text:style-name="T108">ee</text:span><text:span text:style-name="T39">ze</text:span><text:span text:style-name="T108">s</text:span><text:span text:style-name="T39">. </text:span><text:span text:style-name="T109">There's nowhere to hide. </text:span><text:span text:style-name="T275">She's about to plead an apology for making him </text:span><text:span text:style-name="T285">get out of </text:span><text:soft-page-break/><text:span text:style-name="T285">the car to find her</text:span><text:span text:style-name="T275">, but he</text:span><text:span text:style-name="T39"> </text:span><text:span text:style-name="T109">walks right past her and approaches the Oldhams</text:span><text:span text:style-name="T39">. </text:span></text:p>
      <text:p text:style-name="P356">DAD <text:span text:style-name="T397">(slurring)</text:span></text:p>
      <text:p text:style-name="P651">Have you seen my daughter, Lisa Schaefer?</text:p>
      <text:p text:style-name="P29"><text:span text:style-name="T397">Steve and Ken are too shocked to say anything</text:span>. </text:p>
      <text:p text:style-name="P398">LISA <text:span text:style-name="T397">(super weird panicked-sounding)</text:span> </text:p>
      <text:p text:style-name="P615"><text:span text:style-name="T39">Dad. </text:span><text:span text:style-name="T109">I</text:span><text:span text:style-name="T39">t’s me. Lisa Schaefer. </text:span></text:p>
      <text:p text:style-name="P29"><text:span text:style-name="T397">Lisa's D</text:span>ad <text:span text:style-name="T397">turns around</text:span> and stumbl<text:span text:style-name="T397">es</text:span> back to the car. <text:span text:style-name="T397">Lisa</text:span> <text:span text:style-name="T397">gets up and </text:span>follow<text:span text:style-name="T397">s without turning around or saying bye.</text:span> <text:span text:style-name="T397">Stunned, Steve, Ken, and Monica watch her go.</text:span></text:p>
      <text:p text:style-name="P29"><text:span text:style-name="T397">Lisa and her Dad get</text:span> into the car. </text:p>
      <text:p text:style-name="P12"><text:span text:style-name="T397">The car goes</text:span> past <text:span text:style-name="T397">Steve</text:span>, <text:span text:style-name="T397">Ken, and Monica.</text:span> <text:span text:style-name="T397">It</text:span> veer<text:span text:style-name="T397">s</text:span> too far to the left and hit<text:span text:style-name="T397">s</text:span> <text:span text:style-name="T397">the</text:span> curb. <text:span text:style-name="T520">(We don't really want to hit curbs with these cars, so maybe we... almost hit a student, who quickly jumps onto the curb?)</text:span></text:p>
      <text:h text:style-name="P934" text:outline-level="3"><text:span text:style-name="T397">IN</text:span>T. <text:span text:style-name="T397">CAR - NIGHT</text:span></text:h>
      <text:p text:style-name="P29"><text:span text:style-name="T398">Lisa and her Dad occasionally sway to the left and right, bump up, as the car swerves and hits the a few curbs</text:span>. <text:span text:style-name="T398">Lisa stares ahead and doesn't react to her Dad's diatribe.</text:span></text:p>
      <text:p text:style-name="P399">DAD <text:span text:style-name="T397">(slurring)</text:span></text:p>
      <text:p text:style-name="P775">You know I love you. And your sister. Your mother doesn't love you. Well, she does. <text:span text:style-name="T559">B</text:span>ut not as much as my friend Kathy. </text:p>
      <text:h text:style-name="P935" text:outline-level="3">EXT. <text:span text:style-name="T399">SEVEN LANE</text:span> STREET<text:span text:style-name="T397"> - NIGHT</text:span></text:h>
      <text:p text:style-name="P30">The <text:span text:style-name="T399">car</text:span> swerve<text:span text:style-name="T399">s</text:span> over several lanes <text:span text:style-name="T399">on Indian School toward the railing of the canal bridge</text:span>. <text:span text:style-name="T399">It crosses over the canal, then slowly turns right onto 22</text:span><text:span text:style-name="T337">nd</text:span><text:span text:style-name="T399"> Avenue, driving over the curb.</text:span></text:p>
      <text:h text:style-name="P935" text:outline-level="3"><text:span text:style-name="T397">IN</text:span>T. <text:span text:style-name="T397">CAR - NIGHT</text:span></text:h>
      <text:p text:style-name="P81">Lisa clenches the door handle. Dad hands Lisa a keychain. Lisa takes it and stares at it blankly.</text:p>
      <text:p text:style-name="P399">DAD <text:span text:style-name="T397">(slurring)</text:span></text:p>
      <text:p text:style-name="P867"><text:soft-page-break/><text:span text:style-name="T300">Kathy</text:span><text:span text:style-name="T39"> wanted to give you this. </text:span><text:span text:style-name="T110">You </text:span><text:span text:style-name="T144">haven't met</text:span><text:span text:style-name="T110"> her yet. But s</text:span><text:span text:style-name="T39">he might be your mother soon. </text:span></text:p>
      <text:h text:style-name="P923" text:outline-level="3">EXT. NEIGHBORHOOD STREET - <text:span text:style-name="T399">NIGHT</text:span></text:h>
      <text:p text:style-name="P12"><text:span text:style-name="T399">The car turns onto Flower Street,</text:span> dr<text:span text:style-name="T399">iving</text:span> over <text:span text:style-name="T399">the</text:span> lawn. <text:span text:style-name="T399">The car pulls into the driveway and stops half on the grass just before hitting the wall to the alley.</text:span></text:p>
      <text:h text:style-name="P923" text:outline-level="3">INT. LISA’S ROOM</text:h>
      <text:p text:style-name="P277"><text:span text:style-name="T39">Lisa stares into space </text:span><text:span text:style-name="T111">while</text:span><text:span text:style-name="T39"> </text:span><text:span text:style-name="T111">h</text:span><text:span text:style-name="T39">er mom screams like a crazy woman. </text:span></text:p>
      <text:p text:style-name="P356">MOM</text:p>
      <text:p text:style-name="P651"><text:span text:style-name="T402">I want you</text:span> <text:span text:style-name="T560">here</text:span> at night where I can <text:span text:style-name="T402">see what</text:span> you <text:span text:style-name="T402">are up to</text:span>! <text:span text:style-name="T402">You shouldn't make your dad pick you up in the middle of the night!</text:span></text:p>
      <text:p text:style-name="P12">The phone rings. Lisa picks it up.</text:p>
      <text:p text:style-name="P356">LISA</text:p>
      <text:p text:style-name="P651"><text:span text:style-name="T402">I'm home</text:span>!</text:p>
      <text:h text:style-name="P923" text:outline-level="3">INT. TIM’S HOUSE</text:h>
      <text:p text:style-name="P12">Tim’s on his phone.</text:p>
      <text:p text:style-name="P356">TIM</text:p>
      <text:p text:style-name="P651">Lisa?</text:p>
      <text:h text:style-name="P923" text:outline-level="3">INT. LISA’S ROOM</text:h>
      <text:p text:style-name="P12">Mom grabs the phone out of Lisa’s hands and throws it across the room. <text:span text:style-name="T402">Lisa flinches.</text:span></text:p>
      <text:p text:style-name="P356">MOM</text:p>
      <text:p text:style-name="P651">I am talking to you!</text:p>
      <text:p text:style-name="P12">Tim’s voice comes out of the phone.</text:p>
      <text:p text:style-name="P356">TIM (VO)</text:p>
      <text:p text:style-name="P651"><text:span text:style-name="T403">Are you OK</text:span>?</text:p>
      <text:p text:style-name="P12">Lisa’s mom kicks the phone and stomps out of the room. Lisa goes over and picks up the phone.</text:p>
      <text:p text:style-name="P356">LISA <text:span text:style-name="T402">(whispers)</text:span></text:p>
      <text:p text:style-name="P651"><text:soft-page-break/><text:span text:style-name="T403">M</text:span>eet me down the street in twenty minutes.</text:p>
      <text:h text:style-name="P923" text:outline-level="3">EXT. LISA’S BACK YARD - NIGHT</text:h>
      <text:p text:style-name="P12">Lisa sneaks out the back door, closing it silently, tiptoes to the side of the house.</text:p>
      <text:h text:style-name="P923" text:outline-level="3">EXT. LISA’S FRONT YARD - NIGHT</text:h>
      <text:p text:style-name="P12">Lisa sneaks out the side gate and hops <text:span text:style-name="T403">over the wall </text:span>to the alley, goes through the neighbor’s yard.</text:p>
      <text:h text:style-name="P923" text:outline-level="3">EXT. TIM’S CAR - NIGHT</text:h>
      <text:p text:style-name="P11"><text:span text:style-name="T39">Tim in driver seat, Lisa </text:span><text:span text:style-name="T140">i</text:span><text:span text:style-name="T39">s </text:span><text:span text:style-name="T140">very distraught</text:span><text:span text:style-name="T39">.</text:span></text:p>
      <text:p text:style-name="P419">LISA</text:p>
      <text:p text:style-name="P631"><text:span text:style-name="T112">My dad </text:span><text:span text:style-name="T156">lurch</text:span><text:span text:style-name="T112">ed out of the parking lot and I</text:span><text:span text:style-name="T39"> was so weird. </text:span><text:span text:style-name="T328">“</text:span><text:span text:style-name="T39">It’s me. Lisa Schaefer.” </text:span><text:span text:style-name="T112">It'</text:span><text:span text:style-name="T39">s going to be the next joke </text:span><text:span text:style-name="T112">phrase</text:span><text:span text:style-name="T39"> around the cafeteria. Like “Beetle Beetle,” or “Hugh Hugh.”</text:span></text:p>
      <text:p text:style-name="P12">Tim combs his bangs with his finger.</text:p>
      <text:p text:style-name="P356">TIM</text:p>
      <text:p text:style-name="P615"><text:span text:style-name="T328">“</text:span><text:span text:style-name="T39">Ya ya ya.”</text:span></text:p>
      <text:p text:style-name="P12">Lisa smiles th<text:span text:style-name="T607">ough she's still upset</text:span>. </text:p>
      <text:p text:style-name="P356">TIM</text:p>
      <text:p text:style-name="P651"><text:span text:style-name="T330">“</text:span><text:span text:style-name="T331">Catfish</text:span>.”</text:p>
      <text:p text:style-name="P82">Lisa <text:span text:style-name="T607">emits a small bit of</text:span> laugh<text:span text:style-name="T607">ter</text:span>. She makes a squeaky imitation of herself.</text:p>
      <text:p text:style-name="P356">LISA</text:p>
      <text:p text:style-name="P668"><text:span text:style-name="T330">“</text:span>It’s me. Lisa Schaefer.” </text:p>
      <text:p text:style-name="P776">I'd rather be called Catfish.</text:p>
      <text:p text:style-name="P12">She stops smiling.</text:p>
      <text:p text:style-name="P356">LISA <text:span text:style-name="T607">(sad)</text:span></text:p>
      <text:p text:style-name="P615"><text:span text:style-name="T39">Normally I’m glad to be at school, away from the weirdness a</text:span><text:span text:style-name="T112">t</text:span><text:span text:style-name="T39"> my house. But now everyone </text:span><text:span text:style-name="T112">gets to</text:span><text:span text:style-name="T39"> witness it.</text:span></text:p>
      <text:p text:style-name="P12">Lisa looks out the window.</text:p>
      <text:p text:style-name="P356"><text:soft-page-break/>LISA</text:p>
      <text:p text:style-name="P651">I dread going to school on Monday.</text:p>
      <text:h text:style-name="P923" text:outline-level="3">EXT. CAFETERIA</text:h>
      <text:p text:style-name="P12">Lisa <text:span text:style-name="T559">and a bunch of Students</text:span> <text:span text:style-name="T559">come from the parking lot</text:span>. <text:span text:style-name="T559">Lisa</text:span> peeks in the cafeteria window.</text:p>
      <text:h text:style-name="P936" text:outline-level="3"><text:span text:style-name="T449">IN</text:span>T. CAFETERIA</text:h>
      <text:p text:style-name="P302"><text:span text:style-name="T186">From the window: </text:span><text:span text:style-name="T39">The Oldhams are in there, yelling, punching each other. Lisa </text:span><text:span text:style-name="T114">gets Tim's attention</text:span><text:span text:style-name="T39">. He heads for the door.</text:span></text:p>
      <text:h text:style-name="P936" text:outline-level="3">EXT. CAFETERIA</text:h>
      <text:p text:style-name="P44">Tim exits the cafeteria.</text:p>
      <text:p text:style-name="P356">LISA</text:p>
      <text:p text:style-name="P651">Are the Oldhams were going all over the cafeteria telling everyone?</text:p>
      <text:p text:style-name="P356">TIM</text:p>
      <text:p text:style-name="P615"><text:span text:style-name="T114">They haven't said</text:span><text:span text:style-name="T39"> a word </text:span><text:span text:style-name="T114">about it</text:span><text:span text:style-name="T39">.</text:span></text:p>
      <text:h text:style-name="P913" text:outline-level="2">Episode 12: Ride Home with Cute Guys</text:h>
      <text:h text:style-name="P937" text:outline-level="3">Steve </text:h>
      <text:h text:style-name="P937" text:outline-level="3">EXT. BUS STOP</text:h>
      <text:p text:style-name="P279"><text:span text:style-name="T39">Lisa sits </text:span><text:span text:style-name="T121">alone</text:span><text:span text:style-name="T39"> on the bench doing </text:span><text:span text:style-name="T145">calculus</text:span><text:span text:style-name="T39">. A </text:span><text:span text:style-name="T120">purple 1970's Malibu</text:span><text:span text:style-name="T39"> comes up behind her. </text:span><text:span text:style-name="T124">The driver shouts to her. </text:span><text:span text:style-name="T230">Again, we really don't want kids driving, so have them in a parked car.</text:span></text:p>
      <text:p text:style-name="P405">DAVE </text:p>
      <text:p text:style-name="P665">Want a ride?</text:p>
      <text:p text:style-name="P286"><text:span text:style-name="T39">Lisa looks </text:span><text:span text:style-name="T119">at the car, </text:span><text:span text:style-name="T124">but doesn't recognize the driver</text:span><text:span text:style-name="T39">. </text:span><text:span text:style-name="T119">Is he talking to me?</text:span><text:span text:style-name="T39"> </text:span><text:span text:style-name="T144">S</text:span><text:span text:style-name="T119">he loo</text:span><text:span text:style-name="T122">ks behind her</text:span><text:span text:style-name="T39">. </text:span><text:span text:style-name="T119">S</text:span><text:span text:style-name="T39">he’s the only one there. </text:span></text:p>
      <text:p text:style-name="P405">DAVE </text:p>
      <text:p text:style-name="P744">Yeah, I'm talking to the g<text:span text:style-name="T418">irl</text:span> behind you.</text:p>
      <text:p text:style-name="P37">She picks up her bag, approaches the car very cautiously. Then we see Ken lean forward and look out from the back seat. Steve peeks out from behind the driver.</text:p>
      <text:p text:style-name="P279"><text:soft-page-break/><text:span text:style-name="T39">Lisa </text:span><text:span text:style-name="T123">relaxe</text:span><text:span text:style-name="T39">s; it’s someone she knows.</text:span></text:p>
      <text:p text:style-name="P405">LISA </text:p>
      <text:p text:style-name="P665">Where do you live?</text:p>
      <text:p text:style-name="P405">DAVE </text:p>
      <text:p text:style-name="P665">Past Bell Road.</text:p>
      <text:p text:style-name="P405">LISA</text:p>
      <text:p text:style-name="P665">Oh. I live the other way.</text:p>
      <text:p text:style-name="P405">DAVE </text:p>
      <text:p text:style-name="P665">I don’t mind going a little out of the way.</text:p>
      <text:p text:style-name="P37"><text:span text:style-name="T407">Ken opens the car door</text:span>. </text:p>
      <text:h text:style-name="P937" text:outline-level="3">INT. CAR</text:h>
      <text:p text:style-name="P279"><text:span text:style-name="T39">Dave gets out </text:span><text:span text:style-name="T125">and pulls the driver seat forward (it's a 2-door)</text:span><text:span text:style-name="T39"> so Lisa can climb in the back. </text:span><text:span text:style-name="T125">Once she's in, </text:span><text:span text:style-name="T39">Dave gets back in.</text:span></text:p>
      <text:p text:style-name="P405">DAVE </text:p>
      <text:p text:style-name="P633"><text:span text:style-name="T39">I’m </text:span><text:span text:style-name="T275">Dave,</text:span><text:span text:style-name="T39"> a new senior. </text:span><text:span text:style-name="T125">But</text:span><text:span text:style-name="T39"> </text:span><text:span text:style-name="T125">I went</text:span><text:span text:style-name="T39"> to Bourgade my freshman year </text:span><text:span text:style-name="T125">and hung out with </text:span><text:span text:style-name="T275">their brother</text:span><text:span text:style-name="T39"> Kevin.</text:span></text:p>
      <text:p text:style-name="P515"><text:span text:style-name="T559">LISA</text:span> </text:p>
      <text:p text:style-name="P809">I'm Lisa, a junior.</text:p>
      <text:p text:style-name="P515">KEN <text:span text:style-name="T407">(to Steve)</text:span></text:p>
      <text:p text:style-name="P665">Do you want to sit back here?</text:p>
      <text:p text:style-name="P279"><text:span text:style-name="T39">Steve shakes his head. </text:span><text:span text:style-name="T125">The car drives off.</text:span></text:p>
      <text:p text:style-name="P405">DAVE <text:span text:style-name="T576">(to Ken)</text:span></text:p>
      <text:p text:style-name="P665">What, you don’t want to sit next to her?</text:p>
      <text:p text:style-name="P37">Ken<text:span text:style-name="T407">'s</text:span> all flustered. </text:p>
      <text:p text:style-name="P405">KEN</text:p>
      <text:p text:style-name="P665">No, I… It’s not that! I’m just trying to be generous to my brother.</text:p>
      <text:p text:style-name="P405">DAVE <text:span text:style-name="T407">(to Lisa)</text:span></text:p>
      <text:p text:style-name="P633"><text:span text:style-name="T39">Sorry for making it sound like nobody want</text:span><text:span text:style-name="T125">s</text:span><text:span text:style-name="T39"> to sit by </text:span><text:span text:style-name="T125">you</text:span><text:span text:style-name="T39">. Actually, all three of us wanted to sit back there with you, but someone has to drive.</text:span></text:p>
      <text:p text:style-name="P37"><text:soft-page-break/>Steve and Ken chuckle, glance at <text:span text:style-name="T577">Lisa</text:span> to make sure <text:span text:style-name="T577">she</text:span> <text:span text:style-name="T577">i</text:span>sn’t offended. Ken glance<text:span text:style-name="T577">s</text:span> at Steve to see if Steve <text:span text:style-name="T577">i</text:span>s offended, chuckle<text:span text:style-name="T577">s</text:span> a little more. Soon <text:span text:style-name="T407">everyone is</text:span> laughing. </text:p>
      <text:p text:style-name="P405"><text:span text:style-name="T407">KEN</text:span> </text:p>
      <text:p text:style-name="P665"><text:span text:style-name="T407">What if the cops saw </text:span>a <text:span text:style-name="T407">Malibu</text:span> cruising with the four of us crowded in the back seat <text:span text:style-name="T407">and nobody driving</text:span>.</text:p>
      <text:p text:style-name="P37">Steve <text:span text:style-name="T407">turns so</text:span> his back <text:span text:style-name="T407">is</text:span> against the passenger door <text:span text:style-name="T578">so he can see Lisa</text:span>. </text:p>
      <text:p text:style-name="P406">LISA</text:p>
      <text:p text:style-name="P746"><text:span text:style-name="T410">Who </text:span>would get <text:span text:style-name="T410">the</text:span> ticket?</text:p>
      <text:p text:style-name="P404">DAVE</text:p>
      <text:p text:style-name="P745">No<text:span text:style-name="T410">body</text:span>. <text:span text:style-name="T410">B</text:span>ecause no<text:span text:style-name="T410">body</text:span> would be driving.</text:p>
      <text:p text:style-name="P279"><text:span text:style-name="T127">Everyone laughs again. </text:span><text:span text:style-name="T39">Steve rest</text:span><text:span text:style-name="T127">s</text:span><text:span text:style-name="T39"> his arm on the dashboard and </text:span><text:span text:style-name="T127">leans </text:span><text:span text:style-name="T39">his chin </text:span><text:span text:style-name="T127">onto</text:span><text:span text:style-name="T39"> his hand. </text:span></text:p>
      <text:p text:style-name="P405">KEN</text:p>
      <text:p text:style-name="P745">Officer, this is my <text:span text:style-name="T410">imaginary friend,</text:span> No<text:span text:style-name="T410">body</text:span>. (cop voice) Does <text:span text:style-name="T410">Nobody</text:span> have a license?</text:p>
      <text:p text:style-name="P279"><text:span text:style-name="T39">Lisa looks at Steve, smiles. Steve gets shy, looks down, turn</text:span><text:span text:style-name="T127">s</text:span><text:span text:style-name="T39"> around to face forward. </text:span></text:p>
      <text:p text:style-name="P405">KEN</text:p>
      <text:p text:style-name="P747">Yes officer. Nobody has a license.</text:p>
      <text:p text:style-name="P36">Everyone laughs. </text:p>
      <text:p text:style-name="P407">LISA</text:p>
      <text:p text:style-name="P809">Officer, <text:span text:style-name="T578">you wouldn't expect any</text:span> of <text:span text:style-name="T560">us</text:span> <text:span text:style-name="T598">to</text:span> drive <text:span text:style-name="T578">without</text:span> <text:span text:style-name="T562">licenses.</text:span></text:p>
      <text:p text:style-name="P36"><text:span text:style-name="T562">They all giggle</text:span>. Steve watches Lisa, hypnotized. </text:p>
      <text:h text:style-name="P937" text:outline-level="3">EXT. LISA’S <text:span text:style-name="T408">STREET</text:span></text:h>
      <text:p text:style-name="P37">Dave’s car rolls by. <text:span text:style-name="T410">We hear the four of them laughing.</text:span></text:p>
      <text:h text:style-name="P937" text:outline-level="3">INT. CAR</text:h>
      <text:p text:style-name="P33"><text:span text:style-name="T410">Steve looks out the window and points</text:span>.</text:p>
      <text:p text:style-name="P405">STEVE</text:p>
      <text:p text:style-name="P633"><text:span text:style-name="T39">Hey. Deno Macsenti lives</text:span><text:span text:style-name="T125"> on this street</text:span><text:span text:style-name="T39">. </text:span></text:p>
      <text:p text:style-name="P403"><text:soft-page-break/>KEN</text:p>
      <text:p text:style-name="P633"><text:span text:style-name="T39">We could visit him and TP </text:span><text:span text:style-name="T127">the</text:span><text:span text:style-name="T39"> neighborhood.</text:span></text:p>
      <text:p text:style-name="P35"><text:span text:style-name="T411">Steve thinks this is the most fabulous plan in the world</text:span>.</text:p>
      <text:p text:style-name="P410">STEVE</text:p>
      <text:p text:style-name="P635"><text:span text:style-name="T130">Yeah!</text:span><text:span text:style-name="T39"> </text:span></text:p>
      <text:p text:style-name="P34">Lisa gathers her backpack.</text:p>
      <text:p text:style-name="P458">LISA</text:p>
      <text:p text:style-name="P634"><text:span text:style-name="T128">That</text:span><text:span text:style-name="T129"> </text:span><text:span text:style-name="T130">wa</text:span><text:span text:style-name="T128">s really sweet of you guys </text:span><text:span text:style-name="T130">to give me a ride.</text:span></text:p>
      <text:p text:style-name="P408"><text:span text:style-name="T409">DA</text:span>VE</text:p>
      <text:p text:style-name="P634"><text:span text:style-name="T128">It was Steve's idea. He saw you at the bus stop and </text:span><text:span text:style-name="T129">said it was </text:span><text:span text:style-name="T130">really </text:span><text:span text:style-name="T129">important</text:span><text:span text:style-name="T128"> to make sure you got home OK.</text:span></text:p>
      <text:p text:style-name="P38">Lisa smiles at <text:span text:style-name="T409">Steve</text:span>. <text:span text:style-name="T419">It's a serious moment.</text:span> </text:p>
      <text:p text:style-name="P459">LISA</text:p>
      <text:p text:style-name="P635"><text:span text:style-name="T128">Tha</text:span><text:span text:style-name="T130">nk you, Steve.</text:span></text:p>
      <text:p text:style-name="P83">Steve looks at her, embarrassed. He turns and hides his face in his hands. </text:p>
      <text:p text:style-name="P409">STEVE</text:p>
      <text:p text:style-name="P779">Sure.</text:p>
      <text:p text:style-name="P84">Lisa gets out of the car.</text:p>
      <text:p text:style-name="P408"><text:span text:style-name="T407">DA</text:span>VE</text:p>
      <text:p text:style-name="P633"><text:span text:style-name="T39">Let’s see if </text:span><text:span text:style-name="T129">Deno i</text:span><text:span text:style-name="T39">s home.</text:span></text:p>
      <text:h text:style-name="P937" text:outline-level="3">EXT. LISA’S HOUSE</text:h>
      <text:p text:style-name="P279"><text:span text:style-name="T129">The car drives away. </text:span><text:span text:style-name="T39">Lisa looks at </text:span><text:span text:style-name="T126">the</text:span><text:span text:style-name="T39"> tree... </text:span><text:span text:style-name="T276">how to keep toilet paper out of it</text:span><text:span text:style-name="T39">.</text:span></text:p>
      <text:h text:style-name="P913" text:outline-level="2">Episode 13: Drugs</text:h>
      <text:h text:style-name="P923" text:outline-level="3">Steve, Monica, <text:span text:style-name="T521">Tim, John</text:span></text:h>
      <text:h text:style-name="P922" text:outline-level="3"><text:span text:style-name="T36">EX</text:span><text:span text:style-name="T17">T. </text:span><text:span text:style-name="T36">UNDER FOOTBALL BLEACHERS - </text:span><text:span text:style-name="T38">NOON</text:span></text:h>
      <text:p text:style-name="P11"><text:span text:style-name="T213">Ken and Steve are smoking joints. </text:span><text:span text:style-name="T214">Sitting in the grass, doing nothing, saying nothing.</text:span></text:p>
      <text:p text:style-name="P317"><text:soft-page-break/><text:span text:style-name="T214">I</text:span><text:span text:style-name="T39">n the background </text:span><text:span text:style-name="T215">behind Steve</text:span><text:span text:style-name="T39">, a blurry figure approaches. Ken </text:span><text:span text:style-name="T215">looks up</text:span><text:span text:style-name="T39"> sees this </text:span><text:span text:style-name="T215">Mrs. Moore, puts out his joint</text:span><text:span text:style-name="T39"> </text:span><text:span text:style-name="T215">and hides it. Steve turns </text:span><text:span text:style-name="T301">to see what Ken is looking at</text:span><text:span text:style-name="T215"> and blows out a puff of smoke.</text:span></text:p>
      <text:p text:style-name="P441">M<text:span text:style-name="T469">RS. MOORE </text:span></text:p>
      <text:p text:style-name="P780">Steve!</text:p>
      <text:h text:style-name="P966" text:outline-level="3"><text:span text:style-name="T17">INT. </text:span><text:span text:style-name="T27">MR COTTER'S </text:span><text:span text:style-name="T17">CLASSROOM</text:span></text:h>
      <text:p text:style-name="P316"><text:span text:style-name="T39">The desks are arranged in three groups. </text:span><text:span text:style-name="T114">E</text:span><text:span text:style-name="T39">ach </text:span><text:span text:style-name="T114">group has</text:span><text:span text:style-name="T39"> </text:span><text:span text:style-name="T114">the chair</text:span><text:span text:style-name="T39"> back</text:span><text:span text:style-name="T114">s</text:span><text:span text:style-name="T39"> to one of three walls and facing the center of the classroom, </text:span><text:span text:style-name="T114">sort of like a semi-circle but more square</text:span><text:span text:style-name="T39">. </text:span></text:p>
      <text:p text:style-name="P85">Lisa sits in the front of the rows facing <text:span text:style-name="T579">ea</text:span>st. <text:span text:style-name="T521">John Schmaltz sits behind her. Tim sits in the back, facing west.</text:span> Students mingle in their seats. Monica rushes into class, up to Lisa.</text:p>
      <text:p text:style-name="P356">MONICA</text:p>
      <text:p text:style-name="P651">Did you hear? Steve’s going to be late for class. If he makes it to class at all.</text:p>
      <text:p text:style-name="P356">LISA</text:p>
      <text:p text:style-name="P651">What happened?</text:p>
      <text:p text:style-name="P356">MONICA</text:p>
      <text:p text:style-name="P615"><text:span text:style-name="T39">Steve and Ken got </text:span><text:span text:style-name="T131">caught</text:span><text:span text:style-name="T39"> smoking pot behind the football bleachers. </text:span></text:p>
      <text:p text:style-name="P356">LISA</text:p>
      <text:p text:style-name="P651"><text:span text:style-name="T405">I can't believe this. They're harmless troublemakers, but not druggies.</text:span> </text:p>
      <text:p text:style-name="P356">MONICA</text:p>
      <text:p text:style-name="P651">They’re in the office. <text:span text:style-name="T562">Mrs. Moore</text:span> is calling their parents. </text:p>
      <text:p text:style-name="P356">LISA</text:p>
      <text:p text:style-name="P651">I hope Steve comes to class. I want him to know how angry I am. </text:p>
      <text:p text:style-name="P12">Mr. Cotter enters, goes to the front of the room. Monica goes to her seat <text:span text:style-name="T521">near Lisa</text:span>.</text:p>
      <text:p text:style-name="P340"><text:span text:style-name="T39">Lisa </text:span><text:span text:style-name="T146">glare</text:span><text:span text:style-name="T39">s </text:span><text:span text:style-name="T146">angrily</text:span><text:span text:style-name="T39"> across the room. </text:span></text:p>
      <text:p text:style-name="P340"><text:span text:style-name="T39">There’s one empty desk </text:span><text:span text:style-name="T286">near</text:span><text:span text:style-name="T39"> the door, </text:span><text:span text:style-name="T238">in front of Tim</text:span><text:span text:style-name="T39">.</text:span></text:p>
      <text:p text:style-name="P356"><text:soft-page-break/>MR. COTTER</text:p>
      <text:p text:style-name="P615"><text:span text:style-name="T117">Today's discussion is the m</text:span><text:span text:style-name="T39">orals </text:span><text:span text:style-name="T117">of work and moral obligation of modern businesses.</text:span></text:p>
      <text:p text:style-name="P781">Let's start with a <text:span text:style-name="T599">hypothetical situation</text:span>. What if a married couple just had a baby and the husband decided he wanted to stay home to raise the baby. Should he be allowed to?</text:p>
      <text:p text:style-name="P402">TIM</text:p>
      <text:p text:style-name="P632"><text:span text:style-name="T117">S</text:span><text:span text:style-name="T39">ociety </text:span><text:span text:style-name="T117">doe</text:span><text:span text:style-name="T39">sn’t </text:span><text:span text:style-name="T117">want to change their paradigm</text:span><text:span text:style-name="T39">. Men </text:span><text:span text:style-name="T115">and even most women</text:span><text:span text:style-name="T39"> still expect wives to do all the bab</text:span><text:span text:style-name="T115">y raising and home slave labor</text:span><text:span text:style-name="T39">.</text:span></text:p>
      <table:table table:name="Table2" table:style-name="Table2">
        <table:table-column table:style-name="Table2.A"/>
        <table:table-column table:style-name="Table2.B"/>
        <table:table-row>
          <table:table-cell table:style-name="Table2.A1" office:value-type="string">
            <text:p text:style-name="P32">The door opens. Lisa looks <text:span text:style-name="T406">up</text:span>. </text:p>
            <text:p text:style-name="P32">Steve sneaks in, sits in the empty seat.</text:p>
            <text:p text:style-name="P32">Lisa glares holes into Steve. </text:p>
            <text:p text:style-name="P31">Steve sees her, <text:span text:style-name="T406">is shocked she's looking at him</text:span>.</text:p>
            <text:p text:style-name="P31">Lisa cracks a smile, looks away. She puts on a straight face, then a scowl. She scowls toward Steve again.</text:p>
            <text:p text:style-name="P31">Steve’s still looking at her.</text:p>
            <text:p text:style-name="P31">Lisa smile <text:span text:style-name="T406">cracks again. She</text:span> puts her hand over her mouth, looks away. She scowl<text:span text:style-name="T406">s</text:span> <text:span text:style-name="T406">and looks at</text:span> Steve.</text:p>
            <text:p text:style-name="P31">Steve smiles at her.</text:p>
            <text:p text:style-name="P31">Lisa smile<text:span text:style-name="T406">s</text:span>, tries to wipe <text:span text:style-name="T406">it</text:span> away, but the smile <text:span text:style-name="T406">returns</text:span>.</text:p>
          </table:table-cell>
          <table:table-cell table:style-name="Table2.A1" office:value-type="string">
            <text:p text:style-name="P887"><text:span text:style-name="T39">M</text:span><text:span text:style-name="T116">ONICA</text:span><text:span text:style-name="T39"> </text:span><text:span text:style-name="T115">(OS)</text:span></text:p>
            <text:p text:style-name="P892">I don’t want <text:span text:style-name="T406">to get married or have</text:span> kids. I want to be a <text:span text:style-name="T406">small town</text:span> doctor. <text:span text:style-name="T406">And get paid in chickens if the patients can't afford care</text:span>.</text:p>
            <text:p text:style-name="P886"><text:span text:style-name="T39">MR. COTTER </text:span><text:span text:style-name="T115">(OS)</text:span></text:p>
            <text:p text:style-name="P897"><text:span text:style-name="T118">But Monica, don't let anyone tell you that you have to decide to have one or the other. </text:span><text:span text:style-name="T39">Businesses are </text:span><text:span text:style-name="T117">starting to </text:span><text:span text:style-name="T39">accommodat</text:span><text:span text:style-name="T117">e</text:span><text:span text:style-name="T39"> women who want to work. It’s not a moral issue. It’s in their financial interest. It doesn’t make </text:span><text:span text:style-name="T117">financial</text:span><text:span text:style-name="T39"> sense to force </text:span><text:span text:style-name="T117">half the intelligent adult population</text:span><text:span text:style-name="T39"> </text:span><text:span text:style-name="T117">out of the job market</text:span><text:span text:style-name="T39">.</text:span></text:p>
          </table:table-cell>
        </table:table-row>
      </table:table>
      <text:p text:style-name="P356">MR. COTTER</text:p>
      <text:p text:style-name="P651">Steve, you’re late.</text:p>
      <text:p text:style-name="P12"><text:soft-page-break/>Steve, <text:span text:style-name="T406">startled, stops smiling at Lisa and</text:span> looks at Mr. Cotter <text:span text:style-name="T406">sheepishly</text:span>.</text:p>
      <text:p text:style-name="P12">INSERT Mr. Cotter slaps a pink slip on the desk. Steve Oldham: Late</text:p>
      <text:p text:style-name="P278"><text:span text:style-name="T115">Stev</text:span><text:span text:style-name="T39">e looks at the pink slip, pulls another out of his pocket, uncrumples it, and places it next to the one from Mr. Cotter. Then takes a third out of his pocket, uncrumples it, and places that one on his desk also. </text:span></text:p>
      <text:p text:style-name="P278"><text:span text:style-name="T39">Steve looks up at Lisa, </text:span><text:span text:style-name="T116">she </text:span><text:span text:style-name="T39">smiles back.</text:span></text:p>
      <text:h text:style-name="P914" text:outline-level="2">Episode 1<text:span text:style-name="T520">4</text:span>: <text:span text:style-name="T520">Mando Catfish</text:span></text:h>
      <text:h text:style-name="P923" text:outline-level="3">Monica, Steve, <text:span text:style-name="T521">John, Tim, Lisas, Micheles</text:span></text:h>
      <text:h text:style-name="P922" text:outline-level="3"><text:span text:style-name="T17">EXT. PARK - </text:span><text:span text:style-name="T29">NIGHT</text:span></text:h>
      <text:p text:style-name="P143">(We might want to do the park portion during the day/dusk for lighting purposes, then do the Carls Jr straws part at night.)</text:p>
      <text:p text:style-name="P336"><text:span text:style-name="T39">Lisa</text:span><text:span text:style-name="T172">'s car (a 197</text:span><text:span text:style-name="T173">4</text:span><text:span text:style-name="T172"> or 197</text:span><text:span text:style-name="T173">5</text:span><text:span text:style-name="T172"> Pontiac Grand Am would be nice) </text:span><text:span text:style-name="T176">arrives in a</text:span><text:span text:style-name="T174"> parking </text:span><text:span text:style-name="T176">lot </text:span><text:span text:style-name="T187">with its headlights off</text:span><text:span text:style-name="T174">. </text:span><text:span text:style-name="T176">The car is loud, it stalls out </text:span><text:span text:style-name="T191">halfway into</text:span><text:span text:style-name="T176"> the parking space. </text:span></text:p>
      <text:p text:style-name="P299"><text:span text:style-name="T172">Lisa </text:span><text:span text:style-name="T39">and Monica </text:span><text:span text:style-name="T174">get out of</text:span><text:span text:style-name="T39"> </text:span><text:span text:style-name="T176">the</text:span><text:span text:style-name="T39"> car </text:span><text:span text:style-name="T191">and leave it where it is</text:span><text:span text:style-name="T39">. </text:span></text:p>
      <text:p text:style-name="P300"><text:span text:style-name="T175">In the distance, a</text:span><text:span text:style-name="T39"> bunch of high school kids </text:span><text:span text:style-name="T175">hang around. </text:span><text:span text:style-name="T188">A</text:span><text:span text:style-name="T175"> group of picnic tables covered with </text:span><text:span text:style-name="T178">leftover </text:span><text:span text:style-name="T175">food </text:span><text:span text:style-name="T178">and dirty paper plates </text:span><text:span text:style-name="T188">is behind them</text:span><text:span text:style-name="T175">. </text:span><text:span text:style-name="T178">The picnic is almost over.</text:span><text:span text:style-name="T175"> There are balloons and a sign that says Happy Birthday John. Lisa and Monica head for the picnic.</text:span></text:p>
      <text:p text:style-name="P426">MONICA</text:p>
      <text:p text:style-name="P674"><text:span text:style-name="T443">We finally get invited to a party by the cool people and we almost don't even get there because you insist on driving the car that keeps stalling out</text:span>.</text:p>
      <text:p text:style-name="P426">LISA</text:p>
      <text:p text:style-name="P674"><text:span text:style-name="T599">People are starting to realize we only have a year of this left. Nobody cares who is cool and who isn't anymore</text:span>. <text:span text:style-name="T444">I bet we'll get invited to more parties next year. Although now I won't be able to go to many of them since I'm working.</text:span></text:p>
      <text:p text:style-name="P426">MONICA <text:span text:style-name="T445">(stressing)</text:span></text:p>
      <text:p text:style-name="P651"><text:soft-page-break/>I don’t want to stay long. <text:span text:style-name="T445">What if everyone ignores us? Or worse, picks on us?</text:span></text:p>
      <text:p text:style-name="P356">LISA <text:span text:style-name="T445">(not at all stressed)</text:span></text:p>
      <text:p text:style-name="P651">I<text:span text:style-name="T438">f we're having fun we stay, if not we go</text:span>.</text:p>
      <text:p text:style-name="P12">A<text:span text:style-name="T439">s Lisa and Monica get closer to the picnic tables, they pass</text:span> <text:span text:style-name="T441">the Micheles</text:span> flirt<text:span text:style-name="T442">ing</text:span> with <text:span text:style-name="T444">Steve and Ken</text:span>. <text:span text:style-name="T444">Lisa P. and Lisa M. flirt with John Schmaltz and his friends. The Micheles ignore Lisa and Monica.</text:span></text:p>
      <text:p text:style-name="P460">JOHN SCHMALTZ</text:p>
      <text:p text:style-name="P868"><text:span text:style-name="T39">Hey! Catf</text:span><text:span text:style-name="T178">i</text:span><text:span text:style-name="T39">sh is here!</text:span></text:p>
      <text:p text:style-name="P460">KEN</text:p>
      <text:p text:style-name="P777">Catfish!</text:p>
      <text:p text:style-name="P460">STEVE</text:p>
      <text:p text:style-name="P777">Catfish!</text:p>
      <text:p text:style-name="P606"><text:span text:style-name="T39">LISA </text:span><text:span text:style-name="T188">(under her breath)</text:span></text:p>
      <text:p text:style-name="P868"><text:span text:style-name="T177">Why </text:span><text:span text:style-name="T178">do</text:span><text:span text:style-name="T177"> people</text:span><text:span text:style-name="T39"> call me Catfish.</text:span></text:p>
      <text:p text:style-name="P607"><text:span text:style-name="T39">LISA </text:span><text:span text:style-name="T187">P.</text:span></text:p>
      <text:p text:style-name="P782">Fashionably late?</text:p>
      <text:p text:style-name="P607"><text:span text:style-name="T187">MONIC</text:span><text:span text:style-name="T39">A </text:span></text:p>
      <text:p text:style-name="P869"><text:span text:style-name="T187">Very UNfashionably late</text:span><text:span text:style-name="T39">.</text:span></text:p>
      <text:p text:style-name="P303"><text:span text:style-name="T39">Lisa </text:span><text:span text:style-name="T188">and Monica </text:span><text:span text:style-name="T39">go to the </text:span><text:span text:style-name="T189">close end of the</text:span><text:span text:style-name="T39"> picnic table where there </text:span><text:span text:style-name="T186">a few</text:span><text:span text:style-name="T39"> cooked hot dogs </text:span><text:span text:style-name="T187">and hamburgers</text:span><text:span text:style-name="T39"> </text:span><text:span text:style-name="T186">left</text:span><text:span text:style-name="T39"> on a </text:span><text:span text:style-name="T187">paper</text:span><text:span text:style-name="T39"> plate. </text:span><text:span text:style-name="T186">At</text:span><text:span text:style-name="T39"> the </text:span><text:span text:style-name="T189">far</text:span><text:span text:style-name="T39"> </text:span><text:span text:style-name="T186">end</text:span><text:span text:style-name="T39"> of the table </text:span><text:span text:style-name="T186">are a few different bottles of</text:span><text:span text:style-name="T39"> mustard and ketchup. </text:span><text:span text:style-name="T190">Almost-empty bags of</text:span><text:span text:style-name="T39"> </text:span><text:span text:style-name="T190">t</text:span><text:span text:style-name="T189">ortilla chips and</text:span><text:span text:style-name="T190"> container of</text:span><text:span text:style-name="T189"> potato salad in between.</text:span><text:span text:style-name="T39"> </text:span><text:span text:style-name="T188">Lisa and Monica</text:span><text:span text:style-name="T186"> each take a plate and start loading them with buns, salad, chips.</text:span></text:p>
      <text:p text:style-name="P303"><text:span text:style-name="T188">A </text:span><text:span text:style-name="T189">few</text:span><text:span text:style-name="T188"> kids </text:span><text:span text:style-name="T189">occasionally walk past in the background, toward the parking lot. They say goodbye, wave to whomever they're walking away from. </text:span></text:p>
      <text:p text:style-name="P11"><text:span text:style-name="T188">Ken wanders into the background i</text:span><text:span text:style-name="T187">n </text:span><text:span text:style-name="T188">front of the kids leaving. He</text:span><text:span text:style-name="T39"> gets Steve’s attention and nods toward Lisa. </text:span><text:span text:style-name="T188">Steve comes up to</text:span><text:span text:style-name="T39"> </text:span><text:span text:style-name="T187">Ken, </text:span><text:span text:style-name="T188">Ken</text:span><text:span text:style-name="T187"> says something to S</text:span><text:span text:style-name="T39">teve, </text:span><text:span text:style-name="T188">Stev</text:span><text:span text:style-name="T187">e</text:span><text:span text:style-name="T39"> shakes his head </text:span><text:span text:style-name="T187">and moves away.</text:span><text:span text:style-name="T39"> Ken </text:span><text:span text:style-name="T187">motions for</text:span><text:span text:style-name="T39"> Steve to following him.</text:span></text:p>
      <text:p text:style-name="P12"><text:soft-page-break/>Ken comes over, stands on the other side of the picnic table from Lisa and Monica.</text:p>
      <text:p text:style-name="P12">Lisa tries to force mustard out of a bottle onto a hamburger.</text:p>
      <text:p text:style-name="P356">KEN</text:p>
      <text:p text:style-name="P651">That <text:span text:style-name="T607">bottle</text:span> sucks. Try this one.</text:p>
      <text:p text:style-name="P12">Ken hands Lisa a different mustard bottle from his side of the picnic table.</text:p>
      <text:p text:style-name="P356">LISA</text:p>
      <text:p text:style-name="P651">Thanks. </text:p>
      <text:p text:style-name="P160"><text:span text:style-name="T608">Lisa takes the bottle and puts mustard on her hamburger</text:span>.</text:p>
      <text:p text:style-name="P523">MONICA</text:p>
      <text:p text:style-name="P615"><text:span text:style-name="T39">We just came from a</text:span><text:span text:style-name="T187">nother</text:span><text:span text:style-name="T39"> birthday party for one of the guys Lisa works with.</text:span></text:p>
      <text:p text:style-name="P160"><text:span text:style-name="T608">Lisa gives Monica the bottle. She puts mustard on her hamburger</text:span>.</text:p>
      <text:p text:style-name="P523">KEN</text:p>
      <text:p text:style-name="P651">Where do you work?</text:p>
      <text:p text:style-name="P356">LISA</text:p>
      <text:p text:style-name="P615"><text:span text:style-name="T39">Baskin Robbins on 19</text:span><text:span text:style-name="T334">th</text:span><text:span text:style-name="T39"> and Osborn.</text:span></text:p>
      <text:p text:style-name="P356">MONICA</text:p>
      <text:p text:style-name="P651">Man, we had so much trouble getting here.</text:p>
      <text:p text:style-name="P356">KEN</text:p>
      <text:p text:style-name="P651">What happened?</text:p>
      <text:p text:style-name="P356">MONICA</text:p>
      <text:p text:style-name="P651">Lisa’s piece of junk <text:span text:style-name="T600">she calls a</text:span> car wouldn’t work.</text:p>
      <text:p text:style-name="P356">KEN</text:p>
      <text:p text:style-name="P651">What’s wrong with it?</text:p>
      <text:p text:style-name="P356">LISA</text:p>
      <text:p text:style-name="P651">Had trouble starting it, then <text:span text:style-name="T450">I</text:span> wasn’t sure it would keep going. Either the battery or alternator.</text:p>
      <text:p text:style-name="P615"><text:soft-page-break/><text:span text:style-name="T39">We stopped at an auto parts store. </text:span><text:span text:style-name="T137">There aren't any shops</text:span><text:span text:style-name="T39"> open </text:span><text:span text:style-name="T137">this time of night that will take a look at it</text:span><text:span text:style-name="T39">.</text:span></text:p>
      <text:p text:style-name="P651">But I ended up not buying anything since I don’t know how to install a battery.</text:p>
      <text:p text:style-name="P356">KEN</text:p>
      <text:p text:style-name="P651">Do you want me to help?</text:p>
      <text:p text:style-name="P356">LISA</text:p>
      <text:p text:style-name="P651"><text:span text:style-name="T450">Yeah. Except</text:span> <text:span text:style-name="T450">t</text:span>he store’s closed<text:span text:style-name="T450"> </text:span>now. And if it’s the alternator, a new battery won’t help. <text:span text:style-name="T451">I hope it's not the alternator. Let's see... 200 dollars divided by a little more than 3 dollars an hour after tax, that's more than 60 hours. I'll have to work a few more weeks before I have enough money saved up for that.</text:span></text:p>
      <text:p text:style-name="P425">MONICA</text:p>
      <text:p text:style-name="P651"><text:span text:style-name="T440">I don't know why you got that piece of junk</text:span>.</text:p>
      <text:p text:style-name="P356">LISA</text:p>
      <text:p text:style-name="P783">It was $600! It's all I can afford!</text:p>
      <text:p text:style-name="P12"><text:span text:style-name="T450">Ken motions for </text:span>Steve <text:span text:style-name="T450">to come over</text:span>. He<text:span text:style-name="T450">'</text:span>s <text:span text:style-name="T450">very reluctant and</text:span> quiet. </text:p>
      <text:p text:style-name="P356">STEVE</text:p>
      <text:p text:style-name="P651">Hi.</text:p>
      <text:p text:style-name="P356">LISA and MONICA</text:p>
      <text:p text:style-name="P651">Hi.</text:p>
      <text:p text:style-name="P303"><text:span text:style-name="T188">There's a terrible awkward silence. Lisa and Monica take bites of their food, </text:span><text:span text:style-name="T190">sit down</text:span><text:span text:style-name="T188">. Ken grabs a </text:span><text:span text:style-name="T190">bag of</text:span><text:span text:style-name="T188"> chip</text:span><text:span text:style-name="T190">s</text:span><text:span text:style-name="T188">, munches on </text:span><text:span text:style-name="T190">a chip</text:span><text:span text:style-name="T188"> with a very loud crunch, </text:span><text:span text:style-name="T190">keeps chewing very slowly, looks up, looks around... is there something </text:span><text:span text:style-name="T287">around her</text:span><text:span text:style-name="T190"> to talk about? Lisa gives them a polite, odd smile.</text:span><text:span text:style-name="T188"> </text:span><text:span text:style-name="T190">Ken offers a chip to Steve, who refuses.</text:span><text:span text:style-name="T188"> Steve looks down. He's failed.</text:span></text:p>
      <text:h text:style-name="P967" text:outline-level="3"><text:span text:style-name="T17">EXT. PARK - </text:span><text:span text:style-name="T29">NIGHT</text:span></text:h>
      <text:p text:style-name="P304"><text:span text:style-name="T39">Monica and </text:span><text:span text:style-name="T188">L</text:span><text:span text:style-name="T39">isa walk back to</text:span><text:span text:style-name="T190">ward</text:span><text:span text:style-name="T39"> the </text:span><text:span text:style-name="T190">parking lot</text:span><text:span text:style-name="T39">. </text:span><text:span text:style-name="T190">The only people remaining are John Schmaltz and a couple of </text:span><text:span text:style-name="T276">F</text:span><text:span text:style-name="T190">riends.</text:span><text:span text:style-name="T39"> </text:span><text:soft-page-break/><text:span text:style-name="T276">Lisa and Monica</text:span><text:span text:style-name="T39"> say goodbye, </text:span><text:span text:style-name="T190">wish Happy Birthday</text:span><text:span text:style-name="T39"> to </text:span><text:span text:style-name="T190">John Schmaltz, wave to everyone else</text:span><text:span text:style-name="T39">.</text:span></text:p>
      <text:p text:style-name="P430">LISA <text:span text:style-name="T562">and MONICA</text:span></text:p>
      <text:p text:style-name="P750">Happy Birthday.</text:p>
      <text:p text:style-name="P304"><text:span text:style-name="T190">L</text:span><text:span text:style-name="T39">isa and Monica </text:span><text:span text:style-name="T190">go off to the parking lot</text:span><text:span text:style-name="T39">. </text:span></text:p>
      <text:p text:style-name="P356">KEN <text:span text:style-name="T580">(OS)</text:span></text:p>
      <text:p text:style-name="P651">Wait!</text:p>
      <text:p text:style-name="P12"><text:span text:style-name="T451">Lisa and Monica</text:span> turn around to see Ken <text:span text:style-name="T452">runn</text:span>ing to catch up to <text:span text:style-name="T452">them</text:span>, with Steve <text:span text:style-name="T454">slowly,</text:span> <text:span text:style-name="T452">reluctant</text:span>ly following<text:span text:style-name="T453"> </text:span>behind.</text:p>
      <text:p text:style-name="P356">KEN</text:p>
      <text:p text:style-name="P651">I want to make sure you get your car started.</text:p>
      <text:p text:style-name="P431"><text:span text:style-name="T452">MONIC</text:span>A</text:p>
      <text:p text:style-name="P751"><text:span text:style-name="T452">Good. We need someone to do that</text:span>.</text:p>
      <text:p text:style-name="P305"><text:span text:style-name="T192">Ken</text:span><text:span text:style-name="T39"> walk</text:span><text:span text:style-name="T192">s</text:span><text:span text:style-name="T39"> with </text:span><text:span text:style-name="T192">them</text:span><text:span text:style-name="T39"> to the car.</text:span></text:p>
      <text:p text:style-name="P356">KEN</text:p>
      <text:p text:style-name="P615"><text:span text:style-name="T194">Maybe</text:span><text:span text:style-name="T193"> we </text:span><text:span text:style-name="T194">should</text:span><text:span text:style-name="T39"> follow you home, </text:span><text:span text:style-name="T194">just in case</text:span><text:span text:style-name="T39">. </text:span></text:p>
      <text:p text:style-name="P356">LISA</text:p>
      <text:p text:style-name="P651"><text:span text:style-name="T453">If I can get it started, you probably don't</text:span> need to. </text:p>
      <text:p text:style-name="P356">KEN</text:p>
      <text:p text:style-name="P651"><text:span text:style-name="T453">W</text:span>e would anyway. <text:span text:style-name="T453">I'd rather make sure you got home safe than wonder if you're OK.</text:span></text:p>
      <text:p text:style-name="P356">LISA</text:p>
      <text:p text:style-name="P651">Actually, that would be really <text:span text:style-name="T600">nice</text:span>. <text:span text:style-name="T454">Especially since I'll be driving with my headlights off.</text:span></text:p>
      <text:p text:style-name="P11"><text:span text:style-name="T195">Lisa and Monica get in the car. </text:span><text:span text:style-name="T39">The car start</text:span><text:span text:style-name="T195">s</text:span><text:span text:style-name="T39"> fine. Lisa talks </text:span><text:span text:style-name="T195">to Ken</text:span><text:span text:style-name="T39"> out the window.</text:span></text:p>
      <text:p text:style-name="P356">LISA</text:p>
      <text:p text:style-name="P651"><text:span text:style-name="T454">I can't</text:span> idle while <text:span text:style-name="T562">I wait for</text:span> <text:span text:style-name="T454">you to</text:span> get to <text:span text:style-name="T454">your</text:span> car. <text:span text:style-name="T454">I need to give it gas else</text:span> my battery might <text:span text:style-name="T454">die</text:span>. <text:span text:style-name="T454">I'll drive slowly so you can catch up.</text:span></text:p>
      <text:p text:style-name="P45"><text:soft-page-break/>Steve <text:span text:style-name="T454">finally gets to Lisa's car</text:span> as <text:span text:style-name="T454">she</text:span> dr<text:span text:style-name="T454">i</text:span>ve<text:span text:style-name="T454">s</text:span> away slowly <text:span text:style-name="T454">with the headlights off</text:span>. <text:span text:style-name="T454">Monica waves at him out the window.</text:span></text:p>
      <text:h text:style-name="P968" text:outline-level="3"><text:span text:style-name="T30">IN</text:span><text:span text:style-name="T17">T. </text:span><text:span text:style-name="T30">CAR</text:span><text:span text:style-name="T17"> - </text:span><text:span text:style-name="T29">NIGHT</text:span></text:h>
      <text:p text:style-name="P46"><text:span text:style-name="T454">Lisa looks in the</text:span> rear view mirror. </text:p>
      <text:p text:style-name="P356">MONICA</text:p>
      <text:p text:style-name="P651"><text:span text:style-name="T454">I am totally shocked.</text:span> <text:span text:style-name="T600">O</text:span>ut of everyone at that party, it was the Oldhams who came over to <text:span text:style-name="T454">sit</text:span> <text:span text:style-name="T454">with</text:span> us. <text:s/></text:p>
      <text:p text:style-name="P432">LISA</text:p>
      <text:p text:style-name="P675"><text:span text:style-name="T455">And they didn't go running around yelling things like “Shawn Berry</text:span>.”</text:p>
      <text:p text:style-name="P432">MONICA</text:p>
      <text:p text:style-name="P675"><text:span text:style-name="T454">I would've thought Lisa Propati would've talked to us more since she invited us</text:span>.</text:p>
      <text:p text:style-name="P432">LISA</text:p>
      <text:p text:style-name="P752">Eh, she had a lot of other friends there.</text:p>
      <text:p text:style-name="P432">MONICA</text:p>
      <text:p text:style-name="P752">But so did the Oldhams. And they picked us to talk to.</text:p>
      <text:p text:style-name="P46"><text:span text:style-name="T454">Lisa looks in the</text:span> rear view mirror <text:span text:style-name="T455">again</text:span>. </text:p>
      <text:p text:style-name="P432">LISA</text:p>
      <text:p text:style-name="P675">Are they still back there? <text:span text:style-name="T455">I don't want to turn until I see them behind us.</text:span></text:p>
      <text:p text:style-name="P46"><text:span text:style-name="T455">Monica looks back out the window.</text:span> </text:p>
      <text:p text:style-name="P432">MONICA</text:p>
      <text:p text:style-name="P752">I don't see them.</text:p>
      <text:p text:style-name="P46"><text:span text:style-name="T454">Lisa looks in the</text:span> rear view mirror. <text:span text:style-name="T455">A pair of headlights turn on behind them.</text:span></text:p>
      <text:p text:style-name="P432">LISA</text:p>
      <text:p text:style-name="P752">I think that's them. I've got to give it more gas before it stalls out again. </text:p>
      <text:p text:style-name="P47">Lisa's car turns and speeds up a little.</text:p>
      <text:p text:style-name="P432">LISA</text:p>
      <text:p text:style-name="P675"><text:soft-page-break/><text:span text:style-name="T455">I was really </text:span>impressed that Ken offered to make sure the car started.</text:p>
      <text:p text:style-name="P432"><text:span text:style-name="T455">MONIC</text:span>A</text:p>
      <text:p text:style-name="P675">Why was Steve so quiet? That was weird.</text:p>
      <text:p text:style-name="P356">LISA</text:p>
      <text:p text:style-name="P651"><text:span text:style-name="T562">T</text:span>hat didn’t seem like Steve <text:span text:style-name="T455">at all</text:span>. <text:span text:style-name="T581">He's</text:span> always yelling stuff.</text:p>
      <text:p text:style-name="P46"><text:span text:style-name="T454">Lisa looks in the</text:span> rear view mirror <text:span text:style-name="T455">again</text:span>. </text:p>
      <text:p text:style-name="P432">LISA</text:p>
      <text:p text:style-name="P752">Where are they? They should've caught up to us by now.</text:p>
      <text:p text:style-name="P47">Monica cranes her neck to look out the back window. Monica turns back around exasperated.</text:p>
      <text:p text:style-name="P433">MONICA</text:p>
      <text:p text:style-name="P784">They couldn't follow us if they were tied to our car.</text:p>
      <text:p text:style-name="P412">LISA</text:p>
      <text:p text:style-name="P636"><text:span text:style-name="T39">Darn. I was hoping they</text:span><text:span text:style-name="T196">'</text:span><text:span text:style-name="T39">d hang out with us </text:span><text:span text:style-name="T196">when</text:span><text:span text:style-name="T39"> we got back to </text:span><text:span text:style-name="T196">your</text:span><text:span text:style-name="T39"> house.</text:span></text:p>
      <text:h text:style-name="P969" text:outline-level="3"><text:span text:style-name="T24">EX</text:span><text:span text:style-name="T17">T. </text:span><text:span text:style-name="T26">CARL'S JR.</text:span><text:span text:style-name="T17"> – NIGHT</text:span></text:h>
      <text:p text:style-name="P283"><text:span text:style-name="T197">Lisa's c</text:span><text:span text:style-name="T135">ar </text:span><text:span text:style-name="T197">pulls into the parking lot, again with lights off and stalls mid-space</text:span><text:span text:style-name="T135">.</text:span><text:span text:style-name="T39"> </text:span></text:p>
      <text:h text:style-name="P970" text:outline-level="3"><text:span text:style-name="T31">IN</text:span><text:span text:style-name="T17">T. </text:span><text:span text:style-name="T26">CAR</text:span><text:span text:style-name="T17"> – NIGHT</text:span></text:h>
      <text:p text:style-name="P306"><text:span text:style-name="T197">Lisa and Monica stare straight ahead</text:span><text:span text:style-name="T135">. </text:span><text:span text:style-name="T197">Not this again.</text:span><text:span text:style-name="T39"> </text:span></text:p>
      <text:p text:style-name="P433"><text:span text:style-name="T415">MONIC</text:span>A</text:p>
      <text:p text:style-name="P786">Should we call your parents?</text:p>
      <text:p text:style-name="P462">LISA</text:p>
      <text:p text:style-name="P786">Holy crap no. <text:span text:style-name="T562">I'll</text:span> call Tim.</text:p>
      <text:h text:style-name="P971" text:outline-level="3"><text:span text:style-name="T24">EX</text:span><text:span text:style-name="T17">T. </text:span><text:span text:style-name="T26">CARL'S JR.</text:span><text:span text:style-name="T17"> – NIGHT</text:span></text:h>
      <text:p text:style-name="P282"><text:span text:style-name="T136">Tim pulls up </text:span><text:span text:style-name="T276">and gets out of the car</text:span><text:span text:style-name="T135">. </text:span><text:span text:style-name="T136">Lisa and Monica come out </text:span><text:span text:style-name="T197">of the restaurant</text:span><text:span text:style-name="T136">.</text:span><text:span text:style-name="T39"> </text:span></text:p>
      <text:p text:style-name="P356">TIM</text:p>
      <text:p text:style-name="P651">Isn’t this where John Schmaltz works?</text:p>
      <text:p text:style-name="P356"><text:soft-page-break/>LISA</text:p>
      <text:p text:style-name="P651">I didn’t know he had <text:span text:style-name="T562">to work</text:span>.</text:p>
      <text:p text:style-name="P356">TIM</text:p>
      <text:p text:style-name="P651">Let’s get something!</text:p>
      <text:p text:style-name="P336"><text:span text:style-name="T198">Tim rushes into the restaurant</text:span><text:span text:style-name="T39">. </text:span><text:span text:style-name="T276">Monica calls after him, but he's already inside.</text:span></text:p>
      <text:p text:style-name="P516"><text:span text:style-name="T562">MONIC</text:span>A</text:p>
      <text:p text:style-name="P705"><text:span text:style-name="T562">We just had hamburgers</text:span>...</text:p>
      <text:p text:style-name="P144">Lisa and Monica look at each other, shrug. </text:p>
      <text:p text:style-name="P516">LISA</text:p>
      <text:p text:style-name="P705"><text:span text:style-name="T562">We'll eat his french fries</text:span>.</text:p>
      <text:p text:style-name="P336"><text:span text:style-name="T276">They</text:span><text:span text:style-name="T198"> go in.</text:span></text:p>
      <text:h text:style-name="P938" text:outline-level="3">INT. CARLS JR – NIGHT</text:h>
      <text:p text:style-name="P306"><text:span text:style-name="T39">Tim </text:span><text:span text:style-name="T198">grabs</text:span><text:span text:style-name="T39"> handfuls of straws </text:span><text:span text:style-name="T132">and run</text:span><text:span text:style-name="T197">s</text:span><text:span text:style-name="T132"> out </text:span><text:span text:style-name="T288">like a crazyboy</text:span><text:span text:style-name="T132"> </text:span><text:span text:style-name="T197">just as Lisa and Monica </text:span><text:span text:style-name="T198">walk in</text:span><text:span text:style-name="T39">. </text:span><text:span text:style-name="T198">They look at each other, turn around and go out.</text:span></text:p>
      <text:h text:style-name="P972" text:outline-level="3"><text:span text:style-name="T32">IN</text:span><text:span text:style-name="T17">T. CAR – NIGHT</text:span></text:h>
      <text:p text:style-name="P280"><text:span text:style-name="T39">Monica, Lisa, Tim </text:span><text:span text:style-name="T132">get in </text:span><text:span text:style-name="T198">Tim's</text:span><text:span text:style-name="T132"> car</text:span><text:span text:style-name="T39">. </text:span><text:span text:style-name="T198">Lisa's in the back.</text:span></text:p>
      <text:p text:style-name="P411">LISA</text:p>
      <text:p text:style-name="P651">When you said ‘Let’s get something,’ I thought you meant to eat.</text:p>
      <text:p text:style-name="P307"><text:span text:style-name="T132"><text:s/></text:span><text:span text:style-name="T198">Tim throws the straws onto Monica's lap </text:span><text:span text:style-name="T200">and starts the car</text:span><text:span text:style-name="T198">. </text:span></text:p>
      <text:p text:style-name="P434">MONICA</text:p>
      <text:p text:style-name="P651">What are you going to do with these?</text:p>
      <text:p text:style-name="P356">TIM</text:p>
      <text:p text:style-name="P641"><text:span text:style-name="T39">Put them in </text:span><text:span text:style-name="T198">Schmaltz's</text:span><text:span text:style-name="T39"> lawn. </text:span></text:p>
      <text:p text:style-name="P611"><text:span text:style-name="T39">MONICA </text:span><text:span text:style-name="T200">(worried)</text:span></text:p>
      <text:p text:style-name="P678">We might get a detention.</text:p>
      <text:p text:style-name="P308"><text:span text:style-name="T200">Lisa wrinkles her forehead at her</text:span><text:span text:style-name="T198">. </text:span><text:span text:style-name="T200">Are you kidding?</text:span></text:p>
      <text:p text:style-name="P436"><text:span text:style-name="T458">LIS</text:span>A</text:p>
      <text:p text:style-name="P676">Wh<text:span text:style-name="T456">y are we doing this</text:span>?</text:p>
      <text:p text:style-name="P434">TIM</text:p>
      <text:p text:style-name="P641"><text:soft-page-break/><text:span text:style-name="T198">Because he's competing against </text:span><text:span text:style-name="T201">you</text:span><text:span text:style-name="T198"> for</text:span><text:span text:style-name="T39"> valedictorian.</text:span></text:p>
      <text:p text:style-name="P356">LISA <text:span text:style-name="T412">(sarcastic)</text:span></text:p>
      <text:p text:style-name="P615"><text:span text:style-name="T39">That’ll show him </text:span><text:span text:style-name="T200">who's smarter</text:span><text:span text:style-name="T39">.</text:span></text:p>
      <text:h text:style-name="P973" text:outline-level="3"><text:span text:style-name="T17">EXT. JOHN </text:span><text:span text:style-name="T25">SC</text:span><text:span text:style-name="T37">H</text:span><text:span text:style-name="T25">MALTZ</text:span><text:span text:style-name="T17">’S HOUSE - </text:span><text:span text:style-name="T33">NIGHT</text:span></text:h>
      <text:p text:style-name="P308"><text:span text:style-name="T138">Way nicer than Lisa's house. </text:span><text:span text:style-name="T198">Tim's car pulls up </text:span><text:span text:style-name="T200">and parks one house away</text:span><text:span text:style-name="T198">. </text:span><text:span text:style-name="T200">It would be good to use a house that has a bush </text:span><text:span text:style-name="T201">that would hide the car from the front windows.</text:span><text:span text:style-name="T198"> </text:span></text:p>
      <text:p text:style-name="P308"><text:span text:style-name="T198">Monica, Lisa, Tim </text:span><text:span text:style-name="T200">silently</text:span><text:span text:style-name="T198"> </text:span><text:span text:style-name="T200">get out of the car. They close the </text:span><text:span text:style-name="T201">door quietly so they won't be heard.</text:span><text:span text:style-name="T198"> </text:span><text:span text:style-name="T201">They tiptoe into the lawn and</text:span><text:span text:style-name="T39"> </text:span><text:span text:style-name="T201">stick</text:span><text:span text:style-name="T39"> straws </text:span><text:span text:style-name="T201">into the grass</text:span><text:span text:style-name="T39">. </text:span></text:p>
      <text:p text:style-name="P186">A few close shots of them poking straws into the grass. </text:p>
      <text:p text:style-name="P341"><text:span text:style-name="T201">A wider shot of straws covering most of the lawn. </text:span><text:span text:style-name="T39">Monica, Lisa, </text:span><text:span text:style-name="T201">Tim put a few last</text:span><text:span text:style-name="T39"> straws in the lawn, </text:span><text:span text:style-name="T201">step back to look at it, then</text:span><text:span text:style-name="T39"> </text:span><text:span text:style-name="T201">tiptoe</text:span><text:span text:style-name="T39"> back to the car</text:span></text:p>
      <text:p text:style-name="P308"><text:span text:style-name="T201">The three get in and</text:span><text:span text:style-name="T39"> </text:span><text:span text:style-name="T201">carefully close the doors as </text:span><text:span text:style-name="T202">people walk toward them on the sidewalk. The car windows are open.</text:span></text:p>
      <text:p text:style-name="P356">MONICA <text:span text:style-name="T562">(OS)</text:span></text:p>
      <text:p text:style-name="P651">We’re gonna get caught!</text:p>
      <text:p text:style-name="P356">LISA <text:span text:style-name="T562">(OS whisper)</text:span></text:p>
      <text:p text:style-name="P651">Shut up!</text:p>
      <text:p text:style-name="P309"><text:span text:style-name="T202">The car drives away</text:span><text:span text:style-name="T39">.</text:span></text:p>
      <text:h text:style-name="P938" text:outline-level="3">INT. GYM</text:h>
      <text:p text:style-name="P281"><text:span text:style-name="T39">Lisa, M</text:span><text:span text:style-name="T133">onica</text:span><text:span text:style-name="T39">, </text:span><text:span text:style-name="T133">Lisa P., another Girl, </text:span><text:span text:style-name="T276">(should the pom line be someone else?)</text:span><text:span text:style-name="T39"> do a pom routine, pom pass to Tower of London. </text:span><text:span text:style-name="T133">I guess we'll dub in something public domain</text:span><text:span text:style-name="T39">. </text:span><text:span text:style-name="T203">It doesn't matter if the beat is different because they aren't very good.</text:span></text:p>
      <text:p text:style-name="P86">It’s the same move over and over, they keep bumping into each other. It’s not good, but they sure are having fun.</text:p>
      <text:p text:style-name="P12"><text:span text:style-name="T460">T</text:span>he basketball team <text:span text:style-name="T460">sits at the bottom of the bleachers</text:span> watch<text:span text:style-name="T460">ing</text:span> the routine. <text:span text:style-name="T462">The Cheerleaders - Lisa M. and the Micheles - sits behind them. (Not sure we really need the cheer line here, but that's what games usually look like.)</text:span></text:p>
      <text:p text:style-name="P48"><text:soft-page-break/><text:span text:style-name="T460">Various s</text:span>hot<text:span text:style-name="T459">s</text:span> of Lisa, <text:span text:style-name="T459">the entire Pom Line, from the team's POV. Steve turns away and whispers to Ken every time Lisa glances at him. A shot or two of the entire basketball team.</text:span></text:p>
      <text:p text:style-name="P48">Pom routine ends <text:span text:style-name="T459">in a pose</text:span>. </text:p>
      <text:p text:style-name="P12">Basketball Players stand, yell and cheer loudly. </text:p>
      <text:p text:style-name="P12">Steve yells, applauds.</text:p>
      <text:p text:style-name="P154"><text:span text:style-name="T461">Pom Line trots back into the bleachers and the </text:span>Basketball Players, including Steve and John <text:span text:style-name="T413">Schmaltz,</text:span> <text:span text:style-name="T461">jog</text:span> back onto the court <text:span text:style-name="T461">and resume the game</text:span>. <text:span text:style-name="T601">The Cheerleaders get up and stand in front of the bleachers.</text:span></text:p>
      <text:p text:style-name="P155">Steve makes a basket. </text:p>
      <text:p text:style-name="P155"><text:span text:style-name="T601">Lisa applauds.</text:span> </text:p>
      <text:p text:style-name="P155"><text:span text:style-name="T601">T</text:span>he Pom Line says <text:span text:style-name="T463">the</text:span> line<text:span text:style-name="T463">s</text:span> from a cheer <text:span text:style-name="T462">with the Cheerleaders</text:span>.</text:p>
      <text:p text:style-name="P438">CHEER <text:span text:style-name="T582">and</text:span> POM</text:p>
      <text:p text:style-name="P679"><text:span text:style-name="T463">Raise your hands</text:span>. <text:span text:style-name="T463">Stomp your feet. Bourgade Eagles can't be beat.</text:span></text:p>
      <text:p text:style-name="P311"><text:span text:style-name="T39">John miss</text:span><text:span text:style-name="T204">es</text:span><text:span text:style-name="T39"> a basket. </text:span><text:span text:style-name="T204">He's taken off the court and sits in the bleachers with Mr. Cotter and team members.</text:span></text:p>
      <text:p text:style-name="P310"><text:span text:style-name="T204">The Pom Line </text:span><text:span text:style-name="T205">chatters with people in the stands.</text:span><text:span text:style-name="T204"> </text:span></text:p>
      <text:p text:style-name="P355"><text:span text:style-name="T39">MONICA </text:span><text:span text:style-name="T205">(to Lisa)</text:span></text:p>
      <text:p text:style-name="P615"><text:span text:style-name="T39">Nobody’s ever </text:span><text:span text:style-name="T276">gone</text:span><text:span text:style-name="T138"> around the cafeteria saying</text:span><text:span text:style-name="T39"> anything about us putting straws in John’s lawn. </text:span></text:p>
      <text:p text:style-name="P464">LISA</text:p>
      <text:p text:style-name="P687"><text:span text:style-name="T478">Maybe Schmaltz never told anyone about it</text:span>.</text:p>
      <text:p text:style-name="P464">MONICA</text:p>
      <text:p text:style-name="P687"><text:span text:style-name="T478">Maybe t</text:span>hey think someone else did it.</text:p>
      <text:p text:style-name="P464">LISA</text:p>
      <text:p text:style-name="P687"><text:span text:style-name="T478">I hope so</text:span>. </text:p>
      <text:p text:style-name="P356">MONICA</text:p>
      <text:p text:style-name="P651">I want credit for it.</text:p>
      <text:p text:style-name="P12"><text:soft-page-break/>Monica gets up <text:span text:style-name="T478">and starts walking down the bleachers toward the team members on the bench</text:span>.</text:p>
      <text:p text:style-name="P356">LISA</text:p>
      <text:p text:style-name="P651">Wh<text:span text:style-name="T479">at</text:span>?</text:p>
      <text:p text:style-name="P11"><text:span text:style-name="T156">Lisa tries to grab Monica's arm, but misses. </text:span><text:span text:style-name="T39">Monica goes down to talk to John </text:span><text:span text:style-name="T156">Schmaltz</text:span><text:span text:style-name="T39">. </text:span></text:p>
      <text:p text:style-name="P437">LISA</text:p>
      <text:p text:style-name="P753">No!</text:p>
      <text:p text:style-name="P311"><text:span text:style-name="T39">Lisa </text:span><text:span text:style-name="T205">keeps her eyes glued on Monica</text:span><text:span text:style-name="T39">. </text:span><text:span text:style-name="T205">This is out of her control now.</text:span><text:span text:style-name="T39"> </text:span></text:p>
      <text:p text:style-name="P11"><text:span text:style-name="T39">Monica says something to John. </text:span><text:span text:style-name="T205">He</text:span><text:span text:style-name="T39"> whips his head around </text:span><text:span text:style-name="T205">as</text:span><text:span text:style-name="T39"> Monica rushes up the bleachers to Lisa.</text:span></text:p>
      <text:p text:style-name="P461">JOHN SCHMALTZ</text:p>
      <text:p text:style-name="P778">Catfish!</text:p>
      <text:p text:style-name="P463">MONICA</text:p>
      <text:p text:style-name="P651">We’ve got to get out of here.</text:p>
      <text:p text:style-name="P12">Lisa runs along the bleachers sound<text:span text:style-name="T463">ing</text:span> like a herd of elephants. <text:span text:style-name="T426">The guys on the bench turn to watch her.</text:span></text:p>
      <text:p text:style-name="P11"><text:span text:style-name="T157">Behind them, the </text:span><text:span text:style-name="T205">rest of the team is</text:span><text:span text:style-name="T157"> in the middle of the game.</text:span><text:span text:style-name="T39"> </text:span><text:span text:style-name="T157">Steve stops on the court and </text:span><text:span text:style-name="T39">watches Lisa.</text:span></text:p>
      <text:p text:style-name="P11"><text:span text:style-name="T39">Lisa jumps off the edge </text:span><text:span text:style-name="T205">of the bleachers, her head de</text:span><text:span text:style-name="T206">s</text:span><text:span text:style-name="T205">cending </text:span><text:span text:style-name="T206">behind the seats until we no longer see any trace of Lisa</text:span><text:span text:style-name="T39">. </text:span></text:p>
      <text:p text:style-name="P82">Shot of Lisa landing on her butt. </text:p>
      <text:p text:style-name="P11"><text:span text:style-name="T39">Steve runs off </text:span><text:span text:style-name="T206">the court </text:span><text:span text:style-name="T39">in the middle of the game.</text:span></text:p>
      <text:p text:style-name="P356">MR. COTTER</text:p>
      <text:p text:style-name="P651">Steve! Get back here!</text:p>
      <text:p text:style-name="P143">Lisa is still on her butt too rattled to move. She turns to see: </text:p>
      <text:p text:style-name="P336"><text:span text:style-name="T276">Lisa P. running up right behind her and S</text:span><text:span text:style-name="T39">teve </text:span><text:span text:style-name="T276">approaching</text:span><text:span text:style-name="T39">.</text:span></text:p>
      <text:p text:style-name="P356">STEVE</text:p>
      <text:p text:style-name="P651"><text:span text:style-name="T464">Are you</text:span> hurt?</text:p>
      <text:p text:style-name="P356">LISA</text:p>
      <text:p text:style-name="P651"><text:soft-page-break/>Just got the wind knocked out of me.</text:p>
      <text:p text:style-name="P11"><text:span text:style-name="T134">Lisa P.</text:span><text:span text:style-name="T39"> and Steve help Lisa up, </text:span><text:span text:style-name="T206">Lisa</text:span><text:span text:style-name="T39"> runs </text:span><text:span text:style-name="T206">into</text:span><text:span text:style-name="T39"> the gym </text:span><text:span text:style-name="T206">lobby</text:span><text:span text:style-name="T39">. </text:span></text:p>
      <text:h text:style-name="P974" text:outline-level="3"><text:span text:style-name="T17">INT. </text:span><text:span text:style-name="T34">GYM LOBBY</text:span></text:h>
      <text:p text:style-name="P312"><text:span text:style-name="T276">Lisa approaches </text:span><text:span text:style-name="T39">Monica.</text:span></text:p>
      <text:p text:style-name="P356">LISA</text:p>
      <text:p text:style-name="P651">What did you say to him?</text:p>
      <text:p text:style-name="P356">MONICA</text:p>
      <text:p text:style-name="P651">I told him I knew who put Carls Jr. straws in his lawn.</text:p>
      <text:p text:style-name="P12">Lisa sighs, exasperated.</text:p>
      <text:p text:style-name="P228">FADE TO</text:p>
      <text:h text:style-name="P939" text:outline-level="3">INT. CLASSROOM</text:h>
      <text:p text:style-name="P336"><text:span text:style-name="T276">W</text:span><text:span text:style-name="T211">e hear chalk on the blackboard </text:span><text:span text:style-name="T276">and</text:span><text:span text:style-name="T208"> see Steve staring at Lisa, elbow on desk, head in hand.</text:span></text:p>
      <table:table table:name="Table3" table:style-name="Table3">
        <table:table-column table:style-name="Table3.A"/>
        <table:table-column table:style-name="Table3.B"/>
        <table:table-row>
          <table:table-cell table:style-name="Table3.A1" office:value-type="string">
            <text:p text:style-name="P320"><text:span text:style-name="T39">Lisa </text:span><text:span text:style-name="T233">sits not unladylike, but very relaxed and casual. Her</text:span><text:span text:style-name="T39"> head faces </text:span><text:span text:style-name="T208">to</text:span><text:span text:style-name="T39">ward </text:span><text:span text:style-name="T208">Mr. Cotter, </text:span><text:span text:style-name="T216">h</text:span><text:span text:style-name="T39">er eyes </text:span><text:span text:style-name="T216">also on him</text:span><text:span text:style-name="T39">. Without moving her head, Lisa </text:span><text:span text:style-name="T216">sudden</text:span><text:span text:style-name="T39">ly shifts her eyes to her left to focus on Steve.</text:span></text:p>
            <text:p text:style-name="P313"><text:span text:style-name="T39">Steve gets flustered, takes his head of hand, elbow off desk, looks </text:span><text:span text:style-name="T216">down and scribbles notes</text:span><text:span text:style-name="T39">.</text:span></text:p>
            <text:p text:style-name="P318"><text:span text:style-name="T39">Lisa's eyes are </text:span><text:span text:style-name="T217">on</text:span><text:span text:style-name="T39"> her notebook as she scribbles. </text:span></text:p>
            <text:p text:style-name="P87">Steve looks up at Lisa again.</text:p>
            <text:p text:style-name="P318"><text:span text:style-name="T217">Without moving her head, Lisa's eyes suddenly look up at Steve. </text:span><text:span text:style-name="T39"><text:s/></text:span></text:p>
            <text:p text:style-name="P49">Steve <text:span text:style-name="T471">gets flustered, puts his pencil down, looks at Mr. </text:span><text:soft-page-break/><text:span text:style-name="T471">Cotter.</text:span></text:p>
            <text:p text:style-name="P49"><text:span text:style-name="T472">After a moment, Steve</text:span> stares at Lisa <text:span text:style-name="T472">again</text:span>.</text:p>
            <text:p text:style-name="P319"><text:span text:style-name="T217">Without moving her head, Lisa's eyes suddenly </text:span><text:span text:style-name="T218">go from Mr. Cotter to</text:span><text:span text:style-name="T217"> Steve. </text:span><text:span text:style-name="T39"><text:s/></text:span></text:p>
            <text:p text:style-name="P50">Steve <text:span text:style-name="T471">gets flustered, puts his head on the desk.</text:span></text:p>
          </table:table-cell>
          <table:table-cell table:style-name="Table3.A1" office:value-type="string">
            <text:p text:style-name="P888"><text:span text:style-name="T206">MR. COTTER</text:span><text:span text:style-name="T39"> </text:span><text:span text:style-name="T115">(OS)</text:span></text:p>
            <text:p text:style-name="P895">There are three types of love: Eros, philia, and agape. <text:span text:style-name="T466">Eros is romantic love. Philia is friendship. Agape is the highest form of love. </text:span></text:p>
            <text:p text:style-name="P896">Other types of love come from these terms such as philanthropia, love of humankind, and theophilia, love of God.</text:p>
            <text:p text:style-name="P893"><text:span text:style-name="T468">There are also deviant forms of love such as</text:span> <text:span text:style-name="T472">sadism, deriving pleasure from harming others,</text:span> <text:span text:style-name="T470">beastiality, attraction to animals, and necrophilia, </text:span><text:soft-page-break/><text:span text:style-name="T470">attraction to corpses.</text:span></text:p>
            <text:p text:style-name="P889"><text:span text:style-name="T207">JOHN SCHMALTZ</text:span><text:span text:style-name="T39"> </text:span><text:span text:style-name="T115">(OS)</text:span></text:p>
            <text:p text:style-name="P894">Necrophilia? Is that even real?</text:p>
            <text:p text:style-name="P890"><text:span text:style-name="T217">MR. COTTER</text:span><text:span text:style-name="T39"> </text:span><text:span text:style-name="T115">(OS)</text:span></text:p>
            <text:p text:style-name="P898"><text:span text:style-name="T217">I</text:span><text:span text:style-name="T212">t must be real, otherwise they wouldn't have made a word for it in the dictionary. </text:span></text:p>
            <text:p text:style-name="P891"><text:span text:style-name="T218">MONICA</text:span><text:span text:style-name="T39"> </text:span><text:span text:style-name="T115">(OS)</text:span></text:p>
            <text:p text:style-name="P899"><text:span text:style-name="T212">I</text:span><text:span text:style-name="T39">'m go</text:span><text:span text:style-name="T233">nna</text:span><text:span text:style-name="T39"> look </text:span><text:span text:style-name="T219">i</text:span><text:span text:style-name="T39">t up to see if its really in the dictionary.</text:span></text:p>
          </table:table-cell>
        </table:table-row>
      </table:table>
      <text:p text:style-name="P51"><text:span text:style-name="T465">On the top of the board are written the words Eros, Philia, Agape</text:span>. <text:span text:style-name="T469">There are two columns of words: Philanthropia, Theophilia; and Sadism, Beastiality, Necrophilia.</text:span></text:p>
      <text:p text:style-name="P443">MR. COTTER</text:p>
      <text:p text:style-name="P707">Steve.</text:p>
      <text:p text:style-name="P145">Steve's head is still on his desk.</text:p>
      <text:p text:style-name="P470">MR. COTTER <text:span text:style-name="T482">(OS)</text:span></text:p>
      <text:p text:style-name="P813">Steve!</text:p>
      <text:p text:style-name="P327"><text:span text:style-name="T39">Startled, Steve looks </text:span><text:span text:style-name="T220">up</text:span><text:span text:style-name="T39"> at Mr. Cotter. </text:span></text:p>
      <text:p text:style-name="P88">Mr. Cotter is staring back. </text:p>
      <text:p text:style-name="P442">MR. COTTER</text:p>
      <text:p text:style-name="P666"><text:span text:style-name="T490">A</text:span>re you paying any attention?</text:p>
      <text:p text:style-name="P39">Steve looks at his desk, <text:span text:style-name="T471">nods his head,</text:span> <text:span text:style-name="T471">scribbles some notes</text:span>.</text:p>
      <text:p text:style-name="P465">MR. COTTER</text:p>
      <text:p text:style-name="P814">What is the highest form of love?</text:p>
      <text:p text:style-name="P92"><text:span text:style-name="T479">Steve looks up at the board, reads for a moment, concentrates</text:span>.</text:p>
      <text:p text:style-name="P466">STEVE</text:p>
      <text:p text:style-name="P814">Uh... necrophilia?</text:p>
      <text:p text:style-name="P92"><text:span text:style-name="T479">The entire class erupts in laughter</text:span>. </text:p>
      <text:p text:style-name="P446"><text:soft-page-break/>JOHN SC<text:span text:style-name="T474">H</text:span>MALTZ</text:p>
      <text:p text:style-name="P790"><text:span text:style-name="T481">He's right</text:span>. <text:span text:style-name="T483">You have to be high to do that.</text:span></text:p>
      <text:p text:style-name="P94"><text:span text:style-name="T479">The class erupts in laughter again</text:span>. </text:p>
      <text:p text:style-name="P468">MR. COTTER</text:p>
      <text:p text:style-name="P666"><text:span text:style-name="T490">W</text:span>rite a two page report on today’s class discussion. <text:span text:style-name="T583">A</text:span>nd <text:span text:style-name="T601">serve </text:span>detention.</text:p>
      <text:p text:style-name="P39">INSERT Mr. Cotter slaps a pink slip on the desk. Steve Oldham: <text:span text:style-name="T492">Daydreaming about</text:span> <text:span text:style-name="T491">necrophilia</text:span></text:p>
      <text:p text:style-name="P90">Bell rings.</text:p>
      <text:p text:style-name="P413">MR. COTTER</text:p>
      <text:p text:style-name="P787">Homework for tomorrow is on page 79.</text:p>
      <text:p text:style-name="P89">Kids get up and leave. <text:span text:style-name="T480">The giggling continues as they gather their books.</text:span></text:p>
      <text:h text:style-name="P975" text:outline-level="3"><text:span text:style-name="T35">EX</text:span><text:span text:style-name="T17">T. </text:span><text:span text:style-name="T35">CLASSROO</text:span><text:span text:style-name="T17">M</text:span></text:h>
      <text:p text:style-name="P314"><text:span text:style-name="T209">Kids walk out </text:span><text:span text:style-name="T210">Mr. Cotter's </text:span><text:span text:style-name="T209">classroom, </text:span><text:span text:style-name="T210">includin</text:span><text:span text:style-name="T223">g</text:span><text:span text:style-name="T210"> Steve. Ken and Jocks walk out the classroom next door </text:span><text:span text:style-name="T223">and walk toward Steve</text:span><text:span text:style-name="T209">. </text:span></text:p>
      <text:p text:style-name="P439">KEN</text:p>
      <text:p text:style-name="P756">Beetle beetle!</text:p>
      <text:p text:style-name="P439">JOCK 1</text:p>
      <text:p text:style-name="P756">Hugh Hugh!</text:p>
      <text:p text:style-name="P439">STEVE</text:p>
      <text:p text:style-name="P754"><text:span text:style-name="T467">N</text:span>ecro<text:span text:style-name="T467">feeeee</text:span>li<text:span text:style-name="T467">a</text:span></text:p>
      <text:p text:style-name="P321"><text:span text:style-name="T221">Monica and Lisa open their lockers.</text:span><text:span text:style-name="T209"> </text:span></text:p>
      <text:p text:style-name="P440">MONICA (to Lisa)</text:p>
      <text:p text:style-name="P755"><text:span text:style-name="T468">Why are we learning about n</text:span>ecro<text:span text:style-name="T468">phi</text:span>li<text:span text:style-name="T467">a in religion class.</text:span></text:p>
      <text:p text:style-name="P315"><text:span text:style-name="T39">Ken </text:span><text:span text:style-name="T223">sees</text:span><text:span text:style-name="T39"> John Schmaltz </text:span><text:span text:style-name="T223">exit Mr. Cotter's class</text:span><text:span text:style-name="T39">.</text:span></text:p>
      <text:p text:style-name="P356">KEN</text:p>
      <text:p text:style-name="P788">Hey, Schmaltz. </text:p>
      <text:p text:style-name="P324"><text:span text:style-name="T223">Ken motions for </text:span><text:span text:style-name="T39">John </text:span><text:span text:style-name="T223">to get over here, he's got something he has to tell him. John goes over and listens</text:span><text:span text:style-name="T39">. </text:span><text:span text:style-name="T224">Steve </text:span><text:span text:style-name="T226">and </text:span><text:soft-page-break/><text:span text:style-name="T226">another Jock</text:span><text:span text:style-name="T224"> come over to find out what this is about.</text:span><text:span text:style-name="T39"> </text:span><text:span text:style-name="T223">Lisa watches them </text:span><text:span text:style-name="T276">from her locker </text:span><text:span text:style-name="T223">in the background.</text:span></text:p>
      <text:p text:style-name="P444">KEN <text:span text:style-name="T473">(low voice)</text:span></text:p>
      <text:p text:style-name="P680">We gotta go TP Schaefer’s house. </text:p>
      <text:p text:style-name="P322"><text:span text:style-name="T39">Steve watches Lisa at her locker </text:span><text:span text:style-name="T224">to see if she can hear. She's staring at them, so Steve looks back to listen to Ken</text:span><text:span text:style-name="T39">.</text:span></text:p>
      <text:p text:style-name="P445">JOHN SC<text:span text:style-name="T475">H</text:span>MALTZ</text:p>
      <text:p text:style-name="P788">What for? </text:p>
      <text:p text:style-name="P444">KEN</text:p>
      <text:p text:style-name="P681"><text:span text:style-name="T473">You know, to get her back for the straws in your lawn.</text:span> </text:p>
      <text:p text:style-name="P322"><text:span text:style-name="T39">Steve </text:span><text:span text:style-name="T224">look</text:span><text:span text:style-name="T39">s </text:span><text:span text:style-name="T224">at</text:span><text:span text:style-name="T39"> Lisa </text:span><text:span text:style-name="T224">to gage her</text:span><text:span text:style-name="T39"> reaction, </text:span><text:span text:style-name="T224">looks at John</text:span><text:span text:style-name="T39">.</text:span></text:p>
      <text:p text:style-name="P445">JOHN SC<text:span text:style-name="T474">H</text:span>MALTZ</text:p>
      <text:p text:style-name="P789">OK. When? </text:p>
      <text:p text:style-name="P447">KEN</text:p>
      <text:p text:style-name="P681">We’ll get everyone together after the BKA this weekend and totally hit her place.</text:p>
      <text:p text:style-name="P445">JOHN SC<text:span text:style-name="T474">H</text:span>MALTZ <text:span text:style-name="T475">(ambivalent)</text:span></text:p>
      <text:p text:style-name="P789">Yeah, if they wanna do that. </text:p>
      <text:p text:style-name="P91">Steve gets worried and looks at Lisa. She's perturbed. </text:p>
      <text:p text:style-name="P449">KEN</text:p>
      <text:p text:style-name="P651">Mando Catfish!</text:p>
      <text:p text:style-name="P323"><text:span text:style-name="T226">Ken </text:span><text:span text:style-name="T227">turns to Steve with a high-five but </text:span><text:span text:style-name="T302">Steve i</text:span><text:span text:style-name="T231">s watching Lisa. So Ken</text:span><text:span text:style-name="T226"> jumps up and </text:span><text:span text:style-name="T227">high-fives Jock.</text:span><text:span text:style-name="T226"> </text:span><text:span text:style-name="T225">John walks off. </text:span></text:p>
      <text:p text:style-name="P450">JOCK <text:span text:style-name="T476">(chanting)</text:span></text:p>
      <text:p text:style-name="P643"><text:span text:style-name="T39">Mando! </text:span><text:span text:style-name="T226">Mando! </text:span><text:span text:style-name="T227">Mando!</text:span></text:p>
      <text:p text:style-name="P323"><text:span text:style-name="T225">The Jocks who are still standing around </text:span><text:span text:style-name="T227">chant</text:span><text:span text:style-name="T225"> back</text:span><text:span text:style-name="T39">.</text:span></text:p>
      <text:p text:style-name="P448">JOCK<text:span text:style-name="T476">S</text:span></text:p>
      <text:p text:style-name="P642"><text:span text:style-name="T39">Mando! </text:span><text:span text:style-name="T226">Mando! </text:span><text:span text:style-name="T227">Mando!</text:span></text:p>
      <text:p text:style-name="P325"><text:span text:style-name="T222">Ken and his</text:span><text:span text:style-name="T39"> friends punch each other, make circles with their thumb and forefinger on each others legs, arms, poke each other in the circle.</text:span></text:p>
      <text:p text:style-name="P356">KEN <text:span text:style-name="T480">(to Lisa)</text:span></text:p>
      <text:p text:style-name="P651"><text:soft-page-break/>We’re gonna mando your house so bad!</text:p>
      <text:p text:style-name="P326"><text:span text:style-name="T232">Lisa just stares at him as he and his friends walk away punching each other, punching the air</text:span><text:span text:style-name="T39">.</text:span></text:p>
      <text:p text:style-name="P469">FRIENDS</text:p>
      <text:p text:style-name="P651">Mando! Mando <text:span text:style-name="T413">Catfish</text:span>’s house! <text:span text:style-name="T414">Catfish!</text:span></text:p>
      <text:p text:style-name="P478">JOHN SCHMALTZ (high pitched)</text:p>
      <text:p text:style-name="P785">Catfish!</text:p>
      <text:p text:style-name="P613"><text:span text:style-name="T39">LISA </text:span><text:span text:style-name="T231">(to Monica)</text:span></text:p>
      <text:p text:style-name="P651">I can’t believe they’re going to TP MY house. <text:span text:style-name="T491">It wasn't even my idea.</text:span> Why not Tim’s house? Or your house?</text:p>
      <text:p text:style-name="P612"><text:span text:style-name="T231">M</text:span><text:span text:style-name="T39">ONICA</text:span></text:p>
      <text:p text:style-name="P689">Since when are the Oldhams on Schmaltz’s side of the battle for valedictorian?</text:p>
      <text:p text:style-name="P12">In the background the friends keep yelling. <text:span text:style-name="T484">Monica walks into the background and whispers to Tim to let him in on what's all the yelling is about.</text:span></text:p>
      <text:p text:style-name="P356">FRIENDS</text:p>
      <text:p text:style-name="P651">Mando! Mando! Catfish! Mando! </text:p>
      <text:p text:style-name="P11"><text:span text:style-name="T39">Steve </text:span><text:span text:style-name="T222">comes up to Lisa at her locker</text:span><text:span text:style-name="T39">.</text:span></text:p>
      <text:p text:style-name="P356">STEVE</text:p>
      <text:p text:style-name="P651">Would you be upset if we TP’d your house?</text:p>
      <text:p text:style-name="P356">LISA</text:p>
      <text:p text:style-name="P651">Yes. Very much.</text:p>
      <text:p text:style-name="P284"><text:span text:style-name="T231">As Steve follows his friends, </text:span><text:span text:style-name="T39">Rick comes over to </text:span><text:span text:style-name="T221">Lisa</text:span><text:span text:style-name="T39">. </text:span></text:p>
      <text:p text:style-name="P40">Steve looks <text:span text:style-name="T480">back and sees Rick, frowns wondering</text:span> what <text:span text:style-name="T480">Rick is up to. Steve stops and watches them in the background.</text:span></text:p>
      <text:p text:style-name="P40">Rick speaks softly, <text:span text:style-name="T480">he doesn't want anyone to overhear</text:span>.</text:p>
      <text:p text:style-name="P414">RICK</text:p>
      <text:p text:style-name="P688">I know where the nickname Catfish came from.</text:p>
      <text:p text:style-name="P93"><text:span text:style-name="T480">Lisa is interested</text:span>.</text:p>
      <text:p text:style-name="P471">LISA</text:p>
      <text:p text:style-name="P791"><text:soft-page-break/>Oh?</text:p>
      <text:p text:style-name="P467">RICK</text:p>
      <text:p text:style-name="P688"><text:span text:style-name="T480">Y</text:span>ou have to promise not to tell any<text:span text:style-name="T484">o</text:span>ne I said anything to you about it.</text:p>
      <text:p text:style-name="P414">LISA <text:span text:style-name="T482">(reluctant)</text:span></text:p>
      <text:p text:style-name="P667">I promise. </text:p>
      <text:p text:style-name="P156"><text:span text:style-name="T602">Rick looks around to make sure no one is listening</text:span>.</text:p>
      <text:p text:style-name="P521">RICK <text:span text:style-name="T602">(in Lisa's ear)</text:span></text:p>
      <text:p text:style-name="P667">Steve Oldham. </text:p>
      <text:p text:style-name="P40">Lisa <text:span text:style-name="T482">turns her head to </text:span>look at Steve. <text:span text:style-name="T484">She's annoyed.</text:span></text:p>
      <text:p text:style-name="P40">Steve looks away.</text:p>
      <text:p text:style-name="P40">Rick looks at Steve, then Lisa.</text:p>
      <text:p text:style-name="P414">RICK</text:p>
      <text:p text:style-name="P667">He calls you that because you don’t sit very ladylike during religion class.</text:p>
      <text:p text:style-name="P414">LISA</text:p>
      <text:p text:style-name="P667">Are you sure?</text:p>
      <text:p text:style-name="P414">RICK</text:p>
      <text:p text:style-name="P637"><text:span text:style-name="T39">Well, no. But </text:span><text:span text:style-name="T254">at lunch</text:span><text:span text:style-name="T39"> Steve </text:span><text:span text:style-name="T276">and Schmaltz</text:span><text:span text:style-name="T39"> were talking about the way you sit during class.</text:span></text:p>
      <text:p text:style-name="P472">LISA</text:p>
      <text:p text:style-name="P690">I suppose I d<text:span text:style-name="T484">o</text:span>n’t sit all “dainty.” <text:span text:style-name="T484">But I wear</text:span> shorts under <text:span text:style-name="T484">my skirt</text:span>. </text:p>
      <text:p text:style-name="P97">Lisa looks at Steve. </text:p>
      <text:p text:style-name="P97">Steve looks a<text:span text:style-name="T503">t his shoes</text:span>.</text:p>
      <text:p text:style-name="P474">LISA</text:p>
      <text:p text:style-name="P692"><text:span text:style-name="T484">Sounds like something the Oldhams would make up. But how does the name</text:span> Catfish <text:span text:style-name="T488">come</text:span> <text:span text:style-name="T488">from</text:span> that? </text:p>
      <text:p text:style-name="P477">RICK (mumbling)</text:p>
      <text:p text:style-name="P692"><text:span text:style-name="T488">Something crude about how catfish smells</text:span>? </text:p>
      <text:p text:style-name="P476">LISA</text:p>
      <text:p text:style-name="P692"><text:soft-page-break/><text:span text:style-name="T488">Oh that is disgusting.</text:span> Steve would<text:span text:style-name="T538">n't</text:span> <text:span text:style-name="T488">say something</text:span> <text:span text:style-name="T488">like </text:span>that <text:span text:style-name="T488">about</text:span> me... </text:p>
      <text:p text:style-name="P108">Lisa looks at Steve <text:span text:style-name="T503">again</text:span>. </text:p>
      <text:p text:style-name="P108">Steve looks <text:span text:style-name="T503">around for his friends</text:span>.</text:p>
      <text:p text:style-name="P494">LISA</text:p>
      <text:p text:style-name="P696">Maybe Ken. <text:span text:style-name="T484">B</text:span>ut he’s not in <text:span text:style-name="T484">any of my</text:span> class<text:span text:style-name="T484">es</text:span>.</text:p>
      <text:p text:style-name="P472">RICK</text:p>
      <text:p text:style-name="P793"><text:span text:style-name="T489">I</text:span>t was Steve.</text:p>
      <text:p text:style-name="P473">LISA</text:p>
      <text:p text:style-name="P690"><text:span text:style-name="T484">Why do the Oldhams hate me.</text:span> </text:p>
      <text:p text:style-name="P95"><text:span text:style-name="T484">Rick shrugs and walks away</text:span>. <text:span text:style-name="T503">Lisa glares at Steve and he goes to follow his friends.</text:span> <text:span text:style-name="T484">Monica and Tim come over to Lisa.</text:span></text:p>
      <text:p text:style-name="P472">LISA</text:p>
      <text:p text:style-name="P694">We <text:span text:style-name="T491">can't let them get my house</text:span>. </text:p>
      <text:p text:style-name="P479">TIM</text:p>
      <text:p text:style-name="P815">It's us against them and 20 of their friends. </text:p>
      <text:p text:style-name="P483">LISA</text:p>
      <text:p text:style-name="P815">I refuse to sit on my butt and let the Oldhams win this battle.</text:p>
      <text:p text:style-name="P482">MONICA</text:p>
      <text:p text:style-name="P651">How <text:span text:style-name="T491">are we going to stop them</text:span>?</text:p>
      <text:p text:style-name="P108"><text:span text:style-name="T503">Lisa thinks for a moment</text:span>.</text:p>
      <text:p text:style-name="P494">LISA</text:p>
      <text:p text:style-name="P794">I have an idea.</text:p>
      <text:h text:style-name="P923" text:outline-level="3">EXT. LISA’S STREET - <text:span text:style-name="T503">NIGHT</text:span></text:h>
      <text:p text:style-name="P12"><text:span text:style-name="T492">Monica and Tim</text:span> walk toward Lisa’s house with <text:span text:style-name="T494">multiple</text:span> s<text:span text:style-name="T538">uper soaker</text:span>s. </text:p>
      <text:h text:style-name="P940" text:outline-level="3">EXT. LISA’S HOUSE - <text:span text:style-name="T503">NIGHT</text:span></text:h>
      <text:p text:style-name="P98">Lisa peeks out the kitchen window. She comes outside <text:span text:style-name="T494">with a bag of water balloons</text:span> when Tim and Monica are in view <text:span text:style-name="T503">and leaves them near the window</text:span>.</text:p>
      <text:p text:style-name="P480"><text:soft-page-break/>LISA </text:p>
      <text:p text:style-name="P795">Did you make sure they won't notice your car <text:span text:style-name="T503">is </text:span>in the neighborhood?</text:p>
      <text:p text:style-name="P481">MONICA</text:p>
      <text:p text:style-name="P795"><text:span text:style-name="T503">It's</text:span> behind Baskin Robbins. Nobody will see it.</text:p>
      <text:p text:style-name="P480">LISA </text:p>
      <text:p text:style-name="P795">I parked in the alley so they'll think I'm not home.</text:p>
      <text:p text:style-name="P481">TIM</text:p>
      <text:p text:style-name="P693"><text:span text:style-name="T492">This better be good</text:span>. <text:span text:style-name="T492">I'm missing the spring musical at Brophy for this. All my old friends are there.</text:span></text:p>
      <text:p text:style-name="P484">LISA </text:p>
      <text:p text:style-name="P816">OK. Let's pre-enact this. </text:p>
      <text:p text:style-name="P146">The three of them stand behind the bush in front of the kitchen window. </text:p>
      <text:p text:style-name="P491">LISA </text:p>
      <text:p text:style-name="P817">When they show up we wait until they're actually on the lawn carrying rolls of toilet paper. Then you two jump out of the bush </text:p>
      <text:p text:style-name="P147">Lisa squats, then jumps out from behind the bush and runs into the lawn, pretending she's firing water guns at many people across the lawn. </text:p>
      <text:p text:style-name="P492">LISA </text:p>
      <text:p text:style-name="P817">and fire squirt guns at all the rolls you can get before they unroll any of it.</text:p>
      <text:p text:style-name="P147">Tim and Monica follow her with the super soakers and do the same.</text:p>
      <text:p text:style-name="P517"><text:span text:style-name="T495">MONIC</text:span>A </text:p>
      <text:p text:style-name="P818">Because if it gets wet after its unrolled, it'll be harder to clean up.</text:p>
      <text:p text:style-name="P485"><text:span text:style-name="T495">TIM</text:span> </text:p>
      <text:p text:style-name="P818">And if we get it before it's unrolled, they wont be able to drape it into the tree and bushes.</text:p>
      <text:p text:style-name="P485"><text:soft-page-break/>LISA </text:p>
      <text:p text:style-name="P820"><text:span text:style-name="T583">T</text:span>he Oldhams won't be able to mando my yard if their toilet paper is all wet.</text:p>
      <text:p text:style-name="P100"><text:span text:style-name="T496">Monica looks over Lisa's shoulder and points at the bag</text:span>.</text:p>
      <text:p text:style-name="P486"><text:span text:style-name="T496">MONIC</text:span>A </text:p>
      <text:p text:style-name="P797">What's in there?</text:p>
      <text:p text:style-name="P486">LISA </text:p>
      <text:p text:style-name="P797">Water balloons. For when your squirt guns are empty.</text:p>
      <text:p text:style-name="P101"><text:span text:style-name="T501">Lisa pantomimes dropping guns and runs to the water balloons</text:span>. <text:span text:style-name="T501">She pretends to take them out of the bag and lob them at invisible enemies in the lawn. Tim and Monica put the guns down behind the bush and pretend to throw water balloons.</text:span></text:p>
      <text:p text:style-name="P493"><text:span text:style-name="T496">TIM</text:span> </text:p>
      <text:p text:style-name="P797">What if we run out of water before we get all the toilet paper?</text:p>
      <text:p text:style-name="P493">LISA </text:p>
      <text:p text:style-name="P821">That's where I come in. </text:p>
      <text:p text:style-name="P101">Lisa <text:span text:style-name="T501">goes back behind the bush and</text:span> picks up the end of <text:span text:style-name="T503">a</text:span> hose.</text:p>
      <text:p text:style-name="P493">LISA </text:p>
      <text:p text:style-name="P822">As soon as you come back here to lob balloons, I jump out </text:p>
      <text:p text:style-name="P101"><text:span text:style-name="T502">Lisa jumps out from behind the bush and runs into the lawn, still holding the hose</text:span>.</text:p>
      <text:p text:style-name="P493">LISA </text:p>
      <text:p text:style-name="P822">and soak everyone with the hose. </text:p>
      <text:p text:style-name="P101"><text:span text:style-name="T502">She twists the hose on and wildly sprays back and forth across the lawn</text:span>.</text:p>
      <text:p text:style-name="P493"><text:span text:style-name="T501">TIM</text:span> </text:p>
      <text:p text:style-name="P822">Oh my god they will totally regret messing with The Schaefer.</text:p>
      <text:p text:style-name="P493"><text:span text:style-name="T501">LISA</text:span> </text:p>
      <text:p text:style-name="P799">Catfish will prevail!</text:p>
      <text:p text:style-name="P107"><text:soft-page-break/>Lisa <text:span text:style-name="T583">turns off the water and puts the hose back behind the bush</text:span>.</text:p>
      <text:p text:style-name="P493">LISA </text:p>
      <text:p text:style-name="P796"><text:span text:style-name="T493">The BKA should've ended by now</text:span>. <text:span text:style-name="T493">It'll take them a half hour to get here from Jomax Road. We should hide.</text:span></text:p>
      <text:p text:style-name="P99">Lisa, Tim, and Monica go behind the bush in front of the kitchen window. There's a blanket on the ground. <text:span text:style-name="T584">They sit on the blanket and</text:span> put another blanket over themselves. <text:span text:style-name="T497">They sit for a few moments looking around. Tim drums his hands on his legs, nodding his head to the beat. </text:span></text:p>
      <text:p text:style-name="P486"><text:span text:style-name="T496">LIS</text:span>A </text:p>
      <text:p text:style-name="P797">Maybe they have to clean up. I don't know what goes on at these BKAs.</text:p>
      <text:p text:style-name="P106"><text:span text:style-name="T586">Closeup of </text:span>Lisa look<text:span text:style-name="T586">ing</text:span> at her watch.</text:p>
      <text:p text:style-name="P105"><text:span text:style-name="T585">Fade into Medium shot of the three of them nodding off, almost asleep on each other</text:span>. </text:p>
      <text:p text:style-name="P105">A car drives <text:span text:style-name="T603">up</text:span>. <text:span text:style-name="T502">It stops.</text:span> </text:p>
      <text:p text:style-name="P106">Lisa is startled. She peers through the bushes. </text:p>
      <text:p text:style-name="P108"><text:span text:style-name="T503">We see </text:span>Lisa P. <text:span text:style-name="T502">and</text:span> Lisa M. <text:span text:style-name="T502">through the front window. </text:span>Michele <text:span text:style-name="T502">F. is peering out the rear passenger window</text:span>. <text:span text:style-name="T503">Lisa shakes Tim and Monica.</text:span></text:p>
      <text:p text:style-name="P356">LISA <text:span text:style-name="T492">(whisper)</text:span></text:p>
      <text:p text:style-name="P795">They're here!</text:p>
      <text:p text:style-name="P106">Monica and Tim perk up, peer through the bush.</text:p>
      <text:p text:style-name="P12">The car <text:span text:style-name="T502">slowly drives on</text:span>.</text:p>
      <text:p text:style-name="P356">LISA</text:p>
      <text:p text:style-name="P651"><text:span text:style-name="T502">T</text:span>hey’<text:span text:style-name="T502">re</text:span> park<text:span text:style-name="T502">ing</text:span> down the <text:span text:style-name="T502">street to c</text:span>ome <text:span text:style-name="T502">by</text:span> on foot. <text:span text:style-name="T502">Get ready to jump out.</text:span></text:p>
      <text:p text:style-name="P106">Tim and Monica crouch on their feet, guns in hand, ready to pounce. </text:p>
      <text:p text:style-name="P524"><text:span text:style-name="T609">LIS</text:span>A </text:p>
      <text:p text:style-name="P819"><text:span text:style-name="T609">Remember: wait to shoot until you see the whites of their toilet paper</text:span>.</text:p>
      <text:p text:style-name="P148"><text:soft-page-break/>Faded montage of four different poses, moving from poised crouch, to sitting on the ground, to the final pose, the three of them lying across each other, bored. </text:p>
      <text:p text:style-name="P489">TIM</text:p>
      <text:p text:style-name="P651">Uh, they didn’t come back.</text:p>
      <text:p text:style-name="P488">MONICA</text:p>
      <text:p text:style-name="P651">Nobody came back. </text:p>
      <text:p text:style-name="P356">LISA</text:p>
      <text:p text:style-name="P651"><text:span text:style-name="T563">Someone would've been here by now. </text:span>I don’t think anyone’s coming.</text:p>
      <text:p text:style-name="P601"><text:span text:style-name="T9">MONIC</text:span><text:span text:style-name="T1">A</text:span></text:p>
      <text:p text:style-name="P798">Why did we only get lookie loos.</text:p>
      <text:p text:style-name="P487">TIM</text:p>
      <text:p text:style-name="P706"><text:span text:style-name="T563">I missed the Brophy musical for this.</text:span> </text:p>
      <text:p text:style-name="P517">LISA</text:p>
      <text:p text:style-name="P651">Burn on us.</text:p>
      <text:p text:style-name="P102"><text:span text:style-name="T499">Lisa goes to the bag of water balloons and looks at it sadly. She picks up a balloon and throws it in the driveway. Tim and Monica do the same</text:span>.</text:p>
      <text:h text:style-name="P941" text:outline-level="3">INT. CAFETERIA</text:h>
      <text:p text:style-name="P12">Steve, Ken and <text:span text:style-name="T500">Jock</text:span>s punch each other and play the poke the circle game <text:span text:style-name="T498">and yell stuff</text:span>.</text:p>
      <text:p text:style-name="P356">STEVE, KEN and <text:span text:style-name="T500">JOCK</text:span>S</text:p>
      <text:p text:style-name="P651">Corn, Sean Berry, Beatle Beatle, Hugh Hugh, Ya ya ya, Hass!</text:p>
      <text:p text:style-name="P12">Lisa enters.</text:p>
      <text:p text:style-name="P356">KEN</text:p>
      <text:p text:style-name="P651">Catfish!</text:p>
      <text:p text:style-name="P104">The Jocks turn around and see Lisa.</text:p>
      <text:p text:style-name="P490">JOCKS</text:p>
      <text:p text:style-name="P695">Catfish! <text:span text:style-name="T500">Catfish!</text:span></text:p>
      <text:p text:style-name="P103"><text:span text:style-name="T500">Steve looks up. </text:span>Lisa doesn’t acknowledge anyone but heads straight for Steve.</text:p>
      <text:p text:style-name="P356">LISA</text:p>
      <text:p text:style-name="P651"><text:soft-page-break/>Why didn’t you guys TP my house <text:span text:style-name="T504">this weekend</text:span>?</text:p>
      <text:p text:style-name="P356">STEVE</text:p>
      <text:p text:style-name="P651">You said you<text:span text:style-name="T500">'</text:span>d be mad <text:span text:style-name="T500">at us</text:span>.</text:p>
      <text:p text:style-name="P12"><text:span text:style-name="T500">Lisa's shocked</text:span>. They cared <text:span text:style-name="T500">about her opinion</text:span>.</text:p>
      <text:p text:style-name="P517">LISA</text:p>
      <text:p text:style-name="P810">So I did.</text:p>
      <text:h text:style-name="P915" text:outline-level="2">Episode <text:span text:style-name="T520">15</text:span>: Baseball Team Cheers for Lisa</text:h>
      <text:h text:style-name="P923" text:outline-level="3">Monica, Steve, <text:span text:style-name="T537">Lisa P</text:span></text:h>
      <text:h text:style-name="P922" text:outline-level="3"><text:span text:style-name="T17">EXT. COURTYARD - </text:span><text:span text:style-name="T28">AFTERNOON</text:span></text:h>
      <text:p text:style-name="P137"><text:span text:style-name="T420">The bell rings, kids leave all the classrooms</text:span>. <text:span text:style-name="T507">The Jocks run around.</text:span></text:p>
      <text:p text:style-name="P518">JOCK <text:span text:style-name="T586">1</text:span></text:p>
      <text:p text:style-name="P823">Friday! Woooo!</text:p>
      <text:p text:style-name="P149">Lisa and Lisa P. are at their lockers. </text:p>
      <text:p text:style-name="P496">LISA P.</text:p>
      <text:p text:style-name="P800">How late did you <text:span text:style-name="T563">stay up to</text:span> work on the term paper for religion?</text:p>
      <text:p text:style-name="P498">LISA</text:p>
      <text:p text:style-name="P698"><text:span text:style-name="T507">I had to finish my paper last weekend.</text:span> <text:span text:style-name="T504">I'm scheduled late all this week because Baskin Robbins started summer hours.</text:span> </text:p>
      <text:p text:style-name="P495">LISA P.</text:p>
      <text:p text:style-name="P697">I <text:span text:style-name="T508">only got an hour of sleep last night.</text:span></text:p>
      <text:p text:style-name="P497">LISA</text:p>
      <text:p text:style-name="P697"><text:span text:style-name="T508">You must be exhausted.</text:span> </text:p>
      <text:p text:style-name="P497">LISA <text:span text:style-name="T507">P.</text:span></text:p>
      <text:p text:style-name="P697">I’m go<text:span text:style-name="T507">nna</text:span> take a <text:span text:style-name="T507">quick</text:span> nap backstage in the cafeteria before <text:span text:style-name="T507">picking up my brother at his school</text:span>.</text:p>
      <text:p text:style-name="P356">LISA</text:p>
      <text:p text:style-name="P697"><text:span text:style-name="T504">I'll join you. I've got</text:span> <text:span text:style-name="T506">a </text:span>half hour <text:span text:style-name="T504">before track practice</text:span>.</text:p>
      <text:h text:style-name="P923" text:outline-level="3">INT. BACKSTAGE</text:h>
      <text:p text:style-name="P152"><text:soft-page-break/>Lisa and <text:span text:style-name="T508">Lisa P.</text:span> settle down for a nap. </text:p>
      <text:p text:style-name="P152"><text:span text:style-name="T416">A clock on the wall says 2:30</text:span>. Fade out.</text:p>
      <text:p text:style-name="P342"><text:span text:style-name="T39">Fade in. Lisa wakes up. </text:span><text:span text:style-name="T235">Lisa P.</text:span><text:span text:style-name="T39"> is gone. </text:span><text:span text:style-name="T289">Lisa looks up at the clock.</text:span></text:p>
      <text:p text:style-name="P342"><text:span text:style-name="T139">Clock says</text:span><text:span text:style-name="T39"> </text:span><text:span text:style-name="T234">4</text:span><text:span text:style-name="T139">:</text:span><text:span text:style-name="T234">0</text:span><text:span text:style-name="T139">0</text:span><text:span text:style-name="T39">.</text:span></text:p>
      <text:h text:style-name="P942" text:outline-level="3">EXT. <text:span text:style-name="T505">CAFETERIA</text:span></text:h>
      <text:p text:style-name="P109">Lisa walks out, looks around. <text:span text:style-name="T505">No one is there. She wanders toward the track.</text:span></text:p>
      <text:h text:style-name="P942" text:outline-level="3">EXT. TRACK</text:h>
      <text:p text:style-name="P12">Lisa walks out to the field, looks around. <text:span text:style-name="T506">No one is anywhere to be seen. </text:span>She heads for the locker room.</text:p>
      <text:h text:style-name="P923" text:outline-level="3">EXT. LOCKER ROOM</text:h>
      <text:p text:style-name="P12">Lisa enters the locker room. </text:p>
      <text:h text:style-name="P923" text:outline-level="3">INT. LOCKER ROOM</text:h>
      <text:p text:style-name="P12">Lisa enters the locker room <text:span text:style-name="T508">and looks around</text:span>. M<text:span text:style-name="T508">onica</text:span> <text:span text:style-name="T508">comes around the corner with her backpack</text:span>.</text:p>
      <text:p text:style-name="P356">LISA</text:p>
      <text:p text:style-name="P651">Where is everybody?</text:p>
      <text:p text:style-name="P356">M<text:span text:style-name="T508">ONICA</text:span></text:p>
      <text:p text:style-name="P651">We’re done. Where were you?</text:p>
      <text:p text:style-name="P356">LISA</text:p>
      <text:p text:style-name="P651">I fell asleep. </text:p>
      <text:p text:style-name="P356">M<text:span text:style-name="T508">ONICA</text:span></text:p>
      <text:p text:style-name="P651">The workout today was to run sixteen laps.</text:p>
      <text:p text:style-name="P356">LISA</text:p>
      <text:p text:style-name="P651"><text:span text:style-name="T508">That's f</text:span>our miles! I’ve never run that far <text:span text:style-name="T563">in one day</text:span> before. </text:p>
      <text:p text:style-name="P356">M<text:span text:style-name="T508">ONICA</text:span></text:p>
      <text:p text:style-name="P615"><text:span text:style-name="T39">Coach already left. </text:span><text:span text:style-name="T277">Y</text:span><text:span text:style-name="T39">ou could skip it. </text:span><text:span text:style-name="T235">What's he gonna do about it.</text:span></text:p>
      <text:p text:style-name="P356">LISA</text:p>
      <text:p text:style-name="P651"><text:soft-page-break/><text:span text:style-name="T508">Nah, </text:span>I <text:span text:style-name="T508">probably</text:span> won’t run over the weekend. <text:span text:style-name="T508">I want to do it while I'm here.</text:span></text:p>
      <text:h text:style-name="P923" text:outline-level="3">EXT. TRACK</text:h>
      <text:p text:style-name="P110"><text:span text:style-name="T508">In shorts and Bourgade uniform shirt, Lisa walks on</text:span>to the <text:span text:style-name="T508">deserted </text:span>track <text:span text:style-name="T508">and starts her run</text:span>. </text:p>
      <text:p text:style-name="P153"><text:span text:style-name="T508">Lisa farther around the track, sweating</text:span>. <text:span text:style-name="T509">As she runs, she looks all around her:</text:span></text:p>
      <text:p text:style-name="P153"><text:span text:style-name="T509">Cielito Park, bleachers, locker rooms, baseball field.</text:span> <text:span text:style-name="T587">Nobody there.</text:span></text:p>
      <text:p text:style-name="P119">She sings to the tune of He's Got The Whole World In His Hands (it's public domain)</text:p>
      <text:p text:style-name="P498">LISA</text:p>
      <text:p text:style-name="P698">I<text:span text:style-name="T511">'ve got the whole campus to myself, the whole campus to myself</text:span>.</text:p>
      <text:p text:style-name="P157"><text:span text:style-name="T604">Very long shot of Lisa going around the track as she completes the verse</text:span>. </text:p>
      <text:p text:style-name="P522">LISA <text:span text:style-name="T604">(VO)</text:span></text:p>
      <text:p text:style-name="P710">I<text:span text:style-name="T511">'ve got the whole campus to myself, the whole campus to myself</text:span>.</text:p>
      <text:p text:style-name="P161"><text:span text:style-name="T610">Medium shot:</text:span> <text:span text:style-name="T508">Lisa shouts at the emptiness.</text:span></text:p>
      <text:p text:style-name="P525">LISA</text:p>
      <text:p text:style-name="P711">It’s <text:span text:style-name="T508">to</text:span>o <text:span text:style-name="T508">damn </text:span>hot <text:span text:style-name="T508">to do four miles!</text:span> </text:p>
      <text:p text:style-name="P159"><text:span text:style-name="T604">Very long shot: She</text:span> takes <text:span text:style-name="T605">off</text:span> her shirt.</text:p>
      <text:p text:style-name="P158"><text:span text:style-name="T605">Medium shot: Lisa</text:span> holds <text:span text:style-name="T605">her shirt</text:span> in front of her white granny bra (there were no <text:span text:style-name="T509">sport</text:span> bras <text:span text:style-name="T509">to be found</text:span> until <text:span text:style-name="T509">early</text:span> 199<text:span text:style-name="T509">0's</text:span>). </text:p>
      <text:p text:style-name="P111">She's finally ready to fling the shirt onto the field and almost lets go, but </text:p>
      <text:p text:style-name="P111">A bunch of faint yelling in the distance.</text:p>
      <text:p text:style-name="P499">JOCKS</text:p>
      <text:p text:style-name="P824">Hugh hugh! Shawn Berry! Squid! Mr. Haas! Easy!</text:p>
      <text:p text:style-name="P113">Lisa scrambles to put her shirt back on. </text:p>
      <text:p text:style-name="P112"><text:soft-page-break/><text:span text:style-name="T510">The entire baseball team comes around the corner of the gym and approaches the baseball field from the parking lot. The yelling gets louder as they approach.</text:span> </text:p>
      <text:p text:style-name="P500">LISA</text:p>
      <text:p text:style-name="P699"><text:span text:style-name="T588">Crap</text:span>. <text:span text:style-name="T563">They're not gonna let me finish four miles.</text:span></text:p>
      <text:p text:style-name="P114">Lisa continues around the track. <text:span text:style-name="T610">She slows down a little; she's tentative, trying to decide what to do.</text:span></text:p>
      <text:p text:style-name="P113">From Lisa's POV, the <text:span text:style-name="T610">Jocks</text:span> walk onto the baseball field, yelling stuff. </text:p>
      <text:p text:style-name="P115">Lisa continues around the track. </text:p>
      <text:p text:style-name="P116"><text:span text:style-name="T563">On the baseball field, Steve glances toward the track and stops yelling and goofing around with his friends. He walks to the chain link fence and </text:span>splat<text:span text:style-name="T511">s himself</text:span> up against <text:span text:style-name="T511">it as he</text:span> watch<text:span text:style-name="T511">es Lisa</text:span> run. </text:p>
      <text:p text:style-name="P117">Lisa gets really worried. She looks around for an escape.</text:p>
      <text:p text:style-name="P502">LISA <text:span text:style-name="T605">(under her breath)</text:span></text:p>
      <text:p text:style-name="P700"><text:span text:style-name="T513">I've gotta get outta here</text:span>. </text:p>
      <text:p text:style-name="P118">Scan the perimeter of the track. It's all fenced in except near the baseball field.</text:p>
      <text:p text:style-name="P117">Ken <text:span text:style-name="T512">comes over to Steve and watches Lisa with him.</text:span></text:p>
      <text:p text:style-name="P120">Lisa sees him. Her eyes get wider, she's even more worried. She picks up her pace and runs with more intensity. <text:span text:style-name="T589">She looks straight ahead with determination.</text:span></text:p>
      <text:p text:style-name="P120">Three more Jocks come over and watch from behind Steve and Ken.</text:p>
      <text:p text:style-name="P12"><text:span text:style-name="T512">Steve</text:span> <text:span text:style-name="T512">starts clapping slowly, as if to a cheer beat</text:span>. <text:span text:style-name="T512">Ken joins him.</text:span></text:p>
      <text:p text:style-name="P120">Lisa looks at them, a bit surprised. Are they clapping for <text:span text:style-name="T605">her</text:span>?</text:p>
      <text:p text:style-name="P121">The other three Jocks clap to the same beat with Steve and Ken. A few more Jocks come up behind them <text:span text:style-name="T514">to see what's going on</text:span>.</text:p>
      <text:p text:style-name="P121"><text:soft-page-break/>Lisa relaxes and a small grin appears on her face as she passes them <text:span text:style-name="T514">running along the north side of</text:span> the track.</text:p>
      <text:p text:style-name="P121">Those Jocks clap with them too. Steve starts a chant. </text:p>
      <text:p text:style-name="P503">STEVE</text:p>
      <text:p text:style-name="P700"><text:span text:style-name="T513">Go. Go. Go. Go. Go Schaefer Go.</text:span> </text:p>
      <text:p text:style-name="P121">T<text:span text:style-name="T514">h</text:span>e Jocks <text:span text:style-name="T514">join the</text:span> chant. </text:p>
      <text:p text:style-name="P504">JOCKS</text:p>
      <text:p text:style-name="P700"><text:span text:style-name="T513">Go. Go. Go. Go. Go Schaefer Go.</text:span> </text:p>
      <text:p text:style-name="P123">The team continues to cheer as Lisa runs around the track. <text:span text:style-name="T514">Lisa can't help but smile.</text:span></text:p>
      <text:p text:style-name="P504">JOCKS (OS)</text:p>
      <text:p text:style-name="P701"><text:span text:style-name="T513">Go. Go. Go. Go. Go Schaefer Go.</text:span> </text:p>
      <text:p text:style-name="P123"><text:span text:style-name="T514">Now t</text:span>he <text:span text:style-name="T514">entire</text:span> team <text:span text:style-name="T514">watches from behind Steve and Ken and</text:span> chee<text:span text:style-name="T514">rs</text:span>.</text:p>
      <text:p text:style-name="P504">JOCKS</text:p>
      <text:p text:style-name="P701"><text:span text:style-name="T513">Go. Go. Go. Go. Go Schaefer Go.</text:span> </text:p>
      <text:p text:style-name="P123"><text:span text:style-name="T514">Lisa is smiling bigger than you can imagine</text:span>. <text:span text:style-name="T514">She raises her fists above her head like a champion running to the finish line along the south side of the track.</text:span></text:p>
      <text:p text:style-name="P504">JOCKS (OS)</text:p>
      <text:p text:style-name="P701"><text:span text:style-name="T513">Go. Go. Go. Go. Go Schaefer Go!</text:span> </text:p>
      <text:p text:style-name="P123"><text:span text:style-name="T514">T</text:span>he <text:span text:style-name="T514">entire</text:span> team <text:span text:style-name="T514">applauds</text:span>.</text:p>
      <text:p text:style-name="P504">JOCKS</text:p>
      <text:p text:style-name="P701"><text:span text:style-name="T514">Way to go, Schaefer! Yeah!</text:span> </text:p>
      <text:p text:style-name="P506">STEVE</text:p>
      <text:p text:style-name="P802">How far are you running?</text:p>
      <text:p text:style-name="P126">Lisa shouts to them as she runs on the north side of the track.</text:p>
      <text:p text:style-name="P506">LISA</text:p>
      <text:p text:style-name="P802">Four miles!</text:p>
      <text:p text:style-name="P126">The team pumps their fists, applaud.</text:p>
      <text:p text:style-name="P505">JOCKS</text:p>
      <text:p text:style-name="P702"><text:soft-page-break/><text:span text:style-name="T515">Four miles! Holy Catfish!</text:span> <text:span text:style-name="T515">Alright Schaefer!</text:span></text:p>
      <text:p text:style-name="P501">MR. COTTER <text:span text:style-name="T514">(OS)</text:span></text:p>
      <text:p text:style-name="P801">Team! Get in your positions!</text:p>
      <text:p text:style-name="P125">The team turns around and runs onto the field.</text:p>
      <text:p text:style-name="P123"><text:span text:style-name="T514">Lisa laughs, continues running</text:span>.</text:p>
      <text:p text:style-name="P124">The team <text:span text:style-name="T515">throws a few balls back and forth. We hear the crack of a ball against a bat. Someone in the outfield catches it.</text:span></text:p>
      <text:p text:style-name="P126">Lisa's approaching the north side of the track.</text:p>
      <text:p text:style-name="P126">Steve leaves the pitcher's mound and runs to the fence. He presses himself against it.</text:p>
      <text:p text:style-name="P126">Lisa sees him there and waves.</text:p>
      <text:p text:style-name="P127">Steve smiles and waves back.</text:p>
      <text:p text:style-name="P507">MR. COTTER (OS)</text:p>
      <text:p text:style-name="P702"><text:span text:style-name="T518">Steve! </text:span>STE<text:span text:style-name="T518">EE</text:span>VE!</text:p>
      <text:p text:style-name="P122">Startled, Steve almost loses his hat, scrambles back to <text:span text:style-name="T517">the pitcher's mound</text:span>.</text:p>
      <text:p text:style-name="P122"><text:span text:style-name="T515">Lisa laughs and laughs as she runs around the track</text:span>. </text:p>
      <text:p text:style-name="P122"/>
      <text:p text:style-name="P122"/>
      <text:p text:style-name="P138">And... I'll leave it at this for now. I don't want to give away the ending.</text:p>
      <text:p text:style-name="P122"/>
      <text:p text:style-name="P122"/>
      <text:p text:style-name="P122"/>
      <text:p text:style-name="P126">Long shot: Lisa runs a lap.</text:p>
      <text:p text:style-name="P356">LISA (VO)</text:p>
      <text:p text:style-name="P700"><text:span text:style-name="T513">That's when I realized </text:span>the whole school wasn’t out to ridicule everyone else to <text:soft-page-break/>make themselves feel cool in front of their friends. </text:p>
      <text:p text:style-name="P700">We were all there to support each other. I stopped being afraid of what people might say if I was doing something out of the ordinary. </text:p>
      <text:p text:style-name="P700">It was then that I <text:span text:style-name="T516">knew</text:span>...</text:p>
      <text:p text:style-name="P700"><text:span text:style-name="T513">S</text:span>enior year would be a blast!</text:p>
      <text:p text:style-name="P150">Words explode onto screen: Stay tuned for Lisa &amp; Steve's High School Movie – Senior Year &amp; Beyond</text:p>
      <text:p text:style-name="P162">As credits role, various shots of Lisa around the track. When she finishes running, the baseball team comes out to high-five her. The last team member in the line is Steve. He steps out in front of her for the high-five.</text:p>
      <text:p text:style-name="P162">Or, we could do outtakes for the credits.</text:p>
      <text:h text:style-name="P976" text:outline-level="3"><text:span text:style-name="T590">LISA AND </text:span>STEVE’S HIGH SCHOOL MOVIE PART II – SENIOR YEAR AND BEYOND</text:h>
      <text:p text:style-name="P1"/>
      <text:h text:style-name="P943" text:outline-level="3">BY LISA SCHAEFER</text:h>
      <text:h text:style-name="P921" text:outline-level="2"><text:span text:style-name="T14">Episode 21: </text:span><text:span text:style-name="T16">Party</text:span></text:h>
      <text:h text:style-name="P944" text:outline-level="3">During opening credits</text:h>
      <text:h text:style-name="P943" text:outline-level="3">EXT. <text:span text:style-name="T625">DESERT - NIGHT</text:span></text:h>
      <text:p text:style-name="P171">Near a bonfire, kids with red cups and bottles – the Lisas and Micheles with some Jocks. A few kids roast marshmallows.</text:p>
      <text:p text:style-name="P171">Another angle, John Schmaltz by the bonfire with Preppies. </text:p>
      <text:p text:style-name="P171">Another angle, Steve stands near the bonfire with Ken and Jocks. A couple has their arms all over each other. The Jocks chant.</text:p>
      <text:p text:style-name="P536">JOCKS</text:p>
      <text:p text:style-name="P830"><text:span text:style-name="T627">BKA</text:span>. <text:span text:style-name="T627">BKA. BKA.</text:span></text:p>
      <text:h text:style-name="P945" text:outline-level="3"><text:span text:style-name="T625">IN</text:span>T. <text:span text:style-name="T638">GYM - NIGHT</text:span></text:h>
      <text:p text:style-name="P182">Couples slow dance to a slow song.</text:p>
      <text:p text:style-name="P182">Lisa and Monica sit on the bleachers, <text:span text:style-name="T645">bored,</text:span> and watch the couples. Ho hum. Here we are again on the side.</text:p>
      <text:h text:style-name="P946" text:outline-level="3">EXT. <text:span text:style-name="T625">DESERT - NIGHT</text:span></text:h>
      <text:p text:style-name="P171">Steve <text:span text:style-name="T626">goes to the back of a van to refill his red cup</text:span>. <text:span text:style-name="T626">Nearby a couple snuggles. He looks elsewhere, but sees:</text:span></text:p>
      <text:p text:style-name="P172"><text:span text:style-name="T626">Steve's POV:</text:span> a couple <text:span text:style-name="T635">snuggling</text:span> near a car.</text:p>
      <text:h text:style-name="P947" text:outline-level="3"><text:span text:style-name="T625">IN</text:span>T. <text:span text:style-name="T638">GYM - NIGHT</text:span></text:h>
      <text:p text:style-name="P182">A BOY 1 comes up to Lisa and Monica while they sit on the bleachers. </text:p>
      <text:p text:style-name="P182">Lisa perks up.</text:p>
      <text:p text:style-name="P182">The Boy asks one of the girls behind <text:span text:style-name="T639">Lisa</text:span> to dance.</text:p>
      <text:p text:style-name="P197">Lisa is disappointed. No surprise.</text:p>
      <text:h text:style-name="P947" text:outline-level="3">EXT. <text:span text:style-name="T625">DESERT - NIGHT</text:span></text:h>
      <text:p text:style-name="P187"><text:soft-page-break/>Steve walks off to a parking area with his cup.</text:p>
      <text:p text:style-name="P172"><text:span text:style-name="T626">Steve's POV:</text:span> <text:span text:style-name="T626">A</text:span> couple <text:span text:style-name="T635">snuggles</text:span> in a car, <text:span text:style-name="T635">looking at the stars</text:span>.</text:p>
      <text:h text:style-name="P947" text:outline-level="3"><text:span text:style-name="T625">IN</text:span>T. <text:span text:style-name="T638">GYM - NIGHT</text:span></text:h>
      <text:p text:style-name="P182">BOY 2 walks past as couples slow dance in the background. Lisa gets up and asks him to dance. He shakes his head no and walks away <text:span text:style-name="T640">quickly</text:span>. <text:span text:style-name="T640">Lisa stares after him blankly.</text:span></text:p>
      <text:h text:style-name="P916" text:outline-level="2">Episode 21: <text:span text:style-name="T622">Lockers</text:span></text:h>
      <text:h text:style-name="P923" text:outline-level="3">EXT. <text:span text:style-name="T611">COURTYARD - MORNING</text:span></text:h>
      <text:p text:style-name="P162"><text:span text:style-name="T616">A few k</text:span>ids arrive to school <text:span text:style-name="T613">wearing uniforms</text:span>. <text:span text:style-name="T612">Lisa comes in from the parking lot with her backpack. She's wearing pink sunglasses, pink hair bow, pink socks, pink earrings. Scrunchies were patented in late 1987, so they might be OK toward the end of this movie but not here.</text:span></text:p>
      <text:h text:style-name="P948" text:outline-level="3">EXT. LOCKERS - <text:span text:style-name="T614">MORNING</text:span></text:h>
      <text:p text:style-name="P163">Steve <text:span text:style-name="T611">hangs out at</text:span> his locker <text:span text:style-name="T640">wearing his Bourgade uniform</text:span>. <text:span text:style-name="T616">There are no other kids nearby.</text:span></text:p>
      <text:p text:style-name="P166">Lisa <text:span text:style-name="T615">approaches. Monica, Tim, and MARY are sitting in the cafeteria windows doing calculus.</text:span></text:p>
      <text:p text:style-name="P531">LISA</text:p>
      <text:p text:style-name="P829">Hi guys.</text:p>
      <text:p text:style-name="P532">MONICA, TIM, <text:span text:style-name="T624">and MARY</text:span></text:p>
      <text:p text:style-name="P829">Hi.</text:p>
      <text:p text:style-name="P188">Lisa studies Steve – why is he here by himself every day. She looks in the cafeteria window.</text:p>
      <text:h text:style-name="P949" text:outline-level="3"><text:span text:style-name="T616">IN</text:span>T. <text:span text:style-name="T616">CAFETERIA</text:span> - <text:span text:style-name="T614">MORNING</text:span></text:h>
      <text:p text:style-name="P190">From Lisa's POV through the window: Ken and all the Jocks are punching each other and yelling stuff. </text:p>
      <text:h text:style-name="P950" text:outline-level="3">EXT. <text:span text:style-name="T620">COURTYARD</text:span> - <text:span text:style-name="T614">MORNING</text:span></text:h>
      <text:p text:style-name="P164"><text:span text:style-name="T616">Lisa looks back at Steve wondering why he's out here. As she gets close to her locker:</text:span> </text:p>
      <text:p text:style-name="P526">LISA</text:p>
      <text:p text:style-name="P712">Good morning Steve!</text:p>
      <text:p text:style-name="P12"><text:soft-page-break/>Steve <text:span text:style-name="T616">freezes, slowly turns to look at her.</text:span> <text:span text:style-name="T616">Is she finally talking to me?</text:span></text:p>
      <text:p text:style-name="P356">STEVE</text:p>
      <text:p text:style-name="P651">Hi.</text:p>
      <text:p text:style-name="P526">LISA</text:p>
      <text:p text:style-name="P825">How was your weekend?</text:p>
      <text:p text:style-name="P527">STEVE</text:p>
      <text:p text:style-name="P712">Good.</text:p>
      <text:p text:style-name="P526">LISA</text:p>
      <text:p text:style-name="P825">Any wild parties?</text:p>
      <text:p text:style-name="P527">STEVE (<text:span text:style-name="T640">amused</text:span>)</text:p>
      <text:p text:style-name="P825">No, not this weekend. <text:span text:style-name="T617">(beat)</text:span> Maybe next.</text:p>
      <text:p text:style-name="P828">How about you?</text:p>
      <text:p text:style-name="P528">LISA <text:span text:style-name="T618">(enthusiastic)</text:span></text:p>
      <text:p text:style-name="P826"><text:span text:style-name="T618">Yeah. Wild parties</text:span>.</text:p>
      <text:p text:style-name="P530">STEVE (<text:span text:style-name="T640">amused</text:span>)</text:p>
      <text:p text:style-name="P827"><text:span text:style-name="T618">You don't party</text:span>.</text:p>
      <text:p text:style-name="P529">LISA</text:p>
      <text:p text:style-name="P827"><text:span text:style-name="T618">Who says calculus isn't a party</text:span>.</text:p>
      <text:p text:style-name="P165">Lisa <text:span text:style-name="T618">does a pom routine sequence with her calculus book.</text:span></text:p>
      <text:p text:style-name="P529">LISA</text:p>
      <text:p text:style-name="P827"><text:span text:style-name="T618">Well, maybe it's not a party. But it's wild</text:span>.</text:p>
      <text:p text:style-name="P197">Steve is amused.</text:p>
      <text:p text:style-name="P552">STEVE</text:p>
      <text:p text:style-name="P833"><text:span text:style-name="T624">Hey, there's a BKA next weekend</text:span>. <text:span text:style-name="T624">Are you going?</text:span></text:p>
      <text:p text:style-name="P551">LISA</text:p>
      <text:p text:style-name="P836"><text:span text:style-name="T641">You just accused me of not being a partier. Am I a part of the Bourgade Keggers Association now</text:span>?</text:p>
      <text:p text:style-name="P552">STEVE</text:p>
      <text:p text:style-name="P833"><text:span text:style-name="T628">All seniors at Bourgade are</text:span>. <text:span text:style-name="T628">Whether they want to be or not.</text:span></text:p>
      <text:p text:style-name="P551">LISA </text:p>
      <text:p text:style-name="P836"><text:soft-page-break/>I'd have to go with someone. I don't want to drive up to Jomax Road myself.</text:p>
      <text:p text:style-name="P170">MARY comes up and opens her locker.</text:p>
      <text:p text:style-name="P550">LISA</text:p>
      <text:p text:style-name="P845">Hi Mary.</text:p>
      <text:p text:style-name="P550">MARY</text:p>
      <text:p text:style-name="P845">What are you doing about Homecoming?</text:p>
      <text:p text:style-name="P195">Steve pretends not to pay attention, stares <text:span text:style-name="T646">at his</text:span> book. But he's looking at Lisa out of the corner of his eye and listening intently.</text:p>
      <text:p text:style-name="P195">Lisa has her back to Steve.</text:p>
      <text:p text:style-name="P550">LISA</text:p>
      <text:p text:style-name="P845">I asked a guy I work with.</text:p>
      <text:p text:style-name="P550">MARY</text:p>
      <text:p text:style-name="P845">Why not go with someone from Bourgade?</text:p>
      <text:p text:style-name="P550">LISA</text:p>
      <text:p text:style-name="P845">Ha! Are you kidding me? Nobody from Bourgade ever asked me to a dance. If someone from Bourgade wants to go with me, he need<text:span text:style-name="T666">s</text:span> to ask me.</text:p>
      <text:p text:style-name="P170">Lisa takes her calculus book and walks off.</text:p>
      <text:p text:style-name="P195">Steve gets up and puts his book in his locker. </text:p>
      <text:p text:style-name="P537">STEVE <text:span text:style-name="T666">(to Mary)</text:span></text:p>
      <text:p text:style-name="P835"><text:span text:style-name="T666">A</text:span>re you going to the BKA next weekend?</text:p>
      <text:p text:style-name="P534"><text:span text:style-name="T622">M</text:span>A<text:span text:style-name="T623">RY</text:span></text:p>
      <text:p text:style-name="P835"><text:span text:style-name="T666">Is that an</text:span> invit<text:span text:style-name="T666">ation</text:span>?</text:p>
      <text:p text:style-name="P168">Thinks about it for a moment.</text:p>
      <text:p text:style-name="P534">STEVE</text:p>
      <text:p text:style-name="P831"><text:span text:style-name="T666">I guess so</text:span>.</text:p>
      <text:p text:style-name="P533"><text:span text:style-name="T622">M</text:span>A<text:span text:style-name="T623">RY (flirty)</text:span></text:p>
      <text:p text:style-name="P713"><text:span text:style-name="T624">Well then I just might</text:span>.</text:p>
      <text:p text:style-name="P534">STEVE</text:p>
      <text:p text:style-name="P831"><text:span text:style-name="T624">You should bring Lisa and Monica with you</text:span>.</text:p>
      <text:p text:style-name="P534"><text:soft-page-break/><text:span text:style-name="T622">M</text:span>A<text:span text:style-name="T623">RY</text:span></text:p>
      <text:p text:style-name="P714"><text:span text:style-name="T624">OK. I will</text:span>.</text:p>
      <text:p text:style-name="P168">Steve is pleased with himself.</text:p>
      <text:p text:style-name="P535">STEVE</text:p>
      <text:p text:style-name="P837">Are you going to drive?</text:p>
      <text:p text:style-name="P169"><text:span text:style-name="T625">Mary gets closer to him</text:span>. <text:span text:style-name="T625">Steve backs away.</text:span></text:p>
      <text:p text:style-name="P535"><text:span text:style-name="T622">M</text:span>A<text:span text:style-name="T623">RY</text:span></text:p>
      <text:p text:style-name="P715"><text:span text:style-name="T625">If you want me to</text:span>.</text:p>
      <text:p text:style-name="P535">STEVE</text:p>
      <text:p text:style-name="P832"><text:span text:style-name="T624">Yeah</text:span>. <text:span text:style-name="T625">You should.</text:span></text:p>
      <text:p text:style-name="P535"><text:span text:style-name="T622">M</text:span>A<text:span text:style-name="T623">RY</text:span></text:p>
      <text:p text:style-name="P715"><text:span text:style-name="T625">I'm looking forward to it</text:span>.</text:p>
      <text:p text:style-name="P614"/>
      <text:p text:style-name="P173">After school</text:p>
      <text:p text:style-name="P167">Lisa <text:span text:style-name="T621">look</text:span>s back <text:span text:style-name="T621">in</text:span>to her locker. Steve looks in his locker mirror and starts combing it back into place. Lisa watches, smiles.</text:p>
      <text:p text:style-name="P356">STEVE</text:p>
      <text:p text:style-name="P651">Mary’s taking you to the BKA tonight, right?</text:p>
      <text:p text:style-name="P356">LISA</text:p>
      <text:p text:style-name="P651">Yeah. I’ll be there.</text:p>
      <text:p text:style-name="P12">Lisa leaves. Steve watches her.</text:p>
      <text:h text:style-name="P923" text:outline-level="3">INT. CAR - NIGHT</text:h>
      <text:p text:style-name="P12">Monica’s in the passenger seat and Lisa’s in the back.</text:p>
      <text:p text:style-name="P356">MONICA</text:p>
      <text:p text:style-name="P651">Steve invited Mary. I think he likes her.</text:p>
      <text:p text:style-name="P12">Lisa looks disappointed.</text:p>
      <text:p text:style-name="P356">LISA</text:p>
      <text:p text:style-name="P651">Oh. (beat) That must be why he’s always by our lockers in the morning.</text:p>
      <text:p text:style-name="P12">Mary gets in the car. She sounds like she’s bragging.</text:p>
      <text:p text:style-name="P356"><text:soft-page-break/>MARY</text:p>
      <text:p text:style-name="P651">I’ve gotten to know Steve real well lately. He always talks to me when I get to school in the morning.</text:p>
      <text:p text:style-name="P356">LISA</text:p>
      <text:p text:style-name="P651">What about?</text:p>
      <text:p text:style-name="P356">MARY</text:p>
      <text:p text:style-name="P651">Nothing much. He asks what we do when we hang out on the weekend. </text:p>
      <text:p text:style-name="P651">He told me he doesn’t like it when you mess up his hair.</text:p>
      <text:h text:style-name="P923" text:outline-level="3">EXT. DESERT - NIGHT</text:h>
      <text:p text:style-name="P12">A car drives up. Mary, Lisa, Monica get out of the car.</text:p>
      <text:p text:style-name="P12">Steve came over to Mary’s car with three bottles. The girls greet him.</text:p>
      <text:p text:style-name="P12">Mary wedges herself between Steve and Lisa, Monica. She’s all smiley and cutesy, flirty.</text:p>
      <text:p text:style-name="P356">MARY</text:p>
      <text:p text:style-name="P651">Flirt</text:p>
      <text:p text:style-name="P356">STEVE</text:p>
      <text:p text:style-name="P651">Lisa</text:p>
      <text:p text:style-name="P12">Steve tried to include us back into the conversation, but Mary kept nudging us out. <text:s/></text:p>
      <text:p text:style-name="P356">LISA</text:p>
      <text:p text:style-name="P651">maybe we should go find someone else to talk to</text:p>
      <text:p text:style-name="P356">MONICA</text:p>
      <text:p text:style-name="P651">I don’t want to.</text:p>
      <text:p text:style-name="P12">Steve walks off. He comes back with Ken. Steve wedges himself between Lisa and Mary, Monica. Ken talks to Mary and Monica in the background. Mary keeps looking over at Steve.</text:p>
      <text:p text:style-name="P356">LISA</text:p>
      <text:p text:style-name="P651">Did you tell Mary you don’t like it when I sneak up on you and mess up your hair?</text:p>
      <text:p text:style-name="P356">STEVE</text:p>
      <text:p text:style-name="P651"><text:soft-page-break/>No. I like it when you touch my hair.</text:p>
      <text:p text:style-name="P12">Lisa smiles.</text:p>
      <text:p text:style-name="P356">STEVE</text:p>
      <text:p text:style-name="P651">Come over by the van with me.</text:p>
      <text:p text:style-name="P356">LISA</text:p>
      <text:p text:style-name="P651">What’s over there?</text:p>
      <text:p text:style-name="P356">STEVE</text:p>
      <text:p text:style-name="P651">I want to show you something.</text:p>
      <text:p text:style-name="P356">LISA</text:p>
      <text:p text:style-name="P651">What about?</text:p>
      <text:p text:style-name="P356">STEVE</text:p>
      <text:p text:style-name="P651">Just come over there. I’ll show you.</text:p>
      <text:p text:style-name="P356">LISA</text:p>
      <text:p text:style-name="P651">Maybe Mary wants to see it too.</text:p>
      <text:p text:style-name="P12">Lisa tries to include Mary and Monica in the conversation.</text:p>
      <text:p text:style-name="P356">LISA</text:p>
      <text:p text:style-name="P651">Mary, Steve wants to show us something by that van.</text:p>
      <text:p text:style-name="P12">Lisa points to the van. Steve cringes, tries to get Lisa’s attention away from Mary.</text:p>
      <text:p text:style-name="P356">STEVE</text:p>
      <text:p text:style-name="P651">Noooo.</text:p>
      <text:p text:style-name="P12">Mary comes over to Steve, all flirty.</text:p>
      <text:p text:style-name="P356">MARY</text:p>
      <text:p text:style-name="P651">What you got to show us, Steve?</text:p>
      <text:p text:style-name="P12">Steve tries to get away, separate her from him and Lisa.</text:p>
      <text:p text:style-name="P356">STEVE</text:p>
      <text:p text:style-name="P651">Nothing.</text:p>
      <text:p text:style-name="P356">MARY</text:p>
      <text:p text:style-name="P651">C</text:p>
      <text:p text:style-name="P12">Steve sighs, exasperated. He motions to Ken and they walk back to the rest of the people at the party.</text:p>
      <text:p text:style-name="P12">Mary, Monica, and Lisa get in Mary’s car.</text:p>
      <text:p text:style-name="P12"><text:soft-page-break/>The car drives off.</text:p>
      <text:h text:style-name="P923" text:outline-level="3">INT. MARY’S CAR - NIGHT</text:h>
      <text:p text:style-name="P12">Lisa sits in the back seat with her wine cooler.</text:p>
      <text:p text:style-name="P356">LISA</text:p>
      <text:p text:style-name="P651">I can’t finish this.</text:p>
      <text:p text:style-name="P356">MARY</text:p>
      <text:p text:style-name="P651">Maybe you could put it in the fridge at Monica’s and save it for later.</text:p>
      <text:p text:style-name="P356">MONICA</text:p>
      <text:p text:style-name="P651">My dad would kill me!</text:p>
      <text:p text:style-name="P356">LISA</text:p>
      <text:p text:style-name="P651">Do either of you want it?</text:p>
      <text:p text:style-name="P356">MONICA</text:p>
      <text:p text:style-name="P651">I can’t even finish mine.</text:p>
      <text:p text:style-name="P356">MARY</text:p>
      <text:p text:style-name="P651">I’ll take it.</text:p>
      <text:p text:style-name="P356">MONICA</text:p>
      <text:p text:style-name="P651">Don’t give it to her. She’s driving.</text:p>
      <text:p text:style-name="P356">LISA</text:p>
      <text:p text:style-name="P651">Let’s just stop at a park and find a trashcan to toss it in before we got home.</text:p>
      <text:p text:style-name="P12">stopped at a park. Mary throws her empty bottle, Monica’s still has a few drops, Lisa’s is half full.</text:p>
      <text:p text:style-name="P12">Steve didn’t talk to Mary before school so much any more after that party.</text:p>
      <text:h text:style-name="P910" text:outline-level="2">Episode 14: <text:span text:style-name="T633">Homecoming</text:span></text:h>
      <text:h text:style-name="P923" text:outline-level="3">Monica, Steve</text:h>
      <text:h text:style-name="P951" text:outline-level="3">EXT. <text:span text:style-name="T620">COURTYARD</text:span> - <text:span text:style-name="T614">MORNING</text:span></text:h>
      <text:p text:style-name="P198">Lisa <text:span text:style-name="T615">arrives from the parking lot. She's wearing accessories that are all the same color, perhaps purple. </text:span></text:p>
      <text:p text:style-name="P198"><text:span text:style-name="T619">Lisa's POV: </text:span>Steve <text:span text:style-name="T620">sits near</text:span> his locker <text:span text:style-name="T614">in the blue uniform shirt</text:span>. <text:span text:style-name="T620">He's working on algebra homework. He sees Lisa looking at him and quickly looks down at his book.</text:span></text:p>
      <text:p text:style-name="P189"><text:soft-page-break/>Lisa looks in the cafeteria window again.</text:p>
      <text:h text:style-name="P951" text:outline-level="3"><text:span text:style-name="T616">IN</text:span>T. <text:span text:style-name="T616">CAFETERIA</text:span> - <text:span text:style-name="T614">MORNING</text:span></text:h>
      <text:p text:style-name="P191">From Lisa's POV through the window: Different arrangement of Ken and all the Jocks punching each other and yelling stuff. </text:p>
      <text:h text:style-name="P951" text:outline-level="3">EXT. LOCKERS - <text:span text:style-name="T614">MORNING</text:span></text:h>
      <text:p text:style-name="P191">Lisa looks back at Steve wondering why he's out here again. She walks up to her locker and opens it.</text:p>
      <text:p text:style-name="P553">LISA</text:p>
      <text:p text:style-name="P722"><text:span text:style-name="T621">How are you this</text:span> morning?</text:p>
      <text:p text:style-name="P198">Steve <text:span text:style-name="T621">looks up.</text:span></text:p>
      <text:p text:style-name="P553">STEVE</text:p>
      <text:p text:style-name="P834">I'm having a wild algebra party.</text:p>
      <text:p text:style-name="P198">Lisa <text:span text:style-name="T621">giggles and</text:span> messes up his hair. She realizes it’s very soft and pets his hair. Lisa is very matter-of-fact (not flirty).</text:p>
      <text:p text:style-name="P553">LISA</text:p>
      <text:p text:style-name="P722"><text:span text:style-name="T616">Your hair is really</text:span> soft.</text:p>
      <text:p text:style-name="P198">Steve smiles shyly, looks <text:span text:style-name="T621">at the ground</text:span>.</text:p>
      <text:p text:style-name="P192">Lisa takes her calculus book and walks toward Monica and Tim, sitting in the cafeteria windows, with their calculus books open. She's looking back at Steve and smiling.</text:p>
      <text:p text:style-name="P193">He's watching her and smiles back. He's pleased with himself.</text:p>
      <text:p text:style-name="P192">Rick comes out of the cafeteria with his calculus book. <text:span text:style-name="T619">He heads straight for Lisa.</text:span></text:p>
      <text:p text:style-name="P194">Steve<text:span text:style-name="T645">'</text:span>s <text:span text:style-name="T645">smile fades</text:span>.</text:p>
      <text:p text:style-name="P194">Rick walks with Lisa to her friends. They sit on the sidewalk and do calculus homework. </text:p>
      <text:p text:style-name="P194">Steve looks at the ground, sadly closes his locker.</text:p>
      <text:p text:style-name="P234"><text:span text:style-name="T11">Mary walks up. Steve </text:span><text:span text:style-name="T13">angri</text:span><text:span text:style-name="T12">ly walks away</text:span><text:span text:style-name="T11">. Mary hangs out at her locker watching Steve.</text:span></text:p>
      <text:p text:style-name="P174"><text:soft-page-break/>Steve comes back with Michele F. They giggle. She writes <text:span text:style-name="T630">on his hand.</text:span></text:p>
      <text:p text:style-name="P176">INSERT: A phone number being written on his hand.</text:p>
      <text:p text:style-name="P539">MICHELE F.</text:p>
      <text:p text:style-name="P843">Hi Mary. Who are you going to homecoming with?</text:p>
      <text:p text:style-name="P539">MARY</text:p>
      <text:p text:style-name="P843">I don't know. Lisa's going with some guy from work. Maybe I'll double with her. Steve, who are you going with?</text:p>
      <text:p text:style-name="P539">MICHELE F.</text:p>
      <text:p text:style-name="P843">He's going with me.</text:p>
      <text:p text:style-name="P176">Mary gets angry. </text:p>
      <text:p text:style-name="P539">MARY (sarcastic)</text:p>
      <text:p text:style-name="P843">Oh.</text:p>
      <text:p text:style-name="P176">Mary walks off.</text:p>
      <text:p text:style-name="P175">Lisa <text:span text:style-name="T630">and</text:span> Monica walk up and open <text:span text:style-name="T630">t</text:span>he<text:span text:style-name="T630">i</text:span>r locker<text:span text:style-name="T630">s</text:span>. Steve <text:span text:style-name="T630">and</text:span> Michele F. <text:span text:style-name="T630">are</text:span> <text:span text:style-name="T630">still </text:span>giggl<text:span text:style-name="T630">ing</text:span>. <text:span text:style-name="T630">Michele</text:span> writes <text:span text:style-name="T630">on his hand. Steve looks at Lisa for a reaction.</text:span></text:p>
      <text:p text:style-name="P176">Lisa's back is to them.</text:p>
      <text:p text:style-name="P176">INSERT: A phone number being written on his hand.</text:p>
      <text:p text:style-name="P176">Medium shot of Monica, Lisa, Steve, Michele at lockers.</text:p>
      <text:p text:style-name="P538">LISA</text:p>
      <text:p text:style-name="P716"><text:span text:style-name="T631">Brad</text:span> canceled our date to <text:span text:style-name="T629">Homecoming</text:span>.</text:p>
      <text:p text:style-name="P176">Steve's face drops. He drops his hand away from Michele. And pays full attention to Lisa.</text:p>
      <text:p text:style-name="P538">LISA</text:p>
      <text:p text:style-name="P844">He said he got grounded. I think he just didn't want to go. I couldn't find a date to a dance to save my life.</text:p>
      <text:p text:style-name="P356">MONICA</text:p>
      <text:p text:style-name="P651"><text:span text:style-name="T629">It's too late to find another date. </text:span>What are you going to do with your dress?</text:p>
      <text:h text:style-name="P952" text:outline-level="3"><text:soft-page-break/>EXT. SCHOOL PARKING LOT - <text:span text:style-name="T642">NIGHT</text:span></text:h>
      <text:p text:style-name="P178">Monica’s car enters the parking lot.</text:p>
      <text:h text:style-name="P952" text:outline-level="3">EXT. <text:span text:style-name="T632">BOURGADE PARKING LOT</text:span> - <text:span text:style-name="T632">NIGHT</text:span></text:h>
      <text:p text:style-name="P177">Monica drives, Lisa is in the passenger seat, Monica's little brother PETE is in the back seat.</text:p>
      <text:p text:style-name="P222">They come upon a car taking up four spaces.</text:p>
      <text:p text:style-name="P544">PETE</text:p>
      <text:p text:style-name="P717">Who the hell parked like this?</text:p>
      <text:p text:style-name="P541">MONICA</text:p>
      <text:p text:style-name="P717">That’s the Oldhams’ car. </text:p>
      <text:p text:style-name="P541">LISA</text:p>
      <text:p text:style-name="P717">I should’ve guessed.</text:p>
      <text:p text:style-name="P12">Lisa throws the stuffed dress over a car, paper bag head with a blond wig. <text:span text:style-name="T633">The legs are tights stuffed with newspaper.</text:span> The blond head hangs over the back window. Lisa and Monica tape the dummy to the car.</text:p>
      <text:p text:style-name="P233"><text:span text:style-name="T10">A</text:span><text:span text:style-name="T1"> string of cans tied together.</text:span></text:p>
      <text:p text:style-name="P554">LISA</text:p>
      <text:p text:style-name="P851">If Brad had a car, this would be him. But for now, this is for all the Bourgade guys who never asked me to a dance. Which is all of them. </text:p>
      <text:p text:style-name="P554"><text:span text:style-name="T634">MONIC</text:span>A</text:p>
      <text:p text:style-name="P846">What about the idiots who didn't ask <text:span text:style-name="T560">any</text:span> of the girls to a dance. </text:p>
      <text:p text:style-name="P554">LISA</text:p>
      <text:p text:style-name="P846">Lucky for them, those guys' cars aren't here.</text:p>
      <text:p text:style-name="P554"><text:span text:style-name="T634">MONIC</text:span>A</text:p>
      <text:p text:style-name="P846">Their punishment is that they don't get to go to a dance.</text:p>
      <text:p text:style-name="P554">LISA</text:p>
      <text:p text:style-name="P846">So Pete, let this be a lesson to you: don't be a douche. Ask girls to dances.</text:p>
      <text:p text:style-name="P199"><text:span text:style-name="T633">Pete</text:span> nod<text:span text:style-name="T633">s and gets out of</text:span> the car. </text:p>
      <text:h text:style-name="P953" text:outline-level="3"><text:soft-page-break/>INT. MONICA’S CAR - <text:span text:style-name="T642">NIGHT</text:span></text:h>
      <text:p text:style-name="P179">Lisa hangs out the passenger window, her butt faces the camera. Lisa sprays silly string out Monica’s car window. One car is parked mostly in the aisle. It’s inches from Monica’s car. The car stops.</text:p>
      <text:p text:style-name="P179">Monica’s car starts moving again. Lisa sprays more string toward parked cars.</text:p>
      <text:p text:style-name="P542">LISA</text:p>
      <text:p text:style-name="P718">Try driving slower.</text:p>
      <text:p text:style-name="P179">Lisa looks out the window at the back of the car. </text:p>
      <text:p text:style-name="P542">LISA</text:p>
      <text:p text:style-name="P718">This isn’t working.</text:p>
      <text:h text:style-name="P953" text:outline-level="3">EXT. SCHOOL PARKING LOT - <text:span text:style-name="T642">NIGHT</text:span></text:h>
      <text:p text:style-name="P179">The string is all over Monica’s car. </text:p>
      <text:h text:style-name="P954" text:outline-level="3">INT. MONICA’S CAR - <text:span text:style-name="T642">NIGHT</text:span></text:h>
      <text:p text:style-name="P179">Lisa sits back in her seat, puts the silly string away.</text:p>
      <text:h text:style-name="P953" text:outline-level="3">INT. MONICA’S CAR - <text:span text:style-name="T633">NIGHT</text:span></text:h>
      <text:p text:style-name="P12">Lisa and Monica in the front seat.</text:p>
      <text:p text:style-name="P356">MONICA</text:p>
      <text:p text:style-name="P651"><text:span text:style-name="T634">I shouldn't have brought my brother to help. He's</text:span> going to mess it up.</text:p>
      <text:p text:style-name="P356">LISA</text:p>
      <text:p text:style-name="P651"><text:span text:style-name="T634">Messing it up is the point</text:span>.</text:p>
      <text:h text:style-name="P923" text:outline-level="3">EXT. <text:span text:style-name="T633">BOURGADE PARKING LOT</text:span> - <text:span text:style-name="T633">NIGHT</text:span></text:h>
      <text:p text:style-name="P12">The kids are taping letters into the back window of Chris’s car.</text:p>
      <text:h text:style-name="P923" text:outline-level="3">INT. MONICA’S CAR - <text:span text:style-name="T633">NIGHT</text:span></text:h>
      <text:p text:style-name="P12"><text:span text:style-name="T633">Pete</text:span> run<text:span text:style-name="T633">s</text:span> back into the car.</text:p>
      <text:p text:style-name="P540">PETE</text:p>
      <text:p text:style-name="P720"><text:span text:style-name="T634">I only got one car. And</text:span> <text:span text:style-name="T633">I couldn't do the whole thing. I thought I heard someone coming. </text:span></text:p>
      <text:p text:style-name="P356"><text:soft-page-break/>LISA</text:p>
      <text:p text:style-name="P651">Let’s drive past and see what it looks like.</text:p>
      <text:h text:style-name="P923" text:outline-level="3">EXT. <text:span text:style-name="T633">BOURGADE PARKING LOT - NIGHT</text:span></text:h>
      <text:p text:style-name="P12">Monica’s car drives toward <text:span text:style-name="T633">the</text:span> car.</text:p>
      <text:p text:style-name="P12">View of rear of car. The rear window says ‘JUST’ with the J backwards.</text:p>
      <text:p text:style-name="P356">LISA</text:p>
      <text:p text:style-name="P651">Why is the ‘J’ backwards?</text:p>
      <text:p text:style-name="P540">PETE</text:p>
      <text:p text:style-name="P651">Incase he looks at it through his rear view mirror.</text:p>
      <text:p text:style-name="P356">MONICA</text:p>
      <text:p text:style-name="P651">It’s not an ambulance.</text:p>
      <text:p text:style-name="P356">LISA</text:p>
      <text:p text:style-name="P651"><text:span text:style-name="T633">It</text:span> looks <text:span text:style-name="T633">more</text:span> like an ‘L.’</text:p>
      <text:p text:style-name="P12">INSERT view of the back of the car.</text:p>
      <text:p text:style-name="P356">MONICA</text:p>
      <text:p text:style-name="P651">Does that say ‘<text:span text:style-name="T634">L</text:span>ust!’</text:p>
      <text:p text:style-name="P12">Lisa rolls over in her seat, laughing.</text:p>
      <text:p text:style-name="P356">MONICA</text:p>
      <text:p text:style-name="P651"><text:span text:style-name="T633">Pete</text:span>! </text:p>
      <text:p text:style-name="P178"><text:span text:style-name="T633">Monica reaches back and whacks Pete</text:span>.</text:p>
      <text:p text:style-name="P541">LISA</text:p>
      <text:p text:style-name="P651">No. This is even better than what we planned. <text:span text:style-name="T642">Let's</text:span> leave the lust there. </text:p>
      <text:p text:style-name="P542">MONICA</text:p>
      <text:p text:style-name="P718">You gonna put lust on <text:span text:style-name="T634">everyone's</text:span> window?</text:p>
      <text:p text:style-name="P179">Lisa turns around, gives Monica a dirty look. </text:p>
      <text:p text:style-name="P542">LISA</text:p>
      <text:p text:style-name="P718">You wanna see lust on someone’s window?</text:p>
      <text:p text:style-name="P179">Lisa leans over the window again and smashes the dummy’s head against her butt.</text:p>
      <text:h text:style-name="P923" text:outline-level="3"><text:soft-page-break/>INT. MONICA’S CAR – <text:span text:style-name="T642">NIGHT</text:span> </text:h>
      <text:p text:style-name="P12">Lisa sits back in her seat, hands the shaving cream to Monica.</text:p>
      <text:p text:style-name="P356">LISA</text:p>
      <text:p text:style-name="P651">If <text:span text:style-name="T634">Brad</text:span> weren’t such a flake, I’d be in there dancing. Why doesn’t anyone ever ask us to any of the dances?</text:p>
      <text:p text:style-name="P12">Lisa fingers the dress. Monica shrugs.</text:p>
      <text:p text:style-name="P356">MONICA</text:p>
      <text:p text:style-name="P651">Maybe because I never ask anyone to morp.</text:p>
      <text:p text:style-name="P356">LISA</text:p>
      <text:p text:style-name="P719">Yeah, but I asked someone to morp every year. </text:p>
      <text:p text:style-name="P544">PETE</text:p>
      <text:p text:style-name="P719"><text:span text:style-name="T634">How did that work for you</text:span>?</text:p>
      <text:p text:style-name="P543"><text:span text:style-name="T634">LIS</text:span>A</text:p>
      <text:p text:style-name="P719"><text:span text:style-name="T634">I</text:span>t’s usually a disaster.</text:p>
      <text:p text:style-name="P12">Monica nods at the dummy.</text:p>
      <text:p text:style-name="P356">MONICA</text:p>
      <text:p text:style-name="P651">Now what do we do with this chick?</text:p>
      <text:h text:style-name="P923" text:outline-level="3">EXT. STREET - <text:span text:style-name="T642">NIGHT</text:span></text:h>
      <text:p text:style-name="P12">Lisa and Monica throw the stuffed prom dress dummy in the street. The car is parked in the distance.</text:p>
      <text:p text:style-name="P356">MONICA</text:p>
      <text:p text:style-name="P651">Good thing you bought <text:span text:style-name="T634">your dress</text:span> used.</text:p>
      <text:p text:style-name="P356">LISA</text:p>
      <text:p text:style-name="P651">Except if I hadn’t, I might’ve been able to return it.</text:p>
      <text:p text:style-name="P12">Lisa and Monica hide in the bushes. A car leaves the school parking lot.</text:p>
      <text:p text:style-name="P356">LISA</text:p>
      <text:p text:style-name="P651">Here comes John and Lisa P.</text:p>
      <text:p text:style-name="P12">John’s car slowly drives around the body. </text:p>
      <text:p text:style-name="P12"><text:soft-page-break/>Another car leaves the parking lot and drives slowly around the body.</text:p>
      <text:p text:style-name="P12">A third car exits the parking lot. Steve and one of the Micheles, Ken and another Michele.</text:p>
      <text:p text:style-name="P356">MONICA</text:p>
      <text:p text:style-name="P651">Ooo. The Oldhams. With the Micheles.</text:p>
      <text:p text:style-name="P356">LISA</text:p>
      <text:p text:style-name="P651">Who’s driving?</text:p>
      <text:p text:style-name="P12">Monica cranes her neck to look at the car.</text:p>
      <text:p text:style-name="P356">MONICA</text:p>
      <text:p text:style-name="P651">I think it’s Steve.</text:p>
      <text:p text:style-name="P356">LISA</text:p>
      <text:p text:style-name="P651">Uh oh.</text:p>
      <text:p text:style-name="P12">The engine of the Oldham’s car revs, the car accelerates. Steve drives over the body. The passengers scream their heads off.</text:p>
      <text:p text:style-name="P12">Monica and Lisa laugh and roll on the ground.</text:p>
      <text:h text:style-name="P910" text:outline-level="2">Episode 22: Morp</text:h>
      <text:h text:style-name="P923" text:outline-level="3"><text:span text:style-name="T635">IN</text:span>T. ACCOUNTING CLASS</text:h>
      <text:p text:style-name="P12">Lisa, JOE.</text:p>
      <text:p text:style-name="P180"><text:span text:style-name="T635">Monica and Lisa whisper before class</text:span>. <text:span text:style-name="T635">JOE sits behind Lisa.</text:span></text:p>
      <text:p text:style-name="P545"><text:span text:style-name="T635">LIS</text:span>A</text:p>
      <text:p text:style-name="P838">Who are you going to ask to morp?</text:p>
      <text:p text:style-name="P545"><text:span text:style-name="T635">MONIC</text:span>A</text:p>
      <text:p text:style-name="P838"><text:span text:style-name="T560">I'm</text:span> not asking anyone to morp. Who are you going to ask?</text:p>
      <text:p text:style-name="P545"><text:span text:style-name="T635">LIS</text:span>A</text:p>
      <text:p text:style-name="P838">I don't know if anyone would even want to go with me.</text:p>
      <text:p text:style-name="P545"><text:span text:style-name="T635">MONIC</text:span>A</text:p>
      <text:p text:style-name="P838">How about you ask Joe to morp?</text:p>
      <text:p text:style-name="P545"><text:span text:style-name="T635">LIS</text:span>A</text:p>
      <text:p text:style-name="P839"><text:soft-page-break/><text:span text:style-name="T647">I've known him since grade school. He's a really good guy</text:span>. But he's only a junior.</text:p>
      <text:p text:style-name="P545"><text:span text:style-name="T635">MONIC</text:span>A</text:p>
      <text:p text:style-name="P838">Yeah, but he's a junior who hangs out with all the smart guys.</text:p>
      <text:p text:style-name="P196">Lisa points at Monica. She's got a very good point.</text:p>
      <text:p text:style-name="P545"><text:span text:style-name="T635">LIS</text:span>A</text:p>
      <text:p text:style-name="P838">I <text:span text:style-name="T560">will</text:span> ask him.</text:p>
      <text:p text:style-name="P196">Lisa turns around.</text:p>
      <text:p text:style-name="P545">LISA</text:p>
      <text:p text:style-name="P651"><text:span text:style-name="T635">Hey Joe. </text:span>Would you like to go to morp with me?</text:p>
      <text:p text:style-name="P356">JOE</text:p>
      <text:p text:style-name="P651">That’s so nice of you to ask, but I just started dating someone. She goes to a different school. Otherwise I would go. That would be fun, but I don’t think I should.</text:p>
      <text:p text:style-name="P547">LISA <text:span text:style-name="T642">(to Monica)</text:span></text:p>
      <text:p text:style-name="P841">That rejection was ten times nicer than any of the acceptances I've ever gotten.</text:p>
      <text:h text:style-name="P954" text:outline-level="3">EXT. LOCKERS</text:h>
      <text:p text:style-name="P12">Lisa, Monica <text:span text:style-name="T637">get to their lockers</text:span>. Steve listens, holding a book, but not reading it.</text:p>
      <text:p text:style-name="P12">Ask Christy if she’s asking steve</text:p>
      <text:p text:style-name="P356">MONICA</text:p>
      <text:p text:style-name="P651">Are you going to ask someone else?</text:p>
      <text:p text:style-name="P356">LISA</text:p>
      <text:p text:style-name="P651">There was someone else I was thinking about asking.</text:p>
      <text:p text:style-name="P12">Lisa looks at Steve.</text:p>
      <text:p text:style-name="P12">Steve looks at his book.</text:p>
      <text:p text:style-name="P12"><text:span text:style-name="T636">Lisa M.</text:span> walks up to Steve, flirts. <text:span text:style-name="T636">She writes her number on his hand.</text:span></text:p>
      <text:p text:style-name="P181"><text:soft-page-break/>INSERT: Writing her phone number on Steve's hand.</text:p>
      <text:p text:style-name="P356">LISA</text:p>
      <text:p text:style-name="P651">But I don’t think he wants to go with me either.</text:p>
      <text:p text:style-name="P12">Steve looks at Lisa to see if she notices.</text:p>
      <text:p text:style-name="P356">LISA</text:p>
      <text:p text:style-name="P651">If someone wanted to go to morp with me, someone would’ve asked me to <text:span text:style-name="T642">Homecoming</text:span>.</text:p>
      <text:h text:style-name="P910" text:outline-level="2">Episode 23: Steve’s BKA</text:h>
      <text:h text:style-name="P923" text:outline-level="3">Lisa, tim, steve, david, monica</text:h>
      <text:h text:style-name="P955" text:outline-level="3">INT. TIM’S CAR - NIGHT</text:h>
      <text:p text:style-name="P12">The car drives on I-17. Tim, Lisa, Billy jump up and down, yell lyrics to something that sounds like the Violent Femmes.</text:p>
      <text:p text:style-name="P12">Nancy’s POV: The people in the car next to them laugh.</text:p>
      <text:h text:style-name="P923" text:outline-level="3">EXT. TIM’S CAR - NIGHT</text:h>
      <text:p text:style-name="P12">The car rocks.</text:p>
      <text:p text:style-name="P555">LISA</text:p>
      <text:p text:style-name="P847">Everyone's going to be so surprised to see us not only showing up to their BKA but that we brought Billy!</text:p>
      <text:p text:style-name="P555">BILLY</text:p>
      <text:p text:style-name="P847">I already told John that I was going, so some people already know.</text:p>
      <text:h text:style-name="P955" text:outline-level="3">EXT. FREEWAY - NIGHT</text:h>
      <text:p text:style-name="P12">Jomax road sign.</text:p>
      <text:p text:style-name="P12">The car drives off the ramp.</text:p>
      <text:h text:style-name="P923" text:outline-level="3">EXT. DESERT - NIGHT</text:h>
      <text:p text:style-name="P12">Bonfire, kids standing around drinking. Lisa P. and Lisa M. are dressed like skanks and smoke cigarettes. </text:p>
      <text:p text:style-name="P12">A car drives up. Ken looks like deer in Tim’s headlights.</text:p>
      <text:p text:style-name="P12">Billy, Lisa, Tim, Nancy get out of the car. </text:p>
      <text:p text:style-name="P356"><text:soft-page-break/>BILLY</text:p>
      <text:p text:style-name="P651">We’re all going to hell! Jesus, Mary, and Joseph save us!</text:p>
      <text:p text:style-name="P12">Billy looks at <text:span text:style-name="T643">a group of Girls</text:span>.</text:p>
      <text:p text:style-name="P356">BILLY</text:p>
      <text:p text:style-name="P651"><text:span text:style-name="T637">Slutty whores</text:span>! <text:span text:style-name="T643">U</text:span>sed pieces of meat.</text:p>
      <text:p text:style-name="P12"><text:span text:style-name="T643">Girls</text:span> give Billy dirty looks. </text:p>
      <text:p text:style-name="P12">Someone hands Billy a beer. He opens it, drinks it.</text:p>
      <text:p text:style-name="P356">BILLY</text:p>
      <text:p text:style-name="P651">We’re going to hell! </text:p>
      <text:p text:style-name="P12">He takes another drink.</text:p>
      <text:p text:style-name="P356">BILLY</text:p>
      <text:p text:style-name="P651">With <text:span text:style-name="T643">whores</text:span>!</text:p>
      <text:p text:style-name="P12">Ken runs around, frantic, whispering, gesturing to various classmates. Ken goes off, whispers frantically to others. People come up and ask the classmates what’s with Ken. The classmates tell them what Ken said. Tim comes up and they tell him something.</text:p>
      <text:p text:style-name="P12">Tim comes over to Lisa.</text:p>
      <text:p text:style-name="P356">TIM</text:p>
      <text:p text:style-name="P651">Have you seen Steve? </text:p>
      <text:p text:style-name="P356">LISA</text:p>
      <text:p text:style-name="P651">No. Why? </text:p>
      <text:p text:style-name="P356">TIM</text:p>
      <text:p text:style-name="P651">He’s totally wasted. Some girl that he really likes is here and Ken doesn’t want him to see her.</text:p>
      <text:p text:style-name="P12">Lisa looks disappointed.</text:p>
      <text:p text:style-name="P356">LISA</text:p>
      <text:p text:style-name="P651">Oh. Who’s the girl?</text:p>
      <text:p text:style-name="P546">TIM</text:p>
      <text:p text:style-name="P840">He didn't tell me.</text:p>
      <text:p text:style-name="P546">LISA</text:p>
      <text:p text:style-name="P651"><text:soft-page-break/>Maybe we could distract her until Ken finds Steve. </text:p>
      <text:p text:style-name="P356">TIM</text:p>
      <text:p text:style-name="P651">I’ll go ask Ken.</text:p>
      <text:p text:style-name="P12">Tim goes over to Ken. </text:p>
      <text:p text:style-name="P12">Lisa watches them in the light of the bonfire.</text:p>
      <text:p text:style-name="P356">TIM</text:p>
      <text:p text:style-name="P651">Oh my god!</text:p>
      <text:p text:style-name="P12">Ken and Tim look at Lisa, talk, look at Lisa again.</text:p>
      <text:p text:style-name="P12">Lisa looks around like, what are they looking at.</text:p>
      <text:p text:style-name="P12">Tim comes back.</text:p>
      <text:p text:style-name="P356">LISA</text:p>
      <text:p text:style-name="P651">So, who’s the girl?</text:p>
      <text:p text:style-name="P356">TIM</text:p>
      <text:p text:style-name="P651">Nobody.</text:p>
      <text:p text:style-name="P356">LISA</text:p>
      <text:p text:style-name="P651">What? Then what was ‘Oh my god?’</text:p>
      <text:p text:style-name="P356">TIM</text:p>
      <text:p text:style-name="P651">Nothing.</text:p>
      <text:p text:style-name="P12">Other friends come over and stand in a crowd with Lisa.</text:p>
      <text:p text:style-name="P12">Ken and David drag Steve by. </text:p>
      <text:p text:style-name="P556">TIM</text:p>
      <text:p text:style-name="P651">There he is.</text:p>
      <text:p text:style-name="P12">Tim turns Lisa around.</text:p>
      <text:p text:style-name="P356">STEVE</text:p>
      <text:p text:style-name="P651">I wanna make out with her.</text:p>
      <text:p text:style-name="P12">Nancy, Tim giggle.</text:p>
      <text:p text:style-name="P356">LISA</text:p>
      <text:p text:style-name="P651">Who was he making out with?</text:p>
      <text:p text:style-name="P12">More giggling.</text:p>
      <text:p text:style-name="P556">BILLY</text:p>
      <text:p text:style-name="P651"><text:soft-page-break/>He wasn’t making out with anybody.</text:p>
      <text:p text:style-name="P356">LISA</text:p>
      <text:p text:style-name="P651">Was he making out with one of the slutty girls when the girl he liked showed up? </text:p>
      <text:p text:style-name="P12">More giggling.</text:p>
      <text:p text:style-name="P356">TIM</text:p>
      <text:p text:style-name="P651">No, no. He wasn’t making out.</text:p>
      <text:p text:style-name="P356">LISA</text:p>
      <text:p text:style-name="P651">Is the girl he likes one of the slutty girls?</text:p>
      <text:p text:style-name="P12">Everyone giggles really loud.</text:p>
      <text:p text:style-name="P556">BILLY</text:p>
      <text:p text:style-name="P651">No. She’s definitely not slutty.</text:p>
      <text:p text:style-name="P183"><text:span text:style-name="T648">Nancy looks at everyone to see if they're just as confused about Lisa's question</text:span>.</text:p>
      <text:p text:style-name="P556">TIM</text:p>
      <text:p text:style-name="P677"><text:span text:style-name="T457">Who are the</text:span> <text:span text:style-name="T457">'</text:span>slutty <text:span text:style-name="T457">girls'</text:span>?</text:p>
      <text:p text:style-name="P435">LISA</text:p>
      <text:p text:style-name="P651">What’s so funny? Why won’t anybody tell me what’s going on?</text:p>
      <text:p text:style-name="P12">Ken and David struggle with Steve in the van, trying to keep him in there, telling him Lisa’s not out there.</text:p>
      <text:p text:style-name="P356">STEVE</text:p>
      <text:p text:style-name="P651">I saw her! I want her to sit in here by me!</text:p>
      <text:p text:style-name="P12">Ken pulls Tim aside.</text:p>
      <text:p text:style-name="P356">KEN</text:p>
      <text:p text:style-name="P651">It’s too late. He already saw her. </text:p>
      <text:p text:style-name="P356">TIM</text:p>
      <text:p text:style-name="P651">What should we do? </text:p>
      <text:p text:style-name="P356">KEN</text:p>
      <text:p text:style-name="P651">Get her to come over here.</text:p>
      <text:p text:style-name="P356">TIM</text:p>
      <text:p text:style-name="P651">I don’t want to do that.</text:p>
      <text:p text:style-name="P12"><text:soft-page-break/>Ken goes over to Lisa.</text:p>
      <text:p text:style-name="P356">KEN</text:p>
      <text:p text:style-name="P651">Do you want to get in the van with him?</text:p>
      <text:p text:style-name="P356">LISA</text:p>
      <text:p text:style-name="P651">What! No way. Why would I want to do that?</text:p>
      <text:p text:style-name="P356">TIM</text:p>
      <text:p text:style-name="P651">You definitely don’t want her in there with him.</text:p>
      <text:p text:style-name="P12">Ken pulls Tim aside.</text:p>
      <text:p text:style-name="P356">KEN</text:p>
      <text:p text:style-name="P651">Are you going to stay long? We’ve got to get her out of here.</text:p>
      <text:p text:style-name="P356">TIM</text:p>
      <text:p text:style-name="P651">We’re about to leave.</text:p>
      <text:h text:style-name="P923" text:outline-level="3">INT. TIM’S CAR - NIGHT</text:h>
      <text:p text:style-name="P12">Tim drives, Nancy in front, Billy and Lisa in back. </text:p>
      <text:p text:style-name="P356">TIM</text:p>
      <text:p text:style-name="P651">Well that was interesting information.</text:p>
      <text:p text:style-name="P356">LISA</text:p>
      <text:p text:style-name="P651">What was?</text:p>
      <text:p text:style-name="P356">TIM</text:p>
      <text:p text:style-name="P651">Everything that happened tonight.</text:p>
      <text:p text:style-name="P356">LISA</text:p>
      <text:p text:style-name="P651">I thought it was funny when Ken looked all freaked out that you came to a BKA.</text:p>
      <text:p text:style-name="P356"><text:span text:style-name="T648">BILL</text:span>Y</text:p>
      <text:p text:style-name="P651">That’s not what Ken was freaked out about.</text:p>
      <text:p text:style-name="P356">LISA</text:p>
      <text:p text:style-name="P651">Then what was he freaked about?</text:p>
      <text:p text:style-name="P556">TIM</text:p>
      <text:p text:style-name="P651">You don’t know?</text:p>
      <text:p text:style-name="P356">LISA</text:p>
      <text:p text:style-name="P651">No. What?</text:p>
      <text:p text:style-name="P356"><text:soft-page-break/>TIM</text:p>
      <text:p text:style-name="P651">What do you think of Steve?</text:p>
      <text:p text:style-name="P356">LISA</text:p>
      <text:p text:style-name="P651">I think he’s an idiot.</text:p>
      <text:p text:style-name="P12">Billy laughs loudly. </text:p>
      <text:p text:style-name="P356">TIM</text:p>
      <text:p text:style-name="P651">Yeah, he was an idiot tonight. But what if he asked you to prom? Would you go with him?</text:p>
      <text:p text:style-name="P356">LISA</text:p>
      <text:p text:style-name="P651">Yeah. I like that he always talks to me at our lockers in the morning. It would be fun to go to prom with him.</text:p>
      <text:p text:style-name="P12">Billy looks disappointed. </text:p>
      <text:p text:style-name="P356">TIM</text:p>
      <text:p text:style-name="P651">Then you’d better talk to Steve on Monday.</text:p>
      <text:p text:style-name="P356">LISA</text:p>
      <text:p text:style-name="P651">I was going to ask Steve to the morp, but decided not to. </text:p>
      <text:p text:style-name="P356"><text:span text:style-name="T648">BILL</text:span>Y</text:p>
      <text:p text:style-name="P651">Who did you take instead?</text:p>
      <text:p text:style-name="P356">LISA</text:p>
      <text:p text:style-name="P651">No one. I went with Monica.</text:p>
      <text:p text:style-name="P556">TIM</text:p>
      <text:p text:style-name="P651">Why didn’t you ask Steve?</text:p>
      <text:p text:style-name="P356">LISA</text:p>
      <text:p text:style-name="P651">I knew Steve wouldn’t want to go with me. He’d rather be there with somebody else. Like the girl he really likes.</text:p>
      <text:p text:style-name="P12">Nancy and Tim exchange glances. </text:p>
      <text:p text:style-name="P356">TIM</text:p>
      <text:p text:style-name="P651">You need to talk to Steve on Monday.</text:p>
      <text:p text:style-name="P12">Focus on Lisa. Confused. </text:p>
      <text:p text:style-name="P356">TIM (OS)</text:p>
      <text:p text:style-name="P651"><text:soft-page-break/>Did you hear that Greg was making out with one of the Micheles?</text:p>
      <text:p text:style-name="P356">BILLY (OS)</text:p>
      <text:p text:style-name="P651">Whore.</text:p>
      <text:p text:style-name="P12">Lisa’s disappointed. The drama is never about her.</text:p>
      <text:h text:style-name="P923" text:outline-level="3">EXT. COURTYARD</text:h>
      <text:p text:style-name="P12">Lisa arrives at school. She walks with Monica toward their lockers.</text:p>
      <text:p text:style-name="P356">LISA</text:p>
      <text:p text:style-name="P651">He likes to talk to us in the morning when we get to our locker, but the rest of day he’d rather talk to the popular girls.</text:p>
      <text:p text:style-name="P356">MONICA</text:p>
      <text:p text:style-name="P651">Why didn’t you find out who the girl was that Steve really likes?</text:p>
      <text:p text:style-name="P356">LISA</text:p>
      <text:p text:style-name="P651">Nobody would tell me. It was like they were all trying to keep a secret from me. At least it isn’t Mary.</text:p>
      <text:p text:style-name="P356">MONICA</text:p>
      <text:p text:style-name="P651">Why would you care if he liked Mary?</text:p>
      <text:p text:style-name="P356">LISA</text:p>
      <text:p text:style-name="P651">He’s always hanging out by our lockers. I think he sort of… respects us.</text:p>
      <text:h text:style-name="P923" text:outline-level="3">EXT. LOCKERS</text:h>
      <text:p text:style-name="P12">Lisa goes up to her locker, puts her books in. Steve is at his locker, looks at her shyly. She doesn’t acknowledge him and leaves. Steve looks after her.</text:p>
      <text:h text:style-name="P923" text:outline-level="3">INT. CAFETERIA</text:h>
      <text:p text:style-name="P12">Ken and his friends sit around making noise. Some boys comb their bangs with a pencil. Some of them make circles with their thumb and forefinger on their knees, shoulders. Others poke in the circle. Most of the boys keep punching each other. Other kids are walking around in the background. </text:p>
      <text:p text:style-name="P356">KEN and FRIENDS</text:p>
      <text:p text:style-name="P651"><text:soft-page-break/>Beatle beatle. Ya ya ya. Hugh hugh. Burn you. Shawn Berry. Bowling pin. Corn. Schmuck. </text:p>
      <text:p text:style-name="P12">Tim, Billy, and Monica sit at another table.</text:p>
      <text:p text:style-name="P356">BILLY</text:p>
      <text:p text:style-name="P651">Mary Mother of God have pity on us! Everyone’s going to hell!</text:p>
      <text:p text:style-name="P356">FRIEND 1</text:p>
      <text:p text:style-name="P651">Go to hell, Billy.</text:p>
      <text:p text:style-name="P356">DAVID</text:p>
      <text:p text:style-name="P651">Easy!</text:p>
      <text:p text:style-name="P12">Lisa enters.</text:p>
      <text:p text:style-name="P356">KEN and FRIENDS</text:p>
      <text:p text:style-name="P651">Catfish! Catfish! Meow.</text:p>
      <text:p text:style-name="P12">Lisa looks at them blankly, then talks to Ken.</text:p>
      <text:p text:style-name="P356">LISA</text:p>
      <text:p text:style-name="P651">Tim told me I needed to talk to you about what was going on at the BKA.</text:p>
      <text:p text:style-name="P12">Ken gets up and heads for the cafeteria door.</text:p>
      <text:p text:style-name="P356">KEN</text:p>
      <text:p text:style-name="P651">Let’s go find my brother.</text:p>
      <text:h text:style-name="P923" text:outline-level="3">EXT. CAFETERIA</text:h>
      <text:p text:style-name="P12">Ken marched me out of the cafeteria. He was on a mission. I wasn’t sure if I was supposed to follow him or wait in the cafeteria. I hesitantly followed. Ken looked back to make sure I was still with him. “C’mon.”</text:p>
      <text:h text:style-name="P923" text:outline-level="3">EXT. LOCKERS</text:h>
      <text:p text:style-name="P12">We went out to Steve’s locker, but he wasn’t there. </text:p>
      <text:p text:style-name="P356">LISA</text:p>
      <text:p text:style-name="P651">Steve was here a moment ago. Just like he is every morning.</text:p>
      <text:p text:style-name="P356">KEN</text:p>
      <text:p text:style-name="P651">Yeah. Every morning. </text:p>
      <text:p text:style-name="P12"><text:soft-page-break/>Ken seems pleased that Lisa noticed.</text:p>
      <text:h text:style-name="P923" text:outline-level="3">EXT. COURTYARD</text:h>
      <text:p text:style-name="P12">We look around.</text:p>
      <text:p text:style-name="P356">LISA</text:p>
      <text:p text:style-name="P651">I don’t know what good it would do to find Steve. He’d have no recollection of what happened at the BKA. </text:p>
      <text:h text:style-name="P923" text:outline-level="3">EXT. LOCKERS</text:h>
      <text:p text:style-name="P12">Steve returned to his locker. </text:p>
      <text:p text:style-name="P356">KEN</text:p>
      <text:p text:style-name="P651">Tell her.</text:p>
      <text:p text:style-name="P12">Now Steve was the deer in the headlights. </text:p>
      <text:p text:style-name="P356">LISA</text:p>
      <text:p text:style-name="P651">About the BKA…</text:p>
      <text:p text:style-name="P12">Ken shook his head. </text:p>
      <text:p text:style-name="P356">KEN</text:p>
      <text:p text:style-name="P651">No, he knows. </text:p>
      <text:p text:style-name="P12">Ken turns to Steve. </text:p>
      <text:p text:style-name="P356">KEN</text:p>
      <text:p text:style-name="P651">Come on.</text:p>
      <text:p text:style-name="P356">STEVE</text:p>
      <text:p text:style-name="P651">No!</text:p>
      <text:p text:style-name="P12">Steve turned to leave, but Ken grabs him by the arm and yanks him back. </text:p>
      <text:p text:style-name="P356">KEN</text:p>
      <text:p text:style-name="P651">Tell her!</text:p>
      <text:p text:style-name="P356">STEVE</text:p>
      <text:p text:style-name="P651">I can’t. I can’t!</text:p>
      <text:p text:style-name="P12">Steve struggles, trying to escape. Lisa mutters under her breath.</text:p>
      <text:p text:style-name="P356">LISA</text:p>
      <text:p text:style-name="P651"><text:soft-page-break/>Please don’t embarrass him in front of me.</text:p>
      <text:p text:style-name="P12">Lisa P. comes up. Steve and Ken continue to struggle in the background.</text:p>
      <text:p text:style-name="P556">LISA P.</text:p>
      <text:p text:style-name="P651">What’s going on?</text:p>
      <text:p text:style-name="P356">LISA</text:p>
      <text:p text:style-name="P651">Everyone was trying to hide Steve from some girl he liked at the BKA over the weekend. They’re supposed to tell me what was going on.</text:p>
      <text:p text:style-name="P356">LISA P.</text:p>
      <text:p text:style-name="P615"><text:span text:style-name="T199">T</text:span><text:span text:style-name="T39">he girl was </text:span><text:span text:style-name="T199">probably</text:span><text:span text:style-name="T39"> you.</text:span></text:p>
      <text:p text:style-name="P356">LISA</text:p>
      <text:p text:style-name="P651">No, I think it was one of the juniors.</text:p>
      <text:p text:style-name="P356">LISA P.</text:p>
      <text:p text:style-name="P651">Why one of the juniors?</text:p>
      <text:p text:style-name="P356">LISA</text:p>
      <text:p text:style-name="P651">They weren’t expecting her to be there. So it had to be someone who never goes to the BKAs.</text:p>
      <text:p text:style-name="P356">LISA P.</text:p>
      <text:p text:style-name="P651">Do you ever go to the BKAs?</text:p>
      <text:p text:style-name="P356">LISA</text:p>
      <text:p text:style-name="P651">No.</text:p>
      <text:p text:style-name="P356">LISA P.</text:p>
      <text:p text:style-name="P651">It was you.</text:p>
      <text:p text:style-name="P12">Steve and Ken stop fighting.</text:p>
      <text:p text:style-name="P356">LISA</text:p>
      <text:p text:style-name="P651">Why don’t you just tell me after school.</text:p>
      <text:p text:style-name="P356">STEVE</text:p>
      <text:p text:style-name="P651">Yeah. I’ve got to go to class.</text:p>
      <text:p text:style-name="P12">Steve runs off.</text:p>
      <text:h text:style-name="P923" text:outline-level="3">EXT. LOCKERS</text:h>
      <text:p text:style-name="P12"><text:soft-page-break/>After school Lisa finds Steve at his locker. She messes his hair. Other students are at their lockers nearby.</text:p>
      <text:p text:style-name="P356">LISA</text:p>
      <text:p text:style-name="P651">Did you have something to tell me?</text:p>
      <text:p text:style-name="P12">Steve looks around, seems like he does not want to talk to Lisa.</text:p>
      <text:p text:style-name="P356">STEVE</text:p>
      <text:p text:style-name="P651">Yeah. Uh, let’s go somewhere else.</text:p>
      <text:p text:style-name="P12">Steve rushes to the back of the school without looking back to see if Lisa is following. She follows.</text:p>
      <text:h text:style-name="P923" text:outline-level="3">EXT. BACK COURTYARD</text:h>
      <text:p text:style-name="P12">Two students make out against the wall.</text:p>
      <text:p text:style-name="P356">STEVE</text:p>
      <text:p text:style-name="P651">Uh, not here.</text:p>
      <text:p text:style-name="P12">Steve rushes up the stairs, not looking at Lisa.</text:p>
      <text:h text:style-name="P923" text:outline-level="3">EXT. BACK BALCONY</text:h>
      <text:p text:style-name="P12">A few students stand in the doorway of a classroom. Steve looks around, but not at Lisa.</text:p>
      <text:p text:style-name="P356">STEVE</text:p>
      <text:p text:style-name="P651">Uh, let’s go back downstairs.</text:p>
      <text:p text:style-name="P12">Steve leaves her again.</text:p>
      <text:h text:style-name="P923" text:outline-level="3">EXT. LOCKERS</text:h>
      <text:p text:style-name="P12">Steve approaches lockers, looks around. Lisa approaches from the bottom of the stairs. Steve still won’t look at her, seems like he doesn’t want to talk to her. </text:p>
      <text:p text:style-name="P356">STEVE</text:p>
      <text:p text:style-name="P651">Uh, I have to go. </text:p>
      <text:p text:style-name="P12">He starts packing his backpack.</text:p>
      <text:p text:style-name="P356">LISA</text:p>
      <text:p text:style-name="P651">What were you going to tell me?</text:p>
      <text:p text:style-name="P356">STEVE</text:p>
      <text:p text:style-name="P651">I can’t tell you today.</text:p>
      <text:p text:style-name="P12"><text:soft-page-break/>Steve shuts his locker and runs off. Lisa watches after him.</text:p>
      <text:h text:style-name="P923" text:outline-level="3">EXT. LOCKERS</text:h>
      <text:p text:style-name="P12">Lisa arrives at school. </text:p>
      <text:p text:style-name="P356">LISA</text:p>
      <text:p text:style-name="P651">Hi Steve.</text:p>
      <text:p text:style-name="P12">Steve shuts his locker and walks off without looking at Lisa before she gets near him. Lisa watches him leave.</text:p>
      <text:p text:style-name="P12">Ken comes up, Steve keeps going, doesn’t acknowledge Ken either. </text:p>
      <text:p text:style-name="P356">KEN</text:p>
      <text:p text:style-name="P651">Hey.</text:p>
      <text:p text:style-name="P12">Ken watches Steve, then addresses Lisa.</text:p>
      <text:p text:style-name="P356">KEN</text:p>
      <text:p text:style-name="P651">Has Steve had talked to you yet?</text:p>
      <text:p text:style-name="P356">LISA</text:p>
      <text:p text:style-name="P651">No. He’s avoiding me.</text:p>
      <text:p text:style-name="P356">KEN</text:p>
      <text:p text:style-name="P651">Have you figured it out?</text:p>
      <text:p text:style-name="P12">I drew closer to Ken. </text:p>
      <text:p text:style-name="P356">LISA</text:p>
      <text:p text:style-name="P651">What do you mean? How am I supposed to figure it out?</text:p>
      <text:p text:style-name="P12">Ken shakes his head, shrugs.</text:p>
      <text:p text:style-name="P12">Tim approaches, Ken goes to him. Lisa puts books in her locker. </text:p>
      <text:p text:style-name="P356">KEN</text:p>
      <text:p text:style-name="P651">I don’t get it. Why hasn’t she figured it out? It’s not like she’s an airhead.</text:p>
      <text:p text:style-name="P356">TIM</text:p>
      <text:p text:style-name="P651">Airhead isn’t the issue. She’s just not vain enough.</text:p>
      <text:p text:style-name="P356">LISA</text:p>
      <text:p text:style-name="P651">Who are you guys talking about?</text:p>
      <text:p text:style-name="P475"><text:soft-page-break/>TIM</text:p>
      <text:p text:style-name="P691"><text:span text:style-name="T485">Nobody</text:span>.</text:p>
      <text:h text:style-name="P917" text:outline-level="2">Episode 24: Prom News</text:h>
      <text:h text:style-name="P923" text:outline-level="3">Rick, steve, monica, mary</text:h>
      <text:h text:style-name="P923" text:outline-level="3">EXT. CHURCH</text:h>
      <text:p text:style-name="P12">TODD, David, Lisa stand outside church.</text:p>
      <text:p text:style-name="P356">DAVID</text:p>
      <text:p text:style-name="P651">Lisa, who are you going to prom with?</text:p>
      <text:p text:style-name="P356">LISA</text:p>
      <text:p text:style-name="P651">The same person I went with to all the other dances. Nobody. Nobody asked me to any of the Christmas dances, only two of the homecoming dances, and I hadn’t even been able to find my own date for the junior prom, although I had tried. And I didn’t expect the senior prom to be any different. </text:p>
      <text:p text:style-name="P651">Maybe I’ll take Monica. I took her to morp.</text:p>
      <text:p text:style-name="P356">TODD</text:p>
      <text:p text:style-name="P651">I didn’t go to my senior prom either. </text:p>
      <text:p text:style-name="P12">David’s eyes grow wide. It wasn’t supposed to happen like this.</text:p>
      <text:p text:style-name="P356">TODD</text:p>
      <text:p text:style-name="P651">I’ll take you.</text:p>
      <text:p text:style-name="P12">Gets all excited and screams.</text:p>
      <text:p text:style-name="P356">LISA</text:p>
      <text:p text:style-name="P651">Yes!</text:p>
      <text:p text:style-name="P356">DAVID</text:p>
      <text:p text:style-name="P651">Nooo!</text:p>
      <text:p text:style-name="P12">Lisa giggles.</text:p>
      <text:p text:style-name="P356">LISA</text:p>
      <text:p text:style-name="P651">That would be so fun!</text:p>
      <text:p text:style-name="P12">David runs off. Everyone watches him.</text:p>
      <text:p text:style-name="P356"><text:soft-page-break/>LISA</text:p>
      <text:p text:style-name="P651">What’s wrong with him?</text:p>
      <text:p text:style-name="P12">Todd shrugs.</text:p>
      <text:p text:style-name="P356">LISA</text:p>
      <text:p text:style-name="P651">You sure you want to go?</text:p>
      <text:p text:style-name="P356">TODD</text:p>
      <text:p text:style-name="P651">Of course.</text:p>
      <text:p text:style-name="P356">LISA</text:p>
      <text:p text:style-name="P651">Do you want to think about it first? I don’t want to go out and buy a dress, then have you cancel.</text:p>
      <text:p text:style-name="P356">TODD</text:p>
      <text:p text:style-name="P651">I’m not going to cancel. I want to go.</text:p>
      <text:p text:style-name="P356">LISA</text:p>
      <text:p text:style-name="P651">Great! I’ll buy the prom tickets and I’ll drive. All you have to worry about is the tux. And we have to go just as friends.</text:p>
      <text:p text:style-name="P356">TODD</text:p>
      <text:p text:style-name="P651">That’s fine.</text:p>
      <text:p text:style-name="P12">David returns with Rick.</text:p>
      <text:p text:style-name="P12">Lisa leaves, </text:p>
      <text:p text:style-name="P12">Rick talks to Todd.</text:p>
      <text:p text:style-name="P356">RICK</text:p>
      <text:p text:style-name="P651">So, you’re going to prom with Lisa.</text:p>
      <text:p text:style-name="P356">TODD</text:p>
      <text:p text:style-name="P651">Yeah.</text:p>
      <text:p text:style-name="P356">RICK</text:p>
      <text:p text:style-name="P651">Maybe we could double date to prom.</text:p>
      <text:p text:style-name="P356">TODD</text:p>
      <text:p text:style-name="P651">Who are you going with?</text:p>
      <text:p text:style-name="P356">RICK</text:p>
      <text:p text:style-name="P651">I’m not sure. I haven’t asked anyone yet. But I’ll ask someone.</text:p>
      <text:p text:style-name="P356">TODD</text:p>
      <text:p text:style-name="P651"><text:soft-page-break/>I’ll ask.</text:p>
      <text:p text:style-name="P356">RICK</text:p>
      <text:p text:style-name="P651">And can I have one dance with her? A slow dance.</text:p>
      <text:h text:style-name="P923" text:outline-level="3">EXT. LOCKERS</text:h>
      <text:p text:style-name="P12">Lisa arrives at school. Monica and Mary hanging around the lockers. Steve pretends to read a book.</text:p>
      <text:p text:style-name="P12">Matter-of-fact, like an announcement.</text:p>
      <text:p text:style-name="P356">LISA</text:p>
      <text:p text:style-name="P651">Well, ladies, I found myself a date for the prom.</text:p>
      <text:p text:style-name="P356">MARY</text:p>
      <text:p text:style-name="P651">How’d you manage that?</text:p>
      <text:p text:style-name="P356">LISA</text:p>
      <text:p text:style-name="P651">Last night at church I was complaining about never getting asked to any of the dances, and one of the guys said he’d take me to the prom.</text:p>
      <text:p text:style-name="P356">MONICA</text:p>
      <text:p text:style-name="P651">I’m not go</text:p>
      <text:p text:style-name="P356">LISA</text:p>
      <text:p text:style-name="P651">I insisted that we go as just friends. Because every time I ask a guy to a dance, he freaks out if he thinks I want to be more than friends.</text:p>
      <text:p text:style-name="P12">Steve slammed his locker as hard as he possibly could. The locker bounced open and a book fell out. </text:p>
      <text:p text:style-name="P12">Everyone looks at Steve.</text:p>
      <text:p text:style-name="P12">He threw the book back in and slammed the door even harder. This time books fell out of other people’s lockers.</text:p>
      <text:p text:style-name="P356">MARY</text:p>
      <text:p text:style-name="P651">Well what was that about, Steve?</text:p>
      <text:p text:style-name="P12">Steve didn’t answer and stormed off.</text:p>
      <text:p text:style-name="P12">Lisa watches him go, confused.</text:p>
      <text:p text:style-name="P356"><text:soft-page-break/>LISA</text:p>
      <text:p text:style-name="P651">Did we say something to make him mad?</text:p>
      <text:p text:style-name="P356">MARY</text:p>
      <text:p text:style-name="P651">No. It was about something else.</text:p>
      <text:p text:style-name="P12">Lisa bounces.</text:p>
      <text:p text:style-name="P356">LISA</text:p>
      <text:p text:style-name="P651">I get to go to prom! </text:p>
      <text:p text:style-name="P651">I hope Todd doesn’t change his mind. </text:p>
      <text:h text:style-name="P956" text:outline-level="3">INT. <text:span text:style-name="T649">CAFETERIA</text:span></text:h>
      <text:p text:style-name="P200">Steve and Ken whisper things to all the jocks. Steve is distraught. It's exactly like the time Steve went around the cafeteria whispering about Tim in the 1<text:span text:style-name="T333">st</text:span> movie, but this time the person to blame isn't at Bourgade.</text:p>
      <text:h text:style-name="P956" text:outline-level="3">INT. <text:span text:style-name="T648">PHYSICS CLASS</text:span></text:h>
      <text:p text:style-name="P223">Lisa sits near John Schmaltz, Monica and Tim.</text:p>
      <text:p text:style-name="P559">JOHN SCHMALTZ</text:p>
      <text:p text:style-name="P848">Did you hear that the Oldhams are starting a rumor that Steve wants to ask you to prom?</text:p>
      <text:p text:style-name="P559">MONICA</text:p>
      <text:p text:style-name="P723"><text:span text:style-name="T649">That doesn't make sense. When you start a rumor, it doesn't work if you tell everyone it's a rumor.</text:span> </text:p>
      <text:p text:style-name="P559">TIM</text:p>
      <text:p text:style-name="P848">Maybe he is going to ask you to prom.</text:p>
      <text:p text:style-name="P557">LISA</text:p>
      <text:p text:style-name="P723"><text:span text:style-name="T649">Steve knows I already have a date. He was there when I told Monica and Mary.</text:span> </text:p>
      <text:p text:style-name="P559">MONICA</text:p>
      <text:p text:style-name="P723"><text:span text:style-name="T649">Even if you thought he wanted to ask you, what did he think you would do about that? Tell Todd you changed your mind, then sit around wondering if Steve was ever going to ask you.</text:span> </text:p>
      <text:p text:style-name="P558">LISA</text:p>
      <text:p text:style-name="P848">What's <text:span text:style-name="T650">this rumor</text:span> about, <text:span text:style-name="T650">John</text:span>?</text:p>
      <text:p text:style-name="P558"><text:soft-page-break/>JOHN SCHMALTZ</text:p>
      <text:p text:style-name="P848">It's just a rumor.</text:p>
      <text:h text:style-name="P956" text:outline-level="3">INT. GYM</text:h>
      <text:p text:style-name="P12">Lisa dances with Todd. Rick cuts in. </text:p>
      <text:p text:style-name="P12">Steve watches.</text:p>
      <text:h text:style-name="P910" text:outline-level="2">Episode 26: Yearbook Quote, Baseball News</text:h>
      <text:h text:style-name="P923" text:outline-level="3">Steve, monica</text:h>
      <text:h text:style-name="P923" text:outline-level="3">EXT. LOCKERS</text:h>
      <text:p text:style-name="P12">Lisa sneaks up behind Steve and puts her hands around him, over his eyes to play Guess Who. Steve, smiles, touches her fingers, tries to hold her hands without moving them off her eyes.</text:p>
      <text:p text:style-name="P356">STEVE</text:p>
      <text:p text:style-name="P651">Um, Monica?</text:p>
      <text:p text:style-name="P12">Lisa shakes his head no. Steve plays with her fingers, but doesn’t remove them from his eyes.</text:p>
      <text:p text:style-name="P356">STEVE</text:p>
      <text:p text:style-name="P651">Um, Mary?</text:p>
      <text:p text:style-name="P12">Lisa shakes his head no.</text:p>
      <text:p text:style-name="P356">STEVE</text:p>
      <text:p text:style-name="P651">Mr Cotter?</text:p>
      <text:p text:style-name="P12">Lisa laughs silently.</text:p>
      <text:p text:style-name="P356">STEVE</text:p>
      <text:p text:style-name="P651">David Lee Roth?</text:p>
      <text:p text:style-name="P12">Lisa laughs out loud.</text:p>
      <text:p text:style-name="P356">STEVE</text:p>
      <text:p text:style-name="P651">Lisa.</text:p>
      <text:p text:style-name="P12">Lisa lets go of his eyes. Steve turns around and they smile at each other.</text:p>
      <text:p text:style-name="P356">STEVE</text:p>
      <text:p text:style-name="P651">Did you see the article in the Gazette about me and Ken?</text:p>
      <text:p text:style-name="P356"><text:soft-page-break/>LISA</text:p>
      <text:p text:style-name="P651">Not yet. But my sister got a copy of it this morning. That’s so neat. I’ll have to read it tonight.</text:p>
      <text:h text:style-name="P923" text:outline-level="3">EXT. LOCKERS</text:h>
      <text:p text:style-name="P12">Lisa, Monica, and Steve are sitting at their lockers doing homework. Ken walks past with Friends and gives Steve a thumbs up.</text:p>
      <text:p text:style-name="P356">KEN</text:p>
      <text:p text:style-name="P651">Hey!</text:p>
      <text:p text:style-name="P12">Steve nods, smiles shyly.</text:p>
      <text:p text:style-name="P12">A student comes up with a clipboard.</text:p>
      <text:p text:style-name="P356">YEARBOOK STAFFER</text:p>
      <text:p text:style-name="P651">I wanted to ask you a few questions about the egg project for the yearbook. Is that OK?</text:p>
      <text:p text:style-name="P356">LISA</text:p>
      <text:p text:style-name="P651">Yeah, I think it was helpful to everybody. I never thought about compatibility. I guess you can love someone and not be compatible with them.</text:p>
      <text:p text:style-name="P12">Shot of page 61 of the yearbook.</text:p>
      <text:h text:style-name="P910" text:outline-level="2">Episode 27: Tubing</text:h>
      <text:h text:style-name="P923" text:outline-level="3">Rick, david, steve, tim, mary, john</text:h>
      <text:h text:style-name="P923" text:outline-level="3">INT. RESTAURANT</text:h>
      <text:p text:style-name="P12">All the seniors sit around long tables, some parents and teachers. Rick and David sit next to Lisa. Tim and Mary sit by the Oldhams.</text:p>
      <text:p text:style-name="P12">John Schmaltz is at a podium with a microphone.</text:p>
      <text:p text:style-name="P356">JOHN</text:p>
      <text:p text:style-name="P651">Best Car goes to Rick Buelow and Sabrina Tallabas.</text:p>
      <text:p text:style-name="P12">Rick and Sabrina go to the podium. John hands them certificates, they get their pictures taken. </text:p>
      <text:p text:style-name="P356">JOHN</text:p>
      <text:p text:style-name="P651"><text:soft-page-break/>Class Clown goes to Jenny Blalock and Ken Oldham.</text:p>
      <text:p text:style-name="P12">Ken and Jenny go to the podium. John hands them certificates, they get their pictures taken and return to their seats.</text:p>
      <text:p text:style-name="P356">JOHN</text:p>
      <text:p text:style-name="P651">Most Detentions goes to Mia Siordian and Steve Oldham.</text:p>
      <text:p text:style-name="P12">Steve and Mia go to the podium. John hands them certificates, they get their pictures taken. Steve is about to return to his seat.</text:p>
      <text:p text:style-name="P356">JOHN</text:p>
      <text:p text:style-name="P651">Wait, Steve. Stay up here.</text:p>
      <text:p text:style-name="P651">Worst driver goes to Joanne Deniston and Steve Oldham.</text:p>
      <text:p text:style-name="P12">INSERT clip of Steve driving over the prom dress dummy.</text:p>
      <text:p text:style-name="P12">Joanne goes to the podium. John hands them certificates, they get their pictures taken.</text:p>
      <text:p text:style-name="P356">JOHN</text:p>
      <text:p text:style-name="P651">And the last but not least award, Most Likely to Succeed goes to Lisa Schaefer and… me.</text:p>
      <text:p text:style-name="P12">Lisa goes to the podium, someone takes her picture with John.</text:p>
      <text:p text:style-name="P356">JOHN</text:p>
      <text:p text:style-name="P651">That’s it. Thanks for coming, everyone.</text:p>
      <text:p text:style-name="P12">Everyone mills around. Tim comes over to Lisa. Steve faces Lisa, sits across a table from Ken, Ken’s back is to Lisa. </text:p>
      <text:p text:style-name="P12">A big crowd blocks Lisa’s path to the Oldhams.</text:p>
      <text:p text:style-name="P356">TIM</text:p>
      <text:p text:style-name="P651">My older brother is going tubing tomorrow with Brian Oldham. Steve and Ken are going too. Do you want to go with them?</text:p>
      <text:p text:style-name="P12">Lisa looks at the Oldhams. Steve looks away. She looks at Tim, confused.</text:p>
      <text:p text:style-name="P356"><text:soft-page-break/>LISA</text:p>
      <text:p text:style-name="P651">Do you think it would it be OK with Steve and Ken?</text:p>
      <text:p text:style-name="P356">TIM</text:p>
      <text:p text:style-name="P651">It was their idea.</text:p>
      <text:p text:style-name="P356">LISA</text:p>
      <text:p text:style-name="P651">What? You must have misunderstood. There’s no way Steve and Ken would want us along. </text:p>
      <text:p text:style-name="P356">TIM</text:p>
      <text:p text:style-name="P651">No. They invited us.</text:p>
      <text:p text:style-name="P356">LISA</text:p>
      <text:p text:style-name="P651">C’mon. They’d want to shout nonsense all down the river and we’d ruin that by like, trying to have an actual conversation.</text:p>
      <text:p text:style-name="P356">TIM</text:p>
      <text:p text:style-name="P651">Do you want to ask them for yourself?</text:p>
      <text:p text:style-name="P12">Lisa tries to go around the tables, stands on a chair, about to step on a table.</text:p>
      <text:p text:style-name="P356">LISA</text:p>
      <text:p text:style-name="P651">I can’t get over there.</text:p>
      <text:p text:style-name="P12">Lisa stared at Steve until he saw me. He looked away and continued his conversation with Ken. I waved to get his attention back. He looked away again.</text:p>
      <text:p text:style-name="P12">Steve nodded at Ken to look over at me. I sort of shrugged my shoulders, pointed at them, pointed at Tim and me, and mouths:</text:p>
      <text:p text:style-name="P356">LISA</text:p>
      <text:p text:style-name="P651">You want us to go with you?</text:p>
      <text:p text:style-name="P12">Steve and Ken nodded like, Yeah, we want you to come. I smiled and nodded in agreement. They smiled and nodded in return. Lisa looks at Tim, smiles, looks back at the Oldhams, pleased that they’d want her to come along.</text:p>
      <text:h text:style-name="P923" text:outline-level="3">EXT. SALT RIVER</text:h>
      <text:p text:style-name="P12">Tim, Mary, Steve, Ken, older brothers, Lisa.</text:p>
      <text:p text:style-name="P12"><text:soft-page-break/>Mary waves, flirts with some other guys in the distance. They motion for her to come over by them.</text:p>
      <text:p text:style-name="P356">MARY</text:p>
      <text:p text:style-name="P651">I’m going to join those cute guys over there. Wanna come?</text:p>
      <text:p text:style-name="P356">LISA</text:p>
      <text:p text:style-name="P651">No. I’d rather hang out with the guys we came here with.</text:p>
      <text:p text:style-name="P356">MARY</text:p>
      <text:p text:style-name="P651">Suit yourself. I’ll meet up with you by the car. </text:p>
      <text:p text:style-name="P12">Mary runs over to the guys, giggling. </text:p>
      <text:p text:style-name="P12">Tim looks at her, confused, looks at Lisa.</text:p>
      <text:p text:style-name="P356">TIM</text:p>
      <text:p text:style-name="P651">Where’s she going?</text:p>
      <text:p text:style-name="P356">LISA</text:p>
      <text:p text:style-name="P651">She wants to check out those guys.</text:p>
      <text:p text:style-name="P356">TIM</text:p>
      <text:p text:style-name="P651">I’m glad you didn’t want to go with her.</text:p>
      <text:p text:style-name="P356">LISA</text:p>
      <text:p text:style-name="P651">Mary would be flirty and get all the attention. I’d be an ugly boring geek that they wouldn’t want to talk to. </text:p>
      <text:p text:style-name="P356">TIM</text:p>
      <text:p text:style-name="P651">That’s dangerous. She doesn’t know those guys.</text:p>
      <text:p text:style-name="P356">LISA</text:p>
      <text:p text:style-name="P651">no longer concerned about the danger of sunburn</text:p>
      <text:p text:style-name="P12">I took off my T-shirt. Lisa looks at how much stomach is showing, holds the T-shirt in front of her, somewhat self-conscious. But then acts normal. <text:s/></text:p>
      <text:p text:style-name="P12">Tim compliments, matter-of-fact, not leering or embarrassing. </text:p>
      <text:p text:style-name="P356">TIM</text:p>
      <text:p text:style-name="P651">That’s a very nice swimsuit.</text:p>
      <text:p text:style-name="P12"><text:soft-page-break/>Ken stared at my swimsuit. </text:p>
      <text:p text:style-name="P12">Lisa looks around, trying not to notice Ken.</text:p>
      <text:p text:style-name="P12">Steve looks at Lisa.</text:p>
      <text:p text:style-name="P12">Lisa notices him looking at her.</text:p>
      <text:p text:style-name="P12">Steve hides behind Ken, squeezing Ken’s arm tighter and tighter until Ken finally stops staring at Lisa and turns around to pay attention to Steve. </text:p>
      <text:p text:style-name="P12">Steve and Ken argue with each other, whisper, look at Lisa.</text:p>
      <text:p text:style-name="P356">STEVE</text:p>
      <text:p text:style-name="P651">Don’t stare at her like that.</text:p>
      <text:p text:style-name="P356">KEN</text:p>
      <text:p text:style-name="P651">You were staring at her. Why can’t I stare at her?</text:p>
      <text:p text:style-name="P356">STEVE</text:p>
      <text:p text:style-name="P651">I don’t want you staring at her.</text:p>
      <text:p text:style-name="P12">Tim watches the Oldhams, looks at Lisa.</text:p>
      <text:h text:style-name="P910" text:outline-level="2">Episode 28: Graduation</text:h>
      <text:h text:style-name="P923" text:outline-level="3">Steve, monica, rick, david, mary</text:h>
      <text:h text:style-name="P923" text:outline-level="3">INT. CHURCH</text:h>
      <text:p text:style-name="P12">Graduation rehearsal. Rick with Lisa.</text:p>
      <text:p text:style-name="P356">MRS. MOORE</text:p>
      <text:p text:style-name="P651">turn in a copy of my speech to the office. </text:p>
      <text:p text:style-name="P356">LISA</text:p>
      <text:p text:style-name="P651">Can’t I just say that I was glad it was all over and now it’s time to move on?</text:p>
      <text:p text:style-name="P12">Mrs. Moore gives Lisa a don’t be a wise-mouth look. Lisa smiles, Mrs. Moore smiles back. Lisa whispers to Monica.</text:p>
      <text:p text:style-name="P356">LISA</text:p>
      <text:p text:style-name="P651">That really is my plan.</text:p>
      <text:p text:style-name="P12">To Mrs. Moore</text:p>
      <text:p text:style-name="P356">LISA</text:p>
      <text:p text:style-name="P651"><text:soft-page-break/>Fine. I’ll do it this afternoon.</text:p>
      <text:p text:style-name="P12">To all graduates</text:p>
      <text:p text:style-name="P356">MRS. MOORE</text:p>
      <text:p text:style-name="P651">The girls will get kicked out of church and won't graduate if you don't wear a proper dress under your robes. </text:p>
      <text:p text:style-name="P12">To Monica</text:p>
      <text:p text:style-name="P356">LISA</text:p>
      <text:p text:style-name="P651">Nobody was going to see our dresses. We’re going to a swim party afterward. What do we need dresses for?</text:p>
      <text:h text:style-name="P923" text:outline-level="3">INT. LISA’S ROOM</text:h>
      <text:p text:style-name="P12">I wore a swimsuit, with a T-shirt over it. Looks in the mirror. </text:p>
      <text:p text:style-name="P12">She puts the robe on over the T-shirt. Lisa safety pins the bottom of the robe, puts on dress shoes, checks herself to make sure you can’t tell there’s no dress. Puts on the mortar board. </text:p>
      <text:p text:style-name="P12">Grabs a duffle bag, keys. Walks out her room.</text:p>
      <text:h text:style-name="P923" text:outline-level="3">EXT. CHURCH</text:h>
      <text:p text:style-name="P12">Lisa gets picture taken with Monica and Mary. They get in line to enter the church.</text:p>
      <text:p text:style-name="P356">MONICA</text:p>
      <text:p text:style-name="P651">Let me see your speech.</text:p>
      <text:p text:style-name="P12">Lisa hands it to her. It’s on pink paper with purple ink.</text:p>
      <text:p text:style-name="P356">MONICA</text:p>
      <text:p text:style-name="P651">This says a little more than that I’m glad it was all over and now it’s time to move on.</text:p>
      <text:p text:style-name="P356">LISA</text:p>
      <text:p text:style-name="P651">I didn’t want Mrs. Moore calling my parents last night to give me grief.</text:p>
      <text:h text:style-name="P923" text:outline-level="3">INT. CHURCH</text:h>
      <text:p text:style-name="P12">Lisa and Monica process in with the graduates.</text:p>
      <text:h text:style-name="P923" text:outline-level="3"><text:soft-page-break/>INT. CHURCH</text:h>
      <text:p text:style-name="P12">Mrs. Moore calls names from the podium.</text:p>
      <text:p text:style-name="P548">MRS. MOORE</text:p>
      <text:p text:style-name="P721"><text:span text:style-name="T644">Monica Ross</text:span>… </text:p>
      <text:p text:style-name="P184">The audience applauds as each name is called.</text:p>
      <text:p text:style-name="P548">MRS. MOORE</text:p>
      <text:p text:style-name="P651">Lisa Schaefer… </text:p>
      <text:p text:style-name="P12">The audience applauds as each name is called.</text:p>
      <text:p text:style-name="P356">MRS. MOORE</text:p>
      <text:p text:style-name="P651"><text:span text:style-name="T485">John</text:span> Schmaltz…</text:p>
      <text:p text:style-name="P12">In the front of the pews, Lisa gets her diploma from Fr. Seetch.</text:p>
      <text:p text:style-name="P356">FR. SEETCH</text:p>
      <text:p text:style-name="P651">Congratulations.</text:p>
      <text:p text:style-name="P12">Graduates come back from the front of the church with their diplomas. They sit quietly in the pews. </text:p>
      <text:p text:style-name="P12">The Oldhams whisper to each other, turn around and look at Lisa.</text:p>
      <text:p text:style-name="P12">Lisa frowns at them. Lisa looks at the altar.</text:p>
      <text:p text:style-name="P12">Fr. Seetch motions to Lisa.</text:p>
      <text:p text:style-name="P12">Lisa looks at Fr. Seetch, looks around. Who’s he motioning to?</text:p>
      <text:p text:style-name="P12">Fr. Seetch gets up and heads straight for Lisa. </text:p>
      <text:p text:style-name="P12">Lisa fidgets with her graduation robe, the safety pin. </text:p>
      <text:p text:style-name="P12">Fr. Seetch stops at her pew, takes Lisa by the hand and leads her out of the pew, into the aisle. </text:p>
      <text:p text:style-name="P356">FR. SEETCH</text:p>
      <text:p text:style-name="P651">Where's your speech?</text:p>
      <text:p text:style-name="P356">LISA</text:p>
      <text:p text:style-name="P651">My speech!</text:p>
      <text:p text:style-name="P12">Lisa takes her pink speech from the pew. Fr. Seetch walks Lisa to the altar. Lisa tries not to laugh.</text:p>
      <text:p text:style-name="P356"><text:soft-page-break/>LISA</text:p>
      <text:p text:style-name="P651">I thought you were coming to kick me out of church.</text:p>
      <text:p text:style-name="P356">FR. SEETCH</text:p>
      <text:p text:style-name="P651">Why would you think that?</text:p>
      <text:p text:style-name="P12">Lisa grimaces, tugs at her robe. </text:p>
      <text:p text:style-name="P356">FR. SEETCH</text:p>
      <text:p text:style-name="P651">I guess if I knew, I’d probably kick you out of church.</text:p>
      <text:p text:style-name="P12">I stood at the podium, crumpled my speech into a ball and looks out at her fellow graduates. Lisa uncrumples the speech, flattens it out on the podium.</text:p>
      <text:p text:style-name="P356">LISA</text:p>
      <text:p text:style-name="P651">Cliques broke down.</text:p>
      <text:p text:style-name="P651"/>
      <text:p text:style-name="P651">And in twenty years from now, we won’t care.</text:p>
      <text:p text:style-name="P792">We'll all move on to a better life. <text:span text:style-name="T486">Learn more.</text:span></text:p>
      <text:p text:style-name="P12">Steve talks to Ken as Lisa heads back to her seat. She crumples up her speech again and throws it at him. </text:p>
      <text:p text:style-name="P12">It hits Ken.</text:p>
      <text:p text:style-name="P356">KEN</text:p>
      <text:p text:style-name="P651">What’s this, a gigantic detention slip?</text:p>
      <text:p text:style-name="P96">Steve looks anxious. Did she throw me a love letter or a hate letter?</text:p>
      <text:p text:style-name="P12">Ken uncrumples the speech.</text:p>
      <text:p text:style-name="P12">INSERT speech on pink paper with purple ink.</text:p>
      <text:p text:style-name="P12">Lisa sits. Ken turns around and smiles.</text:p>
      <text:p text:style-name="P356">KEN</text:p>
      <text:p text:style-name="P651">Can I keep it?</text:p>
      <text:p text:style-name="P356">LISA</text:p>
      <text:p text:style-name="P651">Sure. </text:p>
      <text:p text:style-name="P356"><text:soft-page-break/>MONICA</text:p>
      <text:p text:style-name="P651">Why did you crumple up your speech when you got to the podium?</text:p>
      <text:p text:style-name="P12">Just before I exited the church with the procession of graduates, I took off my robe to reveal my T-shirt and bare legs. </text:p>
      <text:p text:style-name="P12">The Oldhams turned around and did a double take, dropping their gaze below my T-shirt. </text:p>
      <text:p text:style-name="P356">KEN</text:p>
      <text:p text:style-name="P651">Are you wearing any pants?</text:p>
      <text:h text:style-name="P923" text:outline-level="3">INT. BUS</text:h>
      <text:p text:style-name="P12">Steve sits next to Lisa. Nancy and Mary sit in the seat behind Steve and Lisa.</text:p>
      <text:p text:style-name="P356">KEN</text:p>
      <text:p text:style-name="P651">Sean Berry!</text:p>
      <text:p text:style-name="P12">Steve, on Lisa’s left knelt facing backwards in our seat and laughed with the loud guys yelling stuff in the back of the bus. </text:p>
      <text:p text:style-name="P12">Steve tries to put his arm around Lisa, brushing her right shoulder with his fingertips. Lisa turned my head to look at Tina Blasius, who was behind her. Steve quickly drops his arm to his side. </text:p>
      <text:p text:style-name="P12">Tina faces forward. Lisa turned to face the back of the bus. </text:p>
      <text:p text:style-name="P12">Steve tries to put his arm around Lisa again. Lisa turned to my right again. Still, Tina faced forward. Lisa ignored them.</text:p>
      <text:p text:style-name="P12">Someone touched my shoulder a third time. This time I asked Tina, </text:p>
      <text:p text:style-name="P356">LISA</text:p>
      <text:p text:style-name="P651">Are you tapping my shoulder?</text:p>
      <text:p text:style-name="P356">KEN</text:p>
      <text:p text:style-name="P651">No. Not me.</text:p>
      <text:p text:style-name="P356">LISA</text:p>
      <text:p text:style-name="P651">Michele?</text:p>
      <text:p text:style-name="P356">MICHELE</text:p>
      <text:p text:style-name="P651"><text:soft-page-break/>No. I think it was Steve.</text:p>
      <text:p text:style-name="P356">LISA</text:p>
      <text:p text:style-name="P651">Did you do that Steve?</text:p>
      <text:p text:style-name="P356">STEVE</text:p>
      <text:p text:style-name="P651">No.</text:p>
      <text:p text:style-name="P12">Steve touches Lisa’s shoulder again. She whips her head to the left. Steve’s arm is still behind her. He recoils, jerking his hand away, cowers like a puppy in trouble. </text:p>
      <text:p text:style-name="P356">LISA</text:p>
      <text:p text:style-name="P651">It WAS you tapping me! </text:p>
      <text:p text:style-name="P12">Lisa bursts into laughter. Steve relaxes, giggles with Lisa. </text:p>
      <text:p text:style-name="P356">LISA</text:p>
      <text:p text:style-name="P651">You fooled me into thinking it was someone on the other side. I fell for it.</text:p>
      <text:p text:style-name="P12">Ken laughs with them.</text:p>
      <text:p text:style-name="P12">Steve faces the back of the bus again. Lisa taps him on his left shoulder. Steve turns toward Lisa. They laugh with each other. Steve stops laughing, looks Lisa in the eye. He nervously runs his fingers down her back. Lisa rubs his back. Steve goes limp and slides into a sitting position. Lisa sits down.</text:p>
      <text:p text:style-name="P12">David walks up and down the aisle, blinding people with the flash of his camera.</text:p>
      <text:p text:style-name="P356">LISA</text:p>
      <text:p text:style-name="P651">Would you help me with my contacts?</text:p>
      <text:p text:style-name="P356">STEVE</text:p>
      <text:p text:style-name="P651">Sure.</text:p>
      <text:p text:style-name="P356">LISA</text:p>
      <text:p text:style-name="P651">My eyes are bugging me.</text:p>
      <text:p text:style-name="P12">Lisa takes a contact lens case out of her bag. She takes off a lid, hands it to Steve. Takes out a contact, puts it in the case. David walks up the aisle again, more flashes. </text:p>
      <text:p text:style-name="P12">Nancy and Mary look over the seats at Steve and Lisa. Steve and Lisa look up at them. Nancy and Mary sit down. Ken came up to our seats. </text:p>
      <text:p text:style-name="P356"><text:soft-page-break/>STEVE</text:p>
      <text:p text:style-name="P651">What do you want?</text:p>
      <text:p text:style-name="P356">KEN</text:p>
      <text:p text:style-name="P651">Just checking on you guys.</text:p>
      <text:p text:style-name="P356">MARY</text:p>
      <text:p text:style-name="P651">He was asking us if you guys were making out. </text:p>
      <text:p text:style-name="P12">Lisa laughs <text:span text:style-name="T650">hysterically</text:span>. Steve is very upset and flustered.</text:p>
      <text:p text:style-name="P559">LISA</text:p>
      <text:p text:style-name="P724"><text:span text:style-name="T650">Ken, you're too hilarious.</text:span> </text:p>
      <text:p text:style-name="P560">STEVE</text:p>
      <text:p text:style-name="P651">Would you just… Geez! Can’t you leave us alone? Go back there! Sit in your own seat.</text:p>
      <text:h text:style-name="P923" text:outline-level="3">EXT. RESORT – NIGHT</text:h>
      <text:p text:style-name="P12">Steve gets off bus and goes off with Ken, leaving Lisa behind.</text:p>
      <text:h text:style-name="P923" text:outline-level="3">INT. GIRLS POWDER ROOM</text:h>
      <text:p text:style-name="P12">Mary and Lisa. Girls are taking off clothes, swimsuits underneath. Lisa wears a swimsuit that shows her belly button.</text:p>
      <text:p text:style-name="P356">LISA</text:p>
      <text:p text:style-name="P651">Does this look bad?</text:p>
      <text:p text:style-name="P356">MARY</text:p>
      <text:p text:style-name="P651">No, it looks great. You’re not fat at all.</text:p>
      <text:p text:style-name="P356">LISA</text:p>
      <text:p text:style-name="P651">I don’t mean fat, I mean… <text:span text:style-name="T377">s</text:span>hould I wear a T-shirt over it?</text:p>
      <text:p text:style-name="P356">MARY</text:p>
      <text:p text:style-name="P651">Oh, immodest? No. It’s a bathing suit. It’s perfectly fine. It looks great on you. You should wear it without a T-shirt.</text:p>
      <text:p text:style-name="P12">Lisa walks out of the powder room carrying a towel.</text:p>
      <text:h text:style-name="P923" text:outline-level="3"><text:soft-page-break/>INT. HALLWAY</text:h>
      <text:p text:style-name="P12">Lisa walks out. David walks by and sees her. Lisa puts the towel around her and rushes back into the powder room.</text:p>
      <text:h text:style-name="P923" text:outline-level="3">INT. GIRLS POWDER ROOM</text:h>
      <text:p text:style-name="P12">Lisa puts on a T-shirt and walks out.</text:p>
      <text:h text:style-name="P923" text:outline-level="3">EXT. TENNIS COURT – NIGHT</text:h>
      <text:p text:style-name="P12">David, Rick, holding tennis rackets and balls, come up to Lisa, and Monica.</text:p>
      <text:p text:style-name="P356">DAVID</text:p>
      <text:p text:style-name="P651">Would you ladies like to play tennis?</text:p>
      <text:p text:style-name="P12">They play tennis.</text:p>
      <text:h text:style-name="P923" text:outline-level="3">INT. RESORT</text:h>
      <text:p text:style-name="P12">David, Rick, Lisa, and Monica sit at a bar. Rick goes to get Lisa a frozen drink.</text:p>
      <text:p text:style-name="P12">Steve watches, then looks away.</text:p>
      <text:h text:style-name="P923" text:outline-level="3">INT. RESORT</text:h>
      <text:p text:style-name="P12">David, Rick, Lisa, and Monica slow dance. </text:p>
      <text:p text:style-name="P12">David gives Rick a thumbs up sign. When Lisa’s not looking, he makes kissy faces, back-rubbing gestures.</text:p>
      <text:p text:style-name="P12">Lisa turns to see David. </text:p>
      <text:p text:style-name="P12">David stops making gestures, looks around like nothing’s going on.</text:p>
      <text:h text:style-name="P923" text:outline-level="3">EXT. BUS – NIGHT</text:h>
      <text:p text:style-name="P12">Lisa and Monica board, followed by Rick and David. Monica sits, Lisa is about to sit next to her.</text:p>
      <text:p text:style-name="P356">DAVID</text:p>
      <text:p text:style-name="P651">How about if I sit by Monica?</text:p>
      <text:p text:style-name="P12">Lisa moves, David sits next to Monica.</text:p>
      <text:p text:style-name="P356">RICK</text:p>
      <text:p text:style-name="P651">Can I sit by you?</text:p>
      <text:p text:style-name="P12"><text:soft-page-break/>The Oldhams board, Steve, then Ken. Steve looks upset, turns back to Ken, grumbles. Ken mumbles something to reassure him, then asks Rick.</text:p>
      <text:p text:style-name="P356">KEN</text:p>
      <text:p text:style-name="P651">Can we sit by Lisa?</text:p>
      <text:p text:style-name="P356">RICK</text:p>
      <text:p text:style-name="P651">No.</text:p>
      <text:p text:style-name="P12">Steve and Ken grumble some more. Ken asks Lisa.</text:p>
      <text:p text:style-name="P356">KEN</text:p>
      <text:p text:style-name="P651">Do you want to sit back here by us?</text:p>
      <text:p text:style-name="P356">LISA</text:p>
      <text:p text:style-name="P651">No, I’m OK. </text:p>
      <text:p text:style-name="P12">Steve and Ken grumble again and take a seat behind Lisa and Rick.</text:p>
      <text:p text:style-name="P12">The bus pulls away. Everyone was tired and the bus was quiet. I started to fall asleep and fell on Rick.</text:p>
      <text:p text:style-name="P356">LISA</text:p>
      <text:p text:style-name="P651">Sorry.</text:p>
      <text:p text:style-name="P12">I rearranged myself so I leaned against the window.</text:p>
      <text:p text:style-name="P356">RICK</text:p>
      <text:p text:style-name="P651">It’s OK. You can lean against me.</text:p>
      <text:p text:style-name="P356">LISA</text:p>
      <text:p text:style-name="P651">You sure?</text:p>
      <text:p text:style-name="P356">RICK</text:p>
      <text:p text:style-name="P651">Yeah. The window isn’t very comfortable. You should lean against my shoulder.</text:p>
      <text:p text:style-name="P12">leaned back into Rick’s chest, I squashed his arm. He adjusted himself such that his right arm draped over the seat. </text:p>
      <text:h text:style-name="P923" text:outline-level="3">INT. BUS – MORNING</text:h>
      <text:p text:style-name="P12">Rick had his arms around Lisa. She gradually opens her eyes, shifts in her seat. Rick quickly removes his arms </text:p>
      <text:p text:style-name="P12"><text:soft-page-break/>Ken standing in the aisle of the bus, staring at me in horror. Steve stood next to him, he’s been crying. He turns away.</text:p>
      <text:p text:style-name="P12">Still half asleep, I grabbed my bag of damp swimming clothes and shuffled off the bus. </text:p>
      <text:p text:style-name="P356">MONICA</text:p>
      <text:p text:style-name="P651">What were you and Rick doing back there? </text:p>
      <text:p text:style-name="P356">LISA</text:p>
      <text:p text:style-name="P651">Sleeping.</text:p>
      <text:p text:style-name="P356">MONICA</text:p>
      <text:p text:style-name="P651">The Oldhams were watching you for half the bus ride. Steve was crying.</text:p>
      <text:h text:style-name="P923" text:outline-level="3">EXT. CAR – MORNING</text:h>
      <text:p text:style-name="P12">Steve and Ken smoke by their car. Rick, David, Lisa, and Monica stand by Rick’s car.</text:p>
      <text:p text:style-name="P356">RICK</text:p>
      <text:p text:style-name="P651">Do you want to come over to my place?</text:p>
      <text:p text:style-name="P356">LISA</text:p>
      <text:p text:style-name="P651">No. I’m tired. I want to go home and sleep.</text:p>
      <text:p text:style-name="P356">RICK</text:p>
      <text:p text:style-name="P651">You could sleep at my place.</text:p>
      <text:p text:style-name="P12">Closeup of Steve and Ken. Steve wants to give up, go home. He’s about to get in the car</text:p>
      <text:p text:style-name="P356">KEN</text:p>
      <text:p text:style-name="P651">Wait. Listen. </text:p>
      <text:p text:style-name="P356">LISA (OS)</text:p>
      <text:p text:style-name="P651">No. I need a shower.</text:p>
      <text:p text:style-name="P356">KEN</text:p>
      <text:p text:style-name="P651">She said no.</text:p>
      <text:p text:style-name="P12">Closeup of Rick, David, Monica, and Lisa. Steve and Ken in the background.</text:p>
      <text:p text:style-name="P356">RICK</text:p>
      <text:p text:style-name="P651">There’s a shower at my house.</text:p>
      <text:p text:style-name="P356">LISA</text:p>
      <text:p text:style-name="P651"><text:soft-page-break/>No. I don’t want to wake up all slimy at your house. I didn’t bring my curling iron.</text:p>
      <text:p text:style-name="P356">RICK</text:p>
      <text:p text:style-name="P651">I don’t care if your hair isn’t curled.</text:p>
      <text:p text:style-name="P356">LISA</text:p>
      <text:p text:style-name="P651">I need clean clothes.</text:p>
      <text:p text:style-name="P356">RICK</text:p>
      <text:p text:style-name="P651">You could borrow one of my T-shirts.</text:p>
      <text:p text:style-name="P12">Lisa pulls Monica aside, whispers to her.</text:p>
      <text:p text:style-name="P356">LISA</text:p>
      <text:p text:style-name="P651">I forgot a bra and underpants. </text:p>
      <text:p text:style-name="P356">MONICA</text:p>
      <text:p text:style-name="P651">How do you forget to wear a bra?</text:p>
      <text:p text:style-name="P356">LISA</text:p>
      <text:p text:style-name="P651">I came here in a swimsuit, remember? Now my swimsuit is wet. I only packed shorts, sandals, and my glasses.</text:p>
      <text:p text:style-name="P356">MONICA</text:p>
      <text:p text:style-name="P651">So you were sleeping with Rick, and you weren’t wearing a bra?</text:p>
      <text:p text:style-name="P12">Lisa makes frustrated faces and gestures.</text:p>
      <text:p text:style-name="P356">MONICA</text:p>
      <text:p text:style-name="P651">Did Rick notice?</text:p>
      <text:p text:style-name="P12">Lisa looks at Rick, sighs, covers her face with her hands.</text:p>
      <text:p text:style-name="P356">LISA</text:p>
      <text:p text:style-name="P651">I have to go home and get one before we hang out at Rick’s house.</text:p>
      <text:p text:style-name="P12">To Rick.</text:p>
      <text:p text:style-name="P356">LISA</text:p>
      <text:p text:style-name="P651">I’m not going to call my mom and tell her I’m sleeping at your house.</text:p>
      <text:p text:style-name="P12">David turns his back to Steve and Ken, talks to Rick, Lisa, and Monica.</text:p>
      <text:p text:style-name="P356">DAVID</text:p>
      <text:p text:style-name="P651"><text:soft-page-break/>Are they eavesdropping?</text:p>
      <text:p text:style-name="P356">LISA</text:p>
      <text:p text:style-name="P651">I don’t think so. They’re just smoking by their car.</text:p>
      <text:p text:style-name="P356">DAVID</text:p>
      <text:p text:style-name="P651">No. They’re eavesdropping on us.</text:p>
      <text:p text:style-name="P12">David goes over to the Oldhams. </text:p>
      <text:p text:style-name="P356">DAVID</text:p>
      <text:p text:style-name="P651">Would you stop listening to us?</text:p>
      <text:p text:style-name="P356">KEN</text:p>
      <text:p text:style-name="P651">We want to talk to them.</text:p>
      <text:p text:style-name="P356">DAVID</text:p>
      <text:p text:style-name="P651">We’re talking to them.</text:p>
      <text:p text:style-name="P356">KEN</text:p>
      <text:p text:style-name="P651">Can we just talk to Lisa?</text:p>
      <text:p text:style-name="P356">DAVID</text:p>
      <text:p text:style-name="P651">Do you want to talk to them?</text:p>
      <text:p text:style-name="P356">LISA</text:p>
      <text:p text:style-name="P651">Sure.</text:p>
      <text:p text:style-name="P12">Lisa goes over to the Oldham’s car. Nobody knows what to say, so there are long pauses.</text:p>
      <text:p text:style-name="P356">STEVE</text:p>
      <text:p text:style-name="P651">How’s it going?</text:p>
      <text:p text:style-name="P356">LISA</text:p>
      <text:p text:style-name="P651">Fine.</text:p>
      <text:p text:style-name="P356">STEVE</text:p>
      <text:p text:style-name="P651">So. What are you going to do this summer?</text:p>
      <text:p text:style-name="P356">LISA</text:p>
      <text:p text:style-name="P651">I’m working with Monica at Dunkin Donuts.</text:p>
      <text:p text:style-name="P12">Ken looks at David.</text:p>
      <text:p text:style-name="P356">KEN</text:p>
      <text:p text:style-name="P651">You don’t need to hear this.</text:p>
      <text:p text:style-name="P356"><text:soft-page-break/>DAVID</text:p>
      <text:p text:style-name="P651">If you can listen to our conversation, I can listen to yours.</text:p>
      <text:p text:style-name="P356">KEN</text:p>
      <text:p text:style-name="P651">Let’s get in the car.</text:p>
      <text:p text:style-name="P12">Steve takes Lisa by the hand and leads her around to the back passenger door. He opens it for her. She steps one foot in and pauses. She looks down at herself and crosses her hands across her chest. She looks at Steve’s cigarette, waves smoke away from her face.</text:p>
      <text:p text:style-name="P356">LISA</text:p>
      <text:p text:style-name="P651">Are we going somewhere, or are we stay<text:span text:style-name="T651">ing</text:span> here?</text:p>
      <text:p text:style-name="P356">KEN</text:p>
      <text:p text:style-name="P651">We’re going somewhere.</text:p>
      <text:p text:style-name="P356">LISA</text:p>
      <text:p text:style-name="P651">I don’t want to go.</text:p>
      <text:p text:style-name="P12">Steve lets go of her hand, drops his head, and speaks in barely a whisper.</text:p>
      <text:p text:style-name="P356">STEVE</text:p>
      <text:p text:style-name="P651">Please.</text:p>
      <text:p text:style-name="P356">LISA</text:p>
      <text:p text:style-name="P651">Just tell me here.</text:p>
      <text:p text:style-name="P356">STEVE</text:p>
      <text:p text:style-name="P651">I want to tell you in the car.</text:p>
      <text:p text:style-name="P356">LISA</text:p>
      <text:p text:style-name="P651">Is this important?</text:p>
      <text:p text:style-name="P356">STEVE</text:p>
      <text:p text:style-name="P651">It’s very important.</text:p>
      <text:p text:style-name="P12">Lisa looks at Ken for confirmation.</text:p>
      <text:p text:style-name="P356">KEN</text:p>
      <text:p text:style-name="P651">It’s very very important. To him. </text:p>
      <text:p text:style-name="P12">Lisa turns to Steve.</text:p>
      <text:p text:style-name="P356">LISA</text:p>
      <text:p text:style-name="P651">Then just say it.</text:p>
      <text:p text:style-name="P356"><text:soft-page-break/>KEN</text:p>
      <text:p text:style-name="P651">Just whisper it to her.</text:p>
      <text:p text:style-name="P356">STEVE</text:p>
      <text:p text:style-name="P651">Please come in the car.</text:p>
      <text:p text:style-name="P356">LISA</text:p>
      <text:p text:style-name="P651">No.</text:p>
      <text:p text:style-name="P12">Steve slams the car door. He opens the front passenger door and collapses in the front seat. </text:p>
      <text:p text:style-name="P12">Lisa goes back over to Monica, David, and Rick.</text:p>
      <text:p text:style-name="P356">MONICA</text:p>
      <text:p text:style-name="P651">What did they say?</text:p>
      <text:p text:style-name="P356">LISA</text:p>
      <text:p text:style-name="P651">Nothing. They were just trying to piss off David.</text:p>
      <text:p text:style-name="P12">Ken drives past Lisa, passenger side facing her.</text:p>
      <text:p text:style-name="P356">KEN</text:p>
      <text:p text:style-name="P651">Look what you’ve done to him?</text:p>
      <text:p text:style-name="P12">Ken drives like a maniac to the edge of the parking lot and slams on the brakes.</text:p>
      <text:p text:style-name="P356">STEVE</text:p>
      <text:p text:style-name="P651">Bitch!</text:p>
      <text:p text:style-name="P12">Steve throws bits of paper out the window.</text:p>
      <text:p text:style-name="P356">LISA</text:p>
      <text:p text:style-name="P651">What was that?</text:p>
      <text:p text:style-name="P356">DAVID</text:p>
      <text:p text:style-name="P651">Paper?</text:p>
      <text:p text:style-name="P356">LISA</text:p>
      <text:p text:style-name="P651">Who was he calling a bitch?</text:p>
      <text:p text:style-name="P356">LISA</text:p>
      <text:p text:style-name="P651">Guys, I’m going home to sleep. I’ll call you when I wake up.</text:p>
      <text:p text:style-name="P12">Everyone walks toward their cars. </text:p>
      <text:p text:style-name="P12">Rick cries.</text:p>
      <text:p text:style-name="P12"><text:soft-page-break/>Lisa asks David,</text:p>
      <text:p text:style-name="P356">LISA</text:p>
      <text:p text:style-name="P651">What is everyone’s problem?</text:p>
      <text:p text:style-name="P356">DAVID</text:p>
      <text:p text:style-name="P651">We’re just sad that this is the last time we’ll all be together.</text:p>
      <text:p text:style-name="P12">Monica gets in her car, drives away. David goes over to Rick.</text:p>
      <text:p text:style-name="P12">Lisa goes over and picks up the paper.</text:p>
      <text:p text:style-name="P12">INSERT pieces of paper in Lisa’s hand. It’s pink. With purple ink.</text:p>
      <text:p text:style-name="P356">LISA</text:p>
      <text:p text:style-name="P651">Was he calling me a bitch? Why? I don’t get it.</text:p>
      <text:h text:style-name="P923" text:outline-level="3">INT. LISA’S ROOM</text:h>
      <text:p text:style-name="P12">Lisa picks up the phone.</text:p>
      <text:p text:style-name="P12">INSERT Bourgade directory, Rick’s number.</text:p>
      <text:p text:style-name="P12">She calls, no one answers.</text:p>
      <text:h text:style-name="P923" text:outline-level="3">INT. BATHROOM</text:h>
      <text:p text:style-name="P12">Lisa curls her hair. She calls, no one answers. No one answers. </text:p>
      <text:h text:style-name="P923" text:outline-level="3">INT. LISA’S ROOM</text:h>
      <text:p text:style-name="P12">Lisa sits in the same position as when she talked to Mike. </text:p>
      <text:p text:style-name="P12">She calls Rick, David no one answers.</text:p>
      <text:p text:style-name="P356">LISA</text:p>
      <text:p text:style-name="P651">THEY aren’t trying to call me.</text:p>
      <text:p text:style-name="P651">I guess I’ll just have to wait until I run into Rick at ASU next year.</text:p>
      <text:p text:style-name="P12">Lisa thinks a moment. </text:p>
      <text:p text:style-name="P12">INSERT Bourgade directory, Lisa flips the page to the Oldham’s number.</text:p>
      <text:p text:style-name="P12"><text:soft-page-break/>She hesitates. Then dials the number. Nobody answers. Lisa’s disappointed.</text:p>
      <text:h text:style-name="P910" text:outline-level="2">Episode 29: Four Year Reunion</text:h>
      <text:h text:style-name="P923" text:outline-level="3">EXT. BACK YARD</text:h>
      <text:p text:style-name="P12">Four years later. Lisa arrives with RANDY’s arm around her. Rick sees her, leaves whomever he’s talking to, and heads straight for Lisa. Randy looks and acts a lot like Rick (maybe played by an older brother?).</text:p>
      <text:p text:style-name="P356">RICK</text:p>
      <text:p text:style-name="P651">Lisa, how are you doing?</text:p>
      <text:p text:style-name="P356">LISA</text:p>
      <text:p text:style-name="P651">Rick! It’s so nice to see you! I’d like to introduce you to my boyfriend, Randy.</text:p>
      <text:p text:style-name="P356">RICK</text:p>
      <text:p text:style-name="P651">Just graduated from ASU.</text:p>
      <text:p text:style-name="P356">LISA</text:p>
      <text:p text:style-name="P651">Although we had both attended ASU for the past four years, I can’t believe I haven’t seen you since graduation.</text:p>
      <text:p text:style-name="P356">RICK</text:p>
      <text:p text:style-name="P651">working at Pulice, a construction company. </text:p>
      <text:p text:style-name="P356">LISA</text:p>
      <text:p text:style-name="P651">Randy just finished his degree in Civil engineering.</text:p>
      <text:p text:style-name="P356">RANDY</text:p>
      <text:p text:style-name="P651">I’m an engineer at the Arizona Department of Transportation. </text:p>
      <text:p text:style-name="P12">Lisa looks at Randy and Rick talking. They’re getting along well. And they’re so similar.</text:p>
      <text:h text:style-name="P923" text:outline-level="3">INT. HOUSE</text:h>
      <text:p text:style-name="P12">Rick gave me his business card </text:p>
      <text:p text:style-name="P356">RICK</text:p>
      <text:p text:style-name="P651">keep in touch. </text:p>
      <text:p text:style-name="P12"><text:soft-page-break/>I was standing at the end of a hallway, waiting for Randy to come out of the restroom. The Oldhams arrive. I smiled at Steve and Ken. Steve smiled back and gave me a quick wave.</text:p>
      <text:p text:style-name="P356">TIM</text:p>
      <text:p text:style-name="P651">She’s here with a boyfriend.</text:p>
      <text:p text:style-name="P12">Steve stopped smiling, whispers. </text:p>
      <text:p text:style-name="P356">STEVE</text:p>
      <text:p text:style-name="P651">Is it Rick Buelow?</text:p>
      <text:p text:style-name="P356">TIM</text:p>
      <text:p text:style-name="P651">No. But he talked to her for a long time this afternoon.</text:p>
      <text:p text:style-name="P12">Lisa approached them. </text:p>
      <text:p text:style-name="P356">STEVE</text:p>
      <text:p text:style-name="P651">Shh, she can hear us.</text:p>
      <text:p text:style-name="P12">I backed away.</text:p>
      <text:p text:style-name="P12">Randy exits the restroom. The Oldhams leave.</text:p>
      <text:p text:style-name="P356">LISA</text:p>
      <text:p text:style-name="P651">Someone just arrived that I want to say hi to. </text:p>
      <text:h text:style-name="P923" text:outline-level="3">EXT. BACKYARD</text:h>
      <text:p text:style-name="P12">Lisa exits the house, looks around for the Oldhams.</text:p>
      <text:p text:style-name="P12">Doesn’t find them. </text:p>
      <text:h text:style-name="P923" text:outline-level="3">EXT. FRONT YARD</text:h>
      <text:p text:style-name="P12">Randy’s waiting for her by the car. I found them out by their car. </text:p>
      <text:p text:style-name="P356">LISA</text:p>
      <text:p text:style-name="P651">There they are.</text:p>
      <text:p text:style-name="P12">I walked toward them,</text:p>
      <text:p text:style-name="P12">The Oldhams got into their car and drove off. Lisa is deflated, disappointed.</text:p>
      <text:p text:style-name="P356">LISA</text:p>
      <text:p text:style-name="P651"><text:soft-page-break/>I know they saw me. I guess they’re still too popular to talk to me.</text:p>
      <text:p text:style-name="P12">Lisa and Randy walk toward their car.</text:p>
      <text:p text:style-name="P356">LISA</text:p>
      <text:p text:style-name="P651">How embarrassing. I hope nobody else saw that.</text:p>
      <text:h text:style-name="P910" text:outline-level="2">Episode 30: Engaged</text:h>
      <text:h text:style-name="P923" text:outline-level="3">INT. GROCERY AISLE</text:h>
      <text:p text:style-name="P12">Randy and Lisa split up. Randy’s got the cart.</text:p>
      <text:p text:style-name="P356">LISA</text:p>
      <text:p text:style-name="P651">You’re Steve, right?</text:p>
      <text:p text:style-name="P12">avoid him, so I stopped craning my neck and paid attention to Steve. </text:p>
      <text:p text:style-name="P356">STEVE</text:p>
      <text:p text:style-name="P651">I don’t have time to talk. Can I get your number and we can catch up later? I’m not trying to blow you off. My boss doesn’t let anyone stand around talking.</text:p>
      <text:p text:style-name="P12">Lisa’s not buying it. She thinks he’s blowing her off.</text:p>
      <text:p text:style-name="P356">LISA</text:p>
      <text:p text:style-name="P651">Sure you’re not blowing me off.</text:p>
      <text:p text:style-name="P356">STEVE</text:p>
      <text:p text:style-name="P651">Are you mad at me?</text:p>
      <text:p text:style-name="P356">LISA</text:p>
      <text:p text:style-name="P651">Why would I be mad at you?</text:p>
      <text:p text:style-name="P356">STEVE</text:p>
      <text:p text:style-name="P651">For anything dumb I might have done in high school.</text:p>
      <text:p text:style-name="P356">LISA</text:p>
      <text:p text:style-name="P651">You did a lot of dumb things in high school. And I might have gotten angry over a few of them. But it’s been six years. </text:p>
      <text:p text:style-name="P356">LISA</text:p>
      <text:p text:style-name="P651">I was in grad school at ASU and that I was working full time as an engineer. </text:p>
      <text:p text:style-name="P651"><text:soft-page-break/>I’m moving in three weeks, so you’ll have to call me before then. I don’t know my new number yet.</text:p>
      <text:p text:style-name="P356">STEVE</text:p>
      <text:p text:style-name="P651">I’ll call soon.</text:p>
      <text:p text:style-name="P356">LISA</text:p>
      <text:p text:style-name="P651">Were you at the four year reunion?</text:p>
      <text:p text:style-name="P356">STEVE</text:p>
      <text:p text:style-name="P651">Yeah. We got there just as you were leaving. </text:p>
      <text:p text:style-name="P356">LISA</text:p>
      <text:p text:style-name="P651">Oh yeah. I’m surprised you remembered that. Because we didn’t talk to each other at that party.</text:p>
      <text:p text:style-name="P12">There’s a pause in the conversation because Steve is cautious about bringing this up.</text:p>
      <text:p text:style-name="P356">STEVE</text:p>
      <text:p text:style-name="P651">Did you ever date Rick Buelow?</text:p>
      <text:p text:style-name="P356">LISA</text:p>
      <text:p text:style-name="P651">What? No. The only guy I ever dated from Bourgade was Tim Hodges.</text:p>
      <text:p text:style-name="P356">STEVE</text:p>
      <text:p text:style-name="P651">What about during the summer? After graduation?</text:p>
      <text:p text:style-name="P356">LISA</text:p>
      <text:p text:style-name="P651">No. Where did you get that idea?</text:p>
      <text:p text:style-name="P356">STEVE</text:p>
      <text:p text:style-name="P651">Uh, I heard it somewhere.</text:p>
      <text:p text:style-name="P356">LISA</text:p>
      <text:p text:style-name="P651">Who would’ve been talking about that?</text:p>
      <text:p text:style-name="P356">STEVE</text:p>
      <text:p text:style-name="P651">Uh, I don’t remember.</text:p>
      <text:p text:style-name="P12">Another pause. Steve’s trying to figure out what happened six years ago.</text:p>
      <text:p text:style-name="P356">STEVE</text:p>
      <text:p text:style-name="P651">Did you date David Pyle?</text:p>
      <text:p text:style-name="P356"><text:soft-page-break/>LISA</text:p>
      <text:p text:style-name="P651">I went to morp with him <text:span text:style-name="T651">freshman and junior year</text:span>.</text:p>
      <text:p text:style-name="P356">STEVE</text:p>
      <text:p text:style-name="P651">What about the summer after graduation?</text:p>
      <text:p text:style-name="P356">LISA</text:p>
      <text:p text:style-name="P651">No. <text:span text:style-name="T651">(beat)</text:span> Monica Ross went on a few dates with him that summer.</text:p>
      <text:p text:style-name="P12">As if that explained what he was trying to figure out.</text:p>
      <text:p text:style-name="P356">STEVE</text:p>
      <text:p text:style-name="P651">Oh.</text:p>
      <text:p text:style-name="P12">Steve takes his business card out of his pocket and hands it to her.</text:p>
      <text:p text:style-name="P356">STEVE</text:p>
      <text:p text:style-name="P651">Ken and I are starting a pest control business. </text:p>
      <text:p text:style-name="P12">Lisa takes the card, looks at it, gives him a sarcastic smile.</text:p>
      <text:p text:style-name="P356">LISA</text:p>
      <text:p text:style-name="P651"><text:span text:style-name="T651">A</text:span>ppropriate. You and Ken were always pests that needed to be controlled. </text:p>
      <text:p text:style-name="P12">Steve smiles, amused.</text:p>
      <text:p text:style-name="P356">STEVE</text:p>
      <text:p text:style-name="P651">Can I have your number? </text:p>
      <text:p text:style-name="P356">LISA</text:p>
      <text:p text:style-name="P651">Sure. But I don’t have any cards with me.</text:p>
      <text:p text:style-name="P356">STEVE</text:p>
      <text:p text:style-name="P651">You can write it on my hand.</text:p>
      <text:p text:style-name="P356">LISA</text:p>
      <text:p text:style-name="P651">Don’t you have a piece of paper around here?</text:p>
      <text:p text:style-name="P356">STEVE</text:p>
      <text:p text:style-name="P651">Probably. But you can write it on my hand. I want you to write it on my hand.</text:p>
      <text:p text:style-name="P12">Lisa shrugs.</text:p>
      <text:p text:style-name="P356"><text:soft-page-break/>LISA</text:p>
      <text:p text:style-name="P651">If you insist. </text:p>
      <text:p text:style-name="P12">Steve searches his pockets and hands her a yellow pencil. She looks at Steve like, write on your hand with a pencil? She takes the pencil and he holds out his hand for her to write on. His hand shakes. </text:p>
      <text:p text:style-name="P12">She takes his hand.</text:p>
      <text:p text:style-name="P356">LISA</text:p>
      <text:p text:style-name="P651">Here, let me hold your hand steady.</text:p>
      <text:p text:style-name="P12">She writes and rewrites her number on his hand. It’s faint because, well, it’s a pencil.</text:p>
      <text:p text:style-name="P12">Steve tries the Rick question one more time. He can’t believe that she never went out with Rick.</text:p>
      <text:p text:style-name="P356">STEVE</text:p>
      <text:p text:style-name="P651">Are you sure you never dated Rick, even after high school?</text:p>
      <text:p text:style-name="P356">LISA</text:p>
      <text:p text:style-name="P651">Steve, I’d know it if I dated Rick.</text:p>
      <text:p text:style-name="P356">STEVE</text:p>
      <text:p text:style-name="P651">Did he ever even ask you out on a date?</text:p>
      <text:p text:style-name="P356">LISA</text:p>
      <text:p text:style-name="P651">No, he never asked me out. He always used to ask me to dance, but he <text:span text:style-name="T651">never</text:span> ask<text:span text:style-name="T651">ed</text:span> me on a date.</text:p>
      <text:p text:style-name="P356">STEVE</text:p>
      <text:p text:style-name="P651">Then what happened after graduation?</text:p>
      <text:p text:style-name="P12">Lisa’s confused.</text:p>
      <text:p text:style-name="P356">STEVE</text:p>
      <text:p text:style-name="P651">When we were all still in the parking lot? After everyone else left?</text:p>
      <text:p text:style-name="P356">LISA</text:p>
      <text:p text:style-name="P651">Oh. We were supposed to hang out. I called that afternoon. But nobody answered. <text:span text:style-name="T651">I guess Monica and David went out without me and Rick</text:span>.</text:p>
      <text:p text:style-name="P12">Steve is shocked, distressed.</text:p>
      <text:p text:style-name="P356"><text:soft-page-break/>STEVE</text:p>
      <text:p text:style-name="P651">I can’t believe he never asked you out.</text:p>
      <text:p text:style-name="P356">LISA</text:p>
      <text:p text:style-name="P651">Was he supposed to?</text:p>
      <text:p text:style-name="P12">I finished writing my number and let go of his hand.</text:p>
      <text:p text:style-name="P356">LISA</text:p>
      <text:p text:style-name="P651">Can you read that?</text:p>
      <text:p text:style-name="P12">Steve reads the number on his hand.</text:p>
      <text:p text:style-name="P356">STEVE</text:p>
      <text:p text:style-name="P651">966-3762</text:p>
      <text:p text:style-name="P356">LISA</text:p>
      <text:p text:style-name="P651">You <text:span text:style-name="T652">should</text:span> write it down on paper <text:s/>before it rubs off.</text:p>
      <text:p text:style-name="P356">STEVE</text:p>
      <text:p text:style-name="P651">Are you sure it’s OK if I call you?</text:p>
      <text:p text:style-name="P561">LISA</text:p>
      <text:p text:style-name="P725"><text:span text:style-name="T651">Of course. But you have to call me within the next three weeks because I'm moving</text:span>. <text:span text:style-name="T651">I don't have a phone number for the new place yet.</text:span></text:p>
      <text:p text:style-name="P201">I handed the pencil back to him. Instead of taking the pencil, he took my whole hand in his and slowly let my hand slip out as he slid the pencil away from me and watched the expression on my face.</text:p>
      <text:p text:style-name="P12">Lisa looks at him, cocks her head, surprised.</text:p>
      <text:p text:style-name="P12">Steve sounds nervous, excited, speaks in almost a whisper.</text:p>
      <text:p text:style-name="P356">STEVE</text:p>
      <text:p text:style-name="P725">I’ll call you soon. <text:span text:style-name="T651">Maybe we can go out to dinner.</text:span> </text:p>
      <text:p text:style-name="P561">LISA</text:p>
      <text:p text:style-name="P725"><text:span text:style-name="T651">Yeah. The</text:span> next time a bunch of people from Bourgade get together <text:span text:style-name="T651">let me know</text:span>. </text:p>
      <text:p text:style-name="P12">Finally Randy approached and parked the grocery cart next to me.</text:p>
      <text:p text:style-name="P356">LISA</text:p>
      <text:p text:style-name="P651"><text:soft-page-break/>Steve! I’d like you to meet my fiancé!</text:p>
      <text:p text:style-name="P12">Steve’s whole face drops, he cringes. Randy shakes Steve’s hand.</text:p>
      <text:p text:style-name="P356">STEVE</text:p>
      <text:p text:style-name="P651">We went to high school together.</text:p>
      <text:p text:style-name="P562">RANDY</text:p>
      <text:p text:style-name="P651"><text:span text:style-name="T652">Nice to meet you</text:span>.</text:p>
      <text:p text:style-name="P356">STEVE</text:p>
      <text:p text:style-name="P651">Yeah. Call me if you need any pest control services.</text:p>
      <text:p text:style-name="P356">LISA</text:p>
      <text:p text:style-name="P725"><text:span text:style-name="T651">We'</text:span>re buying a house in a few weeks, <text:span text:style-name="T651">so maybe we will</text:span>. </text:p>
      <text:p text:style-name="P356">STEVE</text:p>
      <text:p text:style-name="P651">I gotta go.</text:p>
      <text:p text:style-name="P12">Steve runs through the doors to the backroom. </text:p>
      <text:p text:style-name="P12">Through the window, we see him drop to the floor. We hear a loud wail. Through the window we see a female COWORKER rush over, pick Steve up, and drag him into the backroom with her arm around him. Customers look at Lisa weird.</text:p>
      <text:p text:style-name="P12">Lisa looks baffled and turns to walk toward the checkout.</text:p>
      <text:h text:style-name="P923" text:outline-level="3">INT. GROCERY CHECKOUT</text:h>
      <text:p text:style-name="P12">Lisa and Randy at the checkout. </text:p>
      <text:p text:style-name="P356">LISA</text:p>
      <text:p text:style-name="P651">Steve was a lot more popular than I was. I thought he would’ve been more outgoing with you. But he seemed more like, intimidated. Did you do something?</text:p>
      <text:p text:style-name="P356">RANDY</text:p>
      <text:p text:style-name="P651">Of course not.</text:p>
      <text:p text:style-name="P356">LISA</text:p>
      <text:p text:style-name="P651">Maybe it was because there were two of us and he wasn’t with all his popular guy friends.</text:p>
      <text:p text:style-name="P651"><text:soft-page-break/>It was almost like he forgot who I was. <text:span text:style-name="T652">Writing on his hand,</text:span> asking who I went out with in high school.</text:p>
      <text:p text:style-name="P356">RANDY</text:p>
      <text:p text:style-name="P651">I think he liked you.</text:p>
      <text:p text:style-name="P356">LISA</text:p>
      <text:p text:style-name="P651">No. <text:span text:style-name="T652">You didn't know me in high school.</text:span> I wasn’t the kind of girl anyone wanted to go out with. I couldn’t even find my own date to <text:span text:style-name="T652">Homecoming</text:span>. </text:p>
      <text:p text:style-name="P12">Lisa pays the bill.</text:p>
      <text:h text:style-name="P957" text:outline-level="3">EXT. GROCERY EXIT</text:h>
      <text:p text:style-name="P202">Lisa and Randy exit. </text:p>
      <text:p text:style-name="P582">LISA</text:p>
      <text:p text:style-name="P726">Steve was the kind of guy who was always getting into trouble.</text:p>
      <text:p text:style-name="P202"><text:span text:style-name="T653">To their left, </text:span>Steve is at a pay phone, sobbing uncontrollably.</text:p>
      <text:p text:style-name="P356">STEVE</text:p>
      <text:p text:style-name="P651">And she seems very happy.</text:p>
      <text:p text:style-name="P12">Steve turns around and sees Lisa looking at him. Lisa stops, thinks about going over to him.</text:p>
      <text:p text:style-name="P356">STEVE</text:p>
      <text:p text:style-name="P651">Shit. She’s right there.</text:p>
      <text:p text:style-name="P12">He turns away from her. Lisa keeps walking with Randy into the parking lot.</text:p>
      <text:p text:style-name="P356">LISA</text:p>
      <text:p text:style-name="P651">He’s talking about me.</text:p>
      <text:p text:style-name="P12">Lisa and Randy unload groceries into the car.</text:p>
      <text:p text:style-name="P356">LISA</text:p>
      <text:p text:style-name="P651">I bet I got him in a lot of trouble. <text:span text:style-name="T653">M</text:span>aybe he was supposed to be getting something for a customer, <text:span text:style-name="T653">but</text:span> he stopped to talk to me <text:span text:style-name="T653">instead</text:span>.</text:p>
      <text:p text:style-name="P12"><text:soft-page-break/>They finish unloading groceries. Lisa looks back at Steve, sitting on a bench with female Coworker, smoking. </text:p>
      <text:p text:style-name="P356">LISA</text:p>
      <text:p text:style-name="P651">He’s off the phone. I’m going to see if he’s OK.</text:p>
      <text:p text:style-name="P356">RANDY</text:p>
      <text:p text:style-name="P651">Don’t bother the poor guy.</text:p>
      <text:p text:style-name="P356">LISA</text:p>
      <text:p text:style-name="P651">He’s my friend. If I got him in trouble, I’m going to talk to his boss.</text:p>
      <text:p text:style-name="P12">Lisa pushes the empty cart toward Steve and Coworker, parking it with the other carts. Steve hangs his head very low, staring at the concrete, no eye contact. A cigarette dangles from his hand. Coworker glares bullets into Lisa. Lisa addresses her.</text:p>
      <text:p text:style-name="P356">LISA</text:p>
      <text:p text:style-name="P651">Hi.</text:p>
      <text:p text:style-name="P12">Coworker gives Lisa an even meaner look. </text:p>
      <text:p text:style-name="P12">Lisa looks at Steve.</text:p>
      <text:p text:style-name="P356">LISA</text:p>
      <text:p text:style-name="P651">Steve. <text:span text:style-name="T654">What happened</text:span>?</text:p>
      <text:p text:style-name="P12">Steve shifts, keeps his eyes on the ground, makes no eye contact, turns his head further away from Lisa, mumbles.</text:p>
      <text:p text:style-name="P356">STEVE</text:p>
      <text:p text:style-name="P651"><text:span text:style-name="T654">Nothing</text:span>.</text:p>
      <text:p text:style-name="P356">LISA</text:p>
      <text:p text:style-name="P651">Did I get you in trouble?</text:p>
      <text:p text:style-name="P12">Steve smiles, looks at Coworker. Coworker looks at Steve, smiles. </text:p>
      <text:p text:style-name="P12">Lisa looks hurt. They’re laughing at her.</text:p>
      <text:p text:style-name="P356">STEVE</text:p>
      <text:p text:style-name="P651">No, you didn’t get me in trouble.</text:p>
      <text:p text:style-name="P356">LISA</text:p>
      <text:p text:style-name="P651">Good. As long as I didn’t get you fired or anything like that.</text:p>
      <text:p text:style-name="P12"><text:soft-page-break/>Steve and Coworker laugh.</text:p>
      <text:p text:style-name="P356">STEVE</text:p>
      <text:p text:style-name="P651">No. You didn’t get me fired.</text:p>
      <text:p text:style-name="P12">Lisa nods, is about to turn to leave. </text:p>
      <text:p text:style-name="P356">STEVE</text:p>
      <text:p text:style-name="P651">Thanks for cheering me up.</text:p>
      <text:p text:style-name="P12">Lisa almost smiles, looks back at Steve. They aren’t laughing at her anymore.</text:p>
      <text:p text:style-name="P356">LISA</text:p>
      <text:p text:style-name="P651">Sure.</text:p>
      <text:p text:style-name="P12">Lisa (in foreground) walks toward her car. Steve and Coworker in background.</text:p>
      <text:p text:style-name="P356">COWORKER</text:p>
      <text:p text:style-name="P651">She’s really nice.</text:p>
      <text:p text:style-name="P12">Lisa smiles sadly. Steve nods, starts to cry silently.</text:p>
      <text:h text:style-name="P923" text:outline-level="3">INT. HOUSE</text:h>
      <text:p text:style-name="P12">Lisa and Randy unpack boxes. Lisa comes across Steve’s business card.</text:p>
      <text:p text:style-name="P356">LISA</text:p>
      <text:p text:style-name="P651">I knew he wouldn’t call.</text:p>
      <text:h text:style-name="P910" text:outline-level="2">Episode 31: Twenty Year Reunion</text:h>
      <text:h text:style-name="P923" text:outline-level="3">INT. LOBBY</text:h>
      <text:p text:style-name="P12">Fourteen years later. Text at bottom of screen: September 2008.</text:p>
      <text:p text:style-name="P12">I stood around with Mary and Monica, scanning the party.</text:p>
      <text:p text:style-name="P356">LISA</text:p>
      <text:p text:style-name="P651">Is there anyone we haven’t greeted yet?</text:p>
      <text:p text:style-name="P12">Mary points at Ken on the other side of the room.</text:p>
      <text:p text:style-name="P356">MARY</text:p>
      <text:p text:style-name="P651">There’s a familiar face. Can’t think of who that is, though.</text:p>
      <text:p text:style-name="P356">LISA</text:p>
      <text:p text:style-name="P651"><text:soft-page-break/>That is not a spouse. We know who that is.</text:p>
      <text:p text:style-name="P12">Steve sidled up to him. </text:p>
      <text:p text:style-name="P356">LISA</text:p>
      <text:p text:style-name="P651">And there’s another guy who looks just like him!</text:p>
      <text:p text:style-name="P12">Mary laughed.</text:p>
      <text:p text:style-name="P356">MARY</text:p>
      <text:p text:style-name="P651">Oh. The Oldhams.</text:p>
      <text:p text:style-name="P203">They looked so different. Gray, curlier hair, beards, and a bit of extra weight. I couldn’t tell which one was which, but made a beeline for the closest one. He looked at my nametag, gave me a hug. </text:p>
      <text:p text:style-name="P563">KEN</text:p>
      <text:p text:style-name="P727">Hey! How’s it going? </text:p>
      <text:p text:style-name="P203">Then he turned to his brother and pushed him through the crowd away from me. <text:s/></text:p>
      <text:p text:style-name="P203">When dinner was served, </text:p>
      <text:p text:style-name="P563">STEVE</text:p>
      <text:p text:style-name="P727">Shawn Berry!</text:p>
      <text:p text:style-name="P563">LISA</text:p>
      <text:p text:style-name="P849">Glad I'm not at that table.</text:p>
      <text:p text:style-name="P205"><text:span text:style-name="T655">Everyone gets together for a picture.</text:span> </text:p>
      <text:p text:style-name="P573">ROBERT</text:p>
      <text:p text:style-name="P850">80 20! Remember 80 20!</text:p>
      <text:p text:style-name="P564">LISA</text:p>
      <text:p text:style-name="P850">80 20? What's that? The ratio of ?</text:p>
      <text:p text:style-name="P574">ROBERT</text:p>
      <text:p text:style-name="P651">I’m giving you a hotel room and you’re doing math. No wonder you never got laid in high school.</text:p>
      <text:p text:style-name="P12">Lisa laughs, walks into the lobby.</text:p>
      <text:p text:style-name="P205"><text:span text:style-name="T654">Steve stands at a table looking at a</text:span> display of old pictures. <text:span text:style-name="T654">Lisa comes up and also looks at</text:span> the pictures. <text:soft-page-break/><text:span text:style-name="T655">Steve doesn't acknowledge her. He keeps staring at the pictures. Lisa points at a picture. </text:span></text:p>
      <text:p text:style-name="P564">LISA</text:p>
      <text:p text:style-name="P872"><text:span text:style-name="T655">I'm surprised Bobby Giovannini isn't here</text:span>. <text:span text:style-name="T655">He wasn't at the ten year reunion either. The last time I saw him was one afternoon in July 1992. He was walking into the Memorial Union at ASU and I was on my way to Religions of the World class. Kathleen Tallman was in that class with me. </text:span></text:p>
      <text:p text:style-name="P224">Steve looks at her like Holy cow, you remember all that.</text:p>
      <text:p text:style-name="P564">LISA</text:p>
      <text:p text:style-name="P871"><text:span text:style-name="T655">So. W</text:span>hat <text:span text:style-name="T654">have you</text:span> been up to all these years<text:span text:style-name="T655">.</text:span></text:p>
      <text:p text:style-name="P564">STEVE <text:span text:style-name="T655">(mumbling)</text:span></text:p>
      <text:p text:style-name="P850">We had a pest control business.</text:p>
      <text:p text:style-name="P564">LISA</text:p>
      <text:p text:style-name="P871">Oh yeah. Steve already told me about that <text:span text:style-name="T654">when I saw him at Price Club in 1994</text:span>. </text:p>
      <text:p text:style-name="P203">He became very tense, took a deep breath.</text:p>
      <text:p text:style-name="P573">STEVE</text:p>
      <text:p text:style-name="P882">Shawn Berry!</text:p>
      <text:p text:style-name="P205"><text:span text:style-name="T655">Ken is in a crowd of other men to Lisa's right</text:span>.</text:p>
      <text:p text:style-name="P573">KEN (OS)</text:p>
      <text:p text:style-name="P882">Shawn Berry!</text:p>
      <text:p text:style-name="P203"><text:span text:style-name="T654">Steve </text:span>walk<text:span text:style-name="T654">s</text:span> out of the reunion, past the smokers, all the way out to the parking lot. </text:p>
      <text:p text:style-name="P204">Randy and Lisa follow.</text:p>
      <text:p text:style-name="P563">LISA</text:p>
      <text:p text:style-name="P871"><text:span text:style-name="T654">W</text:span>hat<text:span text:style-name="T654">'s with all this smoke</text:span>.</text:p>
      <text:h text:style-name="P918" text:outline-level="2">Episode 32: Memories</text:h>
      <text:h text:style-name="P923" text:outline-level="3">INT. LIBRARY</text:h>
      <text:p text:style-name="P12"><text:soft-page-break/>Facebook. Steve and Ken were the only ones at the reunion for whom I didn’t ask for an email address.</text:p>
      <text:p text:style-name="P205">So I searched for a phone number for Steve, found the number of his brother Brian, and left a message. Steve got back to me the next day. </text:p>
      <text:p text:style-name="P565">LISA</text:p>
      <text:p text:style-name="P873">pictures of the reunion on Facebook </text:p>
      <text:p text:style-name="P565">LISA</text:p>
      <text:p text:style-name="P873">apologized for confusing him with Ken. </text:p>
      <text:p text:style-name="P575">STEVE</text:p>
      <text:p text:style-name="P873"><text:span text:style-name="T656">N</text:span>o big deal. <text:span text:style-name="T656">Happens all the time. I can't expect anyone to keep the two of us straight after twenty years.</text:span></text:p>
      <text:p text:style-name="P575">STEVE</text:p>
      <text:p text:style-name="P873">lived in Boston for two years. </text:p>
      <text:p text:style-name="P575">STEVE</text:p>
      <text:p text:style-name="P873"><text:span text:style-name="T656">B</text:span>uying a new house in a few months and wanted my email address</text:p>
      <text:p text:style-name="P873"><text:span text:style-name="T656">I'll</text:span> send <text:span text:style-name="T656">you</text:span> a message once <text:span text:style-name="T656">I</text:span> move in and g<text:span text:style-name="T656">e</text:span>t the internet set up. </text:p>
      <text:p text:style-name="P565">LISA</text:p>
      <text:p text:style-name="P873">I had always liked him best out of the two of them. </text:p>
      <text:p text:style-name="P575">STEVE</text:p>
      <text:p text:style-name="P873">He seemed very flattered, <text:span text:style-name="T656">flustered</text:span>. </text:p>
      <text:p text:style-name="P206"><text:span text:style-name="T656">Lisa</text:span> h<text:span text:style-name="T656">a</text:span>ng<text:span text:style-name="T656">s</text:span> up. </text:p>
      <text:p text:style-name="P207">Wait a minute. Why was it that I liked Steve better? </text:p>
      <text:p text:style-name="P12">Hm. These memories seemed a little like I thought he was in love with me. I laughed at the thought. Preposterous. The more I thought about it, it made a lot of sense. It was the only thing that made sense. How could I have ever concluded anything else? </text:p>
      <text:p text:style-name="P12">For the next two weeks, I was in denial about it. </text:p>
      <text:p text:style-name="P12">Oh no. Steve wasn’t upset at the reunion about confusing him for Ken, which didn’t seem like something to be getting <text:soft-page-break/>upset about anyway. He was upset because I mentioned the day I told him I was getting married. </text:p>
      <text:h text:style-name="P923" text:outline-level="3">INT. <text:span text:style-name="T658">HOME </text:span>LIBRARY</text:h>
      <text:p text:style-name="P207"><text:span text:style-name="T657">Lisa</text:span> work<text:span text:style-name="T657">s</text:span> <text:span text:style-name="T657">at her</text:span> computer. <text:span text:style-name="T657">We see computer code.</text:span></text:p>
      <text:p text:style-name="P566">LISA <text:span text:style-name="T657">(VO - ethereal)</text:span></text:p>
      <text:p text:style-name="P874"><text:span text:style-name="T657">I got hurt at school..</text:span>. </text:p>
      <text:p text:style-name="P208">Lisa looks confused. Where did that thought come from. <text:span text:style-name="T658">She looks back at her computer and continues to type.</text:span></text:p>
      <text:p text:style-name="P566">LISA <text:span text:style-name="T657">(VO - ethereal)</text:span></text:p>
      <text:p text:style-name="P874"><text:span text:style-name="T657">Dad was there..</text:span>. </text:p>
      <text:p text:style-name="P211">Lisa ignores her own voice, keeps typing.</text:p>
      <text:p text:style-name="P567">LISA <text:span text:style-name="T657">(VO – ethereal )</text:span></text:p>
      <text:p text:style-name="P874">There was a boy. <text:span text:style-name="T658">B</text:span>ut I couldn’t see him...</text:p>
      <text:p text:style-name="P211">Lisa gets up and walks to her bookshelf. She gets a Ruby book and comes back to the desk.</text:p>
      <text:p text:style-name="P567">LISA <text:span text:style-name="T657">(VO - ethereal)</text:span></text:p>
      <text:p text:style-name="P875"><text:span text:style-name="T658">Steve</text:span> <text:span text:style-name="T658">Oldham</text:span>. </text:p>
      <text:p text:style-name="P211">Lisa stops working, closes her eyes, and concentrates.</text:p>
      <text:h text:style-name="P958" text:outline-level="3">INT. <text:span text:style-name="T658">PUBLIC</text:span> LIBRARY</text:h>
      <text:p text:style-name="P210"><text:span text:style-name="T657">Lisa</text:span> work<text:span text:style-name="T657">s</text:span> <text:span text:style-name="T657">at her</text:span> computer. <text:span text:style-name="T657">We see a document she's writing.</text:span></text:p>
      <text:p text:style-name="P567">LISA <text:span text:style-name="T657">(VO - ethereal)</text:span></text:p>
      <text:p text:style-name="P875">I went to <text:span text:style-name="T658">a party </text:span>with Monica Ross...</text:p>
      <text:p text:style-name="P211">Lisa . </text:p>
      <text:p text:style-name="P567">LISA <text:span text:style-name="T657">(VO - ethereal)</text:span></text:p>
      <text:p text:style-name="P875"><text:span text:style-name="T658">W</text:span>e got in an argument... </text:p>
      <text:p text:style-name="P211">Lisa .</text:p>
      <text:p text:style-name="P567">LISA <text:span text:style-name="T657">(VO - ethereal)</text:span></text:p>
      <text:p text:style-name="P875">We walked into a park for a barbecue. </text:p>
      <text:p text:style-name="P211">Lisa stops working, closes her eyes, and concentrates.</text:p>
      <text:p text:style-name="P567"><text:soft-page-break/>LISA <text:span text:style-name="T657">(VO - ethereal)</text:span></text:p>
      <text:p text:style-name="P875">Ken <text:span text:style-name="T658">Oldham</text:span>. </text:p>
      <text:h text:style-name="P958" text:outline-level="3">INT. <text:span text:style-name="T658">LIVING ROOM</text:span></text:h>
      <text:p text:style-name="P209">Lisa is on the couch with a phone.</text:p>
      <text:p text:style-name="P568">LISA </text:p>
      <text:p text:style-name="P876"><text:span text:style-name="T659">Thanks. See you on Monday</text:span>. </text:p>
      <text:p text:style-name="P212"><text:span text:style-name="T659">Lisa gets off the phone,</text:span> <text:span text:style-name="T658">reads the newspaper.</text:span></text:p>
      <text:p text:style-name="P567">LISA (VO - ethereal)</text:p>
      <text:p text:style-name="P875"><text:span text:style-name="T658">I went to a BKA with Billy</text:span>... </text:p>
      <text:p text:style-name="P211">Lisa puts the paper down and looks up. </text:p>
      <text:p text:style-name="P567">LISA </text:p>
      <text:p text:style-name="P875"><text:span text:style-name="T659">Oh, I do not remember anything about this at all</text:span>. </text:p>
      <text:p text:style-name="P568">LISA (VO - ethereal)</text:p>
      <text:p text:style-name="P876"><text:span text:style-name="T659">S</text:span>omeone was being hidden from me... </text:p>
      <text:p text:style-name="P568">LISA </text:p>
      <text:p text:style-name="P876"><text:span text:style-name="T659">Is this going to be yet another Oldham story?</text:span> </text:p>
      <text:p text:style-name="P568">LISA (VO - ethereal) </text:p>
      <text:p text:style-name="P876"><text:span text:style-name="T659">I </text:span>witness<text:span text:style-name="T659">ed</text:span> a struggle between Steve and Ken at school on Monday... </text:p>
      <text:p text:style-name="P12"><text:span text:style-name="T659">Lisa</text:span> <text:span text:style-name="T659">picks up her laptop off her coffee table and types</text:span>.</text:p>
      <text:p text:style-name="P568">LISA (VO) </text:p>
      <text:p text:style-name="P883">List of Oldham stories:</text:p>
      <text:p text:style-name="P883">Steve got my glasses when I was poked in the eye.</text:p>
      <text:p text:style-name="P883">Ken offered to make sure my car got started at a picnic...</text:p>
      <text:p text:style-name="P214">Fade into montage</text:p>
      <text:h text:style-name="P959" text:outline-level="3">INT. <text:span text:style-name="T660">METRO - DAYLIGHT</text:span></text:h>
      <text:p text:style-name="P214">Lisa works on her laptop.</text:p>
      <text:p text:style-name="P569"><text:soft-page-break/>LISA (VO - ethereal) </text:p>
      <text:p text:style-name="P884">The Oldhams were listening to us in the parking lot after the graduation party...</text:p>
      <text:p text:style-name="P214">Lisa stops to ponder.</text:p>
      <text:h text:style-name="P959" text:outline-level="3"><text:span text:style-name="T660">EX</text:span>T. <text:span text:style-name="T660">W&amp;OD - DAYLIGHT</text:span></text:h>
      <text:p text:style-name="P214">Lisa runs.</text:p>
      <text:p text:style-name="P569">LISA (VO - ethereal) </text:p>
      <text:p text:style-name="P884">The Oldhams threatened to TP my house after I put straws in Schmaltz's lawn...</text:p>
      <text:h text:style-name="P959" text:outline-level="3">INT. <text:span text:style-name="T660">BEDROOM - NIGHT</text:span></text:h>
      <text:p text:style-name="P214">Lisa is asleep.</text:p>
      <text:p text:style-name="P569">LISA (VO - ethereal) </text:p>
      <text:p text:style-name="P877"><text:span text:style-name="T660">I introduced Steve to Randy..</text:span>.</text:p>
      <text:p text:style-name="P214">Lisa snaps awake.</text:p>
      <text:h text:style-name="P959" text:outline-level="3">INT. <text:span text:style-name="T660">HOME LIBRARY - NIGHT</text:span></text:h>
      <text:p text:style-name="P214">Lisa, with messy hair, still in her pajamas, types at her laptop.</text:p>
      <text:p text:style-name="P569">LISA (VO) </text:p>
      <text:p text:style-name="P877"><text:span text:style-name="T660">Steve asked if I ever dated Rick Buelow</text:span>. <text:span text:style-name="T660">He wanted me to write my phone number on his hand...</text:span></text:p>
      <text:p text:style-name="P214">Lisa continues to type furiously.</text:p>
      <text:h text:style-name="P919" text:outline-level="2">Episode 33: Communication</text:h>
      <text:h text:style-name="P959" text:outline-level="3"><text:span text:style-name="T660">IN</text:span>T. <text:span text:style-name="T660">HOME LIBRARY</text:span></text:h>
      <text:p text:style-name="P213"><text:span text:style-name="T660">Lisa types</text:span>.</text:p>
      <text:p text:style-name="P569">LISA (VO) </text:p>
      <text:p text:style-name="P884">Dear Mrs. Oldham...</text:p>
      <text:p text:style-name="P213">When I didn't hear back from them, I was concerned that they might be furious with me.</text:p>
      <text:h text:style-name="P960" text:outline-level="3"><text:span text:style-name="T660">IN</text:span>T. <text:span text:style-name="T661">CHILDHOOD BEDROOM, MOM'S HOUSE</text:span></text:h>
      <text:p text:style-name="P215"><text:soft-page-break/>While in Phoenix in January 2009, I remembered that at the four year reunion, Greg Thielen whispered to Steve and Ken that I had showed up with a boyfriend. Greg wrote back and said he only remembered Steve dating Michelle Blasius. I asked Greg if he had Steve's number. He didn't, but sent me Ken's number. </text:p>
      <text:p text:style-name="P215">I called Ken. </text:p>
      <text:p text:style-name="P570">LISA </text:p>
      <text:p text:style-name="P878">Were you guys upset that I sent you <text:span text:style-name="T661">that</text:span> story?</text:p>
      <text:p text:style-name="P576">KEN</text:p>
      <text:p text:style-name="P878">No. I thought it was pretty funny.</text:p>
      <text:p text:style-name="P570">LISA </text:p>
      <text:p text:style-name="P878">Did I misinterpret something?</text:p>
      <text:p text:style-name="P576">KEN</text:p>
      <text:p text:style-name="P878">I don't remember any of it. I remember graduating. But that's it.</text:p>
      <text:p text:style-name="P570">LISA <text:s/></text:p>
      <text:p text:style-name="P885">I'd like to call Steve and ask him what he thought about it.</text:p>
      <text:p text:style-name="P576">KEN </text:p>
      <text:p text:style-name="P878">He's at work now. Gets off at ten o'clock.</text:p>
      <text:p text:style-name="P570">LISA </text:p>
      <text:p text:style-name="P878">Would it be OK to call him <text:span text:style-name="T661">at that time of night</text:span>? </text:p>
      <text:p text:style-name="P576">KEN</text:p>
      <text:p text:style-name="P878">Sure. He wouldn't mind if you called after work.</text:p>
      <text:p text:style-name="P12">communication. "So where do you work?" I asked.</text:p>
      <text:p text:style-name="P12">"Arribas Mexican grill."</text:p>
      <text:p text:style-name="P12">"Where does Steve work?"</text:p>
      <text:p text:style-name="P12">"Abuelos. That's also a Mexican restaurant."</text:p>
      <text:p text:style-name="P12">Unsure what I was going to do with that information, I wrote down 'Arribas - Ken, Abuelos - Steve.' I thought about Ken <text:soft-page-break/>asked what I was doing now. I was pleased that he thought of asking. I told him I lived in a suburb of Washington, DC, and that I was starting my own business. </text:p>
      <text:p text:style-name="P577">KEN</text:p>
      <text:p text:style-name="P879">Starting a business is tough.</text:p>
      <text:p text:style-name="P571">LISA </text:p>
      <text:p text:style-name="P879"><text:span text:style-name="T662">A</text:span> few day<text:span text:style-name="T662">s ago</text:span> <text:span text:style-name="T662">I went with the same culprits and</text:span> put straws in the lawn of Schmaltz's current house. <text:span text:style-name="T662">F</text:span>or old times sake. </text:p>
      <text:p text:style-name="P216">Ken laugh<text:span text:style-name="T662">s</text:span>.</text:p>
      <text:p text:style-name="P12">On Monday I called Abuelos. I felt like a stalker. I thought Steve would have a fit if he knew I was going to show up at the restaurant. I asked if Steve Oldham was working that evening. They said he wouldn't be in until Wednesday. On Tuesday I called to ask if Steve would be working until ten. </text:p>
      <text:p text:style-name="P12">"We're only open until nine."</text:p>
      <text:p text:style-name="P12">I told my mom and sister about my plan. "I do not expect this to go well. But I'm going to do it anyway." My mom suggested taking someone with me. </text:p>
      <text:p text:style-name="P12">"I think that would make it worse." If he would get upset, it would be from fear. I'm not a scary person, but he had been more afraid of me during high school than I was afraid of him. "If I bring someone, he'll feel like I'm ganging up on him."</text:p>
      <text:h text:style-name="P961" text:outline-level="3"><text:span text:style-name="T663">EX</text:span>T. <text:span text:style-name="T663">RESTAURANT - NIGHT</text:span></text:h>
      <text:p text:style-name="P219">Lisa drives up in a rental car and parks on the side of the building. She gets out.</text:p>
      <text:p text:style-name="P218"><text:span text:style-name="T663">Lisa </text:span>w<text:span text:style-name="T663">ears</text:span> <text:span text:style-name="T663">her</text:span> short-sleeved <text:span text:style-name="T663">IIE</text:span> polo shirt. <text:span text:style-name="T663">She</text:span> walk<text:span text:style-name="T663">s</text:span> around the <text:span text:style-name="T663">side of the</text:span> building, <text:span text:style-name="T663">looking all around for side</text:span> doors. <text:span text:style-name="T664">She looks suspicious, like she's loitering, casing the joint.</text:span></text:p>
      <text:p text:style-name="P218"><text:span text:style-name="T663">Lisa </text:span>go<text:span text:style-name="T663">es</text:span> inside. </text:p>
      <text:h text:style-name="P962" text:outline-level="3"><text:span text:style-name="T663">EX</text:span>T. <text:span text:style-name="T663">RESTAURANT - NIGHT</text:span></text:h>
      <text:p text:style-name="P220"><text:soft-page-break/><text:span text:style-name="T664">T</text:span>he <text:span text:style-name="T664">HOSTESS is at the front</text:span>. <text:span text:style-name="T664">Lisa approaches her all friendly,</text:span> act<text:span text:style-name="T664">ing</text:span> like Steve would be glad to see <text:span text:style-name="T664">her, whispering like she's letting the Hostess in on a secret</text:span>. </text:p>
      <text:p text:style-name="P572">LISA (whispering)</text:p>
      <text:p text:style-name="P880"><text:span text:style-name="T664">Hi! </text:span>I want to surprise a friend of mine who works here. Do employees usually leave out the front door or one of the side doors?</text:p>
      <text:p text:style-name="P220"><text:span text:style-name="T664">The Hostess acts like this is a great idea and wants to help with the surprise</text:span>. </text:p>
      <text:p text:style-name="P579">HOSTESS <text:span text:style-name="T664">(whispering)</text:span></text:p>
      <text:p text:style-name="P880">Front. Right through here.</text:p>
      <text:p text:style-name="P217">The hostess motioned toward the glass doors. </text:p>
      <text:p text:style-name="P572">LISA </text:p>
      <text:p text:style-name="P880">Would you be able to tell me what time he gets off work?</text:p>
      <text:p text:style-name="P578">HOSTESS</text:p>
      <text:p text:style-name="P880">What's his name?</text:p>
      <text:p text:style-name="P572">LISA </text:p>
      <text:p text:style-name="P880">Steve Oldham.</text:p>
      <text:p text:style-name="P580">HOSTESS</text:p>
      <text:p text:style-name="P881">He's still here. Let me check.</text:p>
      <text:p text:style-name="P221">The <text:span text:style-name="T665">Hostess</text:span> walk<text:span text:style-name="T665">s</text:span> <text:span text:style-name="T665">into the restaurant. Lisa looks for a good <text:s/>place to be inconspicuous. She</text:span> <text:span text:style-name="T665">steps behind the doorway so anyone exiting the restaurant won't see her.</text:span> <text:span text:style-name="T665">T</text:span>he <text:span text:style-name="T665">Hostess</text:span> retur<text:span text:style-name="T665">ns.</text:span></text:p>
      <text:p text:style-name="P580">HOSTESS</text:p>
      <text:p text:style-name="P881">He's already cut for the evening. <text:span text:style-name="T665">H</text:span>e could be walking through any moment.</text:p>
      <text:p text:style-name="P581">LISA</text:p>
      <text:p text:style-name="P881">Do you know what he drives? I'll wait by his car.</text:p>
      <text:p text:style-name="P580">HOSTESS</text:p>
      <text:p text:style-name="P881">A white...hm. Acura.</text:p>
      <text:p text:style-name="P581">LISA</text:p>
      <text:p text:style-name="P881">Is the employee parking over here?</text:p>
      <text:p text:style-name="P221"><text:soft-page-break/><text:span text:style-name="T665">Lisa</text:span> point<text:span text:style-name="T665">s</text:span> to the side of the building where <text:span text:style-name="T665">she</text:span> parked. <text:span text:style-name="T665">The Hostess nods</text:span>. </text:p>
      <text:p text:style-name="P581">LISA</text:p>
      <text:p text:style-name="P881"><text:span text:style-name="T665">Thanks</text:span>.</text:p>
      <text:p text:style-name="P221"><text:span text:style-name="T665">Lisa exits the restaurant</text:span>.</text:p>
      <text:p text:style-name="P12">A silver Acura was parked in front and a white Solara and an older white Nissan sat in the employee parking area. The Nissan had a hole in its front bumper and newspaper ads scattered all over the passenger seat and floor. Both cars had fast food soft drink cups in their cup holders. The Solara was much classier than the Nissan. Good condition, clean interior. In the back seat sat a dark green...fez?</text:p>
      <text:p text:style-name="P12">I stood at the corner of the building so I could see both the front and side doors, along with the Acura, Solara, and Nissan. <text:s/></text:p>
      <text:p text:style-name="P12">Soon I saw a rotund figure in black exit the side door. "Steve!" I was no longer afraid that he would start shouting. I was just very glad I caught him before he left. "It's nice to see you," I said as I approached him.</text:p>
      <text:p text:style-name="P12">"How are you?" Steve headed toward me. Good he wasn't angry.</text:p>
      <text:p text:style-name="P12">When I got close to him, he said, "Oh, it's you." We hugged. My chin landed in his fleshy neck. He leaned away. Still, no anger. But he headed straight for the Solara, keys in hand. He wanted to get away from me. “What's up?” he asked.</text:p>
      <text:p text:style-name="P12">"I'm flying back to Washington tomorrow morning." I wanted to let him know he wouldn’t need to worry about any more surprise visits during this trip. "My husband was here the first week of my trip and I've been visiting old college friends and a few people from high school for the past two weeks."</text:p>
      <text:p text:style-name="P12">"Tell me what it was like living in Boston. What did you do there?"</text:p>
      <text:p text:style-name="P12">"I was a server." </text:p>
      <text:p text:style-name="P12">"Why did you move there?"</text:p>
      <text:p text:style-name="P12">"A girl." That's what I had guessed. "But I got tired of living there," Steve <text:s/></text:p>
      <text:p text:style-name="P12"><text:soft-page-break/>"What else is going on in your life?" I asked.</text:p>
      <text:p text:style-name="P12">"Going to Hawaii in a few weeks."</text:p>
      <text:p text:style-name="P12">Sounded like good news. "Who are you going with?" </text:p>
      <text:p text:style-name="P12">"My girl. And Ken and he's taking a girl."</text:p>
      <text:p text:style-name="P12">I smiled. How great for him! He has a girlfriend to take to Hawaii. "How long have you been seeing your girlfriend?"</text:p>
      <text:p text:style-name="P12">"A year and a half. There may be marriage in the future for us."</text:p>
      <text:p text:style-name="P12">"What's she like?"</text:p>
      <text:p text:style-name="P12">Steve smiled. "She's a good little girl," Steve said with affection. </text:p>
      <text:p text:style-name="P12">He kept inching toward the driver's door of his car. I didn't want him to get away without trying to talk about the memories I sent him. "What did you think of the story I wrote?"</text:p>
      <text:p text:style-name="P12">"Long. You have a great memory."</text:p>
      <text:p text:style-name="P23">Everybody tells me that. "My memory is better than anyone else's that I know. </text:p>
      <text:p text:style-name="P23"><text:s/>But this isn't the way I normally remember things. Usually things I remember from a long time ago come to mind every once in awhile and that’s why I still remember them. But with the memories of you and Ken, I hadn’t thought of those events for over twenty years. I'd be working on something unrelated and the image of you walking around the locker room in a towel would pop into my head." </text:p>
      <text:p text:style-name="P12">Steve rolled his eyes, smiled, stepped back and grunted at the mention of the racy image. </text:p>
      <text:p text:style-name="P12">"I don't know what would prompt these memories,” I said. “I wasn't looking at a towel. Nothing was going on related to a locker room. I haven’t thought about you in a towel since it happened. You guys just kept randomly popping into all my memories."</text:p>
      <text:p text:style-name="P12">"Boo," Steve said.</text:p>
      <text:p text:style-name="P12"><text:soft-page-break/>I laughed. "Yeah. That's exactly what it was like." <text:s/>The last memory that came to me, of the four-year reunion, appeared while I was already in Phoenix. “I must have run out of memories.”</text:p>
      <text:p text:style-name="P12">"Did I interpret something wrong?" I asked.</text:p>
      <text:p text:style-name="P12">"No. You got it right."</text:p>
      <text:p text:style-name="P12">"Because that was not the interpretation I had at the time any of it happened. <text:s/>“Were you upset that I wrote it?"</text:p>
      <text:p text:style-name="P12">"No. It was good. You should publish it."</text:p>
      <text:p text:style-name="P12">"I probably will."</text:p>
      <text:p text:style-name="P12">Steve cocked his head, but I didn't elaborate. </text:p>
      <text:p text:style-name="P23"><text:span text:style-name="T330">“</text:span>Well, you look like you’re doing well.” I looked him over, my eyes fell on his round stomach. “You seem happy. Or at least in a good mood.” </text:p>
      <text:p text:style-name="P23"><text:s/>He agreed that he was doing fine.</text:p>
      <text:p text:style-name="P12">"I felt so awful for a whole day when I figured out what happened at Price Club." My eyes filled with tears, but I choked them back. "But eventually I got used to that memory."</text:p>
      <text:p text:style-name="P12">"It's not a big deal," Steve said. "It was so long ago."</text:p>
      <text:p text:style-name="P12"><text:span text:style-name="T330">“</text:span>I still feel really bad it happened that way.”</text:p>
      <text:p text:style-name="P12">"You're married now, aren't you?" Steve asked.</text:p>
      <text:p text:style-name="P12">"Yeah. Fourteen years." <text:s/>"I really like being married." </text:p>
      <text:p text:style-name="P12">I told Steve about how first Randy was supposed to go away to grad school but changed his mind, then I was supposed to go away to grad school but changed my mind. I said I had worried that Randy would chicken out of moving after I finished grad school at ASU, but he kept his word with enthusiasm. <text:s/></text:p>
      <text:p text:style-name="P12"><text:s/>“Were you trying to avoid me at the reunion?” I asked. </text:p>
      <text:p text:style-name="P12"><text:span text:style-name="T330">“</text:span>No, not at all,” he replied.</text:p>
      <text:p text:style-name="P12"><text:soft-page-break/><text:s/>“What was that about when I came up to Ken and he turned and pushed you away from me?” I turned and made a pushing gesture, reenacting Ken’s behavior.</text:p>
      <text:p text:style-name="P23"><text:span text:style-name="T330">“</text:span>That was just nothing. I don’t know what that was about.” </text:p>
      <text:p text:style-name="P23">"I'm so sorry for anything I've ever done..." My voice reduced to a whisper, "to make you feel bad."</text:p>
      <text:p text:style-name="P12">He looked concerned. </text:p>
      <text:p text:style-name="P12">We hugged, This time I rested my head against his shoulder so my face wouldn’t brush up against his bare skin. <text:s/>As I pulled away, he slid his hands down my arms and held my hands for a moment before letting go. <text:s/></text:p>
      <text:p text:style-name="P12">"Don't worry about it," Steve said. "It's OK. Like I'm not upset about being confused for Ken," <text:s/></text:p>
      <text:p text:style-name="P12">I asked what his mom thought of the story I had sent through her. He said it was no big deal to her. She knew about what kind of trouble they had caused in high school. </text:p>
      <text:p text:style-name="P12">Steve headed straight for his car door. "Well, I've gotta go. I'm supposed to meet my girl." </text:p>
      <text:p text:style-name="P12">Although our encounter was very pleasant, none of the yelling I had expected, he seemed like he felt he needed to get away from me. I didn’t believe he needed to leave due to a time constraint. But I didn’t ask if he was trying to avoid me again, like at the reunion. </text:p>
      <text:p text:style-name="P12">"You're moving to your new house in March, right?" I asked.</text:p>
      <text:p text:style-name="P12">"Yeah, after I get settled and get my computer set up, I'll send you an email."</text:p>
      <text:p text:style-name="P12">We hugged for a third time. "It was so nice to see you, Steve." We watched each other as I walked away.</text:p>
      <text:p text:style-name="P12"/>
      <text:p text:style-name="P96">Visit him in 2015?</text:p>
      <text:p text:style-name="P96"><text:span text:style-name="T487">30</text:span><text:span text:style-name="T338">th</text:span><text:span text:style-name="T487"> reunion / </text:span>The showing of the first movie to alumni</text:p>
      <text:p text:style-name="P96"/>
      <text:p text:style-name="P96"/>
      <text:p text:style-name="P96"><text:soft-page-break/></text:p>
      <text:p text:style-name="P908">In high school, the boys are out to get you. Just not in the way that you think.</text:p>
      <text:p text:style-name="P2"/>
      <text:p text:style-name="P2">Any movie that starts with Ken Oldham in a hole has got to be good.</text:p>
      <text:p text:style-name="P2"/>
      <text:p text:style-name="P2">The Oldham movie could be the next Rocky Horror Picture Show. People come to the restaurants, called Steve and Ken's High School Cafeteria, to watch the movie and yell dumb comments during all the cafeteria scenes. The restaurants must have linoleum floors, incase a food fight breaks out. Live broadcast, people come up to the camera and say things. </text:p>
      <text:p text:style-name="P900">The waitresses wear Bourgade uniforms. Someone wears a habit? The building looks like Bourgade. (lockers? balcony-outdoor seating) Wall decorations are letter jackets, track plaques. PA system for announcements (would Steve Oldham please come to the office). Most tables are for two to six people, but there’s one or two long loud tables. Old desks with graffiti for people who wait for a table. All alcohol is served in something (coke bottles?) that looks like it was snuck onto campus. Raid a school furniture auction for old chairs and desks. People write graffiti on chalkboards (too much dust)? </text:p>
      <text:p text:style-name="P900">There’s a track around the restaurant and parking lot. Sometimes we hold races there. Maybe a basketball hoop, volleyball, tennis court, baseball in the parking lot. Outdoor movie screen is an exterior wall. Friday evening BKAs, Saturday night dances, on an occasional weeknight learn a pom routine, have a track meet, teach a class/group exercise.</text:p>
      <text:p text:style-name="P900">Sell High School Bonds to raise money to expand cafeteria and classrooms. Bonds mature upon opening of the new facilities. Eg $60 bond costs $50 and is good towards HS Cafeteria goods and services.</text:p>
      <text:p text:style-name="P900">If the Oldhams want to have an event I wouldn’t approve of, but it’s popular, I could come in and “raid” it, give them detentions.</text:p>
      <text:p text:style-name="P900"/>
      <text:p text:style-name="P900">Oldhams. Sort of the frat boys of my high school days. And Lisa (me) did not see herself as part of their antics, their world. </text:p>
      <text:p text:style-name="P900">They were entertaining, likable. She did not dislike them. Yet she did not conform to their frat boy values. And if Steve had chosen to be a nice boy like Rick, he might have had better luck with women? As kids, they fail because the two sets of values didn't communicate. When they grow up, they pool their frat ways with nice-girl values to develop a humorous business enterprise. </text:p>
      <text:p text:style-name="P900">The two sides don't dislike each other, they just don't communicate well. When they start communicating, they realize they can develop something beautiful out of the collaboration. </text:p>
      <text:p text:style-name="P900"/>
      <text:p text:style-name="P900">The overriding memory I have of the Oldhams is that they were obnoxious. Made a lot of noise without saying anything. But I can't remember many specific occurrences that made me think so. I mostly remember nice things they did for me.</text:p>
      <text:p text:style-name="P900"/>
      <text:p text:style-name="P900"/>
      <text:p text:style-name="P2">Merchandise: Lisa and Michele shirts, old Bourgade shirts, pom jackets, striped shorts, 88 swimsuit</text:p>
      <text:p text:style-name="P2">pom poms, water balloons, detention slips <text:span text:style-name="T552">notepaper</text:span>, best car award, flirty penci<text:span text:style-name="T563">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7-01-31T20:25:00.014581857</dc:date>
    <meta:editing-cycles>512</meta:editing-cycles>
    <meta:editing-duration>P28DT21H25M13S</meta:editing-duration>
    <meta:generator>LibreOffice/4.2.8.2$Linux_X86_64 LibreOffice_project/420m0$Build-2</meta:generator>
    <meta:document-statistic meta:table-count="2" meta:image-count="0" meta:object-count="0" meta:page-count="187" meta:paragraph-count="4405" meta:word-count="34505" meta:character-count="182999" meta:non-whitespace-character-count="152138"/>
    <meta:template xlink:type="simple" xlink:actuate="onRequest" xlink:title="Normal.dotm" xlink:href=""/>
  </office:meta>
</office:document-meta>
</file>